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0.586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4.697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1.903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2.65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58cm"/>
    </style:style>
    <style:style style:name="ro4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3" style:family="table-cell" style:parent-style-name="Default">
      <style:table-cell-properties fo:padding="0.071cm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5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69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69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16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166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padding="0.071cm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1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Лист1" table:style-name="ta4">
        <office:forms form:automatic-focus="false" form:apply-design-mode="false"/>
        <table:table-column table:style-name="co14" table:default-cell-style-name="ce3"/>
        <table:table-column table:style-name="co15" table:default-cell-style-name="ce11"/>
        <table:table-column table:style-name="co16" table:default-cell-style-name="ce14"/>
        <table:table-column table:style-name="co15" table:default-cell-style-name="ce16"/>
        <table:table-column table:style-name="co15" table:number-columns-repeated="5" table:default-cell-style-name="ce14"/>
        <table:table-column table:style-name="co17" table:default-cell-style-name="ce14"/>
        <table:table-column table:style-name="co15" table:number-columns-repeated="3" table:default-cell-style-name="ce14"/>
        <table:table-column table:style-name="co17" table:default-cell-style-name="ce14"/>
        <table:table-column table:style-name="co15" table:number-columns-repeated="3" table:default-cell-style-name="ce14"/>
        <table:table-column table:style-name="co17" table:default-cell-style-name="ce14"/>
        <table:table-column table:style-name="co15" table:default-cell-style-name="ce14"/>
        <table:table-column table:style-name="co18" table:default-cell-style-name="ce14"/>
        <table:table-column table:style-name="co15" table:number-columns-repeated="115" table:default-cell-style-name="ce14"/>
        <table:table-column table:style-name="co15" table:number-columns-repeated="16127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31" office:value-type="string" calcext:value-type="string">
            <text:p>Date</text:p>
          </table:table-cell>
          <table:table-cell table:style-name="ce34" office:value-type="string" calcext:value-type="string">
            <text:p>Region</text:p>
          </table:table-cell>
          <table:table-cell table:style-name="ce28" office:value-type="string" calcext:value-type="string">
            <text:p>Place</text:p>
          </table:table-cell>
          <table:table-cell table:style-name="ce34" office:value-type="string" calcext:value-type="string">
            <text:p>N_eggs</text:p>
          </table:table-cell>
          <table:table-cell table:style-name="ce40" office:value-type="string" calcext:value-type="string">
            <text:p>Ed</text:p>
          </table:table-cell>
          <table:table-cell table:style-name="ce42" office:value-type="string" calcext:value-type="string">
            <text:p>A1</text:p>
          </table:table-cell>
          <table:table-cell table:style-name="ce42" office:value-type="string" calcext:value-type="string">
            <text:p>D1</text:p>
          </table:table-cell>
          <table:table-cell table:style-name="ce42" office:value-type="string" calcext:value-type="string">
            <text:p>TA1</text:p>
          </table:table-cell>
          <table:table-cell table:style-name="ce42" office:value-type="string" calcext:value-type="string">
            <text:p>TD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TA2</text:p>
          </table:table-cell>
          <table:table-cell table:style-name="ce44" office:value-type="string" calcext:value-type="string">
            <text:p>TD2</text:p>
          </table:table-cell>
          <table:table-cell table:style-name="ce42" office:value-type="string" calcext:value-type="string">
            <text:p>A3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TA3</text:p>
          </table:table-cell>
          <table:table-cell table:style-name="ce42" office:value-type="string" calcext:value-type="string">
            <text:p>TD3</text:p>
          </table:table-cell>
          <table:table-cell table:style-name="ce45" office:value-type="string" calcext:value-type="string">
            <text:p>incubation_period</text:p>
          </table:table-cell>
          <table:table-cell table:style-name="ce45" office:value-type="string" calcext:value-type="string">
            <text:p>Q</text:p>
          </table:table-cell>
          <table:table-cell table:style-name="ce25" table:number-columns-repeated="20"/>
          <table:table-cell table:style-name="ce26" table:number-columns-repeated="9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053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]=&quot;взв&quot;;11;[.G2]=&quot;накл&quot;;24;[.G2]=&quot;прокл&quot;;25;[.G2]=&quot;пт&quot;;26;[.G2]=90;10;[.G2]=85;10;[.G2]=80;9;[.G2]=75;8;[.G2]=70;8;[.G2]=65;7;[.G2]=60;7;[.G2]=55;6;[.G2]=50;6;[.G2]=45;6;[.G2]=40;5;[.G2]=35;4;[.G2]=30;4;[.G2]=25;3;[.G2]=20;2;[.G2]=15;1;[.G2]=10;1;[.G2]=0;0)" office:value-type="float" office:value="8" calcext:value-type="float">
            <text:p>8</text:p>
          </table:table-cell>
          <table:table-cell table:formula="of:=IF([.H2]&lt;=1;0;IF([.H2]&lt;=10;11;IF([.H2]&lt;=14;12;IF([.H2]&lt;=17;13;IF([.H2]&lt;=20;14;IF([.H2]&lt;=22;15;IF([.H2]&lt;=25;16;IF([.H2]&lt;=27;17;IF([.H2]&lt;=29;18;IF([.H2]&lt;=32;19;IF([.H2]&lt;=34;20;IF([.H2]&lt;=36;21;IF([.H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]=&quot;взв&quot;;11;[.K2]=&quot;накл&quot;;24;[.K2]=&quot;прокл&quot;;25;[.K2]=&quot;пт&quot;;26;[.K2]=90;10;[.K2]=85;10;[.K2]=80;9;[.K2]=75;8;[.K2]=70;8;[.K2]=65;7;[.K2]=60;7;[.K2]=55;6;[.K2]=50;6;[.K2]=45;6;[.K2]=40;5;[.K2]=35;4;[.K2]=30;4;[.K2]=25;3;[.K2]=20;2;[.K2]=15;1;[.K2]=10;1;[.K2]=0;0)" office:value-type="float" office:value="10" calcext:value-type="float">
            <text:p>10</text:p>
          </table:table-cell>
          <table:table-cell table:formula="of:=IF([.L2]&lt;=1;0;IF([.L2]&lt;=10;11;IF([.L2]&lt;=14;12;IF([.L2]&lt;=17;13;IF([.L2]&lt;=20;14;IF([.L2]&lt;=22;15;IF([.L2]&lt;=25;16;IF([.L2]&lt;=27;17;IF([.L2]&lt;=29;18;IF([.L2]&lt;=32;19;IF([.L2]&lt;=34;20;IF([.L2]&lt;=36;21;IF([.L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]=&quot;взв&quot;;11;[.O2]=&quot;накл&quot;;24;[.O2]=&quot;прокл&quot;;25;[.O2]=&quot;пт&quot;;26;[.O2]=90;10;[.O2]=85;10;[.O2]=80;9;[.O2]=75;8;[.O2]=70;8;[.O2]=65;7;[.O2]=60;7;[.O2]=55;6;[.O2]=50;6;[.O2]=45;6;[.O2]=40;5;[.O2]=35;4;[.O2]=30;4;[.O2]=25;3;[.O2]=20;2;[.O2]=15;1;[.O2]=10;1;[.O2]=0;0)" office:value-type="float" office:value="10" calcext:value-type="float">
            <text:p>10</text:p>
          </table:table-cell>
          <table:table-cell table:formula="of:=IF([.P2]&lt;=1;0;IF([.P2]&lt;=10;11;IF([.P2]&lt;=14;12;IF([.P2]&lt;=17;13;IF([.P2]&lt;=20;14;IF([.P2]&lt;=22;15;IF([.P2]&lt;=25;16;IF([.P2]&lt;=27;17;IF([.P2]&lt;=29;18;IF([.P2]&lt;=32;19;IF([.P2]&lt;=34;20;IF([.P2]&lt;=36;21;IF([.P2]&lt;=40;22;24)))))))))))))" office:value-type="float" office:value="0" calcext:value-type="float">
            <text:p>0</text:p>
          </table:table-cell>
          <table:table-cell table:formula="of:=ROUND(([.Q2]+[.R2]+[.I2]+[.J2]+[.M2]+[.N2])/3;0)" office:value-type="float" office:value="9" calcext:value-type="float">
            <text:p>9</text:p>
          </table:table-cell>
          <table:table-cell table:style-name="ce70" table:formula="of:=[.F2]*LOG10([.S2]+2)" office:value-type="float" office:value="0" calcext:value-type="float">
            <text:p>0,00</text:p>
          </table:table-cell>
          <table:table-cell table:style-name="ce25" table:number-columns-repeated="20"/>
          <table:table-cell table:style-name="ce26" table:number-columns-repeated="9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058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]=&quot;взв&quot;;11;[.G3]=&quot;накл&quot;;24;[.G3]=&quot;прокл&quot;;25;[.G3]=&quot;пт&quot;;26;[.G3]=90;10;[.G3]=85;10;[.G3]=80;9;[.G3]=75;8;[.G3]=70;8;[.G3]=65;7;[.G3]=60;7;[.G3]=55;6;[.G3]=50;6;[.G3]=45;6;[.G3]=40;5;[.G3]=35;4;[.G3]=30;4;[.G3]=25;3;[.G3]=20;2;[.G3]=15;1;[.G3]=10;1;[.G3]=0;0)" office:value-type="float" office:value="10" calcext:value-type="float">
            <text:p>10</text:p>
          </table:table-cell>
          <table:table-cell table:formula="of:=IF([.H3]&lt;=1;0;IF([.H3]&lt;=10;11;IF([.H3]&lt;=14;12;IF([.H3]&lt;=17;13;IF([.H3]&lt;=20;14;IF([.H3]&lt;=22;15;IF([.H3]&lt;=25;16;IF([.H3]&lt;=27;17;IF([.H3]&lt;=29;18;IF([.H3]&lt;=32;19;IF([.H3]&lt;=34;20;IF([.H3]&lt;=36;21;IF([.H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]=&quot;взв&quot;;11;[.K3]=&quot;накл&quot;;24;[.K3]=&quot;прокл&quot;;25;[.K3]=&quot;пт&quot;;26;[.K3]=90;10;[.K3]=85;10;[.K3]=80;9;[.K3]=75;8;[.K3]=70;8;[.K3]=65;7;[.K3]=60;7;[.K3]=55;6;[.K3]=50;6;[.K3]=45;6;[.K3]=40;5;[.K3]=35;4;[.K3]=30;4;[.K3]=25;3;[.K3]=20;2;[.K3]=15;1;[.K3]=10;1;[.K3]=0;0)" office:value-type="float" office:value="8" calcext:value-type="float">
            <text:p>8</text:p>
          </table:table-cell>
          <table:table-cell table:formula="of:=IF([.L3]&lt;=1;0;IF([.L3]&lt;=10;11;IF([.L3]&lt;=14;12;IF([.L3]&lt;=17;13;IF([.L3]&lt;=20;14;IF([.L3]&lt;=22;15;IF([.L3]&lt;=25;16;IF([.L3]&lt;=27;17;IF([.L3]&lt;=29;18;IF([.L3]&lt;=32;19;IF([.L3]&lt;=34;20;IF([.L3]&lt;=36;21;IF([.L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]=&quot;взв&quot;;11;[.O3]=&quot;накл&quot;;24;[.O3]=&quot;прокл&quot;;25;[.O3]=&quot;пт&quot;;26;[.O3]=90;10;[.O3]=85;10;[.O3]=80;9;[.O3]=75;8;[.O3]=70;8;[.O3]=65;7;[.O3]=60;7;[.O3]=55;6;[.O3]=50;6;[.O3]=45;6;[.O3]=40;5;[.O3]=35;4;[.O3]=30;4;[.O3]=25;3;[.O3]=20;2;[.O3]=15;1;[.O3]=10;1;[.O3]=0;0)" office:value-type="float" office:value="10" calcext:value-type="float">
            <text:p>10</text:p>
          </table:table-cell>
          <table:table-cell table:formula="of:=IF([.P3]&lt;=1;0;IF([.P3]&lt;=10;11;IF([.P3]&lt;=14;12;IF([.P3]&lt;=17;13;IF([.P3]&lt;=20;14;IF([.P3]&lt;=22;15;IF([.P3]&lt;=25;16;IF([.P3]&lt;=27;17;IF([.P3]&lt;=29;18;IF([.P3]&lt;=32;19;IF([.P3]&lt;=34;20;IF([.P3]&lt;=36;21;IF([.P3]&lt;=40;22;24)))))))))))))" office:value-type="float" office:value="0" calcext:value-type="float">
            <text:p>0</text:p>
          </table:table-cell>
          <table:table-cell table:formula="of:=ROUND(([.Q3]+[.R3]+[.I3]+[.J3]+[.M3]+[.N3])/3;0)" office:value-type="float" office:value="9" calcext:value-type="float">
            <text:p>9</text:p>
          </table:table-cell>
          <table:table-cell table:style-name="ce70" table:formula="of:=[.F3]*LOG10([.S3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9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]=&quot;взв&quot;;11;[.G4]=&quot;накл&quot;;24;[.G4]=&quot;прокл&quot;;25;[.G4]=&quot;пт&quot;;26;[.G4]=90;10;[.G4]=85;10;[.G4]=80;9;[.G4]=75;8;[.G4]=70;8;[.G4]=65;7;[.G4]=60;7;[.G4]=55;6;[.G4]=50;6;[.G4]=45;6;[.G4]=40;5;[.G4]=35;4;[.G4]=30;4;[.G4]=25;3;[.G4]=20;2;[.G4]=15;1;[.G4]=10;1;[.G4]=0;0)" office:value-type="float" office:value="0" calcext:value-type="float">
            <text:p>0</text:p>
          </table:table-cell>
          <table:table-cell table:formula="of:=IF([.H4]&lt;=1;0;IF([.H4]&lt;=10;11;IF([.H4]&lt;=14;12;IF([.H4]&lt;=17;13;IF([.H4]&lt;=20;14;IF([.H4]&lt;=22;15;IF([.H4]&lt;=25;16;IF([.H4]&lt;=27;17;IF([.H4]&lt;=29;18;IF([.H4]&lt;=32;19;IF([.H4]&lt;=34;20;IF([.H4]&lt;=36;21;IF([.H4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4]=&quot;взв&quot;;11;[.K4]=&quot;накл&quot;;24;[.K4]=&quot;прокл&quot;;25;[.K4]=&quot;пт&quot;;26;[.K4]=90;10;[.K4]=85;10;[.K4]=80;9;[.K4]=75;8;[.K4]=70;8;[.K4]=65;7;[.K4]=60;7;[.K4]=55;6;[.K4]=50;6;[.K4]=45;6;[.K4]=40;5;[.K4]=35;4;[.K4]=30;4;[.K4]=25;3;[.K4]=20;2;[.K4]=15;1;[.K4]=10;1;[.K4]=0;0)" office:value-type="float" office:value="0" calcext:value-type="float">
            <text:p>0</text:p>
          </table:table-cell>
          <table:table-cell table:formula="of:=IF([.L4]&lt;=1;0;IF([.L4]&lt;=10;11;IF([.L4]&lt;=14;12;IF([.L4]&lt;=17;13;IF([.L4]&lt;=20;14;IF([.L4]&lt;=22;15;IF([.L4]&lt;=25;16;IF([.L4]&lt;=27;17;IF([.L4]&lt;=29;18;IF([.L4]&lt;=32;19;IF([.L4]&lt;=34;20;IF([.L4]&lt;=36;21;IF([.L4]&lt;=40;22;24)))))))))))))" office:value-type="float" office:value="21" calcext:value-type="float">
            <text:p>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4]=&quot;взв&quot;;11;[.O4]=&quot;накл&quot;;24;[.O4]=&quot;прокл&quot;;25;[.O4]=&quot;пт&quot;;26;[.O4]=90;10;[.O4]=85;10;[.O4]=80;9;[.O4]=75;8;[.O4]=70;8;[.O4]=65;7;[.O4]=60;7;[.O4]=55;6;[.O4]=50;6;[.O4]=45;6;[.O4]=40;5;[.O4]=35;4;[.O4]=30;4;[.O4]=25;3;[.O4]=20;2;[.O4]=15;1;[.O4]=10;1;[.O4]=0;0)" office:value-type="float" office:value="0" calcext:value-type="float">
            <text:p>0</text:p>
          </table:table-cell>
          <table:table-cell table:formula="of:=IF([.P4]&lt;=1;0;IF([.P4]&lt;=10;11;IF([.P4]&lt;=14;12;IF([.P4]&lt;=17;13;IF([.P4]&lt;=20;14;IF([.P4]&lt;=22;15;IF([.P4]&lt;=25;16;IF([.P4]&lt;=27;17;IF([.P4]&lt;=29;18;IF([.P4]&lt;=32;19;IF([.P4]&lt;=34;20;IF([.P4]&lt;=36;21;IF([.P4]&lt;=40;22;24)))))))))))))" office:value-type="float" office:value="24" calcext:value-type="float">
            <text:p>24</text:p>
          </table:table-cell>
          <table:table-cell table:formula="of:=ROUND(([.Q4]+[.R4]+[.I4]+[.J4]+[.M4]+[.N4])/3;0)" office:value-type="float" office:value="22" calcext:value-type="float">
            <text:p>22</text:p>
          </table:table-cell>
          <table:table-cell table:style-name="ce70" table:formula="of:=[.F4]*LOG10([.S4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1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5]=&quot;взв&quot;;11;[.G5]=&quot;накл&quot;;24;[.G5]=&quot;прокл&quot;;25;[.G5]=&quot;пт&quot;;26;[.G5]=90;10;[.G5]=85;10;[.G5]=80;9;[.G5]=75;8;[.G5]=70;8;[.G5]=65;7;[.G5]=60;7;[.G5]=55;6;[.G5]=50;6;[.G5]=45;6;[.G5]=40;5;[.G5]=35;4;[.G5]=30;4;[.G5]=25;3;[.G5]=20;2;[.G5]=15;1;[.G5]=10;1;[.G5]=0;0)" office:value-type="float" office:value="0" calcext:value-type="float">
            <text:p>0</text:p>
          </table:table-cell>
          <table:table-cell table:formula="of:=IF([.H5]&lt;=1;0;IF([.H5]&lt;=10;11;IF([.H5]&lt;=14;12;IF([.H5]&lt;=17;13;IF([.H5]&lt;=20;14;IF([.H5]&lt;=22;15;IF([.H5]&lt;=25;16;IF([.H5]&lt;=27;17;IF([.H5]&lt;=29;18;IF([.H5]&lt;=32;19;IF([.H5]&lt;=34;20;IF([.H5]&lt;=36;21;IF([.H5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]=&quot;взв&quot;;11;[.K5]=&quot;накл&quot;;24;[.K5]=&quot;прокл&quot;;25;[.K5]=&quot;пт&quot;;26;[.K5]=90;10;[.K5]=85;10;[.K5]=80;9;[.K5]=75;8;[.K5]=70;8;[.K5]=65;7;[.K5]=60;7;[.K5]=55;6;[.K5]=50;6;[.K5]=45;6;[.K5]=40;5;[.K5]=35;4;[.K5]=30;4;[.K5]=25;3;[.K5]=20;2;[.K5]=15;1;[.K5]=10;1;[.K5]=0;0)" office:value-type="float" office:value="0" calcext:value-type="float">
            <text:p>0</text:p>
          </table:table-cell>
          <table:table-cell table:formula="of:=IF([.L5]&lt;=1;0;IF([.L5]&lt;=10;11;IF([.L5]&lt;=14;12;IF([.L5]&lt;=17;13;IF([.L5]&lt;=20;14;IF([.L5]&lt;=22;15;IF([.L5]&lt;=25;16;IF([.L5]&lt;=27;17;IF([.L5]&lt;=29;18;IF([.L5]&lt;=32;19;IF([.L5]&lt;=34;20;IF([.L5]&lt;=36;21;IF([.L5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5]=&quot;взв&quot;;11;[.O5]=&quot;накл&quot;;24;[.O5]=&quot;прокл&quot;;25;[.O5]=&quot;пт&quot;;26;[.O5]=90;10;[.O5]=85;10;[.O5]=80;9;[.O5]=75;8;[.O5]=70;8;[.O5]=65;7;[.O5]=60;7;[.O5]=55;6;[.O5]=50;6;[.O5]=45;6;[.O5]=40;5;[.O5]=35;4;[.O5]=30;4;[.O5]=25;3;[.O5]=20;2;[.O5]=15;1;[.O5]=10;1;[.O5]=0;0)" office:value-type="float" office:value="0" calcext:value-type="float">
            <text:p>0</text:p>
          </table:table-cell>
          <table:table-cell table:formula="of:=IF([.P5]&lt;=1;0;IF([.P5]&lt;=10;11;IF([.P5]&lt;=14;12;IF([.P5]&lt;=17;13;IF([.P5]&lt;=20;14;IF([.P5]&lt;=22;15;IF([.P5]&lt;=25;16;IF([.P5]&lt;=27;17;IF([.P5]&lt;=29;18;IF([.P5]&lt;=32;19;IF([.P5]&lt;=34;20;IF([.P5]&lt;=36;21;IF([.P5]&lt;=40;22;24)))))))))))))" office:value-type="float" office:value="0" calcext:value-type="float">
            <text:p>0</text:p>
          </table:table-cell>
          <table:table-cell table:formula="of:=ROUND(([.Q5]+[.R5]+[.I5]+[.J5]+[.M5]+[.N5])/2;0)" office:value-type="float" office:value="23" calcext:value-type="float">
            <text:p>23</text:p>
          </table:table-cell>
          <table:table-cell table:style-name="ce70" table:formula="of:=[.F5]*LOG10([.S5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1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6]=&quot;взв&quot;;11;[.G6]=&quot;накл&quot;;24;[.G6]=&quot;прокл&quot;;25;[.G6]=&quot;пт&quot;;26;[.G6]=90;10;[.G6]=85;10;[.G6]=80;9;[.G6]=75;8;[.G6]=70;8;[.G6]=65;7;[.G6]=60;7;[.G6]=55;6;[.G6]=50;6;[.G6]=45;6;[.G6]=40;5;[.G6]=35;4;[.G6]=30;4;[.G6]=25;3;[.G6]=20;2;[.G6]=15;1;[.G6]=10;1;[.G6]=0;0)" office:value-type="float" office:value="0" calcext:value-type="float">
            <text:p>0</text:p>
          </table:table-cell>
          <table:table-cell table:formula="of:=IF([.H6]&lt;=1;0;IF([.H6]&lt;=10;11;IF([.H6]&lt;=14;12;IF([.H6]&lt;=17;13;IF([.H6]&lt;=20;14;IF([.H6]&lt;=22;15;IF([.H6]&lt;=25;16;IF([.H6]&lt;=27;17;IF([.H6]&lt;=29;18;IF([.H6]&lt;=32;19;IF([.H6]&lt;=34;20;IF([.H6]&lt;=36;21;IF([.H6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6]=&quot;взв&quot;;11;[.K6]=&quot;накл&quot;;24;[.K6]=&quot;прокл&quot;;25;[.K6]=&quot;пт&quot;;26;[.K6]=90;10;[.K6]=85;10;[.K6]=80;9;[.K6]=75;8;[.K6]=70;8;[.K6]=65;7;[.K6]=60;7;[.K6]=55;6;[.K6]=50;6;[.K6]=45;6;[.K6]=40;5;[.K6]=35;4;[.K6]=30;4;[.K6]=25;3;[.K6]=20;2;[.K6]=15;1;[.K6]=10;1;[.K6]=0;0)" office:value-type="float" office:value="0" calcext:value-type="float">
            <text:p>0</text:p>
          </table:table-cell>
          <table:table-cell table:formula="of:=IF([.L6]&lt;=1;0;IF([.L6]&lt;=10;11;IF([.L6]&lt;=14;12;IF([.L6]&lt;=17;13;IF([.L6]&lt;=20;14;IF([.L6]&lt;=22;15;IF([.L6]&lt;=25;16;IF([.L6]&lt;=27;17;IF([.L6]&lt;=29;18;IF([.L6]&lt;=32;19;IF([.L6]&lt;=34;20;IF([.L6]&lt;=36;21;IF([.L6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6]=&quot;взв&quot;;11;[.O6]=&quot;накл&quot;;24;[.O6]=&quot;прокл&quot;;25;[.O6]=&quot;пт&quot;;26;[.O6]=90;10;[.O6]=85;10;[.O6]=80;9;[.O6]=75;8;[.O6]=70;8;[.O6]=65;7;[.O6]=60;7;[.O6]=55;6;[.O6]=50;6;[.O6]=45;6;[.O6]=40;5;[.O6]=35;4;[.O6]=30;4;[.O6]=25;3;[.O6]=20;2;[.O6]=15;1;[.O6]=10;1;[.O6]=0;0)" office:value-type="float" office:value="0" calcext:value-type="float">
            <text:p>0</text:p>
          </table:table-cell>
          <table:table-cell table:formula="of:=IF([.P6]&lt;=1;0;IF([.P6]&lt;=10;11;IF([.P6]&lt;=14;12;IF([.P6]&lt;=17;13;IF([.P6]&lt;=20;14;IF([.P6]&lt;=22;15;IF([.P6]&lt;=25;16;IF([.P6]&lt;=27;17;IF([.P6]&lt;=29;18;IF([.P6]&lt;=32;19;IF([.P6]&lt;=34;20;IF([.P6]&lt;=36;21;IF([.P6]&lt;=40;22;24)))))))))))))" office:value-type="float" office:value="18" calcext:value-type="float">
            <text:p>18</text:p>
          </table:table-cell>
          <table:table-cell table:formula="of:=ROUND(([.Q6]+[.R6]+[.I6]+[.J6]+[.M6]+[.N6])/3;0)" office:value-type="float" office:value="18" calcext:value-type="float">
            <text:p>18</text:p>
          </table:table-cell>
          <table:table-cell table:style-name="ce70" table:formula="of:=[.F6]*LOG10([.S6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7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]=&quot;взв&quot;;11;[.G7]=&quot;накл&quot;;24;[.G7]=&quot;прокл&quot;;25;[.G7]=&quot;пт&quot;;26;[.G7]=90;10;[.G7]=85;10;[.G7]=80;9;[.G7]=75;8;[.G7]=70;8;[.G7]=65;7;[.G7]=60;7;[.G7]=55;6;[.G7]=50;6;[.G7]=45;6;[.G7]=40;5;[.G7]=35;4;[.G7]=30;4;[.G7]=25;3;[.G7]=20;2;[.G7]=15;1;[.G7]=10;1;[.G7]=0;0)" office:value-type="float" office:value="10" calcext:value-type="float">
            <text:p>10</text:p>
          </table:table-cell>
          <table:table-cell table:formula="of:=IF([.H7]&lt;=1;0;IF([.H7]&lt;=10;11;IF([.H7]&lt;=14;12;IF([.H7]&lt;=17;13;IF([.H7]&lt;=20;14;IF([.H7]&lt;=22;15;IF([.H7]&lt;=25;16;IF([.H7]&lt;=27;17;IF([.H7]&lt;=29;18;IF([.H7]&lt;=32;19;IF([.H7]&lt;=34;20;IF([.H7]&lt;=36;21;IF([.H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7]=&quot;взв&quot;;11;[.K7]=&quot;накл&quot;;24;[.K7]=&quot;прокл&quot;;25;[.K7]=&quot;пт&quot;;26;[.K7]=90;10;[.K7]=85;10;[.K7]=80;9;[.K7]=75;8;[.K7]=70;8;[.K7]=65;7;[.K7]=60;7;[.K7]=55;6;[.K7]=50;6;[.K7]=45;6;[.K7]=40;5;[.K7]=35;4;[.K7]=30;4;[.K7]=25;3;[.K7]=20;2;[.K7]=15;1;[.K7]=10;1;[.K7]=0;0)" office:value-type="float" office:value="8" calcext:value-type="float">
            <text:p>8</text:p>
          </table:table-cell>
          <table:table-cell table:formula="of:=IF([.L7]&lt;=1;0;IF([.L7]&lt;=10;11;IF([.L7]&lt;=14;12;IF([.L7]&lt;=17;13;IF([.L7]&lt;=20;14;IF([.L7]&lt;=22;15;IF([.L7]&lt;=25;16;IF([.L7]&lt;=27;17;IF([.L7]&lt;=29;18;IF([.L7]&lt;=32;19;IF([.L7]&lt;=34;20;IF([.L7]&lt;=36;21;IF([.L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]=&quot;взв&quot;;11;[.O7]=&quot;накл&quot;;24;[.O7]=&quot;прокл&quot;;25;[.O7]=&quot;пт&quot;;26;[.O7]=90;10;[.O7]=85;10;[.O7]=80;9;[.O7]=75;8;[.O7]=70;8;[.O7]=65;7;[.O7]=60;7;[.O7]=55;6;[.O7]=50;6;[.O7]=45;6;[.O7]=40;5;[.O7]=35;4;[.O7]=30;4;[.O7]=25;3;[.O7]=20;2;[.O7]=15;1;[.O7]=10;1;[.O7]=0;0)" office:value-type="float" office:value="10" calcext:value-type="float">
            <text:p>10</text:p>
          </table:table-cell>
          <table:table-cell table:formula="of:=IF([.P7]&lt;=1;0;IF([.P7]&lt;=10;11;IF([.P7]&lt;=14;12;IF([.P7]&lt;=17;13;IF([.P7]&lt;=20;14;IF([.P7]&lt;=22;15;IF([.P7]&lt;=25;16;IF([.P7]&lt;=27;17;IF([.P7]&lt;=29;18;IF([.P7]&lt;=32;19;IF([.P7]&lt;=34;20;IF([.P7]&lt;=36;21;IF([.P7]&lt;=40;22;24)))))))))))))" office:value-type="float" office:value="0" calcext:value-type="float">
            <text:p>0</text:p>
          </table:table-cell>
          <table:table-cell table:formula="of:=ROUND(([.Q7]+[.R7]+[.I7]+[.J7]+[.M7]+[.N7])/3;0)" office:value-type="float" office:value="9" calcext:value-type="float">
            <text:p>9</text:p>
          </table:table-cell>
          <table:table-cell table:style-name="ce70" table:formula="of:=[.F7]*LOG10([.S7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9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8]=&quot;взв&quot;;11;[.G8]=&quot;накл&quot;;24;[.G8]=&quot;прокл&quot;;25;[.G8]=&quot;пт&quot;;26;[.G8]=90;10;[.G8]=85;10;[.G8]=80;9;[.G8]=75;8;[.G8]=70;8;[.G8]=65;7;[.G8]=60;7;[.G8]=55;6;[.G8]=50;6;[.G8]=45;6;[.G8]=40;5;[.G8]=35;4;[.G8]=30;4;[.G8]=25;3;[.G8]=20;2;[.G8]=15;1;[.G8]=10;1;[.G8]=0;0)" office:value-type="float" office:value="0" calcext:value-type="float">
            <text:p>0</text:p>
          </table:table-cell>
          <table:table-cell table:formula="of:=IF([.H8]&lt;=1;0;IF([.H8]&lt;=10;11;IF([.H8]&lt;=14;12;IF([.H8]&lt;=17;13;IF([.H8]&lt;=20;14;IF([.H8]&lt;=22;15;IF([.H8]&lt;=25;16;IF([.H8]&lt;=27;17;IF([.H8]&lt;=29;18;IF([.H8]&lt;=32;19;IF([.H8]&lt;=34;20;IF([.H8]&lt;=36;21;IF([.H8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8]=&quot;взв&quot;;11;[.K8]=&quot;накл&quot;;24;[.K8]=&quot;прокл&quot;;25;[.K8]=&quot;пт&quot;;26;[.K8]=90;10;[.K8]=85;10;[.K8]=80;9;[.K8]=75;8;[.K8]=70;8;[.K8]=65;7;[.K8]=60;7;[.K8]=55;6;[.K8]=50;6;[.K8]=45;6;[.K8]=40;5;[.K8]=35;4;[.K8]=30;4;[.K8]=25;3;[.K8]=20;2;[.K8]=15;1;[.K8]=10;1;[.K8]=0;0)" office:value-type="float" office:value="0" calcext:value-type="float">
            <text:p>0</text:p>
          </table:table-cell>
          <table:table-cell table:formula="of:=IF([.L8]&lt;=1;0;IF([.L8]&lt;=10;11;IF([.L8]&lt;=14;12;IF([.L8]&lt;=17;13;IF([.L8]&lt;=20;14;IF([.L8]&lt;=22;15;IF([.L8]&lt;=25;16;IF([.L8]&lt;=27;17;IF([.L8]&lt;=29;18;IF([.L8]&lt;=32;19;IF([.L8]&lt;=34;20;IF([.L8]&lt;=36;21;IF([.L8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8]=&quot;взв&quot;;11;[.O8]=&quot;накл&quot;;24;[.O8]=&quot;прокл&quot;;25;[.O8]=&quot;пт&quot;;26;[.O8]=90;10;[.O8]=85;10;[.O8]=80;9;[.O8]=75;8;[.O8]=70;8;[.O8]=65;7;[.O8]=60;7;[.O8]=55;6;[.O8]=50;6;[.O8]=45;6;[.O8]=40;5;[.O8]=35;4;[.O8]=30;4;[.O8]=25;3;[.O8]=20;2;[.O8]=15;1;[.O8]=10;1;[.O8]=0;0)" office:value-type="float" office:value="0" calcext:value-type="float">
            <text:p>0</text:p>
          </table:table-cell>
          <table:table-cell table:formula="of:=IF([.P8]&lt;=1;0;IF([.P8]&lt;=10;11;IF([.P8]&lt;=14;12;IF([.P8]&lt;=17;13;IF([.P8]&lt;=20;14;IF([.P8]&lt;=22;15;IF([.P8]&lt;=25;16;IF([.P8]&lt;=27;17;IF([.P8]&lt;=29;18;IF([.P8]&lt;=32;19;IF([.P8]&lt;=34;20;IF([.P8]&lt;=36;21;IF([.P8]&lt;=40;22;24)))))))))))))" office:value-type="float" office:value="21" calcext:value-type="float">
            <text:p>21</text:p>
          </table:table-cell>
          <table:table-cell table:formula="of:=ROUND(([.Q8]+[.R8]+[.I8]+[.J8]+[.M8]+[.N8])/3;0)" office:value-type="float" office:value="21" calcext:value-type="float">
            <text:p>21</text:p>
          </table:table-cell>
          <table:table-cell table:style-name="ce70" table:formula="of:=[.F8]*LOG10([.S8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44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9]=&quot;взв&quot;;11;[.G9]=&quot;накл&quot;;24;[.G9]=&quot;прокл&quot;;25;[.G9]=&quot;пт&quot;;26;[.G9]=90;10;[.G9]=85;10;[.G9]=80;9;[.G9]=75;8;[.G9]=70;8;[.G9]=65;7;[.G9]=60;7;[.G9]=55;6;[.G9]=50;6;[.G9]=45;6;[.G9]=40;5;[.G9]=35;4;[.G9]=30;4;[.G9]=25;3;[.G9]=20;2;[.G9]=15;1;[.G9]=10;1;[.G9]=0;0)" office:value-type="float" office:value="0" calcext:value-type="float">
            <text:p>0</text:p>
          </table:table-cell>
          <table:table-cell table:formula="of:=IF([.H9]&lt;=1;0;IF([.H9]&lt;=10;11;IF([.H9]&lt;=14;12;IF([.H9]&lt;=17;13;IF([.H9]&lt;=20;14;IF([.H9]&lt;=22;15;IF([.H9]&lt;=25;16;IF([.H9]&lt;=27;17;IF([.H9]&lt;=29;18;IF([.H9]&lt;=32;19;IF([.H9]&lt;=34;20;IF([.H9]&lt;=36;21;IF([.H9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9]=&quot;взв&quot;;11;[.K9]=&quot;накл&quot;;24;[.K9]=&quot;прокл&quot;;25;[.K9]=&quot;пт&quot;;26;[.K9]=90;10;[.K9]=85;10;[.K9]=80;9;[.K9]=75;8;[.K9]=70;8;[.K9]=65;7;[.K9]=60;7;[.K9]=55;6;[.K9]=50;6;[.K9]=45;6;[.K9]=40;5;[.K9]=35;4;[.K9]=30;4;[.K9]=25;3;[.K9]=20;2;[.K9]=15;1;[.K9]=10;1;[.K9]=0;0)" office:value-type="float" office:value="0" calcext:value-type="float">
            <text:p>0</text:p>
          </table:table-cell>
          <table:table-cell table:formula="of:=IF([.L9]&lt;=1;0;IF([.L9]&lt;=10;11;IF([.L9]&lt;=14;12;IF([.L9]&lt;=17;13;IF([.L9]&lt;=20;14;IF([.L9]&lt;=22;15;IF([.L9]&lt;=25;16;IF([.L9]&lt;=27;17;IF([.L9]&lt;=29;18;IF([.L9]&lt;=32;19;IF([.L9]&lt;=34;20;IF([.L9]&lt;=36;21;IF([.L9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9]=&quot;взв&quot;;11;[.O9]=&quot;накл&quot;;24;[.O9]=&quot;прокл&quot;;25;[.O9]=&quot;пт&quot;;26;[.O9]=90;10;[.O9]=85;10;[.O9]=80;9;[.O9]=75;8;[.O9]=70;8;[.O9]=65;7;[.O9]=60;7;[.O9]=55;6;[.O9]=50;6;[.O9]=45;6;[.O9]=40;5;[.O9]=35;4;[.O9]=30;4;[.O9]=25;3;[.O9]=20;2;[.O9]=15;1;[.O9]=10;1;[.O9]=0;0)" office:value-type="float" office:value="0" calcext:value-type="float">
            <text:p>0</text:p>
          </table:table-cell>
          <table:table-cell table:formula="of:=IF([.P9]&lt;=1;0;IF([.P9]&lt;=10;11;IF([.P9]&lt;=14;12;IF([.P9]&lt;=17;13;IF([.P9]&lt;=20;14;IF([.P9]&lt;=22;15;IF([.P9]&lt;=25;16;IF([.P9]&lt;=27;17;IF([.P9]&lt;=29;18;IF([.P9]&lt;=32;19;IF([.P9]&lt;=34;20;IF([.P9]&lt;=36;21;IF([.P9]&lt;=40;22;24)))))))))))))" office:value-type="float" office:value="22" calcext:value-type="float">
            <text:p>22</text:p>
          </table:table-cell>
          <table:table-cell table:formula="of:=ROUND(([.Q9]+[.R9]+[.I9]+[.J9]+[.M9]+[.N9])/3;0)" office:value-type="float" office:value="23" calcext:value-type="float">
            <text:p>23</text:p>
          </table:table-cell>
          <table:table-cell table:style-name="ce70" table:formula="of:=[.F9]*LOG10([.S9]+2)" office:value-type="float" office:value="0.698970004336019" calcext:value-type="float">
            <text:p>0,7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60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0]=&quot;взв&quot;;11;[.G10]=&quot;накл&quot;;24;[.G10]=&quot;прокл&quot;;25;[.G10]=&quot;пт&quot;;26;[.G10]=90;10;[.G10]=85;10;[.G10]=80;9;[.G10]=75;8;[.G10]=70;8;[.G10]=65;7;[.G10]=60;7;[.G10]=55;6;[.G10]=50;6;[.G10]=45;6;[.G10]=40;5;[.G10]=35;4;[.G10]=30;4;[.G10]=25;3;[.G10]=20;2;[.G10]=15;1;[.G10]=10;1;[.G10]=0;0)" office:value-type="float" office:value="26" calcext:value-type="float">
            <text:p>26</text:p>
          </table:table-cell>
          <table:table-cell table:formula="of:=IF([.H10]&lt;=1;0;IF([.H10]&lt;=10;11;IF([.H10]&lt;=14;12;IF([.H10]&lt;=17;13;IF([.H10]&lt;=20;14;IF([.H10]&lt;=22;15;IF([.H10]&lt;=25;16;IF([.H10]&lt;=27;17;IF([.H10]&lt;=29;18;IF([.H10]&lt;=32;19;IF([.H10]&lt;=34;20;IF([.H10]&lt;=36;21;IF([.H1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0]=&quot;взв&quot;;11;[.K10]=&quot;накл&quot;;24;[.K10]=&quot;прокл&quot;;25;[.K10]=&quot;пт&quot;;26;[.K10]=90;10;[.K10]=85;10;[.K10]=80;9;[.K10]=75;8;[.K10]=70;8;[.K10]=65;7;[.K10]=60;7;[.K10]=55;6;[.K10]=50;6;[.K10]=45;6;[.K10]=40;5;[.K10]=35;4;[.K10]=30;4;[.K10]=25;3;[.K10]=20;2;[.K10]=15;1;[.K10]=10;1;[.K10]=0;0)" office:value-type="float" office:value="26" calcext:value-type="float">
            <text:p>26</text:p>
          </table:table-cell>
          <table:table-cell table:formula="of:=IF([.L10]&lt;=1;0;IF([.L10]&lt;=10;11;IF([.L10]&lt;=14;12;IF([.L10]&lt;=17;13;IF([.L10]&lt;=20;14;IF([.L10]&lt;=22;15;IF([.L10]&lt;=25;16;IF([.L10]&lt;=27;17;IF([.L10]&lt;=29;18;IF([.L10]&lt;=32;19;IF([.L10]&lt;=34;20;IF([.L10]&lt;=36;21;IF([.L1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0]=&quot;взв&quot;;11;[.O10]=&quot;накл&quot;;24;[.O10]=&quot;прокл&quot;;25;[.O10]=&quot;пт&quot;;26;[.O10]=90;10;[.O10]=85;10;[.O10]=80;9;[.O10]=75;8;[.O10]=70;8;[.O10]=65;7;[.O10]=60;7;[.O10]=55;6;[.O10]=50;6;[.O10]=45;6;[.O10]=40;5;[.O10]=35;4;[.O10]=30;4;[.O10]=25;3;[.O10]=20;2;[.O10]=15;1;[.O10]=10;1;[.O10]=0;0)" office:value-type="float" office:value="26" calcext:value-type="float">
            <text:p>26</text:p>
          </table:table-cell>
          <table:table-cell table:formula="of:=IF([.P10]&lt;=1;0;IF([.P10]&lt;=10;11;IF([.P10]&lt;=14;12;IF([.P10]&lt;=17;13;IF([.P10]&lt;=20;14;IF([.P10]&lt;=22;15;IF([.P10]&lt;=25;16;IF([.P10]&lt;=27;17;IF([.P10]&lt;=29;18;IF([.P10]&lt;=32;19;IF([.P10]&lt;=34;20;IF([.P10]&lt;=36;21;IF([.P10]&lt;=40;22;24)))))))))))))" office:value-type="float" office:value="0" calcext:value-type="float">
            <text:p>0</text:p>
          </table:table-cell>
          <table:table-cell table:formula="of:=ROUND(([.Q10]+[.R10]+[.I10]+[.J10]+[.M10]+[.N10])/3;0)" office:value-type="float" office:value="26" calcext:value-type="float">
            <text:p>26</text:p>
          </table:table-cell>
          <table:table-cell table:style-name="ce70" table:formula="of:=[.F10]*LOG10([.S10]+2)" office:value-type="float" office:value="0.72357901567111" calcext:value-type="float">
            <text:p>0,7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75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1]=&quot;взв&quot;;11;[.G11]=&quot;накл&quot;;24;[.G11]=&quot;прокл&quot;;25;[.G11]=&quot;пт&quot;;26;[.G11]=90;10;[.G11]=85;10;[.G11]=80;9;[.G11]=75;8;[.G11]=70;8;[.G11]=65;7;[.G11]=60;7;[.G11]=55;6;[.G11]=50;6;[.G11]=45;6;[.G11]=40;5;[.G11]=35;4;[.G11]=30;4;[.G11]=25;3;[.G11]=20;2;[.G11]=15;1;[.G11]=10;1;[.G11]=0;0)" office:value-type="float" office:value="0" calcext:value-type="float">
            <text:p>0</text:p>
          </table:table-cell>
          <table:table-cell table:formula="of:=IF([.H11]&lt;=1;0;IF([.H11]&lt;=10;11;IF([.H11]&lt;=14;12;IF([.H11]&lt;=17;13;IF([.H11]&lt;=20;14;IF([.H11]&lt;=22;15;IF([.H11]&lt;=25;16;IF([.H11]&lt;=27;17;IF([.H11]&lt;=29;18;IF([.H11]&lt;=32;19;IF([.H11]&lt;=34;20;IF([.H11]&lt;=36;21;IF([.H11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1]=&quot;взв&quot;;11;[.K11]=&quot;накл&quot;;24;[.K11]=&quot;прокл&quot;;25;[.K11]=&quot;пт&quot;;26;[.K11]=90;10;[.K11]=85;10;[.K11]=80;9;[.K11]=75;8;[.K11]=70;8;[.K11]=65;7;[.K11]=60;7;[.K11]=55;6;[.K11]=50;6;[.K11]=45;6;[.K11]=40;5;[.K11]=35;4;[.K11]=30;4;[.K11]=25;3;[.K11]=20;2;[.K11]=15;1;[.K11]=10;1;[.K11]=0;0)" office:value-type="float" office:value="0" calcext:value-type="float">
            <text:p>0</text:p>
          </table:table-cell>
          <table:table-cell table:formula="of:=IF([.L11]&lt;=1;0;IF([.L11]&lt;=10;11;IF([.L11]&lt;=14;12;IF([.L11]&lt;=17;13;IF([.L11]&lt;=20;14;IF([.L11]&lt;=22;15;IF([.L11]&lt;=25;16;IF([.L11]&lt;=27;17;IF([.L11]&lt;=29;18;IF([.L11]&lt;=32;19;IF([.L11]&lt;=34;20;IF([.L11]&lt;=36;21;IF([.L11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1]=&quot;взв&quot;;11;[.O11]=&quot;накл&quot;;24;[.O11]=&quot;прокл&quot;;25;[.O11]=&quot;пт&quot;;26;[.O11]=90;10;[.O11]=85;10;[.O11]=80;9;[.O11]=75;8;[.O11]=70;8;[.O11]=65;7;[.O11]=60;7;[.O11]=55;6;[.O11]=50;6;[.O11]=45;6;[.O11]=40;5;[.O11]=35;4;[.O11]=30;4;[.O11]=25;3;[.O11]=20;2;[.O11]=15;1;[.O11]=10;1;[.O11]=0;0)" office:value-type="float" office:value="0" calcext:value-type="float">
            <text:p>0</text:p>
          </table:table-cell>
          <table:table-cell table:formula="of:=IF([.P11]&lt;=1;0;IF([.P11]&lt;=10;11;IF([.P11]&lt;=14;12;IF([.P11]&lt;=17;13;IF([.P11]&lt;=20;14;IF([.P11]&lt;=22;15;IF([.P11]&lt;=25;16;IF([.P11]&lt;=27;17;IF([.P11]&lt;=29;18;IF([.P11]&lt;=32;19;IF([.P11]&lt;=34;20;IF([.P11]&lt;=36;21;IF([.P11]&lt;=40;22;24)))))))))))))" office:value-type="float" office:value="19" calcext:value-type="float">
            <text:p>19</text:p>
          </table:table-cell>
          <table:table-cell table:formula="of:=ROUND(([.Q11]+[.R11]+[.I11]+[.J11]+[.M11]+[.N11])/3;0)" office:value-type="float" office:value="20" calcext:value-type="float">
            <text:p>20</text:p>
          </table:table-cell>
          <table:table-cell table:style-name="ce70" table:formula="of:=[.F11]*LOG10([.S11]+2)" office:value-type="float" office:value="0.671211340411103" calcext:value-type="float">
            <text:p>0,6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83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2]=&quot;взв&quot;;11;[.G12]=&quot;накл&quot;;24;[.G12]=&quot;прокл&quot;;25;[.G12]=&quot;пт&quot;;26;[.G12]=90;10;[.G12]=85;10;[.G12]=80;9;[.G12]=75;8;[.G12]=70;8;[.G12]=65;7;[.G12]=60;7;[.G12]=55;6;[.G12]=50;6;[.G12]=45;6;[.G12]=40;5;[.G12]=35;4;[.G12]=30;4;[.G12]=25;3;[.G12]=20;2;[.G12]=15;1;[.G12]=10;1;[.G12]=0;0)" office:value-type="float" office:value="0" calcext:value-type="float">
            <text:p>0</text:p>
          </table:table-cell>
          <table:table-cell table:formula="of:=IF([.H12]&lt;=1;0;IF([.H12]&lt;=10;11;IF([.H12]&lt;=14;12;IF([.H12]&lt;=17;13;IF([.H12]&lt;=20;14;IF([.H12]&lt;=22;15;IF([.H12]&lt;=25;16;IF([.H12]&lt;=27;17;IF([.H12]&lt;=29;18;IF([.H12]&lt;=32;19;IF([.H12]&lt;=34;20;IF([.H12]&lt;=36;21;IF([.H1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2]=&quot;взв&quot;;11;[.K12]=&quot;накл&quot;;24;[.K12]=&quot;прокл&quot;;25;[.K12]=&quot;пт&quot;;26;[.K12]=90;10;[.K12]=85;10;[.K12]=80;9;[.K12]=75;8;[.K12]=70;8;[.K12]=65;7;[.K12]=60;7;[.K12]=55;6;[.K12]=50;6;[.K12]=45;6;[.K12]=40;5;[.K12]=35;4;[.K12]=30;4;[.K12]=25;3;[.K12]=20;2;[.K12]=15;1;[.K12]=10;1;[.K12]=0;0)" office:value-type="float" office:value="0" calcext:value-type="float">
            <text:p>0</text:p>
          </table:table-cell>
          <table:table-cell table:formula="of:=IF([.L12]&lt;=1;0;IF([.L12]&lt;=10;11;IF([.L12]&lt;=14;12;IF([.L12]&lt;=17;13;IF([.L12]&lt;=20;14;IF([.L12]&lt;=22;15;IF([.L12]&lt;=25;16;IF([.L12]&lt;=27;17;IF([.L12]&lt;=29;18;IF([.L12]&lt;=32;19;IF([.L12]&lt;=34;20;IF([.L12]&lt;=36;21;IF([.L12]&lt;=40;22;24)))))))))))))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2]=&quot;взв&quot;;11;[.O12]=&quot;накл&quot;;24;[.O12]=&quot;прокл&quot;;25;[.O12]=&quot;пт&quot;;26;[.O12]=90;10;[.O12]=85;10;[.O12]=80;9;[.O12]=75;8;[.O12]=70;8;[.O12]=65;7;[.O12]=60;7;[.O12]=55;6;[.O12]=50;6;[.O12]=45;6;[.O12]=40;5;[.O12]=35;4;[.O12]=30;4;[.O12]=25;3;[.O12]=20;2;[.O12]=15;1;[.O12]=10;1;[.O12]=0;0)" office:value-type="float" office:value="0" calcext:value-type="float">
            <text:p>0</text:p>
          </table:table-cell>
          <table:table-cell table:formula="of:=IF([.P12]&lt;=1;0;IF([.P12]&lt;=10;11;IF([.P12]&lt;=14;12;IF([.P12]&lt;=17;13;IF([.P12]&lt;=20;14;IF([.P12]&lt;=22;15;IF([.P12]&lt;=25;16;IF([.P12]&lt;=27;17;IF([.P12]&lt;=29;18;IF([.P12]&lt;=32;19;IF([.P12]&lt;=34;20;IF([.P12]&lt;=36;21;IF([.P12]&lt;=40;22;24)))))))))))))" office:value-type="float" office:value="16" calcext:value-type="float">
            <text:p>16</text:p>
          </table:table-cell>
          <table:table-cell table:formula="of:=ROUND(([.Q12]+[.R12]+[.I12]+[.J12]+[.M12]+[.N12])/3;0)" office:value-type="float" office:value="19" calcext:value-type="float">
            <text:p>19</text:p>
          </table:table-cell>
          <table:table-cell table:style-name="ce70" table:formula="of:=[.F12]*LOG10([.S12]+2)" office:value-type="float" office:value="0.66110964736696" calcext:value-type="float">
            <text:p>0,6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1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3]=&quot;взв&quot;;11;[.G13]=&quot;накл&quot;;24;[.G13]=&quot;прокл&quot;;25;[.G13]=&quot;пт&quot;;26;[.G13]=90;10;[.G13]=85;10;[.G13]=80;9;[.G13]=75;8;[.G13]=70;8;[.G13]=65;7;[.G13]=60;7;[.G13]=55;6;[.G13]=50;6;[.G13]=45;6;[.G13]=40;5;[.G13]=35;4;[.G13]=30;4;[.G13]=25;3;[.G13]=20;2;[.G13]=15;1;[.G13]=10;1;[.G13]=0;0)" office:value-type="float" office:value="24" calcext:value-type="float">
            <text:p>24</text:p>
          </table:table-cell>
          <table:table-cell table:formula="of:=IF([.H13]&lt;=1;0;IF([.H13]&lt;=10;11;IF([.H13]&lt;=14;12;IF([.H13]&lt;=17;13;IF([.H13]&lt;=20;14;IF([.H13]&lt;=22;15;IF([.H13]&lt;=25;16;IF([.H13]&lt;=27;17;IF([.H13]&lt;=29;18;IF([.H13]&lt;=32;19;IF([.H13]&lt;=34;20;IF([.H13]&lt;=36;21;IF([.H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3]=&quot;взв&quot;;11;[.K13]=&quot;накл&quot;;24;[.K13]=&quot;прокл&quot;;25;[.K13]=&quot;пт&quot;;26;[.K13]=90;10;[.K13]=85;10;[.K13]=80;9;[.K13]=75;8;[.K13]=70;8;[.K13]=65;7;[.K13]=60;7;[.K13]=55;6;[.K13]=50;6;[.K13]=45;6;[.K13]=40;5;[.K13]=35;4;[.K13]=30;4;[.K13]=25;3;[.K13]=20;2;[.K13]=15;1;[.K13]=10;1;[.K13]=0;0)" office:value-type="float" office:value="26" calcext:value-type="float">
            <text:p>26</text:p>
          </table:table-cell>
          <table:table-cell table:formula="of:=IF([.L13]&lt;=1;0;IF([.L13]&lt;=10;11;IF([.L13]&lt;=14;12;IF([.L13]&lt;=17;13;IF([.L13]&lt;=20;14;IF([.L13]&lt;=22;15;IF([.L13]&lt;=25;16;IF([.L13]&lt;=27;17;IF([.L13]&lt;=29;18;IF([.L13]&lt;=32;19;IF([.L13]&lt;=34;20;IF([.L13]&lt;=36;21;IF([.L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3]=&quot;взв&quot;;11;[.O13]=&quot;накл&quot;;24;[.O13]=&quot;прокл&quot;;25;[.O13]=&quot;пт&quot;;26;[.O13]=90;10;[.O13]=85;10;[.O13]=80;9;[.O13]=75;8;[.O13]=70;8;[.O13]=65;7;[.O13]=60;7;[.O13]=55;6;[.O13]=50;6;[.O13]=45;6;[.O13]=40;5;[.O13]=35;4;[.O13]=30;4;[.O13]=25;3;[.O13]=20;2;[.O13]=15;1;[.O13]=10;1;[.O13]=0;0)" office:value-type="float" office:value="26" calcext:value-type="float">
            <text:p>26</text:p>
          </table:table-cell>
          <table:table-cell table:formula="of:=IF([.P13]&lt;=1;0;IF([.P13]&lt;=10;11;IF([.P13]&lt;=14;12;IF([.P13]&lt;=17;13;IF([.P13]&lt;=20;14;IF([.P13]&lt;=22;15;IF([.P13]&lt;=25;16;IF([.P13]&lt;=27;17;IF([.P13]&lt;=29;18;IF([.P13]&lt;=32;19;IF([.P13]&lt;=34;20;IF([.P13]&lt;=36;21;IF([.P13]&lt;=40;22;24)))))))))))))" office:value-type="float" office:value="0" calcext:value-type="float">
            <text:p>0</text:p>
          </table:table-cell>
          <table:table-cell table:formula="of:=ROUND(([.Q13]+[.R13]+[.I13]+[.J13]+[.M13]+[.N13])/3;0)" office:value-type="float" office:value="25" calcext:value-type="float">
            <text:p>25</text:p>
          </table:table-cell>
          <table:table-cell table:style-name="ce70" table:formula="of:=[.F13]*LOG10([.S13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5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4]=&quot;взв&quot;;11;[.G14]=&quot;накл&quot;;24;[.G14]=&quot;прокл&quot;;25;[.G14]=&quot;пт&quot;;26;[.G14]=90;10;[.G14]=85;10;[.G14]=80;9;[.G14]=75;8;[.G14]=70;8;[.G14]=65;7;[.G14]=60;7;[.G14]=55;6;[.G14]=50;6;[.G14]=45;6;[.G14]=40;5;[.G14]=35;4;[.G14]=30;4;[.G14]=25;3;[.G14]=20;2;[.G14]=15;1;[.G14]=10;1;[.G14]=0;0)" office:value-type="float" office:value="0" calcext:value-type="float">
            <text:p>0</text:p>
          </table:table-cell>
          <table:table-cell table:formula="of:=IF([.H14]&lt;=1;0;IF([.H14]&lt;=10;11;IF([.H14]&lt;=14;12;IF([.H14]&lt;=17;13;IF([.H14]&lt;=20;14;IF([.H14]&lt;=22;15;IF([.H14]&lt;=25;16;IF([.H14]&lt;=27;17;IF([.H14]&lt;=29;18;IF([.H14]&lt;=32;19;IF([.H14]&lt;=34;20;IF([.H14]&lt;=36;21;IF([.H1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4]=&quot;взв&quot;;11;[.K14]=&quot;накл&quot;;24;[.K14]=&quot;прокл&quot;;25;[.K14]=&quot;пт&quot;;26;[.K14]=90;10;[.K14]=85;10;[.K14]=80;9;[.K14]=75;8;[.K14]=70;8;[.K14]=65;7;[.K14]=60;7;[.K14]=55;6;[.K14]=50;6;[.K14]=45;6;[.K14]=40;5;[.K14]=35;4;[.K14]=30;4;[.K14]=25;3;[.K14]=20;2;[.K14]=15;1;[.K14]=10;1;[.K14]=0;0)" office:value-type="float" office:value="0" calcext:value-type="float">
            <text:p>0</text:p>
          </table:table-cell>
          <table:table-cell table:formula="of:=IF([.L14]&lt;=1;0;IF([.L14]&lt;=10;11;IF([.L14]&lt;=14;12;IF([.L14]&lt;=17;13;IF([.L14]&lt;=20;14;IF([.L14]&lt;=22;15;IF([.L14]&lt;=25;16;IF([.L14]&lt;=27;17;IF([.L14]&lt;=29;18;IF([.L14]&lt;=32;19;IF([.L14]&lt;=34;20;IF([.L14]&lt;=36;21;IF([.L14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4]=&quot;взв&quot;;11;[.O14]=&quot;накл&quot;;24;[.O14]=&quot;прокл&quot;;25;[.O14]=&quot;пт&quot;;26;[.O14]=90;10;[.O14]=85;10;[.O14]=80;9;[.O14]=75;8;[.O14]=70;8;[.O14]=65;7;[.O14]=60;7;[.O14]=55;6;[.O14]=50;6;[.O14]=45;6;[.O14]=40;5;[.O14]=35;4;[.O14]=30;4;[.O14]=25;3;[.O14]=20;2;[.O14]=15;1;[.O14]=10;1;[.O14]=0;0)" office:value-type="float" office:value="0" calcext:value-type="float">
            <text:p>0</text:p>
          </table:table-cell>
          <table:table-cell table:formula="of:=IF([.P14]&lt;=1;0;IF([.P14]&lt;=10;11;IF([.P14]&lt;=14;12;IF([.P14]&lt;=17;13;IF([.P14]&lt;=20;14;IF([.P14]&lt;=22;15;IF([.P14]&lt;=25;16;IF([.P14]&lt;=27;17;IF([.P14]&lt;=29;18;IF([.P14]&lt;=32;19;IF([.P14]&lt;=34;20;IF([.P14]&lt;=36;21;IF([.P14]&lt;=40;22;24)))))))))))))" office:value-type="float" office:value="19" calcext:value-type="float">
            <text:p>19</text:p>
          </table:table-cell>
          <table:table-cell table:formula="of:=ROUND(([.Q14]+[.R14]+[.I14]+[.J14]+[.M14]+[.N14])/3;0)" office:value-type="float" office:value="19" calcext:value-type="float">
            <text:p>19</text:p>
          </table:table-cell>
          <table:table-cell table:style-name="ce70" table:formula="of:=[.F14]*LOG10([.S14]+2)" office:value-type="float" office:value="1.32221929473392" calcext:value-type="float">
            <text:p>1,3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3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5]=&quot;взв&quot;;11;[.G15]=&quot;накл&quot;;24;[.G15]=&quot;прокл&quot;;25;[.G15]=&quot;пт&quot;;26;[.G15]=90;10;[.G15]=85;10;[.G15]=80;9;[.G15]=75;8;[.G15]=70;8;[.G15]=65;7;[.G15]=60;7;[.G15]=55;6;[.G15]=50;6;[.G15]=45;6;[.G15]=40;5;[.G15]=35;4;[.G15]=30;4;[.G15]=25;3;[.G15]=20;2;[.G15]=15;1;[.G15]=10;1;[.G15]=0;0)" office:value-type="float" office:value="0" calcext:value-type="float">
            <text:p>0</text:p>
          </table:table-cell>
          <table:table-cell table:formula="of:=IF([.H15]&lt;=1;0;IF([.H15]&lt;=10;11;IF([.H15]&lt;=14;12;IF([.H15]&lt;=17;13;IF([.H15]&lt;=20;14;IF([.H15]&lt;=22;15;IF([.H15]&lt;=25;16;IF([.H15]&lt;=27;17;IF([.H15]&lt;=29;18;IF([.H15]&lt;=32;19;IF([.H15]&lt;=34;20;IF([.H15]&lt;=36;21;IF([.H15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5]=&quot;взв&quot;;11;[.K15]=&quot;накл&quot;;24;[.K15]=&quot;прокл&quot;;25;[.K15]=&quot;пт&quot;;26;[.K15]=90;10;[.K15]=85;10;[.K15]=80;9;[.K15]=75;8;[.K15]=70;8;[.K15]=65;7;[.K15]=60;7;[.K15]=55;6;[.K15]=50;6;[.K15]=45;6;[.K15]=40;5;[.K15]=35;4;[.K15]=30;4;[.K15]=25;3;[.K15]=20;2;[.K15]=15;1;[.K15]=10;1;[.K15]=0;0)" office:value-type="float" office:value="0" calcext:value-type="float">
            <text:p>0</text:p>
          </table:table-cell>
          <table:table-cell table:formula="of:=IF([.L15]&lt;=1;0;IF([.L15]&lt;=10;11;IF([.L15]&lt;=14;12;IF([.L15]&lt;=17;13;IF([.L15]&lt;=20;14;IF([.L15]&lt;=22;15;IF([.L15]&lt;=25;16;IF([.L15]&lt;=27;17;IF([.L15]&lt;=29;18;IF([.L15]&lt;=32;19;IF([.L15]&lt;=34;20;IF([.L15]&lt;=36;21;IF([.L15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5]=&quot;взв&quot;;11;[.O15]=&quot;накл&quot;;24;[.O15]=&quot;прокл&quot;;25;[.O15]=&quot;пт&quot;;26;[.O15]=90;10;[.O15]=85;10;[.O15]=80;9;[.O15]=75;8;[.O15]=70;8;[.O15]=65;7;[.O15]=60;7;[.O15]=55;6;[.O15]=50;6;[.O15]=45;6;[.O15]=40;5;[.O15]=35;4;[.O15]=30;4;[.O15]=25;3;[.O15]=20;2;[.O15]=15;1;[.O15]=10;1;[.O15]=0;0)" office:value-type="float" office:value="0" calcext:value-type="float">
            <text:p>0</text:p>
          </table:table-cell>
          <table:table-cell table:formula="of:=IF([.P15]&lt;=1;0;IF([.P15]&lt;=10;11;IF([.P15]&lt;=14;12;IF([.P15]&lt;=17;13;IF([.P15]&lt;=20;14;IF([.P15]&lt;=22;15;IF([.P15]&lt;=25;16;IF([.P15]&lt;=27;17;IF([.P15]&lt;=29;18;IF([.P15]&lt;=32;19;IF([.P15]&lt;=34;20;IF([.P15]&lt;=36;21;IF([.P15]&lt;=40;22;24)))))))))))))" office:value-type="float" office:value="21" calcext:value-type="float">
            <text:p>21</text:p>
          </table:table-cell>
          <table:table-cell table:formula="of:=ROUND(([.Q15]+[.R15]+[.I15]+[.J15]+[.M15]+[.N15])/3;0)" office:value-type="float" office:value="21" calcext:value-type="float">
            <text:p>21</text:p>
          </table:table-cell>
          <table:table-cell table:style-name="ce70" table:formula="of:=[.F15]*LOG10([.S15]+2)" office:value-type="float" office:value="1.36172783601759" calcext:value-type="float">
            <text:p>1,3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Osush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]=&quot;взв&quot;;11;[.G16]=&quot;накл&quot;;24;[.G16]=&quot;прокл&quot;;25;[.G16]=&quot;пт&quot;;26;[.G16]=90;10;[.G16]=85;10;[.G16]=80;9;[.G16]=75;8;[.G16]=70;8;[.G16]=65;7;[.G16]=60;7;[.G16]=55;6;[.G16]=50;6;[.G16]=45;6;[.G16]=40;5;[.G16]=35;4;[.G16]=30;4;[.G16]=25;3;[.G16]=20;2;[.G16]=15;1;[.G16]=10;1;[.G16]=0;0)" office:value-type="float" office:value="10" calcext:value-type="float">
            <text:p>10</text:p>
          </table:table-cell>
          <table:table-cell table:formula="of:=IF([.H16]&lt;=1;0;IF([.H16]&lt;=10;11;IF([.H16]&lt;=14;12;IF([.H16]&lt;=17;13;IF([.H16]&lt;=20;14;IF([.H16]&lt;=22;15;IF([.H16]&lt;=25;16;IF([.H16]&lt;=27;17;IF([.H16]&lt;=29;18;IF([.H16]&lt;=32;19;IF([.H16]&lt;=34;20;IF([.H16]&lt;=36;21;IF([.H1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6]=&quot;взв&quot;;11;[.K16]=&quot;накл&quot;;24;[.K16]=&quot;прокл&quot;;25;[.K16]=&quot;пт&quot;;26;[.K16]=90;10;[.K16]=85;10;[.K16]=80;9;[.K16]=75;8;[.K16]=70;8;[.K16]=65;7;[.K16]=60;7;[.K16]=55;6;[.K16]=50;6;[.K16]=45;6;[.K16]=40;5;[.K16]=35;4;[.K16]=30;4;[.K16]=25;3;[.K16]=20;2;[.K16]=15;1;[.K16]=10;1;[.K16]=0;0)" office:value-type="float" office:value="7" calcext:value-type="float">
            <text:p>7</text:p>
          </table:table-cell>
          <table:table-cell table:formula="of:=IF([.L16]&lt;=1;0;IF([.L16]&lt;=10;11;IF([.L16]&lt;=14;12;IF([.L16]&lt;=17;13;IF([.L16]&lt;=20;14;IF([.L16]&lt;=22;15;IF([.L16]&lt;=25;16;IF([.L16]&lt;=27;17;IF([.L16]&lt;=29;18;IF([.L16]&lt;=32;19;IF([.L16]&lt;=34;20;IF([.L16]&lt;=36;21;IF([.L1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6]=&quot;взв&quot;;11;[.O16]=&quot;накл&quot;;24;[.O16]=&quot;прокл&quot;;25;[.O16]=&quot;пт&quot;;26;[.O16]=90;10;[.O16]=85;10;[.O16]=80;9;[.O16]=75;8;[.O16]=70;8;[.O16]=65;7;[.O16]=60;7;[.O16]=55;6;[.O16]=50;6;[.O16]=45;6;[.O16]=40;5;[.O16]=35;4;[.O16]=30;4;[.O16]=25;3;[.O16]=20;2;[.O16]=15;1;[.O16]=10;1;[.O16]=0;0)" office:value-type="float" office:value="8" calcext:value-type="float">
            <text:p>8</text:p>
          </table:table-cell>
          <table:table-cell table:formula="of:=IF([.P16]&lt;=1;0;IF([.P16]&lt;=10;11;IF([.P16]&lt;=14;12;IF([.P16]&lt;=17;13;IF([.P16]&lt;=20;14;IF([.P16]&lt;=22;15;IF([.P16]&lt;=25;16;IF([.P16]&lt;=27;17;IF([.P16]&lt;=29;18;IF([.P16]&lt;=32;19;IF([.P16]&lt;=34;20;IF([.P16]&lt;=36;21;IF([.P16]&lt;=40;22;24)))))))))))))" office:value-type="float" office:value="0" calcext:value-type="float">
            <text:p>0</text:p>
          </table:table-cell>
          <table:table-cell table:formula="of:=ROUND(([.Q16]+[.R16]+[.I16]+[.J16]+[.M16]+[.N16])/3;0)" office:value-type="float" office:value="8" calcext:value-type="float">
            <text:p>8</text:p>
          </table:table-cell>
          <table:table-cell table:style-name="ce70" table:formula="of:=[.F16]*LOG10([.S16]+2)" office:value-type="float" office:value="1" calcext:value-type="float">
            <text:p>1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9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7]=&quot;взв&quot;;11;[.G17]=&quot;накл&quot;;24;[.G17]=&quot;прокл&quot;;25;[.G17]=&quot;пт&quot;;26;[.G17]=90;10;[.G17]=85;10;[.G17]=80;9;[.G17]=75;8;[.G17]=70;8;[.G17]=65;7;[.G17]=60;7;[.G17]=55;6;[.G17]=50;6;[.G17]=45;6;[.G17]=40;5;[.G17]=35;4;[.G17]=30;4;[.G17]=25;3;[.G17]=20;2;[.G17]=15;1;[.G17]=10;1;[.G17]=0;0)" office:value-type="float" office:value="0" calcext:value-type="float">
            <text:p>0</text:p>
          </table:table-cell>
          <table:table-cell table:formula="of:=IF([.H17]&lt;=1;0;IF([.H17]&lt;=10;11;IF([.H17]&lt;=14;12;IF([.H17]&lt;=17;13;IF([.H17]&lt;=20;14;IF([.H17]&lt;=22;15;IF([.H17]&lt;=25;16;IF([.H17]&lt;=27;17;IF([.H17]&lt;=29;18;IF([.H17]&lt;=32;19;IF([.H17]&lt;=34;20;IF([.H17]&lt;=36;21;IF([.H17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7]=&quot;взв&quot;;11;[.K17]=&quot;накл&quot;;24;[.K17]=&quot;прокл&quot;;25;[.K17]=&quot;пт&quot;;26;[.K17]=90;10;[.K17]=85;10;[.K17]=80;9;[.K17]=75;8;[.K17]=70;8;[.K17]=65;7;[.K17]=60;7;[.K17]=55;6;[.K17]=50;6;[.K17]=45;6;[.K17]=40;5;[.K17]=35;4;[.K17]=30;4;[.K17]=25;3;[.K17]=20;2;[.K17]=15;1;[.K17]=10;1;[.K17]=0;0)" office:value-type="float" office:value="0" calcext:value-type="float">
            <text:p>0</text:p>
          </table:table-cell>
          <table:table-cell table:formula="of:=IF([.L17]&lt;=1;0;IF([.L17]&lt;=10;11;IF([.L17]&lt;=14;12;IF([.L17]&lt;=17;13;IF([.L17]&lt;=20;14;IF([.L17]&lt;=22;15;IF([.L17]&lt;=25;16;IF([.L17]&lt;=27;17;IF([.L17]&lt;=29;18;IF([.L17]&lt;=32;19;IF([.L17]&lt;=34;20;IF([.L17]&lt;=36;21;IF([.L17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7]=&quot;взв&quot;;11;[.O17]=&quot;накл&quot;;24;[.O17]=&quot;прокл&quot;;25;[.O17]=&quot;пт&quot;;26;[.O17]=90;10;[.O17]=85;10;[.O17]=80;9;[.O17]=75;8;[.O17]=70;8;[.O17]=65;7;[.O17]=60;7;[.O17]=55;6;[.O17]=50;6;[.O17]=45;6;[.O17]=40;5;[.O17]=35;4;[.O17]=30;4;[.O17]=25;3;[.O17]=20;2;[.O17]=15;1;[.O17]=10;1;[.O17]=0;0)" office:value-type="float" office:value="0" calcext:value-type="float">
            <text:p>0</text:p>
          </table:table-cell>
          <table:table-cell table:formula="of:=IF([.P17]&lt;=1;0;IF([.P17]&lt;=10;11;IF([.P17]&lt;=14;12;IF([.P17]&lt;=17;13;IF([.P17]&lt;=20;14;IF([.P17]&lt;=22;15;IF([.P17]&lt;=25;16;IF([.P17]&lt;=27;17;IF([.P17]&lt;=29;18;IF([.P17]&lt;=32;19;IF([.P17]&lt;=34;20;IF([.P17]&lt;=36;21;IF([.P17]&lt;=40;22;24)))))))))))))" office:value-type="float" office:value="21" calcext:value-type="float">
            <text:p>21</text:p>
          </table:table-cell>
          <table:table-cell table:formula="of:=ROUND(([.Q17]+[.R17]+[.I17]+[.J17]+[.M17]+[.N17])/3;0)" office:value-type="float" office:value="20" calcext:value-type="float">
            <text:p>20</text:p>
          </table:table-cell>
          <table:table-cell table:style-name="ce70" table:formula="of:=[.F17]*LOG10([.S17]+2)" office:value-type="float" office:value="1.34242268082221" calcext:value-type="float">
            <text:p>1,3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0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8]=&quot;взв&quot;;11;[.G18]=&quot;накл&quot;;24;[.G18]=&quot;прокл&quot;;25;[.G18]=&quot;пт&quot;;26;[.G18]=90;10;[.G18]=85;10;[.G18]=80;9;[.G18]=75;8;[.G18]=70;8;[.G18]=65;7;[.G18]=60;7;[.G18]=55;6;[.G18]=50;6;[.G18]=45;6;[.G18]=40;5;[.G18]=35;4;[.G18]=30;4;[.G18]=25;3;[.G18]=20;2;[.G18]=15;1;[.G18]=10;1;[.G18]=0;0)" office:value-type="float" office:value="1" calcext:value-type="float">
            <text:p>1</text:p>
          </table:table-cell>
          <table:table-cell table:formula="of:=IF([.H18]&lt;=1;0;IF([.H18]&lt;=10;11;IF([.H18]&lt;=14;12;IF([.H18]&lt;=17;13;IF([.H18]&lt;=20;14;IF([.H18]&lt;=22;15;IF([.H18]&lt;=25;16;IF([.H18]&lt;=27;17;IF([.H18]&lt;=29;18;IF([.H18]&lt;=32;19;IF([.H18]&lt;=34;20;IF([.H18]&lt;=36;21;IF([.H1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8]=&quot;взв&quot;;11;[.K18]=&quot;накл&quot;;24;[.K18]=&quot;прокл&quot;;25;[.K18]=&quot;пт&quot;;26;[.K18]=90;10;[.K18]=85;10;[.K18]=80;9;[.K18]=75;8;[.K18]=70;8;[.K18]=65;7;[.K18]=60;7;[.K18]=55;6;[.K18]=50;6;[.K18]=45;6;[.K18]=40;5;[.K18]=35;4;[.K18]=30;4;[.K18]=25;3;[.K18]=20;2;[.K18]=15;1;[.K18]=10;1;[.K18]=0;0)" office:value-type="float" office:value="1" calcext:value-type="float">
            <text:p>1</text:p>
          </table:table-cell>
          <table:table-cell table:formula="of:=IF([.L18]&lt;=1;0;IF([.L18]&lt;=10;11;IF([.L18]&lt;=14;12;IF([.L18]&lt;=17;13;IF([.L18]&lt;=20;14;IF([.L18]&lt;=22;15;IF([.L18]&lt;=25;16;IF([.L18]&lt;=27;17;IF([.L18]&lt;=29;18;IF([.L18]&lt;=32;19;IF([.L18]&lt;=34;20;IF([.L18]&lt;=36;21;IF([.L1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8]=&quot;взв&quot;;11;[.O18]=&quot;накл&quot;;24;[.O18]=&quot;прокл&quot;;25;[.O18]=&quot;пт&quot;;26;[.O18]=90;10;[.O18]=85;10;[.O18]=80;9;[.O18]=75;8;[.O18]=70;8;[.O18]=65;7;[.O18]=60;7;[.O18]=55;6;[.O18]=50;6;[.O18]=45;6;[.O18]=40;5;[.O18]=35;4;[.O18]=30;4;[.O18]=25;3;[.O18]=20;2;[.O18]=15;1;[.O18]=10;1;[.O18]=0;0)" office:value-type="float" office:value="1" calcext:value-type="float">
            <text:p>1</text:p>
          </table:table-cell>
          <table:table-cell table:formula="of:=IF([.P18]&lt;=1;0;IF([.P18]&lt;=10;11;IF([.P18]&lt;=14;12;IF([.P18]&lt;=17;13;IF([.P18]&lt;=20;14;IF([.P18]&lt;=22;15;IF([.P18]&lt;=25;16;IF([.P18]&lt;=27;17;IF([.P18]&lt;=29;18;IF([.P18]&lt;=32;19;IF([.P18]&lt;=34;20;IF([.P18]&lt;=36;21;IF([.P18]&lt;=40;22;24)))))))))))))" office:value-type="float" office:value="0" calcext:value-type="float">
            <text:p>0</text:p>
          </table:table-cell>
          <table:table-cell table:formula="of:=ROUND(([.Q18]+[.R18]+[.I18]+[.J18]+[.M18]+[.N18])/3;0)" office:value-type="float" office:value="1" calcext:value-type="float">
            <text:p>1</text:p>
          </table:table-cell>
          <table:table-cell table:style-name="ce70" table:formula="of:=[.F18]*LOG10([.S18]+2)" office:value-type="float" office:value="0.477121254719662" calcext:value-type="float">
            <text:p>0,4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4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9]=&quot;взв&quot;;11;[.G19]=&quot;накл&quot;;24;[.G19]=&quot;прокл&quot;;25;[.G19]=&quot;пт&quot;;26;[.G19]=90;10;[.G19]=85;10;[.G19]=80;9;[.G19]=75;8;[.G19]=70;8;[.G19]=65;7;[.G19]=60;7;[.G19]=55;6;[.G19]=50;6;[.G19]=45;6;[.G19]=40;5;[.G19]=35;4;[.G19]=30;4;[.G19]=25;3;[.G19]=20;2;[.G19]=15;1;[.G19]=10;1;[.G19]=0;0)" office:value-type="float" office:value="24" calcext:value-type="float">
            <text:p>24</text:p>
          </table:table-cell>
          <table:table-cell table:formula="of:=IF([.H19]&lt;=1;0;IF([.H19]&lt;=10;11;IF([.H19]&lt;=14;12;IF([.H19]&lt;=17;13;IF([.H19]&lt;=20;14;IF([.H19]&lt;=22;15;IF([.H19]&lt;=25;16;IF([.H19]&lt;=27;17;IF([.H19]&lt;=29;18;IF([.H19]&lt;=32;19;IF([.H19]&lt;=34;20;IF([.H19]&lt;=36;21;IF([.H1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9]=&quot;взв&quot;;11;[.K19]=&quot;накл&quot;;24;[.K19]=&quot;прокл&quot;;25;[.K19]=&quot;пт&quot;;26;[.K19]=90;10;[.K19]=85;10;[.K19]=80;9;[.K19]=75;8;[.K19]=70;8;[.K19]=65;7;[.K19]=60;7;[.K19]=55;6;[.K19]=50;6;[.K19]=45;6;[.K19]=40;5;[.K19]=35;4;[.K19]=30;4;[.K19]=25;3;[.K19]=20;2;[.K19]=15;1;[.K19]=10;1;[.K19]=0;0)" office:value-type="float" office:value="24" calcext:value-type="float">
            <text:p>24</text:p>
          </table:table-cell>
          <table:table-cell table:formula="of:=IF([.L19]&lt;=1;0;IF([.L19]&lt;=10;11;IF([.L19]&lt;=14;12;IF([.L19]&lt;=17;13;IF([.L19]&lt;=20;14;IF([.L19]&lt;=22;15;IF([.L19]&lt;=25;16;IF([.L19]&lt;=27;17;IF([.L19]&lt;=29;18;IF([.L19]&lt;=32;19;IF([.L19]&lt;=34;20;IF([.L19]&lt;=36;21;IF([.L1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9]=&quot;взв&quot;;11;[.O19]=&quot;накл&quot;;24;[.O19]=&quot;прокл&quot;;25;[.O19]=&quot;пт&quot;;26;[.O19]=90;10;[.O19]=85;10;[.O19]=80;9;[.O19]=75;8;[.O19]=70;8;[.O19]=65;7;[.O19]=60;7;[.O19]=55;6;[.O19]=50;6;[.O19]=45;6;[.O19]=40;5;[.O19]=35;4;[.O19]=30;4;[.O19]=25;3;[.O19]=20;2;[.O19]=15;1;[.O19]=10;1;[.O19]=0;0)" office:value-type="float" office:value="24" calcext:value-type="float">
            <text:p>24</text:p>
          </table:table-cell>
          <table:table-cell table:formula="of:=IF([.P19]&lt;=1;0;IF([.P19]&lt;=10;11;IF([.P19]&lt;=14;12;IF([.P19]&lt;=17;13;IF([.P19]&lt;=20;14;IF([.P19]&lt;=22;15;IF([.P19]&lt;=25;16;IF([.P19]&lt;=27;17;IF([.P19]&lt;=29;18;IF([.P19]&lt;=32;19;IF([.P19]&lt;=34;20;IF([.P19]&lt;=36;21;IF([.P19]&lt;=40;22;24)))))))))))))" office:value-type="float" office:value="0" calcext:value-type="float">
            <text:p>0</text:p>
          </table:table-cell>
          <table:table-cell table:formula="of:=ROUND(([.Q19]+[.R19]+[.I19]+[.J19]+[.M19]+[.N19])/3;0)" office:value-type="float" office:value="24" calcext:value-type="float">
            <text:p>24</text:p>
          </table:table-cell>
          <table:table-cell table:style-name="ce70" table:formula="of:=[.F19]*LOG10([.S19]+2)" office:value-type="float" office:value="1.41497334797082" calcext:value-type="float">
            <text:p>1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5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0]=&quot;взв&quot;;11;[.G20]=&quot;накл&quot;;24;[.G20]=&quot;прокл&quot;;25;[.G20]=&quot;пт&quot;;26;[.G20]=90;10;[.G20]=85;10;[.G20]=80;9;[.G20]=75;8;[.G20]=70;8;[.G20]=65;7;[.G20]=60;7;[.G20]=55;6;[.G20]=50;6;[.G20]=45;6;[.G20]=40;5;[.G20]=35;4;[.G20]=30;4;[.G20]=25;3;[.G20]=20;2;[.G20]=15;1;[.G20]=10;1;[.G20]=0;0)" office:value-type="float" office:value="0" calcext:value-type="float">
            <text:p>0</text:p>
          </table:table-cell>
          <table:table-cell table:formula="of:=IF([.H20]&lt;=1;0;IF([.H20]&lt;=10;11;IF([.H20]&lt;=14;12;IF([.H20]&lt;=17;13;IF([.H20]&lt;=20;14;IF([.H20]&lt;=22;15;IF([.H20]&lt;=25;16;IF([.H20]&lt;=27;17;IF([.H20]&lt;=29;18;IF([.H20]&lt;=32;19;IF([.H20]&lt;=34;20;IF([.H20]&lt;=36;21;IF([.H20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0]=&quot;взв&quot;;11;[.K20]=&quot;накл&quot;;24;[.K20]=&quot;прокл&quot;;25;[.K20]=&quot;пт&quot;;26;[.K20]=90;10;[.K20]=85;10;[.K20]=80;9;[.K20]=75;8;[.K20]=70;8;[.K20]=65;7;[.K20]=60;7;[.K20]=55;6;[.K20]=50;6;[.K20]=45;6;[.K20]=40;5;[.K20]=35;4;[.K20]=30;4;[.K20]=25;3;[.K20]=20;2;[.K20]=15;1;[.K20]=10;1;[.K20]=0;0)" office:value-type="float" office:value="0" calcext:value-type="float">
            <text:p>0</text:p>
          </table:table-cell>
          <table:table-cell table:formula="of:=IF([.L20]&lt;=1;0;IF([.L20]&lt;=10;11;IF([.L20]&lt;=14;12;IF([.L20]&lt;=17;13;IF([.L20]&lt;=20;14;IF([.L20]&lt;=22;15;IF([.L20]&lt;=25;16;IF([.L20]&lt;=27;17;IF([.L20]&lt;=29;18;IF([.L20]&lt;=32;19;IF([.L20]&lt;=34;20;IF([.L20]&lt;=36;21;IF([.L20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0]=&quot;взв&quot;;11;[.O20]=&quot;накл&quot;;24;[.O20]=&quot;прокл&quot;;25;[.O20]=&quot;пт&quot;;26;[.O20]=90;10;[.O20]=85;10;[.O20]=80;9;[.O20]=75;8;[.O20]=70;8;[.O20]=65;7;[.O20]=60;7;[.O20]=55;6;[.O20]=50;6;[.O20]=45;6;[.O20]=40;5;[.O20]=35;4;[.O20]=30;4;[.O20]=25;3;[.O20]=20;2;[.O20]=15;1;[.O20]=10;1;[.O20]=0;0)" office:value-type="float" office:value="0" calcext:value-type="float">
            <text:p>0</text:p>
          </table:table-cell>
          <table:table-cell table:formula="of:=IF([.P20]&lt;=1;0;IF([.P20]&lt;=10;11;IF([.P20]&lt;=14;12;IF([.P20]&lt;=17;13;IF([.P20]&lt;=20;14;IF([.P20]&lt;=22;15;IF([.P20]&lt;=25;16;IF([.P20]&lt;=27;17;IF([.P20]&lt;=29;18;IF([.P20]&lt;=32;19;IF([.P20]&lt;=34;20;IF([.P20]&lt;=36;21;IF([.P20]&lt;=40;22;24)))))))))))))" office:value-type="float" office:value="18" calcext:value-type="float">
            <text:p>18</text:p>
          </table:table-cell>
          <table:table-cell table:formula="of:=ROUND(([.Q20]+[.R20]+[.I20]+[.J20]+[.M20]+[.N20])/3;0)" office:value-type="float" office:value="18" calcext:value-type="float">
            <text:p>18</text:p>
          </table:table-cell>
          <table:table-cell table:style-name="ce70" table:formula="of:=[.F20]*LOG10([.S20]+2)" office:value-type="float" office:value="1.30102999566398" calcext:value-type="float">
            <text:p>1,3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6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1]=&quot;взв&quot;;11;[.G21]=&quot;накл&quot;;24;[.G21]=&quot;прокл&quot;;25;[.G21]=&quot;пт&quot;;26;[.G21]=90;10;[.G21]=85;10;[.G21]=80;9;[.G21]=75;8;[.G21]=70;8;[.G21]=65;7;[.G21]=60;7;[.G21]=55;6;[.G21]=50;6;[.G21]=45;6;[.G21]=40;5;[.G21]=35;4;[.G21]=30;4;[.G21]=25;3;[.G21]=20;2;[.G21]=15;1;[.G21]=10;1;[.G21]=0;0)" office:value-type="float" office:value="0" calcext:value-type="float">
            <text:p>0</text:p>
          </table:table-cell>
          <table:table-cell table:formula="of:=IF([.H21]&lt;=1;0;IF([.H21]&lt;=10;11;IF([.H21]&lt;=14;12;IF([.H21]&lt;=17;13;IF([.H21]&lt;=20;14;IF([.H21]&lt;=22;15;IF([.H21]&lt;=25;16;IF([.H21]&lt;=27;17;IF([.H21]&lt;=29;18;IF([.H21]&lt;=32;19;IF([.H21]&lt;=34;20;IF([.H21]&lt;=36;21;IF([.H21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1]=&quot;взв&quot;;11;[.K21]=&quot;накл&quot;;24;[.K21]=&quot;прокл&quot;;25;[.K21]=&quot;пт&quot;;26;[.K21]=90;10;[.K21]=85;10;[.K21]=80;9;[.K21]=75;8;[.K21]=70;8;[.K21]=65;7;[.K21]=60;7;[.K21]=55;6;[.K21]=50;6;[.K21]=45;6;[.K21]=40;5;[.K21]=35;4;[.K21]=30;4;[.K21]=25;3;[.K21]=20;2;[.K21]=15;1;[.K21]=10;1;[.K21]=0;0)" office:value-type="float" office:value="0" calcext:value-type="float">
            <text:p>0</text:p>
          </table:table-cell>
          <table:table-cell table:formula="of:=IF([.L21]&lt;=1;0;IF([.L21]&lt;=10;11;IF([.L21]&lt;=14;12;IF([.L21]&lt;=17;13;IF([.L21]&lt;=20;14;IF([.L21]&lt;=22;15;IF([.L21]&lt;=25;16;IF([.L21]&lt;=27;17;IF([.L21]&lt;=29;18;IF([.L21]&lt;=32;19;IF([.L21]&lt;=34;20;IF([.L21]&lt;=36;21;IF([.L21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1]=&quot;взв&quot;;11;[.O21]=&quot;накл&quot;;24;[.O21]=&quot;прокл&quot;;25;[.O21]=&quot;пт&quot;;26;[.O21]=90;10;[.O21]=85;10;[.O21]=80;9;[.O21]=75;8;[.O21]=70;8;[.O21]=65;7;[.O21]=60;7;[.O21]=55;6;[.O21]=50;6;[.O21]=45;6;[.O21]=40;5;[.O21]=35;4;[.O21]=30;4;[.O21]=25;3;[.O21]=20;2;[.O21]=15;1;[.O21]=10;1;[.O21]=0;0)" office:value-type="float" office:value="0" calcext:value-type="float">
            <text:p>0</text:p>
          </table:table-cell>
          <table:table-cell table:formula="of:=IF([.P21]&lt;=1;0;IF([.P21]&lt;=10;11;IF([.P21]&lt;=14;12;IF([.P21]&lt;=17;13;IF([.P21]&lt;=20;14;IF([.P21]&lt;=22;15;IF([.P21]&lt;=25;16;IF([.P21]&lt;=27;17;IF([.P21]&lt;=29;18;IF([.P21]&lt;=32;19;IF([.P21]&lt;=34;20;IF([.P21]&lt;=36;21;IF([.P21]&lt;=40;22;24)))))))))))))" office:value-type="float" office:value="18" calcext:value-type="float">
            <text:p>18</text:p>
          </table:table-cell>
          <table:table-cell table:formula="of:=ROUND(([.Q21]+[.R21]+[.I21]+[.J21]+[.M21]+[.N21])/3;0)" office:value-type="float" office:value="18" calcext:value-type="float">
            <text:p>18</text:p>
          </table:table-cell>
          <table:table-cell table:style-name="ce70" table:formula="of:=[.F21]*LOG10([.S21]+2)" office:value-type="float" office:value="1.30102999566398" calcext:value-type="float">
            <text:p>1,3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6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2]=&quot;взв&quot;;11;[.G22]=&quot;накл&quot;;24;[.G22]=&quot;прокл&quot;;25;[.G22]=&quot;пт&quot;;26;[.G22]=90;10;[.G22]=85;10;[.G22]=80;9;[.G22]=75;8;[.G22]=70;8;[.G22]=65;7;[.G22]=60;7;[.G22]=55;6;[.G22]=50;6;[.G22]=45;6;[.G22]=40;5;[.G22]=35;4;[.G22]=30;4;[.G22]=25;3;[.G22]=20;2;[.G22]=15;1;[.G22]=10;1;[.G22]=0;0)" office:value-type="float" office:value="0" calcext:value-type="float">
            <text:p>0</text:p>
          </table:table-cell>
          <table:table-cell table:formula="of:=IF([.H22]&lt;=1;0;IF([.H22]&lt;=10;11;IF([.H22]&lt;=14;12;IF([.H22]&lt;=17;13;IF([.H22]&lt;=20;14;IF([.H22]&lt;=22;15;IF([.H22]&lt;=25;16;IF([.H22]&lt;=27;17;IF([.H22]&lt;=29;18;IF([.H22]&lt;=32;19;IF([.H22]&lt;=34;20;IF([.H22]&lt;=36;21;IF([.H22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2]=&quot;взв&quot;;11;[.K22]=&quot;накл&quot;;24;[.K22]=&quot;прокл&quot;;25;[.K22]=&quot;пт&quot;;26;[.K22]=90;10;[.K22]=85;10;[.K22]=80;9;[.K22]=75;8;[.K22]=70;8;[.K22]=65;7;[.K22]=60;7;[.K22]=55;6;[.K22]=50;6;[.K22]=45;6;[.K22]=40;5;[.K22]=35;4;[.K22]=30;4;[.K22]=25;3;[.K22]=20;2;[.K22]=15;1;[.K22]=10;1;[.K22]=0;0)" office:value-type="float" office:value="0" calcext:value-type="float">
            <text:p>0</text:p>
          </table:table-cell>
          <table:table-cell table:formula="of:=IF([.L22]&lt;=1;0;IF([.L22]&lt;=10;11;IF([.L22]&lt;=14;12;IF([.L22]&lt;=17;13;IF([.L22]&lt;=20;14;IF([.L22]&lt;=22;15;IF([.L22]&lt;=25;16;IF([.L22]&lt;=27;17;IF([.L22]&lt;=29;18;IF([.L22]&lt;=32;19;IF([.L22]&lt;=34;20;IF([.L22]&lt;=36;21;IF([.L22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2]=&quot;взв&quot;;11;[.O22]=&quot;накл&quot;;24;[.O22]=&quot;прокл&quot;;25;[.O22]=&quot;пт&quot;;26;[.O22]=90;10;[.O22]=85;10;[.O22]=80;9;[.O22]=75;8;[.O22]=70;8;[.O22]=65;7;[.O22]=60;7;[.O22]=55;6;[.O22]=50;6;[.O22]=45;6;[.O22]=40;5;[.O22]=35;4;[.O22]=30;4;[.O22]=25;3;[.O22]=20;2;[.O22]=15;1;[.O22]=10;1;[.O22]=0;0)" office:value-type="float" office:value="0" calcext:value-type="float">
            <text:p>0</text:p>
          </table:table-cell>
          <table:table-cell table:formula="of:=IF([.P22]&lt;=1;0;IF([.P22]&lt;=10;11;IF([.P22]&lt;=14;12;IF([.P22]&lt;=17;13;IF([.P22]&lt;=20;14;IF([.P22]&lt;=22;15;IF([.P22]&lt;=25;16;IF([.P22]&lt;=27;17;IF([.P22]&lt;=29;18;IF([.P22]&lt;=32;19;IF([.P22]&lt;=34;20;IF([.P22]&lt;=36;21;IF([.P22]&lt;=40;22;24)))))))))))))" office:value-type="float" office:value="19" calcext:value-type="float">
            <text:p>19</text:p>
          </table:table-cell>
          <table:table-cell table:formula="of:=ROUND(([.Q22]+[.R22]+[.I22]+[.J22]+[.M22]+[.N22])/3;0)" office:value-type="float" office:value="20" calcext:value-type="float">
            <text:p>20</text:p>
          </table:table-cell>
          <table:table-cell table:style-name="ce70" table:formula="of:=[.F22]*LOG10([.S22]+2)" office:value-type="float" office:value="1.34242268082221" calcext:value-type="float">
            <text:p>1,3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7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3]=&quot;взв&quot;;11;[.G23]=&quot;накл&quot;;24;[.G23]=&quot;прокл&quot;;25;[.G23]=&quot;пт&quot;;26;[.G23]=90;10;[.G23]=85;10;[.G23]=80;9;[.G23]=75;8;[.G23]=70;8;[.G23]=65;7;[.G23]=60;7;[.G23]=55;6;[.G23]=50;6;[.G23]=45;6;[.G23]=40;5;[.G23]=35;4;[.G23]=30;4;[.G23]=25;3;[.G23]=20;2;[.G23]=15;1;[.G23]=10;1;[.G23]=0;0)" office:value-type="float" office:value="0" calcext:value-type="float">
            <text:p>0</text:p>
          </table:table-cell>
          <table:table-cell table:formula="of:=IF([.H23]&lt;=1;0;IF([.H23]&lt;=10;11;IF([.H23]&lt;=14;12;IF([.H23]&lt;=17;13;IF([.H23]&lt;=20;14;IF([.H23]&lt;=22;15;IF([.H23]&lt;=25;16;IF([.H23]&lt;=27;17;IF([.H23]&lt;=29;18;IF([.H23]&lt;=32;19;IF([.H23]&lt;=34;20;IF([.H23]&lt;=36;21;IF([.H2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3]=&quot;взв&quot;;11;[.K23]=&quot;накл&quot;;24;[.K23]=&quot;прокл&quot;;25;[.K23]=&quot;пт&quot;;26;[.K23]=90;10;[.K23]=85;10;[.K23]=80;9;[.K23]=75;8;[.K23]=70;8;[.K23]=65;7;[.K23]=60;7;[.K23]=55;6;[.K23]=50;6;[.K23]=45;6;[.K23]=40;5;[.K23]=35;4;[.K23]=30;4;[.K23]=25;3;[.K23]=20;2;[.K23]=15;1;[.K23]=10;1;[.K23]=0;0)" office:value-type="float" office:value="0" calcext:value-type="float">
            <text:p>0</text:p>
          </table:table-cell>
          <table:table-cell table:formula="of:=IF([.L23]&lt;=1;0;IF([.L23]&lt;=10;11;IF([.L23]&lt;=14;12;IF([.L23]&lt;=17;13;IF([.L23]&lt;=20;14;IF([.L23]&lt;=22;15;IF([.L23]&lt;=25;16;IF([.L23]&lt;=27;17;IF([.L23]&lt;=29;18;IF([.L23]&lt;=32;19;IF([.L23]&lt;=34;20;IF([.L23]&lt;=36;21;IF([.L23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3]=&quot;взв&quot;;11;[.O23]=&quot;накл&quot;;24;[.O23]=&quot;прокл&quot;;25;[.O23]=&quot;пт&quot;;26;[.O23]=90;10;[.O23]=85;10;[.O23]=80;9;[.O23]=75;8;[.O23]=70;8;[.O23]=65;7;[.O23]=60;7;[.O23]=55;6;[.O23]=50;6;[.O23]=45;6;[.O23]=40;5;[.O23]=35;4;[.O23]=30;4;[.O23]=25;3;[.O23]=20;2;[.O23]=15;1;[.O23]=10;1;[.O23]=0;0)" office:value-type="float" office:value="0" calcext:value-type="float">
            <text:p>0</text:p>
          </table:table-cell>
          <table:table-cell table:formula="of:=IF([.P23]&lt;=1;0;IF([.P23]&lt;=10;11;IF([.P23]&lt;=14;12;IF([.P23]&lt;=17;13;IF([.P23]&lt;=20;14;IF([.P23]&lt;=22;15;IF([.P23]&lt;=25;16;IF([.P23]&lt;=27;17;IF([.P23]&lt;=29;18;IF([.P23]&lt;=32;19;IF([.P23]&lt;=34;20;IF([.P23]&lt;=36;21;IF([.P23]&lt;=40;22;24)))))))))))))" office:value-type="float" office:value="22" calcext:value-type="float">
            <text:p>22</text:p>
          </table:table-cell>
          <table:table-cell table:formula="of:=ROUND(([.Q23]+[.R23]+[.I23]+[.J23]+[.M23]+[.N23])/3;0)" office:value-type="float" office:value="22" calcext:value-type="float">
            <text:p>22</text:p>
          </table:table-cell>
          <table:table-cell table:style-name="ce70" table:formula="of:=[.F23]*LOG10([.S23]+2)" office:value-type="float" office:value="1.38021124171161" calcext:value-type="float">
            <text:p>1,3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7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4]=&quot;взв&quot;;11;[.G24]=&quot;накл&quot;;24;[.G24]=&quot;прокл&quot;;25;[.G24]=&quot;пт&quot;;26;[.G24]=90;10;[.G24]=85;10;[.G24]=80;9;[.G24]=75;8;[.G24]=70;8;[.G24]=65;7;[.G24]=60;7;[.G24]=55;6;[.G24]=50;6;[.G24]=45;6;[.G24]=40;5;[.G24]=35;4;[.G24]=30;4;[.G24]=25;3;[.G24]=20;2;[.G24]=15;1;[.G24]=10;1;[.G24]=0;0)" office:value-type="float" office:value="0" calcext:value-type="float">
            <text:p>0</text:p>
          </table:table-cell>
          <table:table-cell table:formula="of:=IF([.H24]&lt;=1;0;IF([.H24]&lt;=10;11;IF([.H24]&lt;=14;12;IF([.H24]&lt;=17;13;IF([.H24]&lt;=20;14;IF([.H24]&lt;=22;15;IF([.H24]&lt;=25;16;IF([.H24]&lt;=27;17;IF([.H24]&lt;=29;18;IF([.H24]&lt;=32;19;IF([.H24]&lt;=34;20;IF([.H24]&lt;=36;21;IF([.H24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4]=&quot;взв&quot;;11;[.K24]=&quot;накл&quot;;24;[.K24]=&quot;прокл&quot;;25;[.K24]=&quot;пт&quot;;26;[.K24]=90;10;[.K24]=85;10;[.K24]=80;9;[.K24]=75;8;[.K24]=70;8;[.K24]=65;7;[.K24]=60;7;[.K24]=55;6;[.K24]=50;6;[.K24]=45;6;[.K24]=40;5;[.K24]=35;4;[.K24]=30;4;[.K24]=25;3;[.K24]=20;2;[.K24]=15;1;[.K24]=10;1;[.K24]=0;0)" office:value-type="float" office:value="0" calcext:value-type="float">
            <text:p>0</text:p>
          </table:table-cell>
          <table:table-cell table:formula="of:=IF([.L24]&lt;=1;0;IF([.L24]&lt;=10;11;IF([.L24]&lt;=14;12;IF([.L24]&lt;=17;13;IF([.L24]&lt;=20;14;IF([.L24]&lt;=22;15;IF([.L24]&lt;=25;16;IF([.L24]&lt;=27;17;IF([.L24]&lt;=29;18;IF([.L24]&lt;=32;19;IF([.L24]&lt;=34;20;IF([.L24]&lt;=36;21;IF([.L2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4]=&quot;взв&quot;;11;[.O24]=&quot;накл&quot;;24;[.O24]=&quot;прокл&quot;;25;[.O24]=&quot;пт&quot;;26;[.O24]=90;10;[.O24]=85;10;[.O24]=80;9;[.O24]=75;8;[.O24]=70;8;[.O24]=65;7;[.O24]=60;7;[.O24]=55;6;[.O24]=50;6;[.O24]=45;6;[.O24]=40;5;[.O24]=35;4;[.O24]=30;4;[.O24]=25;3;[.O24]=20;2;[.O24]=15;1;[.O24]=10;1;[.O24]=0;0)" office:value-type="float" office:value="0" calcext:value-type="float">
            <text:p>0</text:p>
          </table:table-cell>
          <table:table-cell table:formula="of:=IF([.P24]&lt;=1;0;IF([.P24]&lt;=10;11;IF([.P24]&lt;=14;12;IF([.P24]&lt;=17;13;IF([.P24]&lt;=20;14;IF([.P24]&lt;=22;15;IF([.P24]&lt;=25;16;IF([.P24]&lt;=27;17;IF([.P24]&lt;=29;18;IF([.P24]&lt;=32;19;IF([.P24]&lt;=34;20;IF([.P24]&lt;=36;21;IF([.P24]&lt;=40;22;24)))))))))))))" office:value-type="float" office:value="21" calcext:value-type="float">
            <text:p>21</text:p>
          </table:table-cell>
          <table:table-cell table:formula="of:=ROUND(([.Q24]+[.R24]+[.I24]+[.J24]+[.M24]+[.N24])/3;0)" office:value-type="float" office:value="21" calcext:value-type="float">
            <text:p>21</text:p>
          </table:table-cell>
          <table:table-cell table:style-name="ce70" table:formula="of:=[.F24]*LOG10([.S24]+2)" office:value-type="float" office:value="1.36172783601759" calcext:value-type="float">
            <text:p>1,3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8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25]=&quot;взв&quot;;11;[.G25]=&quot;накл&quot;;24;[.G25]=&quot;прокл&quot;;25;[.G25]=&quot;пт&quot;;26;[.G25]=90;10;[.G25]=85;10;[.G25]=80;9;[.G25]=75;8;[.G25]=70;8;[.G25]=65;7;[.G25]=60;7;[.G25]=55;6;[.G25]=50;6;[.G25]=45;6;[.G25]=40;5;[.G25]=35;4;[.G25]=30;4;[.G25]=25;3;[.G25]=20;2;[.G25]=15;1;[.G25]=10;1;[.G25]=0;0)" office:value-type="float" office:value="0" calcext:value-type="float">
            <text:p>0</text:p>
          </table:table-cell>
          <table:table-cell table:formula="of:=IF([.H25]&lt;=1;0;IF([.H25]&lt;=10;11;IF([.H25]&lt;=14;12;IF([.H25]&lt;=17;13;IF([.H25]&lt;=20;14;IF([.H25]&lt;=22;15;IF([.H25]&lt;=25;16;IF([.H25]&lt;=27;17;IF([.H25]&lt;=29;18;IF([.H25]&lt;=32;19;IF([.H25]&lt;=34;20;IF([.H25]&lt;=36;21;IF([.H25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5]=&quot;взв&quot;;11;[.K25]=&quot;накл&quot;;24;[.K25]=&quot;прокл&quot;;25;[.K25]=&quot;пт&quot;;26;[.K25]=90;10;[.K25]=85;10;[.K25]=80;9;[.K25]=75;8;[.K25]=70;8;[.K25]=65;7;[.K25]=60;7;[.K25]=55;6;[.K25]=50;6;[.K25]=45;6;[.K25]=40;5;[.K25]=35;4;[.K25]=30;4;[.K25]=25;3;[.K25]=20;2;[.K25]=15;1;[.K25]=10;1;[.K25]=0;0)" office:value-type="float" office:value="0" calcext:value-type="float">
            <text:p>0</text:p>
          </table:table-cell>
          <table:table-cell table:formula="of:=IF([.L25]&lt;=1;0;IF([.L25]&lt;=10;11;IF([.L25]&lt;=14;12;IF([.L25]&lt;=17;13;IF([.L25]&lt;=20;14;IF([.L25]&lt;=22;15;IF([.L25]&lt;=25;16;IF([.L25]&lt;=27;17;IF([.L25]&lt;=29;18;IF([.L25]&lt;=32;19;IF([.L25]&lt;=34;20;IF([.L25]&lt;=36;21;IF([.L25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5]=&quot;взв&quot;;11;[.O25]=&quot;накл&quot;;24;[.O25]=&quot;прокл&quot;;25;[.O25]=&quot;пт&quot;;26;[.O25]=90;10;[.O25]=85;10;[.O25]=80;9;[.O25]=75;8;[.O25]=70;8;[.O25]=65;7;[.O25]=60;7;[.O25]=55;6;[.O25]=50;6;[.O25]=45;6;[.O25]=40;5;[.O25]=35;4;[.O25]=30;4;[.O25]=25;3;[.O25]=20;2;[.O25]=15;1;[.O25]=10;1;[.O25]=0;0)" office:value-type="float" office:value="0" calcext:value-type="float">
            <text:p>0</text:p>
          </table:table-cell>
          <table:table-cell table:formula="of:=IF([.P25]&lt;=1;0;IF([.P25]&lt;=10;11;IF([.P25]&lt;=14;12;IF([.P25]&lt;=17;13;IF([.P25]&lt;=20;14;IF([.P25]&lt;=22;15;IF([.P25]&lt;=25;16;IF([.P25]&lt;=27;17;IF([.P25]&lt;=29;18;IF([.P25]&lt;=32;19;IF([.P25]&lt;=34;20;IF([.P25]&lt;=36;21;IF([.P25]&lt;=40;22;24)))))))))))))" office:value-type="float" office:value="22" calcext:value-type="float">
            <text:p>22</text:p>
          </table:table-cell>
          <table:table-cell table:formula="of:=ROUND(([.Q25]+[.R25]+[.I25]+[.J25]+[.M25]+[.N25])/3;0)" office:value-type="float" office:value="21" calcext:value-type="float">
            <text:p>21</text:p>
          </table:table-cell>
          <table:table-cell table:style-name="ce70" table:formula="of:=[.F25]*LOG10([.S25]+2)" office:value-type="float" office:value="1.36172783601759" calcext:value-type="float">
            <text:p>1,3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9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6]=&quot;взв&quot;;11;[.G26]=&quot;накл&quot;;24;[.G26]=&quot;прокл&quot;;25;[.G26]=&quot;пт&quot;;26;[.G26]=90;10;[.G26]=85;10;[.G26]=80;9;[.G26]=75;8;[.G26]=70;8;[.G26]=65;7;[.G26]=60;7;[.G26]=55;6;[.G26]=50;6;[.G26]=45;6;[.G26]=40;5;[.G26]=35;4;[.G26]=30;4;[.G26]=25;3;[.G26]=20;2;[.G26]=15;1;[.G26]=10;1;[.G26]=0;0)" office:value-type="float" office:value="24" calcext:value-type="float">
            <text:p>24</text:p>
          </table:table-cell>
          <table:table-cell table:formula="of:=IF([.H26]&lt;=1;0;IF([.H26]&lt;=10;11;IF([.H26]&lt;=14;12;IF([.H26]&lt;=17;13;IF([.H26]&lt;=20;14;IF([.H26]&lt;=22;15;IF([.H26]&lt;=25;16;IF([.H26]&lt;=27;17;IF([.H26]&lt;=29;18;IF([.H26]&lt;=32;19;IF([.H26]&lt;=34;20;IF([.H26]&lt;=36;21;IF([.H2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6]=&quot;взв&quot;;11;[.K26]=&quot;накл&quot;;24;[.K26]=&quot;прокл&quot;;25;[.K26]=&quot;пт&quot;;26;[.K26]=90;10;[.K26]=85;10;[.K26]=80;9;[.K26]=75;8;[.K26]=70;8;[.K26]=65;7;[.K26]=60;7;[.K26]=55;6;[.K26]=50;6;[.K26]=45;6;[.K26]=40;5;[.K26]=35;4;[.K26]=30;4;[.K26]=25;3;[.K26]=20;2;[.K26]=15;1;[.K26]=10;1;[.K26]=0;0)" office:value-type="float" office:value="24" calcext:value-type="float">
            <text:p>24</text:p>
          </table:table-cell>
          <table:table-cell table:formula="of:=IF([.L26]&lt;=1;0;IF([.L26]&lt;=10;11;IF([.L26]&lt;=14;12;IF([.L26]&lt;=17;13;IF([.L26]&lt;=20;14;IF([.L26]&lt;=22;15;IF([.L26]&lt;=25;16;IF([.L26]&lt;=27;17;IF([.L26]&lt;=29;18;IF([.L26]&lt;=32;19;IF([.L26]&lt;=34;20;IF([.L26]&lt;=36;21;IF([.L2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6]=&quot;взв&quot;;11;[.O26]=&quot;накл&quot;;24;[.O26]=&quot;прокл&quot;;25;[.O26]=&quot;пт&quot;;26;[.O26]=90;10;[.O26]=85;10;[.O26]=80;9;[.O26]=75;8;[.O26]=70;8;[.O26]=65;7;[.O26]=60;7;[.O26]=55;6;[.O26]=50;6;[.O26]=45;6;[.O26]=40;5;[.O26]=35;4;[.O26]=30;4;[.O26]=25;3;[.O26]=20;2;[.O26]=15;1;[.O26]=10;1;[.O26]=0;0)" office:value-type="float" office:value="24" calcext:value-type="float">
            <text:p>24</text:p>
          </table:table-cell>
          <table:table-cell table:formula="of:=IF([.P26]&lt;=1;0;IF([.P26]&lt;=10;11;IF([.P26]&lt;=14;12;IF([.P26]&lt;=17;13;IF([.P26]&lt;=20;14;IF([.P26]&lt;=22;15;IF([.P26]&lt;=25;16;IF([.P26]&lt;=27;17;IF([.P26]&lt;=29;18;IF([.P26]&lt;=32;19;IF([.P26]&lt;=34;20;IF([.P26]&lt;=36;21;IF([.P26]&lt;=40;22;24)))))))))))))" office:value-type="float" office:value="0" calcext:value-type="float">
            <text:p>0</text:p>
          </table:table-cell>
          <table:table-cell table:formula="of:=ROUND(([.Q26]+[.R26]+[.I26]+[.J26]+[.M26]+[.N26])/3;0)" office:value-type="float" office:value="24" calcext:value-type="float">
            <text:p>24</text:p>
          </table:table-cell>
          <table:table-cell table:style-name="ce70" table:formula="of:=[.F26]*LOG10([.S26]+2)" office:value-type="float" office:value="1.41497334797082" calcext:value-type="float">
            <text:p>1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9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27]=&quot;взв&quot;;11;[.G27]=&quot;накл&quot;;24;[.G27]=&quot;прокл&quot;;25;[.G27]=&quot;пт&quot;;26;[.G27]=90;10;[.G27]=85;10;[.G27]=80;9;[.G27]=75;8;[.G27]=70;8;[.G27]=65;7;[.G27]=60;7;[.G27]=55;6;[.G27]=50;6;[.G27]=45;6;[.G27]=40;5;[.G27]=35;4;[.G27]=30;4;[.G27]=25;3;[.G27]=20;2;[.G27]=15;1;[.G27]=10;1;[.G27]=0;0)" office:value-type="float" office:value="0" calcext:value-type="float">
            <text:p>0</text:p>
          </table:table-cell>
          <table:table-cell table:formula="of:=IF([.H27]&lt;=1;0;IF([.H27]&lt;=10;11;IF([.H27]&lt;=14;12;IF([.H27]&lt;=17;13;IF([.H27]&lt;=20;14;IF([.H27]&lt;=22;15;IF([.H27]&lt;=25;16;IF([.H27]&lt;=27;17;IF([.H27]&lt;=29;18;IF([.H27]&lt;=32;19;IF([.H27]&lt;=34;20;IF([.H27]&lt;=36;21;IF([.H27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27]=&quot;взв&quot;;11;[.K27]=&quot;накл&quot;;24;[.K27]=&quot;прокл&quot;;25;[.K27]=&quot;пт&quot;;26;[.K27]=90;10;[.K27]=85;10;[.K27]=80;9;[.K27]=75;8;[.K27]=70;8;[.K27]=65;7;[.K27]=60;7;[.K27]=55;6;[.K27]=50;6;[.K27]=45;6;[.K27]=40;5;[.K27]=35;4;[.K27]=30;4;[.K27]=25;3;[.K27]=20;2;[.K27]=15;1;[.K27]=10;1;[.K27]=0;0)" office:value-type="float" office:value="0" calcext:value-type="float">
            <text:p>0</text:p>
          </table:table-cell>
          <table:table-cell table:formula="of:=IF([.L27]&lt;=1;0;IF([.L27]&lt;=10;11;IF([.L27]&lt;=14;12;IF([.L27]&lt;=17;13;IF([.L27]&lt;=20;14;IF([.L27]&lt;=22;15;IF([.L27]&lt;=25;16;IF([.L27]&lt;=27;17;IF([.L27]&lt;=29;18;IF([.L27]&lt;=32;19;IF([.L27]&lt;=34;20;IF([.L27]&lt;=36;21;IF([.L27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7]=&quot;взв&quot;;11;[.O27]=&quot;накл&quot;;24;[.O27]=&quot;прокл&quot;;25;[.O27]=&quot;пт&quot;;26;[.O27]=90;10;[.O27]=85;10;[.O27]=80;9;[.O27]=75;8;[.O27]=70;8;[.O27]=65;7;[.O27]=60;7;[.O27]=55;6;[.O27]=50;6;[.O27]=45;6;[.O27]=40;5;[.O27]=35;4;[.O27]=30;4;[.O27]=25;3;[.O27]=20;2;[.O27]=15;1;[.O27]=10;1;[.O27]=0;0)" office:value-type="float" office:value="0" calcext:value-type="float">
            <text:p>0</text:p>
          </table:table-cell>
          <table:table-cell table:formula="of:=IF([.P27]&lt;=1;0;IF([.P27]&lt;=10;11;IF([.P27]&lt;=14;12;IF([.P27]&lt;=17;13;IF([.P27]&lt;=20;14;IF([.P27]&lt;=22;15;IF([.P27]&lt;=25;16;IF([.P27]&lt;=27;17;IF([.P27]&lt;=29;18;IF([.P27]&lt;=32;19;IF([.P27]&lt;=34;20;IF([.P27]&lt;=36;21;IF([.P27]&lt;=40;22;24)))))))))))))" office:value-type="float" office:value="22" calcext:value-type="float">
            <text:p>22</text:p>
          </table:table-cell>
          <table:table-cell table:formula="of:=ROUND(([.Q27]+[.R27]+[.I27]+[.J27]+[.M27]+[.N27])/3;0)" office:value-type="float" office:value="23" calcext:value-type="float">
            <text:p>23</text:p>
          </table:table-cell>
          <table:table-cell table:style-name="ce70" table:formula="of:=[.F27]*LOG10([.S27]+2)" office:value-type="float" office:value="1.39794000867204" calcext:value-type="float">
            <text:p>1,4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1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8]=&quot;взв&quot;;11;[.G28]=&quot;накл&quot;;24;[.G28]=&quot;прокл&quot;;25;[.G28]=&quot;пт&quot;;26;[.G28]=90;10;[.G28]=85;10;[.G28]=80;9;[.G28]=75;8;[.G28]=70;8;[.G28]=65;7;[.G28]=60;7;[.G28]=55;6;[.G28]=50;6;[.G28]=45;6;[.G28]=40;5;[.G28]=35;4;[.G28]=30;4;[.G28]=25;3;[.G28]=20;2;[.G28]=15;1;[.G28]=10;1;[.G28]=0;0)" office:value-type="float" office:value="24" calcext:value-type="float">
            <text:p>24</text:p>
          </table:table-cell>
          <table:table-cell table:formula="of:=IF([.H28]&lt;=1;0;IF([.H28]&lt;=10;11;IF([.H28]&lt;=14;12;IF([.H28]&lt;=17;13;IF([.H28]&lt;=20;14;IF([.H28]&lt;=22;15;IF([.H28]&lt;=25;16;IF([.H28]&lt;=27;17;IF([.H28]&lt;=29;18;IF([.H28]&lt;=32;19;IF([.H28]&lt;=34;20;IF([.H28]&lt;=36;21;IF([.H2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8]=&quot;взв&quot;;11;[.K28]=&quot;накл&quot;;24;[.K28]=&quot;прокл&quot;;25;[.K28]=&quot;пт&quot;;26;[.K28]=90;10;[.K28]=85;10;[.K28]=80;9;[.K28]=75;8;[.K28]=70;8;[.K28]=65;7;[.K28]=60;7;[.K28]=55;6;[.K28]=50;6;[.K28]=45;6;[.K28]=40;5;[.K28]=35;4;[.K28]=30;4;[.K28]=25;3;[.K28]=20;2;[.K28]=15;1;[.K28]=10;1;[.K28]=0;0)" office:value-type="float" office:value="0" calcext:value-type="float">
            <text:p>0</text:p>
          </table:table-cell>
          <table:table-cell table:formula="of:=IF([.L28]&lt;=1;0;IF([.L28]&lt;=10;11;IF([.L28]&lt;=14;12;IF([.L28]&lt;=17;13;IF([.L28]&lt;=20;14;IF([.L28]&lt;=22;15;IF([.L28]&lt;=25;16;IF([.L28]&lt;=27;17;IF([.L28]&lt;=29;18;IF([.L28]&lt;=32;19;IF([.L28]&lt;=34;20;IF([.L28]&lt;=36;21;IF([.L2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8]=&quot;взв&quot;;11;[.O28]=&quot;накл&quot;;24;[.O28]=&quot;прокл&quot;;25;[.O28]=&quot;пт&quot;;26;[.O28]=90;10;[.O28]=85;10;[.O28]=80;9;[.O28]=75;8;[.O28]=70;8;[.O28]=65;7;[.O28]=60;7;[.O28]=55;6;[.O28]=50;6;[.O28]=45;6;[.O28]=40;5;[.O28]=35;4;[.O28]=30;4;[.O28]=25;3;[.O28]=20;2;[.O28]=15;1;[.O28]=10;1;[.O28]=0;0)" office:value-type="float" office:value="0" calcext:value-type="float">
            <text:p>0</text:p>
          </table:table-cell>
          <table:table-cell table:formula="of:=IF([.P28]&lt;=1;0;IF([.P28]&lt;=10;11;IF([.P28]&lt;=14;12;IF([.P28]&lt;=17;13;IF([.P28]&lt;=20;14;IF([.P28]&lt;=22;15;IF([.P28]&lt;=25;16;IF([.P28]&lt;=27;17;IF([.P28]&lt;=29;18;IF([.P28]&lt;=32;19;IF([.P28]&lt;=34;20;IF([.P28]&lt;=36;21;IF([.P28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28]*LOG10([.S28]+2)" office:value-type="float" office:value="1.41497334797082" calcext:value-type="float">
            <text:p>1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4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9]=&quot;взв&quot;;11;[.G29]=&quot;накл&quot;;24;[.G29]=&quot;прокл&quot;;25;[.G29]=&quot;пт&quot;;26;[.G29]=90;10;[.G29]=85;10;[.G29]=80;9;[.G29]=75;8;[.G29]=70;8;[.G29]=65;7;[.G29]=60;7;[.G29]=55;6;[.G29]=50;6;[.G29]=45;6;[.G29]=40;5;[.G29]=35;4;[.G29]=30;4;[.G29]=25;3;[.G29]=20;2;[.G29]=15;1;[.G29]=10;1;[.G29]=0;0)" office:value-type="float" office:value="26" calcext:value-type="float">
            <text:p>26</text:p>
          </table:table-cell>
          <table:table-cell table:formula="of:=IF([.H29]&lt;=1;0;IF([.H29]&lt;=10;11;IF([.H29]&lt;=14;12;IF([.H29]&lt;=17;13;IF([.H29]&lt;=20;14;IF([.H29]&lt;=22;15;IF([.H29]&lt;=25;16;IF([.H29]&lt;=27;17;IF([.H29]&lt;=29;18;IF([.H29]&lt;=32;19;IF([.H29]&lt;=34;20;IF([.H29]&lt;=36;21;IF([.H2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9]=&quot;взв&quot;;11;[.K29]=&quot;накл&quot;;24;[.K29]=&quot;прокл&quot;;25;[.K29]=&quot;пт&quot;;26;[.K29]=90;10;[.K29]=85;10;[.K29]=80;9;[.K29]=75;8;[.K29]=70;8;[.K29]=65;7;[.K29]=60;7;[.K29]=55;6;[.K29]=50;6;[.K29]=45;6;[.K29]=40;5;[.K29]=35;4;[.K29]=30;4;[.K29]=25;3;[.K29]=20;2;[.K29]=15;1;[.K29]=10;1;[.K29]=0;0)" office:value-type="float" office:value="26" calcext:value-type="float">
            <text:p>26</text:p>
          </table:table-cell>
          <table:table-cell table:formula="of:=IF([.L29]&lt;=1;0;IF([.L29]&lt;=10;11;IF([.L29]&lt;=14;12;IF([.L29]&lt;=17;13;IF([.L29]&lt;=20;14;IF([.L29]&lt;=22;15;IF([.L29]&lt;=25;16;IF([.L29]&lt;=27;17;IF([.L29]&lt;=29;18;IF([.L29]&lt;=32;19;IF([.L29]&lt;=34;20;IF([.L29]&lt;=36;21;IF([.L2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9]=&quot;взв&quot;;11;[.O29]=&quot;накл&quot;;24;[.O29]=&quot;прокл&quot;;25;[.O29]=&quot;пт&quot;;26;[.O29]=90;10;[.O29]=85;10;[.O29]=80;9;[.O29]=75;8;[.O29]=70;8;[.O29]=65;7;[.O29]=60;7;[.O29]=55;6;[.O29]=50;6;[.O29]=45;6;[.O29]=40;5;[.O29]=35;4;[.O29]=30;4;[.O29]=25;3;[.O29]=20;2;[.O29]=15;1;[.O29]=10;1;[.O29]=0;0)" office:value-type="float" office:value="26" calcext:value-type="float">
            <text:p>26</text:p>
          </table:table-cell>
          <table:table-cell table:formula="of:=IF([.P29]&lt;=1;0;IF([.P29]&lt;=10;11;IF([.P29]&lt;=14;12;IF([.P29]&lt;=17;13;IF([.P29]&lt;=20;14;IF([.P29]&lt;=22;15;IF([.P29]&lt;=25;16;IF([.P29]&lt;=27;17;IF([.P29]&lt;=29;18;IF([.P29]&lt;=32;19;IF([.P29]&lt;=34;20;IF([.P29]&lt;=36;21;IF([.P29]&lt;=40;22;24)))))))))))))" office:value-type="float" office:value="0" calcext:value-type="float">
            <text:p>0</text:p>
          </table:table-cell>
          <table:table-cell table:formula="of:=ROUND(([.Q29]+[.R29]+[.I29]+[.J29]+[.M29]+[.N29])/3;0)" office:value-type="float" office:value="26" calcext:value-type="float">
            <text:p>26</text:p>
          </table:table-cell>
          <table:table-cell table:style-name="ce70" table:formula="of:=[.F29]*LOG10([.S29]+2)" office:value-type="float" office:value="1.44715803134222" calcext:value-type="float">
            <text:p>1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1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30]=&quot;взв&quot;;11;[.G30]=&quot;накл&quot;;24;[.G30]=&quot;прокл&quot;;25;[.G30]=&quot;пт&quot;;26;[.G30]=90;10;[.G30]=85;10;[.G30]=80;9;[.G30]=75;8;[.G30]=70;8;[.G30]=65;7;[.G30]=60;7;[.G30]=55;6;[.G30]=50;6;[.G30]=45;6;[.G30]=40;5;[.G30]=35;4;[.G30]=30;4;[.G30]=25;3;[.G30]=20;2;[.G30]=15;1;[.G30]=10;1;[.G30]=0;0)" office:value-type="float" office:value="24" calcext:value-type="float">
            <text:p>24</text:p>
          </table:table-cell>
          <table:table-cell table:formula="of:=IF([.G30]&lt;=1;0;IF([.G30]&lt;=10;11;IF([.G30]&lt;=14;12;IF([.G30]&lt;=17;13;IF([.G30]&lt;=20;14;IF([.G30]&lt;=22;15;IF([.G30]&lt;=25;16;IF([.G30]&lt;=27;17;IF([.G30]&lt;=29;18;IF([.G30]&lt;=32;19;IF([.G30]&lt;=34;20;IF([.G30]&lt;=36;21;IF([.G30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30]=&quot;взв&quot;;11;[.K30]=&quot;накл&quot;;24;[.K30]=&quot;прокл&quot;;25;[.K30]=&quot;пт&quot;;26;[.K30]=90;10;[.K30]=85;10;[.K30]=80;9;[.K30]=75;8;[.K30]=70;8;[.K30]=65;7;[.K30]=60;7;[.K30]=55;6;[.K30]=50;6;[.K30]=45;6;[.K30]=40;5;[.K30]=35;4;[.K30]=30;4;[.K30]=25;3;[.K30]=20;2;[.K30]=15;1;[.K30]=10;1;[.K30]=0;0)" office:value-type="float" office:value="24" calcext:value-type="float">
            <text:p>24</text:p>
          </table:table-cell>
          <table:table-cell table:formula="of:=IF([.K30]&lt;=1;0;IF([.K30]&lt;=10;11;IF([.K30]&lt;=14;12;IF([.K30]&lt;=17;13;IF([.K30]&lt;=20;14;IF([.K30]&lt;=22;15;IF([.K30]&lt;=25;16;IF([.K30]&lt;=27;17;IF([.K30]&lt;=29;18;IF([.K30]&lt;=32;19;IF([.K30]&lt;=34;20;IF([.K30]&lt;=36;21;IF([.K30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0]=&quot;взв&quot;;11;[.O30]=&quot;накл&quot;;24;[.O30]=&quot;прокл&quot;;25;[.O30]=&quot;пт&quot;;26;[.O30]=90;10;[.O30]=85;10;[.O30]=80;9;[.O30]=75;8;[.O30]=70;8;[.O30]=65;7;[.O30]=60;7;[.O30]=55;6;[.O30]=50;6;[.O30]=45;6;[.O30]=40;5;[.O30]=35;4;[.O30]=30;4;[.O30]=25;3;[.O30]=20;2;[.O30]=15;1;[.O30]=10;1;[.O30]=0;0)" office:value-type="float" office:value="24" calcext:value-type="float">
            <text:p>24</text:p>
          </table:table-cell>
          <table:table-cell table:formula="of:=IF([.O30]&lt;=1;0;IF([.O30]&lt;=10;11;IF([.O30]&lt;=14;12;IF([.O30]&lt;=17;13;IF([.O30]&lt;=20;14;IF([.O30]&lt;=22;15;IF([.O30]&lt;=25;16;IF([.O30]&lt;=27;17;IF([.O30]&lt;=29;18;IF([.O30]&lt;=32;19;IF([.O30]&lt;=34;20;IF([.O30]&lt;=36;21;IF([.O30]&lt;=40;22;24)))))))))))))" office:value-type="float" office:value="24" calcext:value-type="float">
            <text:p>24</text:p>
          </table:table-cell>
          <table:table-cell table:formula="of:=ROUND(([.Q30]+[.R30]+[.I30]+[.J30]+[.M30]+[.N30])/3;0)" office:value-type="float" office:value="48" calcext:value-type="float">
            <text:p>48</text:p>
          </table:table-cell>
          <table:table-cell table:style-name="ce70" table:formula="of:=[.F30]*LOG10([.S30]+2)" office:value-type="float" office:value="1.69897000433602" calcext:value-type="float">
            <text:p>1,7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2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31]=&quot;взв&quot;;11;[.G31]=&quot;накл&quot;;24;[.G31]=&quot;прокл&quot;;25;[.G31]=&quot;пт&quot;;26;[.G31]=90;10;[.G31]=85;10;[.G31]=80;9;[.G31]=75;8;[.G31]=70;8;[.G31]=65;7;[.G31]=60;7;[.G31]=55;6;[.G31]=50;6;[.G31]=45;6;[.G31]=40;5;[.G31]=35;4;[.G31]=30;4;[.G31]=25;3;[.G31]=20;2;[.G31]=15;1;[.G31]=10;1;[.G31]=0;0)" office:value-type="float" office:value="24" calcext:value-type="float">
            <text:p>24</text:p>
          </table:table-cell>
          <table:table-cell table:formula="of:=IF([.G31]&lt;=1;0;IF([.G31]&lt;=10;11;IF([.G31]&lt;=14;12;IF([.G31]&lt;=17;13;IF([.G31]&lt;=20;14;IF([.G31]&lt;=22;15;IF([.G31]&lt;=25;16;IF([.G31]&lt;=27;17;IF([.G31]&lt;=29;18;IF([.G31]&lt;=32;19;IF([.G31]&lt;=34;20;IF([.G31]&lt;=36;21;IF([.G31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31]=&quot;взв&quot;;11;[.K31]=&quot;накл&quot;;24;[.K31]=&quot;прокл&quot;;25;[.K31]=&quot;пт&quot;;26;[.K31]=90;10;[.K31]=85;10;[.K31]=80;9;[.K31]=75;8;[.K31]=70;8;[.K31]=65;7;[.K31]=60;7;[.K31]=55;6;[.K31]=50;6;[.K31]=45;6;[.K31]=40;5;[.K31]=35;4;[.K31]=30;4;[.K31]=25;3;[.K31]=20;2;[.K31]=15;1;[.K31]=10;1;[.K31]=0;0)" office:value-type="float" office:value="24" calcext:value-type="float">
            <text:p>24</text:p>
          </table:table-cell>
          <table:table-cell table:formula="of:=IF([.K31]&lt;=1;0;IF([.K31]&lt;=10;11;IF([.K31]&lt;=14;12;IF([.K31]&lt;=17;13;IF([.K31]&lt;=20;14;IF([.K31]&lt;=22;15;IF([.K31]&lt;=25;16;IF([.K31]&lt;=27;17;IF([.K31]&lt;=29;18;IF([.K31]&lt;=32;19;IF([.K31]&lt;=34;20;IF([.K31]&lt;=36;21;IF([.K31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1]=&quot;взв&quot;;11;[.O31]=&quot;накл&quot;;24;[.O31]=&quot;прокл&quot;;25;[.O31]=&quot;пт&quot;;26;[.O31]=90;10;[.O31]=85;10;[.O31]=80;9;[.O31]=75;8;[.O31]=70;8;[.O31]=65;7;[.O31]=60;7;[.O31]=55;6;[.O31]=50;6;[.O31]=45;6;[.O31]=40;5;[.O31]=35;4;[.O31]=30;4;[.O31]=25;3;[.O31]=20;2;[.O31]=15;1;[.O31]=10;1;[.O31]=0;0)" office:value-type="float" office:value="24" calcext:value-type="float">
            <text:p>24</text:p>
          </table:table-cell>
          <table:table-cell table:formula="of:=IF([.O31]&lt;=1;0;IF([.O31]&lt;=10;11;IF([.O31]&lt;=14;12;IF([.O31]&lt;=17;13;IF([.O31]&lt;=20;14;IF([.O31]&lt;=22;15;IF([.O31]&lt;=25;16;IF([.O31]&lt;=27;17;IF([.O31]&lt;=29;18;IF([.O31]&lt;=32;19;IF([.O31]&lt;=34;20;IF([.O31]&lt;=36;21;IF([.O31]&lt;=40;22;24)))))))))))))" office:value-type="float" office:value="24" calcext:value-type="float">
            <text:p>24</text:p>
          </table:table-cell>
          <table:table-cell table:formula="of:=ROUND(([.Q31]+[.R31]+[.I31]+[.J31]+[.M31]+[.N31])/3;0)" office:value-type="float" office:value="48" calcext:value-type="float">
            <text:p>48</text:p>
          </table:table-cell>
          <table:table-cell table:style-name="ce70" table:formula="of:=[.F31]*LOG10([.S31]+2)" office:value-type="float" office:value="1.69897000433602" calcext:value-type="float">
            <text:p>1,7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2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32]=&quot;взв&quot;;11;[.G32]=&quot;накл&quot;;24;[.G32]=&quot;прокл&quot;;25;[.G32]=&quot;пт&quot;;26;[.G32]=90;10;[.G32]=85;10;[.G32]=80;9;[.G32]=75;8;[.G32]=70;8;[.G32]=65;7;[.G32]=60;7;[.G32]=55;6;[.G32]=50;6;[.G32]=45;6;[.G32]=40;5;[.G32]=35;4;[.G32]=30;4;[.G32]=25;3;[.G32]=20;2;[.G32]=15;1;[.G32]=10;1;[.G32]=0;0)" office:value-type="float" office:value="24" calcext:value-type="float">
            <text:p>24</text:p>
          </table:table-cell>
          <table:table-cell table:formula="of:=IF([.G32]&lt;=1;0;IF([.G32]&lt;=10;11;IF([.G32]&lt;=14;12;IF([.G32]&lt;=17;13;IF([.G32]&lt;=20;14;IF([.G32]&lt;=22;15;IF([.G32]&lt;=25;16;IF([.G32]&lt;=27;17;IF([.G32]&lt;=29;18;IF([.G32]&lt;=32;19;IF([.G32]&lt;=34;20;IF([.G32]&lt;=36;21;IF([.G32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32]=&quot;взв&quot;;11;[.K32]=&quot;накл&quot;;24;[.K32]=&quot;прокл&quot;;25;[.K32]=&quot;пт&quot;;26;[.K32]=90;10;[.K32]=85;10;[.K32]=80;9;[.K32]=75;8;[.K32]=70;8;[.K32]=65;7;[.K32]=60;7;[.K32]=55;6;[.K32]=50;6;[.K32]=45;6;[.K32]=40;5;[.K32]=35;4;[.K32]=30;4;[.K32]=25;3;[.K32]=20;2;[.K32]=15;1;[.K32]=10;1;[.K32]=0;0)" office:value-type="float" office:value="24" calcext:value-type="float">
            <text:p>24</text:p>
          </table:table-cell>
          <table:table-cell table:formula="of:=IF([.K32]&lt;=1;0;IF([.K32]&lt;=10;11;IF([.K32]&lt;=14;12;IF([.K32]&lt;=17;13;IF([.K32]&lt;=20;14;IF([.K32]&lt;=22;15;IF([.K32]&lt;=25;16;IF([.K32]&lt;=27;17;IF([.K32]&lt;=29;18;IF([.K32]&lt;=32;19;IF([.K32]&lt;=34;20;IF([.K32]&lt;=36;21;IF([.K32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32]=&quot;взв&quot;;11;[.O32]=&quot;накл&quot;;24;[.O32]=&quot;прокл&quot;;25;[.O32]=&quot;пт&quot;;26;[.O32]=90;10;[.O32]=85;10;[.O32]=80;9;[.O32]=75;8;[.O32]=70;8;[.O32]=65;7;[.O32]=60;7;[.O32]=55;6;[.O32]=50;6;[.O32]=45;6;[.O32]=40;5;[.O32]=35;4;[.O32]=30;4;[.O32]=25;3;[.O32]=20;2;[.O32]=15;1;[.O32]=10;1;[.O32]=0;0)" office:value-type="float" office:value="24" calcext:value-type="float">
            <text:p>24</text:p>
          </table:table-cell>
          <table:table-cell table:formula="of:=IF([.O32]&lt;=1;0;IF([.O32]&lt;=10;11;IF([.O32]&lt;=14;12;IF([.O32]&lt;=17;13;IF([.O32]&lt;=20;14;IF([.O32]&lt;=22;15;IF([.O32]&lt;=25;16;IF([.O32]&lt;=27;17;IF([.O32]&lt;=29;18;IF([.O32]&lt;=32;19;IF([.O32]&lt;=34;20;IF([.O32]&lt;=36;21;IF([.O32]&lt;=40;22;24)))))))))))))" office:value-type="float" office:value="24" calcext:value-type="float">
            <text:p>24</text:p>
          </table:table-cell>
          <table:table-cell table:formula="of:=ROUND(([.Q32]+[.R32]+[.I32]+[.J32]+[.M32]+[.N32])/3;0)" office:value-type="float" office:value="48" calcext:value-type="float">
            <text:p>48</text:p>
          </table:table-cell>
          <table:table-cell table:style-name="ce70" table:formula="of:=[.F32]*LOG10([.S32]+2)" office:value-type="float" office:value="1.69897000433602" calcext:value-type="float">
            <text:p>1,7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3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33]=&quot;взв&quot;;11;[.G33]=&quot;накл&quot;;24;[.G33]=&quot;прокл&quot;;25;[.G33]=&quot;пт&quot;;26;[.G33]=90;10;[.G33]=85;10;[.G33]=80;9;[.G33]=75;8;[.G33]=70;8;[.G33]=65;7;[.G33]=60;7;[.G33]=55;6;[.G33]=50;6;[.G33]=45;6;[.G33]=40;5;[.G33]=35;4;[.G33]=30;4;[.G33]=25;3;[.G33]=20;2;[.G33]=15;1;[.G33]=10;1;[.G33]=0;0)" office:value-type="float" office:value="0" calcext:value-type="float">
            <text:p>0</text:p>
          </table:table-cell>
          <table:table-cell table:formula="of:=IF([.H33]&lt;=1;0;IF([.H33]&lt;=10;11;IF([.H33]&lt;=14;12;IF([.H33]&lt;=17;13;IF([.H33]&lt;=20;14;IF([.H33]&lt;=22;15;IF([.H33]&lt;=25;16;IF([.H33]&lt;=27;17;IF([.H33]&lt;=29;18;IF([.H33]&lt;=32;19;IF([.H33]&lt;=34;20;IF([.H33]&lt;=36;21;IF([.H33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33]=&quot;взв&quot;;11;[.K33]=&quot;накл&quot;;24;[.K33]=&quot;прокл&quot;;25;[.K33]=&quot;пт&quot;;26;[.K33]=90;10;[.K33]=85;10;[.K33]=80;9;[.K33]=75;8;[.K33]=70;8;[.K33]=65;7;[.K33]=60;7;[.K33]=55;6;[.K33]=50;6;[.K33]=45;6;[.K33]=40;5;[.K33]=35;4;[.K33]=30;4;[.K33]=25;3;[.K33]=20;2;[.K33]=15;1;[.K33]=10;1;[.K33]=0;0)" office:value-type="float" office:value="0" calcext:value-type="float">
            <text:p>0</text:p>
          </table:table-cell>
          <table:table-cell table:formula="of:=IF([.L33]&lt;=1;0;IF([.L33]&lt;=10;11;IF([.L33]&lt;=14;12;IF([.L33]&lt;=17;13;IF([.L33]&lt;=20;14;IF([.L33]&lt;=22;15;IF([.L33]&lt;=25;16;IF([.L33]&lt;=27;17;IF([.L33]&lt;=29;18;IF([.L33]&lt;=32;19;IF([.L33]&lt;=34;20;IF([.L33]&lt;=36;21;IF([.L33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33]=&quot;взв&quot;;11;[.O33]=&quot;накл&quot;;24;[.O33]=&quot;прокл&quot;;25;[.O33]=&quot;пт&quot;;26;[.O33]=90;10;[.O33]=85;10;[.O33]=80;9;[.O33]=75;8;[.O33]=70;8;[.O33]=65;7;[.O33]=60;7;[.O33]=55;6;[.O33]=50;6;[.O33]=45;6;[.O33]=40;5;[.O33]=35;4;[.O33]=30;4;[.O33]=25;3;[.O33]=20;2;[.O33]=15;1;[.O33]=10;1;[.O33]=0;0)" office:value-type="float" office:value="0" calcext:value-type="float">
            <text:p>0</text:p>
          </table:table-cell>
          <table:table-cell table:formula="of:=IF([.P33]&lt;=1;0;IF([.P33]&lt;=10;11;IF([.P33]&lt;=14;12;IF([.P33]&lt;=17;13;IF([.P33]&lt;=20;14;IF([.P33]&lt;=22;15;IF([.P33]&lt;=25;16;IF([.P33]&lt;=27;17;IF([.P33]&lt;=29;18;IF([.P33]&lt;=32;19;IF([.P33]&lt;=34;20;IF([.P33]&lt;=36;21;IF([.P33]&lt;=40;22;24)))))))))))))" office:value-type="float" office:value="24" calcext:value-type="float">
            <text:p>24</text:p>
          </table:table-cell>
          <table:table-cell table:formula="of:=ROUND(([.Q33]+[.R33]+[.I33]+[.J33]+[.M33]+[.N33])/3;0)" office:value-type="float" office:value="24" calcext:value-type="float">
            <text:p>24</text:p>
          </table:table-cell>
          <table:table-cell table:style-name="ce70" table:formula="of:=[.F33]*LOG10([.S33]+2)" office:value-type="float" office:value="1.41497334797082" calcext:value-type="float">
            <text:p>1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4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4]=&quot;взв&quot;;11;[.G34]=&quot;накл&quot;;24;[.G34]=&quot;прокл&quot;;25;[.G34]=&quot;пт&quot;;26;[.G34]=90;10;[.G34]=85;10;[.G34]=80;9;[.G34]=75;8;[.G34]=70;8;[.G34]=65;7;[.G34]=60;7;[.G34]=55;6;[.G34]=50;6;[.G34]=45;6;[.G34]=40;5;[.G34]=35;4;[.G34]=30;4;[.G34]=25;3;[.G34]=20;2;[.G34]=15;1;[.G34]=10;1;[.G34]=0;0)" office:value-type="float" office:value="10" calcext:value-type="float">
            <text:p>10</text:p>
          </table:table-cell>
          <table:table-cell table:formula="of:=IF([.H34]&lt;=1;0;IF([.H34]&lt;=10;11;IF([.H34]&lt;=14;12;IF([.H34]&lt;=17;13;IF([.H34]&lt;=20;14;IF([.H34]&lt;=22;15;IF([.H34]&lt;=25;16;IF([.H34]&lt;=27;17;IF([.H34]&lt;=29;18;IF([.H34]&lt;=32;19;IF([.H34]&lt;=34;20;IF([.H34]&lt;=36;21;IF([.H34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34]=&quot;взв&quot;;11;[.K34]=&quot;накл&quot;;24;[.K34]=&quot;прокл&quot;;25;[.K34]=&quot;пт&quot;;26;[.K34]=90;10;[.K34]=85;10;[.K34]=80;9;[.K34]=75;8;[.K34]=70;8;[.K34]=65;7;[.K34]=60;7;[.K34]=55;6;[.K34]=50;6;[.K34]=45;6;[.K34]=40;5;[.K34]=35;4;[.K34]=30;4;[.K34]=25;3;[.K34]=20;2;[.K34]=15;1;[.K34]=10;1;[.K34]=0;0)" office:value-type="float" office:value="0" calcext:value-type="float">
            <text:p>0</text:p>
          </table:table-cell>
          <table:table-cell table:formula="of:=IF([.L34]&lt;=1;0;IF([.L34]&lt;=10;11;IF([.L34]&lt;=14;12;IF([.L34]&lt;=17;13;IF([.L34]&lt;=20;14;IF([.L34]&lt;=22;15;IF([.L34]&lt;=25;16;IF([.L34]&lt;=27;17;IF([.L34]&lt;=29;18;IF([.L34]&lt;=32;19;IF([.L34]&lt;=34;20;IF([.L34]&lt;=36;21;IF([.L34]&lt;=40;22;24)))))))))))))" office:value-type="float" office:value="14" calcext:value-type="float">
            <text:p>1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4]=&quot;взв&quot;;11;[.O34]=&quot;накл&quot;;24;[.O34]=&quot;прокл&quot;;25;[.O34]=&quot;пт&quot;;26;[.O34]=90;10;[.O34]=85;10;[.O34]=80;9;[.O34]=75;8;[.O34]=70;8;[.O34]=65;7;[.O34]=60;7;[.O34]=55;6;[.O34]=50;6;[.O34]=45;6;[.O34]=40;5;[.O34]=35;4;[.O34]=30;4;[.O34]=25;3;[.O34]=20;2;[.O34]=15;1;[.O34]=10;1;[.O34]=0;0)" office:value-type="float" office:value="11" calcext:value-type="float">
            <text:p>11</text:p>
          </table:table-cell>
          <table:table-cell table:formula="of:=IF([.P34]&lt;=1;0;IF([.P34]&lt;=10;11;IF([.P34]&lt;=14;12;IF([.P34]&lt;=17;13;IF([.P34]&lt;=20;14;IF([.P34]&lt;=22;15;IF([.P34]&lt;=25;16;IF([.P34]&lt;=27;17;IF([.P34]&lt;=29;18;IF([.P34]&lt;=32;19;IF([.P34]&lt;=34;20;IF([.P34]&lt;=36;21;IF([.P34]&lt;=40;22;24)))))))))))))" office:value-type="float" office:value="0" calcext:value-type="float">
            <text:p>0</text:p>
          </table:table-cell>
          <table:table-cell table:formula="of:=ROUND(([.Q34]+[.R34]+[.I34]+[.J34]+[.M34]+[.N34])/3;0)" office:value-type="float" office:value="12" calcext:value-type="float">
            <text:p>12</text:p>
          </table:table-cell>
          <table:table-cell table:style-name="ce70" table:formula="of:=[.F34]*LOG10([.S34]+2)" office:value-type="float" office:value="1.14612803567824" calcext:value-type="float">
            <text:p>1,1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string" calcext:value-type="string">
            <text:p>4 (1 мертвое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5]=&quot;взв&quot;;11;[.G35]=&quot;накл&quot;;24;[.G35]=&quot;прокл&quot;;25;[.G35]=&quot;пт&quot;;26;[.G35]=90;10;[.G35]=85;10;[.G35]=80;9;[.G35]=75;8;[.G35]=70;8;[.G35]=65;7;[.G35]=60;7;[.G35]=55;6;[.G35]=50;6;[.G35]=45;6;[.G35]=40;5;[.G35]=35;4;[.G35]=30;4;[.G35]=25;3;[.G35]=20;2;[.G35]=15;1;[.G35]=10;1;[.G35]=0;0)" office:value-type="float" office:value="0" calcext:value-type="float">
            <text:p>0</text:p>
          </table:table-cell>
          <table:table-cell table:formula="of:=IF([.H35]&lt;=1;0;IF([.H35]&lt;=10;11;IF([.H35]&lt;=14;12;IF([.H35]&lt;=17;13;IF([.H35]&lt;=20;14;IF([.H35]&lt;=22;15;IF([.H35]&lt;=25;16;IF([.H35]&lt;=27;17;IF([.H35]&lt;=29;18;IF([.H35]&lt;=32;19;IF([.H35]&lt;=34;20;IF([.H35]&lt;=36;21;IF([.H35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5]=&quot;взв&quot;;11;[.K35]=&quot;накл&quot;;24;[.K35]=&quot;прокл&quot;;25;[.K35]=&quot;пт&quot;;26;[.K35]=90;10;[.K35]=85;10;[.K35]=80;9;[.K35]=75;8;[.K35]=70;8;[.K35]=65;7;[.K35]=60;7;[.K35]=55;6;[.K35]=50;6;[.K35]=45;6;[.K35]=40;5;[.K35]=35;4;[.K35]=30;4;[.K35]=25;3;[.K35]=20;2;[.K35]=15;1;[.K35]=10;1;[.K35]=0;0)" office:value-type="float" office:value="0" calcext:value-type="float">
            <text:p>0</text:p>
          </table:table-cell>
          <table:table-cell table:formula="of:=IF([.L35]&lt;=1;0;IF([.L35]&lt;=10;11;IF([.L35]&lt;=14;12;IF([.L35]&lt;=17;13;IF([.L35]&lt;=20;14;IF([.L35]&lt;=22;15;IF([.L35]&lt;=25;16;IF([.L35]&lt;=27;17;IF([.L35]&lt;=29;18;IF([.L35]&lt;=32;19;IF([.L35]&lt;=34;20;IF([.L35]&lt;=36;21;IF([.L35]&lt;=40;22;24)))))))))))))" office:value-type="float" office:value="20" calcext:value-type="float">
            <text:p>2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35]=&quot;взв&quot;;11;[.O35]=&quot;накл&quot;;24;[.O35]=&quot;прокл&quot;;25;[.O35]=&quot;пт&quot;;26;[.O35]=90;10;[.O35]=85;10;[.O35]=80;9;[.O35]=75;8;[.O35]=70;8;[.O35]=65;7;[.O35]=60;7;[.O35]=55;6;[.O35]=50;6;[.O35]=45;6;[.O35]=40;5;[.O35]=35;4;[.O35]=30;4;[.O35]=25;3;[.O35]=20;2;[.O35]=15;1;[.O35]=10;1;[.O35]=0;0)" office:value-type="float" office:value="0" calcext:value-type="float">
            <text:p>0</text:p>
          </table:table-cell>
          <table:table-cell table:formula="of:=IF([.P35]&lt;=1;0;IF([.P35]&lt;=10;11;IF([.P35]&lt;=14;12;IF([.P35]&lt;=17;13;IF([.P35]&lt;=20;14;IF([.P35]&lt;=22;15;IF([.P35]&lt;=25;16;IF([.P35]&lt;=27;17;IF([.P35]&lt;=29;18;IF([.P35]&lt;=32;19;IF([.P35]&lt;=34;20;IF([.P35]&lt;=36;21;IF([.P35]&lt;=40;22;24)))))))))))))" office:value-type="float" office:value="24" calcext:value-type="float">
            <text:p>24</text:p>
          </table:table-cell>
          <table:table-cell table:formula="of:=ROUND(([.Q35]+[.R35]+[.I35]+[.J35]+[.M35]+[.N35])/3;0)" office:value-type="float" office:value="21" calcext:value-type="float">
            <text:p>21</text:p>
          </table:table-cell>
          <table:table-cell table:style-name="ce70" table:formula="of:=[.F35]*LOG10([.S35]+2)" office:value-type="float" office:value="1.36172783601759" calcext:value-type="float">
            <text:p>1,3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7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6]=&quot;взв&quot;;11;[.G36]=&quot;накл&quot;;24;[.G36]=&quot;прокл&quot;;25;[.G36]=&quot;пт&quot;;26;[.G36]=90;10;[.G36]=85;10;[.G36]=80;9;[.G36]=75;8;[.G36]=70;8;[.G36]=65;7;[.G36]=60;7;[.G36]=55;6;[.G36]=50;6;[.G36]=45;6;[.G36]=40;5;[.G36]=35;4;[.G36]=30;4;[.G36]=25;3;[.G36]=20;2;[.G36]=15;1;[.G36]=10;1;[.G36]=0;0)" office:value-type="float" office:value="4" calcext:value-type="float">
            <text:p>4</text:p>
          </table:table-cell>
          <table:table-cell table:formula="of:=IF([.H36]&lt;=1;0;IF([.H36]&lt;=10;11;IF([.H36]&lt;=14;12;IF([.H36]&lt;=17;13;IF([.H36]&lt;=20;14;IF([.H36]&lt;=22;15;IF([.H36]&lt;=25;16;IF([.H36]&lt;=27;17;IF([.H36]&lt;=29;18;IF([.H36]&lt;=32;19;IF([.H36]&lt;=34;20;IF([.H36]&lt;=36;21;IF([.H3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6]=&quot;взв&quot;;11;[.K36]=&quot;накл&quot;;24;[.K36]=&quot;прокл&quot;;25;[.K36]=&quot;пт&quot;;26;[.K36]=90;10;[.K36]=85;10;[.K36]=80;9;[.K36]=75;8;[.K36]=70;8;[.K36]=65;7;[.K36]=60;7;[.K36]=55;6;[.K36]=50;6;[.K36]=45;6;[.K36]=40;5;[.K36]=35;4;[.K36]=30;4;[.K36]=25;3;[.K36]=20;2;[.K36]=15;1;[.K36]=10;1;[.K36]=0;0)" office:value-type="float" office:value="4" calcext:value-type="float">
            <text:p>4</text:p>
          </table:table-cell>
          <table:table-cell table:formula="of:=IF([.L36]&lt;=1;0;IF([.L36]&lt;=10;11;IF([.L36]&lt;=14;12;IF([.L36]&lt;=17;13;IF([.L36]&lt;=20;14;IF([.L36]&lt;=22;15;IF([.L36]&lt;=25;16;IF([.L36]&lt;=27;17;IF([.L36]&lt;=29;18;IF([.L36]&lt;=32;19;IF([.L36]&lt;=34;20;IF([.L36]&lt;=36;21;IF([.L3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6]=&quot;взв&quot;;11;[.O36]=&quot;накл&quot;;24;[.O36]=&quot;прокл&quot;;25;[.O36]=&quot;пт&quot;;26;[.O36]=90;10;[.O36]=85;10;[.O36]=80;9;[.O36]=75;8;[.O36]=70;8;[.O36]=65;7;[.O36]=60;7;[.O36]=55;6;[.O36]=50;6;[.O36]=45;6;[.O36]=40;5;[.O36]=35;4;[.O36]=30;4;[.O36]=25;3;[.O36]=20;2;[.O36]=15;1;[.O36]=10;1;[.O36]=0;0)" office:value-type="float" office:value="4" calcext:value-type="float">
            <text:p>4</text:p>
          </table:table-cell>
          <table:table-cell table:formula="of:=IF([.P36]&lt;=1;0;IF([.P36]&lt;=10;11;IF([.P36]&lt;=14;12;IF([.P36]&lt;=17;13;IF([.P36]&lt;=20;14;IF([.P36]&lt;=22;15;IF([.P36]&lt;=25;16;IF([.P36]&lt;=27;17;IF([.P36]&lt;=29;18;IF([.P36]&lt;=32;19;IF([.P36]&lt;=34;20;IF([.P36]&lt;=36;21;IF([.P36]&lt;=40;22;24)))))))))))))" office:value-type="float" office:value="0" calcext:value-type="float">
            <text:p>0</text:p>
          </table:table-cell>
          <table:table-cell table:formula="of:=ROUND(([.Q36]+[.R36]+[.I36]+[.J36]+[.M36]+[.N36])/3;0)" office:value-type="float" office:value="4" calcext:value-type="float">
            <text:p>4</text:p>
          </table:table-cell>
          <table:table-cell table:style-name="ce70" table:formula="of:=[.F36]*LOG10([.S36]+2)" office:value-type="float" office:value="0.778151250383644" calcext:value-type="float">
            <text:p>0,7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9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7]=&quot;взв&quot;;11;[.G37]=&quot;накл&quot;;24;[.G37]=&quot;прокл&quot;;25;[.G37]=&quot;пт&quot;;26;[.G37]=90;10;[.G37]=85;10;[.G37]=80;9;[.G37]=75;8;[.G37]=70;8;[.G37]=65;7;[.G37]=60;7;[.G37]=55;6;[.G37]=50;6;[.G37]=45;6;[.G37]=40;5;[.G37]=35;4;[.G37]=30;4;[.G37]=25;3;[.G37]=20;2;[.G37]=15;1;[.G37]=10;1;[.G37]=0;0)" office:value-type="float" office:value="0" calcext:value-type="float">
            <text:p>0</text:p>
          </table:table-cell>
          <table:table-cell table:formula="of:=IF([.H37]&lt;=1;0;IF([.H37]&lt;=10;11;IF([.H37]&lt;=14;12;IF([.H37]&lt;=17;13;IF([.H37]&lt;=20;14;IF([.H37]&lt;=22;15;IF([.H37]&lt;=25;16;IF([.H37]&lt;=27;17;IF([.H37]&lt;=29;18;IF([.H37]&lt;=32;19;IF([.H37]&lt;=34;20;IF([.H37]&lt;=36;21;IF([.H3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7]=&quot;взв&quot;;11;[.K37]=&quot;накл&quot;;24;[.K37]=&quot;прокл&quot;;25;[.K37]=&quot;пт&quot;;26;[.K37]=90;10;[.K37]=85;10;[.K37]=80;9;[.K37]=75;8;[.K37]=70;8;[.K37]=65;7;[.K37]=60;7;[.K37]=55;6;[.K37]=50;6;[.K37]=45;6;[.K37]=40;5;[.K37]=35;4;[.K37]=30;4;[.K37]=25;3;[.K37]=20;2;[.K37]=15;1;[.K37]=10;1;[.K37]=0;0)" office:value-type="float" office:value="0" calcext:value-type="float">
            <text:p>0</text:p>
          </table:table-cell>
          <table:table-cell table:formula="of:=IF([.L37]&lt;=1;0;IF([.L37]&lt;=10;11;IF([.L37]&lt;=14;12;IF([.L37]&lt;=17;13;IF([.L37]&lt;=20;14;IF([.L37]&lt;=22;15;IF([.L37]&lt;=25;16;IF([.L37]&lt;=27;17;IF([.L37]&lt;=29;18;IF([.L37]&lt;=32;19;IF([.L37]&lt;=34;20;IF([.L37]&lt;=36;21;IF([.L3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7]=&quot;взв&quot;;11;[.O37]=&quot;накл&quot;;24;[.O37]=&quot;прокл&quot;;25;[.O37]=&quot;пт&quot;;26;[.O37]=90;10;[.O37]=85;10;[.O37]=80;9;[.O37]=75;8;[.O37]=70;8;[.O37]=65;7;[.O37]=60;7;[.O37]=55;6;[.O37]=50;6;[.O37]=45;6;[.O37]=40;5;[.O37]=35;4;[.O37]=30;4;[.O37]=25;3;[.O37]=20;2;[.O37]=15;1;[.O37]=10;1;[.O37]=0;0)" office:value-type="float" office:value="0" calcext:value-type="float">
            <text:p>0</text:p>
          </table:table-cell>
          <table:table-cell table:formula="of:=IF([.P37]&lt;=1;0;IF([.P37]&lt;=10;11;IF([.P37]&lt;=14;12;IF([.P37]&lt;=17;13;IF([.P37]&lt;=20;14;IF([.P37]&lt;=22;15;IF([.P37]&lt;=25;16;IF([.P37]&lt;=27;17;IF([.P37]&lt;=29;18;IF([.P37]&lt;=32;19;IF([.P37]&lt;=34;20;IF([.P37]&lt;=36;21;IF([.P37]&lt;=40;22;24)))))))))))))" office:value-type="float" office:value="21" calcext:value-type="float">
            <text:p>21</text:p>
          </table:table-cell>
          <table:table-cell table:formula="of:=ROUND(([.Q37]+[.R37]+[.I37]+[.J37]+[.M37]+[.N37])/3;0)" office:value-type="float" office:value="21" calcext:value-type="float">
            <text:p>21</text:p>
          </table:table-cell>
          <table:table-cell table:style-name="ce70" table:formula="of:=[.F37]*LOG10([.S37]+2)" office:value-type="float" office:value="1.36172783601759" calcext:value-type="float">
            <text:p>1,3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84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38]=&quot;взв&quot;;11;[.G38]=&quot;накл&quot;;24;[.G38]=&quot;прокл&quot;;25;[.G38]=&quot;пт&quot;;26;[.G38]=90;10;[.G38]=85;10;[.G38]=80;9;[.G38]=75;8;[.G38]=70;8;[.G38]=65;7;[.G38]=60;7;[.G38]=55;6;[.G38]=50;6;[.G38]=45;6;[.G38]=40;5;[.G38]=35;4;[.G38]=30;4;[.G38]=25;3;[.G38]=20;2;[.G38]=15;1;[.G38]=10;1;[.G38]=0;0)" office:value-type="float" office:value="0" calcext:value-type="float">
            <text:p>0</text:p>
          </table:table-cell>
          <table:table-cell table:formula="of:=IF([.H38]&lt;=1;0;IF([.H38]&lt;=10;11;IF([.H38]&lt;=14;12;IF([.H38]&lt;=17;13;IF([.H38]&lt;=20;14;IF([.H38]&lt;=22;15;IF([.H38]&lt;=25;16;IF([.H38]&lt;=27;17;IF([.H38]&lt;=29;18;IF([.H38]&lt;=32;19;IF([.H38]&lt;=34;20;IF([.H38]&lt;=36;21;IF([.H38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38]=&quot;взв&quot;;11;[.K38]=&quot;накл&quot;;24;[.K38]=&quot;прокл&quot;;25;[.K38]=&quot;пт&quot;;26;[.K38]=90;10;[.K38]=85;10;[.K38]=80;9;[.K38]=75;8;[.K38]=70;8;[.K38]=65;7;[.K38]=60;7;[.K38]=55;6;[.K38]=50;6;[.K38]=45;6;[.K38]=40;5;[.K38]=35;4;[.K38]=30;4;[.K38]=25;3;[.K38]=20;2;[.K38]=15;1;[.K38]=10;1;[.K38]=0;0)" office:value-type="float" office:value="0" calcext:value-type="float">
            <text:p>0</text:p>
          </table:table-cell>
          <table:table-cell table:formula="of:=IF([.L38]&lt;=1;0;IF([.L38]&lt;=10;11;IF([.L38]&lt;=14;12;IF([.L38]&lt;=17;13;IF([.L38]&lt;=20;14;IF([.L38]&lt;=22;15;IF([.L38]&lt;=25;16;IF([.L38]&lt;=27;17;IF([.L38]&lt;=29;18;IF([.L38]&lt;=32;19;IF([.L38]&lt;=34;20;IF([.L38]&lt;=36;21;IF([.L38]&lt;=40;22;24)))))))))))))"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38]=&quot;взв&quot;;11;[.O38]=&quot;накл&quot;;24;[.O38]=&quot;прокл&quot;;25;[.O38]=&quot;пт&quot;;26;[.O38]=90;10;[.O38]=85;10;[.O38]=80;9;[.O38]=75;8;[.O38]=70;8;[.O38]=65;7;[.O38]=60;7;[.O38]=55;6;[.O38]=50;6;[.O38]=45;6;[.O38]=40;5;[.O38]=35;4;[.O38]=30;4;[.O38]=25;3;[.O38]=20;2;[.O38]=15;1;[.O38]=10;1;[.O38]=0;0)" office:value-type="float" office:value="0" calcext:value-type="float">
            <text:p>0</text:p>
          </table:table-cell>
          <table:table-cell table:formula="of:=IF([.P38]&lt;=1;0;IF([.P38]&lt;=10;11;IF([.P38]&lt;=14;12;IF([.P38]&lt;=17;13;IF([.P38]&lt;=20;14;IF([.P38]&lt;=22;15;IF([.P38]&lt;=25;16;IF([.P38]&lt;=27;17;IF([.P38]&lt;=29;18;IF([.P38]&lt;=32;19;IF([.P38]&lt;=34;20;IF([.P38]&lt;=36;21;IF([.P38]&lt;=40;22;24)))))))))))))" office:value-type="float" office:value="14" calcext:value-type="float">
            <text:p>14</text:p>
          </table:table-cell>
          <table:table-cell table:formula="of:=ROUND(([.Q38]+[.R38]+[.I38]+[.J38]+[.M38]+[.N38])/3;0)" office:value-type="float" office:value="14" calcext:value-type="float">
            <text:p>14</text:p>
          </table:table-cell>
          <table:table-cell table:style-name="ce70" table:formula="of:=[.F38]*LOG10([.S38]+2)" office:value-type="float" office:value="1.20411998265592" calcext:value-type="float">
            <text:p>1,2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49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39]=&quot;взв&quot;;11;[.G39]=&quot;накл&quot;;24;[.G39]=&quot;прокл&quot;;25;[.G39]=&quot;пт&quot;;26;[.G39]=90;10;[.G39]=85;10;[.G39]=80;9;[.G39]=75;8;[.G39]=70;8;[.G39]=65;7;[.G39]=60;7;[.G39]=55;6;[.G39]=50;6;[.G39]=45;6;[.G39]=40;5;[.G39]=35;4;[.G39]=30;4;[.G39]=25;3;[.G39]=20;2;[.G39]=15;1;[.G39]=10;1;[.G39]=0;0)" office:value-type="float" office:value="25" calcext:value-type="float">
            <text:p>25</text:p>
          </table:table-cell>
          <table:table-cell table:formula="of:=IF([.H39]&lt;=1;0;IF([.H39]&lt;=10;11;IF([.H39]&lt;=14;12;IF([.H39]&lt;=17;13;IF([.H39]&lt;=20;14;IF([.H39]&lt;=22;15;IF([.H39]&lt;=25;16;IF([.H39]&lt;=27;17;IF([.H39]&lt;=29;18;IF([.H39]&lt;=32;19;IF([.H39]&lt;=34;20;IF([.H39]&lt;=36;21;IF([.H3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9]=&quot;взв&quot;;11;[.K39]=&quot;накл&quot;;24;[.K39]=&quot;прокл&quot;;25;[.K39]=&quot;пт&quot;;26;[.K39]=90;10;[.K39]=85;10;[.K39]=80;9;[.K39]=75;8;[.K39]=70;8;[.K39]=65;7;[.K39]=60;7;[.K39]=55;6;[.K39]=50;6;[.K39]=45;6;[.K39]=40;5;[.K39]=35;4;[.K39]=30;4;[.K39]=25;3;[.K39]=20;2;[.K39]=15;1;[.K39]=10;1;[.K39]=0;0)" office:value-type="float" office:value="26" calcext:value-type="float">
            <text:p>26</text:p>
          </table:table-cell>
          <table:table-cell table:formula="of:=IF([.L39]&lt;=1;0;IF([.L39]&lt;=10;11;IF([.L39]&lt;=14;12;IF([.L39]&lt;=17;13;IF([.L39]&lt;=20;14;IF([.L39]&lt;=22;15;IF([.L39]&lt;=25;16;IF([.L39]&lt;=27;17;IF([.L39]&lt;=29;18;IF([.L39]&lt;=32;19;IF([.L39]&lt;=34;20;IF([.L39]&lt;=36;21;IF([.L3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9]=&quot;взв&quot;;11;[.O39]=&quot;накл&quot;;24;[.O39]=&quot;прокл&quot;;25;[.O39]=&quot;пт&quot;;26;[.O39]=90;10;[.O39]=85;10;[.O39]=80;9;[.O39]=75;8;[.O39]=70;8;[.O39]=65;7;[.O39]=60;7;[.O39]=55;6;[.O39]=50;6;[.O39]=45;6;[.O39]=40;5;[.O39]=35;4;[.O39]=30;4;[.O39]=25;3;[.O39]=20;2;[.O39]=15;1;[.O39]=10;1;[.O39]=0;0)" office:value-type="float" office:value="26" calcext:value-type="float">
            <text:p>26</text:p>
          </table:table-cell>
          <table:table-cell table:formula="of:=IF([.P39]&lt;=1;0;IF([.P39]&lt;=10;11;IF([.P39]&lt;=14;12;IF([.P39]&lt;=17;13;IF([.P39]&lt;=20;14;IF([.P39]&lt;=22;15;IF([.P39]&lt;=25;16;IF([.P39]&lt;=27;17;IF([.P39]&lt;=29;18;IF([.P39]&lt;=32;19;IF([.P39]&lt;=34;20;IF([.P39]&lt;=36;21;IF([.P39]&lt;=40;22;24)))))))))))))" office:value-type="float" office:value="0" calcext:value-type="float">
            <text:p>0</text:p>
          </table:table-cell>
          <table:table-cell table:formula="of:=ROUND(([.Q39]+[.R39]+[.I39]+[.J39]+[.M39]+[.N39])/3;0)" office:value-type="float" office:value="26" calcext:value-type="float">
            <text:p>26</text:p>
          </table:table-cell>
          <table:table-cell table:style-name="ce70" table:formula="of:=[.F39]*LOG10([.S39]+2)" office:value-type="float" office:value="1.44715803134222" calcext:value-type="float">
            <text:p>1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604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0]=&quot;взв&quot;;11;[.G40]=&quot;накл&quot;;24;[.G40]=&quot;прокл&quot;;25;[.G40]=&quot;пт&quot;;26;[.G40]=90;10;[.G40]=85;10;[.G40]=80;9;[.G40]=75;8;[.G40]=70;8;[.G40]=65;7;[.G40]=60;7;[.G40]=55;6;[.G40]=50;6;[.G40]=45;6;[.G40]=40;5;[.G40]=35;4;[.G40]=30;4;[.G40]=25;3;[.G40]=20;2;[.G40]=15;1;[.G40]=10;1;[.G40]=0;0)" office:value-type="float" office:value="0" calcext:value-type="float">
            <text:p>0</text:p>
          </table:table-cell>
          <table:table-cell table:formula="of:=IF([.H40]&lt;=1;0;IF([.H40]&lt;=10;11;IF([.H40]&lt;=14;12;IF([.H40]&lt;=17;13;IF([.H40]&lt;=20;14;IF([.H40]&lt;=22;15;IF([.H40]&lt;=25;16;IF([.H40]&lt;=27;17;IF([.H40]&lt;=29;18;IF([.H40]&lt;=32;19;IF([.H40]&lt;=34;20;IF([.H40]&lt;=36;21;IF([.H40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40]=&quot;взв&quot;;11;[.K40]=&quot;накл&quot;;24;[.K40]=&quot;прокл&quot;;25;[.K40]=&quot;пт&quot;;26;[.K40]=90;10;[.K40]=85;10;[.K40]=80;9;[.K40]=75;8;[.K40]=70;8;[.K40]=65;7;[.K40]=60;7;[.K40]=55;6;[.K40]=50;6;[.K40]=45;6;[.K40]=40;5;[.K40]=35;4;[.K40]=30;4;[.K40]=25;3;[.K40]=20;2;[.K40]=15;1;[.K40]=10;1;[.K40]=0;0)" office:value-type="float" office:value="0" calcext:value-type="float">
            <text:p>0</text:p>
          </table:table-cell>
          <table:table-cell table:formula="of:=IF([.L40]&lt;=1;0;IF([.L40]&lt;=10;11;IF([.L40]&lt;=14;12;IF([.L40]&lt;=17;13;IF([.L40]&lt;=20;14;IF([.L40]&lt;=22;15;IF([.L40]&lt;=25;16;IF([.L40]&lt;=27;17;IF([.L40]&lt;=29;18;IF([.L40]&lt;=32;19;IF([.L40]&lt;=34;20;IF([.L40]&lt;=36;21;IF([.L40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0]=&quot;взв&quot;;11;[.O40]=&quot;накл&quot;;24;[.O40]=&quot;прокл&quot;;25;[.O40]=&quot;пт&quot;;26;[.O40]=90;10;[.O40]=85;10;[.O40]=80;9;[.O40]=75;8;[.O40]=70;8;[.O40]=65;7;[.O40]=60;7;[.O40]=55;6;[.O40]=50;6;[.O40]=45;6;[.O40]=40;5;[.O40]=35;4;[.O40]=30;4;[.O40]=25;3;[.O40]=20;2;[.O40]=15;1;[.O40]=10;1;[.O40]=0;0)" office:value-type="float" office:value="0" calcext:value-type="float">
            <text:p>0</text:p>
          </table:table-cell>
          <table:table-cell table:formula="of:=IF([.P40]&lt;=1;0;IF([.P40]&lt;=10;11;IF([.P40]&lt;=14;12;IF([.P40]&lt;=17;13;IF([.P40]&lt;=20;14;IF([.P40]&lt;=22;15;IF([.P40]&lt;=25;16;IF([.P40]&lt;=27;17;IF([.P40]&lt;=29;18;IF([.P40]&lt;=32;19;IF([.P40]&lt;=34;20;IF([.P40]&lt;=36;21;IF([.P40]&lt;=40;22;24)))))))))))))" office:value-type="float" office:value="19" calcext:value-type="float">
            <text:p>19</text:p>
          </table:table-cell>
          <table:table-cell table:formula="of:=ROUND(([.Q40]+[.R40]+[.I40]+[.J40]+[.M40]+[.N40])/3;0)" office:value-type="float" office:value="18" calcext:value-type="float">
            <text:p>18</text:p>
          </table:table-cell>
          <table:table-cell table:style-name="ce70" table:formula="of:=[.F40]*LOG10([.S40]+2)" office:value-type="float" office:value="1.30102999566398" calcext:value-type="float">
            <text:p>1,3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37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41]=&quot;взв&quot;;11;[.G41]=&quot;накл&quot;;24;[.G41]=&quot;прокл&quot;;25;[.G41]=&quot;пт&quot;;26;[.G41]=90;10;[.G41]=85;10;[.G41]=80;9;[.G41]=75;8;[.G41]=70;8;[.G41]=65;7;[.G41]=60;7;[.G41]=55;6;[.G41]=50;6;[.G41]=45;6;[.G41]=40;5;[.G41]=35;4;[.G41]=30;4;[.G41]=25;3;[.G41]=20;2;[.G41]=15;1;[.G41]=10;1;[.G41]=0;0)" office:value-type="float" office:value="25" calcext:value-type="float">
            <text:p>25</text:p>
          </table:table-cell>
          <table:table-cell table:formula="of:=IF([.H41]&lt;=1;0;IF([.H41]&lt;=10;11;IF([.H41]&lt;=14;12;IF([.H41]&lt;=17;13;IF([.H41]&lt;=20;14;IF([.H41]&lt;=22;15;IF([.H41]&lt;=25;16;IF([.H41]&lt;=27;17;IF([.H41]&lt;=29;18;IF([.H41]&lt;=32;19;IF([.H41]&lt;=34;20;IF([.H41]&lt;=36;21;IF([.H4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1]=&quot;взв&quot;;11;[.K41]=&quot;накл&quot;;24;[.K41]=&quot;прокл&quot;;25;[.K41]=&quot;пт&quot;;26;[.K41]=90;10;[.K41]=85;10;[.K41]=80;9;[.K41]=75;8;[.K41]=70;8;[.K41]=65;7;[.K41]=60;7;[.K41]=55;6;[.K41]=50;6;[.K41]=45;6;[.K41]=40;5;[.K41]=35;4;[.K41]=30;4;[.K41]=25;3;[.K41]=20;2;[.K41]=15;1;[.K41]=10;1;[.K41]=0;0)" office:value-type="float" office:value="0" calcext:value-type="float">
            <text:p>0</text:p>
          </table:table-cell>
          <table:table-cell table:formula="of:=IF([.L41]&lt;=1;0;IF([.L41]&lt;=10;11;IF([.L41]&lt;=14;12;IF([.L41]&lt;=17;13;IF([.L41]&lt;=20;14;IF([.L41]&lt;=22;15;IF([.L41]&lt;=25;16;IF([.L41]&lt;=27;17;IF([.L41]&lt;=29;18;IF([.L41]&lt;=32;19;IF([.L41]&lt;=34;20;IF([.L41]&lt;=36;21;IF([.L4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1]=&quot;взв&quot;;11;[.O41]=&quot;накл&quot;;24;[.O41]=&quot;прокл&quot;;25;[.O41]=&quot;пт&quot;;26;[.O41]=90;10;[.O41]=85;10;[.O41]=80;9;[.O41]=75;8;[.O41]=70;8;[.O41]=65;7;[.O41]=60;7;[.O41]=55;6;[.O41]=50;6;[.O41]=45;6;[.O41]=40;5;[.O41]=35;4;[.O41]=30;4;[.O41]=25;3;[.O41]=20;2;[.O41]=15;1;[.O41]=10;1;[.O41]=0;0)" office:value-type="float" office:value="0" calcext:value-type="float">
            <text:p>0</text:p>
          </table:table-cell>
          <table:table-cell table:formula="of:=IF([.P41]&lt;=1;0;IF([.P41]&lt;=10;11;IF([.P41]&lt;=14;12;IF([.P41]&lt;=17;13;IF([.P41]&lt;=20;14;IF([.P41]&lt;=22;15;IF([.P41]&lt;=25;16;IF([.P41]&lt;=27;17;IF([.P41]&lt;=29;18;IF([.P41]&lt;=32;19;IF([.P41]&lt;=34;20;IF([.P41]&lt;=36;21;IF([.P41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41]*LOG10([.S41]+2)" office:value-type="float" office:value="2.12246002195623" calcext:value-type="float">
            <text:p>2,1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5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2]=&quot;взв&quot;;11;[.G42]=&quot;накл&quot;;24;[.G42]=&quot;прокл&quot;;25;[.G42]=&quot;пт&quot;;26;[.G42]=90;10;[.G42]=85;10;[.G42]=80;9;[.G42]=75;8;[.G42]=70;8;[.G42]=65;7;[.G42]=60;7;[.G42]=55;6;[.G42]=50;6;[.G42]=45;6;[.G42]=40;5;[.G42]=35;4;[.G42]=30;4;[.G42]=25;3;[.G42]=20;2;[.G42]=15;1;[.G42]=10;1;[.G42]=0;0)" office:value-type="float" office:value="11" calcext:value-type="float">
            <text:p>11</text:p>
          </table:table-cell>
          <table:table-cell table:formula="of:=IF([.H42]&lt;=1;0;IF([.H42]&lt;=10;11;IF([.H42]&lt;=14;12;IF([.H42]&lt;=17;13;IF([.H42]&lt;=20;14;IF([.H42]&lt;=22;15;IF([.H42]&lt;=25;16;IF([.H42]&lt;=27;17;IF([.H42]&lt;=29;18;IF([.H42]&lt;=32;19;IF([.H42]&lt;=34;20;IF([.H42]&lt;=36;21;IF([.H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2]=&quot;взв&quot;;11;[.K42]=&quot;накл&quot;;24;[.K42]=&quot;прокл&quot;;25;[.K42]=&quot;пт&quot;;26;[.K42]=90;10;[.K42]=85;10;[.K42]=80;9;[.K42]=75;8;[.K42]=70;8;[.K42]=65;7;[.K42]=60;7;[.K42]=55;6;[.K42]=50;6;[.K42]=45;6;[.K42]=40;5;[.K42]=35;4;[.K42]=30;4;[.K42]=25;3;[.K42]=20;2;[.K42]=15;1;[.K42]=10;1;[.K42]=0;0)" office:value-type="float" office:value="10" calcext:value-type="float">
            <text:p>10</text:p>
          </table:table-cell>
          <table:table-cell table:formula="of:=IF([.L42]&lt;=1;0;IF([.L42]&lt;=10;11;IF([.L42]&lt;=14;12;IF([.L42]&lt;=17;13;IF([.L42]&lt;=20;14;IF([.L42]&lt;=22;15;IF([.L42]&lt;=25;16;IF([.L42]&lt;=27;17;IF([.L42]&lt;=29;18;IF([.L42]&lt;=32;19;IF([.L42]&lt;=34;20;IF([.L42]&lt;=36;21;IF([.L4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42]=&quot;взв&quot;;11;[.O42]=&quot;накл&quot;;24;[.O42]=&quot;прокл&quot;;25;[.O42]=&quot;пт&quot;;26;[.O42]=90;10;[.O42]=85;10;[.O42]=80;9;[.O42]=75;8;[.O42]=70;8;[.O42]=65;7;[.O42]=60;7;[.O42]=55;6;[.O42]=50;6;[.O42]=45;6;[.O42]=40;5;[.O42]=35;4;[.O42]=30;4;[.O42]=25;3;[.O42]=20;2;[.O42]=15;1;[.O42]=10;1;[.O42]=0;0)" office:value-type="float" office:value="11" calcext:value-type="float">
            <text:p>11</text:p>
          </table:table-cell>
          <table:table-cell table:formula="of:=IF([.P42]&lt;=1;0;IF([.P42]&lt;=10;11;IF([.P42]&lt;=14;12;IF([.P42]&lt;=17;13;IF([.P42]&lt;=20;14;IF([.P42]&lt;=22;15;IF([.P42]&lt;=25;16;IF([.P42]&lt;=27;17;IF([.P42]&lt;=29;18;IF([.P42]&lt;=32;19;IF([.P42]&lt;=34;20;IF([.P42]&lt;=36;21;IF([.P42]&lt;=40;22;24)))))))))))))" office:value-type="float" office:value="0" calcext:value-type="float">
            <text:p>0</text:p>
          </table:table-cell>
          <table:table-cell table:formula="of:=ROUND(([.Q42]+[.R42]+[.I42]+[.J42]+[.M42]+[.N42])/3;0)" office:value-type="float" office:value="11" calcext:value-type="float">
            <text:p>11</text:p>
          </table:table-cell>
          <table:table-cell table:style-name="ce70" table:formula="of:=[.F42]*LOG10([.S42]+2)" office:value-type="float" office:value="1.67091502846026" calcext:value-type="float">
            <text:p>1,6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5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3]=&quot;взв&quot;;11;[.G43]=&quot;накл&quot;;24;[.G43]=&quot;прокл&quot;;25;[.G43]=&quot;пт&quot;;26;[.G43]=90;10;[.G43]=85;10;[.G43]=80;9;[.G43]=75;8;[.G43]=70;8;[.G43]=65;7;[.G43]=60;7;[.G43]=55;6;[.G43]=50;6;[.G43]=45;6;[.G43]=40;5;[.G43]=35;4;[.G43]=30;4;[.G43]=25;3;[.G43]=20;2;[.G43]=15;1;[.G43]=10;1;[.G43]=0;0)" office:value-type="float" office:value="11" calcext:value-type="float">
            <text:p>11</text:p>
          </table:table-cell>
          <table:table-cell table:formula="of:=IF([.H43]&lt;=1;0;IF([.H43]&lt;=10;11;IF([.H43]&lt;=14;12;IF([.H43]&lt;=17;13;IF([.H43]&lt;=20;14;IF([.H43]&lt;=22;15;IF([.H43]&lt;=25;16;IF([.H43]&lt;=27;17;IF([.H43]&lt;=29;18;IF([.H43]&lt;=32;19;IF([.H43]&lt;=34;20;IF([.H43]&lt;=36;21;IF([.H4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3]=&quot;взв&quot;;11;[.K43]=&quot;накл&quot;;24;[.K43]=&quot;прокл&quot;;25;[.K43]=&quot;пт&quot;;26;[.K43]=90;10;[.K43]=85;10;[.K43]=80;9;[.K43]=75;8;[.K43]=70;8;[.K43]=65;7;[.K43]=60;7;[.K43]=55;6;[.K43]=50;6;[.K43]=45;6;[.K43]=40;5;[.K43]=35;4;[.K43]=30;4;[.K43]=25;3;[.K43]=20;2;[.K43]=15;1;[.K43]=10;1;[.K43]=0;0)" office:value-type="float" office:value="10" calcext:value-type="float">
            <text:p>10</text:p>
          </table:table-cell>
          <table:table-cell table:formula="of:=IF([.L43]&lt;=1;0;IF([.L43]&lt;=10;11;IF([.L43]&lt;=14;12;IF([.L43]&lt;=17;13;IF([.L43]&lt;=20;14;IF([.L43]&lt;=22;15;IF([.L43]&lt;=25;16;IF([.L43]&lt;=27;17;IF([.L43]&lt;=29;18;IF([.L43]&lt;=32;19;IF([.L43]&lt;=34;20;IF([.L43]&lt;=36;21;IF([.L4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3]=&quot;взв&quot;;11;[.O43]=&quot;накл&quot;;24;[.O43]=&quot;прокл&quot;;25;[.O43]=&quot;пт&quot;;26;[.O43]=90;10;[.O43]=85;10;[.O43]=80;9;[.O43]=75;8;[.O43]=70;8;[.O43]=65;7;[.O43]=60;7;[.O43]=55;6;[.O43]=50;6;[.O43]=45;6;[.O43]=40;5;[.O43]=35;4;[.O43]=30;4;[.O43]=25;3;[.O43]=20;2;[.O43]=15;1;[.O43]=10;1;[.O43]=0;0)" office:value-type="float" office:value="10" calcext:value-type="float">
            <text:p>10</text:p>
          </table:table-cell>
          <table:table-cell table:formula="of:=IF([.P43]&lt;=1;0;IF([.P43]&lt;=10;11;IF([.P43]&lt;=14;12;IF([.P43]&lt;=17;13;IF([.P43]&lt;=20;14;IF([.P43]&lt;=22;15;IF([.P43]&lt;=25;16;IF([.P43]&lt;=27;17;IF([.P43]&lt;=29;18;IF([.P43]&lt;=32;19;IF([.P43]&lt;=34;20;IF([.P43]&lt;=36;21;IF([.P43]&lt;=40;22;24)))))))))))))" office:value-type="float" office:value="0" calcext:value-type="float">
            <text:p>0</text:p>
          </table:table-cell>
          <table:table-cell table:formula="of:=ROUND(([.Q43]+[.R43]+[.I43]+[.J43]+[.M43]+[.N43])/3;0)" office:value-type="float" office:value="10" calcext:value-type="float">
            <text:p>10</text:p>
          </table:table-cell>
          <table:table-cell table:style-name="ce70" table:formula="of:=[.F43]*LOG10([.S43]+2)" office:value-type="float" office:value="1.61877186907144" calcext:value-type="float">
            <text:p>1,6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44]=&quot;взв&quot;;11;[.G44]=&quot;накл&quot;;24;[.G44]=&quot;прокл&quot;;25;[.G44]=&quot;пт&quot;;26;[.G44]=90;10;[.G44]=85;10;[.G44]=80;9;[.G44]=75;8;[.G44]=70;8;[.G44]=65;7;[.G44]=60;7;[.G44]=55;6;[.G44]=50;6;[.G44]=45;6;[.G44]=40;5;[.G44]=35;4;[.G44]=30;4;[.G44]=25;3;[.G44]=20;2;[.G44]=15;1;[.G44]=10;1;[.G44]=0;0)" office:value-type="float" office:value="0" calcext:value-type="float">
            <text:p>0</text:p>
          </table:table-cell>
          <table:table-cell table:formula="of:=IF([.H44]&lt;=1;0;IF([.H44]&lt;=10;11;IF([.H44]&lt;=14;12;IF([.H44]&lt;=17;13;IF([.H44]&lt;=20;14;IF([.H44]&lt;=22;15;IF([.H44]&lt;=25;16;IF([.H44]&lt;=27;17;IF([.H44]&lt;=29;18;IF([.H44]&lt;=32;19;IF([.H44]&lt;=34;20;IF([.H44]&lt;=36;21;IF([.H44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44]=&quot;взв&quot;;11;[.K44]=&quot;накл&quot;;24;[.K44]=&quot;прокл&quot;;25;[.K44]=&quot;пт&quot;;26;[.K44]=90;10;[.K44]=85;10;[.K44]=80;9;[.K44]=75;8;[.K44]=70;8;[.K44]=65;7;[.K44]=60;7;[.K44]=55;6;[.K44]=50;6;[.K44]=45;6;[.K44]=40;5;[.K44]=35;4;[.K44]=30;4;[.K44]=25;3;[.K44]=20;2;[.K44]=15;1;[.K44]=10;1;[.K44]=0;0)" office:value-type="float" office:value="0" calcext:value-type="float">
            <text:p>0</text:p>
          </table:table-cell>
          <table:table-cell table:formula="of:=IF([.L44]&lt;=1;0;IF([.L44]&lt;=10;11;IF([.L44]&lt;=14;12;IF([.L44]&lt;=17;13;IF([.L44]&lt;=20;14;IF([.L44]&lt;=22;15;IF([.L44]&lt;=25;16;IF([.L44]&lt;=27;17;IF([.L44]&lt;=29;18;IF([.L44]&lt;=32;19;IF([.L44]&lt;=34;20;IF([.L44]&lt;=36;21;IF([.L44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44]=&quot;взв&quot;;11;[.O44]=&quot;накл&quot;;24;[.O44]=&quot;прокл&quot;;25;[.O44]=&quot;пт&quot;;26;[.O44]=90;10;[.O44]=85;10;[.O44]=80;9;[.O44]=75;8;[.O44]=70;8;[.O44]=65;7;[.O44]=60;7;[.O44]=55;6;[.O44]=50;6;[.O44]=45;6;[.O44]=40;5;[.O44]=35;4;[.O44]=30;4;[.O44]=25;3;[.O44]=20;2;[.O44]=15;1;[.O44]=10;1;[.O44]=0;0)" office:value-type="float" office:value="0" calcext:value-type="float">
            <text:p>0</text:p>
          </table:table-cell>
          <table:table-cell table:formula="of:=IF([.P44]&lt;=1;0;IF([.P44]&lt;=10;11;IF([.P44]&lt;=14;12;IF([.P44]&lt;=17;13;IF([.P44]&lt;=20;14;IF([.P44]&lt;=22;15;IF([.P44]&lt;=25;16;IF([.P44]&lt;=27;17;IF([.P44]&lt;=29;18;IF([.P44]&lt;=32;19;IF([.P44]&lt;=34;20;IF([.P44]&lt;=36;21;IF([.P44]&lt;=40;22;24)))))))))))))" office:value-type="float" office:value="18" calcext:value-type="float">
            <text:p>18</text:p>
          </table:table-cell>
          <table:table-cell table:formula="of:=ROUND(([.Q44]+[.R44]+[.I44]+[.J44]+[.M44]+[.N44])/3;0)" office:value-type="float" office:value="17" calcext:value-type="float">
            <text:p>17</text:p>
          </table:table-cell>
          <table:table-cell table:style-name="ce70" table:formula="of:=[.F44]*LOG10([.S44]+2)" office:value-type="float" office:value="1.91813040142924" calcext:value-type="float">
            <text:p>1,9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5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5]=&quot;взв&quot;;11;[.G45]=&quot;накл&quot;;24;[.G45]=&quot;прокл&quot;;25;[.G45]=&quot;пт&quot;;26;[.G45]=90;10;[.G45]=85;10;[.G45]=80;9;[.G45]=75;8;[.G45]=70;8;[.G45]=65;7;[.G45]=60;7;[.G45]=55;6;[.G45]=50;6;[.G45]=45;6;[.G45]=40;5;[.G45]=35;4;[.G45]=30;4;[.G45]=25;3;[.G45]=20;2;[.G45]=15;1;[.G45]=10;1;[.G45]=0;0)" office:value-type="float" office:value="11" calcext:value-type="float">
            <text:p>11</text:p>
          </table:table-cell>
          <table:table-cell table:formula="of:=IF([.H45]&lt;=1;0;IF([.H45]&lt;=10;11;IF([.H45]&lt;=14;12;IF([.H45]&lt;=17;13;IF([.H45]&lt;=20;14;IF([.H45]&lt;=22;15;IF([.H45]&lt;=25;16;IF([.H45]&lt;=27;17;IF([.H45]&lt;=29;18;IF([.H45]&lt;=32;19;IF([.H45]&lt;=34;20;IF([.H45]&lt;=36;21;IF([.H4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5]=&quot;взв&quot;;11;[.K45]=&quot;накл&quot;;24;[.K45]=&quot;прокл&quot;;25;[.K45]=&quot;пт&quot;;26;[.K45]=90;10;[.K45]=85;10;[.K45]=80;9;[.K45]=75;8;[.K45]=70;8;[.K45]=65;7;[.K45]=60;7;[.K45]=55;6;[.K45]=50;6;[.K45]=45;6;[.K45]=40;5;[.K45]=35;4;[.K45]=30;4;[.K45]=25;3;[.K45]=20;2;[.K45]=15;1;[.K45]=10;1;[.K45]=0;0)" office:value-type="float" office:value="8" calcext:value-type="float">
            <text:p>8</text:p>
          </table:table-cell>
          <table:table-cell table:formula="of:=IF([.L45]&lt;=1;0;IF([.L45]&lt;=10;11;IF([.L45]&lt;=14;12;IF([.L45]&lt;=17;13;IF([.L45]&lt;=20;14;IF([.L45]&lt;=22;15;IF([.L45]&lt;=25;16;IF([.L45]&lt;=27;17;IF([.L45]&lt;=29;18;IF([.L45]&lt;=32;19;IF([.L45]&lt;=34;20;IF([.L45]&lt;=36;21;IF([.L4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5]=&quot;взв&quot;;11;[.O45]=&quot;накл&quot;;24;[.O45]=&quot;прокл&quot;;25;[.O45]=&quot;пт&quot;;26;[.O45]=90;10;[.O45]=85;10;[.O45]=80;9;[.O45]=75;8;[.O45]=70;8;[.O45]=65;7;[.O45]=60;7;[.O45]=55;6;[.O45]=50;6;[.O45]=45;6;[.O45]=40;5;[.O45]=35;4;[.O45]=30;4;[.O45]=25;3;[.O45]=20;2;[.O45]=15;1;[.O45]=10;1;[.O45]=0;0)" office:value-type="float" office:value="10" calcext:value-type="float">
            <text:p>10</text:p>
          </table:table-cell>
          <table:table-cell table:formula="of:=IF([.P45]&lt;=1;0;IF([.P45]&lt;=10;11;IF([.P45]&lt;=14;12;IF([.P45]&lt;=17;13;IF([.P45]&lt;=20;14;IF([.P45]&lt;=22;15;IF([.P45]&lt;=25;16;IF([.P45]&lt;=27;17;IF([.P45]&lt;=29;18;IF([.P45]&lt;=32;19;IF([.P45]&lt;=34;20;IF([.P45]&lt;=36;21;IF([.P45]&lt;=40;22;24)))))))))))))" office:value-type="float" office:value="0" calcext:value-type="float">
            <text:p>0</text:p>
          </table:table-cell>
          <table:table-cell table:formula="of:=ROUND(([.Q45]+[.R45]+[.I45]+[.J45]+[.M45]+[.N45])/3;0)" office:value-type="float" office:value="10" calcext:value-type="float">
            <text:p>10</text:p>
          </table:table-cell>
          <table:table-cell table:style-name="ce70" table:formula="of:=[.F45]*LOG10([.S45]+2)" office:value-type="float" office:value="1.61877186907144" calcext:value-type="float">
            <text:p>1,6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61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6]=&quot;взв&quot;;11;[.G46]=&quot;накл&quot;;24;[.G46]=&quot;прокл&quot;;25;[.G46]=&quot;пт&quot;;26;[.G46]=90;10;[.G46]=85;10;[.G46]=80;9;[.G46]=75;8;[.G46]=70;8;[.G46]=65;7;[.G46]=60;7;[.G46]=55;6;[.G46]=50;6;[.G46]=45;6;[.G46]=40;5;[.G46]=35;4;[.G46]=30;4;[.G46]=25;3;[.G46]=20;2;[.G46]=15;1;[.G46]=10;1;[.G46]=0;0)" office:value-type="float" office:value="0" calcext:value-type="float">
            <text:p>0</text:p>
          </table:table-cell>
          <table:table-cell table:formula="of:=IF([.H46]&lt;=1;0;IF([.H46]&lt;=10;11;IF([.H46]&lt;=14;12;IF([.H46]&lt;=17;13;IF([.H46]&lt;=20;14;IF([.H46]&lt;=22;15;IF([.H46]&lt;=25;16;IF([.H46]&lt;=27;17;IF([.H46]&lt;=29;18;IF([.H46]&lt;=32;19;IF([.H46]&lt;=34;20;IF([.H46]&lt;=36;21;IF([.H4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6]=&quot;взв&quot;;11;[.K46]=&quot;накл&quot;;24;[.K46]=&quot;прокл&quot;;25;[.K46]=&quot;пт&quot;;26;[.K46]=90;10;[.K46]=85;10;[.K46]=80;9;[.K46]=75;8;[.K46]=70;8;[.K46]=65;7;[.K46]=60;7;[.K46]=55;6;[.K46]=50;6;[.K46]=45;6;[.K46]=40;5;[.K46]=35;4;[.K46]=30;4;[.K46]=25;3;[.K46]=20;2;[.K46]=15;1;[.K46]=10;1;[.K46]=0;0)" office:value-type="float" office:value="0" calcext:value-type="float">
            <text:p>0</text:p>
          </table:table-cell>
          <table:table-cell table:formula="of:=IF([.L46]&lt;=1;0;IF([.L46]&lt;=10;11;IF([.L46]&lt;=14;12;IF([.L46]&lt;=17;13;IF([.L46]&lt;=20;14;IF([.L46]&lt;=22;15;IF([.L46]&lt;=25;16;IF([.L46]&lt;=27;17;IF([.L46]&lt;=29;18;IF([.L46]&lt;=32;19;IF([.L46]&lt;=34;20;IF([.L46]&lt;=36;21;IF([.L4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6]=&quot;взв&quot;;11;[.O46]=&quot;накл&quot;;24;[.O46]=&quot;прокл&quot;;25;[.O46]=&quot;пт&quot;;26;[.O46]=90;10;[.O46]=85;10;[.O46]=80;9;[.O46]=75;8;[.O46]=70;8;[.O46]=65;7;[.O46]=60;7;[.O46]=55;6;[.O46]=50;6;[.O46]=45;6;[.O46]=40;5;[.O46]=35;4;[.O46]=30;4;[.O46]=25;3;[.O46]=20;2;[.O46]=15;1;[.O46]=10;1;[.O46]=0;0)" office:value-type="float" office:value="0" calcext:value-type="float">
            <text:p>0</text:p>
          </table:table-cell>
          <table:table-cell table:formula="of:=IF([.P46]&lt;=1;0;IF([.P46]&lt;=10;11;IF([.P46]&lt;=14;12;IF([.P46]&lt;=17;13;IF([.P46]&lt;=20;14;IF([.P46]&lt;=22;15;IF([.P46]&lt;=25;16;IF([.P46]&lt;=27;17;IF([.P46]&lt;=29;18;IF([.P46]&lt;=32;19;IF([.P46]&lt;=34;20;IF([.P46]&lt;=36;21;IF([.P46]&lt;=40;22;24)))))))))))))" office:value-type="float" office:value="18" calcext:value-type="float">
            <text:p>18</text:p>
          </table:table-cell>
          <table:table-cell table:formula="of:=ROUND(([.Q46]+[.R46]+[.I46]+[.J46]+[.M46]+[.N46])/3;0)" office:value-type="float" office:value="19" calcext:value-type="float">
            <text:p>19</text:p>
          </table:table-cell>
          <table:table-cell table:style-name="ce70" table:formula="of:=[.F46]*LOG10([.S46]+2)" office:value-type="float" office:value="1.98332894210088" calcext:value-type="float">
            <text:p>1,9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66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7]=&quot;взв&quot;;11;[.G47]=&quot;накл&quot;;24;[.G47]=&quot;прокл&quot;;25;[.G47]=&quot;пт&quot;;26;[.G47]=90;10;[.G47]=85;10;[.G47]=80;9;[.G47]=75;8;[.G47]=70;8;[.G47]=65;7;[.G47]=60;7;[.G47]=55;6;[.G47]=50;6;[.G47]=45;6;[.G47]=40;5;[.G47]=35;4;[.G47]=30;4;[.G47]=25;3;[.G47]=20;2;[.G47]=15;1;[.G47]=10;1;[.G47]=0;0)" office:value-type="float" office:value="6" calcext:value-type="float">
            <text:p>6</text:p>
          </table:table-cell>
          <table:table-cell table:formula="of:=IF([.H47]&lt;=1;0;IF([.H47]&lt;=10;11;IF([.H47]&lt;=14;12;IF([.H47]&lt;=17;13;IF([.H47]&lt;=20;14;IF([.H47]&lt;=22;15;IF([.H47]&lt;=25;16;IF([.H47]&lt;=27;17;IF([.H47]&lt;=29;18;IF([.H47]&lt;=32;19;IF([.H47]&lt;=34;20;IF([.H47]&lt;=36;21;IF([.H4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7]=&quot;взв&quot;;11;[.K47]=&quot;накл&quot;;24;[.K47]=&quot;прокл&quot;;25;[.K47]=&quot;пт&quot;;26;[.K47]=90;10;[.K47]=85;10;[.K47]=80;9;[.K47]=75;8;[.K47]=70;8;[.K47]=65;7;[.K47]=60;7;[.K47]=55;6;[.K47]=50;6;[.K47]=45;6;[.K47]=40;5;[.K47]=35;4;[.K47]=30;4;[.K47]=25;3;[.K47]=20;2;[.K47]=15;1;[.K47]=10;1;[.K47]=0;0)" office:value-type="float" office:value="8" calcext:value-type="float">
            <text:p>8</text:p>
          </table:table-cell>
          <table:table-cell table:formula="of:=IF([.L47]&lt;=1;0;IF([.L47]&lt;=10;11;IF([.L47]&lt;=14;12;IF([.L47]&lt;=17;13;IF([.L47]&lt;=20;14;IF([.L47]&lt;=22;15;IF([.L47]&lt;=25;16;IF([.L47]&lt;=27;17;IF([.L47]&lt;=29;18;IF([.L47]&lt;=32;19;IF([.L47]&lt;=34;20;IF([.L47]&lt;=36;21;IF([.L4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7]=&quot;взв&quot;;11;[.O47]=&quot;накл&quot;;24;[.O47]=&quot;прокл&quot;;25;[.O47]=&quot;пт&quot;;26;[.O47]=90;10;[.O47]=85;10;[.O47]=80;9;[.O47]=75;8;[.O47]=70;8;[.O47]=65;7;[.O47]=60;7;[.O47]=55;6;[.O47]=50;6;[.O47]=45;6;[.O47]=40;5;[.O47]=35;4;[.O47]=30;4;[.O47]=25;3;[.O47]=20;2;[.O47]=15;1;[.O47]=10;1;[.O47]=0;0)" office:value-type="float" office:value="0" calcext:value-type="float">
            <text:p>0</text:p>
          </table:table-cell>
          <table:table-cell table:formula="of:=IF([.P47]&lt;=1;0;IF([.P47]&lt;=10;11;IF([.P47]&lt;=14;12;IF([.P47]&lt;=17;13;IF([.P47]&lt;=20;14;IF([.P47]&lt;=22;15;IF([.P47]&lt;=25;16;IF([.P47]&lt;=27;17;IF([.P47]&lt;=29;18;IF([.P47]&lt;=32;19;IF([.P47]&lt;=34;20;IF([.P47]&lt;=36;21;IF([.P47]&lt;=40;22;24)))))))))))))" office:value-type="float" office:value="0" calcext:value-type="float">
            <text:p>0</text:p>
          </table:table-cell>
          <table:table-cell table:formula="of:=ROUND(([.Q47]+[.R47]+[.I47]+[.J47]+[.M47]+[.N47])/2;0)" office:value-type="float" office:value="7" calcext:value-type="float">
            <text:p>7</text:p>
          </table:table-cell>
          <table:table-cell table:style-name="ce70" table:formula="of:=[.F47]*LOG10([.S47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0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office:value-type="string" calcext:value-type="string">
            <text:p>6+4 яйца чернети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48]=&quot;взв&quot;;11;[.G48]=&quot;накл&quot;;24;[.G48]=&quot;прокл&quot;;25;[.G48]=&quot;пт&quot;;26;[.G48]=90;10;[.G48]=85;10;[.G48]=80;9;[.G48]=75;8;[.G48]=70;8;[.G48]=65;7;[.G48]=60;7;[.G48]=55;6;[.G48]=50;6;[.G48]=45;6;[.G48]=40;5;[.G48]=35;4;[.G48]=30;4;[.G48]=25;3;[.G48]=20;2;[.G48]=15;1;[.G48]=10;1;[.G48]=0;0)" office:value-type="float" office:value="8" calcext:value-type="float">
            <text:p>8</text:p>
          </table:table-cell>
          <table:table-cell table:formula="of:=IF([.H48]&lt;=1;0;IF([.H48]&lt;=10;11;IF([.H48]&lt;=14;12;IF([.H48]&lt;=17;13;IF([.H48]&lt;=20;14;IF([.H48]&lt;=22;15;IF([.H48]&lt;=25;16;IF([.H48]&lt;=27;17;IF([.H48]&lt;=29;18;IF([.H48]&lt;=32;19;IF([.H48]&lt;=34;20;IF([.H48]&lt;=36;21;IF([.H4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8]=&quot;взв&quot;;11;[.K48]=&quot;накл&quot;;24;[.K48]=&quot;прокл&quot;;25;[.K48]=&quot;пт&quot;;26;[.K48]=90;10;[.K48]=85;10;[.K48]=80;9;[.K48]=75;8;[.K48]=70;8;[.K48]=65;7;[.K48]=60;7;[.K48]=55;6;[.K48]=50;6;[.K48]=45;6;[.K48]=40;5;[.K48]=35;4;[.K48]=30;4;[.K48]=25;3;[.K48]=20;2;[.K48]=15;1;[.K48]=10;1;[.K48]=0;0)" office:value-type="float" office:value="8" calcext:value-type="float">
            <text:p>8</text:p>
          </table:table-cell>
          <table:table-cell table:formula="of:=IF([.L48]&lt;=1;0;IF([.L48]&lt;=10;11;IF([.L48]&lt;=14;12;IF([.L48]&lt;=17;13;IF([.L48]&lt;=20;14;IF([.L48]&lt;=22;15;IF([.L48]&lt;=25;16;IF([.L48]&lt;=27;17;IF([.L48]&lt;=29;18;IF([.L48]&lt;=32;19;IF([.L48]&lt;=34;20;IF([.L48]&lt;=36;21;IF([.L4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8]=&quot;взв&quot;;11;[.O48]=&quot;накл&quot;;24;[.O48]=&quot;прокл&quot;;25;[.O48]=&quot;пт&quot;;26;[.O48]=90;10;[.O48]=85;10;[.O48]=80;9;[.O48]=75;8;[.O48]=70;8;[.O48]=65;7;[.O48]=60;7;[.O48]=55;6;[.O48]=50;6;[.O48]=45;6;[.O48]=40;5;[.O48]=35;4;[.O48]=30;4;[.O48]=25;3;[.O48]=20;2;[.O48]=15;1;[.O48]=10;1;[.O48]=0;0)" office:value-type="float" office:value="8" calcext:value-type="float">
            <text:p>8</text:p>
          </table:table-cell>
          <table:table-cell table:formula="of:=IF([.P48]&lt;=1;0;IF([.P48]&lt;=10;11;IF([.P48]&lt;=14;12;IF([.P48]&lt;=17;13;IF([.P48]&lt;=20;14;IF([.P48]&lt;=22;15;IF([.P48]&lt;=25;16;IF([.P48]&lt;=27;17;IF([.P48]&lt;=29;18;IF([.P48]&lt;=32;19;IF([.P48]&lt;=34;20;IF([.P48]&lt;=36;21;IF([.P48]&lt;=40;22;24)))))))))))))" office:value-type="float" office:value="0" calcext:value-type="float">
            <text:p>0</text:p>
          </table:table-cell>
          <table:table-cell table:formula="of:=ROUND(([.Q48]+[.R48]+[.I48]+[.J48]+[.M48]+[.N48])/3;0)" office:value-type="float" office:value="8" calcext:value-type="float">
            <text:p>8</text:p>
          </table:table-cell>
          <table:table-cell table:style-name="ce70" table:formula="of:=[.F48]*LOG10([.S48]+2)" office:value-type="float" office:value="2" calcext:value-type="float">
            <text:p>2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1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9]=&quot;взв&quot;;11;[.G49]=&quot;накл&quot;;24;[.G49]=&quot;прокл&quot;;25;[.G49]=&quot;пт&quot;;26;[.G49]=90;10;[.G49]=85;10;[.G49]=80;9;[.G49]=75;8;[.G49]=70;8;[.G49]=65;7;[.G49]=60;7;[.G49]=55;6;[.G49]=50;6;[.G49]=45;6;[.G49]=40;5;[.G49]=35;4;[.G49]=30;4;[.G49]=25;3;[.G49]=20;2;[.G49]=15;1;[.G49]=10;1;[.G49]=0;0)" office:value-type="float" office:value="0" calcext:value-type="float">
            <text:p>0</text:p>
          </table:table-cell>
          <table:table-cell table:formula="of:=IF([.H49]&lt;=1;0;IF([.H49]&lt;=10;11;IF([.H49]&lt;=14;12;IF([.H49]&lt;=17;13;IF([.H49]&lt;=20;14;IF([.H49]&lt;=22;15;IF([.H49]&lt;=25;16;IF([.H49]&lt;=27;17;IF([.H49]&lt;=29;18;IF([.H49]&lt;=32;19;IF([.H49]&lt;=34;20;IF([.H49]&lt;=36;21;IF([.H49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9]=&quot;взв&quot;;11;[.K49]=&quot;накл&quot;;24;[.K49]=&quot;прокл&quot;;25;[.K49]=&quot;пт&quot;;26;[.K49]=90;10;[.K49]=85;10;[.K49]=80;9;[.K49]=75;8;[.K49]=70;8;[.K49]=65;7;[.K49]=60;7;[.K49]=55;6;[.K49]=50;6;[.K49]=45;6;[.K49]=40;5;[.K49]=35;4;[.K49]=30;4;[.K49]=25;3;[.K49]=20;2;[.K49]=15;1;[.K49]=10;1;[.K49]=0;0)" office:value-type="float" office:value="0" calcext:value-type="float">
            <text:p>0</text:p>
          </table:table-cell>
          <table:table-cell table:formula="of:=IF([.L49]&lt;=1;0;IF([.L49]&lt;=10;11;IF([.L49]&lt;=14;12;IF([.L49]&lt;=17;13;IF([.L49]&lt;=20;14;IF([.L49]&lt;=22;15;IF([.L49]&lt;=25;16;IF([.L49]&lt;=27;17;IF([.L49]&lt;=29;18;IF([.L49]&lt;=32;19;IF([.L49]&lt;=34;20;IF([.L49]&lt;=36;21;IF([.L49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9]=&quot;взв&quot;;11;[.O49]=&quot;накл&quot;;24;[.O49]=&quot;прокл&quot;;25;[.O49]=&quot;пт&quot;;26;[.O49]=90;10;[.O49]=85;10;[.O49]=80;9;[.O49]=75;8;[.O49]=70;8;[.O49]=65;7;[.O49]=60;7;[.O49]=55;6;[.O49]=50;6;[.O49]=45;6;[.O49]=40;5;[.O49]=35;4;[.O49]=30;4;[.O49]=25;3;[.O49]=20;2;[.O49]=15;1;[.O49]=10;1;[.O49]=0;0)" office:value-type="float" office:value="0" calcext:value-type="float">
            <text:p>0</text:p>
          </table:table-cell>
          <table:table-cell table:formula="of:=IF([.P49]&lt;=1;0;IF([.P49]&lt;=10;11;IF([.P49]&lt;=14;12;IF([.P49]&lt;=17;13;IF([.P49]&lt;=20;14;IF([.P49]&lt;=22;15;IF([.P49]&lt;=25;16;IF([.P49]&lt;=27;17;IF([.P49]&lt;=29;18;IF([.P49]&lt;=32;19;IF([.P49]&lt;=34;20;IF([.P49]&lt;=36;21;IF([.P49]&lt;=40;22;24)))))))))))))" office:value-type="float" office:value="20" calcext:value-type="float">
            <text:p>20</text:p>
          </table:table-cell>
          <table:table-cell table:formula="of:=ROUND(([.Q49]+[.R49]+[.I49]+[.J49]+[.M49]+[.N49])/3;0)" office:value-type="float" office:value="20" calcext:value-type="float">
            <text:p>20</text:p>
          </table:table-cell>
          <table:table-cell table:style-name="ce70" table:formula="of:=[.F49]*LOG10([.S49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7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50]=&quot;взв&quot;;11;[.G50]=&quot;накл&quot;;24;[.G50]=&quot;прокл&quot;;25;[.G50]=&quot;пт&quot;;26;[.G50]=90;10;[.G50]=85;10;[.G50]=80;9;[.G50]=75;8;[.G50]=70;8;[.G50]=65;7;[.G50]=60;7;[.G50]=55;6;[.G50]=50;6;[.G50]=45;6;[.G50]=40;5;[.G50]=35;4;[.G50]=30;4;[.G50]=25;3;[.G50]=20;2;[.G50]=15;1;[.G50]=10;1;[.G50]=0;0)" office:value-type="float" office:value="0" calcext:value-type="float">
            <text:p>0</text:p>
          </table:table-cell>
          <table:table-cell table:formula="of:=IF([.H50]&lt;=1;0;IF([.H50]&lt;=10;11;IF([.H50]&lt;=14;12;IF([.H50]&lt;=17;13;IF([.H50]&lt;=20;14;IF([.H50]&lt;=22;15;IF([.H50]&lt;=25;16;IF([.H50]&lt;=27;17;IF([.H50]&lt;=29;18;IF([.H50]&lt;=32;19;IF([.H50]&lt;=34;20;IF([.H50]&lt;=36;21;IF([.H5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0]=&quot;взв&quot;;11;[.K50]=&quot;накл&quot;;24;[.K50]=&quot;прокл&quot;;25;[.K50]=&quot;пт&quot;;26;[.K50]=90;10;[.K50]=85;10;[.K50]=80;9;[.K50]=75;8;[.K50]=70;8;[.K50]=65;7;[.K50]=60;7;[.K50]=55;6;[.K50]=50;6;[.K50]=45;6;[.K50]=40;5;[.K50]=35;4;[.K50]=30;4;[.K50]=25;3;[.K50]=20;2;[.K50]=15;1;[.K50]=10;1;[.K50]=0;0)" office:value-type="float" office:value="0" calcext:value-type="float">
            <text:p>0</text:p>
          </table:table-cell>
          <table:table-cell table:formula="of:=IF([.L50]&lt;=1;0;IF([.L50]&lt;=10;11;IF([.L50]&lt;=14;12;IF([.L50]&lt;=17;13;IF([.L50]&lt;=20;14;IF([.L50]&lt;=22;15;IF([.L50]&lt;=25;16;IF([.L50]&lt;=27;17;IF([.L50]&lt;=29;18;IF([.L50]&lt;=32;19;IF([.L50]&lt;=34;20;IF([.L50]&lt;=36;21;IF([.L50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0]=&quot;взв&quot;;11;[.O50]=&quot;накл&quot;;24;[.O50]=&quot;прокл&quot;;25;[.O50]=&quot;пт&quot;;26;[.O50]=90;10;[.O50]=85;10;[.O50]=80;9;[.O50]=75;8;[.O50]=70;8;[.O50]=65;7;[.O50]=60;7;[.O50]=55;6;[.O50]=50;6;[.O50]=45;6;[.O50]=40;5;[.O50]=35;4;[.O50]=30;4;[.O50]=25;3;[.O50]=20;2;[.O50]=15;1;[.O50]=10;1;[.O50]=0;0)" office:value-type="float" office:value="0" calcext:value-type="float">
            <text:p>0</text:p>
          </table:table-cell>
          <table:table-cell table:formula="of:=IF([.P50]&lt;=1;0;IF([.P50]&lt;=10;11;IF([.P50]&lt;=14;12;IF([.P50]&lt;=17;13;IF([.P50]&lt;=20;14;IF([.P50]&lt;=22;15;IF([.P50]&lt;=25;16;IF([.P50]&lt;=27;17;IF([.P50]&lt;=29;18;IF([.P50]&lt;=32;19;IF([.P50]&lt;=34;20;IF([.P50]&lt;=36;21;IF([.P50]&lt;=40;22;24)))))))))))))" office:value-type="float" office:value="21" calcext:value-type="float">
            <text:p>21</text:p>
          </table:table-cell>
          <table:table-cell table:formula="of:=ROUND(([.Q50]+[.R50]+[.I50]+[.J50]+[.M50]+[.N50])/3;0)" office:value-type="float" office:value="20" calcext:value-type="float">
            <text:p>20</text:p>
          </table:table-cell>
          <table:table-cell table:style-name="ce70" table:formula="of:=[.F50]*LOG10([.S50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21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51]=&quot;взв&quot;;11;[.G51]=&quot;накл&quot;;24;[.G51]=&quot;прокл&quot;;25;[.G51]=&quot;пт&quot;;26;[.G51]=90;10;[.G51]=85;10;[.G51]=80;9;[.G51]=75;8;[.G51]=70;8;[.G51]=65;7;[.G51]=60;7;[.G51]=55;6;[.G51]=50;6;[.G51]=45;6;[.G51]=40;5;[.G51]=35;4;[.G51]=30;4;[.G51]=25;3;[.G51]=20;2;[.G51]=15;1;[.G51]=10;1;[.G51]=0;0)" office:value-type="float" office:value="11" calcext:value-type="float">
            <text:p>11</text:p>
          </table:table-cell>
          <table:table-cell table:formula="of:=IF([.H51]&lt;=1;0;IF([.H51]&lt;=10;11;IF([.H51]&lt;=14;12;IF([.H51]&lt;=17;13;IF([.H51]&lt;=20;14;IF([.H51]&lt;=22;15;IF([.H51]&lt;=25;16;IF([.H51]&lt;=27;17;IF([.H51]&lt;=29;18;IF([.H51]&lt;=32;19;IF([.H51]&lt;=34;20;IF([.H51]&lt;=36;21;IF([.H51]&lt;=40;22;24)))))))))))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51]=&quot;взв&quot;;11;[.K51]=&quot;накл&quot;;24;[.K51]=&quot;прокл&quot;;25;[.K51]=&quot;пт&quot;;26;[.K51]=90;10;[.K51]=85;10;[.K51]=80;9;[.K51]=75;8;[.K51]=70;8;[.K51]=65;7;[.K51]=60;7;[.K51]=55;6;[.K51]=50;6;[.K51]=45;6;[.K51]=40;5;[.K51]=35;4;[.K51]=30;4;[.K51]=25;3;[.K51]=20;2;[.K51]=15;1;[.K51]=10;1;[.K51]=0;0)" office:value-type="float" office:value="0" calcext:value-type="float">
            <text:p>0</text:p>
          </table:table-cell>
          <table:table-cell table:formula="of:=IF([.L51]&lt;=1;0;IF([.L51]&lt;=10;11;IF([.L51]&lt;=14;12;IF([.L51]&lt;=17;13;IF([.L51]&lt;=20;14;IF([.L51]&lt;=22;15;IF([.L51]&lt;=25;16;IF([.L51]&lt;=27;17;IF([.L51]&lt;=29;18;IF([.L51]&lt;=32;19;IF([.L51]&lt;=34;20;IF([.L51]&lt;=36;21;IF([.L51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1]=&quot;взв&quot;;11;[.O51]=&quot;накл&quot;;24;[.O51]=&quot;прокл&quot;;25;[.O51]=&quot;пт&quot;;26;[.O51]=90;10;[.O51]=85;10;[.O51]=80;9;[.O51]=75;8;[.O51]=70;8;[.O51]=65;7;[.O51]=60;7;[.O51]=55;6;[.O51]=50;6;[.O51]=45;6;[.O51]=40;5;[.O51]=35;4;[.O51]=30;4;[.O51]=25;3;[.O51]=20;2;[.O51]=15;1;[.O51]=10;1;[.O51]=0;0)" office:value-type="float" office:value="10" calcext:value-type="float">
            <text:p>10</text:p>
          </table:table-cell>
          <table:table-cell table:formula="of:=IF([.P51]&lt;=1;0;IF([.P51]&lt;=10;11;IF([.P51]&lt;=14;12;IF([.P51]&lt;=17;13;IF([.P51]&lt;=20;14;IF([.P51]&lt;=22;15;IF([.P51]&lt;=25;16;IF([.P51]&lt;=27;17;IF([.P51]&lt;=29;18;IF([.P51]&lt;=32;19;IF([.P51]&lt;=34;20;IF([.P51]&lt;=36;21;IF([.P51]&lt;=40;22;24)))))))))))))" office:value-type="float" office:value="0" calcext:value-type="float">
            <text:p>0</text:p>
          </table:table-cell>
          <table:table-cell table:formula="of:=ROUND(([.Q51]+[.R51]+[.I51]+[.J51]+[.M51]+[.N51])/3;0)" office:value-type="float" office:value="11" calcext:value-type="float">
            <text:p>11</text:p>
          </table:table-cell>
          <table:table-cell table:style-name="ce70" table:formula="of:=[.F51]*LOG10([.S51]+2)" office:value-type="float" office:value="2.22788670461367" calcext:value-type="float">
            <text:p>2,2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60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52]=&quot;взв&quot;;11;[.G52]=&quot;накл&quot;;24;[.G52]=&quot;прокл&quot;;25;[.G52]=&quot;пт&quot;;26;[.G52]=90;10;[.G52]=85;10;[.G52]=80;9;[.G52]=75;8;[.G52]=70;8;[.G52]=65;7;[.G52]=60;7;[.G52]=55;6;[.G52]=50;6;[.G52]=45;6;[.G52]=40;5;[.G52]=35;4;[.G52]=30;4;[.G52]=25;3;[.G52]=20;2;[.G52]=15;1;[.G52]=10;1;[.G52]=0;0)" office:value-type="float" office:value="0" calcext:value-type="float">
            <text:p>0</text:p>
          </table:table-cell>
          <table:table-cell table:formula="of:=IF([.H52]&lt;=1;0;IF([.H52]&lt;=10;11;IF([.H52]&lt;=14;12;IF([.H52]&lt;=17;13;IF([.H52]&lt;=20;14;IF([.H52]&lt;=22;15;IF([.H52]&lt;=25;16;IF([.H52]&lt;=27;17;IF([.H52]&lt;=29;18;IF([.H52]&lt;=32;19;IF([.H52]&lt;=34;20;IF([.H52]&lt;=36;21;IF([.H52]&lt;=40;22;24))))))))))))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52]=&quot;взв&quot;;11;[.K52]=&quot;накл&quot;;24;[.K52]=&quot;прокл&quot;;25;[.K52]=&quot;пт&quot;;26;[.K52]=90;10;[.K52]=85;10;[.K52]=80;9;[.K52]=75;8;[.K52]=70;8;[.K52]=65;7;[.K52]=60;7;[.K52]=55;6;[.K52]=50;6;[.K52]=45;6;[.K52]=40;5;[.K52]=35;4;[.K52]=30;4;[.K52]=25;3;[.K52]=20;2;[.K52]=15;1;[.K52]=10;1;[.K52]=0;0)" office:value-type="float" office:value="0" calcext:value-type="float">
            <text:p>0</text:p>
          </table:table-cell>
          <table:table-cell table:formula="of:=IF([.L52]&lt;=1;0;IF([.L52]&lt;=10;11;IF([.L52]&lt;=14;12;IF([.L52]&lt;=17;13;IF([.L52]&lt;=20;14;IF([.L52]&lt;=22;15;IF([.L52]&lt;=25;16;IF([.L52]&lt;=27;17;IF([.L52]&lt;=29;18;IF([.L52]&lt;=32;19;IF([.L52]&lt;=34;20;IF([.L52]&lt;=36;21;IF([.L52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52]=&quot;взв&quot;;11;[.O52]=&quot;накл&quot;;24;[.O52]=&quot;прокл&quot;;25;[.O52]=&quot;пт&quot;;26;[.O52]=90;10;[.O52]=85;10;[.O52]=80;9;[.O52]=75;8;[.O52]=70;8;[.O52]=65;7;[.O52]=60;7;[.O52]=55;6;[.O52]=50;6;[.O52]=45;6;[.O52]=40;5;[.O52]=35;4;[.O52]=30;4;[.O52]=25;3;[.O52]=20;2;[.O52]=15;1;[.O52]=10;1;[.O52]=0;0)" office:value-type="float" office:value="0" calcext:value-type="float">
            <text:p>0</text:p>
          </table:table-cell>
          <table:table-cell table:formula="of:=IF([.P52]&lt;=1;0;IF([.P52]&lt;=10;11;IF([.P52]&lt;=14;12;IF([.P52]&lt;=17;13;IF([.P52]&lt;=20;14;IF([.P52]&lt;=22;15;IF([.P52]&lt;=25;16;IF([.P52]&lt;=27;17;IF([.P52]&lt;=29;18;IF([.P52]&lt;=32;19;IF([.P52]&lt;=34;20;IF([.P52]&lt;=36;21;IF([.P52]&lt;=40;22;24)))))))))))))" office:value-type="float" office:value="15" calcext:value-type="float">
            <text:p>15</text:p>
          </table:table-cell>
          <table:table-cell table:formula="of:=ROUND(([.Q52]+[.R52]+[.I52]+[.J52]+[.M52]+[.N52])/3;0)" office:value-type="float" office:value="15" calcext:value-type="float">
            <text:p>15</text:p>
          </table:table-cell>
          <table:table-cell table:style-name="ce70" table:formula="of:=[.F52]*LOG10([.S52]+2)" office:value-type="float" office:value="2.46089784275655" calcext:value-type="float">
            <text:p>2,4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G53]=&quot;взв&quot;;11;[.G53]=&quot;накл&quot;;24;[.G53]=&quot;прокл&quot;;25;[.G53]=&quot;пт&quot;;26;[.G53]=90;10;[.G53]=85;10;[.G53]=80;9;[.G53]=75;8;[.G53]=70;8;[.G53]=65;7;[.G53]=60;7;[.G53]=55;6;[.G53]=50;6;[.G53]=45;6;[.G53]=40;5;[.G53]=35;4;[.G53]=30;4;[.G53]=25;3;[.G53]=20;2;[.G53]=15;1;[.G53]=10;1;[.G53]=0;0)" office:value-type="float" office:value="0" calcext:value-type="float">
            <text:p>0</text:p>
          </table:table-cell>
          <table:table-cell table:formula="of:=IF([.H53]&lt;=1;0;IF([.H53]&lt;=10;11;IF([.H53]&lt;=14;12;IF([.H53]&lt;=17;13;IF([.H53]&lt;=20;14;IF([.H53]&lt;=22;15;IF([.H53]&lt;=25;16;IF([.H53]&lt;=27;17;IF([.H53]&lt;=29;18;IF([.H53]&lt;=32;19;IF([.H53]&lt;=34;20;IF([.H53]&lt;=36;21;IF([.H53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53]=&quot;взв&quot;;11;[.K53]=&quot;накл&quot;;24;[.K53]=&quot;прокл&quot;;25;[.K53]=&quot;пт&quot;;26;[.K53]=90;10;[.K53]=85;10;[.K53]=80;9;[.K53]=75;8;[.K53]=70;8;[.K53]=65;7;[.K53]=60;7;[.K53]=55;6;[.K53]=50;6;[.K53]=45;6;[.K53]=40;5;[.K53]=35;4;[.K53]=30;4;[.K53]=25;3;[.K53]=20;2;[.K53]=15;1;[.K53]=10;1;[.K53]=0;0)" office:value-type="float" office:value="0" calcext:value-type="float">
            <text:p>0</text:p>
          </table:table-cell>
          <table:table-cell table:formula="of:=IF([.L53]&lt;=1;0;IF([.L53]&lt;=10;11;IF([.L53]&lt;=14;12;IF([.L53]&lt;=17;13;IF([.L53]&lt;=20;14;IF([.L53]&lt;=22;15;IF([.L53]&lt;=25;16;IF([.L53]&lt;=27;17;IF([.L53]&lt;=29;18;IF([.L53]&lt;=32;19;IF([.L53]&lt;=34;20;IF([.L53]&lt;=36;21;IF([.L53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3]=&quot;взв&quot;;11;[.O53]=&quot;накл&quot;;24;[.O53]=&quot;прокл&quot;;25;[.O53]=&quot;пт&quot;;26;[.O53]=90;10;[.O53]=85;10;[.O53]=80;9;[.O53]=75;8;[.O53]=70;8;[.O53]=65;7;[.O53]=60;7;[.O53]=55;6;[.O53]=50;6;[.O53]=45;6;[.O53]=40;5;[.O53]=35;4;[.O53]=30;4;[.O53]=25;3;[.O53]=20;2;[.O53]=15;1;[.O53]=10;1;[.O53]=0;0)" office:value-type="float" office:value="10" calcext:value-type="float">
            <text:p>10</text:p>
          </table:table-cell>
          <table:table-cell table:formula="of:=IF([.P53]&lt;=1;0;IF([.P53]&lt;=10;11;IF([.P53]&lt;=14;12;IF([.P53]&lt;=17;13;IF([.P53]&lt;=20;14;IF([.P53]&lt;=22;15;IF([.P53]&lt;=25;16;IF([.P53]&lt;=27;17;IF([.P53]&lt;=29;18;IF([.P53]&lt;=32;19;IF([.P53]&lt;=34;20;IF([.P53]&lt;=36;21;IF([.P53]&lt;=40;22;24)))))))))))))" office:value-type="float" office:value="0" calcext:value-type="float">
            <text:p>0</text:p>
          </table:table-cell>
          <table:table-cell table:formula="of:=ROUND(([.Q53]+[.R53]+[.I53]+[.J53]+[.M53]+[.N53])/3;0)" office:value-type="float" office:value="13" calcext:value-type="float">
            <text:p>13</text:p>
          </table:table-cell>
          <table:table-cell table:style-name="ce70" table:formula="of:=[.F53]*LOG10([.S53]+2)" office:value-type="float" office:value="2.35218251811136" calcext:value-type="float">
            <text:p>2,3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4]=&quot;взв&quot;;11;[.G54]=&quot;накл&quot;;24;[.G54]=&quot;прокл&quot;;25;[.G54]=&quot;пт&quot;;26;[.G54]=90;10;[.G54]=85;10;[.G54]=80;9;[.G54]=75;8;[.G54]=70;8;[.G54]=65;7;[.G54]=60;7;[.G54]=55;6;[.G54]=50;6;[.G54]=45;6;[.G54]=40;5;[.G54]=35;4;[.G54]=30;4;[.G54]=25;3;[.G54]=20;2;[.G54]=15;1;[.G54]=10;1;[.G54]=0;0)" office:value-type="float" office:value="8" calcext:value-type="float">
            <text:p>8</text:p>
          </table:table-cell>
          <table:table-cell table:formula="of:=IF([.H54]&lt;=1;0;IF([.H54]&lt;=10;11;IF([.H54]&lt;=14;12;IF([.H54]&lt;=17;13;IF([.H54]&lt;=20;14;IF([.H54]&lt;=22;15;IF([.H54]&lt;=25;16;IF([.H54]&lt;=27;17;IF([.H54]&lt;=29;18;IF([.H54]&lt;=32;19;IF([.H54]&lt;=34;20;IF([.H54]&lt;=36;21;IF([.H5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4]=&quot;взв&quot;;11;[.K54]=&quot;накл&quot;;24;[.K54]=&quot;прокл&quot;;25;[.K54]=&quot;пт&quot;;26;[.K54]=90;10;[.K54]=85;10;[.K54]=80;9;[.K54]=75;8;[.K54]=70;8;[.K54]=65;7;[.K54]=60;7;[.K54]=55;6;[.K54]=50;6;[.K54]=45;6;[.K54]=40;5;[.K54]=35;4;[.K54]=30;4;[.K54]=25;3;[.K54]=20;2;[.K54]=15;1;[.K54]=10;1;[.K54]=0;0)" office:value-type="float" office:value="4" calcext:value-type="float">
            <text:p>4</text:p>
          </table:table-cell>
          <table:table-cell table:formula="of:=IF([.L54]&lt;=1;0;IF([.L54]&lt;=10;11;IF([.L54]&lt;=14;12;IF([.L54]&lt;=17;13;IF([.L54]&lt;=20;14;IF([.L54]&lt;=22;15;IF([.L54]&lt;=25;16;IF([.L54]&lt;=27;17;IF([.L54]&lt;=29;18;IF([.L54]&lt;=32;19;IF([.L54]&lt;=34;20;IF([.L54]&lt;=36;21;IF([.L5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4]=&quot;взв&quot;;11;[.O54]=&quot;накл&quot;;24;[.O54]=&quot;прокл&quot;;25;[.O54]=&quot;пт&quot;;26;[.O54]=90;10;[.O54]=85;10;[.O54]=80;9;[.O54]=75;8;[.O54]=70;8;[.O54]=65;7;[.O54]=60;7;[.O54]=55;6;[.O54]=50;6;[.O54]=45;6;[.O54]=40;5;[.O54]=35;4;[.O54]=30;4;[.O54]=25;3;[.O54]=20;2;[.O54]=15;1;[.O54]=10;1;[.O54]=0;0)" office:value-type="float" office:value="6" calcext:value-type="float">
            <text:p>6</text:p>
          </table:table-cell>
          <table:table-cell table:formula="of:=IF([.P54]&lt;=1;0;IF([.P54]&lt;=10;11;IF([.P54]&lt;=14;12;IF([.P54]&lt;=17;13;IF([.P54]&lt;=20;14;IF([.P54]&lt;=22;15;IF([.P54]&lt;=25;16;IF([.P54]&lt;=27;17;IF([.P54]&lt;=29;18;IF([.P54]&lt;=32;19;IF([.P54]&lt;=34;20;IF([.P54]&lt;=36;21;IF([.P54]&lt;=40;22;24)))))))))))))" office:value-type="float" office:value="0" calcext:value-type="float">
            <text:p>0</text:p>
          </table:table-cell>
          <table:table-cell table:formula="of:=ROUND(([.Q54]+[.R54]+[.I54]+[.J54]+[.M54]+[.N54])/3;0)" office:value-type="float" office:value="6" calcext:value-type="float">
            <text:p>6</text:p>
          </table:table-cell>
          <table:table-cell table:style-name="ce70" table:formula="of:=[.F54]*LOG10([.S54]+2)" office:value-type="float" office:value="1.80617997398389" calcext:value-type="float">
            <text:p>1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7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55]=&quot;взв&quot;;11;[.G55]=&quot;накл&quot;;24;[.G55]=&quot;прокл&quot;;25;[.G55]=&quot;пт&quot;;26;[.G55]=90;10;[.G55]=85;10;[.G55]=80;9;[.G55]=75;8;[.G55]=70;8;[.G55]=65;7;[.G55]=60;7;[.G55]=55;6;[.G55]=50;6;[.G55]=45;6;[.G55]=40;5;[.G55]=35;4;[.G55]=30;4;[.G55]=25;3;[.G55]=20;2;[.G55]=15;1;[.G55]=10;1;[.G55]=0;0)" office:value-type="float" office:value="0" calcext:value-type="float">
            <text:p>0</text:p>
          </table:table-cell>
          <table:table-cell table:formula="of:=IF([.H55]&lt;=1;0;IF([.H55]&lt;=10;11;IF([.H55]&lt;=14;12;IF([.H55]&lt;=17;13;IF([.H55]&lt;=20;14;IF([.H55]&lt;=22;15;IF([.H55]&lt;=25;16;IF([.H55]&lt;=27;17;IF([.H55]&lt;=29;18;IF([.H55]&lt;=32;19;IF([.H55]&lt;=34;20;IF([.H55]&lt;=36;21;IF([.H55]&lt;=40;22;24)))))))))))))"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55]=&quot;взв&quot;;11;[.K55]=&quot;накл&quot;;24;[.K55]=&quot;прокл&quot;;25;[.K55]=&quot;пт&quot;;26;[.K55]=90;10;[.K55]=85;10;[.K55]=80;9;[.K55]=75;8;[.K55]=70;8;[.K55]=65;7;[.K55]=60;7;[.K55]=55;6;[.K55]=50;6;[.K55]=45;6;[.K55]=40;5;[.K55]=35;4;[.K55]=30;4;[.K55]=25;3;[.K55]=20;2;[.K55]=15;1;[.K55]=10;1;[.K55]=0;0)" office:value-type="float" office:value="0" calcext:value-type="float">
            <text:p>0</text:p>
          </table:table-cell>
          <table:table-cell table:formula="of:=IF([.L55]&lt;=1;0;IF([.L55]&lt;=10;11;IF([.L55]&lt;=14;12;IF([.L55]&lt;=17;13;IF([.L55]&lt;=20;14;IF([.L55]&lt;=22;15;IF([.L55]&lt;=25;16;IF([.L55]&lt;=27;17;IF([.L55]&lt;=29;18;IF([.L55]&lt;=32;19;IF([.L55]&lt;=34;20;IF([.L55]&lt;=36;21;IF([.L55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5]=&quot;взв&quot;;11;[.O55]=&quot;накл&quot;;24;[.O55]=&quot;прокл&quot;;25;[.O55]=&quot;пт&quot;;26;[.O55]=90;10;[.O55]=85;10;[.O55]=80;9;[.O55]=75;8;[.O55]=70;8;[.O55]=65;7;[.O55]=60;7;[.O55]=55;6;[.O55]=50;6;[.O55]=45;6;[.O55]=40;5;[.O55]=35;4;[.O55]=30;4;[.O55]=25;3;[.O55]=20;2;[.O55]=15;1;[.O55]=10;1;[.O55]=0;0)" office:value-type="float" office:value="0" calcext:value-type="float">
            <text:p>0</text:p>
          </table:table-cell>
          <table:table-cell table:formula="of:=IF([.P55]&lt;=1;0;IF([.P55]&lt;=10;11;IF([.P55]&lt;=14;12;IF([.P55]&lt;=17;13;IF([.P55]&lt;=20;14;IF([.P55]&lt;=22;15;IF([.P55]&lt;=25;16;IF([.P55]&lt;=27;17;IF([.P55]&lt;=29;18;IF([.P55]&lt;=32;19;IF([.P55]&lt;=34;20;IF([.P55]&lt;=36;21;IF([.P55]&lt;=40;22;24)))))))))))))" office:value-type="float" office:value="21" calcext:value-type="float">
            <text:p>21</text:p>
          </table:table-cell>
          <table:table-cell table:formula="of:=ROUND(([.Q55]+[.R55]+[.I55]+[.J55]+[.M55]+[.N55])/3;0)" office:value-type="float" office:value="18" calcext:value-type="float">
            <text:p>18</text:p>
          </table:table-cell>
          <table:table-cell table:style-name="ce70" table:formula="of:=[.F55]*LOG10([.S55]+2)" office:value-type="float" office:value="2.60205999132796" calcext:value-type="float">
            <text:p>2,6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8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56]=&quot;взв&quot;;11;[.G56]=&quot;накл&quot;;24;[.G56]=&quot;прокл&quot;;25;[.G56]=&quot;пт&quot;;26;[.G56]=90;10;[.G56]=85;10;[.G56]=80;9;[.G56]=75;8;[.G56]=70;8;[.G56]=65;7;[.G56]=60;7;[.G56]=55;6;[.G56]=50;6;[.G56]=45;6;[.G56]=40;5;[.G56]=35;4;[.G56]=30;4;[.G56]=25;3;[.G56]=20;2;[.G56]=15;1;[.G56]=10;1;[.G56]=0;0)" office:value-type="float" office:value="0" calcext:value-type="float">
            <text:p>0</text:p>
          </table:table-cell>
          <table:table-cell table:formula="of:=IF([.H56]&lt;=1;0;IF([.H56]&lt;=10;11;IF([.H56]&lt;=14;12;IF([.H56]&lt;=17;13;IF([.H56]&lt;=20;14;IF([.H56]&lt;=22;15;IF([.H56]&lt;=25;16;IF([.H56]&lt;=27;17;IF([.H56]&lt;=29;18;IF([.H56]&lt;=32;19;IF([.H56]&lt;=34;20;IF([.H56]&lt;=36;21;IF([.H56]&lt;=40;22;24)))))))))))))"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56]=&quot;взв&quot;;11;[.K56]=&quot;накл&quot;;24;[.K56]=&quot;прокл&quot;;25;[.K56]=&quot;пт&quot;;26;[.K56]=90;10;[.K56]=85;10;[.K56]=80;9;[.K56]=75;8;[.K56]=70;8;[.K56]=65;7;[.K56]=60;7;[.K56]=55;6;[.K56]=50;6;[.K56]=45;6;[.K56]=40;5;[.K56]=35;4;[.K56]=30;4;[.K56]=25;3;[.K56]=20;2;[.K56]=15;1;[.K56]=10;1;[.K56]=0;0)" office:value-type="float" office:value="0" calcext:value-type="float">
            <text:p>0</text:p>
          </table:table-cell>
          <table:table-cell table:formula="of:=IF([.L56]&lt;=1;0;IF([.L56]&lt;=10;11;IF([.L56]&lt;=14;12;IF([.L56]&lt;=17;13;IF([.L56]&lt;=20;14;IF([.L56]&lt;=22;15;IF([.L56]&lt;=25;16;IF([.L56]&lt;=27;17;IF([.L56]&lt;=29;18;IF([.L56]&lt;=32;19;IF([.L56]&lt;=34;20;IF([.L56]&lt;=36;21;IF([.L56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56]=&quot;взв&quot;;11;[.O56]=&quot;накл&quot;;24;[.O56]=&quot;прокл&quot;;25;[.O56]=&quot;пт&quot;;26;[.O56]=90;10;[.O56]=85;10;[.O56]=80;9;[.O56]=75;8;[.O56]=70;8;[.O56]=65;7;[.O56]=60;7;[.O56]=55;6;[.O56]=50;6;[.O56]=45;6;[.O56]=40;5;[.O56]=35;4;[.O56]=30;4;[.O56]=25;3;[.O56]=20;2;[.O56]=15;1;[.O56]=10;1;[.O56]=0;0)" office:value-type="float" office:value="24" calcext:value-type="float">
            <text:p>24</text:p>
          </table:table-cell>
          <table:table-cell table:formula="of:=IF([.P56]&lt;=1;0;IF([.P56]&lt;=10;11;IF([.P56]&lt;=14;12;IF([.P56]&lt;=17;13;IF([.P56]&lt;=20;14;IF([.P56]&lt;=22;15;IF([.P56]&lt;=25;16;IF([.P56]&lt;=27;17;IF([.P56]&lt;=29;18;IF([.P56]&lt;=32;19;IF([.P56]&lt;=34;20;IF([.P56]&lt;=36;21;IF([.P56]&lt;=40;22;24)))))))))))))" office:value-type="float" office:value="0" calcext:value-type="float">
            <text:p>0</text:p>
          </table:table-cell>
          <table:table-cell table:formula="of:=ROUND(([.Q56]+[.R56]+[.I56]+[.J56]+[.M56]+[.N56])/3;0)" office:value-type="float" office:value="24" calcext:value-type="float">
            <text:p>24</text:p>
          </table:table-cell>
          <table:table-cell table:style-name="ce70" table:formula="of:=[.F56]*LOG10([.S56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5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57]=&quot;взв&quot;;11;[.G57]=&quot;накл&quot;;24;[.G57]=&quot;прокл&quot;;25;[.G57]=&quot;пт&quot;;26;[.G57]=90;10;[.G57]=85;10;[.G57]=80;9;[.G57]=75;8;[.G57]=70;8;[.G57]=65;7;[.G57]=60;7;[.G57]=55;6;[.G57]=50;6;[.G57]=45;6;[.G57]=40;5;[.G57]=35;4;[.G57]=30;4;[.G57]=25;3;[.G57]=20;2;[.G57]=15;1;[.G57]=10;1;[.G57]=0;0)" office:value-type="float" office:value="0" calcext:value-type="float">
            <text:p>0</text:p>
          </table:table-cell>
          <table:table-cell table:formula="of:=IF([.H57]&lt;=1;0;IF([.H57]&lt;=10;11;IF([.H57]&lt;=14;12;IF([.H57]&lt;=17;13;IF([.H57]&lt;=20;14;IF([.H57]&lt;=22;15;IF([.H57]&lt;=25;16;IF([.H57]&lt;=27;17;IF([.H57]&lt;=29;18;IF([.H57]&lt;=32;19;IF([.H57]&lt;=34;20;IF([.H57]&lt;=36;21;IF([.H5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7]=&quot;взв&quot;;11;[.K57]=&quot;накл&quot;;24;[.K57]=&quot;прокл&quot;;25;[.K57]=&quot;пт&quot;;26;[.K57]=90;10;[.K57]=85;10;[.K57]=80;9;[.K57]=75;8;[.K57]=70;8;[.K57]=65;7;[.K57]=60;7;[.K57]=55;6;[.K57]=50;6;[.K57]=45;6;[.K57]=40;5;[.K57]=35;4;[.K57]=30;4;[.K57]=25;3;[.K57]=20;2;[.K57]=15;1;[.K57]=10;1;[.K57]=0;0)" office:value-type="float" office:value="0" calcext:value-type="float">
            <text:p>0</text:p>
          </table:table-cell>
          <table:table-cell table:formula="of:=IF([.L57]&lt;=1;0;IF([.L57]&lt;=10;11;IF([.L57]&lt;=14;12;IF([.L57]&lt;=17;13;IF([.L57]&lt;=20;14;IF([.L57]&lt;=22;15;IF([.L57]&lt;=25;16;IF([.L57]&lt;=27;17;IF([.L57]&lt;=29;18;IF([.L57]&lt;=32;19;IF([.L57]&lt;=34;20;IF([.L57]&lt;=36;21;IF([.L5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57]=&quot;взв&quot;;11;[.O57]=&quot;накл&quot;;24;[.O57]=&quot;прокл&quot;;25;[.O57]=&quot;пт&quot;;26;[.O57]=90;10;[.O57]=85;10;[.O57]=80;9;[.O57]=75;8;[.O57]=70;8;[.O57]=65;7;[.O57]=60;7;[.O57]=55;6;[.O57]=50;6;[.O57]=45;6;[.O57]=40;5;[.O57]=35;4;[.O57]=30;4;[.O57]=25;3;[.O57]=20;2;[.O57]=15;1;[.O57]=10;1;[.O57]=0;0)" office:value-type="float" office:value="0" calcext:value-type="float">
            <text:p>0</text:p>
          </table:table-cell>
          <table:table-cell table:formula="of:=IF([.P57]&lt;=1;0;IF([.P57]&lt;=10;11;IF([.P57]&lt;=14;12;IF([.P57]&lt;=17;13;IF([.P57]&lt;=20;14;IF([.P57]&lt;=22;15;IF([.P57]&lt;=25;16;IF([.P57]&lt;=27;17;IF([.P57]&lt;=29;18;IF([.P57]&lt;=32;19;IF([.P57]&lt;=34;20;IF([.P57]&lt;=36;21;IF([.P57]&lt;=40;22;24)))))))))))))" office:value-type="float" office:value="21" calcext:value-type="float">
            <text:p>21</text:p>
          </table:table-cell>
          <table:table-cell table:formula="of:=ROUND(([.Q57]+[.R57]+[.I57]+[.J57]+[.M57]+[.N57])/3;0)" office:value-type="float" office:value="21" calcext:value-type="float">
            <text:p>21</text:p>
          </table:table-cell>
          <table:table-cell table:style-name="ce70" table:formula="of:=[.F57]*LOG10([.S57]+2)" office:value-type="float" office:value="2.72345567203519" calcext:value-type="float">
            <text:p>2,7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8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58]=&quot;взв&quot;;11;[.G58]=&quot;накл&quot;;24;[.G58]=&quot;прокл&quot;;25;[.G58]=&quot;пт&quot;;26;[.G58]=90;10;[.G58]=85;10;[.G58]=80;9;[.G58]=75;8;[.G58]=70;8;[.G58]=65;7;[.G58]=60;7;[.G58]=55;6;[.G58]=50;6;[.G58]=45;6;[.G58]=40;5;[.G58]=35;4;[.G58]=30;4;[.G58]=25;3;[.G58]=20;2;[.G58]=15;1;[.G58]=10;1;[.G58]=0;0)" office:value-type="float" office:value="0" calcext:value-type="float">
            <text:p>0</text:p>
          </table:table-cell>
          <table:table-cell table:formula="of:=IF([.H58]&lt;=1;0;IF([.H58]&lt;=10;11;IF([.H58]&lt;=14;12;IF([.H58]&lt;=17;13;IF([.H58]&lt;=20;14;IF([.H58]&lt;=22;15;IF([.H58]&lt;=25;16;IF([.H58]&lt;=27;17;IF([.H58]&lt;=29;18;IF([.H58]&lt;=32;19;IF([.H58]&lt;=34;20;IF([.H58]&lt;=36;21;IF([.H58]&lt;=40;22;24)))))))))))))"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58]=&quot;взв&quot;;11;[.K58]=&quot;накл&quot;;24;[.K58]=&quot;прокл&quot;;25;[.K58]=&quot;пт&quot;;26;[.K58]=90;10;[.K58]=85;10;[.K58]=80;9;[.K58]=75;8;[.K58]=70;8;[.K58]=65;7;[.K58]=60;7;[.K58]=55;6;[.K58]=50;6;[.K58]=45;6;[.K58]=40;5;[.K58]=35;4;[.K58]=30;4;[.K58]=25;3;[.K58]=20;2;[.K58]=15;1;[.K58]=10;1;[.K58]=0;0)" office:value-type="float" office:value="0" calcext:value-type="float">
            <text:p>0</text:p>
          </table:table-cell>
          <table:table-cell table:formula="of:=IF([.L58]&lt;=1;0;IF([.L58]&lt;=10;11;IF([.L58]&lt;=14;12;IF([.L58]&lt;=17;13;IF([.L58]&lt;=20;14;IF([.L58]&lt;=22;15;IF([.L58]&lt;=25;16;IF([.L58]&lt;=27;17;IF([.L58]&lt;=29;18;IF([.L58]&lt;=32;19;IF([.L58]&lt;=34;20;IF([.L58]&lt;=36;21;IF([.L58]&lt;=40;22;24)))))))))))))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8]=&quot;взв&quot;;11;[.O58]=&quot;накл&quot;;24;[.O58]=&quot;прокл&quot;;25;[.O58]=&quot;пт&quot;;26;[.O58]=90;10;[.O58]=85;10;[.O58]=80;9;[.O58]=75;8;[.O58]=70;8;[.O58]=65;7;[.O58]=60;7;[.O58]=55;6;[.O58]=50;6;[.O58]=45;6;[.O58]=40;5;[.O58]=35;4;[.O58]=30;4;[.O58]=25;3;[.O58]=20;2;[.O58]=15;1;[.O58]=10;1;[.O58]=0;0)" office:value-type="float" office:value="4" calcext:value-type="float">
            <text:p>4</text:p>
          </table:table-cell>
          <table:table-cell table:formula="of:=IF([.P58]&lt;=1;0;IF([.P58]&lt;=10;11;IF([.P58]&lt;=14;12;IF([.P58]&lt;=17;13;IF([.P58]&lt;=20;14;IF([.P58]&lt;=22;15;IF([.P58]&lt;=25;16;IF([.P58]&lt;=27;17;IF([.P58]&lt;=29;18;IF([.P58]&lt;=32;19;IF([.P58]&lt;=34;20;IF([.P58]&lt;=36;21;IF([.P58]&lt;=40;22;24)))))))))))))" office:value-type="float" office:value="0" calcext:value-type="float">
            <text:p>0</text:p>
          </table:table-cell>
          <table:table-cell table:formula="of:=ROUND(([.Q58]+[.R58]+[.I58]+[.J58]+[.M58]+[.N58])/3;0)" office:value-type="float" office:value="16" calcext:value-type="float">
            <text:p>16</text:p>
          </table:table-cell>
          <table:table-cell table:style-name="ce70" table:formula="of:=[.F58]*LOG10([.S58]+2)" office:value-type="float" office:value="2.51054501020661" calcext:value-type="float">
            <text:p>2,5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0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9]=&quot;взв&quot;;11;[.G59]=&quot;накл&quot;;24;[.G59]=&quot;прокл&quot;;25;[.G59]=&quot;пт&quot;;26;[.G59]=90;10;[.G59]=85;10;[.G59]=80;9;[.G59]=75;8;[.G59]=70;8;[.G59]=65;7;[.G59]=60;7;[.G59]=55;6;[.G59]=50;6;[.G59]=45;6;[.G59]=40;5;[.G59]=35;4;[.G59]=30;4;[.G59]=25;3;[.G59]=20;2;[.G59]=15;1;[.G59]=10;1;[.G59]=0;0)" office:value-type="float" office:value="10" calcext:value-type="float">
            <text:p>10</text:p>
          </table:table-cell>
          <table:table-cell table:formula="of:=IF([.H59]&lt;=1;0;IF([.H59]&lt;=10;11;IF([.H59]&lt;=14;12;IF([.H59]&lt;=17;13;IF([.H59]&lt;=20;14;IF([.H59]&lt;=22;15;IF([.H59]&lt;=25;16;IF([.H59]&lt;=27;17;IF([.H59]&lt;=29;18;IF([.H59]&lt;=32;19;IF([.H59]&lt;=34;20;IF([.H59]&lt;=36;21;IF([.H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9]=&quot;взв&quot;;11;[.K59]=&quot;накл&quot;;24;[.K59]=&quot;прокл&quot;;25;[.K59]=&quot;пт&quot;;26;[.K59]=90;10;[.K59]=85;10;[.K59]=80;9;[.K59]=75;8;[.K59]=70;8;[.K59]=65;7;[.K59]=60;7;[.K59]=55;6;[.K59]=50;6;[.K59]=45;6;[.K59]=40;5;[.K59]=35;4;[.K59]=30;4;[.K59]=25;3;[.K59]=20;2;[.K59]=15;1;[.K59]=10;1;[.K59]=0;0)" office:value-type="float" office:value="10" calcext:value-type="float">
            <text:p>10</text:p>
          </table:table-cell>
          <table:table-cell table:formula="of:=IF([.L59]&lt;=1;0;IF([.L59]&lt;=10;11;IF([.L59]&lt;=14;12;IF([.L59]&lt;=17;13;IF([.L59]&lt;=20;14;IF([.L59]&lt;=22;15;IF([.L59]&lt;=25;16;IF([.L59]&lt;=27;17;IF([.L59]&lt;=29;18;IF([.L59]&lt;=32;19;IF([.L59]&lt;=34;20;IF([.L59]&lt;=36;21;IF([.L5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9]=&quot;взв&quot;;11;[.O59]=&quot;накл&quot;;24;[.O59]=&quot;прокл&quot;;25;[.O59]=&quot;пт&quot;;26;[.O59]=90;10;[.O59]=85;10;[.O59]=80;9;[.O59]=75;8;[.O59]=70;8;[.O59]=65;7;[.O59]=60;7;[.O59]=55;6;[.O59]=50;6;[.O59]=45;6;[.O59]=40;5;[.O59]=35;4;[.O59]=30;4;[.O59]=25;3;[.O59]=20;2;[.O59]=15;1;[.O59]=10;1;[.O59]=0;0)" office:value-type="float" office:value="8" calcext:value-type="float">
            <text:p>8</text:p>
          </table:table-cell>
          <table:table-cell table:formula="of:=IF([.P59]&lt;=1;0;IF([.P59]&lt;=10;11;IF([.P59]&lt;=14;12;IF([.P59]&lt;=17;13;IF([.P59]&lt;=20;14;IF([.P59]&lt;=22;15;IF([.P59]&lt;=25;16;IF([.P59]&lt;=27;17;IF([.P59]&lt;=29;18;IF([.P59]&lt;=32;19;IF([.P59]&lt;=34;20;IF([.P59]&lt;=36;21;IF([.P59]&lt;=40;22;24)))))))))))))" office:value-type="float" office:value="0" calcext:value-type="float">
            <text:p>0</text:p>
          </table:table-cell>
          <table:table-cell table:formula="of:=ROUND(([.Q59]+[.R59]+[.I59]+[.J59]+[.M59]+[.N59])/3;0)" office:value-type="float" office:value="9" calcext:value-type="float">
            <text:p>9</text:p>
          </table:table-cell>
          <table:table-cell table:style-name="ce70" table:formula="of:=[.F59]*LOG10([.S59]+2)" office:value-type="float" office:value="2.08278537031645" calcext:value-type="float">
            <text:p>2,0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52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60]=&quot;взв&quot;;11;[.G60]=&quot;накл&quot;;24;[.G60]=&quot;прокл&quot;;25;[.G60]=&quot;пт&quot;;26;[.G60]=90;10;[.G60]=85;10;[.G60]=80;9;[.G60]=75;8;[.G60]=70;8;[.G60]=65;7;[.G60]=60;7;[.G60]=55;6;[.G60]=50;6;[.G60]=45;6;[.G60]=40;5;[.G60]=35;4;[.G60]=30;4;[.G60]=25;3;[.G60]=20;2;[.G60]=15;1;[.G60]=10;1;[.G60]=0;0)" office:value-type="float" office:value="0" calcext:value-type="float">
            <text:p>0</text:p>
          </table:table-cell>
          <table:table-cell table:formula="of:=IF([.H60]&lt;=1;0;IF([.H60]&lt;=10;11;IF([.H60]&lt;=14;12;IF([.H60]&lt;=17;13;IF([.H60]&lt;=20;14;IF([.H60]&lt;=22;15;IF([.H60]&lt;=25;16;IF([.H60]&lt;=27;17;IF([.H60]&lt;=29;18;IF([.H60]&lt;=32;19;IF([.H60]&lt;=34;20;IF([.H60]&lt;=36;21;IF([.H6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60]=&quot;взв&quot;;11;[.K60]=&quot;накл&quot;;24;[.K60]=&quot;прокл&quot;;25;[.K60]=&quot;пт&quot;;26;[.K60]=90;10;[.K60]=85;10;[.K60]=80;9;[.K60]=75;8;[.K60]=70;8;[.K60]=65;7;[.K60]=60;7;[.K60]=55;6;[.K60]=50;6;[.K60]=45;6;[.K60]=40;5;[.K60]=35;4;[.K60]=30;4;[.K60]=25;3;[.K60]=20;2;[.K60]=15;1;[.K60]=10;1;[.K60]=0;0)" office:value-type="float" office:value="1" calcext:value-type="float">
            <text:p>1</text:p>
          </table:table-cell>
          <table:table-cell table:formula="of:=IF([.L60]&lt;=1;0;IF([.L60]&lt;=10;11;IF([.L60]&lt;=14;12;IF([.L60]&lt;=17;13;IF([.L60]&lt;=20;14;IF([.L60]&lt;=22;15;IF([.L60]&lt;=25;16;IF([.L60]&lt;=27;17;IF([.L60]&lt;=29;18;IF([.L60]&lt;=32;19;IF([.L60]&lt;=34;20;IF([.L60]&lt;=36;21;IF([.L6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60]=&quot;взв&quot;;11;[.O60]=&quot;накл&quot;;24;[.O60]=&quot;прокл&quot;;25;[.O60]=&quot;пт&quot;;26;[.O60]=90;10;[.O60]=85;10;[.O60]=80;9;[.O60]=75;8;[.O60]=70;8;[.O60]=65;7;[.O60]=60;7;[.O60]=55;6;[.O60]=50;6;[.O60]=45;6;[.O60]=40;5;[.O60]=35;4;[.O60]=30;4;[.O60]=25;3;[.O60]=20;2;[.O60]=15;1;[.O60]=10;1;[.O60]=0;0)" office:value-type="float" office:value="1" calcext:value-type="float">
            <text:p>1</text:p>
          </table:table-cell>
          <table:table-cell table:formula="of:=IF([.P60]&lt;=1;0;IF([.P60]&lt;=10;11;IF([.P60]&lt;=14;12;IF([.P60]&lt;=17;13;IF([.P60]&lt;=20;14;IF([.P60]&lt;=22;15;IF([.P60]&lt;=25;16;IF([.P60]&lt;=27;17;IF([.P60]&lt;=29;18;IF([.P60]&lt;=32;19;IF([.P60]&lt;=34;20;IF([.P60]&lt;=36;21;IF([.P60]&lt;=40;22;24)))))))))))))" office:value-type="float" office:value="0" calcext:value-type="float">
            <text:p>0</text:p>
          </table:table-cell>
          <table:table-cell table:formula="of:=ROUND(([.Q60]+[.R60]+[.I60]+[.J60]+[.M60]+[.N60])/3;0)" office:value-type="float" office:value="1" calcext:value-type="float">
            <text:p>1</text:p>
          </table:table-cell>
          <table:table-cell table:style-name="ce70" table:formula="of:=[.F60]*LOG10([.S60]+2)" office:value-type="float" office:value="0.954242509439325" calcext:value-type="float">
            <text:p>0,9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8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61]=&quot;взв&quot;;11;[.G61]=&quot;накл&quot;;24;[.G61]=&quot;прокл&quot;;25;[.G61]=&quot;пт&quot;;26;[.G61]=90;10;[.G61]=85;10;[.G61]=80;9;[.G61]=75;8;[.G61]=70;8;[.G61]=65;7;[.G61]=60;7;[.G61]=55;6;[.G61]=50;6;[.G61]=45;6;[.G61]=40;5;[.G61]=35;4;[.G61]=30;4;[.G61]=25;3;[.G61]=20;2;[.G61]=15;1;[.G61]=10;1;[.G61]=0;0)" office:value-type="float" office:value="0" calcext:value-type="float">
            <text:p>0</text:p>
          </table:table-cell>
          <table:table-cell table:formula="of:=IF([.H61]&lt;=1;0;IF([.H61]&lt;=10;11;IF([.H61]&lt;=14;12;IF([.H61]&lt;=17;13;IF([.H61]&lt;=20;14;IF([.H61]&lt;=22;15;IF([.H61]&lt;=25;16;IF([.H61]&lt;=27;17;IF([.H61]&lt;=29;18;IF([.H61]&lt;=32;19;IF([.H61]&lt;=34;20;IF([.H61]&lt;=36;21;IF([.H61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61]=&quot;взв&quot;;11;[.K61]=&quot;накл&quot;;24;[.K61]=&quot;прокл&quot;;25;[.K61]=&quot;пт&quot;;26;[.K61]=90;10;[.K61]=85;10;[.K61]=80;9;[.K61]=75;8;[.K61]=70;8;[.K61]=65;7;[.K61]=60;7;[.K61]=55;6;[.K61]=50;6;[.K61]=45;6;[.K61]=40;5;[.K61]=35;4;[.K61]=30;4;[.K61]=25;3;[.K61]=20;2;[.K61]=15;1;[.K61]=10;1;[.K61]=0;0)" office:value-type="float" office:value="0" calcext:value-type="float">
            <text:p>0</text:p>
          </table:table-cell>
          <table:table-cell table:formula="of:=IF([.L61]&lt;=1;0;IF([.L61]&lt;=10;11;IF([.L61]&lt;=14;12;IF([.L61]&lt;=17;13;IF([.L61]&lt;=20;14;IF([.L61]&lt;=22;15;IF([.L61]&lt;=25;16;IF([.L61]&lt;=27;17;IF([.L61]&lt;=29;18;IF([.L61]&lt;=32;19;IF([.L61]&lt;=34;20;IF([.L61]&lt;=36;21;IF([.L61]&lt;=40;22;24)))))))))))))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61]=&quot;взв&quot;;11;[.O61]=&quot;накл&quot;;24;[.O61]=&quot;прокл&quot;;25;[.O61]=&quot;пт&quot;;26;[.O61]=90;10;[.O61]=85;10;[.O61]=80;9;[.O61]=75;8;[.O61]=70;8;[.O61]=65;7;[.O61]=60;7;[.O61]=55;6;[.O61]=50;6;[.O61]=45;6;[.O61]=40;5;[.O61]=35;4;[.O61]=30;4;[.O61]=25;3;[.O61]=20;2;[.O61]=15;1;[.O61]=10;1;[.O61]=0;0)" office:value-type="float" office:value="0" calcext:value-type="float">
            <text:p>0</text:p>
          </table:table-cell>
          <table:table-cell table:formula="of:=IF([.P61]&lt;=1;0;IF([.P61]&lt;=10;11;IF([.P61]&lt;=14;12;IF([.P61]&lt;=17;13;IF([.P61]&lt;=20;14;IF([.P61]&lt;=22;15;IF([.P61]&lt;=25;16;IF([.P61]&lt;=27;17;IF([.P61]&lt;=29;18;IF([.P61]&lt;=32;19;IF([.P61]&lt;=34;20;IF([.P61]&lt;=36;21;IF([.P61]&lt;=40;22;24)))))))))))))" office:value-type="float" office:value="16" calcext:value-type="float">
            <text:p>16</text:p>
          </table:table-cell>
          <table:table-cell table:formula="of:=ROUND(([.Q61]+[.R61]+[.I61]+[.J61]+[.M61]+[.N61])/3;0)" office:value-type="float" office:value="18" calcext:value-type="float">
            <text:p>18</text:p>
          </table:table-cell>
          <table:table-cell table:style-name="ce70" table:formula="of:=[.F61]*LOG10([.S61]+2)" office:value-type="float" office:value="2.60205999132796" calcext:value-type="float">
            <text:p>2,6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07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Kora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62]=&quot;взв&quot;;11;[.G62]=&quot;накл&quot;;24;[.G62]=&quot;прокл&quot;;25;[.G62]=&quot;пт&quot;;26;[.G62]=90;10;[.G62]=85;10;[.G62]=80;9;[.G62]=75;8;[.G62]=70;8;[.G62]=65;7;[.G62]=60;7;[.G62]=55;6;[.G62]=50;6;[.G62]=45;6;[.G62]=40;5;[.G62]=35;4;[.G62]=30;4;[.G62]=25;3;[.G62]=20;2;[.G62]=15;1;[.G62]=10;1;[.G62]=0;0)" office:value-type="float" office:value="0" calcext:value-type="float">
            <text:p>0</text:p>
          </table:table-cell>
          <table:table-cell table:formula="of:=IF([.H62]&lt;=1;0;IF([.H62]&lt;=10;11;IF([.H62]&lt;=14;12;IF([.H62]&lt;=17;13;IF([.H62]&lt;=20;14;IF([.H62]&lt;=22;15;IF([.H62]&lt;=25;16;IF([.H62]&lt;=27;17;IF([.H62]&lt;=29;18;IF([.H62]&lt;=32;19;IF([.H62]&lt;=34;20;IF([.H62]&lt;=36;21;IF([.H6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62]=&quot;взв&quot;;11;[.K62]=&quot;накл&quot;;24;[.K62]=&quot;прокл&quot;;25;[.K62]=&quot;пт&quot;;26;[.K62]=90;10;[.K62]=85;10;[.K62]=80;9;[.K62]=75;8;[.K62]=70;8;[.K62]=65;7;[.K62]=60;7;[.K62]=55;6;[.K62]=50;6;[.K62]=45;6;[.K62]=40;5;[.K62]=35;4;[.K62]=30;4;[.K62]=25;3;[.K62]=20;2;[.K62]=15;1;[.K62]=10;1;[.K62]=0;0)" office:value-type="float" office:value="0" calcext:value-type="float">
            <text:p>0</text:p>
          </table:table-cell>
          <table:table-cell table:formula="of:=IF([.L62]&lt;=1;0;IF([.L62]&lt;=10;11;IF([.L62]&lt;=14;12;IF([.L62]&lt;=17;13;IF([.L62]&lt;=20;14;IF([.L62]&lt;=22;15;IF([.L62]&lt;=25;16;IF([.L62]&lt;=27;17;IF([.L62]&lt;=29;18;IF([.L62]&lt;=32;19;IF([.L62]&lt;=34;20;IF([.L62]&lt;=36;21;IF([.L62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62]=&quot;взв&quot;;11;[.O62]=&quot;накл&quot;;24;[.O62]=&quot;прокл&quot;;25;[.O62]=&quot;пт&quot;;26;[.O62]=90;10;[.O62]=85;10;[.O62]=80;9;[.O62]=75;8;[.O62]=70;8;[.O62]=65;7;[.O62]=60;7;[.O62]=55;6;[.O62]=50;6;[.O62]=45;6;[.O62]=40;5;[.O62]=35;4;[.O62]=30;4;[.O62]=25;3;[.O62]=20;2;[.O62]=15;1;[.O62]=10;1;[.O62]=0;0)" office:value-type="float" office:value="0" calcext:value-type="float">
            <text:p>0</text:p>
          </table:table-cell>
          <table:table-cell table:formula="of:=IF([.P62]&lt;=1;0;IF([.P62]&lt;=10;11;IF([.P62]&lt;=14;12;IF([.P62]&lt;=17;13;IF([.P62]&lt;=20;14;IF([.P62]&lt;=22;15;IF([.P62]&lt;=25;16;IF([.P62]&lt;=27;17;IF([.P62]&lt;=29;18;IF([.P62]&lt;=32;19;IF([.P62]&lt;=34;20;IF([.P62]&lt;=36;21;IF([.P62]&lt;=40;22;24)))))))))))))" office:value-type="float" office:value="22" calcext:value-type="float">
            <text:p>22</text:p>
          </table:table-cell>
          <table:table-cell table:formula="of:=ROUND(([.Q62]+[.R62]+[.I62]+[.J62]+[.M62]+[.N62])/3;0)" office:value-type="float" office:value="21" calcext:value-type="float">
            <text:p>21</text:p>
          </table:table-cell>
          <table:table-cell table:style-name="ce70" table:formula="of:=[.F62]*LOG10([.S62]+2)" office:value-type="float" office:value="2.72345567203519" calcext:value-type="float">
            <text:p>2,7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24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63]=&quot;взв&quot;;11;[.G63]=&quot;накл&quot;;24;[.G63]=&quot;прокл&quot;;25;[.G63]=&quot;пт&quot;;26;[.G63]=90;10;[.G63]=85;10;[.G63]=80;9;[.G63]=75;8;[.G63]=70;8;[.G63]=65;7;[.G63]=60;7;[.G63]=55;6;[.G63]=50;6;[.G63]=45;6;[.G63]=40;5;[.G63]=35;4;[.G63]=30;4;[.G63]=25;3;[.G63]=20;2;[.G63]=15;1;[.G63]=10;1;[.G63]=0;0)" office:value-type="float" office:value="7" calcext:value-type="float">
            <text:p>7</text:p>
          </table:table-cell>
          <table:table-cell table:formula="of:=IF([.H63]&lt;=1;0;IF([.H63]&lt;=10;11;IF([.H63]&lt;=14;12;IF([.H63]&lt;=17;13;IF([.H63]&lt;=20;14;IF([.H63]&lt;=22;15;IF([.H63]&lt;=25;16;IF([.H63]&lt;=27;17;IF([.H63]&lt;=29;18;IF([.H63]&lt;=32;19;IF([.H63]&lt;=34;20;IF([.H63]&lt;=36;21;IF([.H6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63]=&quot;взв&quot;;11;[.K63]=&quot;накл&quot;;24;[.K63]=&quot;прокл&quot;;25;[.K63]=&quot;пт&quot;;26;[.K63]=90;10;[.K63]=85;10;[.K63]=80;9;[.K63]=75;8;[.K63]=70;8;[.K63]=65;7;[.K63]=60;7;[.K63]=55;6;[.K63]=50;6;[.K63]=45;6;[.K63]=40;5;[.K63]=35;4;[.K63]=30;4;[.K63]=25;3;[.K63]=20;2;[.K63]=15;1;[.K63]=10;1;[.K63]=0;0)" office:value-type="float" office:value="7" calcext:value-type="float">
            <text:p>7</text:p>
          </table:table-cell>
          <table:table-cell table:formula="of:=IF([.L63]&lt;=1;0;IF([.L63]&lt;=10;11;IF([.L63]&lt;=14;12;IF([.L63]&lt;=17;13;IF([.L63]&lt;=20;14;IF([.L63]&lt;=22;15;IF([.L63]&lt;=25;16;IF([.L63]&lt;=27;17;IF([.L63]&lt;=29;18;IF([.L63]&lt;=32;19;IF([.L63]&lt;=34;20;IF([.L63]&lt;=36;21;IF([.L6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63]=&quot;взв&quot;;11;[.O63]=&quot;накл&quot;;24;[.O63]=&quot;прокл&quot;;25;[.O63]=&quot;пт&quot;;26;[.O63]=90;10;[.O63]=85;10;[.O63]=80;9;[.O63]=75;8;[.O63]=70;8;[.O63]=65;7;[.O63]=60;7;[.O63]=55;6;[.O63]=50;6;[.O63]=45;6;[.O63]=40;5;[.O63]=35;4;[.O63]=30;4;[.O63]=25;3;[.O63]=20;2;[.O63]=15;1;[.O63]=10;1;[.O63]=0;0)" office:value-type="float" office:value="6" calcext:value-type="float">
            <text:p>6</text:p>
          </table:table-cell>
          <table:table-cell table:formula="of:=IF([.P63]&lt;=1;0;IF([.P63]&lt;=10;11;IF([.P63]&lt;=14;12;IF([.P63]&lt;=17;13;IF([.P63]&lt;=20;14;IF([.P63]&lt;=22;15;IF([.P63]&lt;=25;16;IF([.P63]&lt;=27;17;IF([.P63]&lt;=29;18;IF([.P63]&lt;=32;19;IF([.P63]&lt;=34;20;IF([.P63]&lt;=36;21;IF([.P63]&lt;=40;22;24)))))))))))))" office:value-type="float" office:value="0" calcext:value-type="float">
            <text:p>0</text:p>
          </table:table-cell>
          <table:table-cell table:formula="of:=ROUND(([.Q63]+[.R63]+[.I63]+[.J63]+[.M63]+[.N63])/3;0)" office:value-type="float" office:value="7" calcext:value-type="float">
            <text:p>7</text:p>
          </table:table-cell>
          <table:table-cell table:style-name="ce70" table:formula="of:=[.F63]*LOG10([.S63]+2)" office:value-type="float" office:value="1.90848501887865" calcext:value-type="float">
            <text:p>1,9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47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64]=&quot;взв&quot;;11;[.G64]=&quot;накл&quot;;24;[.G64]=&quot;прокл&quot;;25;[.G64]=&quot;пт&quot;;26;[.G64]=90;10;[.G64]=85;10;[.G64]=80;9;[.G64]=75;8;[.G64]=70;8;[.G64]=65;7;[.G64]=60;7;[.G64]=55;6;[.G64]=50;6;[.G64]=45;6;[.G64]=40;5;[.G64]=35;4;[.G64]=30;4;[.G64]=25;3;[.G64]=20;2;[.G64]=15;1;[.G64]=10;1;[.G64]=0;0)" office:value-type="float" office:value="0" calcext:value-type="float">
            <text:p>0</text:p>
          </table:table-cell>
          <table:table-cell table:formula="of:=IF([.H64]&lt;=1;0;IF([.H64]&lt;=10;11;IF([.H64]&lt;=14;12;IF([.H64]&lt;=17;13;IF([.H64]&lt;=20;14;IF([.H64]&lt;=22;15;IF([.H64]&lt;=25;16;IF([.H64]&lt;=27;17;IF([.H64]&lt;=29;18;IF([.H64]&lt;=32;19;IF([.H64]&lt;=34;20;IF([.H64]&lt;=36;21;IF([.H64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64]=&quot;взв&quot;;11;[.K64]=&quot;накл&quot;;24;[.K64]=&quot;прокл&quot;;25;[.K64]=&quot;пт&quot;;26;[.K64]=90;10;[.K64]=85;10;[.K64]=80;9;[.K64]=75;8;[.K64]=70;8;[.K64]=65;7;[.K64]=60;7;[.K64]=55;6;[.K64]=50;6;[.K64]=45;6;[.K64]=40;5;[.K64]=35;4;[.K64]=30;4;[.K64]=25;3;[.K64]=20;2;[.K64]=15;1;[.K64]=10;1;[.K64]=0;0)" office:value-type="float" office:value="0" calcext:value-type="float">
            <text:p>0</text:p>
          </table:table-cell>
          <table:table-cell table:formula="of:=IF([.L64]&lt;=1;0;IF([.L64]&lt;=10;11;IF([.L64]&lt;=14;12;IF([.L64]&lt;=17;13;IF([.L64]&lt;=20;14;IF([.L64]&lt;=22;15;IF([.L64]&lt;=25;16;IF([.L64]&lt;=27;17;IF([.L64]&lt;=29;18;IF([.L64]&lt;=32;19;IF([.L64]&lt;=34;20;IF([.L64]&lt;=36;21;IF([.L64]&lt;=40;22;24))))))))))))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64]=&quot;взв&quot;;11;[.O64]=&quot;накл&quot;;24;[.O64]=&quot;прокл&quot;;25;[.O64]=&quot;пт&quot;;26;[.O64]=90;10;[.O64]=85;10;[.O64]=80;9;[.O64]=75;8;[.O64]=70;8;[.O64]=65;7;[.O64]=60;7;[.O64]=55;6;[.O64]=50;6;[.O64]=45;6;[.O64]=40;5;[.O64]=35;4;[.O64]=30;4;[.O64]=25;3;[.O64]=20;2;[.O64]=15;1;[.O64]=10;1;[.O64]=0;0)" office:value-type="float" office:value="0" calcext:value-type="float">
            <text:p>0</text:p>
          </table:table-cell>
          <table:table-cell table:formula="of:=IF([.P64]&lt;=1;0;IF([.P64]&lt;=10;11;IF([.P64]&lt;=14;12;IF([.P64]&lt;=17;13;IF([.P64]&lt;=20;14;IF([.P64]&lt;=22;15;IF([.P64]&lt;=25;16;IF([.P64]&lt;=27;17;IF([.P64]&lt;=29;18;IF([.P64]&lt;=32;19;IF([.P64]&lt;=34;20;IF([.P64]&lt;=36;21;IF([.P64]&lt;=40;22;24)))))))))))))" office:value-type="float" office:value="16" calcext:value-type="float">
            <text:p>16</text:p>
          </table:table-cell>
          <table:table-cell table:formula="of:=ROUND(([.Q64]+[.R64]+[.I64]+[.J64]+[.M64]+[.N64])/3;0)" office:value-type="float" office:value="17" calcext:value-type="float">
            <text:p>17</text:p>
          </table:table-cell>
          <table:table-cell table:style-name="ce70" table:formula="of:=[.F64]*LOG10([.S64]+2)" office:value-type="float" office:value="2.55750720190566" calcext:value-type="float">
            <text:p>2,5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48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G65]=&quot;взв&quot;;11;[.G65]=&quot;накл&quot;;24;[.G65]=&quot;прокл&quot;;25;[.G65]=&quot;пт&quot;;26;[.G65]=90;10;[.G65]=85;10;[.G65]=80;9;[.G65]=75;8;[.G65]=70;8;[.G65]=65;7;[.G65]=60;7;[.G65]=55;6;[.G65]=50;6;[.G65]=45;6;[.G65]=40;5;[.G65]=35;4;[.G65]=30;4;[.G65]=25;3;[.G65]=20;2;[.G65]=15;1;[.G65]=10;1;[.G65]=0;0)" office:value-type="float" office:value="0" calcext:value-type="float">
            <text:p>0</text:p>
          </table:table-cell>
          <table:table-cell table:formula="of:=IF([.H65]&lt;=1;0;IF([.H65]&lt;=10;11;IF([.H65]&lt;=14;12;IF([.H65]&lt;=17;13;IF([.H65]&lt;=20;14;IF([.H65]&lt;=22;15;IF([.H65]&lt;=25;16;IF([.H65]&lt;=27;17;IF([.H65]&lt;=29;18;IF([.H65]&lt;=32;19;IF([.H65]&lt;=34;20;IF([.H65]&lt;=36;21;IF([.H65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65]=&quot;взв&quot;;11;[.K65]=&quot;накл&quot;;24;[.K65]=&quot;прокл&quot;;25;[.K65]=&quot;пт&quot;;26;[.K65]=90;10;[.K65]=85;10;[.K65]=80;9;[.K65]=75;8;[.K65]=70;8;[.K65]=65;7;[.K65]=60;7;[.K65]=55;6;[.K65]=50;6;[.K65]=45;6;[.K65]=40;5;[.K65]=35;4;[.K65]=30;4;[.K65]=25;3;[.K65]=20;2;[.K65]=15;1;[.K65]=10;1;[.K65]=0;0)" office:value-type="float" office:value="0" calcext:value-type="float">
            <text:p>0</text:p>
          </table:table-cell>
          <table:table-cell table:formula="of:=IF([.L65]&lt;=1;0;IF([.L65]&lt;=10;11;IF([.L65]&lt;=14;12;IF([.L65]&lt;=17;13;IF([.L65]&lt;=20;14;IF([.L65]&lt;=22;15;IF([.L65]&lt;=25;16;IF([.L65]&lt;=27;17;IF([.L65]&lt;=29;18;IF([.L65]&lt;=32;19;IF([.L65]&lt;=34;20;IF([.L65]&lt;=36;21;IF([.L65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65]=&quot;взв&quot;;11;[.O65]=&quot;накл&quot;;24;[.O65]=&quot;прокл&quot;;25;[.O65]=&quot;пт&quot;;26;[.O65]=90;10;[.O65]=85;10;[.O65]=80;9;[.O65]=75;8;[.O65]=70;8;[.O65]=65;7;[.O65]=60;7;[.O65]=55;6;[.O65]=50;6;[.O65]=45;6;[.O65]=40;5;[.O65]=35;4;[.O65]=30;4;[.O65]=25;3;[.O65]=20;2;[.O65]=15;1;[.O65]=10;1;[.O65]=0;0)" office:value-type="float" office:value="0" calcext:value-type="float">
            <text:p>0</text:p>
          </table:table-cell>
          <table:table-cell table:formula="of:=IF([.P65]&lt;=1;0;IF([.P65]&lt;=10;11;IF([.P65]&lt;=14;12;IF([.P65]&lt;=17;13;IF([.P65]&lt;=20;14;IF([.P65]&lt;=22;15;IF([.P65]&lt;=25;16;IF([.P65]&lt;=27;17;IF([.P65]&lt;=29;18;IF([.P65]&lt;=32;19;IF([.P65]&lt;=34;20;IF([.P65]&lt;=36;21;IF([.P65]&lt;=40;22;24)))))))))))))" office:value-type="float" office:value="22" calcext:value-type="float">
            <text:p>22</text:p>
          </table:table-cell>
          <table:table-cell table:formula="of:=ROUND(([.Q65]+[.R65]+[.I65]+[.J65]+[.M65]+[.N65])/3;0)" office:value-type="float" office:value="23" calcext:value-type="float">
            <text:p>23</text:p>
          </table:table-cell>
          <table:table-cell table:style-name="ce70" table:formula="of:=[.F65]*LOG10([.S65]+2)" office:value-type="float" office:value="2.79588001734408" calcext:value-type="float">
            <text:p>2,8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6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string" calcext:value-type="string">
            <text:p>3+1 мертвое в 30 см от гнез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66]=&quot;взв&quot;;11;[.G66]=&quot;накл&quot;;24;[.G66]=&quot;прокл&quot;;25;[.G66]=&quot;пт&quot;;26;[.G66]=90;10;[.G66]=85;10;[.G66]=80;9;[.G66]=75;8;[.G66]=70;8;[.G66]=65;7;[.G66]=60;7;[.G66]=55;6;[.G66]=50;6;[.G66]=45;6;[.G66]=40;5;[.G66]=35;4;[.G66]=30;4;[.G66]=25;3;[.G66]=20;2;[.G66]=15;1;[.G66]=10;1;[.G66]=0;0)" office:value-type="float" office:value="0" calcext:value-type="float">
            <text:p>0</text:p>
          </table:table-cell>
          <table:table-cell table:formula="of:=IF([.H66]&lt;=1;0;IF([.H66]&lt;=10;11;IF([.H66]&lt;=14;12;IF([.H66]&lt;=17;13;IF([.H66]&lt;=20;14;IF([.H66]&lt;=22;15;IF([.H66]&lt;=25;16;IF([.H66]&lt;=27;17;IF([.H66]&lt;=29;18;IF([.H66]&lt;=32;19;IF([.H66]&lt;=34;20;IF([.H66]&lt;=36;21;IF([.H66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66]=&quot;взв&quot;;11;[.K66]=&quot;накл&quot;;24;[.K66]=&quot;прокл&quot;;25;[.K66]=&quot;пт&quot;;26;[.K66]=90;10;[.K66]=85;10;[.K66]=80;9;[.K66]=75;8;[.K66]=70;8;[.K66]=65;7;[.K66]=60;7;[.K66]=55;6;[.K66]=50;6;[.K66]=45;6;[.K66]=40;5;[.K66]=35;4;[.K66]=30;4;[.K66]=25;3;[.K66]=20;2;[.K66]=15;1;[.K66]=10;1;[.K66]=0;0)" office:value-type="float" office:value="0" calcext:value-type="float">
            <text:p>0</text:p>
          </table:table-cell>
          <table:table-cell table:formula="of:=IF([.L66]&lt;=1;0;IF([.L66]&lt;=10;11;IF([.L66]&lt;=14;12;IF([.L66]&lt;=17;13;IF([.L66]&lt;=20;14;IF([.L66]&lt;=22;15;IF([.L66]&lt;=25;16;IF([.L66]&lt;=27;17;IF([.L66]&lt;=29;18;IF([.L66]&lt;=32;19;IF([.L66]&lt;=34;20;IF([.L66]&lt;=36;21;IF([.L66]&lt;=40;22;24))))))))))))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66]=&quot;взв&quot;;11;[.O66]=&quot;накл&quot;;24;[.O66]=&quot;прокл&quot;;25;[.O66]=&quot;пт&quot;;26;[.O66]=90;10;[.O66]=85;10;[.O66]=80;9;[.O66]=75;8;[.O66]=70;8;[.O66]=65;7;[.O66]=60;7;[.O66]=55;6;[.O66]=50;6;[.O66]=45;6;[.O66]=40;5;[.O66]=35;4;[.O66]=30;4;[.O66]=25;3;[.O66]=20;2;[.O66]=15;1;[.O66]=10;1;[.O66]=0;0)" office:value-type="float" office:value="0" calcext:value-type="float">
            <text:p>0</text:p>
          </table:table-cell>
          <table:table-cell table:formula="of:=IF([.P66]&lt;=1;0;IF([.P66]&lt;=10;11;IF([.P66]&lt;=14;12;IF([.P66]&lt;=17;13;IF([.P66]&lt;=20;14;IF([.P66]&lt;=22;15;IF([.P66]&lt;=25;16;IF([.P66]&lt;=27;17;IF([.P66]&lt;=29;18;IF([.P66]&lt;=32;19;IF([.P66]&lt;=34;20;IF([.P66]&lt;=36;21;IF([.P66]&lt;=40;22;24)))))))))))))" office:value-type="float" office:value="16" calcext:value-type="float">
            <text:p>16</text:p>
          </table:table-cell>
          <table:table-cell table:formula="of:=ROUND(([.Q66]+[.R66]+[.I66]+[.J66]+[.M66]+[.N66])/3;0)" office:value-type="float" office:value="17" calcext:value-type="float">
            <text:p>17</text:p>
          </table:table-cell>
          <table:table-cell table:style-name="ce70" table:formula="of:=[.F66]*LOG10([.S66]+2)" office:value-type="float" office:value="2.55750720190566" calcext:value-type="float">
            <text:p>2,5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6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67]=&quot;взв&quot;;11;[.G67]=&quot;накл&quot;;24;[.G67]=&quot;прокл&quot;;25;[.G67]=&quot;пт&quot;;26;[.G67]=90;10;[.G67]=85;10;[.G67]=80;9;[.G67]=75;8;[.G67]=70;8;[.G67]=65;7;[.G67]=60;7;[.G67]=55;6;[.G67]=50;6;[.G67]=45;6;[.G67]=40;5;[.G67]=35;4;[.G67]=30;4;[.G67]=25;3;[.G67]=20;2;[.G67]=15;1;[.G67]=10;1;[.G67]=0;0)" office:value-type="float" office:value="11" calcext:value-type="float">
            <text:p>11</text:p>
          </table:table-cell>
          <table:table-cell table:formula="of:=IF([.H67]&lt;=1;0;IF([.H67]&lt;=10;11;IF([.H67]&lt;=14;12;IF([.H67]&lt;=17;13;IF([.H67]&lt;=20;14;IF([.H67]&lt;=22;15;IF([.H67]&lt;=25;16;IF([.H67]&lt;=27;17;IF([.H67]&lt;=29;18;IF([.H67]&lt;=32;19;IF([.H67]&lt;=34;20;IF([.H67]&lt;=36;21;IF([.H6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7]=&quot;взв&quot;;11;[.K67]=&quot;накл&quot;;24;[.K67]=&quot;прокл&quot;;25;[.K67]=&quot;пт&quot;;26;[.K67]=90;10;[.K67]=85;10;[.K67]=80;9;[.K67]=75;8;[.K67]=70;8;[.K67]=65;7;[.K67]=60;7;[.K67]=55;6;[.K67]=50;6;[.K67]=45;6;[.K67]=40;5;[.K67]=35;4;[.K67]=30;4;[.K67]=25;3;[.K67]=20;2;[.K67]=15;1;[.K67]=10;1;[.K67]=0;0)" office:value-type="float" office:value="10" calcext:value-type="float">
            <text:p>10</text:p>
          </table:table-cell>
          <table:table-cell table:formula="of:=IF([.L67]&lt;=1;0;IF([.L67]&lt;=10;11;IF([.L67]&lt;=14;12;IF([.L67]&lt;=17;13;IF([.L67]&lt;=20;14;IF([.L67]&lt;=22;15;IF([.L67]&lt;=25;16;IF([.L67]&lt;=27;17;IF([.L67]&lt;=29;18;IF([.L67]&lt;=32;19;IF([.L67]&lt;=34;20;IF([.L67]&lt;=36;21;IF([.L6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7]=&quot;взв&quot;;11;[.O67]=&quot;накл&quot;;24;[.O67]=&quot;прокл&quot;;25;[.O67]=&quot;пт&quot;;26;[.O67]=90;10;[.O67]=85;10;[.O67]=80;9;[.O67]=75;8;[.O67]=70;8;[.O67]=65;7;[.O67]=60;7;[.O67]=55;6;[.O67]=50;6;[.O67]=45;6;[.O67]=40;5;[.O67]=35;4;[.O67]=30;4;[.O67]=25;3;[.O67]=20;2;[.O67]=15;1;[.O67]=10;1;[.O67]=0;0)" office:value-type="float" office:value="10" calcext:value-type="float">
            <text:p>10</text:p>
          </table:table-cell>
          <table:table-cell table:formula="of:=IF([.P67]&lt;=1;0;IF([.P67]&lt;=10;11;IF([.P67]&lt;=14;12;IF([.P67]&lt;=17;13;IF([.P67]&lt;=20;14;IF([.P67]&lt;=22;15;IF([.P67]&lt;=25;16;IF([.P67]&lt;=27;17;IF([.P67]&lt;=29;18;IF([.P67]&lt;=32;19;IF([.P67]&lt;=34;20;IF([.P67]&lt;=36;21;IF([.P67]&lt;=40;22;24)))))))))))))" office:value-type="float" office:value="0" calcext:value-type="float">
            <text:p>0</text:p>
          </table:table-cell>
          <table:table-cell table:formula="of:=ROUND(([.Q67]+[.R67]+[.I67]+[.J67]+[.M67]+[.N67])/3;0)" office:value-type="float" office:value="10" calcext:value-type="float">
            <text:p>10</text:p>
          </table:table-cell>
          <table:table-cell table:style-name="ce70" table:formula="of:=[.F67]*LOG10([.S67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7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8]=&quot;взв&quot;;11;[.G68]=&quot;накл&quot;;24;[.G68]=&quot;прокл&quot;;25;[.G68]=&quot;пт&quot;;26;[.G68]=90;10;[.G68]=85;10;[.G68]=80;9;[.G68]=75;8;[.G68]=70;8;[.G68]=65;7;[.G68]=60;7;[.G68]=55;6;[.G68]=50;6;[.G68]=45;6;[.G68]=40;5;[.G68]=35;4;[.G68]=30;4;[.G68]=25;3;[.G68]=20;2;[.G68]=15;1;[.G68]=10;1;[.G68]=0;0)" office:value-type="float" office:value="10" calcext:value-type="float">
            <text:p>10</text:p>
          </table:table-cell>
          <table:table-cell table:formula="of:=IF([.H68]&lt;=1;0;IF([.H68]&lt;=10;11;IF([.H68]&lt;=14;12;IF([.H68]&lt;=17;13;IF([.H68]&lt;=20;14;IF([.H68]&lt;=22;15;IF([.H68]&lt;=25;16;IF([.H68]&lt;=27;17;IF([.H68]&lt;=29;18;IF([.H68]&lt;=32;19;IF([.H68]&lt;=34;20;IF([.H68]&lt;=36;21;IF([.H6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8]=&quot;взв&quot;;11;[.K68]=&quot;накл&quot;;24;[.K68]=&quot;прокл&quot;;25;[.K68]=&quot;пт&quot;;26;[.K68]=90;10;[.K68]=85;10;[.K68]=80;9;[.K68]=75;8;[.K68]=70;8;[.K68]=65;7;[.K68]=60;7;[.K68]=55;6;[.K68]=50;6;[.K68]=45;6;[.K68]=40;5;[.K68]=35;4;[.K68]=30;4;[.K68]=25;3;[.K68]=20;2;[.K68]=15;1;[.K68]=10;1;[.K68]=0;0)" office:value-type="float" office:value="10" calcext:value-type="float">
            <text:p>10</text:p>
          </table:table-cell>
          <table:table-cell table:formula="of:=IF([.L68]&lt;=1;0;IF([.L68]&lt;=10;11;IF([.L68]&lt;=14;12;IF([.L68]&lt;=17;13;IF([.L68]&lt;=20;14;IF([.L68]&lt;=22;15;IF([.L68]&lt;=25;16;IF([.L68]&lt;=27;17;IF([.L68]&lt;=29;18;IF([.L68]&lt;=32;19;IF([.L68]&lt;=34;20;IF([.L68]&lt;=36;21;IF([.L6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68]=&quot;взв&quot;;11;[.O68]=&quot;накл&quot;;24;[.O68]=&quot;прокл&quot;;25;[.O68]=&quot;пт&quot;;26;[.O68]=90;10;[.O68]=85;10;[.O68]=80;9;[.O68]=75;8;[.O68]=70;8;[.O68]=65;7;[.O68]=60;7;[.O68]=55;6;[.O68]=50;6;[.O68]=45;6;[.O68]=40;5;[.O68]=35;4;[.O68]=30;4;[.O68]=25;3;[.O68]=20;2;[.O68]=15;1;[.O68]=10;1;[.O68]=0;0)" office:value-type="float" office:value="11" calcext:value-type="float">
            <text:p>11</text:p>
          </table:table-cell>
          <table:table-cell table:formula="of:=IF([.P68]&lt;=1;0;IF([.P68]&lt;=10;11;IF([.P68]&lt;=14;12;IF([.P68]&lt;=17;13;IF([.P68]&lt;=20;14;IF([.P68]&lt;=22;15;IF([.P68]&lt;=25;16;IF([.P68]&lt;=27;17;IF([.P68]&lt;=29;18;IF([.P68]&lt;=32;19;IF([.P68]&lt;=34;20;IF([.P68]&lt;=36;21;IF([.P68]&lt;=40;22;24)))))))))))))" office:value-type="float" office:value="0" calcext:value-type="float">
            <text:p>0</text:p>
          </table:table-cell>
          <table:table-cell table:formula="of:=ROUND(([.Q68]+[.R68]+[.I68]+[.J68]+[.M68]+[.N68])/3;0)" office:value-type="float" office:value="10" calcext:value-type="float">
            <text:p>10</text:p>
          </table:table-cell>
          <table:table-cell table:style-name="ce70" table:formula="of:=[.F68]*LOG10([.S68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7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9]=&quot;взв&quot;;11;[.G69]=&quot;накл&quot;;24;[.G69]=&quot;прокл&quot;;25;[.G69]=&quot;пт&quot;;26;[.G69]=90;10;[.G69]=85;10;[.G69]=80;9;[.G69]=75;8;[.G69]=70;8;[.G69]=65;7;[.G69]=60;7;[.G69]=55;6;[.G69]=50;6;[.G69]=45;6;[.G69]=40;5;[.G69]=35;4;[.G69]=30;4;[.G69]=25;3;[.G69]=20;2;[.G69]=15;1;[.G69]=10;1;[.G69]=0;0)" office:value-type="float" office:value="10" calcext:value-type="float">
            <text:p>10</text:p>
          </table:table-cell>
          <table:table-cell table:formula="of:=IF([.H69]&lt;=1;0;IF([.H69]&lt;=10;11;IF([.H69]&lt;=14;12;IF([.H69]&lt;=17;13;IF([.H69]&lt;=20;14;IF([.H69]&lt;=22;15;IF([.H69]&lt;=25;16;IF([.H69]&lt;=27;17;IF([.H69]&lt;=29;18;IF([.H69]&lt;=32;19;IF([.H69]&lt;=34;20;IF([.H69]&lt;=36;21;IF([.H6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69]=&quot;взв&quot;;11;[.K69]=&quot;накл&quot;;24;[.K69]=&quot;прокл&quot;;25;[.K69]=&quot;пт&quot;;26;[.K69]=90;10;[.K69]=85;10;[.K69]=80;9;[.K69]=75;8;[.K69]=70;8;[.K69]=65;7;[.K69]=60;7;[.K69]=55;6;[.K69]=50;6;[.K69]=45;6;[.K69]=40;5;[.K69]=35;4;[.K69]=30;4;[.K69]=25;3;[.K69]=20;2;[.K69]=15;1;[.K69]=10;1;[.K69]=0;0)" office:value-type="float" office:value="11" calcext:value-type="float">
            <text:p>11</text:p>
          </table:table-cell>
          <table:table-cell table:formula="of:=IF([.L69]&lt;=1;0;IF([.L69]&lt;=10;11;IF([.L69]&lt;=14;12;IF([.L69]&lt;=17;13;IF([.L69]&lt;=20;14;IF([.L69]&lt;=22;15;IF([.L69]&lt;=25;16;IF([.L69]&lt;=27;17;IF([.L69]&lt;=29;18;IF([.L69]&lt;=32;19;IF([.L69]&lt;=34;20;IF([.L69]&lt;=36;21;IF([.L6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9]=&quot;взв&quot;;11;[.O69]=&quot;накл&quot;;24;[.O69]=&quot;прокл&quot;;25;[.O69]=&quot;пт&quot;;26;[.O69]=90;10;[.O69]=85;10;[.O69]=80;9;[.O69]=75;8;[.O69]=70;8;[.O69]=65;7;[.O69]=60;7;[.O69]=55;6;[.O69]=50;6;[.O69]=45;6;[.O69]=40;5;[.O69]=35;4;[.O69]=30;4;[.O69]=25;3;[.O69]=20;2;[.O69]=15;1;[.O69]=10;1;[.O69]=0;0)" office:value-type="float" office:value="10" calcext:value-type="float">
            <text:p>10</text:p>
          </table:table-cell>
          <table:table-cell table:formula="of:=IF([.P69]&lt;=1;0;IF([.P69]&lt;=10;11;IF([.P69]&lt;=14;12;IF([.P69]&lt;=17;13;IF([.P69]&lt;=20;14;IF([.P69]&lt;=22;15;IF([.P69]&lt;=25;16;IF([.P69]&lt;=27;17;IF([.P69]&lt;=29;18;IF([.P69]&lt;=32;19;IF([.P69]&lt;=34;20;IF([.P69]&lt;=36;21;IF([.P69]&lt;=40;22;24)))))))))))))" office:value-type="float" office:value="0" calcext:value-type="float">
            <text:p>0</text:p>
          </table:table-cell>
          <table:table-cell table:formula="of:=ROUND(([.Q69]+[.R69]+[.I69]+[.J69]+[.M69]+[.N69])/3;0)" office:value-type="float" office:value="10" calcext:value-type="float">
            <text:p>10</text:p>
          </table:table-cell>
          <table:table-cell table:style-name="ce70" table:formula="of:=[.F69]*LOG10([.S69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70]=&quot;взв&quot;;11;[.G70]=&quot;накл&quot;;24;[.G70]=&quot;прокл&quot;;25;[.G70]=&quot;пт&quot;;26;[.G70]=90;10;[.G70]=85;10;[.G70]=80;9;[.G70]=75;8;[.G70]=70;8;[.G70]=65;7;[.G70]=60;7;[.G70]=55;6;[.G70]=50;6;[.G70]=45;6;[.G70]=40;5;[.G70]=35;4;[.G70]=30;4;[.G70]=25;3;[.G70]=20;2;[.G70]=15;1;[.G70]=10;1;[.G70]=0;0)" office:value-type="float" office:value="0" calcext:value-type="float">
            <text:p>0</text:p>
          </table:table-cell>
          <table:table-cell table:formula="of:=IF([.H70]&lt;=1;0;IF([.H70]&lt;=10;11;IF([.H70]&lt;=14;12;IF([.H70]&lt;=17;13;IF([.H70]&lt;=20;14;IF([.H70]&lt;=22;15;IF([.H70]&lt;=25;16;IF([.H70]&lt;=27;17;IF([.H70]&lt;=29;18;IF([.H70]&lt;=32;19;IF([.H70]&lt;=34;20;IF([.H70]&lt;=36;21;IF([.H7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70]=&quot;взв&quot;;11;[.K70]=&quot;накл&quot;;24;[.K70]=&quot;прокл&quot;;25;[.K70]=&quot;пт&quot;;26;[.K70]=90;10;[.K70]=85;10;[.K70]=80;9;[.K70]=75;8;[.K70]=70;8;[.K70]=65;7;[.K70]=60;7;[.K70]=55;6;[.K70]=50;6;[.K70]=45;6;[.K70]=40;5;[.K70]=35;4;[.K70]=30;4;[.K70]=25;3;[.K70]=20;2;[.K70]=15;1;[.K70]=10;1;[.K70]=0;0)" office:value-type="float" office:value="0" calcext:value-type="float">
            <text:p>0</text:p>
          </table:table-cell>
          <table:table-cell table:formula="of:=IF([.L70]&lt;=1;0;IF([.L70]&lt;=10;11;IF([.L70]&lt;=14;12;IF([.L70]&lt;=17;13;IF([.L70]&lt;=20;14;IF([.L70]&lt;=22;15;IF([.L70]&lt;=25;16;IF([.L70]&lt;=27;17;IF([.L70]&lt;=29;18;IF([.L70]&lt;=32;19;IF([.L70]&lt;=34;20;IF([.L70]&lt;=36;21;IF([.L70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70]=&quot;взв&quot;;11;[.O70]=&quot;накл&quot;;24;[.O70]=&quot;прокл&quot;;25;[.O70]=&quot;пт&quot;;26;[.O70]=90;10;[.O70]=85;10;[.O70]=80;9;[.O70]=75;8;[.O70]=70;8;[.O70]=65;7;[.O70]=60;7;[.O70]=55;6;[.O70]=50;6;[.O70]=45;6;[.O70]=40;5;[.O70]=35;4;[.O70]=30;4;[.O70]=25;3;[.O70]=20;2;[.O70]=15;1;[.O70]=10;1;[.O70]=0;0)" office:value-type="float" office:value="0" calcext:value-type="float">
            <text:p>0</text:p>
          </table:table-cell>
          <table:table-cell table:formula="of:=IF([.P70]&lt;=1;0;IF([.P70]&lt;=10;11;IF([.P70]&lt;=14;12;IF([.P70]&lt;=17;13;IF([.P70]&lt;=20;14;IF([.P70]&lt;=22;15;IF([.P70]&lt;=25;16;IF([.P70]&lt;=27;17;IF([.P70]&lt;=29;18;IF([.P70]&lt;=32;19;IF([.P70]&lt;=34;20;IF([.P70]&lt;=36;21;IF([.P70]&lt;=40;22;24)))))))))))))" office:value-type="float" office:value="20" calcext:value-type="float">
            <text:p>20</text:p>
          </table:table-cell>
          <table:table-cell table:formula="of:=ROUND(([.Q70]+[.R70]+[.I70]+[.J70]+[.M70]+[.N70])/3;0)" office:value-type="float" office:value="20" calcext:value-type="float">
            <text:p>20</text:p>
          </table:table-cell>
          <table:table-cell table:style-name="ce70" table:formula="of:=[.F70]*LOG10([.S70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71]=&quot;взв&quot;;11;[.G71]=&quot;накл&quot;;24;[.G71]=&quot;прокл&quot;;25;[.G71]=&quot;пт&quot;;26;[.G71]=90;10;[.G71]=85;10;[.G71]=80;9;[.G71]=75;8;[.G71]=70;8;[.G71]=65;7;[.G71]=60;7;[.G71]=55;6;[.G71]=50;6;[.G71]=45;6;[.G71]=40;5;[.G71]=35;4;[.G71]=30;4;[.G71]=25;3;[.G71]=20;2;[.G71]=15;1;[.G71]=10;1;[.G71]=0;0)" office:value-type="float" office:value="24" calcext:value-type="float">
            <text:p>24</text:p>
          </table:table-cell>
          <table:table-cell table:formula="of:=IF([.G71]&lt;=1;0;IF([.G71]&lt;=10;11;IF([.G71]&lt;=14;12;IF([.G71]&lt;=17;13;IF([.G71]&lt;=20;14;IF([.G71]&lt;=22;15;IF([.G71]&lt;=25;16;IF([.G71]&lt;=27;17;IF([.G71]&lt;=29;18;IF([.G71]&lt;=32;19;IF([.G71]&lt;=34;20;IF([.G71]&lt;=36;21;IF([.G71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71]=&quot;взв&quot;;11;[.K71]=&quot;накл&quot;;24;[.K71]=&quot;прокл&quot;;25;[.K71]=&quot;пт&quot;;26;[.K71]=90;10;[.K71]=85;10;[.K71]=80;9;[.K71]=75;8;[.K71]=70;8;[.K71]=65;7;[.K71]=60;7;[.K71]=55;6;[.K71]=50;6;[.K71]=45;6;[.K71]=40;5;[.K71]=35;4;[.K71]=30;4;[.K71]=25;3;[.K71]=20;2;[.K71]=15;1;[.K71]=10;1;[.K71]=0;0)" office:value-type="float" office:value="24" calcext:value-type="float">
            <text:p>24</text:p>
          </table:table-cell>
          <table:table-cell table:formula="of:=IF([.K71]&lt;=1;0;IF([.K71]&lt;=10;11;IF([.K71]&lt;=14;12;IF([.K71]&lt;=17;13;IF([.K71]&lt;=20;14;IF([.K71]&lt;=22;15;IF([.K71]&lt;=25;16;IF([.K71]&lt;=27;17;IF([.K71]&lt;=29;18;IF([.K71]&lt;=32;19;IF([.K71]&lt;=34;20;IF([.K71]&lt;=36;21;IF([.K71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71]=&quot;взв&quot;;11;[.O71]=&quot;накл&quot;;24;[.O71]=&quot;прокл&quot;;25;[.O71]=&quot;пт&quot;;26;[.O71]=90;10;[.O71]=85;10;[.O71]=80;9;[.O71]=75;8;[.O71]=70;8;[.O71]=65;7;[.O71]=60;7;[.O71]=55;6;[.O71]=50;6;[.O71]=45;6;[.O71]=40;5;[.O71]=35;4;[.O71]=30;4;[.O71]=25;3;[.O71]=20;2;[.O71]=15;1;[.O71]=10;1;[.O71]=0;0)" office:value-type="float" office:value="24" calcext:value-type="float">
            <text:p>24</text:p>
          </table:table-cell>
          <table:table-cell table:formula="of:=IF([.P71]&lt;=1;0;IF([.P71]&lt;=10;11;IF([.P71]&lt;=14;12;IF([.P71]&lt;=17;13;IF([.P71]&lt;=20;14;IF([.P71]&lt;=22;15;IF([.P71]&lt;=25;16;IF([.P71]&lt;=27;17;IF([.P71]&lt;=29;18;IF([.P71]&lt;=32;19;IF([.P71]&lt;=34;20;IF([.P71]&lt;=36;21;IF([.P71]&lt;=40;22;24)))))))))))))" office:value-type="float" office:value="0" calcext:value-type="float">
            <text:p>0</text:p>
          </table:table-cell>
          <table:table-cell table:formula="of:=ROUND(([.Q71]+[.R71]+[.I71]+[.J71]+[.M71]+[.N71])/3;0)" office:value-type="float" office:value="40" calcext:value-type="float">
            <text:p>40</text:p>
          </table:table-cell>
          <table:table-cell table:style-name="ce70" table:formula="of:=[.F71]*LOG10([.S71]+2)" office:value-type="float" office:value="3.2464985807958" calcext:value-type="float">
            <text:p>3,2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6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72]=&quot;взв&quot;;11;[.G72]=&quot;накл&quot;;24;[.G72]=&quot;прокл&quot;;25;[.G72]=&quot;пт&quot;;26;[.G72]=90;10;[.G72]=85;10;[.G72]=80;9;[.G72]=75;8;[.G72]=70;8;[.G72]=65;7;[.G72]=60;7;[.G72]=55;6;[.G72]=50;6;[.G72]=45;6;[.G72]=40;5;[.G72]=35;4;[.G72]=30;4;[.G72]=25;3;[.G72]=20;2;[.G72]=15;1;[.G72]=10;1;[.G72]=0;0)" office:value-type="float" office:value="24" calcext:value-type="float">
            <text:p>24</text:p>
          </table:table-cell>
          <table:table-cell table:formula="of:=IF([.G72]&lt;=1;0;IF([.G72]&lt;=10;11;IF([.G72]&lt;=14;12;IF([.G72]&lt;=17;13;IF([.G72]&lt;=20;14;IF([.G72]&lt;=22;15;IF([.G72]&lt;=25;16;IF([.G72]&lt;=27;17;IF([.G72]&lt;=29;18;IF([.G72]&lt;=32;19;IF([.G72]&lt;=34;20;IF([.G72]&lt;=36;21;IF([.G72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72]=&quot;взв&quot;;11;[.K72]=&quot;накл&quot;;24;[.K72]=&quot;прокл&quot;;25;[.K72]=&quot;пт&quot;;26;[.K72]=90;10;[.K72]=85;10;[.K72]=80;9;[.K72]=75;8;[.K72]=70;8;[.K72]=65;7;[.K72]=60;7;[.K72]=55;6;[.K72]=50;6;[.K72]=45;6;[.K72]=40;5;[.K72]=35;4;[.K72]=30;4;[.K72]=25;3;[.K72]=20;2;[.K72]=15;1;[.K72]=10;1;[.K72]=0;0)" office:value-type="float" office:value="24" calcext:value-type="float">
            <text:p>24</text:p>
          </table:table-cell>
          <table:table-cell table:formula="of:=IF([.K72]&lt;=1;0;IF([.K72]&lt;=10;11;IF([.K72]&lt;=14;12;IF([.K72]&lt;=17;13;IF([.K72]&lt;=20;14;IF([.K72]&lt;=22;15;IF([.K72]&lt;=25;16;IF([.K72]&lt;=27;17;IF([.K72]&lt;=29;18;IF([.K72]&lt;=32;19;IF([.K72]&lt;=34;20;IF([.K72]&lt;=36;21;IF([.K72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72]=&quot;взв&quot;;11;[.O72]=&quot;накл&quot;;24;[.O72]=&quot;прокл&quot;;25;[.O72]=&quot;пт&quot;;26;[.O72]=90;10;[.O72]=85;10;[.O72]=80;9;[.O72]=75;8;[.O72]=70;8;[.O72]=65;7;[.O72]=60;7;[.O72]=55;6;[.O72]=50;6;[.O72]=45;6;[.O72]=40;5;[.O72]=35;4;[.O72]=30;4;[.O72]=25;3;[.O72]=20;2;[.O72]=15;1;[.O72]=10;1;[.O72]=0;0)" office:value-type="float" office:value="24" calcext:value-type="float">
            <text:p>24</text:p>
          </table:table-cell>
          <table:table-cell table:formula="of:=IF([.O72]&lt;=1;0;IF([.O72]&lt;=10;11;IF([.O72]&lt;=14;12;IF([.O72]&lt;=17;13;IF([.O72]&lt;=20;14;IF([.O72]&lt;=22;15;IF([.O72]&lt;=25;16;IF([.O72]&lt;=27;17;IF([.O72]&lt;=29;18;IF([.O72]&lt;=32;19;IF([.O72]&lt;=34;20;IF([.O72]&lt;=36;21;IF([.O72]&lt;=40;22;24)))))))))))))" office:value-type="float" office:value="24" calcext:value-type="float">
            <text:p>24</text:p>
          </table:table-cell>
          <table:table-cell table:formula="of:=ROUND(([.Q72]+[.R72]+[.I72]+[.J72]+[.M72]+[.N72])/3;0)" office:value-type="float" office:value="48" calcext:value-type="float">
            <text:p>48</text:p>
          </table:table-cell>
          <table:table-cell table:style-name="ce70" table:formula="of:=[.F72]*LOG10([.S72]+2)" office:value-type="float" office:value="3.39794000867204" calcext:value-type="float">
            <text:p>3,4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Osushnay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M.MICROSOFT.IFS([.G73]=&quot;взв&quot;;11;[.G73]=&quot;накл&quot;;24;[.G73]=&quot;прокл&quot;;25;[.G73]=&quot;пт&quot;;26;[.G73]=90;10;[.G73]=85;10;[.G73]=80;9;[.G73]=75;8;[.G73]=70;8;[.G73]=65;7;[.G73]=60;7;[.G73]=55;6;[.G73]=50;6;[.G73]=45;6;[.G73]=40;5;[.G73]=35;4;[.G73]=30;4;[.G73]=25;3;[.G73]=20;2;[.G73]=15;1;[.G73]=10;1;[.G73]=0;0)" office:value-type="float" office:value="0" calcext:value-type="float">
            <text:p>0</text:p>
          </table:table-cell>
          <table:table-cell table:formula="of:=IF([.H73]&lt;=1;0;IF([.H73]&lt;=10;11;IF([.H73]&lt;=14;12;IF([.H73]&lt;=17;13;IF([.H73]&lt;=20;14;IF([.H73]&lt;=22;15;IF([.H73]&lt;=25;16;IF([.H73]&lt;=27;17;IF([.H73]&lt;=29;18;IF([.H73]&lt;=32;19;IF([.H73]&lt;=34;20;IF([.H73]&lt;=36;21;IF([.H7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73]=&quot;взв&quot;;11;[.K73]=&quot;накл&quot;;24;[.K73]=&quot;прокл&quot;;25;[.K73]=&quot;пт&quot;;26;[.K73]=90;10;[.K73]=85;10;[.K73]=80;9;[.K73]=75;8;[.K73]=70;8;[.K73]=65;7;[.K73]=60;7;[.K73]=55;6;[.K73]=50;6;[.K73]=45;6;[.K73]=40;5;[.K73]=35;4;[.K73]=30;4;[.K73]=25;3;[.K73]=20;2;[.K73]=15;1;[.K73]=10;1;[.K73]=0;0)" office:value-type="float" office:value="1" calcext:value-type="float">
            <text:p>1</text:p>
          </table:table-cell>
          <table:table-cell table:formula="of:=IF([.L73]&lt;=1;0;IF([.L73]&lt;=10;11;IF([.L73]&lt;=14;12;IF([.L73]&lt;=17;13;IF([.L73]&lt;=20;14;IF([.L73]&lt;=22;15;IF([.L73]&lt;=25;16;IF([.L73]&lt;=27;17;IF([.L73]&lt;=29;18;IF([.L73]&lt;=32;19;IF([.L73]&lt;=34;20;IF([.L73]&lt;=36;21;IF([.L7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73]=&quot;взв&quot;;11;[.O73]=&quot;накл&quot;;24;[.O73]=&quot;прокл&quot;;25;[.O73]=&quot;пт&quot;;26;[.O73]=90;10;[.O73]=85;10;[.O73]=80;9;[.O73]=75;8;[.O73]=70;8;[.O73]=65;7;[.O73]=60;7;[.O73]=55;6;[.O73]=50;6;[.O73]=45;6;[.O73]=40;5;[.O73]=35;4;[.O73]=30;4;[.O73]=25;3;[.O73]=20;2;[.O73]=15;1;[.O73]=10;1;[.O73]=0;0)" office:value-type="float" office:value="0" calcext:value-type="float">
            <text:p>0</text:p>
          </table:table-cell>
          <table:table-cell table:formula="of:=IF([.P73]&lt;=1;0;IF([.P73]&lt;=10;11;IF([.P73]&lt;=14;12;IF([.P73]&lt;=17;13;IF([.P73]&lt;=20;14;IF([.P73]&lt;=22;15;IF([.P73]&lt;=25;16;IF([.P73]&lt;=27;17;IF([.P73]&lt;=29;18;IF([.P73]&lt;=32;19;IF([.P73]&lt;=34;20;IF([.P73]&lt;=36;21;IF([.P73]&lt;=40;22;24)))))))))))))" office:value-type="float" office:value="0" calcext:value-type="float">
            <text:p>0</text:p>
          </table:table-cell>
          <table:table-cell table:formula="of:=ROUND(([.Q73]+[.R73]+[.I73]+[.J73]+[.M73]+[.N73])/3;0)" office:value-type="float" office:value="0" calcext:value-type="float">
            <text:p>0</text:p>
          </table:table-cell>
          <table:table-cell table:style-name="ce70" table:formula="of:=[.F73]*LOG10([.S73]+2)" office:value-type="float" office:value="0.602059991327962" calcext:value-type="float">
            <text:p>0,6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74]=&quot;взв&quot;;11;[.G74]=&quot;накл&quot;;24;[.G74]=&quot;прокл&quot;;25;[.G74]=&quot;пт&quot;;26;[.G74]=90;10;[.G74]=85;10;[.G74]=80;9;[.G74]=75;8;[.G74]=70;8;[.G74]=65;7;[.G74]=60;7;[.G74]=55;6;[.G74]=50;6;[.G74]=45;6;[.G74]=40;5;[.G74]=35;4;[.G74]=30;4;[.G74]=25;3;[.G74]=20;2;[.G74]=15;1;[.G74]=10;1;[.G74]=0;0)" office:value-type="float" office:value="0" calcext:value-type="float">
            <text:p>0</text:p>
          </table:table-cell>
          <table:table-cell table:formula="of:=IF([.H74]&lt;=1;0;IF([.H74]&lt;=10;11;IF([.H74]&lt;=14;12;IF([.H74]&lt;=17;13;IF([.H74]&lt;=20;14;IF([.H74]&lt;=22;15;IF([.H74]&lt;=25;16;IF([.H74]&lt;=27;17;IF([.H74]&lt;=29;18;IF([.H74]&lt;=32;19;IF([.H74]&lt;=34;20;IF([.H74]&lt;=36;21;IF([.H74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74]=&quot;взв&quot;;11;[.K74]=&quot;накл&quot;;24;[.K74]=&quot;прокл&quot;;25;[.K74]=&quot;пт&quot;;26;[.K74]=90;10;[.K74]=85;10;[.K74]=80;9;[.K74]=75;8;[.K74]=70;8;[.K74]=65;7;[.K74]=60;7;[.K74]=55;6;[.K74]=50;6;[.K74]=45;6;[.K74]=40;5;[.K74]=35;4;[.K74]=30;4;[.K74]=25;3;[.K74]=20;2;[.K74]=15;1;[.K74]=10;1;[.K74]=0;0)" office:value-type="float" office:value="0" calcext:value-type="float">
            <text:p>0</text:p>
          </table:table-cell>
          <table:table-cell table:formula="of:=IF([.L74]&lt;=1;0;IF([.L74]&lt;=10;11;IF([.L74]&lt;=14;12;IF([.L74]&lt;=17;13;IF([.L74]&lt;=20;14;IF([.L74]&lt;=22;15;IF([.L74]&lt;=25;16;IF([.L74]&lt;=27;17;IF([.L74]&lt;=29;18;IF([.L74]&lt;=32;19;IF([.L74]&lt;=34;20;IF([.L74]&lt;=36;21;IF([.L74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74]=&quot;взв&quot;;11;[.O74]=&quot;накл&quot;;24;[.O74]=&quot;прокл&quot;;25;[.O74]=&quot;пт&quot;;26;[.O74]=90;10;[.O74]=85;10;[.O74]=80;9;[.O74]=75;8;[.O74]=70;8;[.O74]=65;7;[.O74]=60;7;[.O74]=55;6;[.O74]=50;6;[.O74]=45;6;[.O74]=40;5;[.O74]=35;4;[.O74]=30;4;[.O74]=25;3;[.O74]=20;2;[.O74]=15;1;[.O74]=10;1;[.O74]=0;0)" office:value-type="float" office:value="0" calcext:value-type="float">
            <text:p>0</text:p>
          </table:table-cell>
          <table:table-cell table:formula="of:=IF([.P74]&lt;=1;0;IF([.P74]&lt;=10;11;IF([.P74]&lt;=14;12;IF([.P74]&lt;=17;13;IF([.P74]&lt;=20;14;IF([.P74]&lt;=22;15;IF([.P74]&lt;=25;16;IF([.P74]&lt;=27;17;IF([.P74]&lt;=29;18;IF([.P74]&lt;=32;19;IF([.P74]&lt;=34;20;IF([.P74]&lt;=36;21;IF([.P74]&lt;=40;22;24)))))))))))))" office:value-type="float" office:value="24" calcext:value-type="float">
            <text:p>24</text:p>
          </table:table-cell>
          <table:table-cell table:formula="of:=ROUND(([.Q74]+[.R74]+[.I74]+[.J74]+[.M74]+[.N74])/3;0)" office:value-type="float" office:value="23" calcext:value-type="float">
            <text:p>23</text:p>
          </table:table-cell>
          <table:table-cell table:style-name="ce70" table:formula="of:=[.F74]*LOG10([.S74]+2)" office:value-type="float" office:value="2.79588001734408" calcext:value-type="float">
            <text:p>2,8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8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75]=&quot;взв&quot;;11;[.G75]=&quot;накл&quot;;24;[.G75]=&quot;прокл&quot;;25;[.G75]=&quot;пт&quot;;26;[.G75]=90;10;[.G75]=85;10;[.G75]=80;9;[.G75]=75;8;[.G75]=70;8;[.G75]=65;7;[.G75]=60;7;[.G75]=55;6;[.G75]=50;6;[.G75]=45;6;[.G75]=40;5;[.G75]=35;4;[.G75]=30;4;[.G75]=25;3;[.G75]=20;2;[.G75]=15;1;[.G75]=10;1;[.G75]=0;0)" office:value-type="float" office:value="0" calcext:value-type="float">
            <text:p>0</text:p>
          </table:table-cell>
          <table:table-cell table:formula="of:=IF([.H75]&lt;=1;0;IF([.H75]&lt;=10;11;IF([.H75]&lt;=14;12;IF([.H75]&lt;=17;13;IF([.H75]&lt;=20;14;IF([.H75]&lt;=22;15;IF([.H75]&lt;=25;16;IF([.H75]&lt;=27;17;IF([.H75]&lt;=29;18;IF([.H75]&lt;=32;19;IF([.H75]&lt;=34;20;IF([.H75]&lt;=36;21;IF([.H75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75]=&quot;взв&quot;;11;[.K75]=&quot;накл&quot;;24;[.K75]=&quot;прокл&quot;;25;[.K75]=&quot;пт&quot;;26;[.K75]=90;10;[.K75]=85;10;[.K75]=80;9;[.K75]=75;8;[.K75]=70;8;[.K75]=65;7;[.K75]=60;7;[.K75]=55;6;[.K75]=50;6;[.K75]=45;6;[.K75]=40;5;[.K75]=35;4;[.K75]=30;4;[.K75]=25;3;[.K75]=20;2;[.K75]=15;1;[.K75]=10;1;[.K75]=0;0)" office:value-type="float" office:value="0" calcext:value-type="float">
            <text:p>0</text:p>
          </table:table-cell>
          <table:table-cell table:formula="of:=IF([.L75]&lt;=1;0;IF([.L75]&lt;=10;11;IF([.L75]&lt;=14;12;IF([.L75]&lt;=17;13;IF([.L75]&lt;=20;14;IF([.L75]&lt;=22;15;IF([.L75]&lt;=25;16;IF([.L75]&lt;=27;17;IF([.L75]&lt;=29;18;IF([.L75]&lt;=32;19;IF([.L75]&lt;=34;20;IF([.L75]&lt;=36;21;IF([.L75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75]=&quot;взв&quot;;11;[.O75]=&quot;накл&quot;;24;[.O75]=&quot;прокл&quot;;25;[.O75]=&quot;пт&quot;;26;[.O75]=90;10;[.O75]=85;10;[.O75]=80;9;[.O75]=75;8;[.O75]=70;8;[.O75]=65;7;[.O75]=60;7;[.O75]=55;6;[.O75]=50;6;[.O75]=45;6;[.O75]=40;5;[.O75]=35;4;[.O75]=30;4;[.O75]=25;3;[.O75]=20;2;[.O75]=15;1;[.O75]=10;1;[.O75]=0;0)" office:value-type="float" office:value="0" calcext:value-type="float">
            <text:p>0</text:p>
          </table:table-cell>
          <table:table-cell table:formula="of:=IF([.P75]&lt;=1;0;IF([.P75]&lt;=10;11;IF([.P75]&lt;=14;12;IF([.P75]&lt;=17;13;IF([.P75]&lt;=20;14;IF([.P75]&lt;=22;15;IF([.P75]&lt;=25;16;IF([.P75]&lt;=27;17;IF([.P75]&lt;=29;18;IF([.P75]&lt;=32;19;IF([.P75]&lt;=34;20;IF([.P75]&lt;=36;21;IF([.P75]&lt;=40;22;24)))))))))))))" office:value-type="float" office:value="22" calcext:value-type="float">
            <text:p>22</text:p>
          </table:table-cell>
          <table:table-cell table:formula="of:=ROUND(([.Q75]+[.R75]+[.I75]+[.J75]+[.M75]+[.N75])/3;0)" office:value-type="float" office:value="22" calcext:value-type="float">
            <text:p>22</text:p>
          </table:table-cell>
          <table:table-cell table:style-name="ce70" table:formula="of:=[.F75]*LOG10([.S75]+2)" office:value-type="float" office:value="2.76042248342321" calcext:value-type="float">
            <text:p>2,7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9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76]=&quot;взв&quot;;11;[.G76]=&quot;накл&quot;;24;[.G76]=&quot;прокл&quot;;25;[.G76]=&quot;пт&quot;;26;[.G76]=90;10;[.G76]=85;10;[.G76]=80;9;[.G76]=75;8;[.G76]=70;8;[.G76]=65;7;[.G76]=60;7;[.G76]=55;6;[.G76]=50;6;[.G76]=45;6;[.G76]=40;5;[.G76]=35;4;[.G76]=30;4;[.G76]=25;3;[.G76]=20;2;[.G76]=15;1;[.G76]=10;1;[.G76]=0;0)" office:value-type="float" office:value="8" calcext:value-type="float">
            <text:p>8</text:p>
          </table:table-cell>
          <table:table-cell table:formula="of:=IF([.H76]&lt;=1;0;IF([.H76]&lt;=10;11;IF([.H76]&lt;=14;12;IF([.H76]&lt;=17;13;IF([.H76]&lt;=20;14;IF([.H76]&lt;=22;15;IF([.H76]&lt;=25;16;IF([.H76]&lt;=27;17;IF([.H76]&lt;=29;18;IF([.H76]&lt;=32;19;IF([.H76]&lt;=34;20;IF([.H76]&lt;=36;21;IF([.H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76]=&quot;взв&quot;;11;[.K76]=&quot;накл&quot;;24;[.K76]=&quot;прокл&quot;;25;[.K76]=&quot;пт&quot;;26;[.K76]=90;10;[.K76]=85;10;[.K76]=80;9;[.K76]=75;8;[.K76]=70;8;[.K76]=65;7;[.K76]=60;7;[.K76]=55;6;[.K76]=50;6;[.K76]=45;6;[.K76]=40;5;[.K76]=35;4;[.K76]=30;4;[.K76]=25;3;[.K76]=20;2;[.K76]=15;1;[.K76]=10;1;[.K76]=0;0)" office:value-type="float" office:value="8" calcext:value-type="float">
            <text:p>8</text:p>
          </table:table-cell>
          <table:table-cell table:formula="of:=IF([.L76]&lt;=1;0;IF([.L76]&lt;=10;11;IF([.L76]&lt;=14;12;IF([.L76]&lt;=17;13;IF([.L76]&lt;=20;14;IF([.L76]&lt;=22;15;IF([.L76]&lt;=25;16;IF([.L76]&lt;=27;17;IF([.L76]&lt;=29;18;IF([.L76]&lt;=32;19;IF([.L76]&lt;=34;20;IF([.L76]&lt;=36;21;IF([.L7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76]=&quot;взв&quot;;11;[.O76]=&quot;накл&quot;;24;[.O76]=&quot;прокл&quot;;25;[.O76]=&quot;пт&quot;;26;[.O76]=90;10;[.O76]=85;10;[.O76]=80;9;[.O76]=75;8;[.O76]=70;8;[.O76]=65;7;[.O76]=60;7;[.O76]=55;6;[.O76]=50;6;[.O76]=45;6;[.O76]=40;5;[.O76]=35;4;[.O76]=30;4;[.O76]=25;3;[.O76]=20;2;[.O76]=15;1;[.O76]=10;1;[.O76]=0;0)" office:value-type="float" office:value="7" calcext:value-type="float">
            <text:p>7</text:p>
          </table:table-cell>
          <table:table-cell table:formula="of:=IF([.P76]&lt;=1;0;IF([.P76]&lt;=10;11;IF([.P76]&lt;=14;12;IF([.P76]&lt;=17;13;IF([.P76]&lt;=20;14;IF([.P76]&lt;=22;15;IF([.P76]&lt;=25;16;IF([.P76]&lt;=27;17;IF([.P76]&lt;=29;18;IF([.P76]&lt;=32;19;IF([.P76]&lt;=34;20;IF([.P76]&lt;=36;21;IF([.P76]&lt;=40;22;24)))))))))))))" office:value-type="float" office:value="0" calcext:value-type="float">
            <text:p>0</text:p>
          </table:table-cell>
          <table:table-cell table:formula="of:=ROUND(([.Q76]+[.R76]+[.I76]+[.J76]+[.M76]+[.N76])/3;0)" office:value-type="float" office:value="8" calcext:value-type="float">
            <text:p>8</text:p>
          </table:table-cell>
          <table:table-cell table:style-name="ce70" table:formula="of:=[.F76]*LOG10([.S76]+2)" office:value-type="float" office:value="2" calcext:value-type="float">
            <text:p>2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77]=&quot;взв&quot;;11;[.G77]=&quot;накл&quot;;24;[.G77]=&quot;прокл&quot;;25;[.G77]=&quot;пт&quot;;26;[.G77]=90;10;[.G77]=85;10;[.G77]=80;9;[.G77]=75;8;[.G77]=70;8;[.G77]=65;7;[.G77]=60;7;[.G77]=55;6;[.G77]=50;6;[.G77]=45;6;[.G77]=40;5;[.G77]=35;4;[.G77]=30;4;[.G77]=25;3;[.G77]=20;2;[.G77]=15;1;[.G77]=10;1;[.G77]=0;0)" office:value-type="float" office:value="0" calcext:value-type="float">
            <text:p>0</text:p>
          </table:table-cell>
          <table:table-cell table:formula="of:=IF([.H77]&lt;=1;0;IF([.H77]&lt;=10;11;IF([.H77]&lt;=14;12;IF([.H77]&lt;=17;13;IF([.H77]&lt;=20;14;IF([.H77]&lt;=22;15;IF([.H77]&lt;=25;16;IF([.H77]&lt;=27;17;IF([.H77]&lt;=29;18;IF([.H77]&lt;=32;19;IF([.H77]&lt;=34;20;IF([.H77]&lt;=36;21;IF([.H77]&lt;=40;22;24)))))))))))))" office:value-type="float" office:value="21" calcext:value-type="float">
            <text:p>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77]=&quot;взв&quot;;11;[.K77]=&quot;накл&quot;;24;[.K77]=&quot;прокл&quot;;25;[.K77]=&quot;пт&quot;;26;[.K77]=90;10;[.K77]=85;10;[.K77]=80;9;[.K77]=75;8;[.K77]=70;8;[.K77]=65;7;[.K77]=60;7;[.K77]=55;6;[.K77]=50;6;[.K77]=45;6;[.K77]=40;5;[.K77]=35;4;[.K77]=30;4;[.K77]=25;3;[.K77]=20;2;[.K77]=15;1;[.K77]=10;1;[.K77]=0;0)" office:value-type="float" office:value="0" calcext:value-type="float">
            <text:p>0</text:p>
          </table:table-cell>
          <table:table-cell table:formula="of:=IF([.L77]&lt;=1;0;IF([.L77]&lt;=10;11;IF([.L77]&lt;=14;12;IF([.L77]&lt;=17;13;IF([.L77]&lt;=20;14;IF([.L77]&lt;=22;15;IF([.L77]&lt;=25;16;IF([.L77]&lt;=27;17;IF([.L77]&lt;=29;18;IF([.L77]&lt;=32;19;IF([.L77]&lt;=34;20;IF([.L77]&lt;=36;21;IF([.L77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77]=&quot;взв&quot;;11;[.O77]=&quot;накл&quot;;24;[.O77]=&quot;прокл&quot;;25;[.O77]=&quot;пт&quot;;26;[.O77]=90;10;[.O77]=85;10;[.O77]=80;9;[.O77]=75;8;[.O77]=70;8;[.O77]=65;7;[.O77]=60;7;[.O77]=55;6;[.O77]=50;6;[.O77]=45;6;[.O77]=40;5;[.O77]=35;4;[.O77]=30;4;[.O77]=25;3;[.O77]=20;2;[.O77]=15;1;[.O77]=10;1;[.O77]=0;0)" office:value-type="float" office:value="0" calcext:value-type="float">
            <text:p>0</text:p>
          </table:table-cell>
          <table:table-cell table:formula="of:=IF([.P77]&lt;=1;0;IF([.P77]&lt;=10;11;IF([.P77]&lt;=14;12;IF([.P77]&lt;=17;13;IF([.P77]&lt;=20;14;IF([.P77]&lt;=22;15;IF([.P77]&lt;=25;16;IF([.P77]&lt;=27;17;IF([.P77]&lt;=29;18;IF([.P77]&lt;=32;19;IF([.P77]&lt;=34;20;IF([.P77]&lt;=36;21;IF([.P77]&lt;=40;22;24)))))))))))))" office:value-type="float" office:value="22" calcext:value-type="float">
            <text:p>22</text:p>
          </table:table-cell>
          <table:table-cell table:formula="of:=ROUND(([.Q77]+[.R77]+[.I77]+[.J77]+[.M77]+[.N77])/3;0)" office:value-type="float" office:value="22" calcext:value-type="float">
            <text:p>22</text:p>
          </table:table-cell>
          <table:table-cell table:style-name="ce70" table:formula="of:=[.F77]*LOG10([.S77]+2)" office:value-type="float" office:value="2.76042248342321" calcext:value-type="float">
            <text:p>2,7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3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78]=&quot;взв&quot;;11;[.G78]=&quot;накл&quot;;24;[.G78]=&quot;прокл&quot;;25;[.G78]=&quot;пт&quot;;26;[.G78]=90;10;[.G78]=85;10;[.G78]=80;9;[.G78]=75;8;[.G78]=70;8;[.G78]=65;7;[.G78]=60;7;[.G78]=55;6;[.G78]=50;6;[.G78]=45;6;[.G78]=40;5;[.G78]=35;4;[.G78]=30;4;[.G78]=25;3;[.G78]=20;2;[.G78]=15;1;[.G78]=10;1;[.G78]=0;0)" office:value-type="float" office:value="11" calcext:value-type="float">
            <text:p>11</text:p>
          </table:table-cell>
          <table:table-cell table:formula="of:=IF([.H78]&lt;=1;0;IF([.H78]&lt;=10;11;IF([.H78]&lt;=14;12;IF([.H78]&lt;=17;13;IF([.H78]&lt;=20;14;IF([.H78]&lt;=22;15;IF([.H78]&lt;=25;16;IF([.H78]&lt;=27;17;IF([.H78]&lt;=29;18;IF([.H78]&lt;=32;19;IF([.H78]&lt;=34;20;IF([.H78]&lt;=36;21;IF([.H7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78]=&quot;взв&quot;;11;[.K78]=&quot;накл&quot;;24;[.K78]=&quot;прокл&quot;;25;[.K78]=&quot;пт&quot;;26;[.K78]=90;10;[.K78]=85;10;[.K78]=80;9;[.K78]=75;8;[.K78]=70;8;[.K78]=65;7;[.K78]=60;7;[.K78]=55;6;[.K78]=50;6;[.K78]=45;6;[.K78]=40;5;[.K78]=35;4;[.K78]=30;4;[.K78]=25;3;[.K78]=20;2;[.K78]=15;1;[.K78]=10;1;[.K78]=0;0)" office:value-type="float" office:value="11" calcext:value-type="float">
            <text:p>11</text:p>
          </table:table-cell>
          <table:table-cell table:formula="of:=IF([.L78]&lt;=1;0;IF([.L78]&lt;=10;11;IF([.L78]&lt;=14;12;IF([.L78]&lt;=17;13;IF([.L78]&lt;=20;14;IF([.L78]&lt;=22;15;IF([.L78]&lt;=25;16;IF([.L78]&lt;=27;17;IF([.L78]&lt;=29;18;IF([.L78]&lt;=32;19;IF([.L78]&lt;=34;20;IF([.L78]&lt;=36;21;IF([.L78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78]=&quot;взв&quot;;11;[.O78]=&quot;накл&quot;;24;[.O78]=&quot;прокл&quot;;25;[.O78]=&quot;пт&quot;;26;[.O78]=90;10;[.O78]=85;10;[.O78]=80;9;[.O78]=75;8;[.O78]=70;8;[.O78]=65;7;[.O78]=60;7;[.O78]=55;6;[.O78]=50;6;[.O78]=45;6;[.O78]=40;5;[.O78]=35;4;[.O78]=30;4;[.O78]=25;3;[.O78]=20;2;[.O78]=15;1;[.O78]=10;1;[.O78]=0;0)" office:value-type="float" office:value="0" calcext:value-type="float">
            <text:p>0</text:p>
          </table:table-cell>
          <table:table-cell table:formula="of:=IF([.P78]&lt;=1;0;IF([.P78]&lt;=10;11;IF([.P78]&lt;=14;12;IF([.P78]&lt;=17;13;IF([.P78]&lt;=20;14;IF([.P78]&lt;=22;15;IF([.P78]&lt;=25;16;IF([.P78]&lt;=27;17;IF([.P78]&lt;=29;18;IF([.P78]&lt;=32;19;IF([.P78]&lt;=34;20;IF([.P78]&lt;=36;21;IF([.P78]&lt;=40;22;24)))))))))))))" office:value-type="float" office:value="14" calcext:value-type="float">
            <text:p>14</text:p>
          </table:table-cell>
          <table:table-cell table:formula="of:=ROUND(([.Q78]+[.R78]+[.I78]+[.J78]+[.M78]+[.N78])/3;0)" office:value-type="float" office:value="12" calcext:value-type="float">
            <text:p>12</text:p>
          </table:table-cell>
          <table:table-cell table:style-name="ce70" table:formula="of:=[.F78]*LOG10([.S78]+2)" office:value-type="float" office:value="2.29225607135648" calcext:value-type="float">
            <text:p>2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5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79]=&quot;взв&quot;;11;[.G79]=&quot;накл&quot;;24;[.G79]=&quot;прокл&quot;;25;[.G79]=&quot;пт&quot;;26;[.G79]=90;10;[.G79]=85;10;[.G79]=80;9;[.G79]=75;8;[.G79]=70;8;[.G79]=65;7;[.G79]=60;7;[.G79]=55;6;[.G79]=50;6;[.G79]=45;6;[.G79]=40;5;[.G79]=35;4;[.G79]=30;4;[.G79]=25;3;[.G79]=20;2;[.G79]=15;1;[.G79]=10;1;[.G79]=0;0)" office:value-type="float" office:value="0" calcext:value-type="float">
            <text:p>0</text:p>
          </table:table-cell>
          <table:table-cell table:formula="of:=IF([.H79]&lt;=1;0;IF([.H79]&lt;=10;11;IF([.H79]&lt;=14;12;IF([.H79]&lt;=17;13;IF([.H79]&lt;=20;14;IF([.H79]&lt;=22;15;IF([.H79]&lt;=25;16;IF([.H79]&lt;=27;17;IF([.H79]&lt;=29;18;IF([.H79]&lt;=32;19;IF([.H79]&lt;=34;20;IF([.H79]&lt;=36;21;IF([.H79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79]=&quot;взв&quot;;11;[.K79]=&quot;накл&quot;;24;[.K79]=&quot;прокл&quot;;25;[.K79]=&quot;пт&quot;;26;[.K79]=90;10;[.K79]=85;10;[.K79]=80;9;[.K79]=75;8;[.K79]=70;8;[.K79]=65;7;[.K79]=60;7;[.K79]=55;6;[.K79]=50;6;[.K79]=45;6;[.K79]=40;5;[.K79]=35;4;[.K79]=30;4;[.K79]=25;3;[.K79]=20;2;[.K79]=15;1;[.K79]=10;1;[.K79]=0;0)" office:value-type="float" office:value="0" calcext:value-type="float">
            <text:p>0</text:p>
          </table:table-cell>
          <table:table-cell table:formula="of:=IF([.L79]&lt;=1;0;IF([.L79]&lt;=10;11;IF([.L79]&lt;=14;12;IF([.L79]&lt;=17;13;IF([.L79]&lt;=20;14;IF([.L79]&lt;=22;15;IF([.L79]&lt;=25;16;IF([.L79]&lt;=27;17;IF([.L79]&lt;=29;18;IF([.L79]&lt;=32;19;IF([.L79]&lt;=34;20;IF([.L79]&lt;=36;21;IF([.L7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79]=&quot;взв&quot;;11;[.O79]=&quot;накл&quot;;24;[.O79]=&quot;прокл&quot;;25;[.O79]=&quot;пт&quot;;26;[.O79]=90;10;[.O79]=85;10;[.O79]=80;9;[.O79]=75;8;[.O79]=70;8;[.O79]=65;7;[.O79]=60;7;[.O79]=55;6;[.O79]=50;6;[.O79]=45;6;[.O79]=40;5;[.O79]=35;4;[.O79]=30;4;[.O79]=25;3;[.O79]=20;2;[.O79]=15;1;[.O79]=10;1;[.O79]=0;0)" office:value-type="float" office:value="0" calcext:value-type="float">
            <text:p>0</text:p>
          </table:table-cell>
          <table:table-cell table:formula="of:=IF([.P79]&lt;=1;0;IF([.P79]&lt;=10;11;IF([.P79]&lt;=14;12;IF([.P79]&lt;=17;13;IF([.P79]&lt;=20;14;IF([.P79]&lt;=22;15;IF([.P79]&lt;=25;16;IF([.P79]&lt;=27;17;IF([.P79]&lt;=29;18;IF([.P79]&lt;=32;19;IF([.P79]&lt;=34;20;IF([.P79]&lt;=36;21;IF([.P79]&lt;=40;22;24)))))))))))))" office:value-type="float" office:value="0" calcext:value-type="float">
            <text:p>0</text:p>
          </table:table-cell>
          <table:table-cell table:formula="of:=ROUND(([.Q79]+[.R79]+[.I79]+[.J79]+[.M79]+[.N79])/3;0)" office:value-type="float" office:value="7" calcext:value-type="float">
            <text:p>7</text:p>
          </table:table-cell>
          <table:table-cell table:style-name="ce70" table:formula="of:=[.F79]*LOG10([.S79]+2)" office:value-type="float" office:value="1.90848501887865" calcext:value-type="float">
            <text:p>1,9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0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80]=&quot;взв&quot;;11;[.G80]=&quot;накл&quot;;24;[.G80]=&quot;прокл&quot;;25;[.G80]=&quot;пт&quot;;26;[.G80]=90;10;[.G80]=85;10;[.G80]=80;9;[.G80]=75;8;[.G80]=70;8;[.G80]=65;7;[.G80]=60;7;[.G80]=55;6;[.G80]=50;6;[.G80]=45;6;[.G80]=40;5;[.G80]=35;4;[.G80]=30;4;[.G80]=25;3;[.G80]=20;2;[.G80]=15;1;[.G80]=10;1;[.G80]=0;0)" office:value-type="float" office:value="24" calcext:value-type="float">
            <text:p>24</text:p>
          </table:table-cell>
          <table:table-cell table:formula="of:=IF([.H80]&lt;=1;0;IF([.H80]&lt;=10;11;IF([.H80]&lt;=14;12;IF([.H80]&lt;=17;13;IF([.H80]&lt;=20;14;IF([.H80]&lt;=22;15;IF([.H80]&lt;=25;16;IF([.H80]&lt;=27;17;IF([.H80]&lt;=29;18;IF([.H80]&lt;=32;19;IF([.H80]&lt;=34;20;IF([.H80]&lt;=36;21;IF([.H8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80]=&quot;взв&quot;;11;[.K80]=&quot;накл&quot;;24;[.K80]=&quot;прокл&quot;;25;[.K80]=&quot;пт&quot;;26;[.K80]=90;10;[.K80]=85;10;[.K80]=80;9;[.K80]=75;8;[.K80]=70;8;[.K80]=65;7;[.K80]=60;7;[.K80]=55;6;[.K80]=50;6;[.K80]=45;6;[.K80]=40;5;[.K80]=35;4;[.K80]=30;4;[.K80]=25;3;[.K80]=20;2;[.K80]=15;1;[.K80]=10;1;[.K80]=0;0)" office:value-type="float" office:value="24" calcext:value-type="float">
            <text:p>24</text:p>
          </table:table-cell>
          <table:table-cell table:formula="of:=IF([.L80]&lt;=1;0;IF([.L80]&lt;=10;11;IF([.L80]&lt;=14;12;IF([.L80]&lt;=17;13;IF([.L80]&lt;=20;14;IF([.L80]&lt;=22;15;IF([.L80]&lt;=25;16;IF([.L80]&lt;=27;17;IF([.L80]&lt;=29;18;IF([.L80]&lt;=32;19;IF([.L80]&lt;=34;20;IF([.L80]&lt;=36;21;IF([.L8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80]=&quot;взв&quot;;11;[.O80]=&quot;накл&quot;;24;[.O80]=&quot;прокл&quot;;25;[.O80]=&quot;пт&quot;;26;[.O80]=90;10;[.O80]=85;10;[.O80]=80;9;[.O80]=75;8;[.O80]=70;8;[.O80]=65;7;[.O80]=60;7;[.O80]=55;6;[.O80]=50;6;[.O80]=45;6;[.O80]=40;5;[.O80]=35;4;[.O80]=30;4;[.O80]=25;3;[.O80]=20;2;[.O80]=15;1;[.O80]=10;1;[.O80]=0;0)" office:value-type="float" office:value="24" calcext:value-type="float">
            <text:p>24</text:p>
          </table:table-cell>
          <table:table-cell table:formula="of:=IF([.P80]&lt;=1;0;IF([.P80]&lt;=10;11;IF([.P80]&lt;=14;12;IF([.P80]&lt;=17;13;IF([.P80]&lt;=20;14;IF([.P80]&lt;=22;15;IF([.P80]&lt;=25;16;IF([.P80]&lt;=27;17;IF([.P80]&lt;=29;18;IF([.P80]&lt;=32;19;IF([.P80]&lt;=34;20;IF([.P80]&lt;=36;21;IF([.P80]&lt;=40;22;24)))))))))))))" office:value-type="float" office:value="0" calcext:value-type="float">
            <text:p>0</text:p>
          </table:table-cell>
          <table:table-cell table:formula="of:=ROUND(([.Q80]+[.R80]+[.I80]+[.J80]+[.M80]+[.N80])/3;0)" office:value-type="float" office:value="24" calcext:value-type="float">
            <text:p>24</text:p>
          </table:table-cell>
          <table:table-cell table:style-name="ce70" table:formula="of:=[.F80]*LOG10([.S80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1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81]=&quot;взв&quot;;11;[.G81]=&quot;накл&quot;;24;[.G81]=&quot;прокл&quot;;25;[.G81]=&quot;пт&quot;;26;[.G81]=90;10;[.G81]=85;10;[.G81]=80;9;[.G81]=75;8;[.G81]=70;8;[.G81]=65;7;[.G81]=60;7;[.G81]=55;6;[.G81]=50;6;[.G81]=45;6;[.G81]=40;5;[.G81]=35;4;[.G81]=30;4;[.G81]=25;3;[.G81]=20;2;[.G81]=15;1;[.G81]=10;1;[.G81]=0;0)" office:value-type="float" office:value="24" calcext:value-type="float">
            <text:p>24</text:p>
          </table:table-cell>
          <table:table-cell table:formula="of:=IF([.H81]&lt;=1;0;IF([.H81]&lt;=10;11;IF([.H81]&lt;=14;12;IF([.H81]&lt;=17;13;IF([.H81]&lt;=20;14;IF([.H81]&lt;=22;15;IF([.H81]&lt;=25;16;IF([.H81]&lt;=27;17;IF([.H81]&lt;=29;18;IF([.H81]&lt;=32;19;IF([.H81]&lt;=34;20;IF([.H81]&lt;=36;21;IF([.H8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81]=&quot;взв&quot;;11;[.K81]=&quot;накл&quot;;24;[.K81]=&quot;прокл&quot;;25;[.K81]=&quot;пт&quot;;26;[.K81]=90;10;[.K81]=85;10;[.K81]=80;9;[.K81]=75;8;[.K81]=70;8;[.K81]=65;7;[.K81]=60;7;[.K81]=55;6;[.K81]=50;6;[.K81]=45;6;[.K81]=40;5;[.K81]=35;4;[.K81]=30;4;[.K81]=25;3;[.K81]=20;2;[.K81]=15;1;[.K81]=10;1;[.K81]=0;0)" office:value-type="float" office:value="24" calcext:value-type="float">
            <text:p>24</text:p>
          </table:table-cell>
          <table:table-cell table:formula="of:=IF([.L81]&lt;=1;0;IF([.L81]&lt;=10;11;IF([.L81]&lt;=14;12;IF([.L81]&lt;=17;13;IF([.L81]&lt;=20;14;IF([.L81]&lt;=22;15;IF([.L81]&lt;=25;16;IF([.L81]&lt;=27;17;IF([.L81]&lt;=29;18;IF([.L81]&lt;=32;19;IF([.L81]&lt;=34;20;IF([.L81]&lt;=36;21;IF([.L8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81]=&quot;взв&quot;;11;[.O81]=&quot;накл&quot;;24;[.O81]=&quot;прокл&quot;;25;[.O81]=&quot;пт&quot;;26;[.O81]=90;10;[.O81]=85;10;[.O81]=80;9;[.O81]=75;8;[.O81]=70;8;[.O81]=65;7;[.O81]=60;7;[.O81]=55;6;[.O81]=50;6;[.O81]=45;6;[.O81]=40;5;[.O81]=35;4;[.O81]=30;4;[.O81]=25;3;[.O81]=20;2;[.O81]=15;1;[.O81]=10;1;[.O81]=0;0)" office:value-type="float" office:value="24" calcext:value-type="float">
            <text:p>24</text:p>
          </table:table-cell>
          <table:table-cell table:formula="of:=IF([.P81]&lt;=1;0;IF([.P81]&lt;=10;11;IF([.P81]&lt;=14;12;IF([.P81]&lt;=17;13;IF([.P81]&lt;=20;14;IF([.P81]&lt;=22;15;IF([.P81]&lt;=25;16;IF([.P81]&lt;=27;17;IF([.P81]&lt;=29;18;IF([.P81]&lt;=32;19;IF([.P81]&lt;=34;20;IF([.P81]&lt;=36;21;IF([.P81]&lt;=40;22;24)))))))))))))" office:value-type="float" office:value="0" calcext:value-type="float">
            <text:p>0</text:p>
          </table:table-cell>
          <table:table-cell table:formula="of:=ROUND(([.Q81]+[.R81]+[.I81]+[.J81]+[.M81]+[.N81])/3;0)" office:value-type="float" office:value="24" calcext:value-type="float">
            <text:p>24</text:p>
          </table:table-cell>
          <table:table-cell table:style-name="ce70" table:formula="of:=[.F81]*LOG10([.S81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1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82]=&quot;взв&quot;;11;[.G82]=&quot;накл&quot;;24;[.G82]=&quot;прокл&quot;;25;[.G82]=&quot;пт&quot;;26;[.G82]=90;10;[.G82]=85;10;[.G82]=80;9;[.G82]=75;8;[.G82]=70;8;[.G82]=65;7;[.G82]=60;7;[.G82]=55;6;[.G82]=50;6;[.G82]=45;6;[.G82]=40;5;[.G82]=35;4;[.G82]=30;4;[.G82]=25;3;[.G82]=20;2;[.G82]=15;1;[.G82]=10;1;[.G82]=0;0)" office:value-type="float" office:value="0" calcext:value-type="float">
            <text:p>0</text:p>
          </table:table-cell>
          <table:table-cell table:formula="of:=IF([.H82]&lt;=1;0;IF([.H82]&lt;=10;11;IF([.H82]&lt;=14;12;IF([.H82]&lt;=17;13;IF([.H82]&lt;=20;14;IF([.H82]&lt;=22;15;IF([.H82]&lt;=25;16;IF([.H82]&lt;=27;17;IF([.H82]&lt;=29;18;IF([.H82]&lt;=32;19;IF([.H82]&lt;=34;20;IF([.H82]&lt;=36;21;IF([.H82]&lt;=40;22;24)))))))))))))"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82]=&quot;взв&quot;;11;[.K82]=&quot;накл&quot;;24;[.K82]=&quot;прокл&quot;;25;[.K82]=&quot;пт&quot;;26;[.K82]=90;10;[.K82]=85;10;[.K82]=80;9;[.K82]=75;8;[.K82]=70;8;[.K82]=65;7;[.K82]=60;7;[.K82]=55;6;[.K82]=50;6;[.K82]=45;6;[.K82]=40;5;[.K82]=35;4;[.K82]=30;4;[.K82]=25;3;[.K82]=20;2;[.K82]=15;1;[.K82]=10;1;[.K82]=0;0)" office:value-type="float" office:value="0" calcext:value-type="float">
            <text:p>0</text:p>
          </table:table-cell>
          <table:table-cell table:formula="of:=IF([.L82]&lt;=1;0;IF([.L82]&lt;=10;11;IF([.L82]&lt;=14;12;IF([.L82]&lt;=17;13;IF([.L82]&lt;=20;14;IF([.L82]&lt;=22;15;IF([.L82]&lt;=25;16;IF([.L82]&lt;=27;17;IF([.L82]&lt;=29;18;IF([.L82]&lt;=32;19;IF([.L82]&lt;=34;20;IF([.L82]&lt;=36;21;IF([.L8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82]=&quot;взв&quot;;11;[.O82]=&quot;накл&quot;;24;[.O82]=&quot;прокл&quot;;25;[.O82]=&quot;пт&quot;;26;[.O82]=90;10;[.O82]=85;10;[.O82]=80;9;[.O82]=75;8;[.O82]=70;8;[.O82]=65;7;[.O82]=60;7;[.O82]=55;6;[.O82]=50;6;[.O82]=45;6;[.O82]=40;5;[.O82]=35;4;[.O82]=30;4;[.O82]=25;3;[.O82]=20;2;[.O82]=15;1;[.O82]=10;1;[.O82]=0;0)" office:value-type="float" office:value="0" calcext:value-type="float">
            <text:p>0</text:p>
          </table:table-cell>
          <table:table-cell table:formula="of:=IF([.P82]&lt;=1;0;IF([.P82]&lt;=10;11;IF([.P82]&lt;=14;12;IF([.P82]&lt;=17;13;IF([.P82]&lt;=20;14;IF([.P82]&lt;=22;15;IF([.P82]&lt;=25;16;IF([.P82]&lt;=27;17;IF([.P82]&lt;=29;18;IF([.P82]&lt;=32;19;IF([.P82]&lt;=34;20;IF([.P82]&lt;=36;21;IF([.P82]&lt;=40;22;24)))))))))))))" office:value-type="float" office:value="21" calcext:value-type="float">
            <text:p>21</text:p>
          </table:table-cell>
          <table:table-cell table:formula="of:=ROUND(([.Q82]+[.R82]+[.I82]+[.J82]+[.M82]+[.N82])/3;0)" office:value-type="float" office:value="20" calcext:value-type="float">
            <text:p>20</text:p>
          </table:table-cell>
          <table:table-cell table:style-name="ce70" table:formula="of:=[.F82]*LOG10([.S82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4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G83]=&quot;взв&quot;;11;[.G83]=&quot;накл&quot;;24;[.G83]=&quot;прокл&quot;;25;[.G83]=&quot;пт&quot;;26;[.G83]=90;10;[.G83]=85;10;[.G83]=80;9;[.G83]=75;8;[.G83]=70;8;[.G83]=65;7;[.G83]=60;7;[.G83]=55;6;[.G83]=50;6;[.G83]=45;6;[.G83]=40;5;[.G83]=35;4;[.G83]=30;4;[.G83]=25;3;[.G83]=20;2;[.G83]=15;1;[.G83]=10;1;[.G83]=0;0)" office:value-type="float" office:value="25" calcext:value-type="float">
            <text:p>25</text:p>
          </table:table-cell>
          <table:table-cell table:formula="of:=IF([.G83]&lt;=1;0;IF([.G83]&lt;=10;11;IF([.G83]&lt;=14;12;IF([.G83]&lt;=17;13;IF([.G83]&lt;=20;14;IF([.G83]&lt;=22;15;IF([.G83]&lt;=25;16;IF([.G83]&lt;=27;17;IF([.G83]&lt;=29;18;IF([.G83]&lt;=32;19;IF([.G83]&lt;=34;20;IF([.G83]&lt;=36;21;IF([.G83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83]=&quot;взв&quot;;11;[.K83]=&quot;накл&quot;;24;[.K83]=&quot;прокл&quot;;25;[.K83]=&quot;пт&quot;;26;[.K83]=90;10;[.K83]=85;10;[.K83]=80;9;[.K83]=75;8;[.K83]=70;8;[.K83]=65;7;[.K83]=60;7;[.K83]=55;6;[.K83]=50;6;[.K83]=45;6;[.K83]=40;5;[.K83]=35;4;[.K83]=30;4;[.K83]=25;3;[.K83]=20;2;[.K83]=15;1;[.K83]=10;1;[.K83]=0;0)" office:value-type="float" office:value="24" calcext:value-type="float">
            <text:p>24</text:p>
          </table:table-cell>
          <table:table-cell table:formula="of:=IF([.K83]&lt;=1;0;IF([.K83]&lt;=10;11;IF([.K83]&lt;=14;12;IF([.K83]&lt;=17;13;IF([.K83]&lt;=20;14;IF([.K83]&lt;=22;15;IF([.K83]&lt;=25;16;IF([.K83]&lt;=27;17;IF([.K83]&lt;=29;18;IF([.K83]&lt;=32;19;IF([.K83]&lt;=34;20;IF([.K83]&lt;=36;21;IF([.K83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83]=&quot;взв&quot;;11;[.O83]=&quot;накл&quot;;24;[.O83]=&quot;прокл&quot;;25;[.O83]=&quot;пт&quot;;26;[.O83]=90;10;[.O83]=85;10;[.O83]=80;9;[.O83]=75;8;[.O83]=70;8;[.O83]=65;7;[.O83]=60;7;[.O83]=55;6;[.O83]=50;6;[.O83]=45;6;[.O83]=40;5;[.O83]=35;4;[.O83]=30;4;[.O83]=25;3;[.O83]=20;2;[.O83]=15;1;[.O83]=10;1;[.O83]=0;0)" office:value-type="float" office:value="24" calcext:value-type="float">
            <text:p>24</text:p>
          </table:table-cell>
          <table:table-cell table:formula="of:=IF([.O83]&lt;=1;0;IF([.O83]&lt;=10;11;IF([.O83]&lt;=14;12;IF([.O83]&lt;=17;13;IF([.O83]&lt;=20;14;IF([.O83]&lt;=22;15;IF([.O83]&lt;=25;16;IF([.O83]&lt;=27;17;IF([.O83]&lt;=29;18;IF([.O83]&lt;=32;19;IF([.O83]&lt;=34;20;IF([.O83]&lt;=36;21;IF([.O83]&lt;=40;22;24)))))))))))))" office:value-type="float" office:value="24" calcext:value-type="float">
            <text:p>24</text:p>
          </table:table-cell>
          <table:table-cell table:formula="of:=ROUND(([.Q83]+[.R83]+[.I83]+[.J83]+[.M83]+[.N83])/3;0)" office:value-type="float" office:value="48" calcext:value-type="float">
            <text:p>48</text:p>
          </table:table-cell>
          <table:table-cell table:style-name="ce70" table:formula="of:=[.F83]*LOG10([.S83]+2)" office:value-type="float" office:value="3.39794000867204" calcext:value-type="float">
            <text:p>3,4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4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G84]=&quot;взв&quot;;11;[.G84]=&quot;накл&quot;;24;[.G84]=&quot;прокл&quot;;25;[.G84]=&quot;пт&quot;;26;[.G84]=90;10;[.G84]=85;10;[.G84]=80;9;[.G84]=75;8;[.G84]=70;8;[.G84]=65;7;[.G84]=60;7;[.G84]=55;6;[.G84]=50;6;[.G84]=45;6;[.G84]=40;5;[.G84]=35;4;[.G84]=30;4;[.G84]=25;3;[.G84]=20;2;[.G84]=15;1;[.G84]=10;1;[.G84]=0;0)" office:value-type="float" office:value="25" calcext:value-type="float">
            <text:p>25</text:p>
          </table:table-cell>
          <table:table-cell table:formula="of:=IF([.G84]&lt;=1;0;IF([.G84]&lt;=10;11;IF([.G84]&lt;=14;12;IF([.G84]&lt;=17;13;IF([.G84]&lt;=20;14;IF([.G84]&lt;=22;15;IF([.G84]&lt;=25;16;IF([.G84]&lt;=27;17;IF([.G84]&lt;=29;18;IF([.G84]&lt;=32;19;IF([.G84]&lt;=34;20;IF([.G84]&lt;=36;21;IF([.G84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84]=&quot;взв&quot;;11;[.K84]=&quot;накл&quot;;24;[.K84]=&quot;прокл&quot;;25;[.K84]=&quot;пт&quot;;26;[.K84]=90;10;[.K84]=85;10;[.K84]=80;9;[.K84]=75;8;[.K84]=70;8;[.K84]=65;7;[.K84]=60;7;[.K84]=55;6;[.K84]=50;6;[.K84]=45;6;[.K84]=40;5;[.K84]=35;4;[.K84]=30;4;[.K84]=25;3;[.K84]=20;2;[.K84]=15;1;[.K84]=10;1;[.K84]=0;0)" office:value-type="float" office:value="24" calcext:value-type="float">
            <text:p>24</text:p>
          </table:table-cell>
          <table:table-cell table:formula="of:=IF([.K84]&lt;=1;0;IF([.K84]&lt;=10;11;IF([.K84]&lt;=14;12;IF([.K84]&lt;=17;13;IF([.K84]&lt;=20;14;IF([.K84]&lt;=22;15;IF([.K84]&lt;=25;16;IF([.K84]&lt;=27;17;IF([.K84]&lt;=29;18;IF([.K84]&lt;=32;19;IF([.K84]&lt;=34;20;IF([.K84]&lt;=36;21;IF([.K84]&lt;=40;22;24)))))))))))))" office:value-type="float" office:value="24" calcext:value-type="float">
            <text:p>24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84]=&quot;взв&quot;;11;[.O84]=&quot;накл&quot;;24;[.O84]=&quot;прокл&quot;;25;[.O84]=&quot;пт&quot;;26;[.O84]=90;10;[.O84]=85;10;[.O84]=80;9;[.O84]=75;8;[.O84]=70;8;[.O84]=65;7;[.O84]=60;7;[.O84]=55;6;[.O84]=50;6;[.O84]=45;6;[.O84]=40;5;[.O84]=35;4;[.O84]=30;4;[.O84]=25;3;[.O84]=20;2;[.O84]=15;1;[.O84]=10;1;[.O84]=0;0)" office:value-type="float" office:value="26" calcext:value-type="float">
            <text:p>26</text:p>
          </table:table-cell>
          <table:table-cell table:formula="of:=IF([.P84]&lt;=1;0;IF([.P84]&lt;=10;11;IF([.P84]&lt;=14;12;IF([.P84]&lt;=17;13;IF([.P84]&lt;=20;14;IF([.P84]&lt;=22;15;IF([.P84]&lt;=25;16;IF([.P84]&lt;=27;17;IF([.P84]&lt;=29;18;IF([.P84]&lt;=32;19;IF([.P84]&lt;=34;20;IF([.P84]&lt;=36;21;IF([.P84]&lt;=40;22;24)))))))))))))" office:value-type="float" office:value="0" calcext:value-type="float">
            <text:p>0</text:p>
          </table:table-cell>
          <table:table-cell table:formula="of:=ROUND(([.Q84]+[.R84]+[.I84]+[.J84]+[.M84]+[.N84])/3;0)" office:value-type="float" office:value="41" calcext:value-type="float">
            <text:p>41</text:p>
          </table:table-cell>
          <table:table-cell table:style-name="ce70" table:formula="of:=[.F84]*LOG10([.S84]+2)" office:value-type="float" office:value="3.26693691115917" calcext:value-type="float">
            <text:p>3,2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2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85]=&quot;взв&quot;;11;[.G85]=&quot;накл&quot;;24;[.G85]=&quot;прокл&quot;;25;[.G85]=&quot;пт&quot;;26;[.G85]=90;10;[.G85]=85;10;[.G85]=80;9;[.G85]=75;8;[.G85]=70;8;[.G85]=65;7;[.G85]=60;7;[.G85]=55;6;[.G85]=50;6;[.G85]=45;6;[.G85]=40;5;[.G85]=35;4;[.G85]=30;4;[.G85]=25;3;[.G85]=20;2;[.G85]=15;1;[.G85]=10;1;[.G85]=0;0)" office:value-type="float" office:value="0" calcext:value-type="float">
            <text:p>0</text:p>
          </table:table-cell>
          <table:table-cell table:formula="of:=IF([.H85]&lt;=1;0;IF([.H85]&lt;=10;11;IF([.H85]&lt;=14;12;IF([.H85]&lt;=17;13;IF([.H85]&lt;=20;14;IF([.H85]&lt;=22;15;IF([.H85]&lt;=25;16;IF([.H85]&lt;=27;17;IF([.H85]&lt;=29;18;IF([.H85]&lt;=32;19;IF([.H85]&lt;=34;20;IF([.H85]&lt;=36;21;IF([.H85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85]=&quot;взв&quot;;11;[.K85]=&quot;накл&quot;;24;[.K85]=&quot;прокл&quot;;25;[.K85]=&quot;пт&quot;;26;[.K85]=90;10;[.K85]=85;10;[.K85]=80;9;[.K85]=75;8;[.K85]=70;8;[.K85]=65;7;[.K85]=60;7;[.K85]=55;6;[.K85]=50;6;[.K85]=45;6;[.K85]=40;5;[.K85]=35;4;[.K85]=30;4;[.K85]=25;3;[.K85]=20;2;[.K85]=15;1;[.K85]=10;1;[.K85]=0;0)" office:value-type="float" office:value="0" calcext:value-type="float">
            <text:p>0</text:p>
          </table:table-cell>
          <table:table-cell table:formula="of:=IF([.L85]&lt;=1;0;IF([.L85]&lt;=10;11;IF([.L85]&lt;=14;12;IF([.L85]&lt;=17;13;IF([.L85]&lt;=20;14;IF([.L85]&lt;=22;15;IF([.L85]&lt;=25;16;IF([.L85]&lt;=27;17;IF([.L85]&lt;=29;18;IF([.L85]&lt;=32;19;IF([.L85]&lt;=34;20;IF([.L85]&lt;=36;21;IF([.L8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85]=&quot;взв&quot;;11;[.O85]=&quot;накл&quot;;24;[.O85]=&quot;прокл&quot;;25;[.O85]=&quot;пт&quot;;26;[.O85]=90;10;[.O85]=85;10;[.O85]=80;9;[.O85]=75;8;[.O85]=70;8;[.O85]=65;7;[.O85]=60;7;[.O85]=55;6;[.O85]=50;6;[.O85]=45;6;[.O85]=40;5;[.O85]=35;4;[.O85]=30;4;[.O85]=25;3;[.O85]=20;2;[.O85]=15;1;[.O85]=10;1;[.O85]=0;0)" office:value-type="float" office:value="0" calcext:value-type="float">
            <text:p>0</text:p>
          </table:table-cell>
          <table:table-cell table:formula="of:=IF([.P85]&lt;=1;0;IF([.P85]&lt;=10;11;IF([.P85]&lt;=14;12;IF([.P85]&lt;=17;13;IF([.P85]&lt;=20;14;IF([.P85]&lt;=22;15;IF([.P85]&lt;=25;16;IF([.P85]&lt;=27;17;IF([.P85]&lt;=29;18;IF([.P85]&lt;=32;19;IF([.P85]&lt;=34;20;IF([.P85]&lt;=36;21;IF([.P85]&lt;=40;22;24)))))))))))))" office:value-type="float" office:value="20" calcext:value-type="float">
            <text:p>20</text:p>
          </table:table-cell>
          <table:table-cell table:formula="of:=ROUND(([.Q85]+[.R85]+[.I85]+[.J85]+[.M85]+[.N85])/3;0)" office:value-type="float" office:value="20" calcext:value-type="float">
            <text:p>20</text:p>
          </table:table-cell>
          <table:table-cell table:style-name="ce70" table:formula="of:=[.F85]*LOG10([.S85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5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86]=&quot;взв&quot;;11;[.G86]=&quot;накл&quot;;24;[.G86]=&quot;прокл&quot;;25;[.G86]=&quot;пт&quot;;26;[.G86]=90;10;[.G86]=85;10;[.G86]=80;9;[.G86]=75;8;[.G86]=70;8;[.G86]=65;7;[.G86]=60;7;[.G86]=55;6;[.G86]=50;6;[.G86]=45;6;[.G86]=40;5;[.G86]=35;4;[.G86]=30;4;[.G86]=25;3;[.G86]=20;2;[.G86]=15;1;[.G86]=10;1;[.G86]=0;0)" office:value-type="float" office:value="24" calcext:value-type="float">
            <text:p>24</text:p>
          </table:table-cell>
          <table:table-cell table:formula="of:=IF([.H86]&lt;=1;0;IF([.H86]&lt;=10;11;IF([.H86]&lt;=14;12;IF([.H86]&lt;=17;13;IF([.H86]&lt;=20;14;IF([.H86]&lt;=22;15;IF([.H86]&lt;=25;16;IF([.H86]&lt;=27;17;IF([.H86]&lt;=29;18;IF([.H86]&lt;=32;19;IF([.H86]&lt;=34;20;IF([.H86]&lt;=36;21;IF([.H8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86]=&quot;взв&quot;;11;[.K86]=&quot;накл&quot;;24;[.K86]=&quot;прокл&quot;;25;[.K86]=&quot;пт&quot;;26;[.K86]=90;10;[.K86]=85;10;[.K86]=80;9;[.K86]=75;8;[.K86]=70;8;[.K86]=65;7;[.K86]=60;7;[.K86]=55;6;[.K86]=50;6;[.K86]=45;6;[.K86]=40;5;[.K86]=35;4;[.K86]=30;4;[.K86]=25;3;[.K86]=20;2;[.K86]=15;1;[.K86]=10;1;[.K86]=0;0)" office:value-type="float" office:value="24" calcext:value-type="float">
            <text:p>24</text:p>
          </table:table-cell>
          <table:table-cell table:formula="of:=IF([.L86]&lt;=1;0;IF([.L86]&lt;=10;11;IF([.L86]&lt;=14;12;IF([.L86]&lt;=17;13;IF([.L86]&lt;=20;14;IF([.L86]&lt;=22;15;IF([.L86]&lt;=25;16;IF([.L86]&lt;=27;17;IF([.L86]&lt;=29;18;IF([.L86]&lt;=32;19;IF([.L86]&lt;=34;20;IF([.L86]&lt;=36;21;IF([.L8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86]=&quot;взв&quot;;11;[.O86]=&quot;накл&quot;;24;[.O86]=&quot;прокл&quot;;25;[.O86]=&quot;пт&quot;;26;[.O86]=90;10;[.O86]=85;10;[.O86]=80;9;[.O86]=75;8;[.O86]=70;8;[.O86]=65;7;[.O86]=60;7;[.O86]=55;6;[.O86]=50;6;[.O86]=45;6;[.O86]=40;5;[.O86]=35;4;[.O86]=30;4;[.O86]=25;3;[.O86]=20;2;[.O86]=15;1;[.O86]=10;1;[.O86]=0;0)" office:value-type="float" office:value="24" calcext:value-type="float">
            <text:p>24</text:p>
          </table:table-cell>
          <table:table-cell table:formula="of:=IF([.P86]&lt;=1;0;IF([.P86]&lt;=10;11;IF([.P86]&lt;=14;12;IF([.P86]&lt;=17;13;IF([.P86]&lt;=20;14;IF([.P86]&lt;=22;15;IF([.P86]&lt;=25;16;IF([.P86]&lt;=27;17;IF([.P86]&lt;=29;18;IF([.P86]&lt;=32;19;IF([.P86]&lt;=34;20;IF([.P86]&lt;=36;21;IF([.P86]&lt;=40;22;24)))))))))))))" office:value-type="float" office:value="0" calcext:value-type="float">
            <text:p>0</text:p>
          </table:table-cell>
          <table:table-cell table:formula="of:=ROUND(([.Q86]+[.R86]+[.I86]+[.J86]+[.M86]+[.N86])/3;0)" office:value-type="float" office:value="24" calcext:value-type="float">
            <text:p>24</text:p>
          </table:table-cell>
          <table:table-cell table:style-name="ce70" table:formula="of:=[.F86]*LOG10([.S86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9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87]=&quot;взв&quot;;11;[.G87]=&quot;накл&quot;;24;[.G87]=&quot;прокл&quot;;25;[.G87]=&quot;пт&quot;;26;[.G87]=90;10;[.G87]=85;10;[.G87]=80;9;[.G87]=75;8;[.G87]=70;8;[.G87]=65;7;[.G87]=60;7;[.G87]=55;6;[.G87]=50;6;[.G87]=45;6;[.G87]=40;5;[.G87]=35;4;[.G87]=30;4;[.G87]=25;3;[.G87]=20;2;[.G87]=15;1;[.G87]=10;1;[.G87]=0;0)" office:value-type="float" office:value="26" calcext:value-type="float">
            <text:p>26</text:p>
          </table:table-cell>
          <table:table-cell table:formula="of:=IF([.H87]&lt;=1;0;IF([.H87]&lt;=10;11;IF([.H87]&lt;=14;12;IF([.H87]&lt;=17;13;IF([.H87]&lt;=20;14;IF([.H87]&lt;=22;15;IF([.H87]&lt;=25;16;IF([.H87]&lt;=27;17;IF([.H87]&lt;=29;18;IF([.H87]&lt;=32;19;IF([.H87]&lt;=34;20;IF([.H87]&lt;=36;21;IF([.H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87]=&quot;взв&quot;;11;[.K87]=&quot;накл&quot;;24;[.K87]=&quot;прокл&quot;;25;[.K87]=&quot;пт&quot;;26;[.K87]=90;10;[.K87]=85;10;[.K87]=80;9;[.K87]=75;8;[.K87]=70;8;[.K87]=65;7;[.K87]=60;7;[.K87]=55;6;[.K87]=50;6;[.K87]=45;6;[.K87]=40;5;[.K87]=35;4;[.K87]=30;4;[.K87]=25;3;[.K87]=20;2;[.K87]=15;1;[.K87]=10;1;[.K87]=0;0)" office:value-type="float" office:value="0" calcext:value-type="float">
            <text:p>0</text:p>
          </table:table-cell>
          <table:table-cell table:formula="of:=IF([.L87]&lt;=1;0;IF([.L87]&lt;=10;11;IF([.L87]&lt;=14;12;IF([.L87]&lt;=17;13;IF([.L87]&lt;=20;14;IF([.L87]&lt;=22;15;IF([.L87]&lt;=25;16;IF([.L87]&lt;=27;17;IF([.L87]&lt;=29;18;IF([.L87]&lt;=32;19;IF([.L87]&lt;=34;20;IF([.L87]&lt;=36;21;IF([.L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87]=&quot;взв&quot;;11;[.O87]=&quot;накл&quot;;24;[.O87]=&quot;прокл&quot;;25;[.O87]=&quot;пт&quot;;26;[.O87]=90;10;[.O87]=85;10;[.O87]=80;9;[.O87]=75;8;[.O87]=70;8;[.O87]=65;7;[.O87]=60;7;[.O87]=55;6;[.O87]=50;6;[.O87]=45;6;[.O87]=40;5;[.O87]=35;4;[.O87]=30;4;[.O87]=25;3;[.O87]=20;2;[.O87]=15;1;[.O87]=10;1;[.O87]=0;0)" office:value-type="float" office:value="0" calcext:value-type="float">
            <text:p>0</text:p>
          </table:table-cell>
          <table:table-cell table:formula="of:=IF([.P87]&lt;=1;0;IF([.P87]&lt;=10;11;IF([.P87]&lt;=14;12;IF([.P87]&lt;=17;13;IF([.P87]&lt;=20;14;IF([.P87]&lt;=22;15;IF([.P87]&lt;=25;16;IF([.P87]&lt;=27;17;IF([.P87]&lt;=29;18;IF([.P87]&lt;=32;19;IF([.P87]&lt;=34;20;IF([.P87]&lt;=36;21;IF([.P8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0" table:formula="of:=[.F87]*LOG10([.S87]+2)" office:value-type="float" office:value="2.89431606268444" calcext:value-type="float">
            <text:p>2,8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0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88]=&quot;взв&quot;;11;[.G88]=&quot;накл&quot;;24;[.G88]=&quot;прокл&quot;;25;[.G88]=&quot;пт&quot;;26;[.G88]=90;10;[.G88]=85;10;[.G88]=80;9;[.G88]=75;8;[.G88]=70;8;[.G88]=65;7;[.G88]=60;7;[.G88]=55;6;[.G88]=50;6;[.G88]=45;6;[.G88]=40;5;[.G88]=35;4;[.G88]=30;4;[.G88]=25;3;[.G88]=20;2;[.G88]=15;1;[.G88]=10;1;[.G88]=0;0)" office:value-type="float" office:value="0" calcext:value-type="float">
            <text:p>0</text:p>
          </table:table-cell>
          <table:table-cell table:formula="of:=IF([.H88]&lt;=1;0;IF([.H88]&lt;=10;11;IF([.H88]&lt;=14;12;IF([.H88]&lt;=17;13;IF([.H88]&lt;=20;14;IF([.H88]&lt;=22;15;IF([.H88]&lt;=25;16;IF([.H88]&lt;=27;17;IF([.H88]&lt;=29;18;IF([.H88]&lt;=32;19;IF([.H88]&lt;=34;20;IF([.H88]&lt;=36;21;IF([.H88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88]=&quot;взв&quot;;11;[.K88]=&quot;накл&quot;;24;[.K88]=&quot;прокл&quot;;25;[.K88]=&quot;пт&quot;;26;[.K88]=90;10;[.K88]=85;10;[.K88]=80;9;[.K88]=75;8;[.K88]=70;8;[.K88]=65;7;[.K88]=60;7;[.K88]=55;6;[.K88]=50;6;[.K88]=45;6;[.K88]=40;5;[.K88]=35;4;[.K88]=30;4;[.K88]=25;3;[.K88]=20;2;[.K88]=15;1;[.K88]=10;1;[.K88]=0;0)" office:value-type="float" office:value="0" calcext:value-type="float">
            <text:p>0</text:p>
          </table:table-cell>
          <table:table-cell table:formula="of:=IF([.L88]&lt;=1;0;IF([.L88]&lt;=10;11;IF([.L88]&lt;=14;12;IF([.L88]&lt;=17;13;IF([.L88]&lt;=20;14;IF([.L88]&lt;=22;15;IF([.L88]&lt;=25;16;IF([.L88]&lt;=27;17;IF([.L88]&lt;=29;18;IF([.L88]&lt;=32;19;IF([.L88]&lt;=34;20;IF([.L88]&lt;=36;21;IF([.L88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88]=&quot;взв&quot;;11;[.O88]=&quot;накл&quot;;24;[.O88]=&quot;прокл&quot;;25;[.O88]=&quot;пт&quot;;26;[.O88]=90;10;[.O88]=85;10;[.O88]=80;9;[.O88]=75;8;[.O88]=70;8;[.O88]=65;7;[.O88]=60;7;[.O88]=55;6;[.O88]=50;6;[.O88]=45;6;[.O88]=40;5;[.O88]=35;4;[.O88]=30;4;[.O88]=25;3;[.O88]=20;2;[.O88]=15;1;[.O88]=10;1;[.O88]=0;0)" office:value-type="float" office:value="0" calcext:value-type="float">
            <text:p>0</text:p>
          </table:table-cell>
          <table:table-cell table:formula="of:=IF([.P88]&lt;=1;0;IF([.P88]&lt;=10;11;IF([.P88]&lt;=14;12;IF([.P88]&lt;=17;13;IF([.P88]&lt;=20;14;IF([.P88]&lt;=22;15;IF([.P88]&lt;=25;16;IF([.P88]&lt;=27;17;IF([.P88]&lt;=29;18;IF([.P88]&lt;=32;19;IF([.P88]&lt;=34;20;IF([.P88]&lt;=36;21;IF([.P88]&lt;=40;22;24)))))))))))))" office:value-type="float" office:value="22" calcext:value-type="float">
            <text:p>22</text:p>
          </table:table-cell>
          <table:table-cell table:formula="of:=ROUND(([.Q88]+[.R88]+[.I88]+[.J88]+[.M88]+[.N88])/3;0)" office:value-type="float" office:value="22" calcext:value-type="float">
            <text:p>22</text:p>
          </table:table-cell>
          <table:table-cell table:style-name="ce70" table:formula="of:=[.F88]*LOG10([.S88]+2)" office:value-type="float" office:value="2.76042248342321" calcext:value-type="float">
            <text:p>2,7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89]=&quot;взв&quot;;11;[.G89]=&quot;накл&quot;;24;[.G89]=&quot;прокл&quot;;25;[.G89]=&quot;пт&quot;;26;[.G89]=90;10;[.G89]=85;10;[.G89]=80;9;[.G89]=75;8;[.G89]=70;8;[.G89]=65;7;[.G89]=60;7;[.G89]=55;6;[.G89]=50;6;[.G89]=45;6;[.G89]=40;5;[.G89]=35;4;[.G89]=30;4;[.G89]=25;3;[.G89]=20;2;[.G89]=15;1;[.G89]=10;1;[.G89]=0;0)" office:value-type="float" office:value="0" calcext:value-type="float">
            <text:p>0</text:p>
          </table:table-cell>
          <table:table-cell table:formula="of:=IF([.H89]&lt;=1;0;IF([.H89]&lt;=10;11;IF([.H89]&lt;=14;12;IF([.H89]&lt;=17;13;IF([.H89]&lt;=20;14;IF([.H89]&lt;=22;15;IF([.H89]&lt;=25;16;IF([.H89]&lt;=27;17;IF([.H89]&lt;=29;18;IF([.H89]&lt;=32;19;IF([.H89]&lt;=34;20;IF([.H89]&lt;=36;21;IF([.H8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89]=&quot;взв&quot;;11;[.K89]=&quot;накл&quot;;24;[.K89]=&quot;прокл&quot;;25;[.K89]=&quot;пт&quot;;26;[.K89]=90;10;[.K89]=85;10;[.K89]=80;9;[.K89]=75;8;[.K89]=70;8;[.K89]=65;7;[.K89]=60;7;[.K89]=55;6;[.K89]=50;6;[.K89]=45;6;[.K89]=40;5;[.K89]=35;4;[.K89]=30;4;[.K89]=25;3;[.K89]=20;2;[.K89]=15;1;[.K89]=10;1;[.K89]=0;0)" office:value-type="float" office:value="0" calcext:value-type="float">
            <text:p>0</text:p>
          </table:table-cell>
          <table:table-cell table:formula="of:=IF([.L89]&lt;=1;0;IF([.L89]&lt;=10;11;IF([.L89]&lt;=14;12;IF([.L89]&lt;=17;13;IF([.L89]&lt;=20;14;IF([.L89]&lt;=22;15;IF([.L89]&lt;=25;16;IF([.L89]&lt;=27;17;IF([.L89]&lt;=29;18;IF([.L89]&lt;=32;19;IF([.L89]&lt;=34;20;IF([.L89]&lt;=36;21;IF([.L89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89]=&quot;взв&quot;;11;[.O89]=&quot;накл&quot;;24;[.O89]=&quot;прокл&quot;;25;[.O89]=&quot;пт&quot;;26;[.O89]=90;10;[.O89]=85;10;[.O89]=80;9;[.O89]=75;8;[.O89]=70;8;[.O89]=65;7;[.O89]=60;7;[.O89]=55;6;[.O89]=50;6;[.O89]=45;6;[.O89]=40;5;[.O89]=35;4;[.O89]=30;4;[.O89]=25;3;[.O89]=20;2;[.O89]=15;1;[.O89]=10;1;[.O89]=0;0)" office:value-type="float" office:value="0" calcext:value-type="float">
            <text:p>0</text:p>
          </table:table-cell>
          <table:table-cell table:formula="of:=IF([.P89]&lt;=1;0;IF([.P89]&lt;=10;11;IF([.P89]&lt;=14;12;IF([.P89]&lt;=17;13;IF([.P89]&lt;=20;14;IF([.P89]&lt;=22;15;IF([.P89]&lt;=25;16;IF([.P89]&lt;=27;17;IF([.P89]&lt;=29;18;IF([.P89]&lt;=32;19;IF([.P89]&lt;=34;20;IF([.P89]&lt;=36;21;IF([.P89]&lt;=40;22;24)))))))))))))" office:value-type="float" office:value="22" calcext:value-type="float">
            <text:p>22</text:p>
          </table:table-cell>
          <table:table-cell table:formula="of:=ROUND(([.Q89]+[.R89]+[.I89]+[.J89]+[.M89]+[.N89])/3;0)" office:value-type="float" office:value="22" calcext:value-type="float">
            <text:p>22</text:p>
          </table:table-cell>
          <table:table-cell table:style-name="ce70" table:formula="of:=[.F89]*LOG10([.S89]+2)" office:value-type="float" office:value="2.76042248342321" calcext:value-type="float">
            <text:p>2,7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90]=&quot;взв&quot;;11;[.G90]=&quot;накл&quot;;24;[.G90]=&quot;прокл&quot;;25;[.G90]=&quot;пт&quot;;26;[.G90]=90;10;[.G90]=85;10;[.G90]=80;9;[.G90]=75;8;[.G90]=70;8;[.G90]=65;7;[.G90]=60;7;[.G90]=55;6;[.G90]=50;6;[.G90]=45;6;[.G90]=40;5;[.G90]=35;4;[.G90]=30;4;[.G90]=25;3;[.G90]=20;2;[.G90]=15;1;[.G90]=10;1;[.G90]=0;0)" office:value-type="float" office:value="26" calcext:value-type="float">
            <text:p>26</text:p>
          </table:table-cell>
          <table:table-cell table:formula="of:=IF([.H90]&lt;=1;0;IF([.H90]&lt;=10;11;IF([.H90]&lt;=14;12;IF([.H90]&lt;=17;13;IF([.H90]&lt;=20;14;IF([.H90]&lt;=22;15;IF([.H90]&lt;=25;16;IF([.H90]&lt;=27;17;IF([.H90]&lt;=29;18;IF([.H90]&lt;=32;19;IF([.H90]&lt;=34;20;IF([.H90]&lt;=36;21;IF([.H9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90]=&quot;взв&quot;;11;[.K90]=&quot;накл&quot;;24;[.K90]=&quot;прокл&quot;;25;[.K90]=&quot;пт&quot;;26;[.K90]=90;10;[.K90]=85;10;[.K90]=80;9;[.K90]=75;8;[.K90]=70;8;[.K90]=65;7;[.K90]=60;7;[.K90]=55;6;[.K90]=50;6;[.K90]=45;6;[.K90]=40;5;[.K90]=35;4;[.K90]=30;4;[.K90]=25;3;[.K90]=20;2;[.K90]=15;1;[.K90]=10;1;[.K90]=0;0)" office:value-type="float" office:value="0" calcext:value-type="float">
            <text:p>0</text:p>
          </table:table-cell>
          <table:table-cell table:formula="of:=IF([.L90]&lt;=1;0;IF([.L90]&lt;=10;11;IF([.L90]&lt;=14;12;IF([.L90]&lt;=17;13;IF([.L90]&lt;=20;14;IF([.L90]&lt;=22;15;IF([.L90]&lt;=25;16;IF([.L90]&lt;=27;17;IF([.L90]&lt;=29;18;IF([.L90]&lt;=32;19;IF([.L90]&lt;=34;20;IF([.L90]&lt;=36;21;IF([.L9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90]=&quot;взв&quot;;11;[.O90]=&quot;накл&quot;;24;[.O90]=&quot;прокл&quot;;25;[.O90]=&quot;пт&quot;;26;[.O90]=90;10;[.O90]=85;10;[.O90]=80;9;[.O90]=75;8;[.O90]=70;8;[.O90]=65;7;[.O90]=60;7;[.O90]=55;6;[.O90]=50;6;[.O90]=45;6;[.O90]=40;5;[.O90]=35;4;[.O90]=30;4;[.O90]=25;3;[.O90]=20;2;[.O90]=15;1;[.O90]=10;1;[.O90]=0;0)" office:value-type="float" office:value="0" calcext:value-type="float">
            <text:p>0</text:p>
          </table:table-cell>
          <table:table-cell table:formula="of:=IF([.P90]&lt;=1;0;IF([.P90]&lt;=10;11;IF([.P90]&lt;=14;12;IF([.P90]&lt;=17;13;IF([.P90]&lt;=20;14;IF([.P90]&lt;=22;15;IF([.P90]&lt;=25;16;IF([.P90]&lt;=27;17;IF([.P90]&lt;=29;18;IF([.P90]&lt;=32;19;IF([.P90]&lt;=34;20;IF([.P90]&lt;=36;21;IF([.P90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0" table:formula="of:=[.F90]*LOG10([.S90]+2)" office:value-type="float" office:value="2.89431606268444" calcext:value-type="float">
            <text:p>2,8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91]=&quot;взв&quot;;11;[.G91]=&quot;накл&quot;;24;[.G91]=&quot;прокл&quot;;25;[.G91]=&quot;пт&quot;;26;[.G91]=90;10;[.G91]=85;10;[.G91]=80;9;[.G91]=75;8;[.G91]=70;8;[.G91]=65;7;[.G91]=60;7;[.G91]=55;6;[.G91]=50;6;[.G91]=45;6;[.G91]=40;5;[.G91]=35;4;[.G91]=30;4;[.G91]=25;3;[.G91]=20;2;[.G91]=15;1;[.G91]=10;1;[.G91]=0;0)" office:value-type="float" office:value="0" calcext:value-type="float">
            <text:p>0</text:p>
          </table:table-cell>
          <table:table-cell table:formula="of:=IF([.H91]&lt;=1;0;IF([.H91]&lt;=10;11;IF([.H91]&lt;=14;12;IF([.H91]&lt;=17;13;IF([.H91]&lt;=20;14;IF([.H91]&lt;=22;15;IF([.H91]&lt;=25;16;IF([.H91]&lt;=27;17;IF([.H91]&lt;=29;18;IF([.H91]&lt;=32;19;IF([.H91]&lt;=34;20;IF([.H91]&lt;=36;21;IF([.H91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91]=&quot;взв&quot;;11;[.K91]=&quot;накл&quot;;24;[.K91]=&quot;прокл&quot;;25;[.K91]=&quot;пт&quot;;26;[.K91]=90;10;[.K91]=85;10;[.K91]=80;9;[.K91]=75;8;[.K91]=70;8;[.K91]=65;7;[.K91]=60;7;[.K91]=55;6;[.K91]=50;6;[.K91]=45;6;[.K91]=40;5;[.K91]=35;4;[.K91]=30;4;[.K91]=25;3;[.K91]=20;2;[.K91]=15;1;[.K91]=10;1;[.K91]=0;0)" office:value-type="float" office:value="0" calcext:value-type="float">
            <text:p>0</text:p>
          </table:table-cell>
          <table:table-cell table:formula="of:=IF([.L91]&lt;=1;0;IF([.L91]&lt;=10;11;IF([.L91]&lt;=14;12;IF([.L91]&lt;=17;13;IF([.L91]&lt;=20;14;IF([.L91]&lt;=22;15;IF([.L91]&lt;=25;16;IF([.L91]&lt;=27;17;IF([.L91]&lt;=29;18;IF([.L91]&lt;=32;19;IF([.L91]&lt;=34;20;IF([.L91]&lt;=36;21;IF([.L91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91]=&quot;взв&quot;;11;[.O91]=&quot;накл&quot;;24;[.O91]=&quot;прокл&quot;;25;[.O91]=&quot;пт&quot;;26;[.O91]=90;10;[.O91]=85;10;[.O91]=80;9;[.O91]=75;8;[.O91]=70;8;[.O91]=65;7;[.O91]=60;7;[.O91]=55;6;[.O91]=50;6;[.O91]=45;6;[.O91]=40;5;[.O91]=35;4;[.O91]=30;4;[.O91]=25;3;[.O91]=20;2;[.O91]=15;1;[.O91]=10;1;[.O91]=0;0)" office:value-type="float" office:value="0" calcext:value-type="float">
            <text:p>0</text:p>
          </table:table-cell>
          <table:table-cell table:formula="of:=IF([.P91]&lt;=1;0;IF([.P91]&lt;=10;11;IF([.P91]&lt;=14;12;IF([.P91]&lt;=17;13;IF([.P91]&lt;=20;14;IF([.P91]&lt;=22;15;IF([.P91]&lt;=25;16;IF([.P91]&lt;=27;17;IF([.P91]&lt;=29;18;IF([.P91]&lt;=32;19;IF([.P91]&lt;=34;20;IF([.P91]&lt;=36;21;IF([.P91]&lt;=40;22;24)))))))))))))" office:value-type="float" office:value="19" calcext:value-type="float">
            <text:p>19</text:p>
          </table:table-cell>
          <table:table-cell table:formula="of:=ROUND(([.Q91]+[.R91]+[.I91]+[.J91]+[.M91]+[.N91])/3;0)" office:value-type="float" office:value="21" calcext:value-type="float">
            <text:p>21</text:p>
          </table:table-cell>
          <table:table-cell table:style-name="ce70" table:formula="of:=[.F91]*LOG10([.S91]+2)" office:value-type="float" office:value="2.72345567203519" calcext:value-type="float">
            <text:p>2,7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5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G92]=&quot;взв&quot;;11;[.G92]=&quot;накл&quot;;24;[.G92]=&quot;прокл&quot;;25;[.G92]=&quot;пт&quot;;26;[.G92]=90;10;[.G92]=85;10;[.G92]=80;9;[.G92]=75;8;[.G92]=70;8;[.G92]=65;7;[.G92]=60;7;[.G92]=55;6;[.G92]=50;6;[.G92]=45;6;[.G92]=40;5;[.G92]=35;4;[.G92]=30;4;[.G92]=25;3;[.G92]=20;2;[.G92]=15;1;[.G92]=10;1;[.G92]=0;0)" office:value-type="float" office:value="25" calcext:value-type="float">
            <text:p>25</text:p>
          </table:table-cell>
          <table:table-cell table:formula="of:=IF([.H92]&lt;=1;0;IF([.H92]&lt;=10;11;IF([.H92]&lt;=14;12;IF([.H92]&lt;=17;13;IF([.H92]&lt;=20;14;IF([.H92]&lt;=22;15;IF([.H92]&lt;=25;16;IF([.H92]&lt;=27;17;IF([.H92]&lt;=29;18;IF([.H92]&lt;=32;19;IF([.H92]&lt;=34;20;IF([.H92]&lt;=36;21;IF([.H9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92]=&quot;взв&quot;;11;[.K92]=&quot;накл&quot;;24;[.K92]=&quot;прокл&quot;;25;[.K92]=&quot;пт&quot;;26;[.K92]=90;10;[.K92]=85;10;[.K92]=80;9;[.K92]=75;8;[.K92]=70;8;[.K92]=65;7;[.K92]=60;7;[.K92]=55;6;[.K92]=50;6;[.K92]=45;6;[.K92]=40;5;[.K92]=35;4;[.K92]=30;4;[.K92]=25;3;[.K92]=20;2;[.K92]=15;1;[.K92]=10;1;[.K92]=0;0)" office:value-type="float" office:value="26" calcext:value-type="float">
            <text:p>26</text:p>
          </table:table-cell>
          <table:table-cell table:formula="of:=IF([.L92]&lt;=1;0;IF([.L92]&lt;=10;11;IF([.L92]&lt;=14;12;IF([.L92]&lt;=17;13;IF([.L92]&lt;=20;14;IF([.L92]&lt;=22;15;IF([.L92]&lt;=25;16;IF([.L92]&lt;=27;17;IF([.L92]&lt;=29;18;IF([.L92]&lt;=32;19;IF([.L92]&lt;=34;20;IF([.L92]&lt;=36;21;IF([.L9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92]=&quot;взв&quot;;11;[.O92]=&quot;накл&quot;;24;[.O92]=&quot;прокл&quot;;25;[.O92]=&quot;пт&quot;;26;[.O92]=90;10;[.O92]=85;10;[.O92]=80;9;[.O92]=75;8;[.O92]=70;8;[.O92]=65;7;[.O92]=60;7;[.O92]=55;6;[.O92]=50;6;[.O92]=45;6;[.O92]=40;5;[.O92]=35;4;[.O92]=30;4;[.O92]=25;3;[.O92]=20;2;[.O92]=15;1;[.O92]=10;1;[.O92]=0;0)" office:value-type="float" office:value="26" calcext:value-type="float">
            <text:p>26</text:p>
          </table:table-cell>
          <table:table-cell table:formula="of:=IF([.P92]&lt;=1;0;IF([.P92]&lt;=10;11;IF([.P92]&lt;=14;12;IF([.P92]&lt;=17;13;IF([.P92]&lt;=20;14;IF([.P92]&lt;=22;15;IF([.P92]&lt;=25;16;IF([.P92]&lt;=27;17;IF([.P92]&lt;=29;18;IF([.P92]&lt;=32;19;IF([.P92]&lt;=34;20;IF([.P92]&lt;=36;21;IF([.P92]&lt;=40;22;24)))))))))))))" office:value-type="float" office:value="0" calcext:value-type="float">
            <text:p>0</text:p>
          </table:table-cell>
          <table:table-cell table:formula="of:=ROUND(([.Q92]+[.R92]+[.I92]+[.J92]+[.M92]+[.N92])/3;0)" office:value-type="float" office:value="26" calcext:value-type="float">
            <text:p>26</text:p>
          </table:table-cell>
          <table:table-cell table:style-name="ce70" table:formula="of:=[.F92]*LOG10([.S92]+2)" office:value-type="float" office:value="2.89431606268444" calcext:value-type="float">
            <text:p>2,8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5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93]=&quot;взв&quot;;11;[.G93]=&quot;накл&quot;;24;[.G93]=&quot;прокл&quot;;25;[.G93]=&quot;пт&quot;;26;[.G93]=90;10;[.G93]=85;10;[.G93]=80;9;[.G93]=75;8;[.G93]=70;8;[.G93]=65;7;[.G93]=60;7;[.G93]=55;6;[.G93]=50;6;[.G93]=45;6;[.G93]=40;5;[.G93]=35;4;[.G93]=30;4;[.G93]=25;3;[.G93]=20;2;[.G93]=15;1;[.G93]=10;1;[.G93]=0;0)" office:value-type="float" office:value="24" calcext:value-type="float">
            <text:p>24</text:p>
          </table:table-cell>
          <table:table-cell table:formula="of:=IF([.G93]&lt;=1;0;IF([.G93]&lt;=10;11;IF([.G93]&lt;=14;12;IF([.G93]&lt;=17;13;IF([.G93]&lt;=20;14;IF([.G93]&lt;=22;15;IF([.G93]&lt;=25;16;IF([.G93]&lt;=27;17;IF([.G93]&lt;=29;18;IF([.G93]&lt;=32;19;IF([.G93]&lt;=34;20;IF([.G93]&lt;=36;21;IF([.G93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93]=&quot;взв&quot;;11;[.K93]=&quot;накл&quot;;24;[.K93]=&quot;прокл&quot;;25;[.K93]=&quot;пт&quot;;26;[.K93]=90;10;[.K93]=85;10;[.K93]=80;9;[.K93]=75;8;[.K93]=70;8;[.K93]=65;7;[.K93]=60;7;[.K93]=55;6;[.K93]=50;6;[.K93]=45;6;[.K93]=40;5;[.K93]=35;4;[.K93]=30;4;[.K93]=25;3;[.K93]=20;2;[.K93]=15;1;[.K93]=10;1;[.K93]=0;0)" office:value-type="float" office:value="24" calcext:value-type="float">
            <text:p>24</text:p>
          </table:table-cell>
          <table:table-cell table:formula="of:=IF([.L93]&lt;=1;0;IF([.L93]&lt;=10;11;IF([.L93]&lt;=14;12;IF([.L93]&lt;=17;13;IF([.L93]&lt;=20;14;IF([.L93]&lt;=22;15;IF([.L93]&lt;=25;16;IF([.L93]&lt;=27;17;IF([.L93]&lt;=29;18;IF([.L93]&lt;=32;19;IF([.L93]&lt;=34;20;IF([.L93]&lt;=36;21;IF([.L93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93]=&quot;взв&quot;;11;[.O93]=&quot;накл&quot;;24;[.O93]=&quot;прокл&quot;;25;[.O93]=&quot;пт&quot;;26;[.O93]=90;10;[.O93]=85;10;[.O93]=80;9;[.O93]=75;8;[.O93]=70;8;[.O93]=65;7;[.O93]=60;7;[.O93]=55;6;[.O93]=50;6;[.O93]=45;6;[.O93]=40;5;[.O93]=35;4;[.O93]=30;4;[.O93]=25;3;[.O93]=20;2;[.O93]=15;1;[.O93]=10;1;[.O93]=0;0)" office:value-type="float" office:value="24" calcext:value-type="float">
            <text:p>24</text:p>
          </table:table-cell>
          <table:table-cell table:formula="of:=IF([.P93]&lt;=1;0;IF([.P93]&lt;=10;11;IF([.P93]&lt;=14;12;IF([.P93]&lt;=17;13;IF([.P93]&lt;=20;14;IF([.P93]&lt;=22;15;IF([.P93]&lt;=25;16;IF([.P93]&lt;=27;17;IF([.P93]&lt;=29;18;IF([.P93]&lt;=32;19;IF([.P93]&lt;=34;20;IF([.P93]&lt;=36;21;IF([.P93]&lt;=40;22;24)))))))))))))" office:value-type="float" office:value="0" calcext:value-type="float">
            <text:p>0</text:p>
          </table:table-cell>
          <table:table-cell table:formula="of:=ROUND(([.Q93]+[.R93]+[.I93]+[.J93]+[.M93]+[.N93])/3;0)" office:value-type="float" office:value="32" calcext:value-type="float">
            <text:p>32</text:p>
          </table:table-cell>
          <table:table-cell table:style-name="ce70" table:formula="of:=[.F93]*LOG10([.S93]+2)" office:value-type="float" office:value="3.06295783408451" calcext:value-type="float">
            <text:p>3,0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5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94]=&quot;взв&quot;;11;[.G94]=&quot;накл&quot;;24;[.G94]=&quot;прокл&quot;;25;[.G94]=&quot;пт&quot;;26;[.G94]=90;10;[.G94]=85;10;[.G94]=80;9;[.G94]=75;8;[.G94]=70;8;[.G94]=65;7;[.G94]=60;7;[.G94]=55;6;[.G94]=50;6;[.G94]=45;6;[.G94]=40;5;[.G94]=35;4;[.G94]=30;4;[.G94]=25;3;[.G94]=20;2;[.G94]=15;1;[.G94]=10;1;[.G94]=0;0)" office:value-type="float" office:value="0" calcext:value-type="float">
            <text:p>0</text:p>
          </table:table-cell>
          <table:table-cell table:formula="of:=IF([.H94]&lt;=1;0;IF([.H94]&lt;=10;11;IF([.H94]&lt;=14;12;IF([.H94]&lt;=17;13;IF([.H94]&lt;=20;14;IF([.H94]&lt;=22;15;IF([.H94]&lt;=25;16;IF([.H94]&lt;=27;17;IF([.H94]&lt;=29;18;IF([.H94]&lt;=32;19;IF([.H94]&lt;=34;20;IF([.H94]&lt;=36;21;IF([.H94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94]=&quot;взв&quot;;11;[.K94]=&quot;накл&quot;;24;[.K94]=&quot;прокл&quot;;25;[.K94]=&quot;пт&quot;;26;[.K94]=90;10;[.K94]=85;10;[.K94]=80;9;[.K94]=75;8;[.K94]=70;8;[.K94]=65;7;[.K94]=60;7;[.K94]=55;6;[.K94]=50;6;[.K94]=45;6;[.K94]=40;5;[.K94]=35;4;[.K94]=30;4;[.K94]=25;3;[.K94]=20;2;[.K94]=15;1;[.K94]=10;1;[.K94]=0;0)" office:value-type="float" office:value="0" calcext:value-type="float">
            <text:p>0</text:p>
          </table:table-cell>
          <table:table-cell table:formula="of:=IF([.L94]&lt;=1;0;IF([.L94]&lt;=10;11;IF([.L94]&lt;=14;12;IF([.L94]&lt;=17;13;IF([.L94]&lt;=20;14;IF([.L94]&lt;=22;15;IF([.L94]&lt;=25;16;IF([.L94]&lt;=27;17;IF([.L94]&lt;=29;18;IF([.L94]&lt;=32;19;IF([.L94]&lt;=34;20;IF([.L94]&lt;=36;21;IF([.L94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94]=&quot;взв&quot;;11;[.O94]=&quot;накл&quot;;24;[.O94]=&quot;прокл&quot;;25;[.O94]=&quot;пт&quot;;26;[.O94]=90;10;[.O94]=85;10;[.O94]=80;9;[.O94]=75;8;[.O94]=70;8;[.O94]=65;7;[.O94]=60;7;[.O94]=55;6;[.O94]=50;6;[.O94]=45;6;[.O94]=40;5;[.O94]=35;4;[.O94]=30;4;[.O94]=25;3;[.O94]=20;2;[.O94]=15;1;[.O94]=10;1;[.O94]=0;0)" office:value-type="float" office:value="0" calcext:value-type="float">
            <text:p>0</text:p>
          </table:table-cell>
          <table:table-cell table:formula="of:=IF([.P94]&lt;=1;0;IF([.P94]&lt;=10;11;IF([.P94]&lt;=14;12;IF([.P94]&lt;=17;13;IF([.P94]&lt;=20;14;IF([.P94]&lt;=22;15;IF([.P94]&lt;=25;16;IF([.P94]&lt;=27;17;IF([.P94]&lt;=29;18;IF([.P94]&lt;=32;19;IF([.P94]&lt;=34;20;IF([.P94]&lt;=36;21;IF([.P94]&lt;=40;22;24)))))))))))))" office:value-type="float" office:value="22" calcext:value-type="float">
            <text:p>22</text:p>
          </table:table-cell>
          <table:table-cell table:formula="of:=ROUND(([.Q94]+[.R94]+[.I94]+[.J94]+[.M94]+[.N94])/3;0)" office:value-type="float" office:value="23" calcext:value-type="float">
            <text:p>23</text:p>
          </table:table-cell>
          <table:table-cell table:style-name="ce70" table:formula="of:=[.F94]*LOG10([.S94]+2)" office:value-type="float" office:value="2.79588001734408" calcext:value-type="float">
            <text:p>2,8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5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95]=&quot;взв&quot;;11;[.G95]=&quot;накл&quot;;24;[.G95]=&quot;прокл&quot;;25;[.G95]=&quot;пт&quot;;26;[.G95]=90;10;[.G95]=85;10;[.G95]=80;9;[.G95]=75;8;[.G95]=70;8;[.G95]=65;7;[.G95]=60;7;[.G95]=55;6;[.G95]=50;6;[.G95]=45;6;[.G95]=40;5;[.G95]=35;4;[.G95]=30;4;[.G95]=25;3;[.G95]=20;2;[.G95]=15;1;[.G95]=10;1;[.G95]=0;0)" office:value-type="float" office:value="24" calcext:value-type="float">
            <text:p>24</text:p>
          </table:table-cell>
          <table:table-cell table:formula="of:=IF([.H95]&lt;=1;0;IF([.H95]&lt;=10;11;IF([.H95]&lt;=14;12;IF([.H95]&lt;=17;13;IF([.H95]&lt;=20;14;IF([.H95]&lt;=22;15;IF([.H95]&lt;=25;16;IF([.H95]&lt;=27;17;IF([.H95]&lt;=29;18;IF([.H95]&lt;=32;19;IF([.H95]&lt;=34;20;IF([.H95]&lt;=36;21;IF([.H9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95]=&quot;взв&quot;;11;[.K95]=&quot;накл&quot;;24;[.K95]=&quot;прокл&quot;;25;[.K95]=&quot;пт&quot;;26;[.K95]=90;10;[.K95]=85;10;[.K95]=80;9;[.K95]=75;8;[.K95]=70;8;[.K95]=65;7;[.K95]=60;7;[.K95]=55;6;[.K95]=50;6;[.K95]=45;6;[.K95]=40;5;[.K95]=35;4;[.K95]=30;4;[.K95]=25;3;[.K95]=20;2;[.K95]=15;1;[.K95]=10;1;[.K95]=0;0)" office:value-type="float" office:value="24" calcext:value-type="float">
            <text:p>24</text:p>
          </table:table-cell>
          <table:table-cell table:formula="of:=IF([.L95]&lt;=1;0;IF([.L95]&lt;=10;11;IF([.L95]&lt;=14;12;IF([.L95]&lt;=17;13;IF([.L95]&lt;=20;14;IF([.L95]&lt;=22;15;IF([.L95]&lt;=25;16;IF([.L95]&lt;=27;17;IF([.L95]&lt;=29;18;IF([.L95]&lt;=32;19;IF([.L95]&lt;=34;20;IF([.L95]&lt;=36;21;IF([.L9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95]=&quot;взв&quot;;11;[.O95]=&quot;накл&quot;;24;[.O95]=&quot;прокл&quot;;25;[.O95]=&quot;пт&quot;;26;[.O95]=90;10;[.O95]=85;10;[.O95]=80;9;[.O95]=75;8;[.O95]=70;8;[.O95]=65;7;[.O95]=60;7;[.O95]=55;6;[.O95]=50;6;[.O95]=45;6;[.O95]=40;5;[.O95]=35;4;[.O95]=30;4;[.O95]=25;3;[.O95]=20;2;[.O95]=15;1;[.O95]=10;1;[.O95]=0;0)" office:value-type="float" office:value="24" calcext:value-type="float">
            <text:p>24</text:p>
          </table:table-cell>
          <table:table-cell table:formula="of:=IF([.P95]&lt;=1;0;IF([.P95]&lt;=10;11;IF([.P95]&lt;=14;12;IF([.P95]&lt;=17;13;IF([.P95]&lt;=20;14;IF([.P95]&lt;=22;15;IF([.P95]&lt;=25;16;IF([.P95]&lt;=27;17;IF([.P95]&lt;=29;18;IF([.P95]&lt;=32;19;IF([.P95]&lt;=34;20;IF([.P95]&lt;=36;21;IF([.P95]&lt;=40;22;24)))))))))))))" office:value-type="float" office:value="0" calcext:value-type="float">
            <text:p>0</text:p>
          </table:table-cell>
          <table:table-cell table:formula="of:=ROUND(([.Q95]+[.R95]+[.I95]+[.J95]+[.M95]+[.N95])/3;0)" office:value-type="float" office:value="24" calcext:value-type="float">
            <text:p>24</text:p>
          </table:table-cell>
          <table:table-cell table:style-name="ce70" table:formula="of:=[.F95]*LOG10([.S95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96]=&quot;взв&quot;;11;[.G96]=&quot;накл&quot;;24;[.G96]=&quot;прокл&quot;;25;[.G96]=&quot;пт&quot;;26;[.G96]=90;10;[.G96]=85;10;[.G96]=80;9;[.G96]=75;8;[.G96]=70;8;[.G96]=65;7;[.G96]=60;7;[.G96]=55;6;[.G96]=50;6;[.G96]=45;6;[.G96]=40;5;[.G96]=35;4;[.G96]=30;4;[.G96]=25;3;[.G96]=20;2;[.G96]=15;1;[.G96]=10;1;[.G96]=0;0)" office:value-type="float" office:value="24" calcext:value-type="float">
            <text:p>24</text:p>
          </table:table-cell>
          <table:table-cell table:formula="of:=IF([.H96]&lt;=1;0;IF([.H96]&lt;=10;11;IF([.H96]&lt;=14;12;IF([.H96]&lt;=17;13;IF([.H96]&lt;=20;14;IF([.H96]&lt;=22;15;IF([.H96]&lt;=25;16;IF([.H96]&lt;=27;17;IF([.H96]&lt;=29;18;IF([.H96]&lt;=32;19;IF([.H96]&lt;=34;20;IF([.H96]&lt;=36;21;IF([.H9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96]=&quot;взв&quot;;11;[.K96]=&quot;накл&quot;;24;[.K96]=&quot;прокл&quot;;25;[.K96]=&quot;пт&quot;;26;[.K96]=90;10;[.K96]=85;10;[.K96]=80;9;[.K96]=75;8;[.K96]=70;8;[.K96]=65;7;[.K96]=60;7;[.K96]=55;6;[.K96]=50;6;[.K96]=45;6;[.K96]=40;5;[.K96]=35;4;[.K96]=30;4;[.K96]=25;3;[.K96]=20;2;[.K96]=15;1;[.K96]=10;1;[.K96]=0;0)" office:value-type="float" office:value="24" calcext:value-type="float">
            <text:p>24</text:p>
          </table:table-cell>
          <table:table-cell table:formula="of:=IF([.L96]&lt;=1;0;IF([.L96]&lt;=10;11;IF([.L96]&lt;=14;12;IF([.L96]&lt;=17;13;IF([.L96]&lt;=20;14;IF([.L96]&lt;=22;15;IF([.L96]&lt;=25;16;IF([.L96]&lt;=27;17;IF([.L96]&lt;=29;18;IF([.L96]&lt;=32;19;IF([.L96]&lt;=34;20;IF([.L96]&lt;=36;21;IF([.L9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96]=&quot;взв&quot;;11;[.O96]=&quot;накл&quot;;24;[.O96]=&quot;прокл&quot;;25;[.O96]=&quot;пт&quot;;26;[.O96]=90;10;[.O96]=85;10;[.O96]=80;9;[.O96]=75;8;[.O96]=70;8;[.O96]=65;7;[.O96]=60;7;[.O96]=55;6;[.O96]=50;6;[.O96]=45;6;[.O96]=40;5;[.O96]=35;4;[.O96]=30;4;[.O96]=25;3;[.O96]=20;2;[.O96]=15;1;[.O96]=10;1;[.O96]=0;0)" office:value-type="float" office:value="24" calcext:value-type="float">
            <text:p>24</text:p>
          </table:table-cell>
          <table:table-cell table:formula="of:=IF([.P96]&lt;=1;0;IF([.P96]&lt;=10;11;IF([.P96]&lt;=14;12;IF([.P96]&lt;=17;13;IF([.P96]&lt;=20;14;IF([.P96]&lt;=22;15;IF([.P96]&lt;=25;16;IF([.P96]&lt;=27;17;IF([.P96]&lt;=29;18;IF([.P96]&lt;=32;19;IF([.P96]&lt;=34;20;IF([.P96]&lt;=36;21;IF([.P96]&lt;=40;22;24)))))))))))))" office:value-type="float" office:value="0" calcext:value-type="float">
            <text:p>0</text:p>
          </table:table-cell>
          <table:table-cell table:formula="of:=ROUND(([.Q96]+[.R96]+[.I96]+[.J96]+[.M96]+[.N96])/3;0)" office:value-type="float" office:value="24" calcext:value-type="float">
            <text:p>24</text:p>
          </table:table-cell>
          <table:table-cell table:style-name="ce70" table:formula="of:=[.F96]*LOG10([.S96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7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97]=&quot;взв&quot;;11;[.G97]=&quot;накл&quot;;24;[.G97]=&quot;прокл&quot;;25;[.G97]=&quot;пт&quot;;26;[.G97]=90;10;[.G97]=85;10;[.G97]=80;9;[.G97]=75;8;[.G97]=70;8;[.G97]=65;7;[.G97]=60;7;[.G97]=55;6;[.G97]=50;6;[.G97]=45;6;[.G97]=40;5;[.G97]=35;4;[.G97]=30;4;[.G97]=25;3;[.G97]=20;2;[.G97]=15;1;[.G97]=10;1;[.G97]=0;0)" office:value-type="float" office:value="11" calcext:value-type="float">
            <text:p>11</text:p>
          </table:table-cell>
          <table:table-cell table:formula="of:=IF([.H97]&lt;=1;0;IF([.H97]&lt;=10;11;IF([.H97]&lt;=14;12;IF([.H97]&lt;=17;13;IF([.H97]&lt;=20;14;IF([.H97]&lt;=22;15;IF([.H97]&lt;=25;16;IF([.H97]&lt;=27;17;IF([.H97]&lt;=29;18;IF([.H97]&lt;=32;19;IF([.H97]&lt;=34;20;IF([.H97]&lt;=36;21;IF([.H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97]=&quot;взв&quot;;11;[.K97]=&quot;накл&quot;;24;[.K97]=&quot;прокл&quot;;25;[.K97]=&quot;пт&quot;;26;[.K97]=90;10;[.K97]=85;10;[.K97]=80;9;[.K97]=75;8;[.K97]=70;8;[.K97]=65;7;[.K97]=60;7;[.K97]=55;6;[.K97]=50;6;[.K97]=45;6;[.K97]=40;5;[.K97]=35;4;[.K97]=30;4;[.K97]=25;3;[.K97]=20;2;[.K97]=15;1;[.K97]=10;1;[.K97]=0;0)" office:value-type="float" office:value="10" calcext:value-type="float">
            <text:p>10</text:p>
          </table:table-cell>
          <table:table-cell table:formula="of:=IF([.L97]&lt;=1;0;IF([.L97]&lt;=10;11;IF([.L97]&lt;=14;12;IF([.L97]&lt;=17;13;IF([.L97]&lt;=20;14;IF([.L97]&lt;=22;15;IF([.L97]&lt;=25;16;IF([.L97]&lt;=27;17;IF([.L97]&lt;=29;18;IF([.L97]&lt;=32;19;IF([.L97]&lt;=34;20;IF([.L97]&lt;=36;21;IF([.L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97]=&quot;взв&quot;;11;[.O97]=&quot;накл&quot;;24;[.O97]=&quot;прокл&quot;;25;[.O97]=&quot;пт&quot;;26;[.O97]=90;10;[.O97]=85;10;[.O97]=80;9;[.O97]=75;8;[.O97]=70;8;[.O97]=65;7;[.O97]=60;7;[.O97]=55;6;[.O97]=50;6;[.O97]=45;6;[.O97]=40;5;[.O97]=35;4;[.O97]=30;4;[.O97]=25;3;[.O97]=20;2;[.O97]=15;1;[.O97]=10;1;[.O97]=0;0)" office:value-type="float" office:value="10" calcext:value-type="float">
            <text:p>10</text:p>
          </table:table-cell>
          <table:table-cell table:formula="of:=IF([.P97]&lt;=1;0;IF([.P97]&lt;=10;11;IF([.P97]&lt;=14;12;IF([.P97]&lt;=17;13;IF([.P97]&lt;=20;14;IF([.P97]&lt;=22;15;IF([.P97]&lt;=25;16;IF([.P97]&lt;=27;17;IF([.P97]&lt;=29;18;IF([.P97]&lt;=32;19;IF([.P97]&lt;=34;20;IF([.P97]&lt;=36;21;IF([.P97]&lt;=40;22;24)))))))))))))" office:value-type="float" office:value="0" calcext:value-type="float">
            <text:p>0</text:p>
          </table:table-cell>
          <table:table-cell table:formula="of:=ROUND(([.Q97]+[.R97]+[.I97]+[.J97]+[.M97]+[.N97])/3;0)" office:value-type="float" office:value="10" calcext:value-type="float">
            <text:p>10</text:p>
          </table:table-cell>
          <table:table-cell table:style-name="ce70" table:formula="of:=[.F97]*LOG10([.S97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7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98]=&quot;взв&quot;;11;[.G98]=&quot;накл&quot;;24;[.G98]=&quot;прокл&quot;;25;[.G98]=&quot;пт&quot;;26;[.G98]=90;10;[.G98]=85;10;[.G98]=80;9;[.G98]=75;8;[.G98]=70;8;[.G98]=65;7;[.G98]=60;7;[.G98]=55;6;[.G98]=50;6;[.G98]=45;6;[.G98]=40;5;[.G98]=35;4;[.G98]=30;4;[.G98]=25;3;[.G98]=20;2;[.G98]=15;1;[.G98]=10;1;[.G98]=0;0)" office:value-type="float" office:value="6" calcext:value-type="float">
            <text:p>6</text:p>
          </table:table-cell>
          <table:table-cell table:formula="of:=IF([.H98]&lt;=1;0;IF([.H98]&lt;=10;11;IF([.H98]&lt;=14;12;IF([.H98]&lt;=17;13;IF([.H98]&lt;=20;14;IF([.H98]&lt;=22;15;IF([.H98]&lt;=25;16;IF([.H98]&lt;=27;17;IF([.H98]&lt;=29;18;IF([.H98]&lt;=32;19;IF([.H98]&lt;=34;20;IF([.H98]&lt;=36;21;IF([.H9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98]=&quot;взв&quot;;11;[.K98]=&quot;накл&quot;;24;[.K98]=&quot;прокл&quot;;25;[.K98]=&quot;пт&quot;;26;[.K98]=90;10;[.K98]=85;10;[.K98]=80;9;[.K98]=75;8;[.K98]=70;8;[.K98]=65;7;[.K98]=60;7;[.K98]=55;6;[.K98]=50;6;[.K98]=45;6;[.K98]=40;5;[.K98]=35;4;[.K98]=30;4;[.K98]=25;3;[.K98]=20;2;[.K98]=15;1;[.K98]=10;1;[.K98]=0;0)" office:value-type="float" office:value="6" calcext:value-type="float">
            <text:p>6</text:p>
          </table:table-cell>
          <table:table-cell table:formula="of:=IF([.L98]&lt;=1;0;IF([.L98]&lt;=10;11;IF([.L98]&lt;=14;12;IF([.L98]&lt;=17;13;IF([.L98]&lt;=20;14;IF([.L98]&lt;=22;15;IF([.L98]&lt;=25;16;IF([.L98]&lt;=27;17;IF([.L98]&lt;=29;18;IF([.L98]&lt;=32;19;IF([.L98]&lt;=34;20;IF([.L98]&lt;=36;21;IF([.L9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98]=&quot;взв&quot;;11;[.O98]=&quot;накл&quot;;24;[.O98]=&quot;прокл&quot;;25;[.O98]=&quot;пт&quot;;26;[.O98]=90;10;[.O98]=85;10;[.O98]=80;9;[.O98]=75;8;[.O98]=70;8;[.O98]=65;7;[.O98]=60;7;[.O98]=55;6;[.O98]=50;6;[.O98]=45;6;[.O98]=40;5;[.O98]=35;4;[.O98]=30;4;[.O98]=25;3;[.O98]=20;2;[.O98]=15;1;[.O98]=10;1;[.O98]=0;0)" office:value-type="float" office:value="6" calcext:value-type="float">
            <text:p>6</text:p>
          </table:table-cell>
          <table:table-cell table:formula="of:=IF([.P98]&lt;=1;0;IF([.P98]&lt;=10;11;IF([.P98]&lt;=14;12;IF([.P98]&lt;=17;13;IF([.P98]&lt;=20;14;IF([.P98]&lt;=22;15;IF([.P98]&lt;=25;16;IF([.P98]&lt;=27;17;IF([.P98]&lt;=29;18;IF([.P98]&lt;=32;19;IF([.P98]&lt;=34;20;IF([.P98]&lt;=36;21;IF([.P98]&lt;=40;22;24)))))))))))))" office:value-type="float" office:value="0" calcext:value-type="float">
            <text:p>0</text:p>
          </table:table-cell>
          <table:table-cell table:formula="of:=ROUND(([.Q98]+[.R98]+[.I98]+[.J98]+[.M98]+[.N98])/3;0)" office:value-type="float" office:value="6" calcext:value-type="float">
            <text:p>6</text:p>
          </table:table-cell>
          <table:table-cell table:style-name="ce70" table:formula="of:=[.F98]*LOG10([.S98]+2)" office:value-type="float" office:value="1.80617997398389" calcext:value-type="float">
            <text:p>1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8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99]=&quot;взв&quot;;11;[.G99]=&quot;накл&quot;;24;[.G99]=&quot;прокл&quot;;25;[.G99]=&quot;пт&quot;;26;[.G99]=90;10;[.G99]=85;10;[.G99]=80;9;[.G99]=75;8;[.G99]=70;8;[.G99]=65;7;[.G99]=60;7;[.G99]=55;6;[.G99]=50;6;[.G99]=45;6;[.G99]=40;5;[.G99]=35;4;[.G99]=30;4;[.G99]=25;3;[.G99]=20;2;[.G99]=15;1;[.G99]=10;1;[.G99]=0;0)" office:value-type="float" office:value="0" calcext:value-type="float">
            <text:p>0</text:p>
          </table:table-cell>
          <table:table-cell table:formula="of:=IF([.H99]&lt;=1;0;IF([.H99]&lt;=10;11;IF([.H99]&lt;=14;12;IF([.H99]&lt;=17;13;IF([.H99]&lt;=20;14;IF([.H99]&lt;=22;15;IF([.H99]&lt;=25;16;IF([.H99]&lt;=27;17;IF([.H99]&lt;=29;18;IF([.H99]&lt;=32;19;IF([.H99]&lt;=34;20;IF([.H99]&lt;=36;21;IF([.H9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99]=&quot;взв&quot;;11;[.K99]=&quot;накл&quot;;24;[.K99]=&quot;прокл&quot;;25;[.K99]=&quot;пт&quot;;26;[.K99]=90;10;[.K99]=85;10;[.K99]=80;9;[.K99]=75;8;[.K99]=70;8;[.K99]=65;7;[.K99]=60;7;[.K99]=55;6;[.K99]=50;6;[.K99]=45;6;[.K99]=40;5;[.K99]=35;4;[.K99]=30;4;[.K99]=25;3;[.K99]=20;2;[.K99]=15;1;[.K99]=10;1;[.K99]=0;0)" office:value-type="float" office:value="0" calcext:value-type="float">
            <text:p>0</text:p>
          </table:table-cell>
          <table:table-cell table:formula="of:=IF([.L99]&lt;=1;0;IF([.L99]&lt;=10;11;IF([.L99]&lt;=14;12;IF([.L99]&lt;=17;13;IF([.L99]&lt;=20;14;IF([.L99]&lt;=22;15;IF([.L99]&lt;=25;16;IF([.L99]&lt;=27;17;IF([.L99]&lt;=29;18;IF([.L99]&lt;=32;19;IF([.L99]&lt;=34;20;IF([.L99]&lt;=36;21;IF([.L99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99]=&quot;взв&quot;;11;[.O99]=&quot;накл&quot;;24;[.O99]=&quot;прокл&quot;;25;[.O99]=&quot;пт&quot;;26;[.O99]=90;10;[.O99]=85;10;[.O99]=80;9;[.O99]=75;8;[.O99]=70;8;[.O99]=65;7;[.O99]=60;7;[.O99]=55;6;[.O99]=50;6;[.O99]=45;6;[.O99]=40;5;[.O99]=35;4;[.O99]=30;4;[.O99]=25;3;[.O99]=20;2;[.O99]=15;1;[.O99]=10;1;[.O99]=0;0)" office:value-type="float" office:value="0" calcext:value-type="float">
            <text:p>0</text:p>
          </table:table-cell>
          <table:table-cell table:formula="of:=IF([.P99]&lt;=1;0;IF([.P99]&lt;=10;11;IF([.P99]&lt;=14;12;IF([.P99]&lt;=17;13;IF([.P99]&lt;=20;14;IF([.P99]&lt;=22;15;IF([.P99]&lt;=25;16;IF([.P99]&lt;=27;17;IF([.P99]&lt;=29;18;IF([.P99]&lt;=32;19;IF([.P99]&lt;=34;20;IF([.P99]&lt;=36;21;IF([.P99]&lt;=40;22;24)))))))))))))" office:value-type="float" office:value="22" calcext:value-type="float">
            <text:p>22</text:p>
          </table:table-cell>
          <table:table-cell table:formula="of:=ROUND(([.Q99]+[.R99]+[.I99]+[.J99]+[.M99]+[.N99])/3;0)" office:value-type="float" office:value="22" calcext:value-type="float">
            <text:p>22</text:p>
          </table:table-cell>
          <table:table-cell table:style-name="ce70" table:formula="of:=[.F99]*LOG10([.S99]+2)" office:value-type="float" office:value="2.76042248342321" calcext:value-type="float">
            <text:p>2,7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8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00]=&quot;взв&quot;;11;[.G100]=&quot;накл&quot;;24;[.G100]=&quot;прокл&quot;;25;[.G100]=&quot;пт&quot;;26;[.G100]=90;10;[.G100]=85;10;[.G100]=80;9;[.G100]=75;8;[.G100]=70;8;[.G100]=65;7;[.G100]=60;7;[.G100]=55;6;[.G100]=50;6;[.G100]=45;6;[.G100]=40;5;[.G100]=35;4;[.G100]=30;4;[.G100]=25;3;[.G100]=20;2;[.G100]=15;1;[.G100]=10;1;[.G100]=0;0)" office:value-type="float" office:value="0" calcext:value-type="float">
            <text:p>0</text:p>
          </table:table-cell>
          <table:table-cell table:formula="of:=IF([.H100]&lt;=1;0;IF([.H100]&lt;=10;11;IF([.H100]&lt;=14;12;IF([.H100]&lt;=17;13;IF([.H100]&lt;=20;14;IF([.H100]&lt;=22;15;IF([.H100]&lt;=25;16;IF([.H100]&lt;=27;17;IF([.H100]&lt;=29;18;IF([.H100]&lt;=32;19;IF([.H100]&lt;=34;20;IF([.H100]&lt;=36;21;IF([.H100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00]=&quot;взв&quot;;11;[.K100]=&quot;накл&quot;;24;[.K100]=&quot;прокл&quot;;25;[.K100]=&quot;пт&quot;;26;[.K100]=90;10;[.K100]=85;10;[.K100]=80;9;[.K100]=75;8;[.K100]=70;8;[.K100]=65;7;[.K100]=60;7;[.K100]=55;6;[.K100]=50;6;[.K100]=45;6;[.K100]=40;5;[.K100]=35;4;[.K100]=30;4;[.K100]=25;3;[.K100]=20;2;[.K100]=15;1;[.K100]=10;1;[.K100]=0;0)" office:value-type="float" office:value="0" calcext:value-type="float">
            <text:p>0</text:p>
          </table:table-cell>
          <table:table-cell table:formula="of:=IF([.L100]&lt;=1;0;IF([.L100]&lt;=10;11;IF([.L100]&lt;=14;12;IF([.L100]&lt;=17;13;IF([.L100]&lt;=20;14;IF([.L100]&lt;=22;15;IF([.L100]&lt;=25;16;IF([.L100]&lt;=27;17;IF([.L100]&lt;=29;18;IF([.L100]&lt;=32;19;IF([.L100]&lt;=34;20;IF([.L100]&lt;=36;21;IF([.L100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00]=&quot;взв&quot;;11;[.O100]=&quot;накл&quot;;24;[.O100]=&quot;прокл&quot;;25;[.O100]=&quot;пт&quot;;26;[.O100]=90;10;[.O100]=85;10;[.O100]=80;9;[.O100]=75;8;[.O100]=70;8;[.O100]=65;7;[.O100]=60;7;[.O100]=55;6;[.O100]=50;6;[.O100]=45;6;[.O100]=40;5;[.O100]=35;4;[.O100]=30;4;[.O100]=25;3;[.O100]=20;2;[.O100]=15;1;[.O100]=10;1;[.O100]=0;0)" office:value-type="float" office:value="0" calcext:value-type="float">
            <text:p>0</text:p>
          </table:table-cell>
          <table:table-cell table:formula="of:=IF([.P100]&lt;=1;0;IF([.P100]&lt;=10;11;IF([.P100]&lt;=14;12;IF([.P100]&lt;=17;13;IF([.P100]&lt;=20;14;IF([.P100]&lt;=22;15;IF([.P100]&lt;=25;16;IF([.P100]&lt;=27;17;IF([.P100]&lt;=29;18;IF([.P100]&lt;=32;19;IF([.P100]&lt;=34;20;IF([.P100]&lt;=36;21;IF([.P100]&lt;=40;22;24)))))))))))))" office:value-type="float" office:value="19" calcext:value-type="float">
            <text:p>19</text:p>
          </table:table-cell>
          <table:table-cell table:formula="of:=ROUND(([.Q100]+[.R100]+[.I100]+[.J100]+[.M100]+[.N100])/3;0)" office:value-type="float" office:value="19" calcext:value-type="float">
            <text:p>19</text:p>
          </table:table-cell>
          <table:table-cell table:style-name="ce70" table:formula="of:=[.F100]*LOG10([.S100]+2)" office:value-type="float" office:value="2.64443858946784" calcext:value-type="float">
            <text:p>2,6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8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1]=&quot;взв&quot;;11;[.G101]=&quot;накл&quot;;24;[.G101]=&quot;прокл&quot;;25;[.G101]=&quot;пт&quot;;26;[.G101]=90;10;[.G101]=85;10;[.G101]=80;9;[.G101]=75;8;[.G101]=70;8;[.G101]=65;7;[.G101]=60;7;[.G101]=55;6;[.G101]=50;6;[.G101]=45;6;[.G101]=40;5;[.G101]=35;4;[.G101]=30;4;[.G101]=25;3;[.G101]=20;2;[.G101]=15;1;[.G101]=10;1;[.G101]=0;0)" office:value-type="float" office:value="24" calcext:value-type="float">
            <text:p>24</text:p>
          </table:table-cell>
          <table:table-cell table:formula="of:=IF([.H101]&lt;=1;0;IF([.H101]&lt;=10;11;IF([.H101]&lt;=14;12;IF([.H101]&lt;=17;13;IF([.H101]&lt;=20;14;IF([.H101]&lt;=22;15;IF([.H101]&lt;=25;16;IF([.H101]&lt;=27;17;IF([.H101]&lt;=29;18;IF([.H101]&lt;=32;19;IF([.H101]&lt;=34;20;IF([.H101]&lt;=36;21;IF([.H10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1]=&quot;взв&quot;;11;[.K101]=&quot;накл&quot;;24;[.K101]=&quot;прокл&quot;;25;[.K101]=&quot;пт&quot;;26;[.K101]=90;10;[.K101]=85;10;[.K101]=80;9;[.K101]=75;8;[.K101]=70;8;[.K101]=65;7;[.K101]=60;7;[.K101]=55;6;[.K101]=50;6;[.K101]=45;6;[.K101]=40;5;[.K101]=35;4;[.K101]=30;4;[.K101]=25;3;[.K101]=20;2;[.K101]=15;1;[.K101]=10;1;[.K101]=0;0)" office:value-type="float" office:value="24" calcext:value-type="float">
            <text:p>24</text:p>
          </table:table-cell>
          <table:table-cell table:formula="of:=IF([.L101]&lt;=1;0;IF([.L101]&lt;=10;11;IF([.L101]&lt;=14;12;IF([.L101]&lt;=17;13;IF([.L101]&lt;=20;14;IF([.L101]&lt;=22;15;IF([.L101]&lt;=25;16;IF([.L101]&lt;=27;17;IF([.L101]&lt;=29;18;IF([.L101]&lt;=32;19;IF([.L101]&lt;=34;20;IF([.L101]&lt;=36;21;IF([.L10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01]=&quot;взв&quot;;11;[.O101]=&quot;накл&quot;;24;[.O101]=&quot;прокл&quot;;25;[.O101]=&quot;пт&quot;;26;[.O101]=90;10;[.O101]=85;10;[.O101]=80;9;[.O101]=75;8;[.O101]=70;8;[.O101]=65;7;[.O101]=60;7;[.O101]=55;6;[.O101]=50;6;[.O101]=45;6;[.O101]=40;5;[.O101]=35;4;[.O101]=30;4;[.O101]=25;3;[.O101]=20;2;[.O101]=15;1;[.O101]=10;1;[.O101]=0;0)" office:value-type="float" office:value="24" calcext:value-type="float">
            <text:p>24</text:p>
          </table:table-cell>
          <table:table-cell table:formula="of:=IF([.P101]&lt;=1;0;IF([.P101]&lt;=10;11;IF([.P101]&lt;=14;12;IF([.P101]&lt;=17;13;IF([.P101]&lt;=20;14;IF([.P101]&lt;=22;15;IF([.P101]&lt;=25;16;IF([.P101]&lt;=27;17;IF([.P101]&lt;=29;18;IF([.P101]&lt;=32;19;IF([.P101]&lt;=34;20;IF([.P101]&lt;=36;21;IF([.P101]&lt;=40;22;24)))))))))))))" office:value-type="float" office:value="0" calcext:value-type="float">
            <text:p>0</text:p>
          </table:table-cell>
          <table:table-cell table:formula="of:=ROUND(([.Q101]+[.R101]+[.I101]+[.J101]+[.M101]+[.N101])/3;0)" office:value-type="float" office:value="24" calcext:value-type="float">
            <text:p>24</text:p>
          </table:table-cell>
          <table:table-cell table:style-name="ce70" table:formula="of:=[.F101]*LOG10([.S101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99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02]=&quot;взв&quot;;11;[.G102]=&quot;накл&quot;;24;[.G102]=&quot;прокл&quot;;25;[.G102]=&quot;пт&quot;;26;[.G102]=90;10;[.G102]=85;10;[.G102]=80;9;[.G102]=75;8;[.G102]=70;8;[.G102]=65;7;[.G102]=60;7;[.G102]=55;6;[.G102]=50;6;[.G102]=45;6;[.G102]=40;5;[.G102]=35;4;[.G102]=30;4;[.G102]=25;3;[.G102]=20;2;[.G102]=15;1;[.G102]=10;1;[.G102]=0;0)" office:value-type="float" office:value="10" calcext:value-type="float">
            <text:p>10</text:p>
          </table:table-cell>
          <table:table-cell table:formula="of:=IF([.H102]&lt;=1;0;IF([.H102]&lt;=10;11;IF([.H102]&lt;=14;12;IF([.H102]&lt;=17;13;IF([.H102]&lt;=20;14;IF([.H102]&lt;=22;15;IF([.H102]&lt;=25;16;IF([.H102]&lt;=27;17;IF([.H102]&lt;=29;18;IF([.H102]&lt;=32;19;IF([.H102]&lt;=34;20;IF([.H102]&lt;=36;21;IF([.H102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102]=&quot;взв&quot;;11;[.K102]=&quot;накл&quot;;24;[.K102]=&quot;прокл&quot;;25;[.K102]=&quot;пт&quot;;26;[.K102]=90;10;[.K102]=85;10;[.K102]=80;9;[.K102]=75;8;[.K102]=70;8;[.K102]=65;7;[.K102]=60;7;[.K102]=55;6;[.K102]=50;6;[.K102]=45;6;[.K102]=40;5;[.K102]=35;4;[.K102]=30;4;[.K102]=25;3;[.K102]=20;2;[.K102]=15;1;[.K102]=10;1;[.K102]=0;0)" office:value-type="float" office:value="9" calcext:value-type="float">
            <text:p>9</text:p>
          </table:table-cell>
          <table:table-cell table:formula="of:=IF([.L102]&lt;=1;0;IF([.L102]&lt;=10;11;IF([.L102]&lt;=14;12;IF([.L102]&lt;=17;13;IF([.L102]&lt;=20;14;IF([.L102]&lt;=22;15;IF([.L102]&lt;=25;16;IF([.L102]&lt;=27;17;IF([.L102]&lt;=29;18;IF([.L102]&lt;=32;19;IF([.L102]&lt;=34;20;IF([.L102]&lt;=36;21;IF([.L10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2]=&quot;взв&quot;;11;[.O102]=&quot;накл&quot;;24;[.O102]=&quot;прокл&quot;;25;[.O102]=&quot;пт&quot;;26;[.O102]=90;10;[.O102]=85;10;[.O102]=80;9;[.O102]=75;8;[.O102]=70;8;[.O102]=65;7;[.O102]=60;7;[.O102]=55;6;[.O102]=50;6;[.O102]=45;6;[.O102]=40;5;[.O102]=35;4;[.O102]=30;4;[.O102]=25;3;[.O102]=20;2;[.O102]=15;1;[.O102]=10;1;[.O102]=0;0)" office:value-type="float" office:value="10" calcext:value-type="float">
            <text:p>10</text:p>
          </table:table-cell>
          <table:table-cell table:formula="of:=IF([.P102]&lt;=1;0;IF([.P102]&lt;=10;11;IF([.P102]&lt;=14;12;IF([.P102]&lt;=17;13;IF([.P102]&lt;=20;14;IF([.P102]&lt;=22;15;IF([.P102]&lt;=25;16;IF([.P102]&lt;=27;17;IF([.P102]&lt;=29;18;IF([.P102]&lt;=32;19;IF([.P102]&lt;=34;20;IF([.P102]&lt;=36;21;IF([.P102]&lt;=40;22;24)))))))))))))" office:value-type="float" office:value="0" calcext:value-type="float">
            <text:p>0</text:p>
          </table:table-cell>
          <table:table-cell table:formula="of:=ROUND(([.Q102]+[.R102]+[.I102]+[.J102]+[.M102]+[.N102])/3;0)" office:value-type="float" office:value="10" calcext:value-type="float">
            <text:p>10</text:p>
          </table:table-cell>
          <table:table-cell table:style-name="ce70" table:formula="of:=[.F102]*LOG10([.S102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47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G103]=&quot;взв&quot;;11;[.G103]=&quot;накл&quot;;24;[.G103]=&quot;прокл&quot;;25;[.G103]=&quot;пт&quot;;26;[.G103]=90;10;[.G103]=85;10;[.G103]=80;9;[.G103]=75;8;[.G103]=70;8;[.G103]=65;7;[.G103]=60;7;[.G103]=55;6;[.G103]=50;6;[.G103]=45;6;[.G103]=40;5;[.G103]=35;4;[.G103]=30;4;[.G103]=25;3;[.G103]=20;2;[.G103]=15;1;[.G103]=10;1;[.G103]=0;0)" office:value-type="float" office:value="9" calcext:value-type="float">
            <text:p>9</text:p>
          </table:table-cell>
          <table:table-cell table:formula="of:=IF([.H103]&lt;=1;0;IF([.H103]&lt;=10;11;IF([.H103]&lt;=14;12;IF([.H103]&lt;=17;13;IF([.H103]&lt;=20;14;IF([.H103]&lt;=22;15;IF([.H103]&lt;=25;16;IF([.H103]&lt;=27;17;IF([.H103]&lt;=29;18;IF([.H103]&lt;=32;19;IF([.H103]&lt;=34;20;IF([.H103]&lt;=36;21;IF([.H1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3]=&quot;взв&quot;;11;[.K103]=&quot;накл&quot;;24;[.K103]=&quot;прокл&quot;;25;[.K103]=&quot;пт&quot;;26;[.K103]=90;10;[.K103]=85;10;[.K103]=80;9;[.K103]=75;8;[.K103]=70;8;[.K103]=65;7;[.K103]=60;7;[.K103]=55;6;[.K103]=50;6;[.K103]=45;6;[.K103]=40;5;[.K103]=35;4;[.K103]=30;4;[.K103]=25;3;[.K103]=20;2;[.K103]=15;1;[.K103]=10;1;[.K103]=0;0)" office:value-type="float" office:value="10" calcext:value-type="float">
            <text:p>10</text:p>
          </table:table-cell>
          <table:table-cell table:formula="of:=IF([.L103]&lt;=1;0;IF([.L103]&lt;=10;11;IF([.L103]&lt;=14;12;IF([.L103]&lt;=17;13;IF([.L103]&lt;=20;14;IF([.L103]&lt;=22;15;IF([.L103]&lt;=25;16;IF([.L103]&lt;=27;17;IF([.L103]&lt;=29;18;IF([.L103]&lt;=32;19;IF([.L103]&lt;=34;20;IF([.L103]&lt;=36;21;IF([.L1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3]=&quot;взв&quot;;11;[.O103]=&quot;накл&quot;;24;[.O103]=&quot;прокл&quot;;25;[.O103]=&quot;пт&quot;;26;[.O103]=90;10;[.O103]=85;10;[.O103]=80;9;[.O103]=75;8;[.O103]=70;8;[.O103]=65;7;[.O103]=60;7;[.O103]=55;6;[.O103]=50;6;[.O103]=45;6;[.O103]=40;5;[.O103]=35;4;[.O103]=30;4;[.O103]=25;3;[.O103]=20;2;[.O103]=15;1;[.O103]=10;1;[.O103]=0;0)" office:value-type="float" office:value="10" calcext:value-type="float">
            <text:p>10</text:p>
          </table:table-cell>
          <table:table-cell table:formula="of:=IF([.P103]&lt;=1;0;IF([.P103]&lt;=10;11;IF([.P103]&lt;=14;12;IF([.P103]&lt;=17;13;IF([.P103]&lt;=20;14;IF([.P103]&lt;=22;15;IF([.P103]&lt;=25;16;IF([.P103]&lt;=27;17;IF([.P103]&lt;=29;18;IF([.P103]&lt;=32;19;IF([.P103]&lt;=34;20;IF([.P103]&lt;=36;21;IF([.P103]&lt;=40;22;24)))))))))))))" office:value-type="float" office:value="0" calcext:value-type="float">
            <text:p>0</text:p>
          </table:table-cell>
          <table:table-cell table:formula="of:=ROUND(([.Q103]+[.R103]+[.I103]+[.J103]+[.M103]+[.N103])/3;0)" office:value-type="float" office:value="10" calcext:value-type="float">
            <text:p>10</text:p>
          </table:table-cell>
          <table:table-cell table:style-name="ce70" table:formula="of:=[.F103]*LOG10([.S103]+2)" office:value-type="float" office:value="2.15836249209525" calcext:value-type="float">
            <text:p>2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58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4]=&quot;взв&quot;;11;[.G104]=&quot;накл&quot;;24;[.G104]=&quot;прокл&quot;;25;[.G104]=&quot;пт&quot;;26;[.G104]=90;10;[.G104]=85;10;[.G104]=80;9;[.G104]=75;8;[.G104]=70;8;[.G104]=65;7;[.G104]=60;7;[.G104]=55;6;[.G104]=50;6;[.G104]=45;6;[.G104]=40;5;[.G104]=35;4;[.G104]=30;4;[.G104]=25;3;[.G104]=20;2;[.G104]=15;1;[.G104]=10;1;[.G104]=0;0)" office:value-type="float" office:value="24" calcext:value-type="float">
            <text:p>24</text:p>
          </table:table-cell>
          <table:table-cell table:formula="of:=IF([.H104]&lt;=1;0;IF([.H104]&lt;=10;11;IF([.H104]&lt;=14;12;IF([.H104]&lt;=17;13;IF([.H104]&lt;=20;14;IF([.H104]&lt;=22;15;IF([.H104]&lt;=25;16;IF([.H104]&lt;=27;17;IF([.H104]&lt;=29;18;IF([.H104]&lt;=32;19;IF([.H104]&lt;=34;20;IF([.H104]&lt;=36;21;IF([.H10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4]=&quot;взв&quot;;11;[.K104]=&quot;накл&quot;;24;[.K104]=&quot;прокл&quot;;25;[.K104]=&quot;пт&quot;;26;[.K104]=90;10;[.K104]=85;10;[.K104]=80;9;[.K104]=75;8;[.K104]=70;8;[.K104]=65;7;[.K104]=60;7;[.K104]=55;6;[.K104]=50;6;[.K104]=45;6;[.K104]=40;5;[.K104]=35;4;[.K104]=30;4;[.K104]=25;3;[.K104]=20;2;[.K104]=15;1;[.K104]=10;1;[.K104]=0;0)" office:value-type="float" office:value="24" calcext:value-type="float">
            <text:p>24</text:p>
          </table:table-cell>
          <table:table-cell table:formula="of:=IF([.L104]&lt;=1;0;IF([.L104]&lt;=10;11;IF([.L104]&lt;=14;12;IF([.L104]&lt;=17;13;IF([.L104]&lt;=20;14;IF([.L104]&lt;=22;15;IF([.L104]&lt;=25;16;IF([.L104]&lt;=27;17;IF([.L104]&lt;=29;18;IF([.L104]&lt;=32;19;IF([.L104]&lt;=34;20;IF([.L104]&lt;=36;21;IF([.L10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04]=&quot;взв&quot;;11;[.O104]=&quot;накл&quot;;24;[.O104]=&quot;прокл&quot;;25;[.O104]=&quot;пт&quot;;26;[.O104]=90;10;[.O104]=85;10;[.O104]=80;9;[.O104]=75;8;[.O104]=70;8;[.O104]=65;7;[.O104]=60;7;[.O104]=55;6;[.O104]=50;6;[.O104]=45;6;[.O104]=40;5;[.O104]=35;4;[.O104]=30;4;[.O104]=25;3;[.O104]=20;2;[.O104]=15;1;[.O104]=10;1;[.O104]=0;0)" office:value-type="float" office:value="24" calcext:value-type="float">
            <text:p>24</text:p>
          </table:table-cell>
          <table:table-cell table:formula="of:=IF([.P104]&lt;=1;0;IF([.P104]&lt;=10;11;IF([.P104]&lt;=14;12;IF([.P104]&lt;=17;13;IF([.P104]&lt;=20;14;IF([.P104]&lt;=22;15;IF([.P104]&lt;=25;16;IF([.P104]&lt;=27;17;IF([.P104]&lt;=29;18;IF([.P104]&lt;=32;19;IF([.P104]&lt;=34;20;IF([.P104]&lt;=36;21;IF([.P104]&lt;=40;22;24)))))))))))))" office:value-type="float" office:value="0" calcext:value-type="float">
            <text:p>0</text:p>
          </table:table-cell>
          <table:table-cell table:formula="of:=ROUND(([.Q104]+[.R104]+[.I104]+[.J104]+[.M104]+[.N104])/3;0)" office:value-type="float" office:value="24" calcext:value-type="float">
            <text:p>24</text:p>
          </table:table-cell>
          <table:table-cell table:style-name="ce70" table:formula="of:=[.F104]*LOG10([.S104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12</text:p>
          </table:table-cell>
          <table:table-cell office:value-type="date" office:date-value="2009-07-06" calcext:value-type="date">
            <text:p>06.07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Elovaya Sever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05]=&quot;взв&quot;;11;[.G105]=&quot;накл&quot;;24;[.G105]=&quot;прокл&quot;;25;[.G105]=&quot;пт&quot;;26;[.G105]=90;10;[.G105]=85;10;[.G105]=80;9;[.G105]=75;8;[.G105]=70;8;[.G105]=65;7;[.G105]=60;7;[.G105]=55;6;[.G105]=50;6;[.G105]=45;6;[.G105]=40;5;[.G105]=35;4;[.G105]=30;4;[.G105]=25;3;[.G105]=20;2;[.G105]=15;1;[.G105]=10;1;[.G105]=0;0)" office:value-type="float" office:value="26" calcext:value-type="float">
            <text:p>26</text:p>
          </table:table-cell>
          <table:table-cell table:formula="of:=IF([.H105]&lt;=1;0;IF([.H105]&lt;=10;11;IF([.H105]&lt;=14;12;IF([.H105]&lt;=17;13;IF([.H105]&lt;=20;14;IF([.H105]&lt;=22;15;IF([.H105]&lt;=25;16;IF([.H105]&lt;=27;17;IF([.H105]&lt;=29;18;IF([.H105]&lt;=32;19;IF([.H105]&lt;=34;20;IF([.H105]&lt;=36;21;IF([.H10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05]=&quot;взв&quot;;11;[.K105]=&quot;накл&quot;;24;[.K105]=&quot;прокл&quot;;25;[.K105]=&quot;пт&quot;;26;[.K105]=90;10;[.K105]=85;10;[.K105]=80;9;[.K105]=75;8;[.K105]=70;8;[.K105]=65;7;[.K105]=60;7;[.K105]=55;6;[.K105]=50;6;[.K105]=45;6;[.K105]=40;5;[.K105]=35;4;[.K105]=30;4;[.K105]=25;3;[.K105]=20;2;[.K105]=15;1;[.K105]=10;1;[.K105]=0;0)" office:value-type="float" office:value="0" calcext:value-type="float">
            <text:p>0</text:p>
          </table:table-cell>
          <table:table-cell table:formula="of:=IF([.L105]&lt;=1;0;IF([.L105]&lt;=10;11;IF([.L105]&lt;=14;12;IF([.L105]&lt;=17;13;IF([.L105]&lt;=20;14;IF([.L105]&lt;=22;15;IF([.L105]&lt;=25;16;IF([.L105]&lt;=27;17;IF([.L105]&lt;=29;18;IF([.L105]&lt;=32;19;IF([.L105]&lt;=34;20;IF([.L105]&lt;=36;21;IF([.L10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05]=&quot;взв&quot;;11;[.O105]=&quot;накл&quot;;24;[.O105]=&quot;прокл&quot;;25;[.O105]=&quot;пт&quot;;26;[.O105]=90;10;[.O105]=85;10;[.O105]=80;9;[.O105]=75;8;[.O105]=70;8;[.O105]=65;7;[.O105]=60;7;[.O105]=55;6;[.O105]=50;6;[.O105]=45;6;[.O105]=40;5;[.O105]=35;4;[.O105]=30;4;[.O105]=25;3;[.O105]=20;2;[.O105]=15;1;[.O105]=10;1;[.O105]=0;0)" office:value-type="float" office:value="0" calcext:value-type="float">
            <text:p>0</text:p>
          </table:table-cell>
          <table:table-cell table:formula="of:=IF([.P105]&lt;=1;0;IF([.P105]&lt;=10;11;IF([.P105]&lt;=14;12;IF([.P105]&lt;=17;13;IF([.P105]&lt;=20;14;IF([.P105]&lt;=22;15;IF([.P105]&lt;=25;16;IF([.P105]&lt;=27;17;IF([.P105]&lt;=29;18;IF([.P105]&lt;=32;19;IF([.P105]&lt;=34;20;IF([.P105]&lt;=36;21;IF([.P105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0" table:formula="of:=[.F105]*LOG10([.S105]+2)" office:value-type="float" office:value="2.89431606268444" calcext:value-type="float">
            <text:p>2,8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47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06]=&quot;взв&quot;;11;[.G106]=&quot;накл&quot;;24;[.G106]=&quot;прокл&quot;;25;[.G106]=&quot;пт&quot;;26;[.G106]=90;10;[.G106]=85;10;[.G106]=80;9;[.G106]=75;8;[.G106]=70;8;[.G106]=65;7;[.G106]=60;7;[.G106]=55;6;[.G106]=50;6;[.G106]=45;6;[.G106]=40;5;[.G106]=35;4;[.G106]=30;4;[.G106]=25;3;[.G106]=20;2;[.G106]=15;1;[.G106]=10;1;[.G106]=0;0)" office:value-type="float" office:value="0" calcext:value-type="float">
            <text:p>0</text:p>
          </table:table-cell>
          <table:table-cell table:formula="of:=IF([.H106]&lt;=1;0;IF([.H106]&lt;=10;11;IF([.H106]&lt;=14;12;IF([.H106]&lt;=17;13;IF([.H106]&lt;=20;14;IF([.H106]&lt;=22;15;IF([.H106]&lt;=25;16;IF([.H106]&lt;=27;17;IF([.H106]&lt;=29;18;IF([.H106]&lt;=32;19;IF([.H106]&lt;=34;20;IF([.H106]&lt;=36;21;IF([.H106]&lt;=40;22;24)))))))))))))" office:value-type="float" office:value="18" calcext:value-type="float">
            <text:p>18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06]=&quot;взв&quot;;11;[.K106]=&quot;накл&quot;;24;[.K106]=&quot;прокл&quot;;25;[.K106]=&quot;пт&quot;;26;[.K106]=90;10;[.K106]=85;10;[.K106]=80;9;[.K106]=75;8;[.K106]=70;8;[.K106]=65;7;[.K106]=60;7;[.K106]=55;6;[.K106]=50;6;[.K106]=45;6;[.K106]=40;5;[.K106]=35;4;[.K106]=30;4;[.K106]=25;3;[.K106]=20;2;[.K106]=15;1;[.K106]=10;1;[.K106]=0;0)" office:value-type="float" office:value="11" calcext:value-type="float">
            <text:p>11</text:p>
          </table:table-cell>
          <table:table-cell table:formula="of:=IF([.L106]&lt;=1;0;IF([.L106]&lt;=10;11;IF([.L106]&lt;=14;12;IF([.L106]&lt;=17;13;IF([.L106]&lt;=20;14;IF([.L106]&lt;=22;15;IF([.L106]&lt;=25;16;IF([.L106]&lt;=27;17;IF([.L106]&lt;=29;18;IF([.L106]&lt;=32;19;IF([.L106]&lt;=34;20;IF([.L106]&lt;=36;21;IF([.L106]&lt;=40;22;24))))))))))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106]=&quot;взв&quot;;11;[.O106]=&quot;накл&quot;;24;[.O106]=&quot;прокл&quot;;25;[.O106]=&quot;пт&quot;;26;[.O106]=90;10;[.O106]=85;10;[.O106]=80;9;[.O106]=75;8;[.O106]=70;8;[.O106]=65;7;[.O106]=60;7;[.O106]=55;6;[.O106]=50;6;[.O106]=45;6;[.O106]=40;5;[.O106]=35;4;[.O106]=30;4;[.O106]=25;3;[.O106]=20;2;[.O106]=15;1;[.O106]=10;1;[.O106]=0;0)" office:value-type="float" office:value="0" calcext:value-type="float">
            <text:p>0</text:p>
          </table:table-cell>
          <table:table-cell table:formula="of:=IF([.P106]&lt;=1;0;IF([.P106]&lt;=10;11;IF([.P106]&lt;=14;12;IF([.P106]&lt;=17;13;IF([.P106]&lt;=20;14;IF([.P106]&lt;=22;15;IF([.P106]&lt;=25;16;IF([.P106]&lt;=27;17;IF([.P106]&lt;=29;18;IF([.P106]&lt;=32;19;IF([.P106]&lt;=34;20;IF([.P106]&lt;=36;21;IF([.P106]&lt;=40;22;24)))))))))))))" office:value-type="float" office:value="13" calcext:value-type="float">
            <text:p>13</text:p>
          </table:table-cell>
          <table:table-cell table:formula="of:=ROUND(([.Q106]+[.R106]+[.I106]+[.J106]+[.M106]+[.N106])/3;0)" office:value-type="float" office:value="14" calcext:value-type="float">
            <text:p>14</text:p>
          </table:table-cell>
          <table:table-cell table:style-name="ce70" table:formula="of:=[.F106]*LOG10([.S106]+2)" office:value-type="float" office:value="2.40823996531185" calcext:value-type="float">
            <text:p>2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61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07]=&quot;взв&quot;;11;[.G107]=&quot;накл&quot;;24;[.G107]=&quot;прокл&quot;;25;[.G107]=&quot;пт&quot;;26;[.G107]=90;10;[.G107]=85;10;[.G107]=80;9;[.G107]=75;8;[.G107]=70;8;[.G107]=65;7;[.G107]=60;7;[.G107]=55;6;[.G107]=50;6;[.G107]=45;6;[.G107]=40;5;[.G107]=35;4;[.G107]=30;4;[.G107]=25;3;[.G107]=20;2;[.G107]=15;1;[.G107]=10;1;[.G107]=0;0)" office:value-type="float" office:value="0" calcext:value-type="float">
            <text:p>0</text:p>
          </table:table-cell>
          <table:table-cell table:formula="of:=IF([.H107]&lt;=1;0;IF([.H107]&lt;=10;11;IF([.H107]&lt;=14;12;IF([.H107]&lt;=17;13;IF([.H107]&lt;=20;14;IF([.H107]&lt;=22;15;IF([.H107]&lt;=25;16;IF([.H107]&lt;=27;17;IF([.H107]&lt;=29;18;IF([.H107]&lt;=32;19;IF([.H107]&lt;=34;20;IF([.H107]&lt;=36;21;IF([.H10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07]=&quot;взв&quot;;11;[.K107]=&quot;накл&quot;;24;[.K107]=&quot;прокл&quot;;25;[.K107]=&quot;пт&quot;;26;[.K107]=90;10;[.K107]=85;10;[.K107]=80;9;[.K107]=75;8;[.K107]=70;8;[.K107]=65;7;[.K107]=60;7;[.K107]=55;6;[.K107]=50;6;[.K107]=45;6;[.K107]=40;5;[.K107]=35;4;[.K107]=30;4;[.K107]=25;3;[.K107]=20;2;[.K107]=15;1;[.K107]=10;1;[.K107]=0;0)" office:value-type="float" office:value="0" calcext:value-type="float">
            <text:p>0</text:p>
          </table:table-cell>
          <table:table-cell table:formula="of:=IF([.L107]&lt;=1;0;IF([.L107]&lt;=10;11;IF([.L107]&lt;=14;12;IF([.L107]&lt;=17;13;IF([.L107]&lt;=20;14;IF([.L107]&lt;=22;15;IF([.L107]&lt;=25;16;IF([.L107]&lt;=27;17;IF([.L107]&lt;=29;18;IF([.L107]&lt;=32;19;IF([.L107]&lt;=34;20;IF([.L107]&lt;=36;21;IF([.L107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07]=&quot;взв&quot;;11;[.O107]=&quot;накл&quot;;24;[.O107]=&quot;прокл&quot;;25;[.O107]=&quot;пт&quot;;26;[.O107]=90;10;[.O107]=85;10;[.O107]=80;9;[.O107]=75;8;[.O107]=70;8;[.O107]=65;7;[.O107]=60;7;[.O107]=55;6;[.O107]=50;6;[.O107]=45;6;[.O107]=40;5;[.O107]=35;4;[.O107]=30;4;[.O107]=25;3;[.O107]=20;2;[.O107]=15;1;[.O107]=10;1;[.O107]=0;0)" office:value-type="float" office:value="0" calcext:value-type="float">
            <text:p>0</text:p>
          </table:table-cell>
          <table:table-cell table:formula="of:=IF([.P107]&lt;=1;0;IF([.P107]&lt;=10;11;IF([.P107]&lt;=14;12;IF([.P107]&lt;=17;13;IF([.P107]&lt;=20;14;IF([.P107]&lt;=22;15;IF([.P107]&lt;=25;16;IF([.P107]&lt;=27;17;IF([.P107]&lt;=29;18;IF([.P107]&lt;=32;19;IF([.P107]&lt;=34;20;IF([.P107]&lt;=36;21;IF([.P107]&lt;=40;22;24)))))))))))))" office:value-type="float" office:value="19" calcext:value-type="float">
            <text:p>19</text:p>
          </table:table-cell>
          <table:table-cell table:formula="of:=ROUND(([.Q107]+[.R107]+[.I107]+[.J107]+[.M107]+[.N107])/3;0)" office:value-type="float" office:value="19" calcext:value-type="float">
            <text:p>19</text:p>
          </table:table-cell>
          <table:table-cell table:style-name="ce70" table:formula="of:=[.F107]*LOG10([.S107]+2)" office:value-type="float" office:value="2.64443858946784" calcext:value-type="float">
            <text:p>2,6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62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08]=&quot;взв&quot;;11;[.G108]=&quot;накл&quot;;24;[.G108]=&quot;прокл&quot;;25;[.G108]=&quot;пт&quot;;26;[.G108]=90;10;[.G108]=85;10;[.G108]=80;9;[.G108]=75;8;[.G108]=70;8;[.G108]=65;7;[.G108]=60;7;[.G108]=55;6;[.G108]=50;6;[.G108]=45;6;[.G108]=40;5;[.G108]=35;4;[.G108]=30;4;[.G108]=25;3;[.G108]=20;2;[.G108]=15;1;[.G108]=10;1;[.G108]=0;0)" office:value-type="float" office:value="0" calcext:value-type="float">
            <text:p>0</text:p>
          </table:table-cell>
          <table:table-cell table:formula="of:=IF([.H108]&lt;=1;0;IF([.H108]&lt;=10;11;IF([.H108]&lt;=14;12;IF([.H108]&lt;=17;13;IF([.H108]&lt;=20;14;IF([.H108]&lt;=22;15;IF([.H108]&lt;=25;16;IF([.H108]&lt;=27;17;IF([.H108]&lt;=29;18;IF([.H108]&lt;=32;19;IF([.H108]&lt;=34;20;IF([.H108]&lt;=36;21;IF([.H108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08]=&quot;взв&quot;;11;[.K108]=&quot;накл&quot;;24;[.K108]=&quot;прокл&quot;;25;[.K108]=&quot;пт&quot;;26;[.K108]=90;10;[.K108]=85;10;[.K108]=80;9;[.K108]=75;8;[.K108]=70;8;[.K108]=65;7;[.K108]=60;7;[.K108]=55;6;[.K108]=50;6;[.K108]=45;6;[.K108]=40;5;[.K108]=35;4;[.K108]=30;4;[.K108]=25;3;[.K108]=20;2;[.K108]=15;1;[.K108]=10;1;[.K108]=0;0)" office:value-type="float" office:value="0" calcext:value-type="float">
            <text:p>0</text:p>
          </table:table-cell>
          <table:table-cell table:formula="of:=IF([.L108]&lt;=1;0;IF([.L108]&lt;=10;11;IF([.L108]&lt;=14;12;IF([.L108]&lt;=17;13;IF([.L108]&lt;=20;14;IF([.L108]&lt;=22;15;IF([.L108]&lt;=25;16;IF([.L108]&lt;=27;17;IF([.L108]&lt;=29;18;IF([.L108]&lt;=32;19;IF([.L108]&lt;=34;20;IF([.L108]&lt;=36;21;IF([.L108]&lt;=40;22;24)))))))))))))"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08]=&quot;взв&quot;;11;[.O108]=&quot;накл&quot;;24;[.O108]=&quot;прокл&quot;;25;[.O108]=&quot;пт&quot;;26;[.O108]=90;10;[.O108]=85;10;[.O108]=80;9;[.O108]=75;8;[.O108]=70;8;[.O108]=65;7;[.O108]=60;7;[.O108]=55;6;[.O108]=50;6;[.O108]=45;6;[.O108]=40;5;[.O108]=35;4;[.O108]=30;4;[.O108]=25;3;[.O108]=20;2;[.O108]=15;1;[.O108]=10;1;[.O108]=0;0)" office:value-type="float" office:value="0" calcext:value-type="float">
            <text:p>0</text:p>
          </table:table-cell>
          <table:table-cell table:formula="of:=IF([.P108]&lt;=1;0;IF([.P108]&lt;=10;11;IF([.P108]&lt;=14;12;IF([.P108]&lt;=17;13;IF([.P108]&lt;=20;14;IF([.P108]&lt;=22;15;IF([.P108]&lt;=25;16;IF([.P108]&lt;=27;17;IF([.P108]&lt;=29;18;IF([.P108]&lt;=32;19;IF([.P108]&lt;=34;20;IF([.P108]&lt;=36;21;IF([.P108]&lt;=40;22;24)))))))))))))" office:value-type="float" office:value="16" calcext:value-type="float">
            <text:p>16</text:p>
          </table:table-cell>
          <table:table-cell table:formula="of:=ROUND(([.Q108]+[.R108]+[.I108]+[.J108]+[.M108]+[.N108])/3;0)" office:value-type="float" office:value="18" calcext:value-type="float">
            <text:p>18</text:p>
          </table:table-cell>
          <table:table-cell table:style-name="ce70" table:formula="of:=[.F108]*LOG10([.S108]+2)" office:value-type="float" office:value="2.60205999132796" calcext:value-type="float">
            <text:p>2,6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91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09]=&quot;взв&quot;;11;[.G109]=&quot;накл&quot;;24;[.G109]=&quot;прокл&quot;;25;[.G109]=&quot;пт&quot;;26;[.G109]=90;10;[.G109]=85;10;[.G109]=80;9;[.G109]=75;8;[.G109]=70;8;[.G109]=65;7;[.G109]=60;7;[.G109]=55;6;[.G109]=50;6;[.G109]=45;6;[.G109]=40;5;[.G109]=35;4;[.G109]=30;4;[.G109]=25;3;[.G109]=20;2;[.G109]=15;1;[.G109]=10;1;[.G109]=0;0)" office:value-type="float" office:value="0" calcext:value-type="float">
            <text:p>0</text:p>
          </table:table-cell>
          <table:table-cell table:formula="of:=IF([.H109]&lt;=1;0;IF([.H109]&lt;=10;11;IF([.H109]&lt;=14;12;IF([.H109]&lt;=17;13;IF([.H109]&lt;=20;14;IF([.H109]&lt;=22;15;IF([.H109]&lt;=25;16;IF([.H109]&lt;=27;17;IF([.H109]&lt;=29;18;IF([.H109]&lt;=32;19;IF([.H109]&lt;=34;20;IF([.H109]&lt;=36;21;IF([.H109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09]=&quot;взв&quot;;11;[.K109]=&quot;накл&quot;;24;[.K109]=&quot;прокл&quot;;25;[.K109]=&quot;пт&quot;;26;[.K109]=90;10;[.K109]=85;10;[.K109]=80;9;[.K109]=75;8;[.K109]=70;8;[.K109]=65;7;[.K109]=60;7;[.K109]=55;6;[.K109]=50;6;[.K109]=45;6;[.K109]=40;5;[.K109]=35;4;[.K109]=30;4;[.K109]=25;3;[.K109]=20;2;[.K109]=15;1;[.K109]=10;1;[.K109]=0;0)" office:value-type="float" office:value="0" calcext:value-type="float">
            <text:p>0</text:p>
          </table:table-cell>
          <table:table-cell table:formula="of:=IF([.L109]&lt;=1;0;IF([.L109]&lt;=10;11;IF([.L109]&lt;=14;12;IF([.L109]&lt;=17;13;IF([.L109]&lt;=20;14;IF([.L109]&lt;=22;15;IF([.L109]&lt;=25;16;IF([.L109]&lt;=27;17;IF([.L109]&lt;=29;18;IF([.L109]&lt;=32;19;IF([.L109]&lt;=34;20;IF([.L109]&lt;=36;21;IF([.L109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09]=&quot;взв&quot;;11;[.O109]=&quot;накл&quot;;24;[.O109]=&quot;прокл&quot;;25;[.O109]=&quot;пт&quot;;26;[.O109]=90;10;[.O109]=85;10;[.O109]=80;9;[.O109]=75;8;[.O109]=70;8;[.O109]=65;7;[.O109]=60;7;[.O109]=55;6;[.O109]=50;6;[.O109]=45;6;[.O109]=40;5;[.O109]=35;4;[.O109]=30;4;[.O109]=25;3;[.O109]=20;2;[.O109]=15;1;[.O109]=10;1;[.O109]=0;0)" office:value-type="float" office:value="0" calcext:value-type="float">
            <text:p>0</text:p>
          </table:table-cell>
          <table:table-cell table:formula="of:=IF([.P109]&lt;=1;0;IF([.P109]&lt;=10;11;IF([.P109]&lt;=14;12;IF([.P109]&lt;=17;13;IF([.P109]&lt;=20;14;IF([.P109]&lt;=22;15;IF([.P109]&lt;=25;16;IF([.P109]&lt;=27;17;IF([.P109]&lt;=29;18;IF([.P109]&lt;=32;19;IF([.P109]&lt;=34;20;IF([.P109]&lt;=36;21;IF([.P109]&lt;=40;22;24)))))))))))))" office:value-type="float" office:value="19" calcext:value-type="float">
            <text:p>19</text:p>
          </table:table-cell>
          <table:table-cell table:formula="of:=ROUND(([.Q109]+[.R109]+[.I109]+[.J109]+[.M109]+[.N109])/3;0)" office:value-type="float" office:value="20" calcext:value-type="float">
            <text:p>20</text:p>
          </table:table-cell>
          <table:table-cell table:style-name="ce70" table:formula="of:=[.F109]*LOG10([.S109]+2)" office:value-type="float" office:value="2.68484536164441" calcext:value-type="float">
            <text:p>2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459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10]=&quot;взв&quot;;11;[.G110]=&quot;накл&quot;;24;[.G110]=&quot;прокл&quot;;25;[.G110]=&quot;пт&quot;;26;[.G110]=90;10;[.G110]=85;10;[.G110]=80;9;[.G110]=75;8;[.G110]=70;8;[.G110]=65;7;[.G110]=60;7;[.G110]=55;6;[.G110]=50;6;[.G110]=45;6;[.G110]=40;5;[.G110]=35;4;[.G110]=30;4;[.G110]=25;3;[.G110]=20;2;[.G110]=15;1;[.G110]=10;1;[.G110]=0;0)" office:value-type="float" office:value="0" calcext:value-type="float">
            <text:p>0</text:p>
          </table:table-cell>
          <table:table-cell table:formula="of:=IF([.H110]&lt;=1;0;IF([.H110]&lt;=10;11;IF([.H110]&lt;=14;12;IF([.H110]&lt;=17;13;IF([.H110]&lt;=20;14;IF([.H110]&lt;=22;15;IF([.H110]&lt;=25;16;IF([.H110]&lt;=27;17;IF([.H110]&lt;=29;18;IF([.H110]&lt;=32;19;IF([.H110]&lt;=34;20;IF([.H110]&lt;=36;21;IF([.H110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10]=&quot;взв&quot;;11;[.K110]=&quot;накл&quot;;24;[.K110]=&quot;прокл&quot;;25;[.K110]=&quot;пт&quot;;26;[.K110]=90;10;[.K110]=85;10;[.K110]=80;9;[.K110]=75;8;[.K110]=70;8;[.K110]=65;7;[.K110]=60;7;[.K110]=55;6;[.K110]=50;6;[.K110]=45;6;[.K110]=40;5;[.K110]=35;4;[.K110]=30;4;[.K110]=25;3;[.K110]=20;2;[.K110]=15;1;[.K110]=10;1;[.K110]=0;0)" office:value-type="float" office:value="0" calcext:value-type="float">
            <text:p>0</text:p>
          </table:table-cell>
          <table:table-cell table:formula="of:=IF([.L110]&lt;=1;0;IF([.L110]&lt;=10;11;IF([.L110]&lt;=14;12;IF([.L110]&lt;=17;13;IF([.L110]&lt;=20;14;IF([.L110]&lt;=22;15;IF([.L110]&lt;=25;16;IF([.L110]&lt;=27;17;IF([.L110]&lt;=29;18;IF([.L110]&lt;=32;19;IF([.L110]&lt;=34;20;IF([.L110]&lt;=36;21;IF([.L110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0]=&quot;взв&quot;;11;[.O110]=&quot;накл&quot;;24;[.O110]=&quot;прокл&quot;;25;[.O110]=&quot;пт&quot;;26;[.O110]=90;10;[.O110]=85;10;[.O110]=80;9;[.O110]=75;8;[.O110]=70;8;[.O110]=65;7;[.O110]=60;7;[.O110]=55;6;[.O110]=50;6;[.O110]=45;6;[.O110]=40;5;[.O110]=35;4;[.O110]=30;4;[.O110]=25;3;[.O110]=20;2;[.O110]=15;1;[.O110]=10;1;[.O110]=0;0)" office:value-type="float" office:value="0" calcext:value-type="float">
            <text:p>0</text:p>
          </table:table-cell>
          <table:table-cell table:formula="of:=IF([.P110]&lt;=1;0;IF([.P110]&lt;=10;11;IF([.P110]&lt;=14;12;IF([.P110]&lt;=17;13;IF([.P110]&lt;=20;14;IF([.P110]&lt;=22;15;IF([.P110]&lt;=25;16;IF([.P110]&lt;=27;17;IF([.P110]&lt;=29;18;IF([.P110]&lt;=32;19;IF([.P110]&lt;=34;20;IF([.P110]&lt;=36;21;IF([.P110]&lt;=40;22;24)))))))))))))" office:value-type="float" office:value="20" calcext:value-type="float">
            <text:p>20</text:p>
          </table:table-cell>
          <table:table-cell table:formula="of:=ROUND(([.Q110]+[.R110]+[.I110]+[.J110]+[.M110]+[.N110])/3;0)" office:value-type="float" office:value="19" calcext:value-type="float">
            <text:p>19</text:p>
          </table:table-cell>
          <table:table-cell table:style-name="ce70" table:formula="of:=[.F110]*LOG10([.S110]+2)" office:value-type="float" office:value="2.64443858946784" calcext:value-type="float">
            <text:p>2,6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27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11]=&quot;взв&quot;;11;[.G111]=&quot;накл&quot;;24;[.G111]=&quot;прокл&quot;;25;[.G111]=&quot;пт&quot;;26;[.G111]=90;10;[.G111]=85;10;[.G111]=80;9;[.G111]=75;8;[.G111]=70;8;[.G111]=65;7;[.G111]=60;7;[.G111]=55;6;[.G111]=50;6;[.G111]=45;6;[.G111]=40;5;[.G111]=35;4;[.G111]=30;4;[.G111]=25;3;[.G111]=20;2;[.G111]=15;1;[.G111]=10;1;[.G111]=0;0)" office:value-type="float" office:value="0" calcext:value-type="float">
            <text:p>0</text:p>
          </table:table-cell>
          <table:table-cell table:formula="of:=IF([.H111]&lt;=1;0;IF([.H111]&lt;=10;11;IF([.H111]&lt;=14;12;IF([.H111]&lt;=17;13;IF([.H111]&lt;=20;14;IF([.H111]&lt;=22;15;IF([.H111]&lt;=25;16;IF([.H111]&lt;=27;17;IF([.H111]&lt;=29;18;IF([.H111]&lt;=32;19;IF([.H111]&lt;=34;20;IF([.H111]&lt;=36;21;IF([.H111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11]=&quot;взв&quot;;11;[.K111]=&quot;накл&quot;;24;[.K111]=&quot;прокл&quot;;25;[.K111]=&quot;пт&quot;;26;[.K111]=90;10;[.K111]=85;10;[.K111]=80;9;[.K111]=75;8;[.K111]=70;8;[.K111]=65;7;[.K111]=60;7;[.K111]=55;6;[.K111]=50;6;[.K111]=45;6;[.K111]=40;5;[.K111]=35;4;[.K111]=30;4;[.K111]=25;3;[.K111]=20;2;[.K111]=15;1;[.K111]=10;1;[.K111]=0;0)" office:value-type="float" office:value="0" calcext:value-type="float">
            <text:p>0</text:p>
          </table:table-cell>
          <table:table-cell table:formula="of:=IF([.L111]&lt;=1;0;IF([.L111]&lt;=10;11;IF([.L111]&lt;=14;12;IF([.L111]&lt;=17;13;IF([.L111]&lt;=20;14;IF([.L111]&lt;=22;15;IF([.L111]&lt;=25;16;IF([.L111]&lt;=27;17;IF([.L111]&lt;=29;18;IF([.L111]&lt;=32;19;IF([.L111]&lt;=34;20;IF([.L111]&lt;=36;21;IF([.L111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111]=&quot;взв&quot;;11;[.O111]=&quot;накл&quot;;24;[.O111]=&quot;прокл&quot;;25;[.O111]=&quot;пт&quot;;26;[.O111]=90;10;[.O111]=85;10;[.O111]=80;9;[.O111]=75;8;[.O111]=70;8;[.O111]=65;7;[.O111]=60;7;[.O111]=55;6;[.O111]=50;6;[.O111]=45;6;[.O111]=40;5;[.O111]=35;4;[.O111]=30;4;[.O111]=25;3;[.O111]=20;2;[.O111]=15;1;[.O111]=10;1;[.O111]=0;0)" office:value-type="float" office:value="0" calcext:value-type="float">
            <text:p>0</text:p>
          </table:table-cell>
          <table:table-cell table:formula="of:=IF([.P111]&lt;=1;0;IF([.P111]&lt;=10;11;IF([.P111]&lt;=14;12;IF([.P111]&lt;=17;13;IF([.P111]&lt;=20;14;IF([.P111]&lt;=22;15;IF([.P111]&lt;=25;16;IF([.P111]&lt;=27;17;IF([.P111]&lt;=29;18;IF([.P111]&lt;=32;19;IF([.P111]&lt;=34;20;IF([.P111]&lt;=36;21;IF([.P111]&lt;=40;22;24)))))))))))))" office:value-type="float" office:value="17" calcext:value-type="float">
            <text:p>17</text:p>
          </table:table-cell>
          <table:table-cell table:formula="of:=ROUND(([.Q111]+[.R111]+[.I111]+[.J111]+[.M111]+[.N111])/3;0)" office:value-type="float" office:value="17" calcext:value-type="float">
            <text:p>17</text:p>
          </table:table-cell>
          <table:table-cell table:style-name="ce70" table:formula="of:=[.F111]*LOG10([.S111]+2)" office:value-type="float" office:value="2.55750720190566" calcext:value-type="float">
            <text:p>2,5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96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G112]=&quot;взв&quot;;11;[.G112]=&quot;накл&quot;;24;[.G112]=&quot;прокл&quot;;25;[.G112]=&quot;пт&quot;;26;[.G112]=90;10;[.G112]=85;10;[.G112]=80;9;[.G112]=75;8;[.G112]=70;8;[.G112]=65;7;[.G112]=60;7;[.G112]=55;6;[.G112]=50;6;[.G112]=45;6;[.G112]=40;5;[.G112]=35;4;[.G112]=30;4;[.G112]=25;3;[.G112]=20;2;[.G112]=15;1;[.G112]=10;1;[.G112]=0;0)" office:value-type="float" office:value="0" calcext:value-type="float">
            <text:p>0</text:p>
          </table:table-cell>
          <table:table-cell table:formula="of:=IF([.H112]&lt;=1;0;IF([.H112]&lt;=10;11;IF([.H112]&lt;=14;12;IF([.H112]&lt;=17;13;IF([.H112]&lt;=20;14;IF([.H112]&lt;=22;15;IF([.H112]&lt;=25;16;IF([.H112]&lt;=27;17;IF([.H112]&lt;=29;18;IF([.H112]&lt;=32;19;IF([.H112]&lt;=34;20;IF([.H112]&lt;=36;21;IF([.H112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112]=&quot;взв&quot;;11;[.K112]=&quot;накл&quot;;24;[.K112]=&quot;прокл&quot;;25;[.K112]=&quot;пт&quot;;26;[.K112]=90;10;[.K112]=85;10;[.K112]=80;9;[.K112]=75;8;[.K112]=70;8;[.K112]=65;7;[.K112]=60;7;[.K112]=55;6;[.K112]=50;6;[.K112]=45;6;[.K112]=40;5;[.K112]=35;4;[.K112]=30;4;[.K112]=25;3;[.K112]=20;2;[.K112]=15;1;[.K112]=10;1;[.K112]=0;0)" office:value-type="float" office:value="0" calcext:value-type="float">
            <text:p>0</text:p>
          </table:table-cell>
          <table:table-cell table:formula="of:=IF([.L112]&lt;=1;0;IF([.L112]&lt;=10;11;IF([.L112]&lt;=14;12;IF([.L112]&lt;=17;13;IF([.L112]&lt;=20;14;IF([.L112]&lt;=22;15;IF([.L112]&lt;=25;16;IF([.L112]&lt;=27;17;IF([.L112]&lt;=29;18;IF([.L112]&lt;=32;19;IF([.L112]&lt;=34;20;IF([.L112]&lt;=36;21;IF([.L112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112]=&quot;взв&quot;;11;[.O112]=&quot;накл&quot;;24;[.O112]=&quot;прокл&quot;;25;[.O112]=&quot;пт&quot;;26;[.O112]=90;10;[.O112]=85;10;[.O112]=80;9;[.O112]=75;8;[.O112]=70;8;[.O112]=65;7;[.O112]=60;7;[.O112]=55;6;[.O112]=50;6;[.O112]=45;6;[.O112]=40;5;[.O112]=35;4;[.O112]=30;4;[.O112]=25;3;[.O112]=20;2;[.O112]=15;1;[.O112]=10;1;[.O112]=0;0)" office:value-type="float" office:value="0" calcext:value-type="float">
            <text:p>0</text:p>
          </table:table-cell>
          <table:table-cell table:formula="of:=IF([.P112]&lt;=1;0;IF([.P112]&lt;=10;11;IF([.P112]&lt;=14;12;IF([.P112]&lt;=17;13;IF([.P112]&lt;=20;14;IF([.P112]&lt;=22;15;IF([.P112]&lt;=25;16;IF([.P112]&lt;=27;17;IF([.P112]&lt;=29;18;IF([.P112]&lt;=32;19;IF([.P112]&lt;=34;20;IF([.P112]&lt;=36;21;IF([.P112]&lt;=40;22;24)))))))))))))" office:value-type="float" office:value="0" calcext:value-type="float">
            <text:p>0</text:p>
          </table:table-cell>
          <table:table-cell table:formula="of:=ROUND(([.Q112]+[.R112]+[.I112]+[.J112]+[.M112]+[.N112])/2;0)" office:value-type="float" office:value="24" calcext:value-type="float">
            <text:p>24</text:p>
          </table:table-cell>
          <table:table-cell table:style-name="ce70" table:formula="of:=[.F112]*LOG10([.S112]+2)" office:value-type="float" office:value="2.82994669594164" calcext:value-type="float">
            <text:p>2,8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1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formula="of:=COM.MICROSOFT.IFS([.G113]=&quot;взв&quot;;11;[.G113]=&quot;накл&quot;;24;[.G113]=&quot;прокл&quot;;25;[.G113]=&quot;пт&quot;;26;[.G113]=90;10;[.G113]=85;10;[.G113]=80;9;[.G113]=75;8;[.G113]=70;8;[.G113]=65;7;[.G113]=60;7;[.G113]=55;6;[.G113]=50;6;[.G113]=45;6;[.G113]=40;5;[.G113]=35;4;[.G113]=30;4;[.G113]=25;3;[.G113]=20;2;[.G113]=15;1;[.G113]=10;1;[.G113]=0;0)" office:value-type="float" office:value="0" calcext:value-type="float">
            <text:p>0</text:p>
          </table:table-cell>
          <table:table-cell table:formula="of:=IF([.H113]&lt;=1;0;IF([.H113]&lt;=10;11;IF([.H113]&lt;=14;12;IF([.H113]&lt;=17;13;IF([.H113]&lt;=20;14;IF([.H113]&lt;=22;15;IF([.H113]&lt;=25;16;IF([.H113]&lt;=27;17;IF([.H113]&lt;=29;18;IF([.H113]&lt;=32;19;IF([.H113]&lt;=34;20;IF([.H113]&lt;=36;21;IF([.H113]&lt;=40;22;24)))))))))))))" office:value-type="float" office:value="17" calcext:value-type="float">
            <text:p>17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formula="of:=COM.MICROSOFT.IFS([.K113]=&quot;взв&quot;;11;[.K113]=&quot;накл&quot;;24;[.K113]=&quot;прокл&quot;;25;[.K113]=&quot;пт&quot;;26;[.K113]=90;10;[.K113]=85;10;[.K113]=80;9;[.K113]=75;8;[.K113]=70;8;[.K113]=65;7;[.K113]=60;7;[.K113]=55;6;[.K113]=50;6;[.K113]=45;6;[.K113]=40;5;[.K113]=35;4;[.K113]=30;4;[.K113]=25;3;[.K113]=20;2;[.K113]=15;1;[.K113]=10;1;[.K113]=0;0)" office:value-type="float" office:value="0" calcext:value-type="float">
            <text:p>0</text:p>
          </table:table-cell>
          <table:table-cell table:formula="of:=IF([.L113]&lt;=1;0;IF([.L113]&lt;=10;11;IF([.L113]&lt;=14;12;IF([.L113]&lt;=17;13;IF([.L113]&lt;=20;14;IF([.L113]&lt;=22;15;IF([.L113]&lt;=25;16;IF([.L113]&lt;=27;17;IF([.L113]&lt;=29;18;IF([.L113]&lt;=32;19;IF([.L113]&lt;=34;20;IF([.L113]&lt;=36;21;IF([.L113]&lt;=40;22;24)))))))))))))" office:value-type="float" office:value="14" calcext:value-type="float">
            <text:p>14</text:p>
          </table:table-cell>
          <table:table-cell table:style-name="ce13"/>
          <table:table-cell table:style-name="ce13" office:value-type="float" office:value="29" calcext:value-type="float">
            <text:p>29</text:p>
          </table:table-cell>
          <table:table-cell table:formula="of:=COM.MICROSOFT.IFS([.O113]=&quot;взв&quot;;11;[.O113]=&quot;накл&quot;;24;[.O113]=&quot;прокл&quot;;25;[.O113]=&quot;пт&quot;;26;[.O113]=90;10;[.O113]=85;10;[.O113]=80;9;[.O113]=75;8;[.O113]=70;8;[.O113]=65;7;[.O113]=60;7;[.O113]=55;6;[.O113]=50;6;[.O113]=45;6;[.O113]=40;5;[.O113]=35;4;[.O113]=30;4;[.O113]=25;3;[.O113]=20;2;[.O113]=15;1;[.O113]=10;1;[.O113]=0;0)" office:value-type="float" office:value="0" calcext:value-type="float">
            <text:p>0</text:p>
          </table:table-cell>
          <table:table-cell table:formula="of:=IF([.P113]&lt;=1;0;IF([.P113]&lt;=10;11;IF([.P113]&lt;=14;12;IF([.P113]&lt;=17;13;IF([.P113]&lt;=20;14;IF([.P113]&lt;=22;15;IF([.P113]&lt;=25;16;IF([.P113]&lt;=27;17;IF([.P113]&lt;=29;18;IF([.P113]&lt;=32;19;IF([.P113]&lt;=34;20;IF([.P113]&lt;=36;21;IF([.P113]&lt;=40;22;24)))))))))))))" office:value-type="float" office:value="18" calcext:value-type="float">
            <text:p>18</text:p>
          </table:table-cell>
          <table:table-cell table:formula="of:=ROUND(([.Q113]+[.R113]+[.I113]+[.J113]+[.M113]+[.N113])/3;0)" office:value-type="float" office:value="16" calcext:value-type="float">
            <text:p>16</text:p>
          </table:table-cell>
          <table:table-cell table:style-name="ce70" table:formula="of:=[.F113]*LOG10([.S113]+2)" office:value-type="float" office:value="3.76581751530992" calcext:value-type="float">
            <text:p>3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6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5" calcext:value-type="float">
            <text:p>35</text:p>
          </table:table-cell>
          <table:table-cell table:formula="of:=COM.MICROSOFT.IFS([.G114]=&quot;взв&quot;;11;[.G114]=&quot;накл&quot;;24;[.G114]=&quot;прокл&quot;;25;[.G114]=&quot;пт&quot;;26;[.G114]=90;10;[.G114]=85;10;[.G114]=80;9;[.G114]=75;8;[.G114]=70;8;[.G114]=65;7;[.G114]=60;7;[.G114]=55;6;[.G114]=50;6;[.G114]=45;6;[.G114]=40;5;[.G114]=35;4;[.G114]=30;4;[.G114]=25;3;[.G114]=20;2;[.G114]=15;1;[.G114]=10;1;[.G114]=0;0)" office:value-type="float" office:value="0" calcext:value-type="float">
            <text:p>0</text:p>
          </table:table-cell>
          <table:table-cell table:formula="of:=IF([.H114]&lt;=1;0;IF([.H114]&lt;=10;11;IF([.H114]&lt;=14;12;IF([.H114]&lt;=17;13;IF([.H114]&lt;=20;14;IF([.H114]&lt;=22;15;IF([.H114]&lt;=25;16;IF([.H114]&lt;=27;17;IF([.H114]&lt;=29;18;IF([.H114]&lt;=32;19;IF([.H114]&lt;=34;20;IF([.H114]&lt;=36;21;IF([.H114]&lt;=40;22;24)))))))))))))" office:value-type="float" office:value="21" calcext:value-type="float">
            <text:p>21</text:p>
          </table:table-cell>
          <table:table-cell table:style-name="ce13"/>
          <table:table-cell table:style-name="ce13" office:value-type="float" office:value="35" calcext:value-type="float">
            <text:p>35</text:p>
          </table:table-cell>
          <table:table-cell table:formula="of:=COM.MICROSOFT.IFS([.K114]=&quot;взв&quot;;11;[.K114]=&quot;накл&quot;;24;[.K114]=&quot;прокл&quot;;25;[.K114]=&quot;пт&quot;;26;[.K114]=90;10;[.K114]=85;10;[.K114]=80;9;[.K114]=75;8;[.K114]=70;8;[.K114]=65;7;[.K114]=60;7;[.K114]=55;6;[.K114]=50;6;[.K114]=45;6;[.K114]=40;5;[.K114]=35;4;[.K114]=30;4;[.K114]=25;3;[.K114]=20;2;[.K114]=15;1;[.K114]=10;1;[.K114]=0;0)" office:value-type="float" office:value="0" calcext:value-type="float">
            <text:p>0</text:p>
          </table:table-cell>
          <table:table-cell table:formula="of:=IF([.L114]&lt;=1;0;IF([.L114]&lt;=10;11;IF([.L114]&lt;=14;12;IF([.L114]&lt;=17;13;IF([.L114]&lt;=20;14;IF([.L114]&lt;=22;15;IF([.L114]&lt;=25;16;IF([.L114]&lt;=27;17;IF([.L114]&lt;=29;18;IF([.L114]&lt;=32;19;IF([.L114]&lt;=34;20;IF([.L114]&lt;=36;21;IF([.L114]&lt;=40;22;24)))))))))))))" office:value-type="float" office:value="21" calcext:value-type="float">
            <text:p>21</text:p>
          </table:table-cell>
          <table:table-cell table:style-name="ce13"/>
          <table:table-cell table:style-name="ce13" office:value-type="float" office:value="33" calcext:value-type="float">
            <text:p>33</text:p>
          </table:table-cell>
          <table:table-cell table:formula="of:=COM.MICROSOFT.IFS([.O114]=&quot;взв&quot;;11;[.O114]=&quot;накл&quot;;24;[.O114]=&quot;прокл&quot;;25;[.O114]=&quot;пт&quot;;26;[.O114]=90;10;[.O114]=85;10;[.O114]=80;9;[.O114]=75;8;[.O114]=70;8;[.O114]=65;7;[.O114]=60;7;[.O114]=55;6;[.O114]=50;6;[.O114]=45;6;[.O114]=40;5;[.O114]=35;4;[.O114]=30;4;[.O114]=25;3;[.O114]=20;2;[.O114]=15;1;[.O114]=10;1;[.O114]=0;0)" office:value-type="float" office:value="0" calcext:value-type="float">
            <text:p>0</text:p>
          </table:table-cell>
          <table:table-cell table:formula="of:=IF([.P114]&lt;=1;0;IF([.P114]&lt;=10;11;IF([.P114]&lt;=14;12;IF([.P114]&lt;=17;13;IF([.P114]&lt;=20;14;IF([.P114]&lt;=22;15;IF([.P114]&lt;=25;16;IF([.P114]&lt;=27;17;IF([.P114]&lt;=29;18;IF([.P114]&lt;=32;19;IF([.P114]&lt;=34;20;IF([.P114]&lt;=36;21;IF([.P114]&lt;=40;22;24)))))))))))))" office:value-type="float" office:value="20" calcext:value-type="float">
            <text:p>20</text:p>
          </table:table-cell>
          <table:table-cell table:formula="of:=ROUND(([.Q114]+[.R114]+[.I114]+[.J114]+[.M114]+[.N114])/3;0)" office:value-type="float" office:value="21" calcext:value-type="float">
            <text:p>21</text:p>
          </table:table-cell>
          <table:table-cell table:style-name="ce70" table:formula="of:=[.F114]*LOG10([.S114]+2)" office:value-type="float" office:value="4.08518350805278" calcext:value-type="float">
            <text:p>4,0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8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formula="of:=COM.MICROSOFT.IFS([.G115]=&quot;взв&quot;;11;[.G115]=&quot;накл&quot;;24;[.G115]=&quot;прокл&quot;;25;[.G115]=&quot;пт&quot;;26;[.G115]=90;10;[.G115]=85;10;[.G115]=80;9;[.G115]=75;8;[.G115]=70;8;[.G115]=65;7;[.G115]=60;7;[.G115]=55;6;[.G115]=50;6;[.G115]=45;6;[.G115]=40;5;[.G115]=35;4;[.G115]=30;4;[.G115]=25;3;[.G115]=20;2;[.G115]=15;1;[.G115]=10;1;[.G115]=0;0)" office:value-type="float" office:value="0" calcext:value-type="float">
            <text:p>0</text:p>
          </table:table-cell>
          <table:table-cell table:formula="of:=IF([.H115]&lt;=1;0;IF([.H115]&lt;=10;11;IF([.H115]&lt;=14;12;IF([.H115]&lt;=17;13;IF([.H115]&lt;=20;14;IF([.H115]&lt;=22;15;IF([.H115]&lt;=25;16;IF([.H115]&lt;=27;17;IF([.H115]&lt;=29;18;IF([.H115]&lt;=32;19;IF([.H115]&lt;=34;20;IF([.H115]&lt;=36;21;IF([.H115]&lt;=40;22;24)))))))))))))" office:value-type="float" office:value="16" calcext:value-type="float">
            <text:p>16</text:p>
          </table:table-cell>
          <table:table-cell table:style-name="ce13" office:value-type="float" office:value="90" calcext:value-type="float">
            <text:p>90</text:p>
          </table:table-cell>
          <table:table-cell table:style-name="ce13"/>
          <table:table-cell table:formula="of:=COM.MICROSOFT.IFS([.K115]=&quot;взв&quot;;11;[.K115]=&quot;накл&quot;;24;[.K115]=&quot;прокл&quot;;25;[.K115]=&quot;пт&quot;;26;[.K115]=90;10;[.K115]=85;10;[.K115]=80;9;[.K115]=75;8;[.K115]=70;8;[.K115]=65;7;[.K115]=60;7;[.K115]=55;6;[.K115]=50;6;[.K115]=45;6;[.K115]=40;5;[.K115]=35;4;[.K115]=30;4;[.K115]=25;3;[.K115]=20;2;[.K115]=15;1;[.K115]=10;1;[.K115]=0;0)" office:value-type="float" office:value="10" calcext:value-type="float">
            <text:p>10</text:p>
          </table:table-cell>
          <table:table-cell table:formula="of:=IF([.L115]&lt;=1;0;IF([.L115]&lt;=10;11;IF([.L115]&lt;=14;12;IF([.L115]&lt;=17;13;IF([.L115]&lt;=20;14;IF([.L115]&lt;=22;15;IF([.L115]&lt;=25;16;IF([.L115]&lt;=27;17;IF([.L115]&lt;=29;18;IF([.L115]&lt;=32;19;IF([.L115]&lt;=34;20;IF([.L115]&lt;=36;21;IF([.L115]&lt;=40;22;24)))))))))))))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formula="of:=COM.MICROSOFT.IFS([.O115]=&quot;взв&quot;;11;[.O115]=&quot;накл&quot;;24;[.O115]=&quot;прокл&quot;;25;[.O115]=&quot;пт&quot;;26;[.O115]=90;10;[.O115]=85;10;[.O115]=80;9;[.O115]=75;8;[.O115]=70;8;[.O115]=65;7;[.O115]=60;7;[.O115]=55;6;[.O115]=50;6;[.O115]=45;6;[.O115]=40;5;[.O115]=35;4;[.O115]=30;4;[.O115]=25;3;[.O115]=20;2;[.O115]=15;1;[.O115]=10;1;[.O115]=0;0)" office:value-type="float" office:value="0" calcext:value-type="float">
            <text:p>0</text:p>
          </table:table-cell>
          <table:table-cell table:formula="of:=IF([.P115]&lt;=1;0;IF([.P115]&lt;=10;11;IF([.P115]&lt;=14;12;IF([.P115]&lt;=17;13;IF([.P115]&lt;=20;14;IF([.P115]&lt;=22;15;IF([.P115]&lt;=25;16;IF([.P115]&lt;=27;17;IF([.P115]&lt;=29;18;IF([.P115]&lt;=32;19;IF([.P115]&lt;=34;20;IF([.P115]&lt;=36;21;IF([.P115]&lt;=40;22;24)))))))))))))" office:value-type="float" office:value="14" calcext:value-type="float">
            <text:p>14</text:p>
          </table:table-cell>
          <table:table-cell table:formula="of:=ROUND(([.Q115]+[.R115]+[.I115]+[.J115]+[.M115]+[.N115])/3;0)" office:value-type="float" office:value="13" calcext:value-type="float">
            <text:p>13</text:p>
          </table:table-cell>
          <table:table-cell table:style-name="ce70" table:formula="of:=[.F115]*LOG10([.S115]+2)" office:value-type="float" office:value="3.52827377716704" calcext:value-type="float">
            <text:p>3,5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5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 Litoralnay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16]=&quot;взв&quot;;11;[.G116]=&quot;накл&quot;;24;[.G116]=&quot;прокл&quot;;25;[.G116]=&quot;пт&quot;;26;[.G116]=90;10;[.G116]=85;10;[.G116]=80;9;[.G116]=75;8;[.G116]=70;8;[.G116]=65;7;[.G116]=60;7;[.G116]=55;6;[.G116]=50;6;[.G116]=45;6;[.G116]=40;5;[.G116]=35;4;[.G116]=30;4;[.G116]=25;3;[.G116]=20;2;[.G116]=15;1;[.G116]=10;1;[.G116]=0;0)" office:value-type="float" office:value="0" calcext:value-type="float">
            <text:p>0</text:p>
          </table:table-cell>
          <table:table-cell table:formula="of:=IF([.H116]&lt;=1;0;IF([.H116]&lt;=10;11;IF([.H116]&lt;=14;12;IF([.H116]&lt;=17;13;IF([.H116]&lt;=20;14;IF([.H116]&lt;=22;15;IF([.H116]&lt;=25;16;IF([.H116]&lt;=27;17;IF([.H116]&lt;=29;18;IF([.H116]&lt;=32;19;IF([.H116]&lt;=34;20;IF([.H116]&lt;=36;21;IF([.H116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116]=&quot;взв&quot;;11;[.K116]=&quot;накл&quot;;24;[.K116]=&quot;прокл&quot;;25;[.K116]=&quot;пт&quot;;26;[.K116]=90;10;[.K116]=85;10;[.K116]=80;9;[.K116]=75;8;[.K116]=70;8;[.K116]=65;7;[.K116]=60;7;[.K116]=55;6;[.K116]=50;6;[.K116]=45;6;[.K116]=40;5;[.K116]=35;4;[.K116]=30;4;[.K116]=25;3;[.K116]=20;2;[.K116]=15;1;[.K116]=10;1;[.K116]=0;0)" office:value-type="float" office:value="0" calcext:value-type="float">
            <text:p>0</text:p>
          </table:table-cell>
          <table:table-cell table:formula="of:=IF([.L116]&lt;=1;0;IF([.L116]&lt;=10;11;IF([.L116]&lt;=14;12;IF([.L116]&lt;=17;13;IF([.L116]&lt;=20;14;IF([.L116]&lt;=22;15;IF([.L116]&lt;=25;16;IF([.L116]&lt;=27;17;IF([.L116]&lt;=29;18;IF([.L116]&lt;=32;19;IF([.L116]&lt;=34;20;IF([.L116]&lt;=36;21;IF([.L116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16]=&quot;взв&quot;;11;[.O116]=&quot;накл&quot;;24;[.O116]=&quot;прокл&quot;;25;[.O116]=&quot;пт&quot;;26;[.O116]=90;10;[.O116]=85;10;[.O116]=80;9;[.O116]=75;8;[.O116]=70;8;[.O116]=65;7;[.O116]=60;7;[.O116]=55;6;[.O116]=50;6;[.O116]=45;6;[.O116]=40;5;[.O116]=35;4;[.O116]=30;4;[.O116]=25;3;[.O116]=20;2;[.O116]=15;1;[.O116]=10;1;[.O116]=0;0)" office:value-type="float" office:value="0" calcext:value-type="float">
            <text:p>0</text:p>
          </table:table-cell>
          <table:table-cell table:formula="of:=IF([.P116]&lt;=1;0;IF([.P116]&lt;=10;11;IF([.P116]&lt;=14;12;IF([.P116]&lt;=17;13;IF([.P116]&lt;=20;14;IF([.P116]&lt;=22;15;IF([.P116]&lt;=25;16;IF([.P116]&lt;=27;17;IF([.P116]&lt;=29;18;IF([.P116]&lt;=32;19;IF([.P116]&lt;=34;20;IF([.P116]&lt;=36;21;IF([.P116]&lt;=40;22;24)))))))))))))" office:value-type="float" office:value="17" calcext:value-type="float">
            <text:p>17</text:p>
          </table:table-cell>
          <table:table-cell table:formula="of:=ROUND(([.Q116]+[.R116]+[.I116]+[.J116]+[.M116]+[.N116])/3;0)" office:value-type="float" office:value="16" calcext:value-type="float">
            <text:p>16</text:p>
          </table:table-cell>
          <table:table-cell table:style-name="ce70" table:formula="of:=[.F116]*LOG10([.S116]+2)" office:value-type="float" office:value="3.76581751530992" calcext:value-type="float">
            <text:p>3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9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17]=&quot;взв&quot;;11;[.G117]=&quot;накл&quot;;24;[.G117]=&quot;прокл&quot;;25;[.G117]=&quot;пт&quot;;26;[.G117]=90;10;[.G117]=85;10;[.G117]=80;9;[.G117]=75;8;[.G117]=70;8;[.G117]=65;7;[.G117]=60;7;[.G117]=55;6;[.G117]=50;6;[.G117]=45;6;[.G117]=40;5;[.G117]=35;4;[.G117]=30;4;[.G117]=25;3;[.G117]=20;2;[.G117]=15;1;[.G117]=10;1;[.G117]=0;0)" office:value-type="float" office:value="0" calcext:value-type="float">
            <text:p>0</text:p>
          </table:table-cell>
          <table:table-cell table:formula="of:=IF([.H117]&lt;=1;0;IF([.H117]&lt;=10;11;IF([.H117]&lt;=14;12;IF([.H117]&lt;=17;13;IF([.H117]&lt;=20;14;IF([.H117]&lt;=22;15;IF([.H117]&lt;=25;16;IF([.H117]&lt;=27;17;IF([.H117]&lt;=29;18;IF([.H117]&lt;=32;19;IF([.H117]&lt;=34;20;IF([.H117]&lt;=36;21;IF([.H117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17]=&quot;взв&quot;;11;[.K117]=&quot;накл&quot;;24;[.K117]=&quot;прокл&quot;;25;[.K117]=&quot;пт&quot;;26;[.K117]=90;10;[.K117]=85;10;[.K117]=80;9;[.K117]=75;8;[.K117]=70;8;[.K117]=65;7;[.K117]=60;7;[.K117]=55;6;[.K117]=50;6;[.K117]=45;6;[.K117]=40;5;[.K117]=35;4;[.K117]=30;4;[.K117]=25;3;[.K117]=20;2;[.K117]=15;1;[.K117]=10;1;[.K117]=0;0)" office:value-type="float" office:value="0" calcext:value-type="float">
            <text:p>0</text:p>
          </table:table-cell>
          <table:table-cell table:formula="of:=IF([.L117]&lt;=1;0;IF([.L117]&lt;=10;11;IF([.L117]&lt;=14;12;IF([.L117]&lt;=17;13;IF([.L117]&lt;=20;14;IF([.L117]&lt;=22;15;IF([.L117]&lt;=25;16;IF([.L117]&lt;=27;17;IF([.L117]&lt;=29;18;IF([.L117]&lt;=32;19;IF([.L117]&lt;=34;20;IF([.L117]&lt;=36;21;IF([.L117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7]=&quot;взв&quot;;11;[.O117]=&quot;накл&quot;;24;[.O117]=&quot;прокл&quot;;25;[.O117]=&quot;пт&quot;;26;[.O117]=90;10;[.O117]=85;10;[.O117]=80;9;[.O117]=75;8;[.O117]=70;8;[.O117]=65;7;[.O117]=60;7;[.O117]=55;6;[.O117]=50;6;[.O117]=45;6;[.O117]=40;5;[.O117]=35;4;[.O117]=30;4;[.O117]=25;3;[.O117]=20;2;[.O117]=15;1;[.O117]=10;1;[.O117]=0;0)" office:value-type="float" office:value="0" calcext:value-type="float">
            <text:p>0</text:p>
          </table:table-cell>
          <table:table-cell table:formula="of:=IF([.P117]&lt;=1;0;IF([.P117]&lt;=10;11;IF([.P117]&lt;=14;12;IF([.P117]&lt;=17;13;IF([.P117]&lt;=20;14;IF([.P117]&lt;=22;15;IF([.P117]&lt;=25;16;IF([.P117]&lt;=27;17;IF([.P117]&lt;=29;18;IF([.P117]&lt;=32;19;IF([.P117]&lt;=34;20;IF([.P117]&lt;=36;21;IF([.P117]&lt;=40;22;24)))))))))))))" office:value-type="float" office:value="20" calcext:value-type="float">
            <text:p>20</text:p>
          </table:table-cell>
          <table:table-cell table:formula="of:=ROUND(([.Q117]+[.R117]+[.I117]+[.J117]+[.M117]+[.N117])/3;0)" office:value-type="float" office:value="18" calcext:value-type="float">
            <text:p>18</text:p>
          </table:table-cell>
          <table:table-cell table:style-name="ce70" table:formula="of:=[.F117]*LOG10([.S117]+2)" office:value-type="float" office:value="3.90308998699194" calcext:value-type="float">
            <text:p>3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2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18]=&quot;взв&quot;;11;[.G118]=&quot;накл&quot;;24;[.G118]=&quot;прокл&quot;;25;[.G118]=&quot;пт&quot;;26;[.G118]=90;10;[.G118]=85;10;[.G118]=80;9;[.G118]=75;8;[.G118]=70;8;[.G118]=65;7;[.G118]=60;7;[.G118]=55;6;[.G118]=50;6;[.G118]=45;6;[.G118]=40;5;[.G118]=35;4;[.G118]=30;4;[.G118]=25;3;[.G118]=20;2;[.G118]=15;1;[.G118]=10;1;[.G118]=0;0)" office:value-type="float" office:value="10" calcext:value-type="float">
            <text:p>10</text:p>
          </table:table-cell>
          <table:table-cell table:formula="of:=IF([.H118]&lt;=1;0;IF([.H118]&lt;=10;11;IF([.H118]&lt;=14;12;IF([.H118]&lt;=17;13;IF([.H118]&lt;=20;14;IF([.H118]&lt;=22;15;IF([.H118]&lt;=25;16;IF([.H118]&lt;=27;17;IF([.H118]&lt;=29;18;IF([.H118]&lt;=32;19;IF([.H118]&lt;=34;20;IF([.H118]&lt;=36;21;IF([.H11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18]=&quot;взв&quot;;11;[.K118]=&quot;накл&quot;;24;[.K118]=&quot;прокл&quot;;25;[.K118]=&quot;пт&quot;;26;[.K118]=90;10;[.K118]=85;10;[.K118]=80;9;[.K118]=75;8;[.K118]=70;8;[.K118]=65;7;[.K118]=60;7;[.K118]=55;6;[.K118]=50;6;[.K118]=45;6;[.K118]=40;5;[.K118]=35;4;[.K118]=30;4;[.K118]=25;3;[.K118]=20;2;[.K118]=15;1;[.K118]=10;1;[.K118]=0;0)" office:value-type="float" office:value="10" calcext:value-type="float">
            <text:p>10</text:p>
          </table:table-cell>
          <table:table-cell table:formula="of:=IF([.L118]&lt;=1;0;IF([.L118]&lt;=10;11;IF([.L118]&lt;=14;12;IF([.L118]&lt;=17;13;IF([.L118]&lt;=20;14;IF([.L118]&lt;=22;15;IF([.L118]&lt;=25;16;IF([.L118]&lt;=27;17;IF([.L118]&lt;=29;18;IF([.L118]&lt;=32;19;IF([.L118]&lt;=34;20;IF([.L118]&lt;=36;21;IF([.L118]&lt;=40;22;24))))))))))))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18]=&quot;взв&quot;;11;[.O118]=&quot;накл&quot;;24;[.O118]=&quot;прокл&quot;;25;[.O118]=&quot;пт&quot;;26;[.O118]=90;10;[.O118]=85;10;[.O118]=80;9;[.O118]=75;8;[.O118]=70;8;[.O118]=65;7;[.O118]=60;7;[.O118]=55;6;[.O118]=50;6;[.O118]=45;6;[.O118]=40;5;[.O118]=35;4;[.O118]=30;4;[.O118]=25;3;[.O118]=20;2;[.O118]=15;1;[.O118]=10;1;[.O118]=0;0)" office:value-type="float" office:value="0" calcext:value-type="float">
            <text:p>0</text:p>
          </table:table-cell>
          <table:table-cell table:formula="of:=IF([.P118]&lt;=1;0;IF([.P118]&lt;=10;11;IF([.P118]&lt;=14;12;IF([.P118]&lt;=17;13;IF([.P118]&lt;=20;14;IF([.P118]&lt;=22;15;IF([.P118]&lt;=25;16;IF([.P118]&lt;=27;17;IF([.P118]&lt;=29;18;IF([.P118]&lt;=32;19;IF([.P118]&lt;=34;20;IF([.P118]&lt;=36;21;IF([.P118]&lt;=40;22;24)))))))))))))" office:value-type="float" office:value="18" calcext:value-type="float">
            <text:p>18</text:p>
          </table:table-cell>
          <table:table-cell table:formula="of:=ROUND(([.Q118]+[.R118]+[.I118]+[.J118]+[.M118]+[.N118])/3;0)" office:value-type="float" office:value="13" calcext:value-type="float">
            <text:p>13</text:p>
          </table:table-cell>
          <table:table-cell table:style-name="ce70" table:formula="of:=[.F118]*LOG10([.S118]+2)" office:value-type="float" office:value="3.52827377716704" calcext:value-type="float">
            <text:p>3,5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9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19]=&quot;взв&quot;;11;[.G119]=&quot;накл&quot;;24;[.G119]=&quot;прокл&quot;;25;[.G119]=&quot;пт&quot;;26;[.G119]=90;10;[.G119]=85;10;[.G119]=80;9;[.G119]=75;8;[.G119]=70;8;[.G119]=65;7;[.G119]=60;7;[.G119]=55;6;[.G119]=50;6;[.G119]=45;6;[.G119]=40;5;[.G119]=35;4;[.G119]=30;4;[.G119]=25;3;[.G119]=20;2;[.G119]=15;1;[.G119]=10;1;[.G119]=0;0)" office:value-type="float" office:value="0" calcext:value-type="float">
            <text:p>0</text:p>
          </table:table-cell>
          <table:table-cell table:formula="of:=IF([.H119]&lt;=1;0;IF([.H119]&lt;=10;11;IF([.H119]&lt;=14;12;IF([.H119]&lt;=17;13;IF([.H119]&lt;=20;14;IF([.H119]&lt;=22;15;IF([.H119]&lt;=25;16;IF([.H119]&lt;=27;17;IF([.H119]&lt;=29;18;IF([.H119]&lt;=32;19;IF([.H119]&lt;=34;20;IF([.H119]&lt;=36;21;IF([.H119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19]=&quot;взв&quot;;11;[.K119]=&quot;накл&quot;;24;[.K119]=&quot;прокл&quot;;25;[.K119]=&quot;пт&quot;;26;[.K119]=90;10;[.K119]=85;10;[.K119]=80;9;[.K119]=75;8;[.K119]=70;8;[.K119]=65;7;[.K119]=60;7;[.K119]=55;6;[.K119]=50;6;[.K119]=45;6;[.K119]=40;5;[.K119]=35;4;[.K119]=30;4;[.K119]=25;3;[.K119]=20;2;[.K119]=15;1;[.K119]=10;1;[.K119]=0;0)" office:value-type="float" office:value="0" calcext:value-type="float">
            <text:p>0</text:p>
          </table:table-cell>
          <table:table-cell table:formula="of:=IF([.L119]&lt;=1;0;IF([.L119]&lt;=10;11;IF([.L119]&lt;=14;12;IF([.L119]&lt;=17;13;IF([.L119]&lt;=20;14;IF([.L119]&lt;=22;15;IF([.L119]&lt;=25;16;IF([.L119]&lt;=27;17;IF([.L119]&lt;=29;18;IF([.L119]&lt;=32;19;IF([.L119]&lt;=34;20;IF([.L119]&lt;=36;21;IF([.L119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19]=&quot;взв&quot;;11;[.O119]=&quot;накл&quot;;24;[.O119]=&quot;прокл&quot;;25;[.O119]=&quot;пт&quot;;26;[.O119]=90;10;[.O119]=85;10;[.O119]=80;9;[.O119]=75;8;[.O119]=70;8;[.O119]=65;7;[.O119]=60;7;[.O119]=55;6;[.O119]=50;6;[.O119]=45;6;[.O119]=40;5;[.O119]=35;4;[.O119]=30;4;[.O119]=25;3;[.O119]=20;2;[.O119]=15;1;[.O119]=10;1;[.O119]=0;0)" office:value-type="float" office:value="24" calcext:value-type="float">
            <text:p>24</text:p>
          </table:table-cell>
          <table:table-cell table:formula="of:=IF([.P119]&lt;=1;0;IF([.P119]&lt;=10;11;IF([.P119]&lt;=14;12;IF([.P119]&lt;=17;13;IF([.P119]&lt;=20;14;IF([.P119]&lt;=22;15;IF([.P119]&lt;=25;16;IF([.P119]&lt;=27;17;IF([.P119]&lt;=29;18;IF([.P119]&lt;=32;19;IF([.P119]&lt;=34;20;IF([.P119]&lt;=36;21;IF([.P119]&lt;=40;22;24)))))))))))))" office:value-type="float" office:value="0" calcext:value-type="float">
            <text:p>0</text:p>
          </table:table-cell>
          <table:table-cell table:formula="of:=ROUND(([.Q119]+[.R119]+[.I119]+[.J119]+[.M119]+[.N119])/3;0)" office:value-type="float" office:value="22" calcext:value-type="float">
            <text:p>22</text:p>
          </table:table-cell>
          <table:table-cell table:style-name="ce70" table:formula="of:=[.F119]*LOG10([.S119]+2)" office:value-type="float" office:value="4.14063372513482" calcext:value-type="float">
            <text:p>4,1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5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20]=&quot;взв&quot;;11;[.G120]=&quot;накл&quot;;24;[.G120]=&quot;прокл&quot;;25;[.G120]=&quot;пт&quot;;26;[.G120]=90;10;[.G120]=85;10;[.G120]=80;9;[.G120]=75;8;[.G120]=70;8;[.G120]=65;7;[.G120]=60;7;[.G120]=55;6;[.G120]=50;6;[.G120]=45;6;[.G120]=40;5;[.G120]=35;4;[.G120]=30;4;[.G120]=25;3;[.G120]=20;2;[.G120]=15;1;[.G120]=10;1;[.G120]=0;0)" office:value-type="float" office:value="6" calcext:value-type="float">
            <text:p>6</text:p>
          </table:table-cell>
          <table:table-cell table:formula="of:=IF([.H120]&lt;=1;0;IF([.H120]&lt;=10;11;IF([.H120]&lt;=14;12;IF([.H120]&lt;=17;13;IF([.H120]&lt;=20;14;IF([.H120]&lt;=22;15;IF([.H120]&lt;=25;16;IF([.H120]&lt;=27;17;IF([.H120]&lt;=29;18;IF([.H120]&lt;=32;19;IF([.H120]&lt;=34;20;IF([.H120]&lt;=36;21;IF([.H12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20]=&quot;взв&quot;;11;[.K120]=&quot;накл&quot;;24;[.K120]=&quot;прокл&quot;;25;[.K120]=&quot;пт&quot;;26;[.K120]=90;10;[.K120]=85;10;[.K120]=80;9;[.K120]=75;8;[.K120]=70;8;[.K120]=65;7;[.K120]=60;7;[.K120]=55;6;[.K120]=50;6;[.K120]=45;6;[.K120]=40;5;[.K120]=35;4;[.K120]=30;4;[.K120]=25;3;[.K120]=20;2;[.K120]=15;1;[.K120]=10;1;[.K120]=0;0)" office:value-type="float" office:value="4" calcext:value-type="float">
            <text:p>4</text:p>
          </table:table-cell>
          <table:table-cell table:formula="of:=IF([.L120]&lt;=1;0;IF([.L120]&lt;=10;11;IF([.L120]&lt;=14;12;IF([.L120]&lt;=17;13;IF([.L120]&lt;=20;14;IF([.L120]&lt;=22;15;IF([.L120]&lt;=25;16;IF([.L120]&lt;=27;17;IF([.L120]&lt;=29;18;IF([.L120]&lt;=32;19;IF([.L120]&lt;=34;20;IF([.L120]&lt;=36;21;IF([.L12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20]=&quot;взв&quot;;11;[.O120]=&quot;накл&quot;;24;[.O120]=&quot;прокл&quot;;25;[.O120]=&quot;пт&quot;;26;[.O120]=90;10;[.O120]=85;10;[.O120]=80;9;[.O120]=75;8;[.O120]=70;8;[.O120]=65;7;[.O120]=60;7;[.O120]=55;6;[.O120]=50;6;[.O120]=45;6;[.O120]=40;5;[.O120]=35;4;[.O120]=30;4;[.O120]=25;3;[.O120]=20;2;[.O120]=15;1;[.O120]=10;1;[.O120]=0;0)" office:value-type="float" office:value="6" calcext:value-type="float">
            <text:p>6</text:p>
          </table:table-cell>
          <table:table-cell table:formula="of:=IF([.P120]&lt;=1;0;IF([.P120]&lt;=10;11;IF([.P120]&lt;=14;12;IF([.P120]&lt;=17;13;IF([.P120]&lt;=20;14;IF([.P120]&lt;=22;15;IF([.P120]&lt;=25;16;IF([.P120]&lt;=27;17;IF([.P120]&lt;=29;18;IF([.P120]&lt;=32;19;IF([.P120]&lt;=34;20;IF([.P120]&lt;=36;21;IF([.P120]&lt;=40;22;24)))))))))))))" office:value-type="float" office:value="0" calcext:value-type="float">
            <text:p>0</text:p>
          </table:table-cell>
          <table:table-cell table:formula="of:=ROUND(([.Q120]+[.R120]+[.I120]+[.J120]+[.M120]+[.N120])/3;0)" office:value-type="float" office:value="5" calcext:value-type="float">
            <text:p>5</text:p>
          </table:table-cell>
          <table:table-cell table:style-name="ce70" table:formula="of:=[.F120]*LOG10([.S120]+2)" office:value-type="float" office:value="2.53529412004277" calcext:value-type="float">
            <text:p>2,5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19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21]=&quot;взв&quot;;11;[.G121]=&quot;накл&quot;;24;[.G121]=&quot;прокл&quot;;25;[.G121]=&quot;пт&quot;;26;[.G121]=90;10;[.G121]=85;10;[.G121]=80;9;[.G121]=75;8;[.G121]=70;8;[.G121]=65;7;[.G121]=60;7;[.G121]=55;6;[.G121]=50;6;[.G121]=45;6;[.G121]=40;5;[.G121]=35;4;[.G121]=30;4;[.G121]=25;3;[.G121]=20;2;[.G121]=15;1;[.G121]=10;1;[.G121]=0;0)" office:value-type="float" office:value="0" calcext:value-type="float">
            <text:p>0</text:p>
          </table:table-cell>
          <table:table-cell table:formula="of:=IF([.H121]&lt;=1;0;IF([.H121]&lt;=10;11;IF([.H121]&lt;=14;12;IF([.H121]&lt;=17;13;IF([.H121]&lt;=20;14;IF([.H121]&lt;=22;15;IF([.H121]&lt;=25;16;IF([.H121]&lt;=27;17;IF([.H121]&lt;=29;18;IF([.H121]&lt;=32;19;IF([.H121]&lt;=34;20;IF([.H121]&lt;=36;21;IF([.H121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21]=&quot;взв&quot;;11;[.K121]=&quot;накл&quot;;24;[.K121]=&quot;прокл&quot;;25;[.K121]=&quot;пт&quot;;26;[.K121]=90;10;[.K121]=85;10;[.K121]=80;9;[.K121]=75;8;[.K121]=70;8;[.K121]=65;7;[.K121]=60;7;[.K121]=55;6;[.K121]=50;6;[.K121]=45;6;[.K121]=40;5;[.K121]=35;4;[.K121]=30;4;[.K121]=25;3;[.K121]=20;2;[.K121]=15;1;[.K121]=10;1;[.K121]=0;0)" office:value-type="float" office:value="0" calcext:value-type="float">
            <text:p>0</text:p>
          </table:table-cell>
          <table:table-cell table:formula="of:=IF([.L121]&lt;=1;0;IF([.L121]&lt;=10;11;IF([.L121]&lt;=14;12;IF([.L121]&lt;=17;13;IF([.L121]&lt;=20;14;IF([.L121]&lt;=22;15;IF([.L121]&lt;=25;16;IF([.L121]&lt;=27;17;IF([.L121]&lt;=29;18;IF([.L121]&lt;=32;19;IF([.L121]&lt;=34;20;IF([.L121]&lt;=36;21;IF([.L121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21]=&quot;взв&quot;;11;[.O121]=&quot;накл&quot;;24;[.O121]=&quot;прокл&quot;;25;[.O121]=&quot;пт&quot;;26;[.O121]=90;10;[.O121]=85;10;[.O121]=80;9;[.O121]=75;8;[.O121]=70;8;[.O121]=65;7;[.O121]=60;7;[.O121]=55;6;[.O121]=50;6;[.O121]=45;6;[.O121]=40;5;[.O121]=35;4;[.O121]=30;4;[.O121]=25;3;[.O121]=20;2;[.O121]=15;1;[.O121]=10;1;[.O121]=0;0)" office:value-type="float" office:value="0" calcext:value-type="float">
            <text:p>0</text:p>
          </table:table-cell>
          <table:table-cell table:formula="of:=IF([.P121]&lt;=1;0;IF([.P121]&lt;=10;11;IF([.P121]&lt;=14;12;IF([.P121]&lt;=17;13;IF([.P121]&lt;=20;14;IF([.P121]&lt;=22;15;IF([.P121]&lt;=25;16;IF([.P121]&lt;=27;17;IF([.P121]&lt;=29;18;IF([.P121]&lt;=32;19;IF([.P121]&lt;=34;20;IF([.P121]&lt;=36;21;IF([.P121]&lt;=40;22;24)))))))))))))" office:value-type="float" office:value="21" calcext:value-type="float">
            <text:p>21</text:p>
          </table:table-cell>
          <table:table-cell table:formula="of:=ROUND(([.Q121]+[.R121]+[.I121]+[.J121]+[.M121]+[.N121])/3;0)" office:value-type="float" office:value="21" calcext:value-type="float">
            <text:p>21</text:p>
          </table:table-cell>
          <table:table-cell table:style-name="ce70" table:formula="of:=[.F121]*LOG10([.S121]+2)" office:value-type="float" office:value="4.08518350805278" calcext:value-type="float">
            <text:p>4,0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0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22]=&quot;взв&quot;;11;[.G122]=&quot;накл&quot;;24;[.G122]=&quot;прокл&quot;;25;[.G122]=&quot;пт&quot;;26;[.G122]=90;10;[.G122]=85;10;[.G122]=80;9;[.G122]=75;8;[.G122]=70;8;[.G122]=65;7;[.G122]=60;7;[.G122]=55;6;[.G122]=50;6;[.G122]=45;6;[.G122]=40;5;[.G122]=35;4;[.G122]=30;4;[.G122]=25;3;[.G122]=20;2;[.G122]=15;1;[.G122]=10;1;[.G122]=0;0)" office:value-type="float" office:value="1" calcext:value-type="float">
            <text:p>1</text:p>
          </table:table-cell>
          <table:table-cell table:formula="of:=IF([.H122]&lt;=1;0;IF([.H122]&lt;=10;11;IF([.H122]&lt;=14;12;IF([.H122]&lt;=17;13;IF([.H122]&lt;=20;14;IF([.H122]&lt;=22;15;IF([.H122]&lt;=25;16;IF([.H122]&lt;=27;17;IF([.H122]&lt;=29;18;IF([.H122]&lt;=32;19;IF([.H122]&lt;=34;20;IF([.H122]&lt;=36;21;IF([.H1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22]=&quot;взв&quot;;11;[.K122]=&quot;накл&quot;;24;[.K122]=&quot;прокл&quot;;25;[.K122]=&quot;пт&quot;;26;[.K122]=90;10;[.K122]=85;10;[.K122]=80;9;[.K122]=75;8;[.K122]=70;8;[.K122]=65;7;[.K122]=60;7;[.K122]=55;6;[.K122]=50;6;[.K122]=45;6;[.K122]=40;5;[.K122]=35;4;[.K122]=30;4;[.K122]=25;3;[.K122]=20;2;[.K122]=15;1;[.K122]=10;1;[.K122]=0;0)" office:value-type="float" office:value="1" calcext:value-type="float">
            <text:p>1</text:p>
          </table:table-cell>
          <table:table-cell table:formula="of:=IF([.L122]&lt;=1;0;IF([.L122]&lt;=10;11;IF([.L122]&lt;=14;12;IF([.L122]&lt;=17;13;IF([.L122]&lt;=20;14;IF([.L122]&lt;=22;15;IF([.L122]&lt;=25;16;IF([.L122]&lt;=27;17;IF([.L122]&lt;=29;18;IF([.L122]&lt;=32;19;IF([.L122]&lt;=34;20;IF([.L122]&lt;=36;21;IF([.L1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22]=&quot;взв&quot;;11;[.O122]=&quot;накл&quot;;24;[.O122]=&quot;прокл&quot;;25;[.O122]=&quot;пт&quot;;26;[.O122]=90;10;[.O122]=85;10;[.O122]=80;9;[.O122]=75;8;[.O122]=70;8;[.O122]=65;7;[.O122]=60;7;[.O122]=55;6;[.O122]=50;6;[.O122]=45;6;[.O122]=40;5;[.O122]=35;4;[.O122]=30;4;[.O122]=25;3;[.O122]=20;2;[.O122]=15;1;[.O122]=10;1;[.O122]=0;0)" office:value-type="float" office:value="1" calcext:value-type="float">
            <text:p>1</text:p>
          </table:table-cell>
          <table:table-cell table:formula="of:=IF([.P122]&lt;=1;0;IF([.P122]&lt;=10;11;IF([.P122]&lt;=14;12;IF([.P122]&lt;=17;13;IF([.P122]&lt;=20;14;IF([.P122]&lt;=22;15;IF([.P122]&lt;=25;16;IF([.P122]&lt;=27;17;IF([.P122]&lt;=29;18;IF([.P122]&lt;=32;19;IF([.P122]&lt;=34;20;IF([.P122]&lt;=36;21;IF([.P122]&lt;=40;22;24)))))))))))))" office:value-type="float" office:value="0" calcext:value-type="float">
            <text:p>0</text:p>
          </table:table-cell>
          <table:table-cell table:formula="of:=ROUND(([.Q122]+[.R122]+[.I122]+[.J122]+[.M122]+[.N122])/3;0)" office:value-type="float" office:value="1" calcext:value-type="float">
            <text:p>1</text:p>
          </table:table-cell>
          <table:table-cell table:style-name="ce70" table:formula="of:=[.F122]*LOG10([.S122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23]=&quot;взв&quot;;11;[.G123]=&quot;накл&quot;;24;[.G123]=&quot;прокл&quot;;25;[.G123]=&quot;пт&quot;;26;[.G123]=90;10;[.G123]=85;10;[.G123]=80;9;[.G123]=75;8;[.G123]=70;8;[.G123]=65;7;[.G123]=60;7;[.G123]=55;6;[.G123]=50;6;[.G123]=45;6;[.G123]=40;5;[.G123]=35;4;[.G123]=30;4;[.G123]=25;3;[.G123]=20;2;[.G123]=15;1;[.G123]=10;1;[.G123]=0;0)" office:value-type="float" office:value="0" calcext:value-type="float">
            <text:p>0</text:p>
          </table:table-cell>
          <table:table-cell table:formula="of:=IF([.H123]&lt;=1;0;IF([.H123]&lt;=10;11;IF([.H123]&lt;=14;12;IF([.H123]&lt;=17;13;IF([.H123]&lt;=20;14;IF([.H123]&lt;=22;15;IF([.H123]&lt;=25;16;IF([.H123]&lt;=27;17;IF([.H123]&lt;=29;18;IF([.H123]&lt;=32;19;IF([.H123]&lt;=34;20;IF([.H123]&lt;=36;21;IF([.H123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23]=&quot;взв&quot;;11;[.K123]=&quot;накл&quot;;24;[.K123]=&quot;прокл&quot;;25;[.K123]=&quot;пт&quot;;26;[.K123]=90;10;[.K123]=85;10;[.K123]=80;9;[.K123]=75;8;[.K123]=70;8;[.K123]=65;7;[.K123]=60;7;[.K123]=55;6;[.K123]=50;6;[.K123]=45;6;[.K123]=40;5;[.K123]=35;4;[.K123]=30;4;[.K123]=25;3;[.K123]=20;2;[.K123]=15;1;[.K123]=10;1;[.K123]=0;0)" office:value-type="float" office:value="0" calcext:value-type="float">
            <text:p>0</text:p>
          </table:table-cell>
          <table:table-cell table:formula="of:=IF([.L123]&lt;=1;0;IF([.L123]&lt;=10;11;IF([.L123]&lt;=14;12;IF([.L123]&lt;=17;13;IF([.L123]&lt;=20;14;IF([.L123]&lt;=22;15;IF([.L123]&lt;=25;16;IF([.L123]&lt;=27;17;IF([.L123]&lt;=29;18;IF([.L123]&lt;=32;19;IF([.L123]&lt;=34;20;IF([.L123]&lt;=36;21;IF([.L123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23]=&quot;взв&quot;;11;[.O123]=&quot;накл&quot;;24;[.O123]=&quot;прокл&quot;;25;[.O123]=&quot;пт&quot;;26;[.O123]=90;10;[.O123]=85;10;[.O123]=80;9;[.O123]=75;8;[.O123]=70;8;[.O123]=65;7;[.O123]=60;7;[.O123]=55;6;[.O123]=50;6;[.O123]=45;6;[.O123]=40;5;[.O123]=35;4;[.O123]=30;4;[.O123]=25;3;[.O123]=20;2;[.O123]=15;1;[.O123]=10;1;[.O123]=0;0)" office:value-type="float" office:value="0" calcext:value-type="float">
            <text:p>0</text:p>
          </table:table-cell>
          <table:table-cell table:formula="of:=IF([.P123]&lt;=1;0;IF([.P123]&lt;=10;11;IF([.P123]&lt;=14;12;IF([.P123]&lt;=17;13;IF([.P123]&lt;=20;14;IF([.P123]&lt;=22;15;IF([.P123]&lt;=25;16;IF([.P123]&lt;=27;17;IF([.P123]&lt;=29;18;IF([.P123]&lt;=32;19;IF([.P123]&lt;=34;20;IF([.P123]&lt;=36;21;IF([.P123]&lt;=40;22;24)))))))))))))" office:value-type="float" office:value="18" calcext:value-type="float">
            <text:p>18</text:p>
          </table:table-cell>
          <table:table-cell table:formula="of:=ROUND(([.Q123]+[.R123]+[.I123]+[.J123]+[.M123]+[.N123])/3;0)" office:value-type="float" office:value="19" calcext:value-type="float">
            <text:p>19</text:p>
          </table:table-cell>
          <table:table-cell table:style-name="ce70" table:formula="of:=[.F123]*LOG10([.S123]+2)" office:value-type="float" office:value="3.96665788420176" calcext:value-type="float">
            <text:p>3,9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85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24]=&quot;взв&quot;;11;[.G124]=&quot;накл&quot;;24;[.G124]=&quot;прокл&quot;;25;[.G124]=&quot;пт&quot;;26;[.G124]=90;10;[.G124]=85;10;[.G124]=80;9;[.G124]=75;8;[.G124]=70;8;[.G124]=65;7;[.G124]=60;7;[.G124]=55;6;[.G124]=50;6;[.G124]=45;6;[.G124]=40;5;[.G124]=35;4;[.G124]=30;4;[.G124]=25;3;[.G124]=20;2;[.G124]=15;1;[.G124]=10;1;[.G124]=0;0)" office:value-type="float" office:value="0" calcext:value-type="float">
            <text:p>0</text:p>
          </table:table-cell>
          <table:table-cell table:formula="of:=IF([.H124]&lt;=1;0;IF([.H124]&lt;=10;11;IF([.H124]&lt;=14;12;IF([.H124]&lt;=17;13;IF([.H124]&lt;=20;14;IF([.H124]&lt;=22;15;IF([.H124]&lt;=25;16;IF([.H124]&lt;=27;17;IF([.H124]&lt;=29;18;IF([.H124]&lt;=32;19;IF([.H124]&lt;=34;20;IF([.H124]&lt;=36;21;IF([.H124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24]=&quot;взв&quot;;11;[.K124]=&quot;накл&quot;;24;[.K124]=&quot;прокл&quot;;25;[.K124]=&quot;пт&quot;;26;[.K124]=90;10;[.K124]=85;10;[.K124]=80;9;[.K124]=75;8;[.K124]=70;8;[.K124]=65;7;[.K124]=60;7;[.K124]=55;6;[.K124]=50;6;[.K124]=45;6;[.K124]=40;5;[.K124]=35;4;[.K124]=30;4;[.K124]=25;3;[.K124]=20;2;[.K124]=15;1;[.K124]=10;1;[.K124]=0;0)" office:value-type="float" office:value="0" calcext:value-type="float">
            <text:p>0</text:p>
          </table:table-cell>
          <table:table-cell table:formula="of:=IF([.L124]&lt;=1;0;IF([.L124]&lt;=10;11;IF([.L124]&lt;=14;12;IF([.L124]&lt;=17;13;IF([.L124]&lt;=20;14;IF([.L124]&lt;=22;15;IF([.L124]&lt;=25;16;IF([.L124]&lt;=27;17;IF([.L124]&lt;=29;18;IF([.L124]&lt;=32;19;IF([.L124]&lt;=34;20;IF([.L124]&lt;=36;21;IF([.L124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24]=&quot;взв&quot;;11;[.O124]=&quot;накл&quot;;24;[.O124]=&quot;прокл&quot;;25;[.O124]=&quot;пт&quot;;26;[.O124]=90;10;[.O124]=85;10;[.O124]=80;9;[.O124]=75;8;[.O124]=70;8;[.O124]=65;7;[.O124]=60;7;[.O124]=55;6;[.O124]=50;6;[.O124]=45;6;[.O124]=40;5;[.O124]=35;4;[.O124]=30;4;[.O124]=25;3;[.O124]=20;2;[.O124]=15;1;[.O124]=10;1;[.O124]=0;0)" office:value-type="float" office:value="0" calcext:value-type="float">
            <text:p>0</text:p>
          </table:table-cell>
          <table:table-cell table:formula="of:=IF([.P124]&lt;=1;0;IF([.P124]&lt;=10;11;IF([.P124]&lt;=14;12;IF([.P124]&lt;=17;13;IF([.P124]&lt;=20;14;IF([.P124]&lt;=22;15;IF([.P124]&lt;=25;16;IF([.P124]&lt;=27;17;IF([.P124]&lt;=29;18;IF([.P124]&lt;=32;19;IF([.P124]&lt;=34;20;IF([.P124]&lt;=36;21;IF([.P124]&lt;=40;22;24)))))))))))))" office:value-type="float" office:value="18" calcext:value-type="float">
            <text:p>18</text:p>
          </table:table-cell>
          <table:table-cell table:formula="of:=ROUND(([.Q124]+[.R124]+[.I124]+[.J124]+[.M124]+[.N124])/3;0)" office:value-type="float" office:value="18" calcext:value-type="float">
            <text:p>18</text:p>
          </table:table-cell>
          <table:table-cell table:style-name="ce70" table:formula="of:=[.F124]*LOG10([.S124]+2)" office:value-type="float" office:value="3.90308998699194" calcext:value-type="float">
            <text:p>3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9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25]=&quot;взв&quot;;11;[.G125]=&quot;накл&quot;;24;[.G125]=&quot;прокл&quot;;25;[.G125]=&quot;пт&quot;;26;[.G125]=90;10;[.G125]=85;10;[.G125]=80;9;[.G125]=75;8;[.G125]=70;8;[.G125]=65;7;[.G125]=60;7;[.G125]=55;6;[.G125]=50;6;[.G125]=45;6;[.G125]=40;5;[.G125]=35;4;[.G125]=30;4;[.G125]=25;3;[.G125]=20;2;[.G125]=15;1;[.G125]=10;1;[.G125]=0;0)" office:value-type="float" office:value="6" calcext:value-type="float">
            <text:p>6</text:p>
          </table:table-cell>
          <table:table-cell table:formula="of:=IF([.H125]&lt;=1;0;IF([.H125]&lt;=10;11;IF([.H125]&lt;=14;12;IF([.H125]&lt;=17;13;IF([.H125]&lt;=20;14;IF([.H125]&lt;=22;15;IF([.H125]&lt;=25;16;IF([.H125]&lt;=27;17;IF([.H125]&lt;=29;18;IF([.H125]&lt;=32;19;IF([.H125]&lt;=34;20;IF([.H125]&lt;=36;21;IF([.H12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25]=&quot;взв&quot;;11;[.K125]=&quot;накл&quot;;24;[.K125]=&quot;прокл&quot;;25;[.K125]=&quot;пт&quot;;26;[.K125]=90;10;[.K125]=85;10;[.K125]=80;9;[.K125]=75;8;[.K125]=70;8;[.K125]=65;7;[.K125]=60;7;[.K125]=55;6;[.K125]=50;6;[.K125]=45;6;[.K125]=40;5;[.K125]=35;4;[.K125]=30;4;[.K125]=25;3;[.K125]=20;2;[.K125]=15;1;[.K125]=10;1;[.K125]=0;0)" office:value-type="float" office:value="1" calcext:value-type="float">
            <text:p>1</text:p>
          </table:table-cell>
          <table:table-cell table:formula="of:=IF([.L125]&lt;=1;0;IF([.L125]&lt;=10;11;IF([.L125]&lt;=14;12;IF([.L125]&lt;=17;13;IF([.L125]&lt;=20;14;IF([.L125]&lt;=22;15;IF([.L125]&lt;=25;16;IF([.L125]&lt;=27;17;IF([.L125]&lt;=29;18;IF([.L125]&lt;=32;19;IF([.L125]&lt;=34;20;IF([.L125]&lt;=36;21;IF([.L12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25]=&quot;взв&quot;;11;[.O125]=&quot;накл&quot;;24;[.O125]=&quot;прокл&quot;;25;[.O125]=&quot;пт&quot;;26;[.O125]=90;10;[.O125]=85;10;[.O125]=80;9;[.O125]=75;8;[.O125]=70;8;[.O125]=65;7;[.O125]=60;7;[.O125]=55;6;[.O125]=50;6;[.O125]=45;6;[.O125]=40;5;[.O125]=35;4;[.O125]=30;4;[.O125]=25;3;[.O125]=20;2;[.O125]=15;1;[.O125]=10;1;[.O125]=0;0)" office:value-type="float" office:value="1" calcext:value-type="float">
            <text:p>1</text:p>
          </table:table-cell>
          <table:table-cell table:formula="of:=IF([.P125]&lt;=1;0;IF([.P125]&lt;=10;11;IF([.P125]&lt;=14;12;IF([.P125]&lt;=17;13;IF([.P125]&lt;=20;14;IF([.P125]&lt;=22;15;IF([.P125]&lt;=25;16;IF([.P125]&lt;=27;17;IF([.P125]&lt;=29;18;IF([.P125]&lt;=32;19;IF([.P125]&lt;=34;20;IF([.P125]&lt;=36;21;IF([.P125]&lt;=40;22;24)))))))))))))" office:value-type="float" office:value="0" calcext:value-type="float">
            <text:p>0</text:p>
          </table:table-cell>
          <table:table-cell table:formula="of:=ROUND(([.Q125]+[.R125]+[.I125]+[.J125]+[.M125]+[.N125])/3;0)" office:value-type="float" office:value="3" calcext:value-type="float">
            <text:p>3</text:p>
          </table:table-cell>
          <table:table-cell table:style-name="ce70" table:formula="of:=[.F125]*LOG10([.S125]+2)" office:value-type="float" office:value="2.09691001300806" calcext:value-type="float">
            <text:p>2,1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6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26]=&quot;взв&quot;;11;[.G126]=&quot;накл&quot;;24;[.G126]=&quot;прокл&quot;;25;[.G126]=&quot;пт&quot;;26;[.G126]=90;10;[.G126]=85;10;[.G126]=80;9;[.G126]=75;8;[.G126]=70;8;[.G126]=65;7;[.G126]=60;7;[.G126]=55;6;[.G126]=50;6;[.G126]=45;6;[.G126]=40;5;[.G126]=35;4;[.G126]=30;4;[.G126]=25;3;[.G126]=20;2;[.G126]=15;1;[.G126]=10;1;[.G126]=0;0)" office:value-type="float" office:value="0" calcext:value-type="float">
            <text:p>0</text:p>
          </table:table-cell>
          <table:table-cell table:formula="of:=IF([.H126]&lt;=1;0;IF([.H126]&lt;=10;11;IF([.H126]&lt;=14;12;IF([.H126]&lt;=17;13;IF([.H126]&lt;=20;14;IF([.H126]&lt;=22;15;IF([.H126]&lt;=25;16;IF([.H126]&lt;=27;17;IF([.H126]&lt;=29;18;IF([.H126]&lt;=32;19;IF([.H126]&lt;=34;20;IF([.H126]&lt;=36;21;IF([.H12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26]=&quot;взв&quot;;11;[.K126]=&quot;накл&quot;;24;[.K126]=&quot;прокл&quot;;25;[.K126]=&quot;пт&quot;;26;[.K126]=90;10;[.K126]=85;10;[.K126]=80;9;[.K126]=75;8;[.K126]=70;8;[.K126]=65;7;[.K126]=60;7;[.K126]=55;6;[.K126]=50;6;[.K126]=45;6;[.K126]=40;5;[.K126]=35;4;[.K126]=30;4;[.K126]=25;3;[.K126]=20;2;[.K126]=15;1;[.K126]=10;1;[.K126]=0;0)" office:value-type="float" office:value="1" calcext:value-type="float">
            <text:p>1</text:p>
          </table:table-cell>
          <table:table-cell table:formula="of:=IF([.L126]&lt;=1;0;IF([.L126]&lt;=10;11;IF([.L126]&lt;=14;12;IF([.L126]&lt;=17;13;IF([.L126]&lt;=20;14;IF([.L126]&lt;=22;15;IF([.L126]&lt;=25;16;IF([.L126]&lt;=27;17;IF([.L126]&lt;=29;18;IF([.L126]&lt;=32;19;IF([.L126]&lt;=34;20;IF([.L126]&lt;=36;21;IF([.L12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26]=&quot;взв&quot;;11;[.O126]=&quot;накл&quot;;24;[.O126]=&quot;прокл&quot;;25;[.O126]=&quot;пт&quot;;26;[.O126]=90;10;[.O126]=85;10;[.O126]=80;9;[.O126]=75;8;[.O126]=70;8;[.O126]=65;7;[.O126]=60;7;[.O126]=55;6;[.O126]=50;6;[.O126]=45;6;[.O126]=40;5;[.O126]=35;4;[.O126]=30;4;[.O126]=25;3;[.O126]=20;2;[.O126]=15;1;[.O126]=10;1;[.O126]=0;0)" office:value-type="float" office:value="1" calcext:value-type="float">
            <text:p>1</text:p>
          </table:table-cell>
          <table:table-cell table:formula="of:=IF([.P126]&lt;=1;0;IF([.P126]&lt;=10;11;IF([.P126]&lt;=14;12;IF([.P126]&lt;=17;13;IF([.P126]&lt;=20;14;IF([.P126]&lt;=22;15;IF([.P126]&lt;=25;16;IF([.P126]&lt;=27;17;IF([.P126]&lt;=29;18;IF([.P126]&lt;=32;19;IF([.P126]&lt;=34;20;IF([.P126]&lt;=36;21;IF([.P126]&lt;=40;22;24)))))))))))))" office:value-type="float" office:value="0" calcext:value-type="float">
            <text:p>0</text:p>
          </table:table-cell>
          <table:table-cell table:formula="of:=ROUND(([.Q126]+[.R126]+[.I126]+[.J126]+[.M126]+[.N126])/3;0)" office:value-type="float" office:value="1" calcext:value-type="float">
            <text:p>1</text:p>
          </table:table-cell>
          <table:table-cell table:style-name="ce70" table:formula="of:=[.F126]*LOG10([.S126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19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127]=&quot;взв&quot;;11;[.G127]=&quot;накл&quot;;24;[.G127]=&quot;прокл&quot;;25;[.G127]=&quot;пт&quot;;26;[.G127]=90;10;[.G127]=85;10;[.G127]=80;9;[.G127]=75;8;[.G127]=70;8;[.G127]=65;7;[.G127]=60;7;[.G127]=55;6;[.G127]=50;6;[.G127]=45;6;[.G127]=40;5;[.G127]=35;4;[.G127]=30;4;[.G127]=25;3;[.G127]=20;2;[.G127]=15;1;[.G127]=10;1;[.G127]=0;0)" office:value-type="float" office:value="0" calcext:value-type="float">
            <text:p>0</text:p>
          </table:table-cell>
          <table:table-cell table:formula="of:=IF([.H127]&lt;=1;0;IF([.H127]&lt;=10;11;IF([.H127]&lt;=14;12;IF([.H127]&lt;=17;13;IF([.H127]&lt;=20;14;IF([.H127]&lt;=22;15;IF([.H127]&lt;=25;16;IF([.H127]&lt;=27;17;IF([.H127]&lt;=29;18;IF([.H127]&lt;=32;19;IF([.H127]&lt;=34;20;IF([.H127]&lt;=36;21;IF([.H127]&lt;=40;22;24)))))))))))))" office:value-type="float" office:value="24" calcext:value-type="float">
            <text:p>2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27]=&quot;взв&quot;;11;[.K127]=&quot;накл&quot;;24;[.K127]=&quot;прокл&quot;;25;[.K127]=&quot;пт&quot;;26;[.K127]=90;10;[.K127]=85;10;[.K127]=80;9;[.K127]=75;8;[.K127]=70;8;[.K127]=65;7;[.K127]=60;7;[.K127]=55;6;[.K127]=50;6;[.K127]=45;6;[.K127]=40;5;[.K127]=35;4;[.K127]=30;4;[.K127]=25;3;[.K127]=20;2;[.K127]=15;1;[.K127]=10;1;[.K127]=0;0)" office:value-type="float" office:value="0" calcext:value-type="float">
            <text:p>0</text:p>
          </table:table-cell>
          <table:table-cell table:formula="of:=IF([.L127]&lt;=1;0;IF([.L127]&lt;=10;11;IF([.L127]&lt;=14;12;IF([.L127]&lt;=17;13;IF([.L127]&lt;=20;14;IF([.L127]&lt;=22;15;IF([.L127]&lt;=25;16;IF([.L127]&lt;=27;17;IF([.L127]&lt;=29;18;IF([.L127]&lt;=32;19;IF([.L127]&lt;=34;20;IF([.L127]&lt;=36;21;IF([.L127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27]=&quot;взв&quot;;11;[.O127]=&quot;накл&quot;;24;[.O127]=&quot;прокл&quot;;25;[.O127]=&quot;пт&quot;;26;[.O127]=90;10;[.O127]=85;10;[.O127]=80;9;[.O127]=75;8;[.O127]=70;8;[.O127]=65;7;[.O127]=60;7;[.O127]=55;6;[.O127]=50;6;[.O127]=45;6;[.O127]=40;5;[.O127]=35;4;[.O127]=30;4;[.O127]=25;3;[.O127]=20;2;[.O127]=15;1;[.O127]=10;1;[.O127]=0;0)" office:value-type="float" office:value="0" calcext:value-type="float">
            <text:p>0</text:p>
          </table:table-cell>
          <table:table-cell table:formula="of:=IF([.P127]&lt;=1;0;IF([.P127]&lt;=10;11;IF([.P127]&lt;=14;12;IF([.P127]&lt;=17;13;IF([.P127]&lt;=20;14;IF([.P127]&lt;=22;15;IF([.P127]&lt;=25;16;IF([.P127]&lt;=27;17;IF([.P127]&lt;=29;18;IF([.P127]&lt;=32;19;IF([.P127]&lt;=34;20;IF([.P127]&lt;=36;21;IF([.P127]&lt;=40;22;24)))))))))))))" office:value-type="float" office:value="20" calcext:value-type="float">
            <text:p>20</text:p>
          </table:table-cell>
          <table:table-cell table:formula="of:=ROUND(([.Q127]+[.R127]+[.I127]+[.J127]+[.M127]+[.N127])/3;0)" office:value-type="float" office:value="21" calcext:value-type="float">
            <text:p>21</text:p>
          </table:table-cell>
          <table:table-cell table:style-name="ce70" table:formula="of:=[.F127]*LOG10([.S127]+2)" office:value-type="float" office:value="4.08518350805278" calcext:value-type="float">
            <text:p>4,0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5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28]=&quot;взв&quot;;11;[.G128]=&quot;накл&quot;;24;[.G128]=&quot;прокл&quot;;25;[.G128]=&quot;пт&quot;;26;[.G128]=90;10;[.G128]=85;10;[.G128]=80;9;[.G128]=75;8;[.G128]=70;8;[.G128]=65;7;[.G128]=60;7;[.G128]=55;6;[.G128]=50;6;[.G128]=45;6;[.G128]=40;5;[.G128]=35;4;[.G128]=30;4;[.G128]=25;3;[.G128]=20;2;[.G128]=15;1;[.G128]=10;1;[.G128]=0;0)" office:value-type="float" office:value="8" calcext:value-type="float">
            <text:p>8</text:p>
          </table:table-cell>
          <table:table-cell table:formula="of:=IF([.H128]&lt;=1;0;IF([.H128]&lt;=10;11;IF([.H128]&lt;=14;12;IF([.H128]&lt;=17;13;IF([.H128]&lt;=20;14;IF([.H128]&lt;=22;15;IF([.H128]&lt;=25;16;IF([.H128]&lt;=27;17;IF([.H128]&lt;=29;18;IF([.H128]&lt;=32;19;IF([.H128]&lt;=34;20;IF([.H128]&lt;=36;21;IF([.H12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28]=&quot;взв&quot;;11;[.K128]=&quot;накл&quot;;24;[.K128]=&quot;прокл&quot;;25;[.K128]=&quot;пт&quot;;26;[.K128]=90;10;[.K128]=85;10;[.K128]=80;9;[.K128]=75;8;[.K128]=70;8;[.K128]=65;7;[.K128]=60;7;[.K128]=55;6;[.K128]=50;6;[.K128]=45;6;[.K128]=40;5;[.K128]=35;4;[.K128]=30;4;[.K128]=25;3;[.K128]=20;2;[.K128]=15;1;[.K128]=10;1;[.K128]=0;0)" office:value-type="float" office:value="8" calcext:value-type="float">
            <text:p>8</text:p>
          </table:table-cell>
          <table:table-cell table:formula="of:=IF([.L128]&lt;=1;0;IF([.L128]&lt;=10;11;IF([.L128]&lt;=14;12;IF([.L128]&lt;=17;13;IF([.L128]&lt;=20;14;IF([.L128]&lt;=22;15;IF([.L128]&lt;=25;16;IF([.L128]&lt;=27;17;IF([.L128]&lt;=29;18;IF([.L128]&lt;=32;19;IF([.L128]&lt;=34;20;IF([.L128]&lt;=36;21;IF([.L12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28]=&quot;взв&quot;;11;[.O128]=&quot;накл&quot;;24;[.O128]=&quot;прокл&quot;;25;[.O128]=&quot;пт&quot;;26;[.O128]=90;10;[.O128]=85;10;[.O128]=80;9;[.O128]=75;8;[.O128]=70;8;[.O128]=65;7;[.O128]=60;7;[.O128]=55;6;[.O128]=50;6;[.O128]=45;6;[.O128]=40;5;[.O128]=35;4;[.O128]=30;4;[.O128]=25;3;[.O128]=20;2;[.O128]=15;1;[.O128]=10;1;[.O128]=0;0)" office:value-type="float" office:value="7" calcext:value-type="float">
            <text:p>7</text:p>
          </table:table-cell>
          <table:table-cell table:formula="of:=IF([.P128]&lt;=1;0;IF([.P128]&lt;=10;11;IF([.P128]&lt;=14;12;IF([.P128]&lt;=17;13;IF([.P128]&lt;=20;14;IF([.P128]&lt;=22;15;IF([.P128]&lt;=25;16;IF([.P128]&lt;=27;17;IF([.P128]&lt;=29;18;IF([.P128]&lt;=32;19;IF([.P128]&lt;=34;20;IF([.P128]&lt;=36;21;IF([.P128]&lt;=40;22;24)))))))))))))" office:value-type="float" office:value="0" calcext:value-type="float">
            <text:p>0</text:p>
          </table:table-cell>
          <table:table-cell table:formula="of:=ROUND(([.Q128]+[.R128]+[.I128]+[.J128]+[.M128]+[.N128])/3;0)" office:value-type="float" office:value="8" calcext:value-type="float">
            <text:p>8</text:p>
          </table:table-cell>
          <table:table-cell table:style-name="ce70" table:formula="of:=[.F128]*LOG10([.S128]+2)" office:value-type="float" office:value="3" calcext:value-type="float">
            <text:p>3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1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29]=&quot;взв&quot;;11;[.G129]=&quot;накл&quot;;24;[.G129]=&quot;прокл&quot;;25;[.G129]=&quot;пт&quot;;26;[.G129]=90;10;[.G129]=85;10;[.G129]=80;9;[.G129]=75;8;[.G129]=70;8;[.G129]=65;7;[.G129]=60;7;[.G129]=55;6;[.G129]=50;6;[.G129]=45;6;[.G129]=40;5;[.G129]=35;4;[.G129]=30;4;[.G129]=25;3;[.G129]=20;2;[.G129]=15;1;[.G129]=10;1;[.G129]=0;0)" office:value-type="float" office:value="10" calcext:value-type="float">
            <text:p>10</text:p>
          </table:table-cell>
          <table:table-cell table:formula="of:=IF([.H129]&lt;=1;0;IF([.H129]&lt;=10;11;IF([.H129]&lt;=14;12;IF([.H129]&lt;=17;13;IF([.H129]&lt;=20;14;IF([.H129]&lt;=22;15;IF([.H129]&lt;=25;16;IF([.H129]&lt;=27;17;IF([.H129]&lt;=29;18;IF([.H129]&lt;=32;19;IF([.H129]&lt;=34;20;IF([.H129]&lt;=36;21;IF([.H12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29]=&quot;взв&quot;;11;[.K129]=&quot;накл&quot;;24;[.K129]=&quot;прокл&quot;;25;[.K129]=&quot;пт&quot;;26;[.K129]=90;10;[.K129]=85;10;[.K129]=80;9;[.K129]=75;8;[.K129]=70;8;[.K129]=65;7;[.K129]=60;7;[.K129]=55;6;[.K129]=50;6;[.K129]=45;6;[.K129]=40;5;[.K129]=35;4;[.K129]=30;4;[.K129]=25;3;[.K129]=20;2;[.K129]=15;1;[.K129]=10;1;[.K129]=0;0)" office:value-type="float" office:value="10" calcext:value-type="float">
            <text:p>10</text:p>
          </table:table-cell>
          <table:table-cell table:formula="of:=IF([.L129]&lt;=1;0;IF([.L129]&lt;=10;11;IF([.L129]&lt;=14;12;IF([.L129]&lt;=17;13;IF([.L129]&lt;=20;14;IF([.L129]&lt;=22;15;IF([.L129]&lt;=25;16;IF([.L129]&lt;=27;17;IF([.L129]&lt;=29;18;IF([.L129]&lt;=32;19;IF([.L129]&lt;=34;20;IF([.L129]&lt;=36;21;IF([.L12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29]=&quot;взв&quot;;11;[.O129]=&quot;накл&quot;;24;[.O129]=&quot;прокл&quot;;25;[.O129]=&quot;пт&quot;;26;[.O129]=90;10;[.O129]=85;10;[.O129]=80;9;[.O129]=75;8;[.O129]=70;8;[.O129]=65;7;[.O129]=60;7;[.O129]=55;6;[.O129]=50;6;[.O129]=45;6;[.O129]=40;5;[.O129]=35;4;[.O129]=30;4;[.O129]=25;3;[.O129]=20;2;[.O129]=15;1;[.O129]=10;1;[.O129]=0;0)" office:value-type="float" office:value="8" calcext:value-type="float">
            <text:p>8</text:p>
          </table:table-cell>
          <table:table-cell table:formula="of:=IF([.P129]&lt;=1;0;IF([.P129]&lt;=10;11;IF([.P129]&lt;=14;12;IF([.P129]&lt;=17;13;IF([.P129]&lt;=20;14;IF([.P129]&lt;=22;15;IF([.P129]&lt;=25;16;IF([.P129]&lt;=27;17;IF([.P129]&lt;=29;18;IF([.P129]&lt;=32;19;IF([.P129]&lt;=34;20;IF([.P129]&lt;=36;21;IF([.P129]&lt;=40;22;24)))))))))))))" office:value-type="float" office:value="0" calcext:value-type="float">
            <text:p>0</text:p>
          </table:table-cell>
          <table:table-cell table:formula="of:=ROUND(([.Q129]+[.R129]+[.I129]+[.J129]+[.M129]+[.N129])/3;0)" office:value-type="float" office:value="9" calcext:value-type="float">
            <text:p>9</text:p>
          </table:table-cell>
          <table:table-cell table:style-name="ce70" table:formula="of:=[.F129]*LOG10([.S129]+2)" office:value-type="float" office:value="3.12417805547468" calcext:value-type="float">
            <text:p>3,1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5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30]=&quot;взв&quot;;11;[.G130]=&quot;накл&quot;;24;[.G130]=&quot;прокл&quot;;25;[.G130]=&quot;пт&quot;;26;[.G130]=90;10;[.G130]=85;10;[.G130]=80;9;[.G130]=75;8;[.G130]=70;8;[.G130]=65;7;[.G130]=60;7;[.G130]=55;6;[.G130]=50;6;[.G130]=45;6;[.G130]=40;5;[.G130]=35;4;[.G130]=30;4;[.G130]=25;3;[.G130]=20;2;[.G130]=15;1;[.G130]=10;1;[.G130]=0;0)" office:value-type="float" office:value="1" calcext:value-type="float">
            <text:p>1</text:p>
          </table:table-cell>
          <table:table-cell table:formula="of:=IF([.H130]&lt;=1;0;IF([.H130]&lt;=10;11;IF([.H130]&lt;=14;12;IF([.H130]&lt;=17;13;IF([.H130]&lt;=20;14;IF([.H130]&lt;=22;15;IF([.H130]&lt;=25;16;IF([.H130]&lt;=27;17;IF([.H130]&lt;=29;18;IF([.H130]&lt;=32;19;IF([.H130]&lt;=34;20;IF([.H130]&lt;=36;21;IF([.H13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30]=&quot;взв&quot;;11;[.K130]=&quot;накл&quot;;24;[.K130]=&quot;прокл&quot;;25;[.K130]=&quot;пт&quot;;26;[.K130]=90;10;[.K130]=85;10;[.K130]=80;9;[.K130]=75;8;[.K130]=70;8;[.K130]=65;7;[.K130]=60;7;[.K130]=55;6;[.K130]=50;6;[.K130]=45;6;[.K130]=40;5;[.K130]=35;4;[.K130]=30;4;[.K130]=25;3;[.K130]=20;2;[.K130]=15;1;[.K130]=10;1;[.K130]=0;0)" office:value-type="float" office:value="1" calcext:value-type="float">
            <text:p>1</text:p>
          </table:table-cell>
          <table:table-cell table:formula="of:=IF([.L130]&lt;=1;0;IF([.L130]&lt;=10;11;IF([.L130]&lt;=14;12;IF([.L130]&lt;=17;13;IF([.L130]&lt;=20;14;IF([.L130]&lt;=22;15;IF([.L130]&lt;=25;16;IF([.L130]&lt;=27;17;IF([.L130]&lt;=29;18;IF([.L130]&lt;=32;19;IF([.L130]&lt;=34;20;IF([.L130]&lt;=36;21;IF([.L13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30]=&quot;взв&quot;;11;[.O130]=&quot;накл&quot;;24;[.O130]=&quot;прокл&quot;;25;[.O130]=&quot;пт&quot;;26;[.O130]=90;10;[.O130]=85;10;[.O130]=80;9;[.O130]=75;8;[.O130]=70;8;[.O130]=65;7;[.O130]=60;7;[.O130]=55;6;[.O130]=50;6;[.O130]=45;6;[.O130]=40;5;[.O130]=35;4;[.O130]=30;4;[.O130]=25;3;[.O130]=20;2;[.O130]=15;1;[.O130]=10;1;[.O130]=0;0)" office:value-type="float" office:value="1" calcext:value-type="float">
            <text:p>1</text:p>
          </table:table-cell>
          <table:table-cell table:formula="of:=IF([.P130]&lt;=1;0;IF([.P130]&lt;=10;11;IF([.P130]&lt;=14;12;IF([.P130]&lt;=17;13;IF([.P130]&lt;=20;14;IF([.P130]&lt;=22;15;IF([.P130]&lt;=25;16;IF([.P130]&lt;=27;17;IF([.P130]&lt;=29;18;IF([.P130]&lt;=32;19;IF([.P130]&lt;=34;20;IF([.P130]&lt;=36;21;IF([.P130]&lt;=40;22;24)))))))))))))" office:value-type="float" office:value="0" calcext:value-type="float">
            <text:p>0</text:p>
          </table:table-cell>
          <table:table-cell table:formula="of:=ROUND(([.Q130]+[.R130]+[.I130]+[.J130]+[.M130]+[.N130])/3;0)" office:value-type="float" office:value="1" calcext:value-type="float">
            <text:p>1</text:p>
          </table:table-cell>
          <table:table-cell table:style-name="ce70" table:formula="of:=[.F130]*LOG10([.S130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31]=&quot;взв&quot;;11;[.G131]=&quot;накл&quot;;24;[.G131]=&quot;прокл&quot;;25;[.G131]=&quot;пт&quot;;26;[.G131]=90;10;[.G131]=85;10;[.G131]=80;9;[.G131]=75;8;[.G131]=70;8;[.G131]=65;7;[.G131]=60;7;[.G131]=55;6;[.G131]=50;6;[.G131]=45;6;[.G131]=40;5;[.G131]=35;4;[.G131]=30;4;[.G131]=25;3;[.G131]=20;2;[.G131]=15;1;[.G131]=10;1;[.G131]=0;0)" office:value-type="float" office:value="0" calcext:value-type="float">
            <text:p>0</text:p>
          </table:table-cell>
          <table:table-cell table:formula="of:=IF([.H131]&lt;=1;0;IF([.H131]&lt;=10;11;IF([.H131]&lt;=14;12;IF([.H131]&lt;=17;13;IF([.H131]&lt;=20;14;IF([.H131]&lt;=22;15;IF([.H131]&lt;=25;16;IF([.H131]&lt;=27;17;IF([.H131]&lt;=29;18;IF([.H131]&lt;=32;19;IF([.H131]&lt;=34;20;IF([.H131]&lt;=36;21;IF([.H131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31]=&quot;взв&quot;;11;[.K131]=&quot;накл&quot;;24;[.K131]=&quot;прокл&quot;;25;[.K131]=&quot;пт&quot;;26;[.K131]=90;10;[.K131]=85;10;[.K131]=80;9;[.K131]=75;8;[.K131]=70;8;[.K131]=65;7;[.K131]=60;7;[.K131]=55;6;[.K131]=50;6;[.K131]=45;6;[.K131]=40;5;[.K131]=35;4;[.K131]=30;4;[.K131]=25;3;[.K131]=20;2;[.K131]=15;1;[.K131]=10;1;[.K131]=0;0)" office:value-type="float" office:value="0" calcext:value-type="float">
            <text:p>0</text:p>
          </table:table-cell>
          <table:table-cell table:formula="of:=IF([.L131]&lt;=1;0;IF([.L131]&lt;=10;11;IF([.L131]&lt;=14;12;IF([.L131]&lt;=17;13;IF([.L131]&lt;=20;14;IF([.L131]&lt;=22;15;IF([.L131]&lt;=25;16;IF([.L131]&lt;=27;17;IF([.L131]&lt;=29;18;IF([.L131]&lt;=32;19;IF([.L131]&lt;=34;20;IF([.L131]&lt;=36;21;IF([.L131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31]=&quot;взв&quot;;11;[.O131]=&quot;накл&quot;;24;[.O131]=&quot;прокл&quot;;25;[.O131]=&quot;пт&quot;;26;[.O131]=90;10;[.O131]=85;10;[.O131]=80;9;[.O131]=75;8;[.O131]=70;8;[.O131]=65;7;[.O131]=60;7;[.O131]=55;6;[.O131]=50;6;[.O131]=45;6;[.O131]=40;5;[.O131]=35;4;[.O131]=30;4;[.O131]=25;3;[.O131]=20;2;[.O131]=15;1;[.O131]=10;1;[.O131]=0;0)" office:value-type="float" office:value="0" calcext:value-type="float">
            <text:p>0</text:p>
          </table:table-cell>
          <table:table-cell table:formula="of:=IF([.P131]&lt;=1;0;IF([.P131]&lt;=10;11;IF([.P131]&lt;=14;12;IF([.P131]&lt;=17;13;IF([.P131]&lt;=20;14;IF([.P131]&lt;=22;15;IF([.P131]&lt;=25;16;IF([.P131]&lt;=27;17;IF([.P131]&lt;=29;18;IF([.P131]&lt;=32;19;IF([.P131]&lt;=34;20;IF([.P131]&lt;=36;21;IF([.P131]&lt;=40;22;24)))))))))))))" office:value-type="float" office:value="19" calcext:value-type="float">
            <text:p>19</text:p>
          </table:table-cell>
          <table:table-cell table:formula="of:=ROUND(([.Q131]+[.R131]+[.I131]+[.J131]+[.M131]+[.N131])/3;0)" office:value-type="float" office:value="20" calcext:value-type="float">
            <text:p>20</text:p>
          </table:table-cell>
          <table:table-cell table:style-name="ce70" table:formula="of:=[.F131]*LOG10([.S131]+2)" office:value-type="float" office:value="4.02726804246662" calcext:value-type="float">
            <text:p>4,0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32]=&quot;взв&quot;;11;[.G132]=&quot;накл&quot;;24;[.G132]=&quot;прокл&quot;;25;[.G132]=&quot;пт&quot;;26;[.G132]=90;10;[.G132]=85;10;[.G132]=80;9;[.G132]=75;8;[.G132]=70;8;[.G132]=65;7;[.G132]=60;7;[.G132]=55;6;[.G132]=50;6;[.G132]=45;6;[.G132]=40;5;[.G132]=35;4;[.G132]=30;4;[.G132]=25;3;[.G132]=20;2;[.G132]=15;1;[.G132]=10;1;[.G132]=0;0)" office:value-type="float" office:value="6" calcext:value-type="float">
            <text:p>6</text:p>
          </table:table-cell>
          <table:table-cell table:formula="of:=IF([.H132]&lt;=1;0;IF([.H132]&lt;=10;11;IF([.H132]&lt;=14;12;IF([.H132]&lt;=17;13;IF([.H132]&lt;=20;14;IF([.H132]&lt;=22;15;IF([.H132]&lt;=25;16;IF([.H132]&lt;=27;17;IF([.H132]&lt;=29;18;IF([.H132]&lt;=32;19;IF([.H132]&lt;=34;20;IF([.H132]&lt;=36;21;IF([.H13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32]=&quot;взв&quot;;11;[.K132]=&quot;накл&quot;;24;[.K132]=&quot;прокл&quot;;25;[.K132]=&quot;пт&quot;;26;[.K132]=90;10;[.K132]=85;10;[.K132]=80;9;[.K132]=75;8;[.K132]=70;8;[.K132]=65;7;[.K132]=60;7;[.K132]=55;6;[.K132]=50;6;[.K132]=45;6;[.K132]=40;5;[.K132]=35;4;[.K132]=30;4;[.K132]=25;3;[.K132]=20;2;[.K132]=15;1;[.K132]=10;1;[.K132]=0;0)" office:value-type="float" office:value="7" calcext:value-type="float">
            <text:p>7</text:p>
          </table:table-cell>
          <table:table-cell table:formula="of:=IF([.L132]&lt;=1;0;IF([.L132]&lt;=10;11;IF([.L132]&lt;=14;12;IF([.L132]&lt;=17;13;IF([.L132]&lt;=20;14;IF([.L132]&lt;=22;15;IF([.L132]&lt;=25;16;IF([.L132]&lt;=27;17;IF([.L132]&lt;=29;18;IF([.L132]&lt;=32;19;IF([.L132]&lt;=34;20;IF([.L132]&lt;=36;21;IF([.L13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32]=&quot;взв&quot;;11;[.O132]=&quot;накл&quot;;24;[.O132]=&quot;прокл&quot;;25;[.O132]=&quot;пт&quot;;26;[.O132]=90;10;[.O132]=85;10;[.O132]=80;9;[.O132]=75;8;[.O132]=70;8;[.O132]=65;7;[.O132]=60;7;[.O132]=55;6;[.O132]=50;6;[.O132]=45;6;[.O132]=40;5;[.O132]=35;4;[.O132]=30;4;[.O132]=25;3;[.O132]=20;2;[.O132]=15;1;[.O132]=10;1;[.O132]=0;0)" office:value-type="float" office:value="7" calcext:value-type="float">
            <text:p>7</text:p>
          </table:table-cell>
          <table:table-cell table:formula="of:=IF([.P132]&lt;=1;0;IF([.P132]&lt;=10;11;IF([.P132]&lt;=14;12;IF([.P132]&lt;=17;13;IF([.P132]&lt;=20;14;IF([.P132]&lt;=22;15;IF([.P132]&lt;=25;16;IF([.P132]&lt;=27;17;IF([.P132]&lt;=29;18;IF([.P132]&lt;=32;19;IF([.P132]&lt;=34;20;IF([.P132]&lt;=36;21;IF([.P132]&lt;=40;22;24)))))))))))))" office:value-type="float" office:value="0" calcext:value-type="float">
            <text:p>0</text:p>
          </table:table-cell>
          <table:table-cell table:formula="of:=ROUND(([.Q132]+[.R132]+[.I132]+[.J132]+[.M132]+[.N132])/3;0)" office:value-type="float" office:value="7" calcext:value-type="float">
            <text:p>7</text:p>
          </table:table-cell>
          <table:table-cell table:style-name="ce70" table:formula="of:=[.F132]*LOG10([.S132]+2)" office:value-type="float" office:value="2.86272752831797" calcext:value-type="float">
            <text:p>2,8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33]=&quot;взв&quot;;11;[.G133]=&quot;накл&quot;;24;[.G133]=&quot;прокл&quot;;25;[.G133]=&quot;пт&quot;;26;[.G133]=90;10;[.G133]=85;10;[.G133]=80;9;[.G133]=75;8;[.G133]=70;8;[.G133]=65;7;[.G133]=60;7;[.G133]=55;6;[.G133]=50;6;[.G133]=45;6;[.G133]=40;5;[.G133]=35;4;[.G133]=30;4;[.G133]=25;3;[.G133]=20;2;[.G133]=15;1;[.G133]=10;1;[.G133]=0;0)" office:value-type="float" office:value="10" calcext:value-type="float">
            <text:p>10</text:p>
          </table:table-cell>
          <table:table-cell table:formula="of:=IF([.H133]&lt;=1;0;IF([.H133]&lt;=10;11;IF([.H133]&lt;=14;12;IF([.H133]&lt;=17;13;IF([.H133]&lt;=20;14;IF([.H133]&lt;=22;15;IF([.H133]&lt;=25;16;IF([.H133]&lt;=27;17;IF([.H133]&lt;=29;18;IF([.H133]&lt;=32;19;IF([.H133]&lt;=34;20;IF([.H133]&lt;=36;21;IF([.H1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3]=&quot;взв&quot;;11;[.K133]=&quot;накл&quot;;24;[.K133]=&quot;прокл&quot;;25;[.K133]=&quot;пт&quot;;26;[.K133]=90;10;[.K133]=85;10;[.K133]=80;9;[.K133]=75;8;[.K133]=70;8;[.K133]=65;7;[.K133]=60;7;[.K133]=55;6;[.K133]=50;6;[.K133]=45;6;[.K133]=40;5;[.K133]=35;4;[.K133]=30;4;[.K133]=25;3;[.K133]=20;2;[.K133]=15;1;[.K133]=10;1;[.K133]=0;0)" office:value-type="float" office:value="10" calcext:value-type="float">
            <text:p>10</text:p>
          </table:table-cell>
          <table:table-cell table:formula="of:=IF([.L133]&lt;=1;0;IF([.L133]&lt;=10;11;IF([.L133]&lt;=14;12;IF([.L133]&lt;=17;13;IF([.L133]&lt;=20;14;IF([.L133]&lt;=22;15;IF([.L133]&lt;=25;16;IF([.L133]&lt;=27;17;IF([.L133]&lt;=29;18;IF([.L133]&lt;=32;19;IF([.L133]&lt;=34;20;IF([.L133]&lt;=36;21;IF([.L1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33]=&quot;взв&quot;;11;[.O133]=&quot;накл&quot;;24;[.O133]=&quot;прокл&quot;;25;[.O133]=&quot;пт&quot;;26;[.O133]=90;10;[.O133]=85;10;[.O133]=80;9;[.O133]=75;8;[.O133]=70;8;[.O133]=65;7;[.O133]=60;7;[.O133]=55;6;[.O133]=50;6;[.O133]=45;6;[.O133]=40;5;[.O133]=35;4;[.O133]=30;4;[.O133]=25;3;[.O133]=20;2;[.O133]=15;1;[.O133]=10;1;[.O133]=0;0)" office:value-type="float" office:value="10" calcext:value-type="float">
            <text:p>10</text:p>
          </table:table-cell>
          <table:table-cell table:formula="of:=IF([.P133]&lt;=1;0;IF([.P133]&lt;=10;11;IF([.P133]&lt;=14;12;IF([.P133]&lt;=17;13;IF([.P133]&lt;=20;14;IF([.P133]&lt;=22;15;IF([.P133]&lt;=25;16;IF([.P133]&lt;=27;17;IF([.P133]&lt;=29;18;IF([.P133]&lt;=32;19;IF([.P133]&lt;=34;20;IF([.P133]&lt;=36;21;IF([.P133]&lt;=40;22;24)))))))))))))" office:value-type="float" office:value="0" calcext:value-type="float">
            <text:p>0</text:p>
          </table:table-cell>
          <table:table-cell table:formula="of:=ROUND(([.Q133]+[.R133]+[.I133]+[.J133]+[.M133]+[.N133])/3;0)" office:value-type="float" office:value="10" calcext:value-type="float">
            <text:p>10</text:p>
          </table:table-cell>
          <table:table-cell table:style-name="ce70" table:formula="of:=[.F133]*LOG10([.S133]+2)" office:value-type="float" office:value="3.23754373814287" calcext:value-type="float">
            <text:p>3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34]=&quot;взв&quot;;11;[.G134]=&quot;накл&quot;;24;[.G134]=&quot;прокл&quot;;25;[.G134]=&quot;пт&quot;;26;[.G134]=90;10;[.G134]=85;10;[.G134]=80;9;[.G134]=75;8;[.G134]=70;8;[.G134]=65;7;[.G134]=60;7;[.G134]=55;6;[.G134]=50;6;[.G134]=45;6;[.G134]=40;5;[.G134]=35;4;[.G134]=30;4;[.G134]=25;3;[.G134]=20;2;[.G134]=15;1;[.G134]=10;1;[.G134]=0;0)" office:value-type="float" office:value="0" calcext:value-type="float">
            <text:p>0</text:p>
          </table:table-cell>
          <table:table-cell table:formula="of:=IF([.H134]&lt;=1;0;IF([.H134]&lt;=10;11;IF([.H134]&lt;=14;12;IF([.H134]&lt;=17;13;IF([.H134]&lt;=20;14;IF([.H134]&lt;=22;15;IF([.H134]&lt;=25;16;IF([.H134]&lt;=27;17;IF([.H134]&lt;=29;18;IF([.H134]&lt;=32;19;IF([.H134]&lt;=34;20;IF([.H134]&lt;=36;21;IF([.H13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34]=&quot;взв&quot;;11;[.K134]=&quot;накл&quot;;24;[.K134]=&quot;прокл&quot;;25;[.K134]=&quot;пт&quot;;26;[.K134]=90;10;[.K134]=85;10;[.K134]=80;9;[.K134]=75;8;[.K134]=70;8;[.K134]=65;7;[.K134]=60;7;[.K134]=55;6;[.K134]=50;6;[.K134]=45;6;[.K134]=40;5;[.K134]=35;4;[.K134]=30;4;[.K134]=25;3;[.K134]=20;2;[.K134]=15;1;[.K134]=10;1;[.K134]=0;0)" office:value-type="float" office:value="0" calcext:value-type="float">
            <text:p>0</text:p>
          </table:table-cell>
          <table:table-cell table:formula="of:=IF([.L134]&lt;=1;0;IF([.L134]&lt;=10;11;IF([.L134]&lt;=14;12;IF([.L134]&lt;=17;13;IF([.L134]&lt;=20;14;IF([.L134]&lt;=22;15;IF([.L134]&lt;=25;16;IF([.L134]&lt;=27;17;IF([.L134]&lt;=29;18;IF([.L134]&lt;=32;19;IF([.L134]&lt;=34;20;IF([.L134]&lt;=36;21;IF([.L134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34]=&quot;взв&quot;;11;[.O134]=&quot;накл&quot;;24;[.O134]=&quot;прокл&quot;;25;[.O134]=&quot;пт&quot;;26;[.O134]=90;10;[.O134]=85;10;[.O134]=80;9;[.O134]=75;8;[.O134]=70;8;[.O134]=65;7;[.O134]=60;7;[.O134]=55;6;[.O134]=50;6;[.O134]=45;6;[.O134]=40;5;[.O134]=35;4;[.O134]=30;4;[.O134]=25;3;[.O134]=20;2;[.O134]=15;1;[.O134]=10;1;[.O134]=0;0)" office:value-type="float" office:value="0" calcext:value-type="float">
            <text:p>0</text:p>
          </table:table-cell>
          <table:table-cell table:formula="of:=IF([.P134]&lt;=1;0;IF([.P134]&lt;=10;11;IF([.P134]&lt;=14;12;IF([.P134]&lt;=17;13;IF([.P134]&lt;=20;14;IF([.P134]&lt;=22;15;IF([.P134]&lt;=25;16;IF([.P134]&lt;=27;17;IF([.P134]&lt;=29;18;IF([.P134]&lt;=32;19;IF([.P134]&lt;=34;20;IF([.P134]&lt;=36;21;IF([.P134]&lt;=40;22;24)))))))))))))" office:value-type="float" office:value="20" calcext:value-type="float">
            <text:p>20</text:p>
          </table:table-cell>
          <table:table-cell table:formula="of:=ROUND(([.Q134]+[.R134]+[.I134]+[.J134]+[.M134]+[.N134])/3;0)" office:value-type="float" office:value="21" calcext:value-type="float">
            <text:p>21</text:p>
          </table:table-cell>
          <table:table-cell table:style-name="ce70" table:formula="of:=[.F134]*LOG10([.S134]+2)" office:value-type="float" office:value="4.08518350805278" calcext:value-type="float">
            <text:p>4,0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3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35]=&quot;взв&quot;;11;[.G135]=&quot;накл&quot;;24;[.G135]=&quot;прокл&quot;;25;[.G135]=&quot;пт&quot;;26;[.G135]=90;10;[.G135]=85;10;[.G135]=80;9;[.G135]=75;8;[.G135]=70;8;[.G135]=65;7;[.G135]=60;7;[.G135]=55;6;[.G135]=50;6;[.G135]=45;6;[.G135]=40;5;[.G135]=35;4;[.G135]=30;4;[.G135]=25;3;[.G135]=20;2;[.G135]=15;1;[.G135]=10;1;[.G135]=0;0)" office:value-type="float" office:value="0" calcext:value-type="float">
            <text:p>0</text:p>
          </table:table-cell>
          <table:table-cell table:formula="of:=IF([.H135]&lt;=1;0;IF([.H135]&lt;=10;11;IF([.H135]&lt;=14;12;IF([.H135]&lt;=17;13;IF([.H135]&lt;=20;14;IF([.H135]&lt;=22;15;IF([.H135]&lt;=25;16;IF([.H135]&lt;=27;17;IF([.H135]&lt;=29;18;IF([.H135]&lt;=32;19;IF([.H135]&lt;=34;20;IF([.H135]&lt;=36;21;IF([.H135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35]=&quot;взв&quot;;11;[.K135]=&quot;накл&quot;;24;[.K135]=&quot;прокл&quot;;25;[.K135]=&quot;пт&quot;;26;[.K135]=90;10;[.K135]=85;10;[.K135]=80;9;[.K135]=75;8;[.K135]=70;8;[.K135]=65;7;[.K135]=60;7;[.K135]=55;6;[.K135]=50;6;[.K135]=45;6;[.K135]=40;5;[.K135]=35;4;[.K135]=30;4;[.K135]=25;3;[.K135]=20;2;[.K135]=15;1;[.K135]=10;1;[.K135]=0;0)" office:value-type="float" office:value="0" calcext:value-type="float">
            <text:p>0</text:p>
          </table:table-cell>
          <table:table-cell table:formula="of:=IF([.L135]&lt;=1;0;IF([.L135]&lt;=10;11;IF([.L135]&lt;=14;12;IF([.L135]&lt;=17;13;IF([.L135]&lt;=20;14;IF([.L135]&lt;=22;15;IF([.L135]&lt;=25;16;IF([.L135]&lt;=27;17;IF([.L135]&lt;=29;18;IF([.L135]&lt;=32;19;IF([.L135]&lt;=34;20;IF([.L135]&lt;=36;21;IF([.L135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35]=&quot;взв&quot;;11;[.O135]=&quot;накл&quot;;24;[.O135]=&quot;прокл&quot;;25;[.O135]=&quot;пт&quot;;26;[.O135]=90;10;[.O135]=85;10;[.O135]=80;9;[.O135]=75;8;[.O135]=70;8;[.O135]=65;7;[.O135]=60;7;[.O135]=55;6;[.O135]=50;6;[.O135]=45;6;[.O135]=40;5;[.O135]=35;4;[.O135]=30;4;[.O135]=25;3;[.O135]=20;2;[.O135]=15;1;[.O135]=10;1;[.O135]=0;0)" office:value-type="float" office:value="0" calcext:value-type="float">
            <text:p>0</text:p>
          </table:table-cell>
          <table:table-cell table:formula="of:=IF([.P135]&lt;=1;0;IF([.P135]&lt;=10;11;IF([.P135]&lt;=14;12;IF([.P135]&lt;=17;13;IF([.P135]&lt;=20;14;IF([.P135]&lt;=22;15;IF([.P135]&lt;=25;16;IF([.P135]&lt;=27;17;IF([.P135]&lt;=29;18;IF([.P135]&lt;=32;19;IF([.P135]&lt;=34;20;IF([.P135]&lt;=36;21;IF([.P135]&lt;=40;22;24)))))))))))))" office:value-type="float" office:value="19" calcext:value-type="float">
            <text:p>19</text:p>
          </table:table-cell>
          <table:table-cell table:formula="of:=ROUND(([.Q135]+[.R135]+[.I135]+[.J135]+[.M135]+[.N135])/3;0)" office:value-type="float" office:value="18" calcext:value-type="float">
            <text:p>18</text:p>
          </table:table-cell>
          <table:table-cell table:style-name="ce70" table:formula="of:=[.F135]*LOG10([.S135]+2)" office:value-type="float" office:value="3.90308998699194" calcext:value-type="float">
            <text:p>3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5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36]=&quot;взв&quot;;11;[.G136]=&quot;накл&quot;;24;[.G136]=&quot;прокл&quot;;25;[.G136]=&quot;пт&quot;;26;[.G136]=90;10;[.G136]=85;10;[.G136]=80;9;[.G136]=75;8;[.G136]=70;8;[.G136]=65;7;[.G136]=60;7;[.G136]=55;6;[.G136]=50;6;[.G136]=45;6;[.G136]=40;5;[.G136]=35;4;[.G136]=30;4;[.G136]=25;3;[.G136]=20;2;[.G136]=15;1;[.G136]=10;1;[.G136]=0;0)" office:value-type="float" office:value="6" calcext:value-type="float">
            <text:p>6</text:p>
          </table:table-cell>
          <table:table-cell table:formula="of:=IF([.H136]&lt;=1;0;IF([.H136]&lt;=10;11;IF([.H136]&lt;=14;12;IF([.H136]&lt;=17;13;IF([.H136]&lt;=20;14;IF([.H136]&lt;=22;15;IF([.H136]&lt;=25;16;IF([.H136]&lt;=27;17;IF([.H136]&lt;=29;18;IF([.H136]&lt;=32;19;IF([.H136]&lt;=34;20;IF([.H136]&lt;=36;21;IF([.H13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36]=&quot;взв&quot;;11;[.K136]=&quot;накл&quot;;24;[.K136]=&quot;прокл&quot;;25;[.K136]=&quot;пт&quot;;26;[.K136]=90;10;[.K136]=85;10;[.K136]=80;9;[.K136]=75;8;[.K136]=70;8;[.K136]=65;7;[.K136]=60;7;[.K136]=55;6;[.K136]=50;6;[.K136]=45;6;[.K136]=40;5;[.K136]=35;4;[.K136]=30;4;[.K136]=25;3;[.K136]=20;2;[.K136]=15;1;[.K136]=10;1;[.K136]=0;0)" office:value-type="float" office:value="6" calcext:value-type="float">
            <text:p>6</text:p>
          </table:table-cell>
          <table:table-cell table:formula="of:=IF([.L136]&lt;=1;0;IF([.L136]&lt;=10;11;IF([.L136]&lt;=14;12;IF([.L136]&lt;=17;13;IF([.L136]&lt;=20;14;IF([.L136]&lt;=22;15;IF([.L136]&lt;=25;16;IF([.L136]&lt;=27;17;IF([.L136]&lt;=29;18;IF([.L136]&lt;=32;19;IF([.L136]&lt;=34;20;IF([.L136]&lt;=36;21;IF([.L13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36]=&quot;взв&quot;;11;[.O136]=&quot;накл&quot;;24;[.O136]=&quot;прокл&quot;;25;[.O136]=&quot;пт&quot;;26;[.O136]=90;10;[.O136]=85;10;[.O136]=80;9;[.O136]=75;8;[.O136]=70;8;[.O136]=65;7;[.O136]=60;7;[.O136]=55;6;[.O136]=50;6;[.O136]=45;6;[.O136]=40;5;[.O136]=35;4;[.O136]=30;4;[.O136]=25;3;[.O136]=20;2;[.O136]=15;1;[.O136]=10;1;[.O136]=0;0)" office:value-type="float" office:value="6" calcext:value-type="float">
            <text:p>6</text:p>
          </table:table-cell>
          <table:table-cell table:formula="of:=IF([.P136]&lt;=1;0;IF([.P136]&lt;=10;11;IF([.P136]&lt;=14;12;IF([.P136]&lt;=17;13;IF([.P136]&lt;=20;14;IF([.P136]&lt;=22;15;IF([.P136]&lt;=25;16;IF([.P136]&lt;=27;17;IF([.P136]&lt;=29;18;IF([.P136]&lt;=32;19;IF([.P136]&lt;=34;20;IF([.P136]&lt;=36;21;IF([.P136]&lt;=40;22;24)))))))))))))" office:value-type="float" office:value="0" calcext:value-type="float">
            <text:p>0</text:p>
          </table:table-cell>
          <table:table-cell table:formula="of:=ROUND(([.Q136]+[.R136]+[.I136]+[.J136]+[.M136]+[.N136])/3;0)" office:value-type="float" office:value="6" calcext:value-type="float">
            <text:p>6</text:p>
          </table:table-cell>
          <table:table-cell table:style-name="ce70" table:formula="of:=[.F136]*LOG10([.S136]+2)" office:value-type="float" office:value="2.70926996097583" calcext:value-type="float">
            <text:p>2,7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6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G137]=&quot;взв&quot;;11;[.G137]=&quot;накл&quot;;24;[.G137]=&quot;прокл&quot;;25;[.G137]=&quot;пт&quot;;26;[.G137]=90;10;[.G137]=85;10;[.G137]=80;9;[.G137]=75;8;[.G137]=70;8;[.G137]=65;7;[.G137]=60;7;[.G137]=55;6;[.G137]=50;6;[.G137]=45;6;[.G137]=40;5;[.G137]=35;4;[.G137]=30;4;[.G137]=25;3;[.G137]=20;2;[.G137]=15;1;[.G137]=10;1;[.G137]=0;0)" office:value-type="float" office:value="0" calcext:value-type="float">
            <text:p>0</text:p>
          </table:table-cell>
          <table:table-cell table:formula="of:=IF([.H137]&lt;=1;0;IF([.H137]&lt;=10;11;IF([.H137]&lt;=14;12;IF([.H137]&lt;=17;13;IF([.H137]&lt;=20;14;IF([.H137]&lt;=22;15;IF([.H137]&lt;=25;16;IF([.H137]&lt;=27;17;IF([.H137]&lt;=29;18;IF([.H137]&lt;=32;19;IF([.H137]&lt;=34;20;IF([.H137]&lt;=36;21;IF([.H137]&lt;=40;22;24)))))))))))))" office:value-type="float" office:value="24" calcext:value-type="float">
            <text:p>2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K137]=&quot;взв&quot;;11;[.K137]=&quot;накл&quot;;24;[.K137]=&quot;прокл&quot;;25;[.K137]=&quot;пт&quot;;26;[.K137]=90;10;[.K137]=85;10;[.K137]=80;9;[.K137]=75;8;[.K137]=70;8;[.K137]=65;7;[.K137]=60;7;[.K137]=55;6;[.K137]=50;6;[.K137]=45;6;[.K137]=40;5;[.K137]=35;4;[.K137]=30;4;[.K137]=25;3;[.K137]=20;2;[.K137]=15;1;[.K137]=10;1;[.K137]=0;0)" office:value-type="float" office:value="0" calcext:value-type="float">
            <text:p>0</text:p>
          </table:table-cell>
          <table:table-cell table:formula="of:=IF([.L137]&lt;=1;0;IF([.L137]&lt;=10;11;IF([.L137]&lt;=14;12;IF([.L137]&lt;=17;13;IF([.L137]&lt;=20;14;IF([.L137]&lt;=22;15;IF([.L137]&lt;=25;16;IF([.L137]&lt;=27;17;IF([.L137]&lt;=29;18;IF([.L137]&lt;=32;19;IF([.L137]&lt;=34;20;IF([.L137]&lt;=36;21;IF([.L137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137]=&quot;взв&quot;;11;[.O137]=&quot;накл&quot;;24;[.O137]=&quot;прокл&quot;;25;[.O137]=&quot;пт&quot;;26;[.O137]=90;10;[.O137]=85;10;[.O137]=80;9;[.O137]=75;8;[.O137]=70;8;[.O137]=65;7;[.O137]=60;7;[.O137]=55;6;[.O137]=50;6;[.O137]=45;6;[.O137]=40;5;[.O137]=35;4;[.O137]=30;4;[.O137]=25;3;[.O137]=20;2;[.O137]=15;1;[.O137]=10;1;[.O137]=0;0)" office:value-type="float" office:value="0" calcext:value-type="float">
            <text:p>0</text:p>
          </table:table-cell>
          <table:table-cell table:formula="of:=IF([.P137]&lt;=1;0;IF([.P137]&lt;=10;11;IF([.P137]&lt;=14;12;IF([.P137]&lt;=17;13;IF([.P137]&lt;=20;14;IF([.P137]&lt;=22;15;IF([.P137]&lt;=25;16;IF([.P137]&lt;=27;17;IF([.P137]&lt;=29;18;IF([.P137]&lt;=32;19;IF([.P137]&lt;=34;20;IF([.P137]&lt;=36;21;IF([.P137]&lt;=40;22;24)))))))))))))" office:value-type="float" office:value="24" calcext:value-type="float">
            <text:p>24</text:p>
          </table:table-cell>
          <table:table-cell table:formula="of:=ROUND(([.Q137]+[.R137]+[.I137]+[.J137]+[.M137]+[.N137])/3;0)" office:value-type="float" office:value="24" calcext:value-type="float">
            <text:p>24</text:p>
          </table:table-cell>
          <table:table-cell table:style-name="ce70" table:formula="of:=[.F137]*LOG10([.S137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6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38]=&quot;взв&quot;;11;[.G138]=&quot;накл&quot;;24;[.G138]=&quot;прокл&quot;;25;[.G138]=&quot;пт&quot;;26;[.G138]=90;10;[.G138]=85;10;[.G138]=80;9;[.G138]=75;8;[.G138]=70;8;[.G138]=65;7;[.G138]=60;7;[.G138]=55;6;[.G138]=50;6;[.G138]=45;6;[.G138]=40;5;[.G138]=35;4;[.G138]=30;4;[.G138]=25;3;[.G138]=20;2;[.G138]=15;1;[.G138]=10;1;[.G138]=0;0)" office:value-type="float" office:value="0" calcext:value-type="float">
            <text:p>0</text:p>
          </table:table-cell>
          <table:table-cell table:formula="of:=IF([.H138]&lt;=1;0;IF([.H138]&lt;=10;11;IF([.H138]&lt;=14;12;IF([.H138]&lt;=17;13;IF([.H138]&lt;=20;14;IF([.H138]&lt;=22;15;IF([.H138]&lt;=25;16;IF([.H138]&lt;=27;17;IF([.H138]&lt;=29;18;IF([.H138]&lt;=32;19;IF([.H138]&lt;=34;20;IF([.H138]&lt;=36;21;IF([.H138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38]=&quot;взв&quot;;11;[.K138]=&quot;накл&quot;;24;[.K138]=&quot;прокл&quot;;25;[.K138]=&quot;пт&quot;;26;[.K138]=90;10;[.K138]=85;10;[.K138]=80;9;[.K138]=75;8;[.K138]=70;8;[.K138]=65;7;[.K138]=60;7;[.K138]=55;6;[.K138]=50;6;[.K138]=45;6;[.K138]=40;5;[.K138]=35;4;[.K138]=30;4;[.K138]=25;3;[.K138]=20;2;[.K138]=15;1;[.K138]=10;1;[.K138]=0;0)" office:value-type="float" office:value="0" calcext:value-type="float">
            <text:p>0</text:p>
          </table:table-cell>
          <table:table-cell table:formula="of:=IF([.L138]&lt;=1;0;IF([.L138]&lt;=10;11;IF([.L138]&lt;=14;12;IF([.L138]&lt;=17;13;IF([.L138]&lt;=20;14;IF([.L138]&lt;=22;15;IF([.L138]&lt;=25;16;IF([.L138]&lt;=27;17;IF([.L138]&lt;=29;18;IF([.L138]&lt;=32;19;IF([.L138]&lt;=34;20;IF([.L138]&lt;=36;21;IF([.L138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38]=&quot;взв&quot;;11;[.O138]=&quot;накл&quot;;24;[.O138]=&quot;прокл&quot;;25;[.O138]=&quot;пт&quot;;26;[.O138]=90;10;[.O138]=85;10;[.O138]=80;9;[.O138]=75;8;[.O138]=70;8;[.O138]=65;7;[.O138]=60;7;[.O138]=55;6;[.O138]=50;6;[.O138]=45;6;[.O138]=40;5;[.O138]=35;4;[.O138]=30;4;[.O138]=25;3;[.O138]=20;2;[.O138]=15;1;[.O138]=10;1;[.O138]=0;0)" office:value-type="float" office:value="0" calcext:value-type="float">
            <text:p>0</text:p>
          </table:table-cell>
          <table:table-cell table:formula="of:=IF([.P138]&lt;=1;0;IF([.P138]&lt;=10;11;IF([.P138]&lt;=14;12;IF([.P138]&lt;=17;13;IF([.P138]&lt;=20;14;IF([.P138]&lt;=22;15;IF([.P138]&lt;=25;16;IF([.P138]&lt;=27;17;IF([.P138]&lt;=29;18;IF([.P138]&lt;=32;19;IF([.P138]&lt;=34;20;IF([.P138]&lt;=36;21;IF([.P138]&lt;=40;22;24)))))))))))))" office:value-type="float" office:value="19" calcext:value-type="float">
            <text:p>19</text:p>
          </table:table-cell>
          <table:table-cell table:formula="of:=ROUND(([.Q138]+[.R138]+[.I138]+[.J138]+[.M138]+[.N138])/3;0)" office:value-type="float" office:value="19" calcext:value-type="float">
            <text:p>19</text:p>
          </table:table-cell>
          <table:table-cell table:style-name="ce70" table:formula="of:=[.F138]*LOG10([.S138]+2)" office:value-type="float" office:value="3.96665788420176" calcext:value-type="float">
            <text:p>3,9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8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39]=&quot;взв&quot;;11;[.G139]=&quot;накл&quot;;24;[.G139]=&quot;прокл&quot;;25;[.G139]=&quot;пт&quot;;26;[.G139]=90;10;[.G139]=85;10;[.G139]=80;9;[.G139]=75;8;[.G139]=70;8;[.G139]=65;7;[.G139]=60;7;[.G139]=55;6;[.G139]=50;6;[.G139]=45;6;[.G139]=40;5;[.G139]=35;4;[.G139]=30;4;[.G139]=25;3;[.G139]=20;2;[.G139]=15;1;[.G139]=10;1;[.G139]=0;0)" office:value-type="float" office:value="0" calcext:value-type="float">
            <text:p>0</text:p>
          </table:table-cell>
          <table:table-cell table:formula="of:=IF([.H139]&lt;=1;0;IF([.H139]&lt;=10;11;IF([.H139]&lt;=14;12;IF([.H139]&lt;=17;13;IF([.H139]&lt;=20;14;IF([.H139]&lt;=22;15;IF([.H139]&lt;=25;16;IF([.H139]&lt;=27;17;IF([.H139]&lt;=29;18;IF([.H139]&lt;=32;19;IF([.H139]&lt;=34;20;IF([.H139]&lt;=36;21;IF([.H139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39]=&quot;взв&quot;;11;[.K139]=&quot;накл&quot;;24;[.K139]=&quot;прокл&quot;;25;[.K139]=&quot;пт&quot;;26;[.K139]=90;10;[.K139]=85;10;[.K139]=80;9;[.K139]=75;8;[.K139]=70;8;[.K139]=65;7;[.K139]=60;7;[.K139]=55;6;[.K139]=50;6;[.K139]=45;6;[.K139]=40;5;[.K139]=35;4;[.K139]=30;4;[.K139]=25;3;[.K139]=20;2;[.K139]=15;1;[.K139]=10;1;[.K139]=0;0)" office:value-type="float" office:value="0" calcext:value-type="float">
            <text:p>0</text:p>
          </table:table-cell>
          <table:table-cell table:formula="of:=IF([.L139]&lt;=1;0;IF([.L139]&lt;=10;11;IF([.L139]&lt;=14;12;IF([.L139]&lt;=17;13;IF([.L139]&lt;=20;14;IF([.L139]&lt;=22;15;IF([.L139]&lt;=25;16;IF([.L139]&lt;=27;17;IF([.L139]&lt;=29;18;IF([.L139]&lt;=32;19;IF([.L139]&lt;=34;20;IF([.L139]&lt;=36;21;IF([.L139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39]=&quot;взв&quot;;11;[.O139]=&quot;накл&quot;;24;[.O139]=&quot;прокл&quot;;25;[.O139]=&quot;пт&quot;;26;[.O139]=90;10;[.O139]=85;10;[.O139]=80;9;[.O139]=75;8;[.O139]=70;8;[.O139]=65;7;[.O139]=60;7;[.O139]=55;6;[.O139]=50;6;[.O139]=45;6;[.O139]=40;5;[.O139]=35;4;[.O139]=30;4;[.O139]=25;3;[.O139]=20;2;[.O139]=15;1;[.O139]=10;1;[.O139]=0;0)" office:value-type="float" office:value="0" calcext:value-type="float">
            <text:p>0</text:p>
          </table:table-cell>
          <table:table-cell table:formula="of:=IF([.P139]&lt;=1;0;IF([.P139]&lt;=10;11;IF([.P139]&lt;=14;12;IF([.P139]&lt;=17;13;IF([.P139]&lt;=20;14;IF([.P139]&lt;=22;15;IF([.P139]&lt;=25;16;IF([.P139]&lt;=27;17;IF([.P139]&lt;=29;18;IF([.P139]&lt;=32;19;IF([.P139]&lt;=34;20;IF([.P139]&lt;=36;21;IF([.P139]&lt;=40;22;24)))))))))))))" office:value-type="float" office:value="19" calcext:value-type="float">
            <text:p>19</text:p>
          </table:table-cell>
          <table:table-cell table:formula="of:=ROUND(([.Q139]+[.R139]+[.I139]+[.J139]+[.M139]+[.N139])/3;0)" office:value-type="float" office:value="19" calcext:value-type="float">
            <text:p>19</text:p>
          </table:table-cell>
          <table:table-cell table:style-name="ce70" table:formula="of:=[.F139]*LOG10([.S139]+2)" office:value-type="float" office:value="3.96665788420176" calcext:value-type="float">
            <text:p>3,9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8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140]=&quot;взв&quot;;11;[.G140]=&quot;накл&quot;;24;[.G140]=&quot;прокл&quot;;25;[.G140]=&quot;пт&quot;;26;[.G140]=90;10;[.G140]=85;10;[.G140]=80;9;[.G140]=75;8;[.G140]=70;8;[.G140]=65;7;[.G140]=60;7;[.G140]=55;6;[.G140]=50;6;[.G140]=45;6;[.G140]=40;5;[.G140]=35;4;[.G140]=30;4;[.G140]=25;3;[.G140]=20;2;[.G140]=15;1;[.G140]=10;1;[.G140]=0;0)" office:value-type="float" office:value="0" calcext:value-type="float">
            <text:p>0</text:p>
          </table:table-cell>
          <table:table-cell table:formula="of:=IF([.H140]&lt;=1;0;IF([.H140]&lt;=10;11;IF([.H140]&lt;=14;12;IF([.H140]&lt;=17;13;IF([.H140]&lt;=20;14;IF([.H140]&lt;=22;15;IF([.H140]&lt;=25;16;IF([.H140]&lt;=27;17;IF([.H140]&lt;=29;18;IF([.H140]&lt;=32;19;IF([.H140]&lt;=34;20;IF([.H140]&lt;=36;21;IF([.H140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40]=&quot;взв&quot;;11;[.K140]=&quot;накл&quot;;24;[.K140]=&quot;прокл&quot;;25;[.K140]=&quot;пт&quot;;26;[.K140]=90;10;[.K140]=85;10;[.K140]=80;9;[.K140]=75;8;[.K140]=70;8;[.K140]=65;7;[.K140]=60;7;[.K140]=55;6;[.K140]=50;6;[.K140]=45;6;[.K140]=40;5;[.K140]=35;4;[.K140]=30;4;[.K140]=25;3;[.K140]=20;2;[.K140]=15;1;[.K140]=10;1;[.K140]=0;0)" office:value-type="float" office:value="0" calcext:value-type="float">
            <text:p>0</text:p>
          </table:table-cell>
          <table:table-cell table:formula="of:=IF([.L140]&lt;=1;0;IF([.L140]&lt;=10;11;IF([.L140]&lt;=14;12;IF([.L140]&lt;=17;13;IF([.L140]&lt;=20;14;IF([.L140]&lt;=22;15;IF([.L140]&lt;=25;16;IF([.L140]&lt;=27;17;IF([.L140]&lt;=29;18;IF([.L140]&lt;=32;19;IF([.L140]&lt;=34;20;IF([.L140]&lt;=36;21;IF([.L140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40]=&quot;взв&quot;;11;[.O140]=&quot;накл&quot;;24;[.O140]=&quot;прокл&quot;;25;[.O140]=&quot;пт&quot;;26;[.O140]=90;10;[.O140]=85;10;[.O140]=80;9;[.O140]=75;8;[.O140]=70;8;[.O140]=65;7;[.O140]=60;7;[.O140]=55;6;[.O140]=50;6;[.O140]=45;6;[.O140]=40;5;[.O140]=35;4;[.O140]=30;4;[.O140]=25;3;[.O140]=20;2;[.O140]=15;1;[.O140]=10;1;[.O140]=0;0)" office:value-type="float" office:value="0" calcext:value-type="float">
            <text:p>0</text:p>
          </table:table-cell>
          <table:table-cell table:formula="of:=IF([.P140]&lt;=1;0;IF([.P140]&lt;=10;11;IF([.P140]&lt;=14;12;IF([.P140]&lt;=17;13;IF([.P140]&lt;=20;14;IF([.P140]&lt;=22;15;IF([.P140]&lt;=25;16;IF([.P140]&lt;=27;17;IF([.P140]&lt;=29;18;IF([.P140]&lt;=32;19;IF([.P140]&lt;=34;20;IF([.P140]&lt;=36;21;IF([.P140]&lt;=40;22;24)))))))))))))" office:value-type="float" office:value="22" calcext:value-type="float">
            <text:p>22</text:p>
          </table:table-cell>
          <table:table-cell table:formula="of:=ROUND(([.Q140]+[.R140]+[.I140]+[.J140]+[.M140]+[.N140])/3;0)" office:value-type="float" office:value="22" calcext:value-type="float">
            <text:p>22</text:p>
          </table:table-cell>
          <table:table-cell table:style-name="ce70" table:formula="of:=[.F140]*LOG10([.S140]+2)" office:value-type="float" office:value="4.14063372513482" calcext:value-type="float">
            <text:p>4,1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8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41]=&quot;взв&quot;;11;[.G141]=&quot;накл&quot;;24;[.G141]=&quot;прокл&quot;;25;[.G141]=&quot;пт&quot;;26;[.G141]=90;10;[.G141]=85;10;[.G141]=80;9;[.G141]=75;8;[.G141]=70;8;[.G141]=65;7;[.G141]=60;7;[.G141]=55;6;[.G141]=50;6;[.G141]=45;6;[.G141]=40;5;[.G141]=35;4;[.G141]=30;4;[.G141]=25;3;[.G141]=20;2;[.G141]=15;1;[.G141]=10;1;[.G141]=0;0)" office:value-type="float" office:value="10" calcext:value-type="float">
            <text:p>10</text:p>
          </table:table-cell>
          <table:table-cell table:formula="of:=IF([.H141]&lt;=1;0;IF([.H141]&lt;=10;11;IF([.H141]&lt;=14;12;IF([.H141]&lt;=17;13;IF([.H141]&lt;=20;14;IF([.H141]&lt;=22;15;IF([.H141]&lt;=25;16;IF([.H141]&lt;=27;17;IF([.H141]&lt;=29;18;IF([.H141]&lt;=32;19;IF([.H141]&lt;=34;20;IF([.H141]&lt;=36;21;IF([.H14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41]=&quot;взв&quot;;11;[.K141]=&quot;накл&quot;;24;[.K141]=&quot;прокл&quot;;25;[.K141]=&quot;пт&quot;;26;[.K141]=90;10;[.K141]=85;10;[.K141]=80;9;[.K141]=75;8;[.K141]=70;8;[.K141]=65;7;[.K141]=60;7;[.K141]=55;6;[.K141]=50;6;[.K141]=45;6;[.K141]=40;5;[.K141]=35;4;[.K141]=30;4;[.K141]=25;3;[.K141]=20;2;[.K141]=15;1;[.K141]=10;1;[.K141]=0;0)" office:value-type="float" office:value="10" calcext:value-type="float">
            <text:p>10</text:p>
          </table:table-cell>
          <table:table-cell table:formula="of:=IF([.L141]&lt;=1;0;IF([.L141]&lt;=10;11;IF([.L141]&lt;=14;12;IF([.L141]&lt;=17;13;IF([.L141]&lt;=20;14;IF([.L141]&lt;=22;15;IF([.L141]&lt;=25;16;IF([.L141]&lt;=27;17;IF([.L141]&lt;=29;18;IF([.L141]&lt;=32;19;IF([.L141]&lt;=34;20;IF([.L141]&lt;=36;21;IF([.L141]&lt;=40;22;24))))))))))))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41]=&quot;взв&quot;;11;[.O141]=&quot;накл&quot;;24;[.O141]=&quot;прокл&quot;;25;[.O141]=&quot;пт&quot;;26;[.O141]=90;10;[.O141]=85;10;[.O141]=80;9;[.O141]=75;8;[.O141]=70;8;[.O141]=65;7;[.O141]=60;7;[.O141]=55;6;[.O141]=50;6;[.O141]=45;6;[.O141]=40;5;[.O141]=35;4;[.O141]=30;4;[.O141]=25;3;[.O141]=20;2;[.O141]=15;1;[.O141]=10;1;[.O141]=0;0)" office:value-type="float" office:value="0" calcext:value-type="float">
            <text:p>0</text:p>
          </table:table-cell>
          <table:table-cell table:formula="of:=IF([.P141]&lt;=1;0;IF([.P141]&lt;=10;11;IF([.P141]&lt;=14;12;IF([.P141]&lt;=17;13;IF([.P141]&lt;=20;14;IF([.P141]&lt;=22;15;IF([.P141]&lt;=25;16;IF([.P141]&lt;=27;17;IF([.P141]&lt;=29;18;IF([.P141]&lt;=32;19;IF([.P141]&lt;=34;20;IF([.P141]&lt;=36;21;IF([.P141]&lt;=40;22;24)))))))))))))" office:value-type="float" office:value="16" calcext:value-type="float">
            <text:p>16</text:p>
          </table:table-cell>
          <table:table-cell table:formula="of:=ROUND(([.Q141]+[.R141]+[.I141]+[.J141]+[.M141]+[.N141])/3;0)" office:value-type="float" office:value="12" calcext:value-type="float">
            <text:p>12</text:p>
          </table:table-cell>
          <table:table-cell table:style-name="ce70" table:formula="of:=[.F141]*LOG10([.S141]+2)" office:value-type="float" office:value="3.43838410703471" calcext:value-type="float">
            <text:p>3,4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3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42]=&quot;взв&quot;;11;[.G142]=&quot;накл&quot;;24;[.G142]=&quot;прокл&quot;;25;[.G142]=&quot;пт&quot;;26;[.G142]=90;10;[.G142]=85;10;[.G142]=80;9;[.G142]=75;8;[.G142]=70;8;[.G142]=65;7;[.G142]=60;7;[.G142]=55;6;[.G142]=50;6;[.G142]=45;6;[.G142]=40;5;[.G142]=35;4;[.G142]=30;4;[.G142]=25;3;[.G142]=20;2;[.G142]=15;1;[.G142]=10;1;[.G142]=0;0)" office:value-type="float" office:value="10" calcext:value-type="float">
            <text:p>10</text:p>
          </table:table-cell>
          <table:table-cell table:formula="of:=IF([.H142]&lt;=1;0;IF([.H142]&lt;=10;11;IF([.H142]&lt;=14;12;IF([.H142]&lt;=17;13;IF([.H142]&lt;=20;14;IF([.H142]&lt;=22;15;IF([.H142]&lt;=25;16;IF([.H142]&lt;=27;17;IF([.H142]&lt;=29;18;IF([.H142]&lt;=32;19;IF([.H142]&lt;=34;20;IF([.H142]&lt;=36;21;IF([.H1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42]=&quot;взв&quot;;11;[.K142]=&quot;накл&quot;;24;[.K142]=&quot;прокл&quot;;25;[.K142]=&quot;пт&quot;;26;[.K142]=90;10;[.K142]=85;10;[.K142]=80;9;[.K142]=75;8;[.K142]=70;8;[.K142]=65;7;[.K142]=60;7;[.K142]=55;6;[.K142]=50;6;[.K142]=45;6;[.K142]=40;5;[.K142]=35;4;[.K142]=30;4;[.K142]=25;3;[.K142]=20;2;[.K142]=15;1;[.K142]=10;1;[.K142]=0;0)" office:value-type="float" office:value="10" calcext:value-type="float">
            <text:p>10</text:p>
          </table:table-cell>
          <table:table-cell table:formula="of:=IF([.L142]&lt;=1;0;IF([.L142]&lt;=10;11;IF([.L142]&lt;=14;12;IF([.L142]&lt;=17;13;IF([.L142]&lt;=20;14;IF([.L142]&lt;=22;15;IF([.L142]&lt;=25;16;IF([.L142]&lt;=27;17;IF([.L142]&lt;=29;18;IF([.L142]&lt;=32;19;IF([.L142]&lt;=34;20;IF([.L142]&lt;=36;21;IF([.L14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42]=&quot;взв&quot;;11;[.O142]=&quot;накл&quot;;24;[.O142]=&quot;прокл&quot;;25;[.O142]=&quot;пт&quot;;26;[.O142]=90;10;[.O142]=85;10;[.O142]=80;9;[.O142]=75;8;[.O142]=70;8;[.O142]=65;7;[.O142]=60;7;[.O142]=55;6;[.O142]=50;6;[.O142]=45;6;[.O142]=40;5;[.O142]=35;4;[.O142]=30;4;[.O142]=25;3;[.O142]=20;2;[.O142]=15;1;[.O142]=10;1;[.O142]=0;0)" office:value-type="float" office:value="10" calcext:value-type="float">
            <text:p>10</text:p>
          </table:table-cell>
          <table:table-cell table:formula="of:=IF([.P142]&lt;=1;0;IF([.P142]&lt;=10;11;IF([.P142]&lt;=14;12;IF([.P142]&lt;=17;13;IF([.P142]&lt;=20;14;IF([.P142]&lt;=22;15;IF([.P142]&lt;=25;16;IF([.P142]&lt;=27;17;IF([.P142]&lt;=29;18;IF([.P142]&lt;=32;19;IF([.P142]&lt;=34;20;IF([.P142]&lt;=36;21;IF([.P142]&lt;=40;22;24)))))))))))))" office:value-type="float" office:value="0" calcext:value-type="float">
            <text:p>0</text:p>
          </table:table-cell>
          <table:table-cell table:formula="of:=ROUND(([.Q142]+[.R142]+[.I142]+[.J142]+[.M142]+[.N142])/3;0)" office:value-type="float" office:value="10" calcext:value-type="float">
            <text:p>10</text:p>
          </table:table-cell>
          <table:table-cell table:style-name="ce70" table:formula="of:=[.F142]*LOG10([.S142]+2)" office:value-type="float" office:value="3.23754373814287" calcext:value-type="float">
            <text:p>3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7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43]=&quot;взв&quot;;11;[.G143]=&quot;накл&quot;;24;[.G143]=&quot;прокл&quot;;25;[.G143]=&quot;пт&quot;;26;[.G143]=90;10;[.G143]=85;10;[.G143]=80;9;[.G143]=75;8;[.G143]=70;8;[.G143]=65;7;[.G143]=60;7;[.G143]=55;6;[.G143]=50;6;[.G143]=45;6;[.G143]=40;5;[.G143]=35;4;[.G143]=30;4;[.G143]=25;3;[.G143]=20;2;[.G143]=15;1;[.G143]=10;1;[.G143]=0;0)" office:value-type="float" office:value="0" calcext:value-type="float">
            <text:p>0</text:p>
          </table:table-cell>
          <table:table-cell table:formula="of:=IF([.H143]&lt;=1;0;IF([.H143]&lt;=10;11;IF([.H143]&lt;=14;12;IF([.H143]&lt;=17;13;IF([.H143]&lt;=20;14;IF([.H143]&lt;=22;15;IF([.H143]&lt;=25;16;IF([.H143]&lt;=27;17;IF([.H143]&lt;=29;18;IF([.H143]&lt;=32;19;IF([.H143]&lt;=34;20;IF([.H143]&lt;=36;21;IF([.H143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43]=&quot;взв&quot;;11;[.K143]=&quot;накл&quot;;24;[.K143]=&quot;прокл&quot;;25;[.K143]=&quot;пт&quot;;26;[.K143]=90;10;[.K143]=85;10;[.K143]=80;9;[.K143]=75;8;[.K143]=70;8;[.K143]=65;7;[.K143]=60;7;[.K143]=55;6;[.K143]=50;6;[.K143]=45;6;[.K143]=40;5;[.K143]=35;4;[.K143]=30;4;[.K143]=25;3;[.K143]=20;2;[.K143]=15;1;[.K143]=10;1;[.K143]=0;0)" office:value-type="float" office:value="0" calcext:value-type="float">
            <text:p>0</text:p>
          </table:table-cell>
          <table:table-cell table:formula="of:=IF([.L143]&lt;=1;0;IF([.L143]&lt;=10;11;IF([.L143]&lt;=14;12;IF([.L143]&lt;=17;13;IF([.L143]&lt;=20;14;IF([.L143]&lt;=22;15;IF([.L143]&lt;=25;16;IF([.L143]&lt;=27;17;IF([.L143]&lt;=29;18;IF([.L143]&lt;=32;19;IF([.L143]&lt;=34;20;IF([.L143]&lt;=36;21;IF([.L143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143]=&quot;взв&quot;;11;[.O143]=&quot;накл&quot;;24;[.O143]=&quot;прокл&quot;;25;[.O143]=&quot;пт&quot;;26;[.O143]=90;10;[.O143]=85;10;[.O143]=80;9;[.O143]=75;8;[.O143]=70;8;[.O143]=65;7;[.O143]=60;7;[.O143]=55;6;[.O143]=50;6;[.O143]=45;6;[.O143]=40;5;[.O143]=35;4;[.O143]=30;4;[.O143]=25;3;[.O143]=20;2;[.O143]=15;1;[.O143]=10;1;[.O143]=0;0)" office:value-type="float" office:value="0" calcext:value-type="float">
            <text:p>0</text:p>
          </table:table-cell>
          <table:table-cell table:formula="of:=IF([.P143]&lt;=1;0;IF([.P143]&lt;=10;11;IF([.P143]&lt;=14;12;IF([.P143]&lt;=17;13;IF([.P143]&lt;=20;14;IF([.P143]&lt;=22;15;IF([.P143]&lt;=25;16;IF([.P143]&lt;=27;17;IF([.P143]&lt;=29;18;IF([.P143]&lt;=32;19;IF([.P143]&lt;=34;20;IF([.P143]&lt;=36;21;IF([.P143]&lt;=40;22;24)))))))))))))" office:value-type="float" office:value="0" calcext:value-type="float">
            <text:p>0</text:p>
          </table:table-cell>
          <table:table-cell table:formula="of:=ROUND(([.Q143]+[.R143]+[.I143]+[.J143]+[.M143]+[.N143])/3;0)" office:value-type="float" office:value="15" calcext:value-type="float">
            <text:p>15</text:p>
          </table:table-cell>
          <table:table-cell table:style-name="ce70" table:formula="of:=[.F143]*LOG10([.S143]+2)" office:value-type="float" office:value="3.69134676413482" calcext:value-type="float">
            <text:p>3,6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44]=&quot;взв&quot;;11;[.G144]=&quot;накл&quot;;24;[.G144]=&quot;прокл&quot;;25;[.G144]=&quot;пт&quot;;26;[.G144]=90;10;[.G144]=85;10;[.G144]=80;9;[.G144]=75;8;[.G144]=70;8;[.G144]=65;7;[.G144]=60;7;[.G144]=55;6;[.G144]=50;6;[.G144]=45;6;[.G144]=40;5;[.G144]=35;4;[.G144]=30;4;[.G144]=25;3;[.G144]=20;2;[.G144]=15;1;[.G144]=10;1;[.G144]=0;0)" office:value-type="float" office:value="4" calcext:value-type="float">
            <text:p>4</text:p>
          </table:table-cell>
          <table:table-cell table:formula="of:=IF([.H144]&lt;=1;0;IF([.H144]&lt;=10;11;IF([.H144]&lt;=14;12;IF([.H144]&lt;=17;13;IF([.H144]&lt;=20;14;IF([.H144]&lt;=22;15;IF([.H144]&lt;=25;16;IF([.H144]&lt;=27;17;IF([.H144]&lt;=29;18;IF([.H144]&lt;=32;19;IF([.H144]&lt;=34;20;IF([.H144]&lt;=36;21;IF([.H14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44]=&quot;взв&quot;;11;[.K144]=&quot;накл&quot;;24;[.K144]=&quot;прокл&quot;;25;[.K144]=&quot;пт&quot;;26;[.K144]=90;10;[.K144]=85;10;[.K144]=80;9;[.K144]=75;8;[.K144]=70;8;[.K144]=65;7;[.K144]=60;7;[.K144]=55;6;[.K144]=50;6;[.K144]=45;6;[.K144]=40;5;[.K144]=35;4;[.K144]=30;4;[.K144]=25;3;[.K144]=20;2;[.K144]=15;1;[.K144]=10;1;[.K144]=0;0)" office:value-type="float" office:value="4" calcext:value-type="float">
            <text:p>4</text:p>
          </table:table-cell>
          <table:table-cell table:formula="of:=IF([.L144]&lt;=1;0;IF([.L144]&lt;=10;11;IF([.L144]&lt;=14;12;IF([.L144]&lt;=17;13;IF([.L144]&lt;=20;14;IF([.L144]&lt;=22;15;IF([.L144]&lt;=25;16;IF([.L144]&lt;=27;17;IF([.L144]&lt;=29;18;IF([.L144]&lt;=32;19;IF([.L144]&lt;=34;20;IF([.L144]&lt;=36;21;IF([.L14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44]=&quot;взв&quot;;11;[.O144]=&quot;накл&quot;;24;[.O144]=&quot;прокл&quot;;25;[.O144]=&quot;пт&quot;;26;[.O144]=90;10;[.O144]=85;10;[.O144]=80;9;[.O144]=75;8;[.O144]=70;8;[.O144]=65;7;[.O144]=60;7;[.O144]=55;6;[.O144]=50;6;[.O144]=45;6;[.O144]=40;5;[.O144]=35;4;[.O144]=30;4;[.O144]=25;3;[.O144]=20;2;[.O144]=15;1;[.O144]=10;1;[.O144]=0;0)" office:value-type="float" office:value="4" calcext:value-type="float">
            <text:p>4</text:p>
          </table:table-cell>
          <table:table-cell table:formula="of:=IF([.P144]&lt;=1;0;IF([.P144]&lt;=10;11;IF([.P144]&lt;=14;12;IF([.P144]&lt;=17;13;IF([.P144]&lt;=20;14;IF([.P144]&lt;=22;15;IF([.P144]&lt;=25;16;IF([.P144]&lt;=27;17;IF([.P144]&lt;=29;18;IF([.P144]&lt;=32;19;IF([.P144]&lt;=34;20;IF([.P144]&lt;=36;21;IF([.P144]&lt;=40;22;24)))))))))))))" office:value-type="float" office:value="0" calcext:value-type="float">
            <text:p>0</text:p>
          </table:table-cell>
          <table:table-cell table:formula="of:=ROUND(([.Q144]+[.R144]+[.I144]+[.J144]+[.M144]+[.N144])/3;0)" office:value-type="float" office:value="4" calcext:value-type="float">
            <text:p>4</text:p>
          </table:table-cell>
          <table:table-cell table:style-name="ce70" table:formula="of:=[.F144]*LOG10([.S144]+2)" office:value-type="float" office:value="2.33445375115093" calcext:value-type="float">
            <text:p>2,3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45]=&quot;взв&quot;;11;[.G145]=&quot;накл&quot;;24;[.G145]=&quot;прокл&quot;;25;[.G145]=&quot;пт&quot;;26;[.G145]=90;10;[.G145]=85;10;[.G145]=80;9;[.G145]=75;8;[.G145]=70;8;[.G145]=65;7;[.G145]=60;7;[.G145]=55;6;[.G145]=50;6;[.G145]=45;6;[.G145]=40;5;[.G145]=35;4;[.G145]=30;4;[.G145]=25;3;[.G145]=20;2;[.G145]=15;1;[.G145]=10;1;[.G145]=0;0)" office:value-type="float" office:value="0" calcext:value-type="float">
            <text:p>0</text:p>
          </table:table-cell>
          <table:table-cell table:formula="of:=IF([.H145]&lt;=1;0;IF([.H145]&lt;=10;11;IF([.H145]&lt;=14;12;IF([.H145]&lt;=17;13;IF([.H145]&lt;=20;14;IF([.H145]&lt;=22;15;IF([.H145]&lt;=25;16;IF([.H145]&lt;=27;17;IF([.H145]&lt;=29;18;IF([.H145]&lt;=32;19;IF([.H145]&lt;=34;20;IF([.H145]&lt;=36;21;IF([.H145]&lt;=40;22;24)))))))))))))" office:value-type="float" office:value="22" calcext:value-type="float">
            <text:p>2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K145]=&quot;взв&quot;;11;[.K145]=&quot;накл&quot;;24;[.K145]=&quot;прокл&quot;;25;[.K145]=&quot;пт&quot;;26;[.K145]=90;10;[.K145]=85;10;[.K145]=80;9;[.K145]=75;8;[.K145]=70;8;[.K145]=65;7;[.K145]=60;7;[.K145]=55;6;[.K145]=50;6;[.K145]=45;6;[.K145]=40;5;[.K145]=35;4;[.K145]=30;4;[.K145]=25;3;[.K145]=20;2;[.K145]=15;1;[.K145]=10;1;[.K145]=0;0)" office:value-type="float" office:value="0" calcext:value-type="float">
            <text:p>0</text:p>
          </table:table-cell>
          <table:table-cell table:formula="of:=IF([.L145]&lt;=1;0;IF([.L145]&lt;=10;11;IF([.L145]&lt;=14;12;IF([.L145]&lt;=17;13;IF([.L145]&lt;=20;14;IF([.L145]&lt;=22;15;IF([.L145]&lt;=25;16;IF([.L145]&lt;=27;17;IF([.L145]&lt;=29;18;IF([.L145]&lt;=32;19;IF([.L145]&lt;=34;20;IF([.L145]&lt;=36;21;IF([.L145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145]=&quot;взв&quot;;11;[.O145]=&quot;накл&quot;;24;[.O145]=&quot;прокл&quot;;25;[.O145]=&quot;пт&quot;;26;[.O145]=90;10;[.O145]=85;10;[.O145]=80;9;[.O145]=75;8;[.O145]=70;8;[.O145]=65;7;[.O145]=60;7;[.O145]=55;6;[.O145]=50;6;[.O145]=45;6;[.O145]=40;5;[.O145]=35;4;[.O145]=30;4;[.O145]=25;3;[.O145]=20;2;[.O145]=15;1;[.O145]=10;1;[.O145]=0;0)" office:value-type="float" office:value="0" calcext:value-type="float">
            <text:p>0</text:p>
          </table:table-cell>
          <table:table-cell table:formula="of:=IF([.P145]&lt;=1;0;IF([.P145]&lt;=10;11;IF([.P145]&lt;=14;12;IF([.P145]&lt;=17;13;IF([.P145]&lt;=20;14;IF([.P145]&lt;=22;15;IF([.P145]&lt;=25;16;IF([.P145]&lt;=27;17;IF([.P145]&lt;=29;18;IF([.P145]&lt;=32;19;IF([.P145]&lt;=34;20;IF([.P145]&lt;=36;21;IF([.P145]&lt;=40;22;24)))))))))))))" office:value-type="float" office:value="22" calcext:value-type="float">
            <text:p>22</text:p>
          </table:table-cell>
          <table:table-cell table:formula="of:=ROUND(([.Q145]+[.R145]+[.I145]+[.J145]+[.M145]+[.N145])/3;0)" office:value-type="float" office:value="23" calcext:value-type="float">
            <text:p>23</text:p>
          </table:table-cell>
          <table:table-cell table:style-name="ce70" table:formula="of:=[.F145]*LOG10([.S145]+2)" office:value-type="float" office:value="4.19382002601611" calcext:value-type="float">
            <text:p>4,1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3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46]=&quot;взв&quot;;11;[.G146]=&quot;накл&quot;;24;[.G146]=&quot;прокл&quot;;25;[.G146]=&quot;пт&quot;;26;[.G146]=90;10;[.G146]=85;10;[.G146]=80;9;[.G146]=75;8;[.G146]=70;8;[.G146]=65;7;[.G146]=60;7;[.G146]=55;6;[.G146]=50;6;[.G146]=45;6;[.G146]=40;5;[.G146]=35;4;[.G146]=30;4;[.G146]=25;3;[.G146]=20;2;[.G146]=15;1;[.G146]=10;1;[.G146]=0;0)" office:value-type="float" office:value="1" calcext:value-type="float">
            <text:p>1</text:p>
          </table:table-cell>
          <table:table-cell table:formula="of:=IF([.H146]&lt;=1;0;IF([.H146]&lt;=10;11;IF([.H146]&lt;=14;12;IF([.H146]&lt;=17;13;IF([.H146]&lt;=20;14;IF([.H146]&lt;=22;15;IF([.H146]&lt;=25;16;IF([.H146]&lt;=27;17;IF([.H146]&lt;=29;18;IF([.H146]&lt;=32;19;IF([.H146]&lt;=34;20;IF([.H146]&lt;=36;21;IF([.H14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46]=&quot;взв&quot;;11;[.K146]=&quot;накл&quot;;24;[.K146]=&quot;прокл&quot;;25;[.K146]=&quot;пт&quot;;26;[.K146]=90;10;[.K146]=85;10;[.K146]=80;9;[.K146]=75;8;[.K146]=70;8;[.K146]=65;7;[.K146]=60;7;[.K146]=55;6;[.K146]=50;6;[.K146]=45;6;[.K146]=40;5;[.K146]=35;4;[.K146]=30;4;[.K146]=25;3;[.K146]=20;2;[.K146]=15;1;[.K146]=10;1;[.K146]=0;0)" office:value-type="float" office:value="1" calcext:value-type="float">
            <text:p>1</text:p>
          </table:table-cell>
          <table:table-cell table:formula="of:=IF([.L146]&lt;=1;0;IF([.L146]&lt;=10;11;IF([.L146]&lt;=14;12;IF([.L146]&lt;=17;13;IF([.L146]&lt;=20;14;IF([.L146]&lt;=22;15;IF([.L146]&lt;=25;16;IF([.L146]&lt;=27;17;IF([.L146]&lt;=29;18;IF([.L146]&lt;=32;19;IF([.L146]&lt;=34;20;IF([.L146]&lt;=36;21;IF([.L14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46]=&quot;взв&quot;;11;[.O146]=&quot;накл&quot;;24;[.O146]=&quot;прокл&quot;;25;[.O146]=&quot;пт&quot;;26;[.O146]=90;10;[.O146]=85;10;[.O146]=80;9;[.O146]=75;8;[.O146]=70;8;[.O146]=65;7;[.O146]=60;7;[.O146]=55;6;[.O146]=50;6;[.O146]=45;6;[.O146]=40;5;[.O146]=35;4;[.O146]=30;4;[.O146]=25;3;[.O146]=20;2;[.O146]=15;1;[.O146]=10;1;[.O146]=0;0)" office:value-type="float" office:value="1" calcext:value-type="float">
            <text:p>1</text:p>
          </table:table-cell>
          <table:table-cell table:formula="of:=IF([.P146]&lt;=1;0;IF([.P146]&lt;=10;11;IF([.P146]&lt;=14;12;IF([.P146]&lt;=17;13;IF([.P146]&lt;=20;14;IF([.P146]&lt;=22;15;IF([.P146]&lt;=25;16;IF([.P146]&lt;=27;17;IF([.P146]&lt;=29;18;IF([.P146]&lt;=32;19;IF([.P146]&lt;=34;20;IF([.P146]&lt;=36;21;IF([.P146]&lt;=40;22;24)))))))))))))" office:value-type="float" office:value="0" calcext:value-type="float">
            <text:p>0</text:p>
          </table:table-cell>
          <table:table-cell table:formula="of:=ROUND(([.Q146]+[.R146]+[.I146]+[.J146]+[.M146]+[.N146])/3;0)" office:value-type="float" office:value="1" calcext:value-type="float">
            <text:p>1</text:p>
          </table:table-cell>
          <table:table-cell table:style-name="ce70" table:formula="of:=[.F146]*LOG10([.S146]+2)" office:value-type="float" office:value="1.43136376415899" calcext:value-type="float">
            <text:p>1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G147]=&quot;взв&quot;;11;[.G147]=&quot;накл&quot;;24;[.G147]=&quot;прокл&quot;;25;[.G147]=&quot;пт&quot;;26;[.G147]=90;10;[.G147]=85;10;[.G147]=80;9;[.G147]=75;8;[.G147]=70;8;[.G147]=65;7;[.G147]=60;7;[.G147]=55;6;[.G147]=50;6;[.G147]=45;6;[.G147]=40;5;[.G147]=35;4;[.G147]=30;4;[.G147]=25;3;[.G147]=20;2;[.G147]=15;1;[.G147]=10;1;[.G147]=0;0)" office:value-type="float" office:value="0" calcext:value-type="float">
            <text:p>0</text:p>
          </table:table-cell>
          <table:table-cell table:formula="of:=IF([.H147]&lt;=1;0;IF([.H147]&lt;=10;11;IF([.H147]&lt;=14;12;IF([.H147]&lt;=17;13;IF([.H147]&lt;=20;14;IF([.H147]&lt;=22;15;IF([.H147]&lt;=25;16;IF([.H147]&lt;=27;17;IF([.H147]&lt;=29;18;IF([.H147]&lt;=32;19;IF([.H147]&lt;=34;20;IF([.H147]&lt;=36;21;IF([.H147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K147]=&quot;взв&quot;;11;[.K147]=&quot;накл&quot;;24;[.K147]=&quot;прокл&quot;;25;[.K147]=&quot;пт&quot;;26;[.K147]=90;10;[.K147]=85;10;[.K147]=80;9;[.K147]=75;8;[.K147]=70;8;[.K147]=65;7;[.K147]=60;7;[.K147]=55;6;[.K147]=50;6;[.K147]=45;6;[.K147]=40;5;[.K147]=35;4;[.K147]=30;4;[.K147]=25;3;[.K147]=20;2;[.K147]=15;1;[.K147]=10;1;[.K147]=0;0)" office:value-type="float" office:value="0" calcext:value-type="float">
            <text:p>0</text:p>
          </table:table-cell>
          <table:table-cell table:formula="of:=IF([.L147]&lt;=1;0;IF([.L147]&lt;=10;11;IF([.L147]&lt;=14;12;IF([.L147]&lt;=17;13;IF([.L147]&lt;=20;14;IF([.L147]&lt;=22;15;IF([.L147]&lt;=25;16;IF([.L147]&lt;=27;17;IF([.L147]&lt;=29;18;IF([.L147]&lt;=32;19;IF([.L147]&lt;=34;20;IF([.L147]&lt;=36;21;IF([.L14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47]=&quot;взв&quot;;11;[.O147]=&quot;накл&quot;;24;[.O147]=&quot;прокл&quot;;25;[.O147]=&quot;пт&quot;;26;[.O147]=90;10;[.O147]=85;10;[.O147]=80;9;[.O147]=75;8;[.O147]=70;8;[.O147]=65;7;[.O147]=60;7;[.O147]=55;6;[.O147]=50;6;[.O147]=45;6;[.O147]=40;5;[.O147]=35;4;[.O147]=30;4;[.O147]=25;3;[.O147]=20;2;[.O147]=15;1;[.O147]=10;1;[.O147]=0;0)" office:value-type="float" office:value="0" calcext:value-type="float">
            <text:p>0</text:p>
          </table:table-cell>
          <table:table-cell table:formula="of:=IF([.P147]&lt;=1;0;IF([.P147]&lt;=10;11;IF([.P147]&lt;=14;12;IF([.P147]&lt;=17;13;IF([.P147]&lt;=20;14;IF([.P147]&lt;=22;15;IF([.P147]&lt;=25;16;IF([.P147]&lt;=27;17;IF([.P147]&lt;=29;18;IF([.P147]&lt;=32;19;IF([.P147]&lt;=34;20;IF([.P147]&lt;=36;21;IF([.P147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147]*LOG10([.S147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48]=&quot;взв&quot;;11;[.G148]=&quot;накл&quot;;24;[.G148]=&quot;прокл&quot;;25;[.G148]=&quot;пт&quot;;26;[.G148]=90;10;[.G148]=85;10;[.G148]=80;9;[.G148]=75;8;[.G148]=70;8;[.G148]=65;7;[.G148]=60;7;[.G148]=55;6;[.G148]=50;6;[.G148]=45;6;[.G148]=40;5;[.G148]=35;4;[.G148]=30;4;[.G148]=25;3;[.G148]=20;2;[.G148]=15;1;[.G148]=10;1;[.G148]=0;0)" office:value-type="float" office:value="0" calcext:value-type="float">
            <text:p>0</text:p>
          </table:table-cell>
          <table:table-cell table:formula="of:=IF([.H148]&lt;=1;0;IF([.H148]&lt;=10;11;IF([.H148]&lt;=14;12;IF([.H148]&lt;=17;13;IF([.H148]&lt;=20;14;IF([.H148]&lt;=22;15;IF([.H148]&lt;=25;16;IF([.H148]&lt;=27;17;IF([.H148]&lt;=29;18;IF([.H148]&lt;=32;19;IF([.H148]&lt;=34;20;IF([.H148]&lt;=36;21;IF([.H148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48]=&quot;взв&quot;;11;[.K148]=&quot;накл&quot;;24;[.K148]=&quot;прокл&quot;;25;[.K148]=&quot;пт&quot;;26;[.K148]=90;10;[.K148]=85;10;[.K148]=80;9;[.K148]=75;8;[.K148]=70;8;[.K148]=65;7;[.K148]=60;7;[.K148]=55;6;[.K148]=50;6;[.K148]=45;6;[.K148]=40;5;[.K148]=35;4;[.K148]=30;4;[.K148]=25;3;[.K148]=20;2;[.K148]=15;1;[.K148]=10;1;[.K148]=0;0)" office:value-type="float" office:value="0" calcext:value-type="float">
            <text:p>0</text:p>
          </table:table-cell>
          <table:table-cell table:formula="of:=IF([.L148]&lt;=1;0;IF([.L148]&lt;=10;11;IF([.L148]&lt;=14;12;IF([.L148]&lt;=17;13;IF([.L148]&lt;=20;14;IF([.L148]&lt;=22;15;IF([.L148]&lt;=25;16;IF([.L148]&lt;=27;17;IF([.L148]&lt;=29;18;IF([.L148]&lt;=32;19;IF([.L148]&lt;=34;20;IF([.L148]&lt;=36;21;IF([.L148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48]=&quot;взв&quot;;11;[.O148]=&quot;накл&quot;;24;[.O148]=&quot;прокл&quot;;25;[.O148]=&quot;пт&quot;;26;[.O148]=90;10;[.O148]=85;10;[.O148]=80;9;[.O148]=75;8;[.O148]=70;8;[.O148]=65;7;[.O148]=60;7;[.O148]=55;6;[.O148]=50;6;[.O148]=45;6;[.O148]=40;5;[.O148]=35;4;[.O148]=30;4;[.O148]=25;3;[.O148]=20;2;[.O148]=15;1;[.O148]=10;1;[.O148]=0;0)" office:value-type="float" office:value="0" calcext:value-type="float">
            <text:p>0</text:p>
          </table:table-cell>
          <table:table-cell table:formula="of:=IF([.P148]&lt;=1;0;IF([.P148]&lt;=10;11;IF([.P148]&lt;=14;12;IF([.P148]&lt;=17;13;IF([.P148]&lt;=20;14;IF([.P148]&lt;=22;15;IF([.P148]&lt;=25;16;IF([.P148]&lt;=27;17;IF([.P148]&lt;=29;18;IF([.P148]&lt;=32;19;IF([.P148]&lt;=34;20;IF([.P148]&lt;=36;21;IF([.P148]&lt;=40;22;24)))))))))))))" office:value-type="float" office:value="20" calcext:value-type="float">
            <text:p>20</text:p>
          </table:table-cell>
          <table:table-cell table:formula="of:=ROUND(([.Q148]+[.R148]+[.I148]+[.J148]+[.M148]+[.N148])/3;0)" office:value-type="float" office:value="20" calcext:value-type="float">
            <text:p>20</text:p>
          </table:table-cell>
          <table:table-cell table:style-name="ce70" table:formula="of:=[.F148]*LOG10([.S148]+2)" office:value-type="float" office:value="4.02726804246662" calcext:value-type="float">
            <text:p>4,0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7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49]=&quot;взв&quot;;11;[.G149]=&quot;накл&quot;;24;[.G149]=&quot;прокл&quot;;25;[.G149]=&quot;пт&quot;;26;[.G149]=90;10;[.G149]=85;10;[.G149]=80;9;[.G149]=75;8;[.G149]=70;8;[.G149]=65;7;[.G149]=60;7;[.G149]=55;6;[.G149]=50;6;[.G149]=45;6;[.G149]=40;5;[.G149]=35;4;[.G149]=30;4;[.G149]=25;3;[.G149]=20;2;[.G149]=15;1;[.G149]=10;1;[.G149]=0;0)" office:value-type="float" office:value="24" calcext:value-type="float">
            <text:p>24</text:p>
          </table:table-cell>
          <table:table-cell table:formula="of:=IF([.H149]&lt;=1;0;IF([.H149]&lt;=10;11;IF([.H149]&lt;=14;12;IF([.H149]&lt;=17;13;IF([.H149]&lt;=20;14;IF([.H149]&lt;=22;15;IF([.H149]&lt;=25;16;IF([.H149]&lt;=27;17;IF([.H149]&lt;=29;18;IF([.H149]&lt;=32;19;IF([.H149]&lt;=34;20;IF([.H149]&lt;=36;21;IF([.H14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49]=&quot;взв&quot;;11;[.K149]=&quot;накл&quot;;24;[.K149]=&quot;прокл&quot;;25;[.K149]=&quot;пт&quot;;26;[.K149]=90;10;[.K149]=85;10;[.K149]=80;9;[.K149]=75;8;[.K149]=70;8;[.K149]=65;7;[.K149]=60;7;[.K149]=55;6;[.K149]=50;6;[.K149]=45;6;[.K149]=40;5;[.K149]=35;4;[.K149]=30;4;[.K149]=25;3;[.K149]=20;2;[.K149]=15;1;[.K149]=10;1;[.K149]=0;0)" office:value-type="float" office:value="24" calcext:value-type="float">
            <text:p>24</text:p>
          </table:table-cell>
          <table:table-cell table:formula="of:=IF([.L149]&lt;=1;0;IF([.L149]&lt;=10;11;IF([.L149]&lt;=14;12;IF([.L149]&lt;=17;13;IF([.L149]&lt;=20;14;IF([.L149]&lt;=22;15;IF([.L149]&lt;=25;16;IF([.L149]&lt;=27;17;IF([.L149]&lt;=29;18;IF([.L149]&lt;=32;19;IF([.L149]&lt;=34;20;IF([.L149]&lt;=36;21;IF([.L14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49]=&quot;взв&quot;;11;[.O149]=&quot;накл&quot;;24;[.O149]=&quot;прокл&quot;;25;[.O149]=&quot;пт&quot;;26;[.O149]=90;10;[.O149]=85;10;[.O149]=80;9;[.O149]=75;8;[.O149]=70;8;[.O149]=65;7;[.O149]=60;7;[.O149]=55;6;[.O149]=50;6;[.O149]=45;6;[.O149]=40;5;[.O149]=35;4;[.O149]=30;4;[.O149]=25;3;[.O149]=20;2;[.O149]=15;1;[.O149]=10;1;[.O149]=0;0)" office:value-type="float" office:value="24" calcext:value-type="float">
            <text:p>24</text:p>
          </table:table-cell>
          <table:table-cell table:formula="of:=IF([.P149]&lt;=1;0;IF([.P149]&lt;=10;11;IF([.P149]&lt;=14;12;IF([.P149]&lt;=17;13;IF([.P149]&lt;=20;14;IF([.P149]&lt;=22;15;IF([.P149]&lt;=25;16;IF([.P149]&lt;=27;17;IF([.P149]&lt;=29;18;IF([.P149]&lt;=32;19;IF([.P149]&lt;=34;20;IF([.P149]&lt;=36;21;IF([.P149]&lt;=40;22;24)))))))))))))" office:value-type="float" office:value="0" calcext:value-type="float">
            <text:p>0</text:p>
          </table:table-cell>
          <table:table-cell table:formula="of:=ROUND(([.Q149]+[.R149]+[.I149]+[.J149]+[.M149]+[.N149])/3;0)" office:value-type="float" office:value="24" calcext:value-type="float">
            <text:p>24</text:p>
          </table:table-cell>
          <table:table-cell table:style-name="ce70" table:formula="of:=[.F149]*LOG10([.S149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031</text:p>
          </table:table-cell>
          <table:table-cell table:style-name="ce10" office:value-type="date" office:date-value="2009-06-26" calcext:value-type="date">
            <text:p>26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Toloknyanka Yuzh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50]=&quot;взв&quot;;11;[.G150]=&quot;накл&quot;;24;[.G150]=&quot;прокл&quot;;25;[.G150]=&quot;пт&quot;;26;[.G150]=90;10;[.G150]=85;10;[.G150]=80;9;[.G150]=75;8;[.G150]=70;8;[.G150]=65;7;[.G150]=60;7;[.G150]=55;6;[.G150]=50;6;[.G150]=45;6;[.G150]=40;5;[.G150]=35;4;[.G150]=30;4;[.G150]=25;3;[.G150]=20;2;[.G150]=15;1;[.G150]=10;1;[.G150]=0;0)" office:value-type="float" office:value="25" calcext:value-type="float">
            <text:p>25</text:p>
          </table:table-cell>
          <table:table-cell table:formula="of:=IF([.H150]&lt;=1;0;IF([.H150]&lt;=10;11;IF([.H150]&lt;=14;12;IF([.H150]&lt;=17;13;IF([.H150]&lt;=20;14;IF([.H150]&lt;=22;15;IF([.H150]&lt;=25;16;IF([.H150]&lt;=27;17;IF([.H150]&lt;=29;18;IF([.H150]&lt;=32;19;IF([.H150]&lt;=34;20;IF([.H150]&lt;=36;21;IF([.H15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50]=&quot;взв&quot;;11;[.K150]=&quot;накл&quot;;24;[.K150]=&quot;прокл&quot;;25;[.K150]=&quot;пт&quot;;26;[.K150]=90;10;[.K150]=85;10;[.K150]=80;9;[.K150]=75;8;[.K150]=70;8;[.K150]=65;7;[.K150]=60;7;[.K150]=55;6;[.K150]=50;6;[.K150]=45;6;[.K150]=40;5;[.K150]=35;4;[.K150]=30;4;[.K150]=25;3;[.K150]=20;2;[.K150]=15;1;[.K150]=10;1;[.K150]=0;0)" office:value-type="float" office:value="26" calcext:value-type="float">
            <text:p>26</text:p>
          </table:table-cell>
          <table:table-cell table:formula="of:=IF([.L150]&lt;=1;0;IF([.L150]&lt;=10;11;IF([.L150]&lt;=14;12;IF([.L150]&lt;=17;13;IF([.L150]&lt;=20;14;IF([.L150]&lt;=22;15;IF([.L150]&lt;=25;16;IF([.L150]&lt;=27;17;IF([.L150]&lt;=29;18;IF([.L150]&lt;=32;19;IF([.L150]&lt;=34;20;IF([.L150]&lt;=36;21;IF([.L15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50]=&quot;взв&quot;;11;[.O150]=&quot;накл&quot;;24;[.O150]=&quot;прокл&quot;;25;[.O150]=&quot;пт&quot;;26;[.O150]=90;10;[.O150]=85;10;[.O150]=80;9;[.O150]=75;8;[.O150]=70;8;[.O150]=65;7;[.O150]=60;7;[.O150]=55;6;[.O150]=50;6;[.O150]=45;6;[.O150]=40;5;[.O150]=35;4;[.O150]=30;4;[.O150]=25;3;[.O150]=20;2;[.O150]=15;1;[.O150]=10;1;[.O150]=0;0)" office:value-type="float" office:value="0" calcext:value-type="float">
            <text:p>0</text:p>
          </table:table-cell>
          <table:table-cell table:formula="of:=IF([.P150]&lt;=1;0;IF([.P150]&lt;=10;11;IF([.P150]&lt;=14;12;IF([.P150]&lt;=17;13;IF([.P150]&lt;=20;14;IF([.P150]&lt;=22;15;IF([.P150]&lt;=25;16;IF([.P150]&lt;=27;17;IF([.P150]&lt;=29;18;IF([.P150]&lt;=32;19;IF([.P150]&lt;=34;20;IF([.P150]&lt;=36;21;IF([.P150]&lt;=40;22;24)))))))))))))" office:value-type="float" office:value="0" calcext:value-type="float">
            <text:p>0</text:p>
          </table:table-cell>
          <table:table-cell table:formula="of:=ROUND(([.Q150]+[.R150]+[.I150]+[.J150]+[.M150]+[.N150])/2;0)" office:value-type="float" office:value="26" calcext:value-type="float">
            <text:p>26</text:p>
          </table:table-cell>
          <table:table-cell table:style-name="ce70" table:formula="of:=[.F150]*LOG10([.S150]+2)" office:value-type="float" office:value="4.34147409402666" calcext:value-type="float">
            <text:p>4,3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92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51]=&quot;взв&quot;;11;[.G151]=&quot;накл&quot;;24;[.G151]=&quot;прокл&quot;;25;[.G151]=&quot;пт&quot;;26;[.G151]=90;10;[.G151]=85;10;[.G151]=80;9;[.G151]=75;8;[.G151]=70;8;[.G151]=65;7;[.G151]=60;7;[.G151]=55;6;[.G151]=50;6;[.G151]=45;6;[.G151]=40;5;[.G151]=35;4;[.G151]=30;4;[.G151]=25;3;[.G151]=20;2;[.G151]=15;1;[.G151]=10;1;[.G151]=0;0)" office:value-type="float" office:value="7" calcext:value-type="float">
            <text:p>7</text:p>
          </table:table-cell>
          <table:table-cell table:formula="of:=IF([.H151]&lt;=1;0;IF([.H151]&lt;=10;11;IF([.H151]&lt;=14;12;IF([.H151]&lt;=17;13;IF([.H151]&lt;=20;14;IF([.H151]&lt;=22;15;IF([.H151]&lt;=25;16;IF([.H151]&lt;=27;17;IF([.H151]&lt;=29;18;IF([.H151]&lt;=32;19;IF([.H151]&lt;=34;20;IF([.H151]&lt;=36;21;IF([.H15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51]=&quot;взв&quot;;11;[.K151]=&quot;накл&quot;;24;[.K151]=&quot;прокл&quot;;25;[.K151]=&quot;пт&quot;;26;[.K151]=90;10;[.K151]=85;10;[.K151]=80;9;[.K151]=75;8;[.K151]=70;8;[.K151]=65;7;[.K151]=60;7;[.K151]=55;6;[.K151]=50;6;[.K151]=45;6;[.K151]=40;5;[.K151]=35;4;[.K151]=30;4;[.K151]=25;3;[.K151]=20;2;[.K151]=15;1;[.K151]=10;1;[.K151]=0;0)" office:value-type="float" office:value="7" calcext:value-type="float">
            <text:p>7</text:p>
          </table:table-cell>
          <table:table-cell table:formula="of:=IF([.L151]&lt;=1;0;IF([.L151]&lt;=10;11;IF([.L151]&lt;=14;12;IF([.L151]&lt;=17;13;IF([.L151]&lt;=20;14;IF([.L151]&lt;=22;15;IF([.L151]&lt;=25;16;IF([.L151]&lt;=27;17;IF([.L151]&lt;=29;18;IF([.L151]&lt;=32;19;IF([.L151]&lt;=34;20;IF([.L151]&lt;=36;21;IF([.L15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51]=&quot;взв&quot;;11;[.O151]=&quot;накл&quot;;24;[.O151]=&quot;прокл&quot;;25;[.O151]=&quot;пт&quot;;26;[.O151]=90;10;[.O151]=85;10;[.O151]=80;9;[.O151]=75;8;[.O151]=70;8;[.O151]=65;7;[.O151]=60;7;[.O151]=55;6;[.O151]=50;6;[.O151]=45;6;[.O151]=40;5;[.O151]=35;4;[.O151]=30;4;[.O151]=25;3;[.O151]=20;2;[.O151]=15;1;[.O151]=10;1;[.O151]=0;0)" office:value-type="float" office:value="7" calcext:value-type="float">
            <text:p>7</text:p>
          </table:table-cell>
          <table:table-cell table:formula="of:=IF([.P151]&lt;=1;0;IF([.P151]&lt;=10;11;IF([.P151]&lt;=14;12;IF([.P151]&lt;=17;13;IF([.P151]&lt;=20;14;IF([.P151]&lt;=22;15;IF([.P151]&lt;=25;16;IF([.P151]&lt;=27;17;IF([.P151]&lt;=29;18;IF([.P151]&lt;=32;19;IF([.P151]&lt;=34;20;IF([.P151]&lt;=36;21;IF([.P151]&lt;=40;22;24)))))))))))))" office:value-type="float" office:value="0" calcext:value-type="float">
            <text:p>0</text:p>
          </table:table-cell>
          <table:table-cell table:formula="of:=ROUND(([.Q151]+[.R151]+[.I151]+[.J151]+[.M151]+[.N151])/3;0)" office:value-type="float" office:value="7" calcext:value-type="float">
            <text:p>7</text:p>
          </table:table-cell>
          <table:table-cell table:style-name="ce70" table:formula="of:=[.F151]*LOG10([.S151]+2)" office:value-type="float" office:value="2.86272752831797" calcext:value-type="float">
            <text:p>2,8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45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G152]=&quot;взв&quot;;11;[.G152]=&quot;накл&quot;;24;[.G152]=&quot;прокл&quot;;25;[.G152]=&quot;пт&quot;;26;[.G152]=90;10;[.G152]=85;10;[.G152]=80;9;[.G152]=75;8;[.G152]=70;8;[.G152]=65;7;[.G152]=60;7;[.G152]=55;6;[.G152]=50;6;[.G152]=45;6;[.G152]=40;5;[.G152]=35;4;[.G152]=30;4;[.G152]=25;3;[.G152]=20;2;[.G152]=15;1;[.G152]=10;1;[.G152]=0;0)" office:value-type="float" office:value="9" calcext:value-type="float">
            <text:p>9</text:p>
          </table:table-cell>
          <table:table-cell table:formula="of:=IF([.H152]&lt;=1;0;IF([.H152]&lt;=10;11;IF([.H152]&lt;=14;12;IF([.H152]&lt;=17;13;IF([.H152]&lt;=20;14;IF([.H152]&lt;=22;15;IF([.H152]&lt;=25;16;IF([.H152]&lt;=27;17;IF([.H152]&lt;=29;18;IF([.H152]&lt;=32;19;IF([.H152]&lt;=34;20;IF([.H152]&lt;=36;21;IF([.H15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52]=&quot;взв&quot;;11;[.K152]=&quot;накл&quot;;24;[.K152]=&quot;прокл&quot;;25;[.K152]=&quot;пт&quot;;26;[.K152]=90;10;[.K152]=85;10;[.K152]=80;9;[.K152]=75;8;[.K152]=70;8;[.K152]=65;7;[.K152]=60;7;[.K152]=55;6;[.K152]=50;6;[.K152]=45;6;[.K152]=40;5;[.K152]=35;4;[.K152]=30;4;[.K152]=25;3;[.K152]=20;2;[.K152]=15;1;[.K152]=10;1;[.K152]=0;0)" office:value-type="float" office:value="11" calcext:value-type="float">
            <text:p>11</text:p>
          </table:table-cell>
          <table:table-cell table:formula="of:=IF([.L152]&lt;=1;0;IF([.L152]&lt;=10;11;IF([.L152]&lt;=14;12;IF([.L152]&lt;=17;13;IF([.L152]&lt;=20;14;IF([.L152]&lt;=22;15;IF([.L152]&lt;=25;16;IF([.L152]&lt;=27;17;IF([.L152]&lt;=29;18;IF([.L152]&lt;=32;19;IF([.L152]&lt;=34;20;IF([.L152]&lt;=36;21;IF([.L152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152]=&quot;взв&quot;;11;[.O152]=&quot;накл&quot;;24;[.O152]=&quot;прокл&quot;;25;[.O152]=&quot;пт&quot;;26;[.O152]=90;10;[.O152]=85;10;[.O152]=80;9;[.O152]=75;8;[.O152]=70;8;[.O152]=65;7;[.O152]=60;7;[.O152]=55;6;[.O152]=50;6;[.O152]=45;6;[.O152]=40;5;[.O152]=35;4;[.O152]=30;4;[.O152]=25;3;[.O152]=20;2;[.O152]=15;1;[.O152]=10;1;[.O152]=0;0)" office:value-type="float" office:value="0" calcext:value-type="float">
            <text:p>0</text:p>
          </table:table-cell>
          <table:table-cell table:formula="of:=IF([.P152]&lt;=1;0;IF([.P152]&lt;=10;11;IF([.P152]&lt;=14;12;IF([.P152]&lt;=17;13;IF([.P152]&lt;=20;14;IF([.P152]&lt;=22;15;IF([.P152]&lt;=25;16;IF([.P152]&lt;=27;17;IF([.P152]&lt;=29;18;IF([.P152]&lt;=32;19;IF([.P152]&lt;=34;20;IF([.P152]&lt;=36;21;IF([.P152]&lt;=40;22;24)))))))))))))" office:value-type="float" office:value="14" calcext:value-type="float">
            <text:p>14</text:p>
          </table:table-cell>
          <table:table-cell table:formula="of:=ROUND(([.Q152]+[.R152]+[.I152]+[.J152]+[.M152]+[.N152])/3;0)" office:value-type="float" office:value="11" calcext:value-type="float">
            <text:p>11</text:p>
          </table:table-cell>
          <table:table-cell table:style-name="ce70" table:formula="of:=[.F152]*LOG10([.S152]+2)" office:value-type="float" office:value="3.34183005692051" calcext:value-type="float">
            <text:p>3,3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56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53]=&quot;взв&quot;;11;[.G153]=&quot;накл&quot;;24;[.G153]=&quot;прокл&quot;;25;[.G153]=&quot;пт&quot;;26;[.G153]=90;10;[.G153]=85;10;[.G153]=80;9;[.G153]=75;8;[.G153]=70;8;[.G153]=65;7;[.G153]=60;7;[.G153]=55;6;[.G153]=50;6;[.G153]=45;6;[.G153]=40;5;[.G153]=35;4;[.G153]=30;4;[.G153]=25;3;[.G153]=20;2;[.G153]=15;1;[.G153]=10;1;[.G153]=0;0)" office:value-type="float" office:value="0" calcext:value-type="float">
            <text:p>0</text:p>
          </table:table-cell>
          <table:table-cell table:formula="of:=IF([.H153]&lt;=1;0;IF([.H153]&lt;=10;11;IF([.H153]&lt;=14;12;IF([.H153]&lt;=17;13;IF([.H153]&lt;=20;14;IF([.H153]&lt;=22;15;IF([.H153]&lt;=25;16;IF([.H153]&lt;=27;17;IF([.H153]&lt;=29;18;IF([.H153]&lt;=32;19;IF([.H153]&lt;=34;20;IF([.H153]&lt;=36;21;IF([.H153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53]=&quot;взв&quot;;11;[.K153]=&quot;накл&quot;;24;[.K153]=&quot;прокл&quot;;25;[.K153]=&quot;пт&quot;;26;[.K153]=90;10;[.K153]=85;10;[.K153]=80;9;[.K153]=75;8;[.K153]=70;8;[.K153]=65;7;[.K153]=60;7;[.K153]=55;6;[.K153]=50;6;[.K153]=45;6;[.K153]=40;5;[.K153]=35;4;[.K153]=30;4;[.K153]=25;3;[.K153]=20;2;[.K153]=15;1;[.K153]=10;1;[.K153]=0;0)" office:value-type="float" office:value="0" calcext:value-type="float">
            <text:p>0</text:p>
          </table:table-cell>
          <table:table-cell table:formula="of:=IF([.L153]&lt;=1;0;IF([.L153]&lt;=10;11;IF([.L153]&lt;=14;12;IF([.L153]&lt;=17;13;IF([.L153]&lt;=20;14;IF([.L153]&lt;=22;15;IF([.L153]&lt;=25;16;IF([.L153]&lt;=27;17;IF([.L153]&lt;=29;18;IF([.L153]&lt;=32;19;IF([.L153]&lt;=34;20;IF([.L153]&lt;=36;21;IF([.L153]&lt;=40;22;24)))))))))))))"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O153]=&quot;взв&quot;;11;[.O153]=&quot;накл&quot;;24;[.O153]=&quot;прокл&quot;;25;[.O153]=&quot;пт&quot;;26;[.O153]=90;10;[.O153]=85;10;[.O153]=80;9;[.O153]=75;8;[.O153]=70;8;[.O153]=65;7;[.O153]=60;7;[.O153]=55;6;[.O153]=50;6;[.O153]=45;6;[.O153]=40;5;[.O153]=35;4;[.O153]=30;4;[.O153]=25;3;[.O153]=20;2;[.O153]=15;1;[.O153]=10;1;[.O153]=0;0)" office:value-type="float" office:value="0" calcext:value-type="float">
            <text:p>0</text:p>
          </table:table-cell>
          <table:table-cell table:formula="of:=IF([.P153]&lt;=1;0;IF([.P153]&lt;=10;11;IF([.P153]&lt;=14;12;IF([.P153]&lt;=17;13;IF([.P153]&lt;=20;14;IF([.P153]&lt;=22;15;IF([.P153]&lt;=25;16;IF([.P153]&lt;=27;17;IF([.P153]&lt;=29;18;IF([.P153]&lt;=32;19;IF([.P153]&lt;=34;20;IF([.P153]&lt;=36;21;IF([.P153]&lt;=40;22;24)))))))))))))" office:value-type="float" office:value="13" calcext:value-type="float">
            <text:p>13</text:p>
          </table:table-cell>
          <table:table-cell table:formula="of:=ROUND(([.Q153]+[.R153]+[.I153]+[.J153]+[.M153]+[.N153])/3;0)" office:value-type="float" office:value="16" calcext:value-type="float">
            <text:p>16</text:p>
          </table:table-cell>
          <table:table-cell table:style-name="ce70" table:formula="of:=[.F153]*LOG10([.S153]+2)" office:value-type="float" office:value="3.76581751530992" calcext:value-type="float">
            <text:p>3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69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IFS([.G154]=&quot;взв&quot;;11;[.G154]=&quot;накл&quot;;24;[.G154]=&quot;прокл&quot;;25;[.G154]=&quot;пт&quot;;26;[.G154]=90;10;[.G154]=85;10;[.G154]=80;9;[.G154]=75;8;[.G154]=70;8;[.G154]=65;7;[.G154]=60;7;[.G154]=55;6;[.G154]=50;6;[.G154]=45;6;[.G154]=40;5;[.G154]=35;4;[.G154]=30;4;[.G154]=25;3;[.G154]=20;2;[.G154]=15;1;[.G154]=10;1;[.G154]=0;0)" office:value-type="float" office:value="0" calcext:value-type="float">
            <text:p>0</text:p>
          </table:table-cell>
          <table:table-cell table:formula="of:=IF([.H154]&lt;=1;0;IF([.H154]&lt;=10;11;IF([.H154]&lt;=14;12;IF([.H154]&lt;=17;13;IF([.H154]&lt;=20;14;IF([.H154]&lt;=22;15;IF([.H154]&lt;=25;16;IF([.H154]&lt;=27;17;IF([.H154]&lt;=29;18;IF([.H154]&lt;=32;19;IF([.H154]&lt;=34;20;IF([.H154]&lt;=36;21;IF([.H15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54]=&quot;взв&quot;;11;[.K154]=&quot;накл&quot;;24;[.K154]=&quot;прокл&quot;;25;[.K154]=&quot;пт&quot;;26;[.K154]=90;10;[.K154]=85;10;[.K154]=80;9;[.K154]=75;8;[.K154]=70;8;[.K154]=65;7;[.K154]=60;7;[.K154]=55;6;[.K154]=50;6;[.K154]=45;6;[.K154]=40;5;[.K154]=35;4;[.K154]=30;4;[.K154]=25;3;[.K154]=20;2;[.K154]=15;1;[.K154]=10;1;[.K154]=0;0)" office:value-type="float" office:value="24" calcext:value-type="float">
            <text:p>24</text:p>
          </table:table-cell>
          <table:table-cell table:formula="of:=IF([.L154]&lt;=1;0;IF([.L154]&lt;=10;11;IF([.L154]&lt;=14;12;IF([.L154]&lt;=17;13;IF([.L154]&lt;=20;14;IF([.L154]&lt;=22;15;IF([.L154]&lt;=25;16;IF([.L154]&lt;=27;17;IF([.L154]&lt;=29;18;IF([.L154]&lt;=32;19;IF([.L154]&lt;=34;20;IF([.L154]&lt;=36;21;IF([.L15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54]=&quot;взв&quot;;11;[.O154]=&quot;накл&quot;;24;[.O154]=&quot;прокл&quot;;25;[.O154]=&quot;пт&quot;;26;[.O154]=90;10;[.O154]=85;10;[.O154]=80;9;[.O154]=75;8;[.O154]=70;8;[.O154]=65;7;[.O154]=60;7;[.O154]=55;6;[.O154]=50;6;[.O154]=45;6;[.O154]=40;5;[.O154]=35;4;[.O154]=30;4;[.O154]=25;3;[.O154]=20;2;[.O154]=15;1;[.O154]=10;1;[.O154]=0;0)" office:value-type="float" office:value="0" calcext:value-type="float">
            <text:p>0</text:p>
          </table:table-cell>
          <table:table-cell table:formula="of:=IF([.P154]&lt;=1;0;IF([.P154]&lt;=10;11;IF([.P154]&lt;=14;12;IF([.P154]&lt;=17;13;IF([.P154]&lt;=20;14;IF([.P154]&lt;=22;15;IF([.P154]&lt;=25;16;IF([.P154]&lt;=27;17;IF([.P154]&lt;=29;18;IF([.P154]&lt;=32;19;IF([.P154]&lt;=34;20;IF([.P154]&lt;=36;21;IF([.P154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154]*LOG10([.S154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18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55]=&quot;взв&quot;;11;[.G155]=&quot;накл&quot;;24;[.G155]=&quot;прокл&quot;;25;[.G155]=&quot;пт&quot;;26;[.G155]=90;10;[.G155]=85;10;[.G155]=80;9;[.G155]=75;8;[.G155]=70;8;[.G155]=65;7;[.G155]=60;7;[.G155]=55;6;[.G155]=50;6;[.G155]=45;6;[.G155]=40;5;[.G155]=35;4;[.G155]=30;4;[.G155]=25;3;[.G155]=20;2;[.G155]=15;1;[.G155]=10;1;[.G155]=0;0)" office:value-type="float" office:value="0" calcext:value-type="float">
            <text:p>0</text:p>
          </table:table-cell>
          <table:table-cell table:formula="of:=IF([.H155]&lt;=1;0;IF([.H155]&lt;=10;11;IF([.H155]&lt;=14;12;IF([.H155]&lt;=17;13;IF([.H155]&lt;=20;14;IF([.H155]&lt;=22;15;IF([.H155]&lt;=25;16;IF([.H155]&lt;=27;17;IF([.H155]&lt;=29;18;IF([.H155]&lt;=32;19;IF([.H155]&lt;=34;20;IF([.H155]&lt;=36;21;IF([.H155]&lt;=40;22;24)))))))))))))" office:value-type="float" office:value="21" calcext:value-type="float">
            <text:p>21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55]=&quot;взв&quot;;11;[.K155]=&quot;накл&quot;;24;[.K155]=&quot;прокл&quot;;25;[.K155]=&quot;пт&quot;;26;[.K155]=90;10;[.K155]=85;10;[.K155]=80;9;[.K155]=75;8;[.K155]=70;8;[.K155]=65;7;[.K155]=60;7;[.K155]=55;6;[.K155]=50;6;[.K155]=45;6;[.K155]=40;5;[.K155]=35;4;[.K155]=30;4;[.K155]=25;3;[.K155]=20;2;[.K155]=15;1;[.K155]=10;1;[.K155]=0;0)" office:value-type="float" office:value="24" calcext:value-type="float">
            <text:p>24</text:p>
          </table:table-cell>
          <table:table-cell table:formula="of:=IF([.L155]&lt;=1;0;IF([.L155]&lt;=10;11;IF([.L155]&lt;=14;12;IF([.L155]&lt;=17;13;IF([.L155]&lt;=20;14;IF([.L155]&lt;=22;15;IF([.L155]&lt;=25;16;IF([.L155]&lt;=27;17;IF([.L155]&lt;=29;18;IF([.L155]&lt;=32;19;IF([.L155]&lt;=34;20;IF([.L155]&lt;=36;21;IF([.L15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55]=&quot;взв&quot;;11;[.O155]=&quot;накл&quot;;24;[.O155]=&quot;прокл&quot;;25;[.O155]=&quot;пт&quot;;26;[.O155]=90;10;[.O155]=85;10;[.O155]=80;9;[.O155]=75;8;[.O155]=70;8;[.O155]=65;7;[.O155]=60;7;[.O155]=55;6;[.O155]=50;6;[.O155]=45;6;[.O155]=40;5;[.O155]=35;4;[.O155]=30;4;[.O155]=25;3;[.O155]=20;2;[.O155]=15;1;[.O155]=10;1;[.O155]=0;0)" office:value-type="float" office:value="24" calcext:value-type="float">
            <text:p>24</text:p>
          </table:table-cell>
          <table:table-cell table:formula="of:=IF([.P155]&lt;=1;0;IF([.P155]&lt;=10;11;IF([.P155]&lt;=14;12;IF([.P155]&lt;=17;13;IF([.P155]&lt;=20;14;IF([.P155]&lt;=22;15;IF([.P155]&lt;=25;16;IF([.P155]&lt;=27;17;IF([.P155]&lt;=29;18;IF([.P155]&lt;=32;19;IF([.P155]&lt;=34;20;IF([.P155]&lt;=36;21;IF([.P155]&lt;=40;22;24)))))))))))))" office:value-type="float" office:value="0" calcext:value-type="float">
            <text:p>0</text:p>
          </table:table-cell>
          <table:table-cell table:formula="of:=ROUND(([.Q155]+[.R155]+[.I155]+[.J155]+[.M155]+[.N155])/3;0)" office:value-type="float" office:value="23" calcext:value-type="float">
            <text:p>23</text:p>
          </table:table-cell>
          <table:table-cell table:style-name="ce70" table:formula="of:=[.F155]*LOG10([.S155]+2)" office:value-type="float" office:value="4.19382002601611" calcext:value-type="float">
            <text:p>4,1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19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кл</text:p>
          </table:table-cell>
          <table:table-cell table:formula="of:=COM.MICROSOFT.IFS([.G156]=&quot;взв&quot;;11;[.G156]=&quot;накл&quot;;24;[.G156]=&quot;прокл&quot;;25;[.G156]=&quot;пт&quot;;26;[.G156]=90;10;[.G156]=85;10;[.G156]=80;9;[.G156]=75;8;[.G156]=70;8;[.G156]=65;7;[.G156]=60;7;[.G156]=55;6;[.G156]=50;6;[.G156]=45;6;[.G156]=40;5;[.G156]=35;4;[.G156]=30;4;[.G156]=25;3;[.G156]=20;2;[.G156]=15;1;[.G156]=10;1;[.G156]=0;0)" office:value-type="float" office:value="0" calcext:value-type="float">
            <text:p>0</text:p>
          </table:table-cell>
          <table:table-cell table:formula="of:=IF([.H156]&lt;=1;0;IF([.H156]&lt;=10;11;IF([.H156]&lt;=14;12;IF([.H156]&lt;=17;13;IF([.H156]&lt;=20;14;IF([.H156]&lt;=22;15;IF([.H156]&lt;=25;16;IF([.H156]&lt;=27;17;IF([.H156]&lt;=29;18;IF([.H156]&lt;=32;19;IF([.H156]&lt;=34;20;IF([.H156]&lt;=36;21;IF([.H156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56]=&quot;взв&quot;;11;[.K156]=&quot;накл&quot;;24;[.K156]=&quot;прокл&quot;;25;[.K156]=&quot;пт&quot;;26;[.K156]=90;10;[.K156]=85;10;[.K156]=80;9;[.K156]=75;8;[.K156]=70;8;[.K156]=65;7;[.K156]=60;7;[.K156]=55;6;[.K156]=50;6;[.K156]=45;6;[.K156]=40;5;[.K156]=35;4;[.K156]=30;4;[.K156]=25;3;[.K156]=20;2;[.K156]=15;1;[.K156]=10;1;[.K156]=0;0)" office:value-type="float" office:value="24" calcext:value-type="float">
            <text:p>24</text:p>
          </table:table-cell>
          <table:table-cell table:formula="of:=IF([.L156]&lt;=1;0;IF([.L156]&lt;=10;11;IF([.L156]&lt;=14;12;IF([.L156]&lt;=17;13;IF([.L156]&lt;=20;14;IF([.L156]&lt;=22;15;IF([.L156]&lt;=25;16;IF([.L156]&lt;=27;17;IF([.L156]&lt;=29;18;IF([.L156]&lt;=32;19;IF([.L156]&lt;=34;20;IF([.L156]&lt;=36;21;IF([.L15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56]=&quot;взв&quot;;11;[.O156]=&quot;накл&quot;;24;[.O156]=&quot;прокл&quot;;25;[.O156]=&quot;пт&quot;;26;[.O156]=90;10;[.O156]=85;10;[.O156]=80;9;[.O156]=75;8;[.O156]=70;8;[.O156]=65;7;[.O156]=60;7;[.O156]=55;6;[.O156]=50;6;[.O156]=45;6;[.O156]=40;5;[.O156]=35;4;[.O156]=30;4;[.O156]=25;3;[.O156]=20;2;[.O156]=15;1;[.O156]=10;1;[.O156]=0;0)" office:value-type="float" office:value="24" calcext:value-type="float">
            <text:p>24</text:p>
          </table:table-cell>
          <table:table-cell table:formula="of:=IF([.P156]&lt;=1;0;IF([.P156]&lt;=10;11;IF([.P156]&lt;=14;12;IF([.P156]&lt;=17;13;IF([.P156]&lt;=20;14;IF([.P156]&lt;=22;15;IF([.P156]&lt;=25;16;IF([.P156]&lt;=27;17;IF([.P156]&lt;=29;18;IF([.P156]&lt;=32;19;IF([.P156]&lt;=34;20;IF([.P156]&lt;=36;21;IF([.P156]&lt;=40;22;24)))))))))))))" office:value-type="float" office:value="0" calcext:value-type="float">
            <text:p>0</text:p>
          </table:table-cell>
          <table:table-cell table:formula="of:=ROUND(([.Q156]+[.R156]+[.I156]+[.J156]+[.M156]+[.N156])/3;0)" office:value-type="float" office:value="24" calcext:value-type="float">
            <text:p>24</text:p>
          </table:table-cell>
          <table:table-cell table:style-name="ce70" table:formula="of:=[.F156]*LOG10([.S156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13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57]=&quot;взв&quot;;11;[.G157]=&quot;накл&quot;;24;[.G157]=&quot;прокл&quot;;25;[.G157]=&quot;пт&quot;;26;[.G157]=90;10;[.G157]=85;10;[.G157]=80;9;[.G157]=75;8;[.G157]=70;8;[.G157]=65;7;[.G157]=60;7;[.G157]=55;6;[.G157]=50;6;[.G157]=45;6;[.G157]=40;5;[.G157]=35;4;[.G157]=30;4;[.G157]=25;3;[.G157]=20;2;[.G157]=15;1;[.G157]=10;1;[.G157]=0;0)" office:value-type="float" office:value="10" calcext:value-type="float">
            <text:p>10</text:p>
          </table:table-cell>
          <table:table-cell table:formula="of:=IF([.H157]&lt;=1;0;IF([.H157]&lt;=10;11;IF([.H157]&lt;=14;12;IF([.H157]&lt;=17;13;IF([.H157]&lt;=20;14;IF([.H157]&lt;=22;15;IF([.H157]&lt;=25;16;IF([.H157]&lt;=27;17;IF([.H157]&lt;=29;18;IF([.H157]&lt;=32;19;IF([.H157]&lt;=34;20;IF([.H157]&lt;=36;21;IF([.H15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57]=&quot;взв&quot;;11;[.K157]=&quot;накл&quot;;24;[.K157]=&quot;прокл&quot;;25;[.K157]=&quot;пт&quot;;26;[.K157]=90;10;[.K157]=85;10;[.K157]=80;9;[.K157]=75;8;[.K157]=70;8;[.K157]=65;7;[.K157]=60;7;[.K157]=55;6;[.K157]=50;6;[.K157]=45;6;[.K157]=40;5;[.K157]=35;4;[.K157]=30;4;[.K157]=25;3;[.K157]=20;2;[.K157]=15;1;[.K157]=10;1;[.K157]=0;0)" office:value-type="float" office:value="8" calcext:value-type="float">
            <text:p>8</text:p>
          </table:table-cell>
          <table:table-cell table:formula="of:=IF([.L157]&lt;=1;0;IF([.L157]&lt;=10;11;IF([.L157]&lt;=14;12;IF([.L157]&lt;=17;13;IF([.L157]&lt;=20;14;IF([.L157]&lt;=22;15;IF([.L157]&lt;=25;16;IF([.L157]&lt;=27;17;IF([.L157]&lt;=29;18;IF([.L157]&lt;=32;19;IF([.L157]&lt;=34;20;IF([.L157]&lt;=36;21;IF([.L15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57]=&quot;взв&quot;;11;[.O157]=&quot;накл&quot;;24;[.O157]=&quot;прокл&quot;;25;[.O157]=&quot;пт&quot;;26;[.O157]=90;10;[.O157]=85;10;[.O157]=80;9;[.O157]=75;8;[.O157]=70;8;[.O157]=65;7;[.O157]=60;7;[.O157]=55;6;[.O157]=50;6;[.O157]=45;6;[.O157]=40;5;[.O157]=35;4;[.O157]=30;4;[.O157]=25;3;[.O157]=20;2;[.O157]=15;1;[.O157]=10;1;[.O157]=0;0)" office:value-type="float" office:value="8" calcext:value-type="float">
            <text:p>8</text:p>
          </table:table-cell>
          <table:table-cell table:formula="of:=IF([.P157]&lt;=1;0;IF([.P157]&lt;=10;11;IF([.P157]&lt;=14;12;IF([.P157]&lt;=17;13;IF([.P157]&lt;=20;14;IF([.P157]&lt;=22;15;IF([.P157]&lt;=25;16;IF([.P157]&lt;=27;17;IF([.P157]&lt;=29;18;IF([.P157]&lt;=32;19;IF([.P157]&lt;=34;20;IF([.P157]&lt;=36;21;IF([.P157]&lt;=40;22;24)))))))))))))" office:value-type="float" office:value="0" calcext:value-type="float">
            <text:p>0</text:p>
          </table:table-cell>
          <table:table-cell table:formula="of:=ROUND(([.Q157]+[.R157]+[.I157]+[.J157]+[.M157]+[.N157])/3;0)" office:value-type="float" office:value="9" calcext:value-type="float">
            <text:p>9</text:p>
          </table:table-cell>
          <table:table-cell table:style-name="ce70" table:formula="of:=[.F157]*LOG10([.S157]+2)" office:value-type="float" office:value="3.12417805547468" calcext:value-type="float">
            <text:p>3,1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66</text:p>
          </table:table-cell>
          <table:table-cell office:value-type="date" office:date-value="2009-07-08" calcext:value-type="date">
            <text:p>08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Ma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58]=&quot;взв&quot;;11;[.G158]=&quot;накл&quot;;24;[.G158]=&quot;прокл&quot;;25;[.G158]=&quot;пт&quot;;26;[.G158]=90;10;[.G158]=85;10;[.G158]=80;9;[.G158]=75;8;[.G158]=70;8;[.G158]=65;7;[.G158]=60;7;[.G158]=55;6;[.G158]=50;6;[.G158]=45;6;[.G158]=40;5;[.G158]=35;4;[.G158]=30;4;[.G158]=25;3;[.G158]=20;2;[.G158]=15;1;[.G158]=10;1;[.G158]=0;0)" office:value-type="float" office:value="25" calcext:value-type="float">
            <text:p>25</text:p>
          </table:table-cell>
          <table:table-cell table:formula="of:=IF([.H158]&lt;=1;0;IF([.H158]&lt;=10;11;IF([.H158]&lt;=14;12;IF([.H158]&lt;=17;13;IF([.H158]&lt;=20;14;IF([.H158]&lt;=22;15;IF([.H158]&lt;=25;16;IF([.H158]&lt;=27;17;IF([.H158]&lt;=29;18;IF([.H158]&lt;=32;19;IF([.H158]&lt;=34;20;IF([.H158]&lt;=36;21;IF([.H15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58]=&quot;взв&quot;;11;[.K158]=&quot;накл&quot;;24;[.K158]=&quot;прокл&quot;;25;[.K158]=&quot;пт&quot;;26;[.K158]=90;10;[.K158]=85;10;[.K158]=80;9;[.K158]=75;8;[.K158]=70;8;[.K158]=65;7;[.K158]=60;7;[.K158]=55;6;[.K158]=50;6;[.K158]=45;6;[.K158]=40;5;[.K158]=35;4;[.K158]=30;4;[.K158]=25;3;[.K158]=20;2;[.K158]=15;1;[.K158]=10;1;[.K158]=0;0)" office:value-type="float" office:value="24" calcext:value-type="float">
            <text:p>24</text:p>
          </table:table-cell>
          <table:table-cell table:formula="of:=IF([.L158]&lt;=1;0;IF([.L158]&lt;=10;11;IF([.L158]&lt;=14;12;IF([.L158]&lt;=17;13;IF([.L158]&lt;=20;14;IF([.L158]&lt;=22;15;IF([.L158]&lt;=25;16;IF([.L158]&lt;=27;17;IF([.L158]&lt;=29;18;IF([.L158]&lt;=32;19;IF([.L158]&lt;=34;20;IF([.L158]&lt;=36;21;IF([.L15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58]=&quot;взв&quot;;11;[.O158]=&quot;накл&quot;;24;[.O158]=&quot;прокл&quot;;25;[.O158]=&quot;пт&quot;;26;[.O158]=90;10;[.O158]=85;10;[.O158]=80;9;[.O158]=75;8;[.O158]=70;8;[.O158]=65;7;[.O158]=60;7;[.O158]=55;6;[.O158]=50;6;[.O158]=45;6;[.O158]=40;5;[.O158]=35;4;[.O158]=30;4;[.O158]=25;3;[.O158]=20;2;[.O158]=15;1;[.O158]=10;1;[.O158]=0;0)" office:value-type="float" office:value="24" calcext:value-type="float">
            <text:p>24</text:p>
          </table:table-cell>
          <table:table-cell table:formula="of:=IF([.P158]&lt;=1;0;IF([.P158]&lt;=10;11;IF([.P158]&lt;=14;12;IF([.P158]&lt;=17;13;IF([.P158]&lt;=20;14;IF([.P158]&lt;=22;15;IF([.P158]&lt;=25;16;IF([.P158]&lt;=27;17;IF([.P158]&lt;=29;18;IF([.P158]&lt;=32;19;IF([.P158]&lt;=34;20;IF([.P158]&lt;=36;21;IF([.P158]&lt;=40;22;24)))))))))))))" office:value-type="float" office:value="0" calcext:value-type="float">
            <text:p>0</text:p>
          </table:table-cell>
          <table:table-cell table:formula="of:=ROUND(([.Q158]+[.R158]+[.I158]+[.J158]+[.M158]+[.N158])/3;0)" office:value-type="float" office:value="24" calcext:value-type="float">
            <text:p>24</text:p>
          </table:table-cell>
          <table:table-cell table:style-name="ce70" table:formula="of:=[.F158]*LOG10([.S158]+2)" office:value-type="float" office:value="4.24492004391245" calcext:value-type="float">
            <text:p>4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84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59]=&quot;взв&quot;;11;[.G159]=&quot;накл&quot;;24;[.G159]=&quot;прокл&quot;;25;[.G159]=&quot;пт&quot;;26;[.G159]=90;10;[.G159]=85;10;[.G159]=80;9;[.G159]=75;8;[.G159]=70;8;[.G159]=65;7;[.G159]=60;7;[.G159]=55;6;[.G159]=50;6;[.G159]=45;6;[.G159]=40;5;[.G159]=35;4;[.G159]=30;4;[.G159]=25;3;[.G159]=20;2;[.G159]=15;1;[.G159]=10;1;[.G159]=0;0)" office:value-type="float" office:value="0" calcext:value-type="float">
            <text:p>0</text:p>
          </table:table-cell>
          <table:table-cell table:formula="of:=IF([.H159]&lt;=1;0;IF([.H159]&lt;=10;11;IF([.H159]&lt;=14;12;IF([.H159]&lt;=17;13;IF([.H159]&lt;=20;14;IF([.H159]&lt;=22;15;IF([.H159]&lt;=25;16;IF([.H159]&lt;=27;17;IF([.H159]&lt;=29;18;IF([.H159]&lt;=32;19;IF([.H159]&lt;=34;20;IF([.H159]&lt;=36;21;IF([.H159]&lt;=40;22;24)))))))))))))"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159]=&quot;взв&quot;;11;[.K159]=&quot;накл&quot;;24;[.K159]=&quot;прокл&quot;;25;[.K159]=&quot;пт&quot;;26;[.K159]=90;10;[.K159]=85;10;[.K159]=80;9;[.K159]=75;8;[.K159]=70;8;[.K159]=65;7;[.K159]=60;7;[.K159]=55;6;[.K159]=50;6;[.K159]=45;6;[.K159]=40;5;[.K159]=35;4;[.K159]=30;4;[.K159]=25;3;[.K159]=20;2;[.K159]=15;1;[.K159]=10;1;[.K159]=0;0)" office:value-type="float" office:value="0" calcext:value-type="float">
            <text:p>0</text:p>
          </table:table-cell>
          <table:table-cell table:formula="of:=IF([.L159]&lt;=1;0;IF([.L159]&lt;=10;11;IF([.L159]&lt;=14;12;IF([.L159]&lt;=17;13;IF([.L159]&lt;=20;14;IF([.L159]&lt;=22;15;IF([.L159]&lt;=25;16;IF([.L159]&lt;=27;17;IF([.L159]&lt;=29;18;IF([.L159]&lt;=32;19;IF([.L159]&lt;=34;20;IF([.L159]&lt;=36;21;IF([.L159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59]=&quot;взв&quot;;11;[.O159]=&quot;накл&quot;;24;[.O159]=&quot;прокл&quot;;25;[.O159]=&quot;пт&quot;;26;[.O159]=90;10;[.O159]=85;10;[.O159]=80;9;[.O159]=75;8;[.O159]=70;8;[.O159]=65;7;[.O159]=60;7;[.O159]=55;6;[.O159]=50;6;[.O159]=45;6;[.O159]=40;5;[.O159]=35;4;[.O159]=30;4;[.O159]=25;3;[.O159]=20;2;[.O159]=15;1;[.O159]=10;1;[.O159]=0;0)" office:value-type="float" office:value="0" calcext:value-type="float">
            <text:p>0</text:p>
          </table:table-cell>
          <table:table-cell table:formula="of:=IF([.P159]&lt;=1;0;IF([.P159]&lt;=10;11;IF([.P159]&lt;=14;12;IF([.P159]&lt;=17;13;IF([.P159]&lt;=20;14;IF([.P159]&lt;=22;15;IF([.P159]&lt;=25;16;IF([.P159]&lt;=27;17;IF([.P159]&lt;=29;18;IF([.P159]&lt;=32;19;IF([.P159]&lt;=34;20;IF([.P159]&lt;=36;21;IF([.P159]&lt;=40;22;24)))))))))))))" office:value-type="float" office:value="19" calcext:value-type="float">
            <text:p>19</text:p>
          </table:table-cell>
          <table:table-cell table:formula="of:=ROUND(([.Q159]+[.R159]+[.I159]+[.J159]+[.M159]+[.N159])/3;0)" office:value-type="float" office:value="18" calcext:value-type="float">
            <text:p>18</text:p>
          </table:table-cell>
          <table:table-cell table:style-name="ce70" table:formula="of:=[.F159]*LOG10([.S159]+2)" office:value-type="float" office:value="3.90308998699194" calcext:value-type="float">
            <text:p>3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2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28" calcext:value-type="float">
            <text:p>28</text:p>
          </table:table-cell>
          <table:table-cell table:formula="of:=COM.MICROSOFT.IFS([.G160]=&quot;взв&quot;;11;[.G160]=&quot;накл&quot;;24;[.G160]=&quot;прокл&quot;;25;[.G160]=&quot;пт&quot;;26;[.G160]=90;10;[.G160]=85;10;[.G160]=80;9;[.G160]=75;8;[.G160]=70;8;[.G160]=65;7;[.G160]=60;7;[.G160]=55;6;[.G160]=50;6;[.G160]=45;6;[.G160]=40;5;[.G160]=35;4;[.G160]=30;4;[.G160]=25;3;[.G160]=20;2;[.G160]=15;1;[.G160]=10;1;[.G160]=0;0)" office:value-type="float" office:value="0" calcext:value-type="float">
            <text:p>0</text:p>
          </table:table-cell>
          <table:table-cell table:formula="of:=IF([.H160]&lt;=1;0;IF([.H160]&lt;=10;11;IF([.H160]&lt;=14;12;IF([.H160]&lt;=17;13;IF([.H160]&lt;=20;14;IF([.H160]&lt;=22;15;IF([.H160]&lt;=25;16;IF([.H160]&lt;=27;17;IF([.H160]&lt;=29;18;IF([.H160]&lt;=32;19;IF([.H160]&lt;=34;20;IF([.H160]&lt;=36;21;IF([.H160]&lt;=40;22;24)))))))))))))" office:value-type="float" office:value="18" calcext:value-type="float">
            <text:p>18</text:p>
          </table:table-cell>
          <table:table-cell table:style-name="ce13"/>
          <table:table-cell table:style-name="ce13" office:value-type="float" office:value="34" calcext:value-type="float">
            <text:p>34</text:p>
          </table:table-cell>
          <table:table-cell table:formula="of:=COM.MICROSOFT.IFS([.K160]=&quot;взв&quot;;11;[.K160]=&quot;накл&quot;;24;[.K160]=&quot;прокл&quot;;25;[.K160]=&quot;пт&quot;;26;[.K160]=90;10;[.K160]=85;10;[.K160]=80;9;[.K160]=75;8;[.K160]=70;8;[.K160]=65;7;[.K160]=60;7;[.K160]=55;6;[.K160]=50;6;[.K160]=45;6;[.K160]=40;5;[.K160]=35;4;[.K160]=30;4;[.K160]=25;3;[.K160]=20;2;[.K160]=15;1;[.K160]=10;1;[.K160]=0;0)" office:value-type="float" office:value="0" calcext:value-type="float">
            <text:p>0</text:p>
          </table:table-cell>
          <table:table-cell table:formula="of:=IF([.L160]&lt;=1;0;IF([.L160]&lt;=10;11;IF([.L160]&lt;=14;12;IF([.L160]&lt;=17;13;IF([.L160]&lt;=20;14;IF([.L160]&lt;=22;15;IF([.L160]&lt;=25;16;IF([.L160]&lt;=27;17;IF([.L160]&lt;=29;18;IF([.L160]&lt;=32;19;IF([.L160]&lt;=34;20;IF([.L160]&lt;=36;21;IF([.L160]&lt;=40;22;24)))))))))))))" office:value-type="float" office:value="20" calcext:value-type="float">
            <text:p>20</text:p>
          </table:table-cell>
          <table:table-cell table:style-name="ce13"/>
          <table:table-cell table:style-name="ce13" office:value-type="float" office:value="34" calcext:value-type="float">
            <text:p>34</text:p>
          </table:table-cell>
          <table:table-cell table:formula="of:=COM.MICROSOFT.IFS([.O160]=&quot;взв&quot;;11;[.O160]=&quot;накл&quot;;24;[.O160]=&quot;прокл&quot;;25;[.O160]=&quot;пт&quot;;26;[.O160]=90;10;[.O160]=85;10;[.O160]=80;9;[.O160]=75;8;[.O160]=70;8;[.O160]=65;7;[.O160]=60;7;[.O160]=55;6;[.O160]=50;6;[.O160]=45;6;[.O160]=40;5;[.O160]=35;4;[.O160]=30;4;[.O160]=25;3;[.O160]=20;2;[.O160]=15;1;[.O160]=10;1;[.O160]=0;0)" office:value-type="float" office:value="0" calcext:value-type="float">
            <text:p>0</text:p>
          </table:table-cell>
          <table:table-cell table:formula="of:=IF([.P160]&lt;=1;0;IF([.P160]&lt;=10;11;IF([.P160]&lt;=14;12;IF([.P160]&lt;=17;13;IF([.P160]&lt;=20;14;IF([.P160]&lt;=22;15;IF([.P160]&lt;=25;16;IF([.P160]&lt;=27;17;IF([.P160]&lt;=29;18;IF([.P160]&lt;=32;19;IF([.P160]&lt;=34;20;IF([.P160]&lt;=36;21;IF([.P160]&lt;=40;22;24)))))))))))))" office:value-type="float" office:value="20" calcext:value-type="float">
            <text:p>20</text:p>
          </table:table-cell>
          <table:table-cell table:formula="of:=ROUND(([.Q160]+[.R160]+[.I160]+[.J160]+[.M160]+[.N160])/3;0)" office:value-type="float" office:value="19" calcext:value-type="float">
            <text:p>19</text:p>
          </table:table-cell>
          <table:table-cell table:style-name="ce70" table:formula="of:=[.F160]*LOG10([.S160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7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36" calcext:value-type="float">
            <text:p>36</text:p>
          </table:table-cell>
          <table:table-cell table:formula="of:=COM.MICROSOFT.IFS([.G161]=&quot;взв&quot;;11;[.G161]=&quot;накл&quot;;24;[.G161]=&quot;прокл&quot;;25;[.G161]=&quot;пт&quot;;26;[.G161]=90;10;[.G161]=85;10;[.G161]=80;9;[.G161]=75;8;[.G161]=70;8;[.G161]=65;7;[.G161]=60;7;[.G161]=55;6;[.G161]=50;6;[.G161]=45;6;[.G161]=40;5;[.G161]=35;4;[.G161]=30;4;[.G161]=25;3;[.G161]=20;2;[.G161]=15;1;[.G161]=10;1;[.G161]=0;0)" office:value-type="float" office:value="0" calcext:value-type="float">
            <text:p>0</text:p>
          </table:table-cell>
          <table:table-cell table:formula="of:=IF([.H161]&lt;=1;0;IF([.H161]&lt;=10;11;IF([.H161]&lt;=14;12;IF([.H161]&lt;=17;13;IF([.H161]&lt;=20;14;IF([.H161]&lt;=22;15;IF([.H161]&lt;=25;16;IF([.H161]&lt;=27;17;IF([.H161]&lt;=29;18;IF([.H161]&lt;=32;19;IF([.H161]&lt;=34;20;IF([.H161]&lt;=36;21;IF([.H161]&lt;=40;22;24)))))))))))))" office:value-type="float" office:value="21" calcext:value-type="float">
            <text:p>21</text:p>
          </table:table-cell>
          <table:table-cell table:style-name="ce13"/>
          <table:table-cell table:style-name="ce13" office:value-type="float" office:value="35" calcext:value-type="float">
            <text:p>35</text:p>
          </table:table-cell>
          <table:table-cell table:formula="of:=COM.MICROSOFT.IFS([.K161]=&quot;взв&quot;;11;[.K161]=&quot;накл&quot;;24;[.K161]=&quot;прокл&quot;;25;[.K161]=&quot;пт&quot;;26;[.K161]=90;10;[.K161]=85;10;[.K161]=80;9;[.K161]=75;8;[.K161]=70;8;[.K161]=65;7;[.K161]=60;7;[.K161]=55;6;[.K161]=50;6;[.K161]=45;6;[.K161]=40;5;[.K161]=35;4;[.K161]=30;4;[.K161]=25;3;[.K161]=20;2;[.K161]=15;1;[.K161]=10;1;[.K161]=0;0)" office:value-type="float" office:value="0" calcext:value-type="float">
            <text:p>0</text:p>
          </table:table-cell>
          <table:table-cell table:formula="of:=IF([.L161]&lt;=1;0;IF([.L161]&lt;=10;11;IF([.L161]&lt;=14;12;IF([.L161]&lt;=17;13;IF([.L161]&lt;=20;14;IF([.L161]&lt;=22;15;IF([.L161]&lt;=25;16;IF([.L161]&lt;=27;17;IF([.L161]&lt;=29;18;IF([.L161]&lt;=32;19;IF([.L161]&lt;=34;20;IF([.L161]&lt;=36;21;IF([.L161]&lt;=40;22;24)))))))))))))" office:value-type="float" office:value="21" calcext:value-type="float">
            <text:p>21</text:p>
          </table:table-cell>
          <table:table-cell table:style-name="ce13"/>
          <table:table-cell table:style-name="ce13" office:value-type="float" office:value="36" calcext:value-type="float">
            <text:p>36</text:p>
          </table:table-cell>
          <table:table-cell table:formula="of:=COM.MICROSOFT.IFS([.O161]=&quot;взв&quot;;11;[.O161]=&quot;накл&quot;;24;[.O161]=&quot;прокл&quot;;25;[.O161]=&quot;пт&quot;;26;[.O161]=90;10;[.O161]=85;10;[.O161]=80;9;[.O161]=75;8;[.O161]=70;8;[.O161]=65;7;[.O161]=60;7;[.O161]=55;6;[.O161]=50;6;[.O161]=45;6;[.O161]=40;5;[.O161]=35;4;[.O161]=30;4;[.O161]=25;3;[.O161]=20;2;[.O161]=15;1;[.O161]=10;1;[.O161]=0;0)" office:value-type="float" office:value="0" calcext:value-type="float">
            <text:p>0</text:p>
          </table:table-cell>
          <table:table-cell table:formula="of:=IF([.P161]&lt;=1;0;IF([.P161]&lt;=10;11;IF([.P161]&lt;=14;12;IF([.P161]&lt;=17;13;IF([.P161]&lt;=20;14;IF([.P161]&lt;=22;15;IF([.P161]&lt;=25;16;IF([.P161]&lt;=27;17;IF([.P161]&lt;=29;18;IF([.P161]&lt;=32;19;IF([.P161]&lt;=34;20;IF([.P161]&lt;=36;21;IF([.P161]&lt;=40;22;24)))))))))))))" office:value-type="float" office:value="21" calcext:value-type="float">
            <text:p>21</text:p>
          </table:table-cell>
          <table:table-cell table:formula="of:=ROUND(([.Q161]+[.R161]+[.I161]+[.J161]+[.M161]+[.N161])/3;0)" office:value-type="float" office:value="21" calcext:value-type="float">
            <text:p>21</text:p>
          </table:table-cell>
          <table:table-cell table:style-name="ce70" table:formula="of:=[.F161]*LOG10([.S161]+2)" office:value-type="float" office:value="5.44691134407037" calcext:value-type="float">
            <text:p>5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2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62]=&quot;взв&quot;;11;[.G162]=&quot;накл&quot;;24;[.G162]=&quot;прокл&quot;;25;[.G162]=&quot;пт&quot;;26;[.G162]=90;10;[.G162]=85;10;[.G162]=80;9;[.G162]=75;8;[.G162]=70;8;[.G162]=65;7;[.G162]=60;7;[.G162]=55;6;[.G162]=50;6;[.G162]=45;6;[.G162]=40;5;[.G162]=35;4;[.G162]=30;4;[.G162]=25;3;[.G162]=20;2;[.G162]=15;1;[.G162]=10;1;[.G162]=0;0)" office:value-type="float" office:value="0" calcext:value-type="float">
            <text:p>0</text:p>
          </table:table-cell>
          <table:table-cell table:formula="of:=IF([.H162]&lt;=1;0;IF([.H162]&lt;=10;11;IF([.H162]&lt;=14;12;IF([.H162]&lt;=17;13;IF([.H162]&lt;=20;14;IF([.H162]&lt;=22;15;IF([.H162]&lt;=25;16;IF([.H162]&lt;=27;17;IF([.H162]&lt;=29;18;IF([.H162]&lt;=32;19;IF([.H162]&lt;=34;20;IF([.H162]&lt;=36;21;IF([.H162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62]=&quot;взв&quot;;11;[.K162]=&quot;накл&quot;;24;[.K162]=&quot;прокл&quot;;25;[.K162]=&quot;пт&quot;;26;[.K162]=90;10;[.K162]=85;10;[.K162]=80;9;[.K162]=75;8;[.K162]=70;8;[.K162]=65;7;[.K162]=60;7;[.K162]=55;6;[.K162]=50;6;[.K162]=45;6;[.K162]=40;5;[.K162]=35;4;[.K162]=30;4;[.K162]=25;3;[.K162]=20;2;[.K162]=15;1;[.K162]=10;1;[.K162]=0;0)" office:value-type="float" office:value="0" calcext:value-type="float">
            <text:p>0</text:p>
          </table:table-cell>
          <table:table-cell table:formula="of:=IF([.L162]&lt;=1;0;IF([.L162]&lt;=10;11;IF([.L162]&lt;=14;12;IF([.L162]&lt;=17;13;IF([.L162]&lt;=20;14;IF([.L162]&lt;=22;15;IF([.L162]&lt;=25;16;IF([.L162]&lt;=27;17;IF([.L162]&lt;=29;18;IF([.L162]&lt;=32;19;IF([.L162]&lt;=34;20;IF([.L162]&lt;=36;21;IF([.L16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62]=&quot;взв&quot;;11;[.O162]=&quot;накл&quot;;24;[.O162]=&quot;прокл&quot;;25;[.O162]=&quot;пт&quot;;26;[.O162]=90;10;[.O162]=85;10;[.O162]=80;9;[.O162]=75;8;[.O162]=70;8;[.O162]=65;7;[.O162]=60;7;[.O162]=55;6;[.O162]=50;6;[.O162]=45;6;[.O162]=40;5;[.O162]=35;4;[.O162]=30;4;[.O162]=25;3;[.O162]=20;2;[.O162]=15;1;[.O162]=10;1;[.O162]=0;0)" office:value-type="float" office:value="0" calcext:value-type="float">
            <text:p>0</text:p>
          </table:table-cell>
          <table:table-cell table:formula="of:=IF([.P162]&lt;=1;0;IF([.P162]&lt;=10;11;IF([.P162]&lt;=14;12;IF([.P162]&lt;=17;13;IF([.P162]&lt;=20;14;IF([.P162]&lt;=22;15;IF([.P162]&lt;=25;16;IF([.P162]&lt;=27;17;IF([.P162]&lt;=29;18;IF([.P162]&lt;=32;19;IF([.P162]&lt;=34;20;IF([.P162]&lt;=36;21;IF([.P162]&lt;=40;22;24)))))))))))))" office:value-type="float" office:value="21" calcext:value-type="float">
            <text:p>21</text:p>
          </table:table-cell>
          <table:table-cell table:formula="of:=ROUND(([.Q162]+[.R162]+[.I162]+[.J162]+[.M162]+[.N162])/3;0)" office:value-type="float" office:value="20" calcext:value-type="float">
            <text:p>20</text:p>
          </table:table-cell>
          <table:table-cell table:style-name="ce70" table:formula="of:=[.F162]*LOG10([.S162]+2)" office:value-type="float" office:value="5.36969072328883" calcext:value-type="float">
            <text:p>5,3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63]=&quot;взв&quot;;11;[.G163]=&quot;накл&quot;;24;[.G163]=&quot;прокл&quot;;25;[.G163]=&quot;пт&quot;;26;[.G163]=90;10;[.G163]=85;10;[.G163]=80;9;[.G163]=75;8;[.G163]=70;8;[.G163]=65;7;[.G163]=60;7;[.G163]=55;6;[.G163]=50;6;[.G163]=45;6;[.G163]=40;5;[.G163]=35;4;[.G163]=30;4;[.G163]=25;3;[.G163]=20;2;[.G163]=15;1;[.G163]=10;1;[.G163]=0;0)" office:value-type="float" office:value="4" calcext:value-type="float">
            <text:p>4</text:p>
          </table:table-cell>
          <table:table-cell table:formula="of:=IF([.H163]&lt;=1;0;IF([.H163]&lt;=10;11;IF([.H163]&lt;=14;12;IF([.H163]&lt;=17;13;IF([.H163]&lt;=20;14;IF([.H163]&lt;=22;15;IF([.H163]&lt;=25;16;IF([.H163]&lt;=27;17;IF([.H163]&lt;=29;18;IF([.H163]&lt;=32;19;IF([.H163]&lt;=34;20;IF([.H163]&lt;=36;21;IF([.H1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63]=&quot;взв&quot;;11;[.K163]=&quot;накл&quot;;24;[.K163]=&quot;прокл&quot;;25;[.K163]=&quot;пт&quot;;26;[.K163]=90;10;[.K163]=85;10;[.K163]=80;9;[.K163]=75;8;[.K163]=70;8;[.K163]=65;7;[.K163]=60;7;[.K163]=55;6;[.K163]=50;6;[.K163]=45;6;[.K163]=40;5;[.K163]=35;4;[.K163]=30;4;[.K163]=25;3;[.K163]=20;2;[.K163]=15;1;[.K163]=10;1;[.K163]=0;0)" office:value-type="float" office:value="4" calcext:value-type="float">
            <text:p>4</text:p>
          </table:table-cell>
          <table:table-cell table:formula="of:=IF([.L163]&lt;=1;0;IF([.L163]&lt;=10;11;IF([.L163]&lt;=14;12;IF([.L163]&lt;=17;13;IF([.L163]&lt;=20;14;IF([.L163]&lt;=22;15;IF([.L163]&lt;=25;16;IF([.L163]&lt;=27;17;IF([.L163]&lt;=29;18;IF([.L163]&lt;=32;19;IF([.L163]&lt;=34;20;IF([.L163]&lt;=36;21;IF([.L1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63]=&quot;взв&quot;;11;[.O163]=&quot;накл&quot;;24;[.O163]=&quot;прокл&quot;;25;[.O163]=&quot;пт&quot;;26;[.O163]=90;10;[.O163]=85;10;[.O163]=80;9;[.O163]=75;8;[.O163]=70;8;[.O163]=65;7;[.O163]=60;7;[.O163]=55;6;[.O163]=50;6;[.O163]=45;6;[.O163]=40;5;[.O163]=35;4;[.O163]=30;4;[.O163]=25;3;[.O163]=20;2;[.O163]=15;1;[.O163]=10;1;[.O163]=0;0)" office:value-type="float" office:value="4" calcext:value-type="float">
            <text:p>4</text:p>
          </table:table-cell>
          <table:table-cell table:formula="of:=IF([.P163]&lt;=1;0;IF([.P163]&lt;=10;11;IF([.P163]&lt;=14;12;IF([.P163]&lt;=17;13;IF([.P163]&lt;=20;14;IF([.P163]&lt;=22;15;IF([.P163]&lt;=25;16;IF([.P163]&lt;=27;17;IF([.P163]&lt;=29;18;IF([.P163]&lt;=32;19;IF([.P163]&lt;=34;20;IF([.P163]&lt;=36;21;IF([.P163]&lt;=40;22;24)))))))))))))" office:value-type="float" office:value="0" calcext:value-type="float">
            <text:p>0</text:p>
          </table:table-cell>
          <table:table-cell table:formula="of:=ROUND(([.Q163]+[.R163]+[.I163]+[.J163]+[.M163]+[.N163])/3;0)" office:value-type="float" office:value="4" calcext:value-type="float">
            <text:p>4</text:p>
          </table:table-cell>
          <table:table-cell table:style-name="ce70" table:formula="of:=[.F163]*LOG10([.S163]+2)" office:value-type="float" office:value="3.11260500153457" calcext:value-type="float">
            <text:p>3,1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64]=&quot;взв&quot;;11;[.G164]=&quot;накл&quot;;24;[.G164]=&quot;прокл&quot;;25;[.G164]=&quot;пт&quot;;26;[.G164]=90;10;[.G164]=85;10;[.G164]=80;9;[.G164]=75;8;[.G164]=70;8;[.G164]=65;7;[.G164]=60;7;[.G164]=55;6;[.G164]=50;6;[.G164]=45;6;[.G164]=40;5;[.G164]=35;4;[.G164]=30;4;[.G164]=25;3;[.G164]=20;2;[.G164]=15;1;[.G164]=10;1;[.G164]=0;0)" office:value-type="float" office:value="0" calcext:value-type="float">
            <text:p>0</text:p>
          </table:table-cell>
          <table:table-cell table:formula="of:=IF([.H164]&lt;=1;0;IF([.H164]&lt;=10;11;IF([.H164]&lt;=14;12;IF([.H164]&lt;=17;13;IF([.H164]&lt;=20;14;IF([.H164]&lt;=22;15;IF([.H164]&lt;=25;16;IF([.H164]&lt;=27;17;IF([.H164]&lt;=29;18;IF([.H164]&lt;=32;19;IF([.H164]&lt;=34;20;IF([.H164]&lt;=36;21;IF([.H164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64]=&quot;взв&quot;;11;[.K164]=&quot;накл&quot;;24;[.K164]=&quot;прокл&quot;;25;[.K164]=&quot;пт&quot;;26;[.K164]=90;10;[.K164]=85;10;[.K164]=80;9;[.K164]=75;8;[.K164]=70;8;[.K164]=65;7;[.K164]=60;7;[.K164]=55;6;[.K164]=50;6;[.K164]=45;6;[.K164]=40;5;[.K164]=35;4;[.K164]=30;4;[.K164]=25;3;[.K164]=20;2;[.K164]=15;1;[.K164]=10;1;[.K164]=0;0)" office:value-type="float" office:value="0" calcext:value-type="float">
            <text:p>0</text:p>
          </table:table-cell>
          <table:table-cell table:formula="of:=IF([.L164]&lt;=1;0;IF([.L164]&lt;=10;11;IF([.L164]&lt;=14;12;IF([.L164]&lt;=17;13;IF([.L164]&lt;=20;14;IF([.L164]&lt;=22;15;IF([.L164]&lt;=25;16;IF([.L164]&lt;=27;17;IF([.L164]&lt;=29;18;IF([.L164]&lt;=32;19;IF([.L164]&lt;=34;20;IF([.L164]&lt;=36;21;IF([.L164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64]=&quot;взв&quot;;11;[.O164]=&quot;накл&quot;;24;[.O164]=&quot;прокл&quot;;25;[.O164]=&quot;пт&quot;;26;[.O164]=90;10;[.O164]=85;10;[.O164]=80;9;[.O164]=75;8;[.O164]=70;8;[.O164]=65;7;[.O164]=60;7;[.O164]=55;6;[.O164]=50;6;[.O164]=45;6;[.O164]=40;5;[.O164]=35;4;[.O164]=30;4;[.O164]=25;3;[.O164]=20;2;[.O164]=15;1;[.O164]=10;1;[.O164]=0;0)" office:value-type="float" office:value="0" calcext:value-type="float">
            <text:p>0</text:p>
          </table:table-cell>
          <table:table-cell table:formula="of:=IF([.P164]&lt;=1;0;IF([.P164]&lt;=10;11;IF([.P164]&lt;=14;12;IF([.P164]&lt;=17;13;IF([.P164]&lt;=20;14;IF([.P164]&lt;=22;15;IF([.P164]&lt;=25;16;IF([.P164]&lt;=27;17;IF([.P164]&lt;=29;18;IF([.P164]&lt;=32;19;IF([.P164]&lt;=34;20;IF([.P164]&lt;=36;21;IF([.P164]&lt;=40;22;24)))))))))))))" office:value-type="float" office:value="22" calcext:value-type="float">
            <text:p>22</text:p>
          </table:table-cell>
          <table:table-cell table:formula="of:=ROUND(([.Q164]+[.R164]+[.I164]+[.J164]+[.M164]+[.N164])/3;0)" office:value-type="float" office:value="20" calcext:value-type="float">
            <text:p>20</text:p>
          </table:table-cell>
          <table:table-cell table:style-name="ce70" table:formula="of:=[.F164]*LOG10([.S164]+2)" office:value-type="float" office:value="5.36969072328883" calcext:value-type="float">
            <text:p>5,3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7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5]=&quot;взв&quot;;11;[.G165]=&quot;накл&quot;;24;[.G165]=&quot;прокл&quot;;25;[.G165]=&quot;пт&quot;;26;[.G165]=90;10;[.G165]=85;10;[.G165]=80;9;[.G165]=75;8;[.G165]=70;8;[.G165]=65;7;[.G165]=60;7;[.G165]=55;6;[.G165]=50;6;[.G165]=45;6;[.G165]=40;5;[.G165]=35;4;[.G165]=30;4;[.G165]=25;3;[.G165]=20;2;[.G165]=15;1;[.G165]=10;1;[.G165]=0;0)" office:value-type="float" office:value="10" calcext:value-type="float">
            <text:p>10</text:p>
          </table:table-cell>
          <table:table-cell table:formula="of:=IF([.H165]&lt;=1;0;IF([.H165]&lt;=10;11;IF([.H165]&lt;=14;12;IF([.H165]&lt;=17;13;IF([.H165]&lt;=20;14;IF([.H165]&lt;=22;15;IF([.H165]&lt;=25;16;IF([.H165]&lt;=27;17;IF([.H165]&lt;=29;18;IF([.H165]&lt;=32;19;IF([.H165]&lt;=34;20;IF([.H165]&lt;=36;21;IF([.H16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5]=&quot;взв&quot;;11;[.K165]=&quot;накл&quot;;24;[.K165]=&quot;прокл&quot;;25;[.K165]=&quot;пт&quot;;26;[.K165]=90;10;[.K165]=85;10;[.K165]=80;9;[.K165]=75;8;[.K165]=70;8;[.K165]=65;7;[.K165]=60;7;[.K165]=55;6;[.K165]=50;6;[.K165]=45;6;[.K165]=40;5;[.K165]=35;4;[.K165]=30;4;[.K165]=25;3;[.K165]=20;2;[.K165]=15;1;[.K165]=10;1;[.K165]=0;0)" office:value-type="float" office:value="10" calcext:value-type="float">
            <text:p>10</text:p>
          </table:table-cell>
          <table:table-cell table:formula="of:=IF([.L165]&lt;=1;0;IF([.L165]&lt;=10;11;IF([.L165]&lt;=14;12;IF([.L165]&lt;=17;13;IF([.L165]&lt;=20;14;IF([.L165]&lt;=22;15;IF([.L165]&lt;=25;16;IF([.L165]&lt;=27;17;IF([.L165]&lt;=29;18;IF([.L165]&lt;=32;19;IF([.L165]&lt;=34;20;IF([.L165]&lt;=36;21;IF([.L165]&lt;=40;22;24)))))))))))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O165]=&quot;взв&quot;;11;[.O165]=&quot;накл&quot;;24;[.O165]=&quot;прокл&quot;;25;[.O165]=&quot;пт&quot;;26;[.O165]=90;10;[.O165]=85;10;[.O165]=80;9;[.O165]=75;8;[.O165]=70;8;[.O165]=65;7;[.O165]=60;7;[.O165]=55;6;[.O165]=50;6;[.O165]=45;6;[.O165]=40;5;[.O165]=35;4;[.O165]=30;4;[.O165]=25;3;[.O165]=20;2;[.O165]=15;1;[.O165]=10;1;[.O165]=0;0)" office:value-type="float" office:value="0" calcext:value-type="float">
            <text:p>0</text:p>
          </table:table-cell>
          <table:table-cell table:formula="of:=IF([.P165]&lt;=1;0;IF([.P165]&lt;=10;11;IF([.P165]&lt;=14;12;IF([.P165]&lt;=17;13;IF([.P165]&lt;=20;14;IF([.P165]&lt;=22;15;IF([.P165]&lt;=25;16;IF([.P165]&lt;=27;17;IF([.P165]&lt;=29;18;IF([.P165]&lt;=32;19;IF([.P165]&lt;=34;20;IF([.P165]&lt;=36;21;IF([.P165]&lt;=40;22;24)))))))))))))" office:value-type="float" office:value="11" calcext:value-type="float">
            <text:p>11</text:p>
          </table:table-cell>
          <table:table-cell table:formula="of:=ROUND(([.Q165]+[.R165]+[.I165]+[.J165]+[.M165]+[.N165])/3;0)" office:value-type="float" office:value="10" calcext:value-type="float">
            <text:p>10</text:p>
          </table:table-cell>
          <table:table-cell table:style-name="ce70" table:formula="of:=[.F165]*LOG10([.S165]+2)" office:value-type="float" office:value="4.3167249841905" calcext:value-type="float">
            <text:p>4,3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1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66]=&quot;взв&quot;;11;[.G166]=&quot;накл&quot;;24;[.G166]=&quot;прокл&quot;;25;[.G166]=&quot;пт&quot;;26;[.G166]=90;10;[.G166]=85;10;[.G166]=80;9;[.G166]=75;8;[.G166]=70;8;[.G166]=65;7;[.G166]=60;7;[.G166]=55;6;[.G166]=50;6;[.G166]=45;6;[.G166]=40;5;[.G166]=35;4;[.G166]=30;4;[.G166]=25;3;[.G166]=20;2;[.G166]=15;1;[.G166]=10;1;[.G166]=0;0)" office:value-type="float" office:value="0" calcext:value-type="float">
            <text:p>0</text:p>
          </table:table-cell>
          <table:table-cell table:formula="of:=IF([.H166]&lt;=1;0;IF([.H166]&lt;=10;11;IF([.H166]&lt;=14;12;IF([.H166]&lt;=17;13;IF([.H166]&lt;=20;14;IF([.H166]&lt;=22;15;IF([.H166]&lt;=25;16;IF([.H166]&lt;=27;17;IF([.H166]&lt;=29;18;IF([.H166]&lt;=32;19;IF([.H166]&lt;=34;20;IF([.H166]&lt;=36;21;IF([.H16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66]=&quot;взв&quot;;11;[.K166]=&quot;накл&quot;;24;[.K166]=&quot;прокл&quot;;25;[.K166]=&quot;пт&quot;;26;[.K166]=90;10;[.K166]=85;10;[.K166]=80;9;[.K166]=75;8;[.K166]=70;8;[.K166]=65;7;[.K166]=60;7;[.K166]=55;6;[.K166]=50;6;[.K166]=45;6;[.K166]=40;5;[.K166]=35;4;[.K166]=30;4;[.K166]=25;3;[.K166]=20;2;[.K166]=15;1;[.K166]=10;1;[.K166]=0;0)" office:value-type="float" office:value="0" calcext:value-type="float">
            <text:p>0</text:p>
          </table:table-cell>
          <table:table-cell table:formula="of:=IF([.L166]&lt;=1;0;IF([.L166]&lt;=10;11;IF([.L166]&lt;=14;12;IF([.L166]&lt;=17;13;IF([.L166]&lt;=20;14;IF([.L166]&lt;=22;15;IF([.L166]&lt;=25;16;IF([.L166]&lt;=27;17;IF([.L166]&lt;=29;18;IF([.L166]&lt;=32;19;IF([.L166]&lt;=34;20;IF([.L166]&lt;=36;21;IF([.L166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66]=&quot;взв&quot;;11;[.O166]=&quot;накл&quot;;24;[.O166]=&quot;прокл&quot;;25;[.O166]=&quot;пт&quot;;26;[.O166]=90;10;[.O166]=85;10;[.O166]=80;9;[.O166]=75;8;[.O166]=70;8;[.O166]=65;7;[.O166]=60;7;[.O166]=55;6;[.O166]=50;6;[.O166]=45;6;[.O166]=40;5;[.O166]=35;4;[.O166]=30;4;[.O166]=25;3;[.O166]=20;2;[.O166]=15;1;[.O166]=10;1;[.O166]=0;0)" office:value-type="float" office:value="0" calcext:value-type="float">
            <text:p>0</text:p>
          </table:table-cell>
          <table:table-cell table:formula="of:=IF([.P166]&lt;=1;0;IF([.P166]&lt;=10;11;IF([.P166]&lt;=14;12;IF([.P166]&lt;=17;13;IF([.P166]&lt;=20;14;IF([.P166]&lt;=22;15;IF([.P166]&lt;=25;16;IF([.P166]&lt;=27;17;IF([.P166]&lt;=29;18;IF([.P166]&lt;=32;19;IF([.P166]&lt;=34;20;IF([.P166]&lt;=36;21;IF([.P166]&lt;=40;22;24)))))))))))))" office:value-type="float" office:value="18" calcext:value-type="float">
            <text:p>18</text:p>
          </table:table-cell>
          <table:table-cell table:formula="of:=ROUND(([.Q166]+[.R166]+[.I166]+[.J166]+[.M166]+[.N166])/3;0)" office:value-type="float" office:value="19" calcext:value-type="float">
            <text:p>19</text:p>
          </table:table-cell>
          <table:table-cell table:style-name="ce70" table:formula="of:=[.F166]*LOG10([.S166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67]=&quot;взв&quot;;11;[.G167]=&quot;накл&quot;;24;[.G167]=&quot;прокл&quot;;25;[.G167]=&quot;пт&quot;;26;[.G167]=90;10;[.G167]=85;10;[.G167]=80;9;[.G167]=75;8;[.G167]=70;8;[.G167]=65;7;[.G167]=60;7;[.G167]=55;6;[.G167]=50;6;[.G167]=45;6;[.G167]=40;5;[.G167]=35;4;[.G167]=30;4;[.G167]=25;3;[.G167]=20;2;[.G167]=15;1;[.G167]=10;1;[.G167]=0;0)" office:value-type="float" office:value="0" calcext:value-type="float">
            <text:p>0</text:p>
          </table:table-cell>
          <table:table-cell table:formula="of:=IF([.H167]&lt;=1;0;IF([.H167]&lt;=10;11;IF([.H167]&lt;=14;12;IF([.H167]&lt;=17;13;IF([.H167]&lt;=20;14;IF([.H167]&lt;=22;15;IF([.H167]&lt;=25;16;IF([.H167]&lt;=27;17;IF([.H167]&lt;=29;18;IF([.H167]&lt;=32;19;IF([.H167]&lt;=34;20;IF([.H167]&lt;=36;21;IF([.H16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67]=&quot;взв&quot;;11;[.K167]=&quot;накл&quot;;24;[.K167]=&quot;прокл&quot;;25;[.K167]=&quot;пт&quot;;26;[.K167]=90;10;[.K167]=85;10;[.K167]=80;9;[.K167]=75;8;[.K167]=70;8;[.K167]=65;7;[.K167]=60;7;[.K167]=55;6;[.K167]=50;6;[.K167]=45;6;[.K167]=40;5;[.K167]=35;4;[.K167]=30;4;[.K167]=25;3;[.K167]=20;2;[.K167]=15;1;[.K167]=10;1;[.K167]=0;0)" office:value-type="float" office:value="0" calcext:value-type="float">
            <text:p>0</text:p>
          </table:table-cell>
          <table:table-cell table:formula="of:=IF([.L167]&lt;=1;0;IF([.L167]&lt;=10;11;IF([.L167]&lt;=14;12;IF([.L167]&lt;=17;13;IF([.L167]&lt;=20;14;IF([.L167]&lt;=22;15;IF([.L167]&lt;=25;16;IF([.L167]&lt;=27;17;IF([.L167]&lt;=29;18;IF([.L167]&lt;=32;19;IF([.L167]&lt;=34;20;IF([.L167]&lt;=36;21;IF([.L16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67]=&quot;взв&quot;;11;[.O167]=&quot;накл&quot;;24;[.O167]=&quot;прокл&quot;;25;[.O167]=&quot;пт&quot;;26;[.O167]=90;10;[.O167]=85;10;[.O167]=80;9;[.O167]=75;8;[.O167]=70;8;[.O167]=65;7;[.O167]=60;7;[.O167]=55;6;[.O167]=50;6;[.O167]=45;6;[.O167]=40;5;[.O167]=35;4;[.O167]=30;4;[.O167]=25;3;[.O167]=20;2;[.O167]=15;1;[.O167]=10;1;[.O167]=0;0)" office:value-type="float" office:value="0" calcext:value-type="float">
            <text:p>0</text:p>
          </table:table-cell>
          <table:table-cell table:formula="of:=IF([.P167]&lt;=1;0;IF([.P167]&lt;=10;11;IF([.P167]&lt;=14;12;IF([.P167]&lt;=17;13;IF([.P167]&lt;=20;14;IF([.P167]&lt;=22;15;IF([.P167]&lt;=25;16;IF([.P167]&lt;=27;17;IF([.P167]&lt;=29;18;IF([.P167]&lt;=32;19;IF([.P167]&lt;=34;20;IF([.P167]&lt;=36;21;IF([.P167]&lt;=40;22;24)))))))))))))" office:value-type="float" office:value="20" calcext:value-type="float">
            <text:p>20</text:p>
          </table:table-cell>
          <table:table-cell table:formula="of:=ROUND(([.Q167]+[.R167]+[.I167]+[.J167]+[.M167]+[.N167])/3;0)" office:value-type="float" office:value="21" calcext:value-type="float">
            <text:p>21</text:p>
          </table:table-cell>
          <table:table-cell table:style-name="ce70" table:formula="of:=[.F167]*LOG10([.S167]+2)" office:value-type="float" office:value="5.44691134407037" calcext:value-type="float">
            <text:p>5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68]=&quot;взв&quot;;11;[.G168]=&quot;накл&quot;;24;[.G168]=&quot;прокл&quot;;25;[.G168]=&quot;пт&quot;;26;[.G168]=90;10;[.G168]=85;10;[.G168]=80;9;[.G168]=75;8;[.G168]=70;8;[.G168]=65;7;[.G168]=60;7;[.G168]=55;6;[.G168]=50;6;[.G168]=45;6;[.G168]=40;5;[.G168]=35;4;[.G168]=30;4;[.G168]=25;3;[.G168]=20;2;[.G168]=15;1;[.G168]=10;1;[.G168]=0;0)" office:value-type="float" office:value="0" calcext:value-type="float">
            <text:p>0</text:p>
          </table:table-cell>
          <table:table-cell table:formula="of:=IF([.H168]&lt;=1;0;IF([.H168]&lt;=10;11;IF([.H168]&lt;=14;12;IF([.H168]&lt;=17;13;IF([.H168]&lt;=20;14;IF([.H168]&lt;=22;15;IF([.H168]&lt;=25;16;IF([.H168]&lt;=27;17;IF([.H168]&lt;=29;18;IF([.H168]&lt;=32;19;IF([.H168]&lt;=34;20;IF([.H168]&lt;=36;21;IF([.H168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68]=&quot;взв&quot;;11;[.K168]=&quot;накл&quot;;24;[.K168]=&quot;прокл&quot;;25;[.K168]=&quot;пт&quot;;26;[.K168]=90;10;[.K168]=85;10;[.K168]=80;9;[.K168]=75;8;[.K168]=70;8;[.K168]=65;7;[.K168]=60;7;[.K168]=55;6;[.K168]=50;6;[.K168]=45;6;[.K168]=40;5;[.K168]=35;4;[.K168]=30;4;[.K168]=25;3;[.K168]=20;2;[.K168]=15;1;[.K168]=10;1;[.K168]=0;0)" office:value-type="float" office:value="0" calcext:value-type="float">
            <text:p>0</text:p>
          </table:table-cell>
          <table:table-cell table:formula="of:=IF([.L168]&lt;=1;0;IF([.L168]&lt;=10;11;IF([.L168]&lt;=14;12;IF([.L168]&lt;=17;13;IF([.L168]&lt;=20;14;IF([.L168]&lt;=22;15;IF([.L168]&lt;=25;16;IF([.L168]&lt;=27;17;IF([.L168]&lt;=29;18;IF([.L168]&lt;=32;19;IF([.L168]&lt;=34;20;IF([.L168]&lt;=36;21;IF([.L16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68]=&quot;взв&quot;;11;[.O168]=&quot;накл&quot;;24;[.O168]=&quot;прокл&quot;;25;[.O168]=&quot;пт&quot;;26;[.O168]=90;10;[.O168]=85;10;[.O168]=80;9;[.O168]=75;8;[.O168]=70;8;[.O168]=65;7;[.O168]=60;7;[.O168]=55;6;[.O168]=50;6;[.O168]=45;6;[.O168]=40;5;[.O168]=35;4;[.O168]=30;4;[.O168]=25;3;[.O168]=20;2;[.O168]=15;1;[.O168]=10;1;[.O168]=0;0)" office:value-type="float" office:value="0" calcext:value-type="float">
            <text:p>0</text:p>
          </table:table-cell>
          <table:table-cell table:formula="of:=IF([.P168]&lt;=1;0;IF([.P168]&lt;=10;11;IF([.P168]&lt;=14;12;IF([.P168]&lt;=17;13;IF([.P168]&lt;=20;14;IF([.P168]&lt;=22;15;IF([.P168]&lt;=25;16;IF([.P168]&lt;=27;17;IF([.P168]&lt;=29;18;IF([.P168]&lt;=32;19;IF([.P168]&lt;=34;20;IF([.P168]&lt;=36;21;IF([.P168]&lt;=40;22;24)))))))))))))" office:value-type="float" office:value="22" calcext:value-type="float">
            <text:p>22</text:p>
          </table:table-cell>
          <table:table-cell table:formula="of:=ROUND(([.Q168]+[.R168]+[.I168]+[.J168]+[.M168]+[.N168])/3;0)" office:value-type="float" office:value="22" calcext:value-type="float">
            <text:p>22</text:p>
          </table:table-cell>
          <table:table-cell table:style-name="ce70" table:formula="of:=[.F168]*LOG10([.S168]+2)" office:value-type="float" office:value="5.52084496684642" calcext:value-type="float">
            <text:p>5,5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5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69]=&quot;взв&quot;;11;[.G169]=&quot;накл&quot;;24;[.G169]=&quot;прокл&quot;;25;[.G169]=&quot;пт&quot;;26;[.G169]=90;10;[.G169]=85;10;[.G169]=80;9;[.G169]=75;8;[.G169]=70;8;[.G169]=65;7;[.G169]=60;7;[.G169]=55;6;[.G169]=50;6;[.G169]=45;6;[.G169]=40;5;[.G169]=35;4;[.G169]=30;4;[.G169]=25;3;[.G169]=20;2;[.G169]=15;1;[.G169]=10;1;[.G169]=0;0)" office:value-type="float" office:value="10" calcext:value-type="float">
            <text:p>10</text:p>
          </table:table-cell>
          <table:table-cell table:formula="of:=IF([.H169]&lt;=1;0;IF([.H169]&lt;=10;11;IF([.H169]&lt;=14;12;IF([.H169]&lt;=17;13;IF([.H169]&lt;=20;14;IF([.H169]&lt;=22;15;IF([.H169]&lt;=25;16;IF([.H169]&lt;=27;17;IF([.H169]&lt;=29;18;IF([.H169]&lt;=32;19;IF([.H169]&lt;=34;20;IF([.H169]&lt;=36;21;IF([.H16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69]=&quot;взв&quot;;11;[.K169]=&quot;накл&quot;;24;[.K169]=&quot;прокл&quot;;25;[.K169]=&quot;пт&quot;;26;[.K169]=90;10;[.K169]=85;10;[.K169]=80;9;[.K169]=75;8;[.K169]=70;8;[.K169]=65;7;[.K169]=60;7;[.K169]=55;6;[.K169]=50;6;[.K169]=45;6;[.K169]=40;5;[.K169]=35;4;[.K169]=30;4;[.K169]=25;3;[.K169]=20;2;[.K169]=15;1;[.K169]=10;1;[.K169]=0;0)" office:value-type="float" office:value="10" calcext:value-type="float">
            <text:p>10</text:p>
          </table:table-cell>
          <table:table-cell table:formula="of:=IF([.L169]&lt;=1;0;IF([.L169]&lt;=10;11;IF([.L169]&lt;=14;12;IF([.L169]&lt;=17;13;IF([.L169]&lt;=20;14;IF([.L169]&lt;=22;15;IF([.L169]&lt;=25;16;IF([.L169]&lt;=27;17;IF([.L169]&lt;=29;18;IF([.L169]&lt;=32;19;IF([.L169]&lt;=34;20;IF([.L169]&lt;=36;21;IF([.L16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69]=&quot;взв&quot;;11;[.O169]=&quot;накл&quot;;24;[.O169]=&quot;прокл&quot;;25;[.O169]=&quot;пт&quot;;26;[.O169]=90;10;[.O169]=85;10;[.O169]=80;9;[.O169]=75;8;[.O169]=70;8;[.O169]=65;7;[.O169]=60;7;[.O169]=55;6;[.O169]=50;6;[.O169]=45;6;[.O169]=40;5;[.O169]=35;4;[.O169]=30;4;[.O169]=25;3;[.O169]=20;2;[.O169]=15;1;[.O169]=10;1;[.O169]=0;0)" office:value-type="float" office:value="0" calcext:value-type="float">
            <text:p>0</text:p>
          </table:table-cell>
          <table:table-cell table:formula="of:=IF([.P169]&lt;=1;0;IF([.P169]&lt;=10;11;IF([.P169]&lt;=14;12;IF([.P169]&lt;=17;13;IF([.P169]&lt;=20;14;IF([.P169]&lt;=22;15;IF([.P169]&lt;=25;16;IF([.P169]&lt;=27;17;IF([.P169]&lt;=29;18;IF([.P169]&lt;=32;19;IF([.P169]&lt;=34;20;IF([.P169]&lt;=36;21;IF([.P169]&lt;=40;22;24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0" table:formula="of:=[.F169]*LOG10([.S169]+2)" office:value-type="float" office:value="4.3167249841905" calcext:value-type="float">
            <text:p>4,3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7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70]=&quot;взв&quot;;11;[.G170]=&quot;накл&quot;;24;[.G170]=&quot;прокл&quot;;25;[.G170]=&quot;пт&quot;;26;[.G170]=90;10;[.G170]=85;10;[.G170]=80;9;[.G170]=75;8;[.G170]=70;8;[.G170]=65;7;[.G170]=60;7;[.G170]=55;6;[.G170]=50;6;[.G170]=45;6;[.G170]=40;5;[.G170]=35;4;[.G170]=30;4;[.G170]=25;3;[.G170]=20;2;[.G170]=15;1;[.G170]=10;1;[.G170]=0;0)" office:value-type="float" office:value="0" calcext:value-type="float">
            <text:p>0</text:p>
          </table:table-cell>
          <table:table-cell table:formula="of:=IF([.H170]&lt;=1;0;IF([.H170]&lt;=10;11;IF([.H170]&lt;=14;12;IF([.H170]&lt;=17;13;IF([.H170]&lt;=20;14;IF([.H170]&lt;=22;15;IF([.H170]&lt;=25;16;IF([.H170]&lt;=27;17;IF([.H170]&lt;=29;18;IF([.H170]&lt;=32;19;IF([.H170]&lt;=34;20;IF([.H170]&lt;=36;21;IF([.H170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70]=&quot;взв&quot;;11;[.K170]=&quot;накл&quot;;24;[.K170]=&quot;прокл&quot;;25;[.K170]=&quot;пт&quot;;26;[.K170]=90;10;[.K170]=85;10;[.K170]=80;9;[.K170]=75;8;[.K170]=70;8;[.K170]=65;7;[.K170]=60;7;[.K170]=55;6;[.K170]=50;6;[.K170]=45;6;[.K170]=40;5;[.K170]=35;4;[.K170]=30;4;[.K170]=25;3;[.K170]=20;2;[.K170]=15;1;[.K170]=10;1;[.K170]=0;0)" office:value-type="float" office:value="0" calcext:value-type="float">
            <text:p>0</text:p>
          </table:table-cell>
          <table:table-cell table:formula="of:=IF([.L170]&lt;=1;0;IF([.L170]&lt;=10;11;IF([.L170]&lt;=14;12;IF([.L170]&lt;=17;13;IF([.L170]&lt;=20;14;IF([.L170]&lt;=22;15;IF([.L170]&lt;=25;16;IF([.L170]&lt;=27;17;IF([.L170]&lt;=29;18;IF([.L170]&lt;=32;19;IF([.L170]&lt;=34;20;IF([.L170]&lt;=36;21;IF([.L170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70]=&quot;взв&quot;;11;[.O170]=&quot;накл&quot;;24;[.O170]=&quot;прокл&quot;;25;[.O170]=&quot;пт&quot;;26;[.O170]=90;10;[.O170]=85;10;[.O170]=80;9;[.O170]=75;8;[.O170]=70;8;[.O170]=65;7;[.O170]=60;7;[.O170]=55;6;[.O170]=50;6;[.O170]=45;6;[.O170]=40;5;[.O170]=35;4;[.O170]=30;4;[.O170]=25;3;[.O170]=20;2;[.O170]=15;1;[.O170]=10;1;[.O170]=0;0)" office:value-type="float" office:value="0" calcext:value-type="float">
            <text:p>0</text:p>
          </table:table-cell>
          <table:table-cell table:formula="of:=IF([.P170]&lt;=1;0;IF([.P170]&lt;=10;11;IF([.P170]&lt;=14;12;IF([.P170]&lt;=17;13;IF([.P170]&lt;=20;14;IF([.P170]&lt;=22;15;IF([.P170]&lt;=25;16;IF([.P170]&lt;=27;17;IF([.P170]&lt;=29;18;IF([.P170]&lt;=32;19;IF([.P170]&lt;=34;20;IF([.P170]&lt;=36;21;IF([.P170]&lt;=40;22;24)))))))))))))" office:value-type="float" office:value="19" calcext:value-type="float">
            <text:p>19</text:p>
          </table:table-cell>
          <table:table-cell table:formula="of:=ROUND(([.Q170]+[.R170]+[.I170]+[.J170]+[.M170]+[.N170])/3;0)" office:value-type="float" office:value="20" calcext:value-type="float">
            <text:p>20</text:p>
          </table:table-cell>
          <table:table-cell table:style-name="ce70" table:formula="of:=[.F170]*LOG10([.S170]+2)" office:value-type="float" office:value="5.36969072328883" calcext:value-type="float">
            <text:p>5,3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00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71]=&quot;взв&quot;;11;[.G171]=&quot;накл&quot;;24;[.G171]=&quot;прокл&quot;;25;[.G171]=&quot;пт&quot;;26;[.G171]=90;10;[.G171]=85;10;[.G171]=80;9;[.G171]=75;8;[.G171]=70;8;[.G171]=65;7;[.G171]=60;7;[.G171]=55;6;[.G171]=50;6;[.G171]=45;6;[.G171]=40;5;[.G171]=35;4;[.G171]=30;4;[.G171]=25;3;[.G171]=20;2;[.G171]=15;1;[.G171]=10;1;[.G171]=0;0)" office:value-type="float" office:value="7" calcext:value-type="float">
            <text:p>7</text:p>
          </table:table-cell>
          <table:table-cell table:formula="of:=IF([.H171]&lt;=1;0;IF([.H171]&lt;=10;11;IF([.H171]&lt;=14;12;IF([.H171]&lt;=17;13;IF([.H171]&lt;=20;14;IF([.H171]&lt;=22;15;IF([.H171]&lt;=25;16;IF([.H171]&lt;=27;17;IF([.H171]&lt;=29;18;IF([.H171]&lt;=32;19;IF([.H171]&lt;=34;20;IF([.H171]&lt;=36;21;IF([.H17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71]=&quot;взв&quot;;11;[.K171]=&quot;накл&quot;;24;[.K171]=&quot;прокл&quot;;25;[.K171]=&quot;пт&quot;;26;[.K171]=90;10;[.K171]=85;10;[.K171]=80;9;[.K171]=75;8;[.K171]=70;8;[.K171]=65;7;[.K171]=60;7;[.K171]=55;6;[.K171]=50;6;[.K171]=45;6;[.K171]=40;5;[.K171]=35;4;[.K171]=30;4;[.K171]=25;3;[.K171]=20;2;[.K171]=15;1;[.K171]=10;1;[.K171]=0;0)" office:value-type="float" office:value="8" calcext:value-type="float">
            <text:p>8</text:p>
          </table:table-cell>
          <table:table-cell table:formula="of:=IF([.L171]&lt;=1;0;IF([.L171]&lt;=10;11;IF([.L171]&lt;=14;12;IF([.L171]&lt;=17;13;IF([.L171]&lt;=20;14;IF([.L171]&lt;=22;15;IF([.L171]&lt;=25;16;IF([.L171]&lt;=27;17;IF([.L171]&lt;=29;18;IF([.L171]&lt;=32;19;IF([.L171]&lt;=34;20;IF([.L171]&lt;=36;21;IF([.L17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71]=&quot;взв&quot;;11;[.O171]=&quot;накл&quot;;24;[.O171]=&quot;прокл&quot;;25;[.O171]=&quot;пт&quot;;26;[.O171]=90;10;[.O171]=85;10;[.O171]=80;9;[.O171]=75;8;[.O171]=70;8;[.O171]=65;7;[.O171]=60;7;[.O171]=55;6;[.O171]=50;6;[.O171]=45;6;[.O171]=40;5;[.O171]=35;4;[.O171]=30;4;[.O171]=25;3;[.O171]=20;2;[.O171]=15;1;[.O171]=10;1;[.O171]=0;0)" office:value-type="float" office:value="7" calcext:value-type="float">
            <text:p>7</text:p>
          </table:table-cell>
          <table:table-cell table:formula="of:=IF([.P171]&lt;=1;0;IF([.P171]&lt;=10;11;IF([.P171]&lt;=14;12;IF([.P171]&lt;=17;13;IF([.P171]&lt;=20;14;IF([.P171]&lt;=22;15;IF([.P171]&lt;=25;16;IF([.P171]&lt;=27;17;IF([.P171]&lt;=29;18;IF([.P171]&lt;=32;19;IF([.P171]&lt;=34;20;IF([.P171]&lt;=36;21;IF([.P171]&lt;=40;22;24)))))))))))))" office:value-type="float" office:value="0" calcext:value-type="float">
            <text:p>0</text:p>
          </table:table-cell>
          <table:table-cell table:formula="of:=ROUND(([.Q171]+[.R171]+[.I171]+[.J171]+[.M171]+[.N171])/3;0)" office:value-type="float" office:value="7" calcext:value-type="float">
            <text:p>7</text:p>
          </table:table-cell>
          <table:table-cell table:style-name="ce70" table:formula="of:=[.F171]*LOG10([.S171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17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72]=&quot;взв&quot;;11;[.G172]=&quot;накл&quot;;24;[.G172]=&quot;прокл&quot;;25;[.G172]=&quot;пт&quot;;26;[.G172]=90;10;[.G172]=85;10;[.G172]=80;9;[.G172]=75;8;[.G172]=70;8;[.G172]=65;7;[.G172]=60;7;[.G172]=55;6;[.G172]=50;6;[.G172]=45;6;[.G172]=40;5;[.G172]=35;4;[.G172]=30;4;[.G172]=25;3;[.G172]=20;2;[.G172]=15;1;[.G172]=10;1;[.G172]=0;0)" office:value-type="float" office:value="8" calcext:value-type="float">
            <text:p>8</text:p>
          </table:table-cell>
          <table:table-cell table:formula="of:=IF([.H172]&lt;=1;0;IF([.H172]&lt;=10;11;IF([.H172]&lt;=14;12;IF([.H172]&lt;=17;13;IF([.H172]&lt;=20;14;IF([.H172]&lt;=22;15;IF([.H172]&lt;=25;16;IF([.H172]&lt;=27;17;IF([.H172]&lt;=29;18;IF([.H172]&lt;=32;19;IF([.H172]&lt;=34;20;IF([.H172]&lt;=36;21;IF([.H17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2]=&quot;взв&quot;;11;[.K172]=&quot;накл&quot;;24;[.K172]=&quot;прокл&quot;;25;[.K172]=&quot;пт&quot;;26;[.K172]=90;10;[.K172]=85;10;[.K172]=80;9;[.K172]=75;8;[.K172]=70;8;[.K172]=65;7;[.K172]=60;7;[.K172]=55;6;[.K172]=50;6;[.K172]=45;6;[.K172]=40;5;[.K172]=35;4;[.K172]=30;4;[.K172]=25;3;[.K172]=20;2;[.K172]=15;1;[.K172]=10;1;[.K172]=0;0)" office:value-type="float" office:value="10" calcext:value-type="float">
            <text:p>10</text:p>
          </table:table-cell>
          <table:table-cell table:formula="of:=IF([.L172]&lt;=1;0;IF([.L172]&lt;=10;11;IF([.L172]&lt;=14;12;IF([.L172]&lt;=17;13;IF([.L172]&lt;=20;14;IF([.L172]&lt;=22;15;IF([.L172]&lt;=25;16;IF([.L172]&lt;=27;17;IF([.L172]&lt;=29;18;IF([.L172]&lt;=32;19;IF([.L172]&lt;=34;20;IF([.L172]&lt;=36;21;IF([.L17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2]=&quot;взв&quot;;11;[.O172]=&quot;накл&quot;;24;[.O172]=&quot;прокл&quot;;25;[.O172]=&quot;пт&quot;;26;[.O172]=90;10;[.O172]=85;10;[.O172]=80;9;[.O172]=75;8;[.O172]=70;8;[.O172]=65;7;[.O172]=60;7;[.O172]=55;6;[.O172]=50;6;[.O172]=45;6;[.O172]=40;5;[.O172]=35;4;[.O172]=30;4;[.O172]=25;3;[.O172]=20;2;[.O172]=15;1;[.O172]=10;1;[.O172]=0;0)" office:value-type="float" office:value="10" calcext:value-type="float">
            <text:p>10</text:p>
          </table:table-cell>
          <table:table-cell table:formula="of:=IF([.P172]&lt;=1;0;IF([.P172]&lt;=10;11;IF([.P172]&lt;=14;12;IF([.P172]&lt;=17;13;IF([.P172]&lt;=20;14;IF([.P172]&lt;=22;15;IF([.P172]&lt;=25;16;IF([.P172]&lt;=27;17;IF([.P172]&lt;=29;18;IF([.P172]&lt;=32;19;IF([.P172]&lt;=34;20;IF([.P172]&lt;=36;21;IF([.P172]&lt;=40;22;24)))))))))))))" office:value-type="float" office:value="0" calcext:value-type="float">
            <text:p>0</text:p>
          </table:table-cell>
          <table:table-cell table:formula="of:=ROUND(([.Q172]+[.R172]+[.I172]+[.J172]+[.M172]+[.N172])/3;0)" office:value-type="float" office:value="9" calcext:value-type="float">
            <text:p>9</text:p>
          </table:table-cell>
          <table:table-cell table:style-name="ce70" table:formula="of:=[.F172]*LOG10([.S172]+2)" office:value-type="float" office:value="4.1655707406329" calcext:value-type="float">
            <text:p>4,1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55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73]=&quot;взв&quot;;11;[.G173]=&quot;накл&quot;;24;[.G173]=&quot;прокл&quot;;25;[.G173]=&quot;пт&quot;;26;[.G173]=90;10;[.G173]=85;10;[.G173]=80;9;[.G173]=75;8;[.G173]=70;8;[.G173]=65;7;[.G173]=60;7;[.G173]=55;6;[.G173]=50;6;[.G173]=45;6;[.G173]=40;5;[.G173]=35;4;[.G173]=30;4;[.G173]=25;3;[.G173]=20;2;[.G173]=15;1;[.G173]=10;1;[.G173]=0;0)" office:value-type="float" office:value="0" calcext:value-type="float">
            <text:p>0</text:p>
          </table:table-cell>
          <table:table-cell table:formula="of:=IF([.H173]&lt;=1;0;IF([.H173]&lt;=10;11;IF([.H173]&lt;=14;12;IF([.H173]&lt;=17;13;IF([.H173]&lt;=20;14;IF([.H173]&lt;=22;15;IF([.H173]&lt;=25;16;IF([.H173]&lt;=27;17;IF([.H173]&lt;=29;18;IF([.H173]&lt;=32;19;IF([.H173]&lt;=34;20;IF([.H173]&lt;=36;21;IF([.H173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73]=&quot;взв&quot;;11;[.K173]=&quot;накл&quot;;24;[.K173]=&quot;прокл&quot;;25;[.K173]=&quot;пт&quot;;26;[.K173]=90;10;[.K173]=85;10;[.K173]=80;9;[.K173]=75;8;[.K173]=70;8;[.K173]=65;7;[.K173]=60;7;[.K173]=55;6;[.K173]=50;6;[.K173]=45;6;[.K173]=40;5;[.K173]=35;4;[.K173]=30;4;[.K173]=25;3;[.K173]=20;2;[.K173]=15;1;[.K173]=10;1;[.K173]=0;0)" office:value-type="float" office:value="0" calcext:value-type="float">
            <text:p>0</text:p>
          </table:table-cell>
          <table:table-cell table:formula="of:=IF([.L173]&lt;=1;0;IF([.L173]&lt;=10;11;IF([.L173]&lt;=14;12;IF([.L173]&lt;=17;13;IF([.L173]&lt;=20;14;IF([.L173]&lt;=22;15;IF([.L173]&lt;=25;16;IF([.L173]&lt;=27;17;IF([.L173]&lt;=29;18;IF([.L173]&lt;=32;19;IF([.L173]&lt;=34;20;IF([.L173]&lt;=36;21;IF([.L173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73]=&quot;взв&quot;;11;[.O173]=&quot;накл&quot;;24;[.O173]=&quot;прокл&quot;;25;[.O173]=&quot;пт&quot;;26;[.O173]=90;10;[.O173]=85;10;[.O173]=80;9;[.O173]=75;8;[.O173]=70;8;[.O173]=65;7;[.O173]=60;7;[.O173]=55;6;[.O173]=50;6;[.O173]=45;6;[.O173]=40;5;[.O173]=35;4;[.O173]=30;4;[.O173]=25;3;[.O173]=20;2;[.O173]=15;1;[.O173]=10;1;[.O173]=0;0)" office:value-type="float" office:value="0" calcext:value-type="float">
            <text:p>0</text:p>
          </table:table-cell>
          <table:table-cell table:formula="of:=IF([.P173]&lt;=1;0;IF([.P173]&lt;=10;11;IF([.P173]&lt;=14;12;IF([.P173]&lt;=17;13;IF([.P173]&lt;=20;14;IF([.P173]&lt;=22;15;IF([.P173]&lt;=25;16;IF([.P173]&lt;=27;17;IF([.P173]&lt;=29;18;IF([.P173]&lt;=32;19;IF([.P173]&lt;=34;20;IF([.P173]&lt;=36;21;IF([.P173]&lt;=40;22;24)))))))))))))" office:value-type="float" office:value="18" calcext:value-type="float">
            <text:p>18</text:p>
          </table:table-cell>
          <table:table-cell table:formula="of:=ROUND(([.Q173]+[.R173]+[.I173]+[.J173]+[.M173]+[.N173])/3;0)" office:value-type="float" office:value="19" calcext:value-type="float">
            <text:p>19</text:p>
          </table:table-cell>
          <table:table-cell table:style-name="ce70" table:formula="of:=[.F173]*LOG10([.S173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7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74]=&quot;взв&quot;;11;[.G174]=&quot;накл&quot;;24;[.G174]=&quot;прокл&quot;;25;[.G174]=&quot;пт&quot;;26;[.G174]=90;10;[.G174]=85;10;[.G174]=80;9;[.G174]=75;8;[.G174]=70;8;[.G174]=65;7;[.G174]=60;7;[.G174]=55;6;[.G174]=50;6;[.G174]=45;6;[.G174]=40;5;[.G174]=35;4;[.G174]=30;4;[.G174]=25;3;[.G174]=20;2;[.G174]=15;1;[.G174]=10;1;[.G174]=0;0)" office:value-type="float" office:value="6" calcext:value-type="float">
            <text:p>6</text:p>
          </table:table-cell>
          <table:table-cell table:formula="of:=IF([.H174]&lt;=1;0;IF([.H174]&lt;=10;11;IF([.H174]&lt;=14;12;IF([.H174]&lt;=17;13;IF([.H174]&lt;=20;14;IF([.H174]&lt;=22;15;IF([.H174]&lt;=25;16;IF([.H174]&lt;=27;17;IF([.H174]&lt;=29;18;IF([.H174]&lt;=32;19;IF([.H174]&lt;=34;20;IF([.H174]&lt;=36;21;IF([.H17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74]=&quot;взв&quot;;11;[.K174]=&quot;накл&quot;;24;[.K174]=&quot;прокл&quot;;25;[.K174]=&quot;пт&quot;;26;[.K174]=90;10;[.K174]=85;10;[.K174]=80;9;[.K174]=75;8;[.K174]=70;8;[.K174]=65;7;[.K174]=60;7;[.K174]=55;6;[.K174]=50;6;[.K174]=45;6;[.K174]=40;5;[.K174]=35;4;[.K174]=30;4;[.K174]=25;3;[.K174]=20;2;[.K174]=15;1;[.K174]=10;1;[.K174]=0;0)" office:value-type="float" office:value="7" calcext:value-type="float">
            <text:p>7</text:p>
          </table:table-cell>
          <table:table-cell table:formula="of:=IF([.L174]&lt;=1;0;IF([.L174]&lt;=10;11;IF([.L174]&lt;=14;12;IF([.L174]&lt;=17;13;IF([.L174]&lt;=20;14;IF([.L174]&lt;=22;15;IF([.L174]&lt;=25;16;IF([.L174]&lt;=27;17;IF([.L174]&lt;=29;18;IF([.L174]&lt;=32;19;IF([.L174]&lt;=34;20;IF([.L174]&lt;=36;21;IF([.L17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74]=&quot;взв&quot;;11;[.O174]=&quot;накл&quot;;24;[.O174]=&quot;прокл&quot;;25;[.O174]=&quot;пт&quot;;26;[.O174]=90;10;[.O174]=85;10;[.O174]=80;9;[.O174]=75;8;[.O174]=70;8;[.O174]=65;7;[.O174]=60;7;[.O174]=55;6;[.O174]=50;6;[.O174]=45;6;[.O174]=40;5;[.O174]=35;4;[.O174]=30;4;[.O174]=25;3;[.O174]=20;2;[.O174]=15;1;[.O174]=10;1;[.O174]=0;0)" office:value-type="float" office:value="7" calcext:value-type="float">
            <text:p>7</text:p>
          </table:table-cell>
          <table:table-cell table:formula="of:=IF([.P174]&lt;=1;0;IF([.P174]&lt;=10;11;IF([.P174]&lt;=14;12;IF([.P174]&lt;=17;13;IF([.P174]&lt;=20;14;IF([.P174]&lt;=22;15;IF([.P174]&lt;=25;16;IF([.P174]&lt;=27;17;IF([.P174]&lt;=29;18;IF([.P174]&lt;=32;19;IF([.P174]&lt;=34;20;IF([.P174]&lt;=36;21;IF([.P174]&lt;=40;22;24)))))))))))))" office:value-type="float" office:value="0" calcext:value-type="float">
            <text:p>0</text:p>
          </table:table-cell>
          <table:table-cell table:formula="of:=ROUND(([.Q174]+[.R174]+[.I174]+[.J174]+[.M174]+[.N174])/3;0)" office:value-type="float" office:value="7" calcext:value-type="float">
            <text:p>7</text:p>
          </table:table-cell>
          <table:table-cell table:style-name="ce70" table:formula="of:=[.F174]*LOG10([.S174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75]=&quot;взв&quot;;11;[.G175]=&quot;накл&quot;;24;[.G175]=&quot;прокл&quot;;25;[.G175]=&quot;пт&quot;;26;[.G175]=90;10;[.G175]=85;10;[.G175]=80;9;[.G175]=75;8;[.G175]=70;8;[.G175]=65;7;[.G175]=60;7;[.G175]=55;6;[.G175]=50;6;[.G175]=45;6;[.G175]=40;5;[.G175]=35;4;[.G175]=30;4;[.G175]=25;3;[.G175]=20;2;[.G175]=15;1;[.G175]=10;1;[.G175]=0;0)" office:value-type="float" office:value="0" calcext:value-type="float">
            <text:p>0</text:p>
          </table:table-cell>
          <table:table-cell table:formula="of:=IF([.H175]&lt;=1;0;IF([.H175]&lt;=10;11;IF([.H175]&lt;=14;12;IF([.H175]&lt;=17;13;IF([.H175]&lt;=20;14;IF([.H175]&lt;=22;15;IF([.H175]&lt;=25;16;IF([.H175]&lt;=27;17;IF([.H175]&lt;=29;18;IF([.H175]&lt;=32;19;IF([.H175]&lt;=34;20;IF([.H175]&lt;=36;21;IF([.H175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75]=&quot;взв&quot;;11;[.K175]=&quot;накл&quot;;24;[.K175]=&quot;прокл&quot;;25;[.K175]=&quot;пт&quot;;26;[.K175]=90;10;[.K175]=85;10;[.K175]=80;9;[.K175]=75;8;[.K175]=70;8;[.K175]=65;7;[.K175]=60;7;[.K175]=55;6;[.K175]=50;6;[.K175]=45;6;[.K175]=40;5;[.K175]=35;4;[.K175]=30;4;[.K175]=25;3;[.K175]=20;2;[.K175]=15;1;[.K175]=10;1;[.K175]=0;0)" office:value-type="float" office:value="0" calcext:value-type="float">
            <text:p>0</text:p>
          </table:table-cell>
          <table:table-cell table:formula="of:=IF([.L175]&lt;=1;0;IF([.L175]&lt;=10;11;IF([.L175]&lt;=14;12;IF([.L175]&lt;=17;13;IF([.L175]&lt;=20;14;IF([.L175]&lt;=22;15;IF([.L175]&lt;=25;16;IF([.L175]&lt;=27;17;IF([.L175]&lt;=29;18;IF([.L175]&lt;=32;19;IF([.L175]&lt;=34;20;IF([.L175]&lt;=36;21;IF([.L175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175]=&quot;взв&quot;;11;[.O175]=&quot;накл&quot;;24;[.O175]=&quot;прокл&quot;;25;[.O175]=&quot;пт&quot;;26;[.O175]=90;10;[.O175]=85;10;[.O175]=80;9;[.O175]=75;8;[.O175]=70;8;[.O175]=65;7;[.O175]=60;7;[.O175]=55;6;[.O175]=50;6;[.O175]=45;6;[.O175]=40;5;[.O175]=35;4;[.O175]=30;4;[.O175]=25;3;[.O175]=20;2;[.O175]=15;1;[.O175]=10;1;[.O175]=0;0)" office:value-type="float" office:value="0" calcext:value-type="float">
            <text:p>0</text:p>
          </table:table-cell>
          <table:table-cell table:formula="of:=IF([.P175]&lt;=1;0;IF([.P175]&lt;=10;11;IF([.P175]&lt;=14;12;IF([.P175]&lt;=17;13;IF([.P175]&lt;=20;14;IF([.P175]&lt;=22;15;IF([.P175]&lt;=25;16;IF([.P175]&lt;=27;17;IF([.P175]&lt;=29;18;IF([.P175]&lt;=32;19;IF([.P175]&lt;=34;20;IF([.P175]&lt;=36;21;IF([.P175]&lt;=40;22;24)))))))))))))" office:value-type="float" office:value="0" calcext:value-type="float">
            <text:p>0</text:p>
          </table:table-cell>
          <table:table-cell table:formula="of:=ROUND(([.Q175]+[.R175]+[.I175]+[.J175]+[.M175]+[.N175])/2;0)" office:value-type="float" office:value="19" calcext:value-type="float">
            <text:p>19</text:p>
          </table:table-cell>
          <table:table-cell table:style-name="ce70" table:formula="of:=[.F175]*LOG10([.S175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76]=&quot;взв&quot;;11;[.G176]=&quot;накл&quot;;24;[.G176]=&quot;прокл&quot;;25;[.G176]=&quot;пт&quot;;26;[.G176]=90;10;[.G176]=85;10;[.G176]=80;9;[.G176]=75;8;[.G176]=70;8;[.G176]=65;7;[.G176]=60;7;[.G176]=55;6;[.G176]=50;6;[.G176]=45;6;[.G176]=40;5;[.G176]=35;4;[.G176]=30;4;[.G176]=25;3;[.G176]=20;2;[.G176]=15;1;[.G176]=10;1;[.G176]=0;0)" office:value-type="float" office:value="8" calcext:value-type="float">
            <text:p>8</text:p>
          </table:table-cell>
          <table:table-cell table:formula="of:=IF([.H176]&lt;=1;0;IF([.H176]&lt;=10;11;IF([.H176]&lt;=14;12;IF([.H176]&lt;=17;13;IF([.H176]&lt;=20;14;IF([.H176]&lt;=22;15;IF([.H176]&lt;=25;16;IF([.H176]&lt;=27;17;IF([.H176]&lt;=29;18;IF([.H176]&lt;=32;19;IF([.H176]&lt;=34;20;IF([.H176]&lt;=36;21;IF([.H1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76]=&quot;взв&quot;;11;[.K176]=&quot;накл&quot;;24;[.K176]=&quot;прокл&quot;;25;[.K176]=&quot;пт&quot;;26;[.K176]=90;10;[.K176]=85;10;[.K176]=80;9;[.K176]=75;8;[.K176]=70;8;[.K176]=65;7;[.K176]=60;7;[.K176]=55;6;[.K176]=50;6;[.K176]=45;6;[.K176]=40;5;[.K176]=35;4;[.K176]=30;4;[.K176]=25;3;[.K176]=20;2;[.K176]=15;1;[.K176]=10;1;[.K176]=0;0)" office:value-type="float" office:value="8" calcext:value-type="float">
            <text:p>8</text:p>
          </table:table-cell>
          <table:table-cell table:formula="of:=IF([.L176]&lt;=1;0;IF([.L176]&lt;=10;11;IF([.L176]&lt;=14;12;IF([.L176]&lt;=17;13;IF([.L176]&lt;=20;14;IF([.L176]&lt;=22;15;IF([.L176]&lt;=25;16;IF([.L176]&lt;=27;17;IF([.L176]&lt;=29;18;IF([.L176]&lt;=32;19;IF([.L176]&lt;=34;20;IF([.L176]&lt;=36;21;IF([.L1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76]=&quot;взв&quot;;11;[.O176]=&quot;накл&quot;;24;[.O176]=&quot;прокл&quot;;25;[.O176]=&quot;пт&quot;;26;[.O176]=90;10;[.O176]=85;10;[.O176]=80;9;[.O176]=75;8;[.O176]=70;8;[.O176]=65;7;[.O176]=60;7;[.O176]=55;6;[.O176]=50;6;[.O176]=45;6;[.O176]=40;5;[.O176]=35;4;[.O176]=30;4;[.O176]=25;3;[.O176]=20;2;[.O176]=15;1;[.O176]=10;1;[.O176]=0;0)" office:value-type="float" office:value="8" calcext:value-type="float">
            <text:p>8</text:p>
          </table:table-cell>
          <table:table-cell table:formula="of:=IF([.P176]&lt;=1;0;IF([.P176]&lt;=10;11;IF([.P176]&lt;=14;12;IF([.P176]&lt;=17;13;IF([.P176]&lt;=20;14;IF([.P176]&lt;=22;15;IF([.P176]&lt;=25;16;IF([.P176]&lt;=27;17;IF([.P176]&lt;=29;18;IF([.P176]&lt;=32;19;IF([.P176]&lt;=34;20;IF([.P176]&lt;=36;21;IF([.P176]&lt;=40;22;24)))))))))))))" office:value-type="float" office:value="0" calcext:value-type="float">
            <text:p>0</text:p>
          </table:table-cell>
          <table:table-cell table:formula="of:=ROUND(([.Q176]+[.R176]+[.I176]+[.J176]+[.M176]+[.N176])/3;0)" office:value-type="float" office:value="8" calcext:value-type="float">
            <text:p>8</text:p>
          </table:table-cell>
          <table:table-cell table:style-name="ce70" table:formula="of:=[.F176]*LOG10([.S176]+2)" office:value-type="float" office:value="4" calcext:value-type="float">
            <text:p>4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77]=&quot;взв&quot;;11;[.G177]=&quot;накл&quot;;24;[.G177]=&quot;прокл&quot;;25;[.G177]=&quot;пт&quot;;26;[.G177]=90;10;[.G177]=85;10;[.G177]=80;9;[.G177]=75;8;[.G177]=70;8;[.G177]=65;7;[.G177]=60;7;[.G177]=55;6;[.G177]=50;6;[.G177]=45;6;[.G177]=40;5;[.G177]=35;4;[.G177]=30;4;[.G177]=25;3;[.G177]=20;2;[.G177]=15;1;[.G177]=10;1;[.G177]=0;0)" office:value-type="float" office:value="0" calcext:value-type="float">
            <text:p>0</text:p>
          </table:table-cell>
          <table:table-cell table:formula="of:=IF([.H177]&lt;=1;0;IF([.H177]&lt;=10;11;IF([.H177]&lt;=14;12;IF([.H177]&lt;=17;13;IF([.H177]&lt;=20;14;IF([.H177]&lt;=22;15;IF([.H177]&lt;=25;16;IF([.H177]&lt;=27;17;IF([.H177]&lt;=29;18;IF([.H177]&lt;=32;19;IF([.H177]&lt;=34;20;IF([.H177]&lt;=36;21;IF([.H177]&lt;=40;22;24)))))))))))))"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177]=&quot;взв&quot;;11;[.K177]=&quot;накл&quot;;24;[.K177]=&quot;прокл&quot;;25;[.K177]=&quot;пт&quot;;26;[.K177]=90;10;[.K177]=85;10;[.K177]=80;9;[.K177]=75;8;[.K177]=70;8;[.K177]=65;7;[.K177]=60;7;[.K177]=55;6;[.K177]=50;6;[.K177]=45;6;[.K177]=40;5;[.K177]=35;4;[.K177]=30;4;[.K177]=25;3;[.K177]=20;2;[.K177]=15;1;[.K177]=10;1;[.K177]=0;0)" office:value-type="float" office:value="0" calcext:value-type="float">
            <text:p>0</text:p>
          </table:table-cell>
          <table:table-cell table:formula="of:=IF([.L177]&lt;=1;0;IF([.L177]&lt;=10;11;IF([.L177]&lt;=14;12;IF([.L177]&lt;=17;13;IF([.L177]&lt;=20;14;IF([.L177]&lt;=22;15;IF([.L177]&lt;=25;16;IF([.L177]&lt;=27;17;IF([.L177]&lt;=29;18;IF([.L177]&lt;=32;19;IF([.L177]&lt;=34;20;IF([.L177]&lt;=36;21;IF([.L177]&lt;=40;22;24)))))))))))))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77]=&quot;взв&quot;;11;[.O177]=&quot;накл&quot;;24;[.O177]=&quot;прокл&quot;;25;[.O177]=&quot;пт&quot;;26;[.O177]=90;10;[.O177]=85;10;[.O177]=80;9;[.O177]=75;8;[.O177]=70;8;[.O177]=65;7;[.O177]=60;7;[.O177]=55;6;[.O177]=50;6;[.O177]=45;6;[.O177]=40;5;[.O177]=35;4;[.O177]=30;4;[.O177]=25;3;[.O177]=20;2;[.O177]=15;1;[.O177]=10;1;[.O177]=0;0)" office:value-type="float" office:value="0" calcext:value-type="float">
            <text:p>0</text:p>
          </table:table-cell>
          <table:table-cell table:formula="of:=IF([.P177]&lt;=1;0;IF([.P177]&lt;=10;11;IF([.P177]&lt;=14;12;IF([.P177]&lt;=17;13;IF([.P177]&lt;=20;14;IF([.P177]&lt;=22;15;IF([.P177]&lt;=25;16;IF([.P177]&lt;=27;17;IF([.P177]&lt;=29;18;IF([.P177]&lt;=32;19;IF([.P177]&lt;=34;20;IF([.P177]&lt;=36;21;IF([.P177]&lt;=40;22;24)))))))))))))" office:value-type="float" office:value="16" calcext:value-type="float">
            <text:p>16</text:p>
          </table:table-cell>
          <table:table-cell table:formula="of:=ROUND(([.Q177]+[.R177]+[.I177]+[.J177]+[.M177]+[.N177])/3;0)" office:value-type="float" office:value="16" calcext:value-type="float">
            <text:p>16</text:p>
          </table:table-cell>
          <table:table-cell table:style-name="ce70" table:formula="of:=[.F177]*LOG10([.S177]+2)" office:value-type="float" office:value="5.02109002041322" calcext:value-type="float">
            <text:p>5,0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8]=&quot;взв&quot;;11;[.G178]=&quot;накл&quot;;24;[.G178]=&quot;прокл&quot;;25;[.G178]=&quot;пт&quot;;26;[.G178]=90;10;[.G178]=85;10;[.G178]=80;9;[.G178]=75;8;[.G178]=70;8;[.G178]=65;7;[.G178]=60;7;[.G178]=55;6;[.G178]=50;6;[.G178]=45;6;[.G178]=40;5;[.G178]=35;4;[.G178]=30;4;[.G178]=25;3;[.G178]=20;2;[.G178]=15;1;[.G178]=10;1;[.G178]=0;0)" office:value-type="float" office:value="10" calcext:value-type="float">
            <text:p>10</text:p>
          </table:table-cell>
          <table:table-cell table:formula="of:=IF([.H178]&lt;=1;0;IF([.H178]&lt;=10;11;IF([.H178]&lt;=14;12;IF([.H178]&lt;=17;13;IF([.H178]&lt;=20;14;IF([.H178]&lt;=22;15;IF([.H178]&lt;=25;16;IF([.H178]&lt;=27;17;IF([.H178]&lt;=29;18;IF([.H178]&lt;=32;19;IF([.H178]&lt;=34;20;IF([.H178]&lt;=36;21;IF([.H17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78]=&quot;взв&quot;;11;[.K178]=&quot;накл&quot;;24;[.K178]=&quot;прокл&quot;;25;[.K178]=&quot;пт&quot;;26;[.K178]=90;10;[.K178]=85;10;[.K178]=80;9;[.K178]=75;8;[.K178]=70;8;[.K178]=65;7;[.K178]=60;7;[.K178]=55;6;[.K178]=50;6;[.K178]=45;6;[.K178]=40;5;[.K178]=35;4;[.K178]=30;4;[.K178]=25;3;[.K178]=20;2;[.K178]=15;1;[.K178]=10;1;[.K178]=0;0)" office:value-type="float" office:value="1" calcext:value-type="float">
            <text:p>1</text:p>
          </table:table-cell>
          <table:table-cell table:formula="of:=IF([.L178]&lt;=1;0;IF([.L178]&lt;=10;11;IF([.L178]&lt;=14;12;IF([.L178]&lt;=17;13;IF([.L178]&lt;=20;14;IF([.L178]&lt;=22;15;IF([.L178]&lt;=25;16;IF([.L178]&lt;=27;17;IF([.L178]&lt;=29;18;IF([.L178]&lt;=32;19;IF([.L178]&lt;=34;20;IF([.L178]&lt;=36;21;IF([.L17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78]=&quot;взв&quot;;11;[.O178]=&quot;накл&quot;;24;[.O178]=&quot;прокл&quot;;25;[.O178]=&quot;пт&quot;;26;[.O178]=90;10;[.O178]=85;10;[.O178]=80;9;[.O178]=75;8;[.O178]=70;8;[.O178]=65;7;[.O178]=60;7;[.O178]=55;6;[.O178]=50;6;[.O178]=45;6;[.O178]=40;5;[.O178]=35;4;[.O178]=30;4;[.O178]=25;3;[.O178]=20;2;[.O178]=15;1;[.O178]=10;1;[.O178]=0;0)" office:value-type="float" office:value="4" calcext:value-type="float">
            <text:p>4</text:p>
          </table:table-cell>
          <table:table-cell table:formula="of:=IF([.P178]&lt;=1;0;IF([.P178]&lt;=10;11;IF([.P178]&lt;=14;12;IF([.P178]&lt;=17;13;IF([.P178]&lt;=20;14;IF([.P178]&lt;=22;15;IF([.P178]&lt;=25;16;IF([.P178]&lt;=27;17;IF([.P178]&lt;=29;18;IF([.P178]&lt;=32;19;IF([.P178]&lt;=34;20;IF([.P178]&lt;=36;21;IF([.P178]&lt;=40;22;24)))))))))))))" office:value-type="float" office:value="0" calcext:value-type="float">
            <text:p>0</text:p>
          </table:table-cell>
          <table:table-cell table:formula="of:=ROUND(([.Q178]+[.R178]+[.I178]+[.J178]+[.M178]+[.N178])/3;0)" office:value-type="float" office:value="5" calcext:value-type="float">
            <text:p>5</text:p>
          </table:table-cell>
          <table:table-cell table:style-name="ce70" table:formula="of:=[.F178]*LOG10([.S178]+2)" office:value-type="float" office:value="3.38039216005703" calcext:value-type="float">
            <text:p>3,3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79]=&quot;взв&quot;;11;[.G179]=&quot;накл&quot;;24;[.G179]=&quot;прокл&quot;;25;[.G179]=&quot;пт&quot;;26;[.G179]=90;10;[.G179]=85;10;[.G179]=80;9;[.G179]=75;8;[.G179]=70;8;[.G179]=65;7;[.G179]=60;7;[.G179]=55;6;[.G179]=50;6;[.G179]=45;6;[.G179]=40;5;[.G179]=35;4;[.G179]=30;4;[.G179]=25;3;[.G179]=20;2;[.G179]=15;1;[.G179]=10;1;[.G179]=0;0)" office:value-type="float" office:value="0" calcext:value-type="float">
            <text:p>0</text:p>
          </table:table-cell>
          <table:table-cell table:formula="of:=IF([.H179]&lt;=1;0;IF([.H179]&lt;=10;11;IF([.H179]&lt;=14;12;IF([.H179]&lt;=17;13;IF([.H179]&lt;=20;14;IF([.H179]&lt;=22;15;IF([.H179]&lt;=25;16;IF([.H179]&lt;=27;17;IF([.H179]&lt;=29;18;IF([.H179]&lt;=32;19;IF([.H179]&lt;=34;20;IF([.H179]&lt;=36;21;IF([.H179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K179]=&quot;взв&quot;;11;[.K179]=&quot;накл&quot;;24;[.K179]=&quot;прокл&quot;;25;[.K179]=&quot;пт&quot;;26;[.K179]=90;10;[.K179]=85;10;[.K179]=80;9;[.K179]=75;8;[.K179]=70;8;[.K179]=65;7;[.K179]=60;7;[.K179]=55;6;[.K179]=50;6;[.K179]=45;6;[.K179]=40;5;[.K179]=35;4;[.K179]=30;4;[.K179]=25;3;[.K179]=20;2;[.K179]=15;1;[.K179]=10;1;[.K179]=0;0)" office:value-type="float" office:value="0" calcext:value-type="float">
            <text:p>0</text:p>
          </table:table-cell>
          <table:table-cell table:formula="of:=IF([.L179]&lt;=1;0;IF([.L179]&lt;=10;11;IF([.L179]&lt;=14;12;IF([.L179]&lt;=17;13;IF([.L179]&lt;=20;14;IF([.L179]&lt;=22;15;IF([.L179]&lt;=25;16;IF([.L179]&lt;=27;17;IF([.L179]&lt;=29;18;IF([.L179]&lt;=32;19;IF([.L179]&lt;=34;20;IF([.L179]&lt;=36;21;IF([.L17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79]=&quot;взв&quot;;11;[.O179]=&quot;накл&quot;;24;[.O179]=&quot;прокл&quot;;25;[.O179]=&quot;пт&quot;;26;[.O179]=90;10;[.O179]=85;10;[.O179]=80;9;[.O179]=75;8;[.O179]=70;8;[.O179]=65;7;[.O179]=60;7;[.O179]=55;6;[.O179]=50;6;[.O179]=45;6;[.O179]=40;5;[.O179]=35;4;[.O179]=30;4;[.O179]=25;3;[.O179]=20;2;[.O179]=15;1;[.O179]=10;1;[.O179]=0;0)" office:value-type="float" office:value="0" calcext:value-type="float">
            <text:p>0</text:p>
          </table:table-cell>
          <table:table-cell table:formula="of:=IF([.P179]&lt;=1;0;IF([.P179]&lt;=10;11;IF([.P179]&lt;=14;12;IF([.P179]&lt;=17;13;IF([.P179]&lt;=20;14;IF([.P179]&lt;=22;15;IF([.P179]&lt;=25;16;IF([.P179]&lt;=27;17;IF([.P179]&lt;=29;18;IF([.P179]&lt;=32;19;IF([.P179]&lt;=34;20;IF([.P179]&lt;=36;21;IF([.P179]&lt;=40;22;24)))))))))))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70" table:formula="of:=[.F179]*LOG10([.S179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80]=&quot;взв&quot;;11;[.G180]=&quot;накл&quot;;24;[.G180]=&quot;прокл&quot;;25;[.G180]=&quot;пт&quot;;26;[.G180]=90;10;[.G180]=85;10;[.G180]=80;9;[.G180]=75;8;[.G180]=70;8;[.G180]=65;7;[.G180]=60;7;[.G180]=55;6;[.G180]=50;6;[.G180]=45;6;[.G180]=40;5;[.G180]=35;4;[.G180]=30;4;[.G180]=25;3;[.G180]=20;2;[.G180]=15;1;[.G180]=10;1;[.G180]=0;0)" office:value-type="float" office:value="0" calcext:value-type="float">
            <text:p>0</text:p>
          </table:table-cell>
          <table:table-cell table:formula="of:=IF([.H180]&lt;=1;0;IF([.H180]&lt;=10;11;IF([.H180]&lt;=14;12;IF([.H180]&lt;=17;13;IF([.H180]&lt;=20;14;IF([.H180]&lt;=22;15;IF([.H180]&lt;=25;16;IF([.H180]&lt;=27;17;IF([.H180]&lt;=29;18;IF([.H180]&lt;=32;19;IF([.H180]&lt;=34;20;IF([.H180]&lt;=36;21;IF([.H180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80]=&quot;взв&quot;;11;[.K180]=&quot;накл&quot;;24;[.K180]=&quot;прокл&quot;;25;[.K180]=&quot;пт&quot;;26;[.K180]=90;10;[.K180]=85;10;[.K180]=80;9;[.K180]=75;8;[.K180]=70;8;[.K180]=65;7;[.K180]=60;7;[.K180]=55;6;[.K180]=50;6;[.K180]=45;6;[.K180]=40;5;[.K180]=35;4;[.K180]=30;4;[.K180]=25;3;[.K180]=20;2;[.K180]=15;1;[.K180]=10;1;[.K180]=0;0)" office:value-type="float" office:value="0" calcext:value-type="float">
            <text:p>0</text:p>
          </table:table-cell>
          <table:table-cell table:formula="of:=IF([.L180]&lt;=1;0;IF([.L180]&lt;=10;11;IF([.L180]&lt;=14;12;IF([.L180]&lt;=17;13;IF([.L180]&lt;=20;14;IF([.L180]&lt;=22;15;IF([.L180]&lt;=25;16;IF([.L180]&lt;=27;17;IF([.L180]&lt;=29;18;IF([.L180]&lt;=32;19;IF([.L180]&lt;=34;20;IF([.L180]&lt;=36;21;IF([.L180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180]=&quot;взв&quot;;11;[.O180]=&quot;накл&quot;;24;[.O180]=&quot;прокл&quot;;25;[.O180]=&quot;пт&quot;;26;[.O180]=90;10;[.O180]=85;10;[.O180]=80;9;[.O180]=75;8;[.O180]=70;8;[.O180]=65;7;[.O180]=60;7;[.O180]=55;6;[.O180]=50;6;[.O180]=45;6;[.O180]=40;5;[.O180]=35;4;[.O180]=30;4;[.O180]=25;3;[.O180]=20;2;[.O180]=15;1;[.O180]=10;1;[.O180]=0;0)" office:value-type="float" office:value="0" calcext:value-type="float">
            <text:p>0</text:p>
          </table:table-cell>
          <table:table-cell table:formula="of:=IF([.P180]&lt;=1;0;IF([.P180]&lt;=10;11;IF([.P180]&lt;=14;12;IF([.P180]&lt;=17;13;IF([.P180]&lt;=20;14;IF([.P180]&lt;=22;15;IF([.P180]&lt;=25;16;IF([.P180]&lt;=27;17;IF([.P180]&lt;=29;18;IF([.P180]&lt;=32;19;IF([.P180]&lt;=34;20;IF([.P180]&lt;=36;21;IF([.P180]&lt;=40;22;24)))))))))))))" office:value-type="float" office:value="0" calcext:value-type="float">
            <text:p>0</text:p>
          </table:table-cell>
          <table:table-cell table:formula="of:=ROUND(([.Q180]+[.R180]+[.I180]+[.J180]+[.M180]+[.N180])/2;0)" office:value-type="float" office:value="20" calcext:value-type="float">
            <text:p>20</text:p>
          </table:table-cell>
          <table:table-cell table:style-name="ce70" table:formula="of:=[.F180]*LOG10([.S180]+2)" office:value-type="float" office:value="5.36969072328883" calcext:value-type="float">
            <text:p>5,3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8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81]=&quot;взв&quot;;11;[.G181]=&quot;накл&quot;;24;[.G181]=&quot;прокл&quot;;25;[.G181]=&quot;пт&quot;;26;[.G181]=90;10;[.G181]=85;10;[.G181]=80;9;[.G181]=75;8;[.G181]=70;8;[.G181]=65;7;[.G181]=60;7;[.G181]=55;6;[.G181]=50;6;[.G181]=45;6;[.G181]=40;5;[.G181]=35;4;[.G181]=30;4;[.G181]=25;3;[.G181]=20;2;[.G181]=15;1;[.G181]=10;1;[.G181]=0;0)" office:value-type="float" office:value="0" calcext:value-type="float">
            <text:p>0</text:p>
          </table:table-cell>
          <table:table-cell table:formula="of:=IF([.H181]&lt;=1;0;IF([.H181]&lt;=10;11;IF([.H181]&lt;=14;12;IF([.H181]&lt;=17;13;IF([.H181]&lt;=20;14;IF([.H181]&lt;=22;15;IF([.H181]&lt;=25;16;IF([.H181]&lt;=27;17;IF([.H181]&lt;=29;18;IF([.H181]&lt;=32;19;IF([.H181]&lt;=34;20;IF([.H181]&lt;=36;21;IF([.H181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81]=&quot;взв&quot;;11;[.K181]=&quot;накл&quot;;24;[.K181]=&quot;прокл&quot;;25;[.K181]=&quot;пт&quot;;26;[.K181]=90;10;[.K181]=85;10;[.K181]=80;9;[.K181]=75;8;[.K181]=70;8;[.K181]=65;7;[.K181]=60;7;[.K181]=55;6;[.K181]=50;6;[.K181]=45;6;[.K181]=40;5;[.K181]=35;4;[.K181]=30;4;[.K181]=25;3;[.K181]=20;2;[.K181]=15;1;[.K181]=10;1;[.K181]=0;0)" office:value-type="float" office:value="0" calcext:value-type="float">
            <text:p>0</text:p>
          </table:table-cell>
          <table:table-cell table:formula="of:=IF([.L181]&lt;=1;0;IF([.L181]&lt;=10;11;IF([.L181]&lt;=14;12;IF([.L181]&lt;=17;13;IF([.L181]&lt;=20;14;IF([.L181]&lt;=22;15;IF([.L181]&lt;=25;16;IF([.L181]&lt;=27;17;IF([.L181]&lt;=29;18;IF([.L181]&lt;=32;19;IF([.L181]&lt;=34;20;IF([.L181]&lt;=36;21;IF([.L181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81]=&quot;взв&quot;;11;[.O181]=&quot;накл&quot;;24;[.O181]=&quot;прокл&quot;;25;[.O181]=&quot;пт&quot;;26;[.O181]=90;10;[.O181]=85;10;[.O181]=80;9;[.O181]=75;8;[.O181]=70;8;[.O181]=65;7;[.O181]=60;7;[.O181]=55;6;[.O181]=50;6;[.O181]=45;6;[.O181]=40;5;[.O181]=35;4;[.O181]=30;4;[.O181]=25;3;[.O181]=20;2;[.O181]=15;1;[.O181]=10;1;[.O181]=0;0)" office:value-type="float" office:value="0" calcext:value-type="float">
            <text:p>0</text:p>
          </table:table-cell>
          <table:table-cell table:formula="of:=IF([.P181]&lt;=1;0;IF([.P181]&lt;=10;11;IF([.P181]&lt;=14;12;IF([.P181]&lt;=17;13;IF([.P181]&lt;=20;14;IF([.P181]&lt;=22;15;IF([.P181]&lt;=25;16;IF([.P181]&lt;=27;17;IF([.P181]&lt;=29;18;IF([.P181]&lt;=32;19;IF([.P181]&lt;=34;20;IF([.P181]&lt;=36;21;IF([.P181]&lt;=40;22;24)))))))))))))" office:value-type="float" office:value="19" calcext:value-type="float">
            <text:p>19</text:p>
          </table:table-cell>
          <table:table-cell table:formula="of:=ROUND(([.Q181]+[.R181]+[.I181]+[.J181]+[.M181]+[.N181])/3;0)" office:value-type="float" office:value="19" calcext:value-type="float">
            <text:p>19</text:p>
          </table:table-cell>
          <table:table-cell table:style-name="ce70" table:formula="of:=[.F181]*LOG10([.S181]+2)" office:value-type="float" office:value="5.28887717893568" calcext:value-type="float">
            <text:p>5,29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59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182]=&quot;взв&quot;;11;[.G182]=&quot;накл&quot;;24;[.G182]=&quot;прокл&quot;;25;[.G182]=&quot;пт&quot;;26;[.G182]=90;10;[.G182]=85;10;[.G182]=80;9;[.G182]=75;8;[.G182]=70;8;[.G182]=65;7;[.G182]=60;7;[.G182]=55;6;[.G182]=50;6;[.G182]=45;6;[.G182]=40;5;[.G182]=35;4;[.G182]=30;4;[.G182]=25;3;[.G182]=20;2;[.G182]=15;1;[.G182]=10;1;[.G182]=0;0)" office:value-type="float" office:value="0" calcext:value-type="float">
            <text:p>0</text:p>
          </table:table-cell>
          <table:table-cell table:formula="of:=IF([.H182]&lt;=1;0;IF([.H182]&lt;=10;11;IF([.H182]&lt;=14;12;IF([.H182]&lt;=17;13;IF([.H182]&lt;=20;14;IF([.H182]&lt;=22;15;IF([.H182]&lt;=25;16;IF([.H182]&lt;=27;17;IF([.H182]&lt;=29;18;IF([.H182]&lt;=32;19;IF([.H182]&lt;=34;20;IF([.H182]&lt;=36;21;IF([.H18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82]=&quot;взв&quot;;11;[.K182]=&quot;накл&quot;;24;[.K182]=&quot;прокл&quot;;25;[.K182]=&quot;пт&quot;;26;[.K182]=90;10;[.K182]=85;10;[.K182]=80;9;[.K182]=75;8;[.K182]=70;8;[.K182]=65;7;[.K182]=60;7;[.K182]=55;6;[.K182]=50;6;[.K182]=45;6;[.K182]=40;5;[.K182]=35;4;[.K182]=30;4;[.K182]=25;3;[.K182]=20;2;[.K182]=15;1;[.K182]=10;1;[.K182]=0;0)" office:value-type="float" office:value="0" calcext:value-type="float">
            <text:p>0</text:p>
          </table:table-cell>
          <table:table-cell table:formula="of:=IF([.L182]&lt;=1;0;IF([.L182]&lt;=10;11;IF([.L182]&lt;=14;12;IF([.L182]&lt;=17;13;IF([.L182]&lt;=20;14;IF([.L182]&lt;=22;15;IF([.L182]&lt;=25;16;IF([.L182]&lt;=27;17;IF([.L182]&lt;=29;18;IF([.L182]&lt;=32;19;IF([.L182]&lt;=34;20;IF([.L182]&lt;=36;21;IF([.L18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82]=&quot;взв&quot;;11;[.O182]=&quot;накл&quot;;24;[.O182]=&quot;прокл&quot;;25;[.O182]=&quot;пт&quot;;26;[.O182]=90;10;[.O182]=85;10;[.O182]=80;9;[.O182]=75;8;[.O182]=70;8;[.O182]=65;7;[.O182]=60;7;[.O182]=55;6;[.O182]=50;6;[.O182]=45;6;[.O182]=40;5;[.O182]=35;4;[.O182]=30;4;[.O182]=25;3;[.O182]=20;2;[.O182]=15;1;[.O182]=10;1;[.O182]=0;0)" office:value-type="float" office:value="0" calcext:value-type="float">
            <text:p>0</text:p>
          </table:table-cell>
          <table:table-cell table:formula="of:=IF([.P182]&lt;=1;0;IF([.P182]&lt;=10;11;IF([.P182]&lt;=14;12;IF([.P182]&lt;=17;13;IF([.P182]&lt;=20;14;IF([.P182]&lt;=22;15;IF([.P182]&lt;=25;16;IF([.P182]&lt;=27;17;IF([.P182]&lt;=29;18;IF([.P182]&lt;=32;19;IF([.P182]&lt;=34;20;IF([.P182]&lt;=36;21;IF([.P182]&lt;=40;22;24)))))))))))))" office:value-type="float" office:value="22" calcext:value-type="float">
            <text:p>22</text:p>
          </table:table-cell>
          <table:table-cell table:formula="of:=ROUND(([.Q182]+[.R182]+[.I182]+[.J182]+[.M182]+[.N182])/3;0)" office:value-type="float" office:value="22" calcext:value-type="float">
            <text:p>22</text:p>
          </table:table-cell>
          <table:table-cell table:style-name="ce70" table:formula="of:=[.F182]*LOG10([.S182]+2)" office:value-type="float" office:value="5.52084496684642" calcext:value-type="float">
            <text:p>5,52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71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83]=&quot;взв&quot;;11;[.G183]=&quot;накл&quot;;24;[.G183]=&quot;прокл&quot;;25;[.G183]=&quot;пт&quot;;26;[.G183]=90;10;[.G183]=85;10;[.G183]=80;9;[.G183]=75;8;[.G183]=70;8;[.G183]=65;7;[.G183]=60;7;[.G183]=55;6;[.G183]=50;6;[.G183]=45;6;[.G183]=40;5;[.G183]=35;4;[.G183]=30;4;[.G183]=25;3;[.G183]=20;2;[.G183]=15;1;[.G183]=10;1;[.G183]=0;0)" office:value-type="float" office:value="0" calcext:value-type="float">
            <text:p>0</text:p>
          </table:table-cell>
          <table:table-cell table:formula="of:=IF([.H183]&lt;=1;0;IF([.H183]&lt;=10;11;IF([.H183]&lt;=14;12;IF([.H183]&lt;=17;13;IF([.H183]&lt;=20;14;IF([.H183]&lt;=22;15;IF([.H183]&lt;=25;16;IF([.H183]&lt;=27;17;IF([.H183]&lt;=29;18;IF([.H183]&lt;=32;19;IF([.H183]&lt;=34;20;IF([.H183]&lt;=36;21;IF([.H18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83]=&quot;взв&quot;;11;[.K183]=&quot;накл&quot;;24;[.K183]=&quot;прокл&quot;;25;[.K183]=&quot;пт&quot;;26;[.K183]=90;10;[.K183]=85;10;[.K183]=80;9;[.K183]=75;8;[.K183]=70;8;[.K183]=65;7;[.K183]=60;7;[.K183]=55;6;[.K183]=50;6;[.K183]=45;6;[.K183]=40;5;[.K183]=35;4;[.K183]=30;4;[.K183]=25;3;[.K183]=20;2;[.K183]=15;1;[.K183]=10;1;[.K183]=0;0)" office:value-type="float" office:value="0" calcext:value-type="float">
            <text:p>0</text:p>
          </table:table-cell>
          <table:table-cell table:formula="of:=IF([.L183]&lt;=1;0;IF([.L183]&lt;=10;11;IF([.L183]&lt;=14;12;IF([.L183]&lt;=17;13;IF([.L183]&lt;=20;14;IF([.L183]&lt;=22;15;IF([.L183]&lt;=25;16;IF([.L183]&lt;=27;17;IF([.L183]&lt;=29;18;IF([.L183]&lt;=32;19;IF([.L183]&lt;=34;20;IF([.L183]&lt;=36;21;IF([.L183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83]=&quot;взв&quot;;11;[.O183]=&quot;накл&quot;;24;[.O183]=&quot;прокл&quot;;25;[.O183]=&quot;пт&quot;;26;[.O183]=90;10;[.O183]=85;10;[.O183]=80;9;[.O183]=75;8;[.O183]=70;8;[.O183]=65;7;[.O183]=60;7;[.O183]=55;6;[.O183]=50;6;[.O183]=45;6;[.O183]=40;5;[.O183]=35;4;[.O183]=30;4;[.O183]=25;3;[.O183]=20;2;[.O183]=15;1;[.O183]=10;1;[.O183]=0;0)" office:value-type="float" office:value="0" calcext:value-type="float">
            <text:p>0</text:p>
          </table:table-cell>
          <table:table-cell table:formula="of:=IF([.P183]&lt;=1;0;IF([.P183]&lt;=10;11;IF([.P183]&lt;=14;12;IF([.P183]&lt;=17;13;IF([.P183]&lt;=20;14;IF([.P183]&lt;=22;15;IF([.P183]&lt;=25;16;IF([.P183]&lt;=27;17;IF([.P183]&lt;=29;18;IF([.P183]&lt;=32;19;IF([.P183]&lt;=34;20;IF([.P183]&lt;=36;21;IF([.P183]&lt;=40;22;24)))))))))))))" office:value-type="float" office:value="20" calcext:value-type="float">
            <text:p>20</text:p>
          </table:table-cell>
          <table:table-cell table:formula="of:=ROUND(([.Q183]+[.R183]+[.I183]+[.J183]+[.M183]+[.N183])/3;0)" office:value-type="float" office:value="20" calcext:value-type="float">
            <text:p>20</text:p>
          </table:table-cell>
          <table:table-cell table:style-name="ce70" table:formula="of:=[.F183]*LOG10([.S183]+2)" office:value-type="float" office:value="5.36969072328883" calcext:value-type="float">
            <text:p>5,37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78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84]=&quot;взв&quot;;11;[.G184]=&quot;накл&quot;;24;[.G184]=&quot;прокл&quot;;25;[.G184]=&quot;пт&quot;;26;[.G184]=90;10;[.G184]=85;10;[.G184]=80;9;[.G184]=75;8;[.G184]=70;8;[.G184]=65;7;[.G184]=60;7;[.G184]=55;6;[.G184]=50;6;[.G184]=45;6;[.G184]=40;5;[.G184]=35;4;[.G184]=30;4;[.G184]=25;3;[.G184]=20;2;[.G184]=15;1;[.G184]=10;1;[.G184]=0;0)" office:value-type="float" office:value="25" calcext:value-type="float">
            <text:p>25</text:p>
          </table:table-cell>
          <table:table-cell table:formula="of:=IF([.H184]&lt;=1;0;IF([.H184]&lt;=10;11;IF([.H184]&lt;=14;12;IF([.H184]&lt;=17;13;IF([.H184]&lt;=20;14;IF([.H184]&lt;=22;15;IF([.H184]&lt;=25;16;IF([.H184]&lt;=27;17;IF([.H184]&lt;=29;18;IF([.H184]&lt;=32;19;IF([.H184]&lt;=34;20;IF([.H184]&lt;=36;21;IF([.H18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84]=&quot;взв&quot;;11;[.K184]=&quot;накл&quot;;24;[.K184]=&quot;прокл&quot;;25;[.K184]=&quot;пт&quot;;26;[.K184]=90;10;[.K184]=85;10;[.K184]=80;9;[.K184]=75;8;[.K184]=70;8;[.K184]=65;7;[.K184]=60;7;[.K184]=55;6;[.K184]=50;6;[.K184]=45;6;[.K184]=40;5;[.K184]=35;4;[.K184]=30;4;[.K184]=25;3;[.K184]=20;2;[.K184]=15;1;[.K184]=10;1;[.K184]=0;0)" office:value-type="float" office:value="26" calcext:value-type="float">
            <text:p>26</text:p>
          </table:table-cell>
          <table:table-cell table:formula="of:=IF([.L184]&lt;=1;0;IF([.L184]&lt;=10;11;IF([.L184]&lt;=14;12;IF([.L184]&lt;=17;13;IF([.L184]&lt;=20;14;IF([.L184]&lt;=22;15;IF([.L184]&lt;=25;16;IF([.L184]&lt;=27;17;IF([.L184]&lt;=29;18;IF([.L184]&lt;=32;19;IF([.L184]&lt;=34;20;IF([.L184]&lt;=36;21;IF([.L18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84]=&quot;взв&quot;;11;[.O184]=&quot;накл&quot;;24;[.O184]=&quot;прокл&quot;;25;[.O184]=&quot;пт&quot;;26;[.O184]=90;10;[.O184]=85;10;[.O184]=80;9;[.O184]=75;8;[.O184]=70;8;[.O184]=65;7;[.O184]=60;7;[.O184]=55;6;[.O184]=50;6;[.O184]=45;6;[.O184]=40;5;[.O184]=35;4;[.O184]=30;4;[.O184]=25;3;[.O184]=20;2;[.O184]=15;1;[.O184]=10;1;[.O184]=0;0)" office:value-type="float" office:value="26" calcext:value-type="float">
            <text:p>26</text:p>
          </table:table-cell>
          <table:table-cell table:formula="of:=IF([.P184]&lt;=1;0;IF([.P184]&lt;=10;11;IF([.P184]&lt;=14;12;IF([.P184]&lt;=17;13;IF([.P184]&lt;=20;14;IF([.P184]&lt;=22;15;IF([.P184]&lt;=25;16;IF([.P184]&lt;=27;17;IF([.P184]&lt;=29;18;IF([.P184]&lt;=32;19;IF([.P184]&lt;=34;20;IF([.P184]&lt;=36;21;IF([.P184]&lt;=40;22;24)))))))))))))" office:value-type="float" office:value="0" calcext:value-type="float">
            <text:p>0</text:p>
          </table:table-cell>
          <table:table-cell table:formula="of:=ROUND(([.Q184]+[.R184]+[.I184]+[.J184]+[.M184]+[.N184])/3;0)" office:value-type="float" office:value="26" calcext:value-type="float">
            <text:p>26</text:p>
          </table:table-cell>
          <table:table-cell table:style-name="ce70" table:formula="of:=[.F184]*LOG10([.S184]+2)" office:value-type="float" office:value="5.78863212536888" calcext:value-type="float">
            <text:p>5,79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83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85]=&quot;взв&quot;;11;[.G185]=&quot;накл&quot;;24;[.G185]=&quot;прокл&quot;;25;[.G185]=&quot;пт&quot;;26;[.G185]=90;10;[.G185]=85;10;[.G185]=80;9;[.G185]=75;8;[.G185]=70;8;[.G185]=65;7;[.G185]=60;7;[.G185]=55;6;[.G185]=50;6;[.G185]=45;6;[.G185]=40;5;[.G185]=35;4;[.G185]=30;4;[.G185]=25;3;[.G185]=20;2;[.G185]=15;1;[.G185]=10;1;[.G185]=0;0)" office:value-type="float" office:value="7" calcext:value-type="float">
            <text:p>7</text:p>
          </table:table-cell>
          <table:table-cell table:formula="of:=IF([.H185]&lt;=1;0;IF([.H185]&lt;=10;11;IF([.H185]&lt;=14;12;IF([.H185]&lt;=17;13;IF([.H185]&lt;=20;14;IF([.H185]&lt;=22;15;IF([.H185]&lt;=25;16;IF([.H185]&lt;=27;17;IF([.H185]&lt;=29;18;IF([.H185]&lt;=32;19;IF([.H185]&lt;=34;20;IF([.H185]&lt;=36;21;IF([.H18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85]=&quot;взв&quot;;11;[.K185]=&quot;накл&quot;;24;[.K185]=&quot;прокл&quot;;25;[.K185]=&quot;пт&quot;;26;[.K185]=90;10;[.K185]=85;10;[.K185]=80;9;[.K185]=75;8;[.K185]=70;8;[.K185]=65;7;[.K185]=60;7;[.K185]=55;6;[.K185]=50;6;[.K185]=45;6;[.K185]=40;5;[.K185]=35;4;[.K185]=30;4;[.K185]=25;3;[.K185]=20;2;[.K185]=15;1;[.K185]=10;1;[.K185]=0;0)" office:value-type="float" office:value="6" calcext:value-type="float">
            <text:p>6</text:p>
          </table:table-cell>
          <table:table-cell table:formula="of:=IF([.L185]&lt;=1;0;IF([.L185]&lt;=10;11;IF([.L185]&lt;=14;12;IF([.L185]&lt;=17;13;IF([.L185]&lt;=20;14;IF([.L185]&lt;=22;15;IF([.L185]&lt;=25;16;IF([.L185]&lt;=27;17;IF([.L185]&lt;=29;18;IF([.L185]&lt;=32;19;IF([.L185]&lt;=34;20;IF([.L185]&lt;=36;21;IF([.L18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85]=&quot;взв&quot;;11;[.O185]=&quot;накл&quot;;24;[.O185]=&quot;прокл&quot;;25;[.O185]=&quot;пт&quot;;26;[.O185]=90;10;[.O185]=85;10;[.O185]=80;9;[.O185]=75;8;[.O185]=70;8;[.O185]=65;7;[.O185]=60;7;[.O185]=55;6;[.O185]=50;6;[.O185]=45;6;[.O185]=40;5;[.O185]=35;4;[.O185]=30;4;[.O185]=25;3;[.O185]=20;2;[.O185]=15;1;[.O185]=10;1;[.O185]=0;0)" office:value-type="float" office:value="0" calcext:value-type="float">
            <text:p>0</text:p>
          </table:table-cell>
          <table:table-cell table:formula="of:=IF([.P185]&lt;=1;0;IF([.P185]&lt;=10;11;IF([.P185]&lt;=14;12;IF([.P185]&lt;=17;13;IF([.P185]&lt;=20;14;IF([.P185]&lt;=22;15;IF([.P185]&lt;=25;16;IF([.P185]&lt;=27;17;IF([.P185]&lt;=29;18;IF([.P185]&lt;=32;19;IF([.P185]&lt;=34;20;IF([.P185]&lt;=36;21;IF([.P185]&lt;=40;22;24)))))))))))))" office:value-type="float" office:value="0" calcext:value-type="float">
            <text:p>0</text:p>
          </table:table-cell>
          <table:table-cell table:formula="of:=ROUND(([.Q185]+[.R185]+[.I185]+[.J185]+[.M185]+[.N185])/2;0)" office:value-type="float" office:value="7" calcext:value-type="float">
            <text:p>7</text:p>
          </table:table-cell>
          <table:table-cell table:style-name="ce70" table:formula="of:=[.F185]*LOG10([.S185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3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86]=&quot;взв&quot;;11;[.G186]=&quot;накл&quot;;24;[.G186]=&quot;прокл&quot;;25;[.G186]=&quot;пт&quot;;26;[.G186]=90;10;[.G186]=85;10;[.G186]=80;9;[.G186]=75;8;[.G186]=70;8;[.G186]=65;7;[.G186]=60;7;[.G186]=55;6;[.G186]=50;6;[.G186]=45;6;[.G186]=40;5;[.G186]=35;4;[.G186]=30;4;[.G186]=25;3;[.G186]=20;2;[.G186]=15;1;[.G186]=10;1;[.G186]=0;0)" office:value-type="float" office:value="7" calcext:value-type="float">
            <text:p>7</text:p>
          </table:table-cell>
          <table:table-cell table:formula="of:=IF([.H186]&lt;=1;0;IF([.H186]&lt;=10;11;IF([.H186]&lt;=14;12;IF([.H186]&lt;=17;13;IF([.H186]&lt;=20;14;IF([.H186]&lt;=22;15;IF([.H186]&lt;=25;16;IF([.H186]&lt;=27;17;IF([.H186]&lt;=29;18;IF([.H186]&lt;=32;19;IF([.H186]&lt;=34;20;IF([.H186]&lt;=36;21;IF([.H18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86]=&quot;взв&quot;;11;[.K186]=&quot;накл&quot;;24;[.K186]=&quot;прокл&quot;;25;[.K186]=&quot;пт&quot;;26;[.K186]=90;10;[.K186]=85;10;[.K186]=80;9;[.K186]=75;8;[.K186]=70;8;[.K186]=65;7;[.K186]=60;7;[.K186]=55;6;[.K186]=50;6;[.K186]=45;6;[.K186]=40;5;[.K186]=35;4;[.K186]=30;4;[.K186]=25;3;[.K186]=20;2;[.K186]=15;1;[.K186]=10;1;[.K186]=0;0)" office:value-type="float" office:value="6" calcext:value-type="float">
            <text:p>6</text:p>
          </table:table-cell>
          <table:table-cell table:formula="of:=IF([.L186]&lt;=1;0;IF([.L186]&lt;=10;11;IF([.L186]&lt;=14;12;IF([.L186]&lt;=17;13;IF([.L186]&lt;=20;14;IF([.L186]&lt;=22;15;IF([.L186]&lt;=25;16;IF([.L186]&lt;=27;17;IF([.L186]&lt;=29;18;IF([.L186]&lt;=32;19;IF([.L186]&lt;=34;20;IF([.L186]&lt;=36;21;IF([.L18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86]=&quot;взв&quot;;11;[.O186]=&quot;накл&quot;;24;[.O186]=&quot;прокл&quot;;25;[.O186]=&quot;пт&quot;;26;[.O186]=90;10;[.O186]=85;10;[.O186]=80;9;[.O186]=75;8;[.O186]=70;8;[.O186]=65;7;[.O186]=60;7;[.O186]=55;6;[.O186]=50;6;[.O186]=45;6;[.O186]=40;5;[.O186]=35;4;[.O186]=30;4;[.O186]=25;3;[.O186]=20;2;[.O186]=15;1;[.O186]=10;1;[.O186]=0;0)" office:value-type="float" office:value="6" calcext:value-type="float">
            <text:p>6</text:p>
          </table:table-cell>
          <table:table-cell table:formula="of:=IF([.P186]&lt;=1;0;IF([.P186]&lt;=10;11;IF([.P186]&lt;=14;12;IF([.P186]&lt;=17;13;IF([.P186]&lt;=20;14;IF([.P186]&lt;=22;15;IF([.P186]&lt;=25;16;IF([.P186]&lt;=27;17;IF([.P186]&lt;=29;18;IF([.P186]&lt;=32;19;IF([.P186]&lt;=34;20;IF([.P186]&lt;=36;21;IF([.P186]&lt;=40;22;24)))))))))))))" office:value-type="float" office:value="0" calcext:value-type="float">
            <text:p>0</text:p>
          </table:table-cell>
          <table:table-cell table:formula="of:=ROUND(([.Q186]+[.R186]+[.I186]+[.J186]+[.M186]+[.N186])/3;0)" office:value-type="float" office:value="6" calcext:value-type="float">
            <text:p>6</text:p>
          </table:table-cell>
          <table:table-cell table:style-name="ce70" table:formula="of:=[.F186]*LOG10([.S186]+2)" office:value-type="float" office:value="3.61235994796777" calcext:value-type="float">
            <text:p>3,61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96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87]=&quot;взв&quot;;11;[.G187]=&quot;накл&quot;;24;[.G187]=&quot;прокл&quot;;25;[.G187]=&quot;пт&quot;;26;[.G187]=90;10;[.G187]=85;10;[.G187]=80;9;[.G187]=75;8;[.G187]=70;8;[.G187]=65;7;[.G187]=60;7;[.G187]=55;6;[.G187]=50;6;[.G187]=45;6;[.G187]=40;5;[.G187]=35;4;[.G187]=30;4;[.G187]=25;3;[.G187]=20;2;[.G187]=15;1;[.G187]=10;1;[.G187]=0;0)" office:value-type="float" office:value="0" calcext:value-type="float">
            <text:p>0</text:p>
          </table:table-cell>
          <table:table-cell table:formula="of:=IF([.H187]&lt;=1;0;IF([.H187]&lt;=10;11;IF([.H187]&lt;=14;12;IF([.H187]&lt;=17;13;IF([.H187]&lt;=20;14;IF([.H187]&lt;=22;15;IF([.H187]&lt;=25;16;IF([.H187]&lt;=27;17;IF([.H187]&lt;=29;18;IF([.H187]&lt;=32;19;IF([.H187]&lt;=34;20;IF([.H187]&lt;=36;21;IF([.H187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87]=&quot;взв&quot;;11;[.K187]=&quot;накл&quot;;24;[.K187]=&quot;прокл&quot;;25;[.K187]=&quot;пт&quot;;26;[.K187]=90;10;[.K187]=85;10;[.K187]=80;9;[.K187]=75;8;[.K187]=70;8;[.K187]=65;7;[.K187]=60;7;[.K187]=55;6;[.K187]=50;6;[.K187]=45;6;[.K187]=40;5;[.K187]=35;4;[.K187]=30;4;[.K187]=25;3;[.K187]=20;2;[.K187]=15;1;[.K187]=10;1;[.K187]=0;0)" office:value-type="float" office:value="0" calcext:value-type="float">
            <text:p>0</text:p>
          </table:table-cell>
          <table:table-cell table:formula="of:=IF([.L187]&lt;=1;0;IF([.L187]&lt;=10;11;IF([.L187]&lt;=14;12;IF([.L187]&lt;=17;13;IF([.L187]&lt;=20;14;IF([.L187]&lt;=22;15;IF([.L187]&lt;=25;16;IF([.L187]&lt;=27;17;IF([.L187]&lt;=29;18;IF([.L187]&lt;=32;19;IF([.L187]&lt;=34;20;IF([.L187]&lt;=36;21;IF([.L18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87]=&quot;взв&quot;;11;[.O187]=&quot;накл&quot;;24;[.O187]=&quot;прокл&quot;;25;[.O187]=&quot;пт&quot;;26;[.O187]=90;10;[.O187]=85;10;[.O187]=80;9;[.O187]=75;8;[.O187]=70;8;[.O187]=65;7;[.O187]=60;7;[.O187]=55;6;[.O187]=50;6;[.O187]=45;6;[.O187]=40;5;[.O187]=35;4;[.O187]=30;4;[.O187]=25;3;[.O187]=20;2;[.O187]=15;1;[.O187]=10;1;[.O187]=0;0)" office:value-type="float" office:value="0" calcext:value-type="float">
            <text:p>0</text:p>
          </table:table-cell>
          <table:table-cell table:formula="of:=IF([.P187]&lt;=1;0;IF([.P187]&lt;=10;11;IF([.P187]&lt;=14;12;IF([.P187]&lt;=17;13;IF([.P187]&lt;=20;14;IF([.P187]&lt;=22;15;IF([.P187]&lt;=25;16;IF([.P187]&lt;=27;17;IF([.P187]&lt;=29;18;IF([.P187]&lt;=32;19;IF([.P187]&lt;=34;20;IF([.P187]&lt;=36;21;IF([.P187]&lt;=40;22;24)))))))))))))" office:value-type="float" office:value="21" calcext:value-type="float">
            <text:p>21</text:p>
          </table:table-cell>
          <table:table-cell table:formula="of:=ROUND(([.Q187]+[.R187]+[.I187]+[.J187]+[.M187]+[.N187])/3;0)" office:value-type="float" office:value="20" calcext:value-type="float">
            <text:p>20</text:p>
          </table:table-cell>
          <table:table-cell table:style-name="ce70" table:formula="of:=[.F187]*LOG10([.S187]+2)" office:value-type="float" office:value="5.36969072328883" calcext:value-type="float">
            <text:p>5,37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97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88]=&quot;взв&quot;;11;[.G188]=&quot;накл&quot;;24;[.G188]=&quot;прокл&quot;;25;[.G188]=&quot;пт&quot;;26;[.G188]=90;10;[.G188]=85;10;[.G188]=80;9;[.G188]=75;8;[.G188]=70;8;[.G188]=65;7;[.G188]=60;7;[.G188]=55;6;[.G188]=50;6;[.G188]=45;6;[.G188]=40;5;[.G188]=35;4;[.G188]=30;4;[.G188]=25;3;[.G188]=20;2;[.G188]=15;1;[.G188]=10;1;[.G188]=0;0)" office:value-type="float" office:value="0" calcext:value-type="float">
            <text:p>0</text:p>
          </table:table-cell>
          <table:table-cell table:formula="of:=IF([.H188]&lt;=1;0;IF([.H188]&lt;=10;11;IF([.H188]&lt;=14;12;IF([.H188]&lt;=17;13;IF([.H188]&lt;=20;14;IF([.H188]&lt;=22;15;IF([.H188]&lt;=25;16;IF([.H188]&lt;=27;17;IF([.H188]&lt;=29;18;IF([.H188]&lt;=32;19;IF([.H188]&lt;=34;20;IF([.H188]&lt;=36;21;IF([.H188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88]=&quot;взв&quot;;11;[.K188]=&quot;накл&quot;;24;[.K188]=&quot;прокл&quot;;25;[.K188]=&quot;пт&quot;;26;[.K188]=90;10;[.K188]=85;10;[.K188]=80;9;[.K188]=75;8;[.K188]=70;8;[.K188]=65;7;[.K188]=60;7;[.K188]=55;6;[.K188]=50;6;[.K188]=45;6;[.K188]=40;5;[.K188]=35;4;[.K188]=30;4;[.K188]=25;3;[.K188]=20;2;[.K188]=15;1;[.K188]=10;1;[.K188]=0;0)" office:value-type="float" office:value="0" calcext:value-type="float">
            <text:p>0</text:p>
          </table:table-cell>
          <table:table-cell table:formula="of:=IF([.L188]&lt;=1;0;IF([.L188]&lt;=10;11;IF([.L188]&lt;=14;12;IF([.L188]&lt;=17;13;IF([.L188]&lt;=20;14;IF([.L188]&lt;=22;15;IF([.L188]&lt;=25;16;IF([.L188]&lt;=27;17;IF([.L188]&lt;=29;18;IF([.L188]&lt;=32;19;IF([.L188]&lt;=34;20;IF([.L188]&lt;=36;21;IF([.L188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88]=&quot;взв&quot;;11;[.O188]=&quot;накл&quot;;24;[.O188]=&quot;прокл&quot;;25;[.O188]=&quot;пт&quot;;26;[.O188]=90;10;[.O188]=85;10;[.O188]=80;9;[.O188]=75;8;[.O188]=70;8;[.O188]=65;7;[.O188]=60;7;[.O188]=55;6;[.O188]=50;6;[.O188]=45;6;[.O188]=40;5;[.O188]=35;4;[.O188]=30;4;[.O188]=25;3;[.O188]=20;2;[.O188]=15;1;[.O188]=10;1;[.O188]=0;0)" office:value-type="float" office:value="0" calcext:value-type="float">
            <text:p>0</text:p>
          </table:table-cell>
          <table:table-cell table:formula="of:=IF([.P188]&lt;=1;0;IF([.P188]&lt;=10;11;IF([.P188]&lt;=14;12;IF([.P188]&lt;=17;13;IF([.P188]&lt;=20;14;IF([.P188]&lt;=22;15;IF([.P188]&lt;=25;16;IF([.P188]&lt;=27;17;IF([.P188]&lt;=29;18;IF([.P188]&lt;=32;19;IF([.P188]&lt;=34;20;IF([.P188]&lt;=36;21;IF([.P188]&lt;=40;22;24)))))))))))))" office:value-type="float" office:value="21" calcext:value-type="float">
            <text:p>21</text:p>
          </table:table-cell>
          <table:table-cell table:formula="of:=ROUND(([.Q188]+[.R188]+[.I188]+[.J188]+[.M188]+[.N188])/3;0)" office:value-type="float" office:value="21" calcext:value-type="float">
            <text:p>21</text:p>
          </table:table-cell>
          <table:table-cell table:style-name="ce70" table:formula="of:=[.F188]*LOG10([.S188]+2)" office:value-type="float" office:value="5.44691134407037" calcext:value-type="float">
            <text:p>5,45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99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89]=&quot;взв&quot;;11;[.G189]=&quot;накл&quot;;24;[.G189]=&quot;прокл&quot;;25;[.G189]=&quot;пт&quot;;26;[.G189]=90;10;[.G189]=85;10;[.G189]=80;9;[.G189]=75;8;[.G189]=70;8;[.G189]=65;7;[.G189]=60;7;[.G189]=55;6;[.G189]=50;6;[.G189]=45;6;[.G189]=40;5;[.G189]=35;4;[.G189]=30;4;[.G189]=25;3;[.G189]=20;2;[.G189]=15;1;[.G189]=10;1;[.G189]=0;0)" office:value-type="float" office:value="8" calcext:value-type="float">
            <text:p>8</text:p>
          </table:table-cell>
          <table:table-cell table:formula="of:=IF([.H189]&lt;=1;0;IF([.H189]&lt;=10;11;IF([.H189]&lt;=14;12;IF([.H189]&lt;=17;13;IF([.H189]&lt;=20;14;IF([.H189]&lt;=22;15;IF([.H189]&lt;=25;16;IF([.H189]&lt;=27;17;IF([.H189]&lt;=29;18;IF([.H189]&lt;=32;19;IF([.H189]&lt;=34;20;IF([.H189]&lt;=36;21;IF([.H1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89]=&quot;взв&quot;;11;[.K189]=&quot;накл&quot;;24;[.K189]=&quot;прокл&quot;;25;[.K189]=&quot;пт&quot;;26;[.K189]=90;10;[.K189]=85;10;[.K189]=80;9;[.K189]=75;8;[.K189]=70;8;[.K189]=65;7;[.K189]=60;7;[.K189]=55;6;[.K189]=50;6;[.K189]=45;6;[.K189]=40;5;[.K189]=35;4;[.K189]=30;4;[.K189]=25;3;[.K189]=20;2;[.K189]=15;1;[.K189]=10;1;[.K189]=0;0)" office:value-type="float" office:value="8" calcext:value-type="float">
            <text:p>8</text:p>
          </table:table-cell>
          <table:table-cell table:formula="of:=IF([.L189]&lt;=1;0;IF([.L189]&lt;=10;11;IF([.L189]&lt;=14;12;IF([.L189]&lt;=17;13;IF([.L189]&lt;=20;14;IF([.L189]&lt;=22;15;IF([.L189]&lt;=25;16;IF([.L189]&lt;=27;17;IF([.L189]&lt;=29;18;IF([.L189]&lt;=32;19;IF([.L189]&lt;=34;20;IF([.L189]&lt;=36;21;IF([.L18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89]=&quot;взв&quot;;11;[.O189]=&quot;накл&quot;;24;[.O189]=&quot;прокл&quot;;25;[.O189]=&quot;пт&quot;;26;[.O189]=90;10;[.O189]=85;10;[.O189]=80;9;[.O189]=75;8;[.O189]=70;8;[.O189]=65;7;[.O189]=60;7;[.O189]=55;6;[.O189]=50;6;[.O189]=45;6;[.O189]=40;5;[.O189]=35;4;[.O189]=30;4;[.O189]=25;3;[.O189]=20;2;[.O189]=15;1;[.O189]=10;1;[.O189]=0;0)" office:value-type="float" office:value="10" calcext:value-type="float">
            <text:p>10</text:p>
          </table:table-cell>
          <table:table-cell table:formula="of:=IF([.P189]&lt;=1;0;IF([.P189]&lt;=10;11;IF([.P189]&lt;=14;12;IF([.P189]&lt;=17;13;IF([.P189]&lt;=20;14;IF([.P189]&lt;=22;15;IF([.P189]&lt;=25;16;IF([.P189]&lt;=27;17;IF([.P189]&lt;=29;18;IF([.P189]&lt;=32;19;IF([.P189]&lt;=34;20;IF([.P189]&lt;=36;21;IF([.P189]&lt;=40;22;24)))))))))))))" office:value-type="float" office:value="0" calcext:value-type="float">
            <text:p>0</text:p>
          </table:table-cell>
          <table:table-cell table:formula="of:=ROUND(([.Q189]+[.R189]+[.I189]+[.J189]+[.M189]+[.N189])/3;0)" office:value-type="float" office:value="9" calcext:value-type="float">
            <text:p>9</text:p>
          </table:table-cell>
          <table:table-cell table:style-name="ce70" table:formula="of:=[.F189]*LOG10([.S189]+2)" office:value-type="float" office:value="4.1655707406329" calcext:value-type="float">
            <text:p>4,17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1008</text:p>
          </table:table-cell>
          <table:table-cell table:style-name="ce10" office:value-type="date" office:date-value="2009-06-22" calcext:value-type="date">
            <text:p>22.06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90]=&quot;взв&quot;;11;[.G190]=&quot;накл&quot;;24;[.G190]=&quot;прокл&quot;;25;[.G190]=&quot;пт&quot;;26;[.G190]=90;10;[.G190]=85;10;[.G190]=80;9;[.G190]=75;8;[.G190]=70;8;[.G190]=65;7;[.G190]=60;7;[.G190]=55;6;[.G190]=50;6;[.G190]=45;6;[.G190]=40;5;[.G190]=35;4;[.G190]=30;4;[.G190]=25;3;[.G190]=20;2;[.G190]=15;1;[.G190]=10;1;[.G190]=0;0)" office:value-type="float" office:value="24" calcext:value-type="float">
            <text:p>24</text:p>
          </table:table-cell>
          <table:table-cell table:formula="of:=IF([.H190]&lt;=1;0;IF([.H190]&lt;=10;11;IF([.H190]&lt;=14;12;IF([.H190]&lt;=17;13;IF([.H190]&lt;=20;14;IF([.H190]&lt;=22;15;IF([.H190]&lt;=25;16;IF([.H190]&lt;=27;17;IF([.H190]&lt;=29;18;IF([.H190]&lt;=32;19;IF([.H190]&lt;=34;20;IF([.H190]&lt;=36;21;IF([.H19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90]=&quot;взв&quot;;11;[.K190]=&quot;накл&quot;;24;[.K190]=&quot;прокл&quot;;25;[.K190]=&quot;пт&quot;;26;[.K190]=90;10;[.K190]=85;10;[.K190]=80;9;[.K190]=75;8;[.K190]=70;8;[.K190]=65;7;[.K190]=60;7;[.K190]=55;6;[.K190]=50;6;[.K190]=45;6;[.K190]=40;5;[.K190]=35;4;[.K190]=30;4;[.K190]=25;3;[.K190]=20;2;[.K190]=15;1;[.K190]=10;1;[.K190]=0;0)" office:value-type="float" office:value="24" calcext:value-type="float">
            <text:p>24</text:p>
          </table:table-cell>
          <table:table-cell table:formula="of:=IF([.L190]&lt;=1;0;IF([.L190]&lt;=10;11;IF([.L190]&lt;=14;12;IF([.L190]&lt;=17;13;IF([.L190]&lt;=20;14;IF([.L190]&lt;=22;15;IF([.L190]&lt;=25;16;IF([.L190]&lt;=27;17;IF([.L190]&lt;=29;18;IF([.L190]&lt;=32;19;IF([.L190]&lt;=34;20;IF([.L190]&lt;=36;21;IF([.L19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90]=&quot;взв&quot;;11;[.O190]=&quot;накл&quot;;24;[.O190]=&quot;прокл&quot;;25;[.O190]=&quot;пт&quot;;26;[.O190]=90;10;[.O190]=85;10;[.O190]=80;9;[.O190]=75;8;[.O190]=70;8;[.O190]=65;7;[.O190]=60;7;[.O190]=55;6;[.O190]=50;6;[.O190]=45;6;[.O190]=40;5;[.O190]=35;4;[.O190]=30;4;[.O190]=25;3;[.O190]=20;2;[.O190]=15;1;[.O190]=10;1;[.O190]=0;0)" office:value-type="float" office:value="24" calcext:value-type="float">
            <text:p>24</text:p>
          </table:table-cell>
          <table:table-cell table:formula="of:=IF([.P190]&lt;=1;0;IF([.P190]&lt;=10;11;IF([.P190]&lt;=14;12;IF([.P190]&lt;=17;13;IF([.P190]&lt;=20;14;IF([.P190]&lt;=22;15;IF([.P190]&lt;=25;16;IF([.P190]&lt;=27;17;IF([.P190]&lt;=29;18;IF([.P190]&lt;=32;19;IF([.P190]&lt;=34;20;IF([.P190]&lt;=36;21;IF([.P190]&lt;=40;22;24)))))))))))))" office:value-type="float" office:value="0" calcext:value-type="float">
            <text:p>0</text:p>
          </table:table-cell>
          <table:table-cell table:formula="of:=ROUND(([.Q190]+[.R190]+[.I190]+[.J190]+[.M190]+[.N190])/3;0)" office:value-type="float" office:value="24" calcext:value-type="float">
            <text:p>24</text:p>
          </table:table-cell>
          <table:table-cell table:style-name="ce70" table:formula="of:=[.F190]*LOG10([.S190]+2)" office:value-type="float" office:value="5.65989339188327" calcext:value-type="float">
            <text:p>5,66</text:p>
          </table:table-cell>
          <table:table-cell table:style-name="ce13" table:number-columns-repeated="115"/>
          <table:table-cell table:number-columns-repeated="16127"/>
        </table:table-row>
        <table:table-row table:style-name="ro6">
          <table:table-cell table:style-name="ce2" office:value-type="string" calcext:value-type="string">
            <text:p>2009_1194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91]=&quot;взв&quot;;11;[.G191]=&quot;накл&quot;;24;[.G191]=&quot;прокл&quot;;25;[.G191]=&quot;пт&quot;;26;[.G191]=90;10;[.G191]=85;10;[.G191]=80;9;[.G191]=75;8;[.G191]=70;8;[.G191]=65;7;[.G191]=60;7;[.G191]=55;6;[.G191]=50;6;[.G191]=45;6;[.G191]=40;5;[.G191]=35;4;[.G191]=30;4;[.G191]=25;3;[.G191]=20;2;[.G191]=15;1;[.G191]=10;1;[.G191]=0;0)" office:value-type="float" office:value="0" calcext:value-type="float">
            <text:p>0</text:p>
          </table:table-cell>
          <table:table-cell table:formula="of:=IF([.H191]&lt;=1;0;IF([.H191]&lt;=10;11;IF([.H191]&lt;=14;12;IF([.H191]&lt;=17;13;IF([.H191]&lt;=20;14;IF([.H191]&lt;=22;15;IF([.H191]&lt;=25;16;IF([.H191]&lt;=27;17;IF([.H191]&lt;=29;18;IF([.H191]&lt;=32;19;IF([.H191]&lt;=34;20;IF([.H191]&lt;=36;21;IF([.H19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91]=&quot;взв&quot;;11;[.K191]=&quot;накл&quot;;24;[.K191]=&quot;прокл&quot;;25;[.K191]=&quot;пт&quot;;26;[.K191]=90;10;[.K191]=85;10;[.K191]=80;9;[.K191]=75;8;[.K191]=70;8;[.K191]=65;7;[.K191]=60;7;[.K191]=55;6;[.K191]=50;6;[.K191]=45;6;[.K191]=40;5;[.K191]=35;4;[.K191]=30;4;[.K191]=25;3;[.K191]=20;2;[.K191]=15;1;[.K191]=10;1;[.K191]=0;0)" office:value-type="float" office:value="0" calcext:value-type="float">
            <text:p>0</text:p>
          </table:table-cell>
          <table:table-cell table:formula="of:=IF([.L191]&lt;=1;0;IF([.L191]&lt;=10;11;IF([.L191]&lt;=14;12;IF([.L191]&lt;=17;13;IF([.L191]&lt;=20;14;IF([.L191]&lt;=22;15;IF([.L191]&lt;=25;16;IF([.L191]&lt;=27;17;IF([.L191]&lt;=29;18;IF([.L191]&lt;=32;19;IF([.L191]&lt;=34;20;IF([.L191]&lt;=36;21;IF([.L19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91]=&quot;взв&quot;;11;[.O191]=&quot;накл&quot;;24;[.O191]=&quot;прокл&quot;;25;[.O191]=&quot;пт&quot;;26;[.O191]=90;10;[.O191]=85;10;[.O191]=80;9;[.O191]=75;8;[.O191]=70;8;[.O191]=65;7;[.O191]=60;7;[.O191]=55;6;[.O191]=50;6;[.O191]=45;6;[.O191]=40;5;[.O191]=35;4;[.O191]=30;4;[.O191]=25;3;[.O191]=20;2;[.O191]=15;1;[.O191]=10;1;[.O191]=0;0)" office:value-type="float" office:value="0" calcext:value-type="float">
            <text:p>0</text:p>
          </table:table-cell>
          <table:table-cell table:formula="of:=IF([.P191]&lt;=1;0;IF([.P191]&lt;=10;11;IF([.P191]&lt;=14;12;IF([.P191]&lt;=17;13;IF([.P191]&lt;=20;14;IF([.P191]&lt;=22;15;IF([.P191]&lt;=25;16;IF([.P191]&lt;=27;17;IF([.P191]&lt;=29;18;IF([.P191]&lt;=32;19;IF([.P191]&lt;=34;20;IF([.P191]&lt;=36;21;IF([.P191]&lt;=40;22;24)))))))))))))" office:value-type="float" office:value="0" calcext:value-type="float">
            <text:p>0</text:p>
          </table:table-cell>
          <table:table-cell table:formula="of:=ROUND(([.Q191]+[.R191]+[.I191]+[.J191]+[.M191]+[.N191])/3;0)" office:value-type="float" office:value="0" calcext:value-type="float">
            <text:p>0</text:p>
          </table:table-cell>
          <table:table-cell table:style-name="ce70" table:formula="of:=[.F191]*LOG10([.S191]+2)" office:value-type="float" office:value="1.20411998265592" calcext:value-type="float">
            <text:p>1,2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46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192]=&quot;взв&quot;;11;[.G192]=&quot;накл&quot;;24;[.G192]=&quot;прокл&quot;;25;[.G192]=&quot;пт&quot;;26;[.G192]=90;10;[.G192]=85;10;[.G192]=80;9;[.G192]=75;8;[.G192]=70;8;[.G192]=65;7;[.G192]=60;7;[.G192]=55;6;[.G192]=50;6;[.G192]=45;6;[.G192]=40;5;[.G192]=35;4;[.G192]=30;4;[.G192]=25;3;[.G192]=20;2;[.G192]=15;1;[.G192]=10;1;[.G192]=0;0)" office:value-type="float" office:value="0" calcext:value-type="float">
            <text:p>0</text:p>
          </table:table-cell>
          <table:table-cell table:formula="of:=IF([.H192]&lt;=1;0;IF([.H192]&lt;=10;11;IF([.H192]&lt;=14;12;IF([.H192]&lt;=17;13;IF([.H192]&lt;=20;14;IF([.H192]&lt;=22;15;IF([.H192]&lt;=25;16;IF([.H192]&lt;=27;17;IF([.H192]&lt;=29;18;IF([.H192]&lt;=32;19;IF([.H192]&lt;=34;20;IF([.H192]&lt;=36;21;IF([.H192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92]=&quot;взв&quot;;11;[.K192]=&quot;накл&quot;;24;[.K192]=&quot;прокл&quot;;25;[.K192]=&quot;пт&quot;;26;[.K192]=90;10;[.K192]=85;10;[.K192]=80;9;[.K192]=75;8;[.K192]=70;8;[.K192]=65;7;[.K192]=60;7;[.K192]=55;6;[.K192]=50;6;[.K192]=45;6;[.K192]=40;5;[.K192]=35;4;[.K192]=30;4;[.K192]=25;3;[.K192]=20;2;[.K192]=15;1;[.K192]=10;1;[.K192]=0;0)" office:value-type="float" office:value="0" calcext:value-type="float">
            <text:p>0</text:p>
          </table:table-cell>
          <table:table-cell table:formula="of:=IF([.L192]&lt;=1;0;IF([.L192]&lt;=10;11;IF([.L192]&lt;=14;12;IF([.L192]&lt;=17;13;IF([.L192]&lt;=20;14;IF([.L192]&lt;=22;15;IF([.L192]&lt;=25;16;IF([.L192]&lt;=27;17;IF([.L192]&lt;=29;18;IF([.L192]&lt;=32;19;IF([.L192]&lt;=34;20;IF([.L192]&lt;=36;21;IF([.L192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92]=&quot;взв&quot;;11;[.O192]=&quot;накл&quot;;24;[.O192]=&quot;прокл&quot;;25;[.O192]=&quot;пт&quot;;26;[.O192]=90;10;[.O192]=85;10;[.O192]=80;9;[.O192]=75;8;[.O192]=70;8;[.O192]=65;7;[.O192]=60;7;[.O192]=55;6;[.O192]=50;6;[.O192]=45;6;[.O192]=40;5;[.O192]=35;4;[.O192]=30;4;[.O192]=25;3;[.O192]=20;2;[.O192]=15;1;[.O192]=10;1;[.O192]=0;0)" office:value-type="float" office:value="0" calcext:value-type="float">
            <text:p>0</text:p>
          </table:table-cell>
          <table:table-cell table:formula="of:=IF([.P192]&lt;=1;0;IF([.P192]&lt;=10;11;IF([.P192]&lt;=14;12;IF([.P192]&lt;=17;13;IF([.P192]&lt;=20;14;IF([.P192]&lt;=22;15;IF([.P192]&lt;=25;16;IF([.P192]&lt;=27;17;IF([.P192]&lt;=29;18;IF([.P192]&lt;=32;19;IF([.P192]&lt;=34;20;IF([.P192]&lt;=36;21;IF([.P192]&lt;=40;22;24)))))))))))))" office:value-type="float" office:value="17" calcext:value-type="float">
            <text:p>17</text:p>
          </table:table-cell>
          <table:table-cell table:formula="of:=ROUND(([.Q192]+[.R192]+[.I192]+[.J192]+[.M192]+[.N192])/3;0)" office:value-type="float" office:value="17" calcext:value-type="float">
            <text:p>17</text:p>
          </table:table-cell>
          <table:table-cell table:style-name="ce70" table:formula="of:=[.F192]*LOG10([.S192]+2)" office:value-type="float" office:value="5.11501440381132" calcext:value-type="float">
            <text:p>5,1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51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93]=&quot;взв&quot;;11;[.G193]=&quot;накл&quot;;24;[.G193]=&quot;прокл&quot;;25;[.G193]=&quot;пт&quot;;26;[.G193]=90;10;[.G193]=85;10;[.G193]=80;9;[.G193]=75;8;[.G193]=70;8;[.G193]=65;7;[.G193]=60;7;[.G193]=55;6;[.G193]=50;6;[.G193]=45;6;[.G193]=40;5;[.G193]=35;4;[.G193]=30;4;[.G193]=25;3;[.G193]=20;2;[.G193]=15;1;[.G193]=10;1;[.G193]=0;0)" office:value-type="float" office:value="6" calcext:value-type="float">
            <text:p>6</text:p>
          </table:table-cell>
          <table:table-cell table:formula="of:=IF([.H193]&lt;=1;0;IF([.H193]&lt;=10;11;IF([.H193]&lt;=14;12;IF([.H193]&lt;=17;13;IF([.H193]&lt;=20;14;IF([.H193]&lt;=22;15;IF([.H193]&lt;=25;16;IF([.H193]&lt;=27;17;IF([.H193]&lt;=29;18;IF([.H193]&lt;=32;19;IF([.H193]&lt;=34;20;IF([.H193]&lt;=36;21;IF([.H19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93]=&quot;взв&quot;;11;[.K193]=&quot;накл&quot;;24;[.K193]=&quot;прокл&quot;;25;[.K193]=&quot;пт&quot;;26;[.K193]=90;10;[.K193]=85;10;[.K193]=80;9;[.K193]=75;8;[.K193]=70;8;[.K193]=65;7;[.K193]=60;7;[.K193]=55;6;[.K193]=50;6;[.K193]=45;6;[.K193]=40;5;[.K193]=35;4;[.K193]=30;4;[.K193]=25;3;[.K193]=20;2;[.K193]=15;1;[.K193]=10;1;[.K193]=0;0)" office:value-type="float" office:value="6" calcext:value-type="float">
            <text:p>6</text:p>
          </table:table-cell>
          <table:table-cell table:formula="of:=IF([.L193]&lt;=1;0;IF([.L193]&lt;=10;11;IF([.L193]&lt;=14;12;IF([.L193]&lt;=17;13;IF([.L193]&lt;=20;14;IF([.L193]&lt;=22;15;IF([.L193]&lt;=25;16;IF([.L193]&lt;=27;17;IF([.L193]&lt;=29;18;IF([.L193]&lt;=32;19;IF([.L193]&lt;=34;20;IF([.L193]&lt;=36;21;IF([.L19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93]=&quot;взв&quot;;11;[.O193]=&quot;накл&quot;;24;[.O193]=&quot;прокл&quot;;25;[.O193]=&quot;пт&quot;;26;[.O193]=90;10;[.O193]=85;10;[.O193]=80;9;[.O193]=75;8;[.O193]=70;8;[.O193]=65;7;[.O193]=60;7;[.O193]=55;6;[.O193]=50;6;[.O193]=45;6;[.O193]=40;5;[.O193]=35;4;[.O193]=30;4;[.O193]=25;3;[.O193]=20;2;[.O193]=15;1;[.O193]=10;1;[.O193]=0;0)" office:value-type="float" office:value="6" calcext:value-type="float">
            <text:p>6</text:p>
          </table:table-cell>
          <table:table-cell table:formula="of:=IF([.P193]&lt;=1;0;IF([.P193]&lt;=10;11;IF([.P193]&lt;=14;12;IF([.P193]&lt;=17;13;IF([.P193]&lt;=20;14;IF([.P193]&lt;=22;15;IF([.P193]&lt;=25;16;IF([.P193]&lt;=27;17;IF([.P193]&lt;=29;18;IF([.P193]&lt;=32;19;IF([.P193]&lt;=34;20;IF([.P193]&lt;=36;21;IF([.P193]&lt;=40;22;24)))))))))))))" office:value-type="float" office:value="0" calcext:value-type="float">
            <text:p>0</text:p>
          </table:table-cell>
          <table:table-cell table:formula="of:=ROUND(([.Q193]+[.R193]+[.I193]+[.J193]+[.M193]+[.N193])/3;0)" office:value-type="float" office:value="6" calcext:value-type="float">
            <text:p>6</text:p>
          </table:table-cell>
          <table:table-cell table:style-name="ce70" table:formula="of:=[.F193]*LOG10([.S193]+2)" office:value-type="float" office:value="3.61235994796777" calcext:value-type="float">
            <text:p>3,6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45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IFS([.G194]=&quot;взв&quot;;11;[.G194]=&quot;накл&quot;;24;[.G194]=&quot;прокл&quot;;25;[.G194]=&quot;пт&quot;;26;[.G194]=90;10;[.G194]=85;10;[.G194]=80;9;[.G194]=75;8;[.G194]=70;8;[.G194]=65;7;[.G194]=60;7;[.G194]=55;6;[.G194]=50;6;[.G194]=45;6;[.G194]=40;5;[.G194]=35;4;[.G194]=30;4;[.G194]=25;3;[.G194]=20;2;[.G194]=15;1;[.G194]=10;1;[.G194]=0;0)" office:value-type="float" office:value="0" calcext:value-type="float">
            <text:p>0</text:p>
          </table:table-cell>
          <table:table-cell table:formula="of:=IF([.H194]&lt;=1;0;IF([.H194]&lt;=10;11;IF([.H194]&lt;=14;12;IF([.H194]&lt;=17;13;IF([.H194]&lt;=20;14;IF([.H194]&lt;=22;15;IF([.H194]&lt;=25;16;IF([.H194]&lt;=27;17;IF([.H194]&lt;=29;18;IF([.H194]&lt;=32;19;IF([.H194]&lt;=34;20;IF([.H194]&lt;=36;21;IF([.H194]&lt;=40;22;24))))))))))))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94]=&quot;взв&quot;;11;[.K194]=&quot;накл&quot;;24;[.K194]=&quot;прокл&quot;;25;[.K194]=&quot;пт&quot;;26;[.K194]=90;10;[.K194]=85;10;[.K194]=80;9;[.K194]=75;8;[.K194]=70;8;[.K194]=65;7;[.K194]=60;7;[.K194]=55;6;[.K194]=50;6;[.K194]=45;6;[.K194]=40;5;[.K194]=35;4;[.K194]=30;4;[.K194]=25;3;[.K194]=20;2;[.K194]=15;1;[.K194]=10;1;[.K194]=0;0)" office:value-type="float" office:value="0" calcext:value-type="float">
            <text:p>0</text:p>
          </table:table-cell>
          <table:table-cell table:formula="of:=IF([.L194]&lt;=1;0;IF([.L194]&lt;=10;11;IF([.L194]&lt;=14;12;IF([.L194]&lt;=17;13;IF([.L194]&lt;=20;14;IF([.L194]&lt;=22;15;IF([.L194]&lt;=25;16;IF([.L194]&lt;=27;17;IF([.L194]&lt;=29;18;IF([.L194]&lt;=32;19;IF([.L194]&lt;=34;20;IF([.L194]&lt;=36;21;IF([.L194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194]=&quot;взв&quot;;11;[.O194]=&quot;накл&quot;;24;[.O194]=&quot;прокл&quot;;25;[.O194]=&quot;пт&quot;;26;[.O194]=90;10;[.O194]=85;10;[.O194]=80;9;[.O194]=75;8;[.O194]=70;8;[.O194]=65;7;[.O194]=60;7;[.O194]=55;6;[.O194]=50;6;[.O194]=45;6;[.O194]=40;5;[.O194]=35;4;[.O194]=30;4;[.O194]=25;3;[.O194]=20;2;[.O194]=15;1;[.O194]=10;1;[.O194]=0;0)" office:value-type="float" office:value="0" calcext:value-type="float">
            <text:p>0</text:p>
          </table:table-cell>
          <table:table-cell table:formula="of:=IF([.P194]&lt;=1;0;IF([.P194]&lt;=10;11;IF([.P194]&lt;=14;12;IF([.P194]&lt;=17;13;IF([.P194]&lt;=20;14;IF([.P194]&lt;=22;15;IF([.P194]&lt;=25;16;IF([.P194]&lt;=27;17;IF([.P194]&lt;=29;18;IF([.P194]&lt;=32;19;IF([.P194]&lt;=34;20;IF([.P194]&lt;=36;21;IF([.P194]&lt;=40;22;24))))))))))))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70" table:formula="of:=[.F194]*LOG10([.S194]+2)" office:value-type="float" office:value="5.44691134407037" calcext:value-type="float">
            <text:p>5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688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Ma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95]=&quot;взв&quot;;11;[.G195]=&quot;накл&quot;;24;[.G195]=&quot;прокл&quot;;25;[.G195]=&quot;пт&quot;;26;[.G195]=90;10;[.G195]=85;10;[.G195]=80;9;[.G195]=75;8;[.G195]=70;8;[.G195]=65;7;[.G195]=60;7;[.G195]=55;6;[.G195]=50;6;[.G195]=45;6;[.G195]=40;5;[.G195]=35;4;[.G195]=30;4;[.G195]=25;3;[.G195]=20;2;[.G195]=15;1;[.G195]=10;1;[.G195]=0;0)" office:value-type="float" office:value="0" calcext:value-type="float">
            <text:p>0</text:p>
          </table:table-cell>
          <table:table-cell table:formula="of:=IF([.H195]&lt;=1;0;IF([.H195]&lt;=10;11;IF([.H195]&lt;=14;12;IF([.H195]&lt;=17;13;IF([.H195]&lt;=20;14;IF([.H195]&lt;=22;15;IF([.H195]&lt;=25;16;IF([.H195]&lt;=27;17;IF([.H195]&lt;=29;18;IF([.H195]&lt;=32;19;IF([.H195]&lt;=34;20;IF([.H195]&lt;=36;21;IF([.H195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95]=&quot;взв&quot;;11;[.K195]=&quot;накл&quot;;24;[.K195]=&quot;прокл&quot;;25;[.K195]=&quot;пт&quot;;26;[.K195]=90;10;[.K195]=85;10;[.K195]=80;9;[.K195]=75;8;[.K195]=70;8;[.K195]=65;7;[.K195]=60;7;[.K195]=55;6;[.K195]=50;6;[.K195]=45;6;[.K195]=40;5;[.K195]=35;4;[.K195]=30;4;[.K195]=25;3;[.K195]=20;2;[.K195]=15;1;[.K195]=10;1;[.K195]=0;0)" office:value-type="float" office:value="0" calcext:value-type="float">
            <text:p>0</text:p>
          </table:table-cell>
          <table:table-cell table:formula="of:=IF([.L195]&lt;=1;0;IF([.L195]&lt;=10;11;IF([.L195]&lt;=14;12;IF([.L195]&lt;=17;13;IF([.L195]&lt;=20;14;IF([.L195]&lt;=22;15;IF([.L195]&lt;=25;16;IF([.L195]&lt;=27;17;IF([.L195]&lt;=29;18;IF([.L195]&lt;=32;19;IF([.L195]&lt;=34;20;IF([.L195]&lt;=36;21;IF([.L195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195]=&quot;взв&quot;;11;[.O195]=&quot;накл&quot;;24;[.O195]=&quot;прокл&quot;;25;[.O195]=&quot;пт&quot;;26;[.O195]=90;10;[.O195]=85;10;[.O195]=80;9;[.O195]=75;8;[.O195]=70;8;[.O195]=65;7;[.O195]=60;7;[.O195]=55;6;[.O195]=50;6;[.O195]=45;6;[.O195]=40;5;[.O195]=35;4;[.O195]=30;4;[.O195]=25;3;[.O195]=20;2;[.O195]=15;1;[.O195]=10;1;[.O195]=0;0)" office:value-type="float" office:value="0" calcext:value-type="float">
            <text:p>0</text:p>
          </table:table-cell>
          <table:table-cell table:formula="of:=IF([.P195]&lt;=1;0;IF([.P195]&lt;=10;11;IF([.P195]&lt;=14;12;IF([.P195]&lt;=17;13;IF([.P195]&lt;=20;14;IF([.P195]&lt;=22;15;IF([.P195]&lt;=25;16;IF([.P195]&lt;=27;17;IF([.P195]&lt;=29;18;IF([.P195]&lt;=32;19;IF([.P195]&lt;=34;20;IF([.P195]&lt;=36;21;IF([.P195]&lt;=40;22;24)))))))))))))" office:value-type="float" office:value="0" calcext:value-type="float">
            <text:p>0</text:p>
          </table:table-cell>
          <table:table-cell table:formula="of:=ROUND(([.Q195]+[.R195]+[.I195]+[.J195]+[.M195]+[.N195])/2;0)" office:value-type="float" office:value="19" calcext:value-type="float">
            <text:p>19</text:p>
          </table:table-cell>
          <table:table-cell table:style-name="ce70" table:formula="of:=[.F195]*LOG10([.S195]+2)" office:value-type="float" office:value="5.28887717893568" calcext:value-type="float">
            <text:p>5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20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96]=&quot;взв&quot;;11;[.G196]=&quot;накл&quot;;24;[.G196]=&quot;прокл&quot;;25;[.G196]=&quot;пт&quot;;26;[.G196]=90;10;[.G196]=85;10;[.G196]=80;9;[.G196]=75;8;[.G196]=70;8;[.G196]=65;7;[.G196]=60;7;[.G196]=55;6;[.G196]=50;6;[.G196]=45;6;[.G196]=40;5;[.G196]=35;4;[.G196]=30;4;[.G196]=25;3;[.G196]=20;2;[.G196]=15;1;[.G196]=10;1;[.G196]=0;0)" office:value-type="float" office:value="0" calcext:value-type="float">
            <text:p>0</text:p>
          </table:table-cell>
          <table:table-cell table:formula="of:=IF([.H196]&lt;=1;0;IF([.H196]&lt;=10;11;IF([.H196]&lt;=14;12;IF([.H196]&lt;=17;13;IF([.H196]&lt;=20;14;IF([.H196]&lt;=22;15;IF([.H196]&lt;=25;16;IF([.H196]&lt;=27;17;IF([.H196]&lt;=29;18;IF([.H196]&lt;=32;19;IF([.H196]&lt;=34;20;IF([.H196]&lt;=36;21;IF([.H196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96]=&quot;взв&quot;;11;[.K196]=&quot;накл&quot;;24;[.K196]=&quot;прокл&quot;;25;[.K196]=&quot;пт&quot;;26;[.K196]=90;10;[.K196]=85;10;[.K196]=80;9;[.K196]=75;8;[.K196]=70;8;[.K196]=65;7;[.K196]=60;7;[.K196]=55;6;[.K196]=50;6;[.K196]=45;6;[.K196]=40;5;[.K196]=35;4;[.K196]=30;4;[.K196]=25;3;[.K196]=20;2;[.K196]=15;1;[.K196]=10;1;[.K196]=0;0)" office:value-type="float" office:value="0" calcext:value-type="float">
            <text:p>0</text:p>
          </table:table-cell>
          <table:table-cell table:formula="of:=IF([.L196]&lt;=1;0;IF([.L196]&lt;=10;11;IF([.L196]&lt;=14;12;IF([.L196]&lt;=17;13;IF([.L196]&lt;=20;14;IF([.L196]&lt;=22;15;IF([.L196]&lt;=25;16;IF([.L196]&lt;=27;17;IF([.L196]&lt;=29;18;IF([.L196]&lt;=32;19;IF([.L196]&lt;=34;20;IF([.L196]&lt;=36;21;IF([.L196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96]=&quot;взв&quot;;11;[.O196]=&quot;накл&quot;;24;[.O196]=&quot;прокл&quot;;25;[.O196]=&quot;пт&quot;;26;[.O196]=90;10;[.O196]=85;10;[.O196]=80;9;[.O196]=75;8;[.O196]=70;8;[.O196]=65;7;[.O196]=60;7;[.O196]=55;6;[.O196]=50;6;[.O196]=45;6;[.O196]=40;5;[.O196]=35;4;[.O196]=30;4;[.O196]=25;3;[.O196]=20;2;[.O196]=15;1;[.O196]=10;1;[.O196]=0;0)" office:value-type="float" office:value="0" calcext:value-type="float">
            <text:p>0</text:p>
          </table:table-cell>
          <table:table-cell table:formula="of:=IF([.P196]&lt;=1;0;IF([.P196]&lt;=10;11;IF([.P196]&lt;=14;12;IF([.P196]&lt;=17;13;IF([.P196]&lt;=20;14;IF([.P196]&lt;=22;15;IF([.P196]&lt;=25;16;IF([.P196]&lt;=27;17;IF([.P196]&lt;=29;18;IF([.P196]&lt;=32;19;IF([.P196]&lt;=34;20;IF([.P196]&lt;=36;21;IF([.P196]&lt;=40;22;24)))))))))))))" office:value-type="float" office:value="19" calcext:value-type="float">
            <text:p>19</text:p>
          </table:table-cell>
          <table:table-cell table:formula="of:=ROUND(([.Q196]+[.R196]+[.I196]+[.J196]+[.M196]+[.N196])/3;0)" office:value-type="float" office:value="20" calcext:value-type="float">
            <text:p>20</text:p>
          </table:table-cell>
          <table:table-cell table:style-name="ce70" table:formula="of:=[.F196]*LOG10([.S196]+2)" office:value-type="float" office:value="6.71211340411103" calcext:value-type="float">
            <text:p>6,7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57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yush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97]=&quot;взв&quot;;11;[.G197]=&quot;накл&quot;;24;[.G197]=&quot;прокл&quot;;25;[.G197]=&quot;пт&quot;;26;[.G197]=90;10;[.G197]=85;10;[.G197]=80;9;[.G197]=75;8;[.G197]=70;8;[.G197]=65;7;[.G197]=60;7;[.G197]=55;6;[.G197]=50;6;[.G197]=45;6;[.G197]=40;5;[.G197]=35;4;[.G197]=30;4;[.G197]=25;3;[.G197]=20;2;[.G197]=15;1;[.G197]=10;1;[.G197]=0;0)" office:value-type="float" office:value="0" calcext:value-type="float">
            <text:p>0</text:p>
          </table:table-cell>
          <table:table-cell table:formula="of:=IF([.H197]&lt;=1;0;IF([.H197]&lt;=10;11;IF([.H197]&lt;=14;12;IF([.H197]&lt;=17;13;IF([.H197]&lt;=20;14;IF([.H197]&lt;=22;15;IF([.H197]&lt;=25;16;IF([.H197]&lt;=27;17;IF([.H197]&lt;=29;18;IF([.H197]&lt;=32;19;IF([.H197]&lt;=34;20;IF([.H197]&lt;=36;21;IF([.H197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97]=&quot;взв&quot;;11;[.K197]=&quot;накл&quot;;24;[.K197]=&quot;прокл&quot;;25;[.K197]=&quot;пт&quot;;26;[.K197]=90;10;[.K197]=85;10;[.K197]=80;9;[.K197]=75;8;[.K197]=70;8;[.K197]=65;7;[.K197]=60;7;[.K197]=55;6;[.K197]=50;6;[.K197]=45;6;[.K197]=40;5;[.K197]=35;4;[.K197]=30;4;[.K197]=25;3;[.K197]=20;2;[.K197]=15;1;[.K197]=10;1;[.K197]=0;0)" office:value-type="float" office:value="0" calcext:value-type="float">
            <text:p>0</text:p>
          </table:table-cell>
          <table:table-cell table:formula="of:=IF([.L197]&lt;=1;0;IF([.L197]&lt;=10;11;IF([.L197]&lt;=14;12;IF([.L197]&lt;=17;13;IF([.L197]&lt;=20;14;IF([.L197]&lt;=22;15;IF([.L197]&lt;=25;16;IF([.L197]&lt;=27;17;IF([.L197]&lt;=29;18;IF([.L197]&lt;=32;19;IF([.L197]&lt;=34;20;IF([.L197]&lt;=36;21;IF([.L197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97]=&quot;взв&quot;;11;[.O197]=&quot;накл&quot;;24;[.O197]=&quot;прокл&quot;;25;[.O197]=&quot;пт&quot;;26;[.O197]=90;10;[.O197]=85;10;[.O197]=80;9;[.O197]=75;8;[.O197]=70;8;[.O197]=65;7;[.O197]=60;7;[.O197]=55;6;[.O197]=50;6;[.O197]=45;6;[.O197]=40;5;[.O197]=35;4;[.O197]=30;4;[.O197]=25;3;[.O197]=20;2;[.O197]=15;1;[.O197]=10;1;[.O197]=0;0)" office:value-type="float" office:value="0" calcext:value-type="float">
            <text:p>0</text:p>
          </table:table-cell>
          <table:table-cell table:formula="of:=IF([.P197]&lt;=1;0;IF([.P197]&lt;=10;11;IF([.P197]&lt;=14;12;IF([.P197]&lt;=17;13;IF([.P197]&lt;=20;14;IF([.P197]&lt;=22;15;IF([.P197]&lt;=25;16;IF([.P197]&lt;=27;17;IF([.P197]&lt;=29;18;IF([.P197]&lt;=32;19;IF([.P197]&lt;=34;20;IF([.P197]&lt;=36;21;IF([.P197]&lt;=40;22;24)))))))))))))" office:value-type="float" office:value="20" calcext:value-type="float">
            <text:p>20</text:p>
          </table:table-cell>
          <table:table-cell table:formula="of:=ROUND(([.Q197]+[.R197]+[.I197]+[.J197]+[.M197]+[.N197])/3;0)" office:value-type="float" office:value="21" calcext:value-type="float">
            <text:p>21</text:p>
          </table:table-cell>
          <table:table-cell table:style-name="ce70" table:formula="of:=[.F197]*LOG10([.S197]+2)" office:value-type="float" office:value="6.80863918008796" calcext:value-type="float">
            <text:p>6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94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98]=&quot;взв&quot;;11;[.G198]=&quot;накл&quot;;24;[.G198]=&quot;прокл&quot;;25;[.G198]=&quot;пт&quot;;26;[.G198]=90;10;[.G198]=85;10;[.G198]=80;9;[.G198]=75;8;[.G198]=70;8;[.G198]=65;7;[.G198]=60;7;[.G198]=55;6;[.G198]=50;6;[.G198]=45;6;[.G198]=40;5;[.G198]=35;4;[.G198]=30;4;[.G198]=25;3;[.G198]=20;2;[.G198]=15;1;[.G198]=10;1;[.G198]=0;0)" office:value-type="float" office:value="0" calcext:value-type="float">
            <text:p>0</text:p>
          </table:table-cell>
          <table:table-cell table:formula="of:=IF([.H198]&lt;=1;0;IF([.H198]&lt;=10;11;IF([.H198]&lt;=14;12;IF([.H198]&lt;=17;13;IF([.H198]&lt;=20;14;IF([.H198]&lt;=22;15;IF([.H198]&lt;=25;16;IF([.H198]&lt;=27;17;IF([.H198]&lt;=29;18;IF([.H198]&lt;=32;19;IF([.H198]&lt;=34;20;IF([.H198]&lt;=36;21;IF([.H198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98]=&quot;взв&quot;;11;[.K198]=&quot;накл&quot;;24;[.K198]=&quot;прокл&quot;;25;[.K198]=&quot;пт&quot;;26;[.K198]=90;10;[.K198]=85;10;[.K198]=80;9;[.K198]=75;8;[.K198]=70;8;[.K198]=65;7;[.K198]=60;7;[.K198]=55;6;[.K198]=50;6;[.K198]=45;6;[.K198]=40;5;[.K198]=35;4;[.K198]=30;4;[.K198]=25;3;[.K198]=20;2;[.K198]=15;1;[.K198]=10;1;[.K198]=0;0)" office:value-type="float" office:value="0" calcext:value-type="float">
            <text:p>0</text:p>
          </table:table-cell>
          <table:table-cell table:formula="of:=IF([.L198]&lt;=1;0;IF([.L198]&lt;=10;11;IF([.L198]&lt;=14;12;IF([.L198]&lt;=17;13;IF([.L198]&lt;=20;14;IF([.L198]&lt;=22;15;IF([.L198]&lt;=25;16;IF([.L198]&lt;=27;17;IF([.L198]&lt;=29;18;IF([.L198]&lt;=32;19;IF([.L198]&lt;=34;20;IF([.L198]&lt;=36;21;IF([.L198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98]=&quot;взв&quot;;11;[.O198]=&quot;накл&quot;;24;[.O198]=&quot;прокл&quot;;25;[.O198]=&quot;пт&quot;;26;[.O198]=90;10;[.O198]=85;10;[.O198]=80;9;[.O198]=75;8;[.O198]=70;8;[.O198]=65;7;[.O198]=60;7;[.O198]=55;6;[.O198]=50;6;[.O198]=45;6;[.O198]=40;5;[.O198]=35;4;[.O198]=30;4;[.O198]=25;3;[.O198]=20;2;[.O198]=15;1;[.O198]=10;1;[.O198]=0;0)" office:value-type="float" office:value="0" calcext:value-type="float">
            <text:p>0</text:p>
          </table:table-cell>
          <table:table-cell table:formula="of:=IF([.P198]&lt;=1;0;IF([.P198]&lt;=10;11;IF([.P198]&lt;=14;12;IF([.P198]&lt;=17;13;IF([.P198]&lt;=20;14;IF([.P198]&lt;=22;15;IF([.P198]&lt;=25;16;IF([.P198]&lt;=27;17;IF([.P198]&lt;=29;18;IF([.P198]&lt;=32;19;IF([.P198]&lt;=34;20;IF([.P198]&lt;=36;21;IF([.P198]&lt;=40;22;24)))))))))))))" office:value-type="float" office:value="22" calcext:value-type="float">
            <text:p>22</text:p>
          </table:table-cell>
          <table:table-cell table:formula="of:=ROUND(([.Q198]+[.R198]+[.I198]+[.J198]+[.M198]+[.N198])/3;0)" office:value-type="float" office:value="21" calcext:value-type="float">
            <text:p>21</text:p>
          </table:table-cell>
          <table:table-cell table:style-name="ce70" table:formula="of:=[.F198]*LOG10([.S198]+2)" office:value-type="float" office:value="6.80863918008796" calcext:value-type="float">
            <text:p>6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9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199]=&quot;взв&quot;;11;[.G199]=&quot;накл&quot;;24;[.G199]=&quot;прокл&quot;;25;[.G199]=&quot;пт&quot;;26;[.G199]=90;10;[.G199]=85;10;[.G199]=80;9;[.G199]=75;8;[.G199]=70;8;[.G199]=65;7;[.G199]=60;7;[.G199]=55;6;[.G199]=50;6;[.G199]=45;6;[.G199]=40;5;[.G199]=35;4;[.G199]=30;4;[.G199]=25;3;[.G199]=20;2;[.G199]=15;1;[.G199]=10;1;[.G199]=0;0)" office:value-type="float" office:value="11" calcext:value-type="float">
            <text:p>11</text:p>
          </table:table-cell>
          <table:table-cell table:formula="of:=IF([.H199]&lt;=1;0;IF([.H199]&lt;=10;11;IF([.H199]&lt;=14;12;IF([.H199]&lt;=17;13;IF([.H199]&lt;=20;14;IF([.H199]&lt;=22;15;IF([.H199]&lt;=25;16;IF([.H199]&lt;=27;17;IF([.H199]&lt;=29;18;IF([.H199]&lt;=32;19;IF([.H199]&lt;=34;20;IF([.H199]&lt;=36;21;IF([.H19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99]=&quot;взв&quot;;11;[.K199]=&quot;накл&quot;;24;[.K199]=&quot;прокл&quot;;25;[.K199]=&quot;пт&quot;;26;[.K199]=90;10;[.K199]=85;10;[.K199]=80;9;[.K199]=75;8;[.K199]=70;8;[.K199]=65;7;[.K199]=60;7;[.K199]=55;6;[.K199]=50;6;[.K199]=45;6;[.K199]=40;5;[.K199]=35;4;[.K199]=30;4;[.K199]=25;3;[.K199]=20;2;[.K199]=15;1;[.K199]=10;1;[.K199]=0;0)" office:value-type="float" office:value="0" calcext:value-type="float">
            <text:p>0</text:p>
          </table:table-cell>
          <table:table-cell table:formula="of:=IF([.L199]&lt;=1;0;IF([.L199]&lt;=10;11;IF([.L199]&lt;=14;12;IF([.L199]&lt;=17;13;IF([.L199]&lt;=20;14;IF([.L199]&lt;=22;15;IF([.L199]&lt;=25;16;IF([.L199]&lt;=27;17;IF([.L199]&lt;=29;18;IF([.L199]&lt;=32;19;IF([.L199]&lt;=34;20;IF([.L199]&lt;=36;21;IF([.L19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9]=&quot;взв&quot;;11;[.O199]=&quot;накл&quot;;24;[.O199]=&quot;прокл&quot;;25;[.O199]=&quot;пт&quot;;26;[.O199]=90;10;[.O199]=85;10;[.O199]=80;9;[.O199]=75;8;[.O199]=70;8;[.O199]=65;7;[.O199]=60;7;[.O199]=55;6;[.O199]=50;6;[.O199]=45;6;[.O199]=40;5;[.O199]=35;4;[.O199]=30;4;[.O199]=25;3;[.O199]=20;2;[.O199]=15;1;[.O199]=10;1;[.O199]=0;0)" office:value-type="float" office:value="0" calcext:value-type="float">
            <text:p>0</text:p>
          </table:table-cell>
          <table:table-cell table:formula="of:=IF([.P199]&lt;=1;0;IF([.P199]&lt;=10;11;IF([.P199]&lt;=14;12;IF([.P199]&lt;=17;13;IF([.P199]&lt;=20;14;IF([.P199]&lt;=22;15;IF([.P199]&lt;=25;16;IF([.P199]&lt;=27;17;IF([.P199]&lt;=29;18;IF([.P199]&lt;=32;19;IF([.P199]&lt;=34;20;IF([.P199]&lt;=36;21;IF([.P199]&lt;=40;22;24)))))))))))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0" table:formula="of:=[.F199]*LOG10([.S199]+2)" office:value-type="float" office:value="5.56971676153418" calcext:value-type="float">
            <text:p>5,5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50</text:p>
          </table:table-cell>
          <table:table-cell table:style-name="ce10" office:value-type="date" office:date-value="2009-06-15" calcext:value-type="date">
            <text:p>15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yp-lud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00]=&quot;взв&quot;;11;[.G200]=&quot;накл&quot;;24;[.G200]=&quot;прокл&quot;;25;[.G200]=&quot;пт&quot;;26;[.G200]=90;10;[.G200]=85;10;[.G200]=80;9;[.G200]=75;8;[.G200]=70;8;[.G200]=65;7;[.G200]=60;7;[.G200]=55;6;[.G200]=50;6;[.G200]=45;6;[.G200]=40;5;[.G200]=35;4;[.G200]=30;4;[.G200]=25;3;[.G200]=20;2;[.G200]=15;1;[.G200]=10;1;[.G200]=0;0)" office:value-type="float" office:value="24" calcext:value-type="float">
            <text:p>24</text:p>
          </table:table-cell>
          <table:table-cell table:formula="of:=IF([.H200]&lt;=1;0;IF([.H200]&lt;=10;11;IF([.H200]&lt;=14;12;IF([.H200]&lt;=17;13;IF([.H200]&lt;=20;14;IF([.H200]&lt;=22;15;IF([.H200]&lt;=25;16;IF([.H200]&lt;=27;17;IF([.H200]&lt;=29;18;IF([.H200]&lt;=32;19;IF([.H200]&lt;=34;20;IF([.H200]&lt;=36;21;IF([.H200]&lt;=40;22;24)))))))))))))" office:value-type="float" office:value="0" calcext:value-type="float">
            <text:p>0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K200]=&quot;взв&quot;;11;[.K200]=&quot;накл&quot;;24;[.K200]=&quot;прокл&quot;;25;[.K200]=&quot;пт&quot;;26;[.K200]=90;10;[.K200]=85;10;[.K200]=80;9;[.K200]=75;8;[.K200]=70;8;[.K200]=65;7;[.K200]=60;7;[.K200]=55;6;[.K200]=50;6;[.K200]=45;6;[.K200]=40;5;[.K200]=35;4;[.K200]=30;4;[.K200]=25;3;[.K200]=20;2;[.K200]=15;1;[.K200]=10;1;[.K200]=0;0)" office:value-type="float" office:value="0" calcext:value-type="float">
            <text:p>0</text:p>
          </table:table-cell>
          <table:table-cell table:formula="of:=IF([.L200]&lt;=1;0;IF([.L200]&lt;=10;11;IF([.L200]&lt;=14;12;IF([.L200]&lt;=17;13;IF([.L200]&lt;=20;14;IF([.L200]&lt;=22;15;IF([.L200]&lt;=25;16;IF([.L200]&lt;=27;17;IF([.L200]&lt;=29;18;IF([.L200]&lt;=32;19;IF([.L200]&lt;=34;20;IF([.L200]&lt;=36;21;IF([.L200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00]=&quot;взв&quot;;11;[.O200]=&quot;накл&quot;;24;[.O200]=&quot;прокл&quot;;25;[.O200]=&quot;пт&quot;;26;[.O200]=90;10;[.O200]=85;10;[.O200]=80;9;[.O200]=75;8;[.O200]=70;8;[.O200]=65;7;[.O200]=60;7;[.O200]=55;6;[.O200]=50;6;[.O200]=45;6;[.O200]=40;5;[.O200]=35;4;[.O200]=30;4;[.O200]=25;3;[.O200]=20;2;[.O200]=15;1;[.O200]=10;1;[.O200]=0;0)" office:value-type="float" office:value="24" calcext:value-type="float">
            <text:p>24</text:p>
          </table:table-cell>
          <table:table-cell table:formula="of:=IF([.P200]&lt;=1;0;IF([.P200]&lt;=10;11;IF([.P200]&lt;=14;12;IF([.P200]&lt;=17;13;IF([.P200]&lt;=20;14;IF([.P200]&lt;=22;15;IF([.P200]&lt;=25;16;IF([.P200]&lt;=27;17;IF([.P200]&lt;=29;18;IF([.P200]&lt;=32;19;IF([.P200]&lt;=34;20;IF([.P200]&lt;=36;21;IF([.P200]&lt;=40;22;24)))))))))))))" office:value-type="float" office:value="0" calcext:value-type="float">
            <text:p>0</text:p>
          </table:table-cell>
          <table:table-cell table:formula="of:=ROUND(([.Q200]+[.R200]+[.I200]+[.J200]+[.M200]+[.N200])/3;0)" office:value-type="float" office:value="24" calcext:value-type="float">
            <text:p>24</text:p>
          </table:table-cell>
          <table:table-cell table:style-name="ce70" table:formula="of:=[.F200]*LOG10([.S200]+2)" office:value-type="float" office:value="7.07486673985409" calcext:value-type="float">
            <text:p>7,0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6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01]=&quot;взв&quot;;11;[.G201]=&quot;накл&quot;;24;[.G201]=&quot;прокл&quot;;25;[.G201]=&quot;пт&quot;;26;[.G201]=90;10;[.G201]=85;10;[.G201]=80;9;[.G201]=75;8;[.G201]=70;8;[.G201]=65;7;[.G201]=60;7;[.G201]=55;6;[.G201]=50;6;[.G201]=45;6;[.G201]=40;5;[.G201]=35;4;[.G201]=30;4;[.G201]=25;3;[.G201]=20;2;[.G201]=15;1;[.G201]=10;1;[.G201]=0;0)" office:value-type="float" office:value="6" calcext:value-type="float">
            <text:p>6</text:p>
          </table:table-cell>
          <table:table-cell table:formula="of:=IF([.H201]&lt;=1;0;IF([.H201]&lt;=10;11;IF([.H201]&lt;=14;12;IF([.H201]&lt;=17;13;IF([.H201]&lt;=20;14;IF([.H201]&lt;=22;15;IF([.H201]&lt;=25;16;IF([.H201]&lt;=27;17;IF([.H201]&lt;=29;18;IF([.H201]&lt;=32;19;IF([.H201]&lt;=34;20;IF([.H201]&lt;=36;21;IF([.H20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01]=&quot;взв&quot;;11;[.K201]=&quot;накл&quot;;24;[.K201]=&quot;прокл&quot;;25;[.K201]=&quot;пт&quot;;26;[.K201]=90;10;[.K201]=85;10;[.K201]=80;9;[.K201]=75;8;[.K201]=70;8;[.K201]=65;7;[.K201]=60;7;[.K201]=55;6;[.K201]=50;6;[.K201]=45;6;[.K201]=40;5;[.K201]=35;4;[.K201]=30;4;[.K201]=25;3;[.K201]=20;2;[.K201]=15;1;[.K201]=10;1;[.K201]=0;0)" office:value-type="float" office:value="4" calcext:value-type="float">
            <text:p>4</text:p>
          </table:table-cell>
          <table:table-cell table:formula="of:=IF([.L201]&lt;=1;0;IF([.L201]&lt;=10;11;IF([.L201]&lt;=14;12;IF([.L201]&lt;=17;13;IF([.L201]&lt;=20;14;IF([.L201]&lt;=22;15;IF([.L201]&lt;=25;16;IF([.L201]&lt;=27;17;IF([.L201]&lt;=29;18;IF([.L201]&lt;=32;19;IF([.L201]&lt;=34;20;IF([.L201]&lt;=36;21;IF([.L201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01]=&quot;взв&quot;;11;[.O201]=&quot;накл&quot;;24;[.O201]=&quot;прокл&quot;;25;[.O201]=&quot;пт&quot;;26;[.O201]=90;10;[.O201]=85;10;[.O201]=80;9;[.O201]=75;8;[.O201]=70;8;[.O201]=65;7;[.O201]=60;7;[.O201]=55;6;[.O201]=50;6;[.O201]=45;6;[.O201]=40;5;[.O201]=35;4;[.O201]=30;4;[.O201]=25;3;[.O201]=20;2;[.O201]=15;1;[.O201]=10;1;[.O201]=0;0)" office:value-type="float" office:value="6" calcext:value-type="float">
            <text:p>6</text:p>
          </table:table-cell>
          <table:table-cell table:formula="of:=IF([.P201]&lt;=1;0;IF([.P201]&lt;=10;11;IF([.P201]&lt;=14;12;IF([.P201]&lt;=17;13;IF([.P201]&lt;=20;14;IF([.P201]&lt;=22;15;IF([.P201]&lt;=25;16;IF([.P201]&lt;=27;17;IF([.P201]&lt;=29;18;IF([.P201]&lt;=32;19;IF([.P201]&lt;=34;20;IF([.P201]&lt;=36;21;IF([.P201]&lt;=40;22;24)))))))))))))" office:value-type="float" office:value="0" calcext:value-type="float">
            <text:p>0</text:p>
          </table:table-cell>
          <table:table-cell table:formula="of:=ROUND(([.Q201]+[.R201]+[.I201]+[.J201]+[.M201]+[.N201])/3;0)" office:value-type="float" office:value="5" calcext:value-type="float">
            <text:p>5</text:p>
          </table:table-cell>
          <table:table-cell table:style-name="ce70" table:formula="of:=[.F201]*LOG10([.S201]+2)" office:value-type="float" office:value="4.22549020007128" calcext:value-type="float">
            <text:p>4,2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6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02]=&quot;взв&quot;;11;[.G202]=&quot;накл&quot;;24;[.G202]=&quot;прокл&quot;;25;[.G202]=&quot;пт&quot;;26;[.G202]=90;10;[.G202]=85;10;[.G202]=80;9;[.G202]=75;8;[.G202]=70;8;[.G202]=65;7;[.G202]=60;7;[.G202]=55;6;[.G202]=50;6;[.G202]=45;6;[.G202]=40;5;[.G202]=35;4;[.G202]=30;4;[.G202]=25;3;[.G202]=20;2;[.G202]=15;1;[.G202]=10;1;[.G202]=0;0)" office:value-type="float" office:value="11" calcext:value-type="float">
            <text:p>11</text:p>
          </table:table-cell>
          <table:table-cell table:formula="of:=IF([.H202]&lt;=1;0;IF([.H202]&lt;=10;11;IF([.H202]&lt;=14;12;IF([.H202]&lt;=17;13;IF([.H202]&lt;=20;14;IF([.H202]&lt;=22;15;IF([.H202]&lt;=25;16;IF([.H202]&lt;=27;17;IF([.H202]&lt;=29;18;IF([.H202]&lt;=32;19;IF([.H202]&lt;=34;20;IF([.H202]&lt;=36;21;IF([.H20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02]=&quot;взв&quot;;11;[.K202]=&quot;накл&quot;;24;[.K202]=&quot;прокл&quot;;25;[.K202]=&quot;пт&quot;;26;[.K202]=90;10;[.K202]=85;10;[.K202]=80;9;[.K202]=75;8;[.K202]=70;8;[.K202]=65;7;[.K202]=60;7;[.K202]=55;6;[.K202]=50;6;[.K202]=45;6;[.K202]=40;5;[.K202]=35;4;[.K202]=30;4;[.K202]=25;3;[.K202]=20;2;[.K202]=15;1;[.K202]=10;1;[.K202]=0;0)" office:value-type="float" office:value="11" calcext:value-type="float">
            <text:p>11</text:p>
          </table:table-cell>
          <table:table-cell table:formula="of:=IF([.L202]&lt;=1;0;IF([.L202]&lt;=10;11;IF([.L202]&lt;=14;12;IF([.L202]&lt;=17;13;IF([.L202]&lt;=20;14;IF([.L202]&lt;=22;15;IF([.L202]&lt;=25;16;IF([.L202]&lt;=27;17;IF([.L202]&lt;=29;18;IF([.L202]&lt;=32;19;IF([.L202]&lt;=34;20;IF([.L202]&lt;=36;21;IF([.L202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202]=&quot;взв&quot;;11;[.O202]=&quot;накл&quot;;24;[.O202]=&quot;прокл&quot;;25;[.O202]=&quot;пт&quot;;26;[.O202]=90;10;[.O202]=85;10;[.O202]=80;9;[.O202]=75;8;[.O202]=70;8;[.O202]=65;7;[.O202]=60;7;[.O202]=55;6;[.O202]=50;6;[.O202]=45;6;[.O202]=40;5;[.O202]=35;4;[.O202]=30;4;[.O202]=25;3;[.O202]=20;2;[.O202]=15;1;[.O202]=10;1;[.O202]=0;0)" office:value-type="float" office:value="0" calcext:value-type="float">
            <text:p>0</text:p>
          </table:table-cell>
          <table:table-cell table:formula="of:=IF([.P202]&lt;=1;0;IF([.P202]&lt;=10;11;IF([.P202]&lt;=14;12;IF([.P202]&lt;=17;13;IF([.P202]&lt;=20;14;IF([.P202]&lt;=22;15;IF([.P202]&lt;=25;16;IF([.P202]&lt;=27;17;IF([.P202]&lt;=29;18;IF([.P202]&lt;=32;19;IF([.P202]&lt;=34;20;IF([.P202]&lt;=36;21;IF([.P202]&lt;=40;22;24)))))))))))))" office:value-type="float" office:value="15" calcext:value-type="float">
            <text:p>15</text:p>
          </table:table-cell>
          <table:table-cell table:formula="of:=ROUND(([.Q202]+[.R202]+[.I202]+[.J202]+[.M202]+[.N202])/3;0)" office:value-type="float" office:value="12" calcext:value-type="float">
            <text:p>12</text:p>
          </table:table-cell>
          <table:table-cell table:style-name="ce70" table:formula="of:=[.F202]*LOG10([.S202]+2)" office:value-type="float" office:value="5.73064017839119" calcext:value-type="float">
            <text:p>5,7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3]=&quot;взв&quot;;11;[.G203]=&quot;накл&quot;;24;[.G203]=&quot;прокл&quot;;25;[.G203]=&quot;пт&quot;;26;[.G203]=90;10;[.G203]=85;10;[.G203]=80;9;[.G203]=75;8;[.G203]=70;8;[.G203]=65;7;[.G203]=60;7;[.G203]=55;6;[.G203]=50;6;[.G203]=45;6;[.G203]=40;5;[.G203]=35;4;[.G203]=30;4;[.G203]=25;3;[.G203]=20;2;[.G203]=15;1;[.G203]=10;1;[.G203]=0;0)" office:value-type="float" office:value="10" calcext:value-type="float">
            <text:p>10</text:p>
          </table:table-cell>
          <table:table-cell table:formula="of:=IF([.H203]&lt;=1;0;IF([.H203]&lt;=10;11;IF([.H203]&lt;=14;12;IF([.H203]&lt;=17;13;IF([.H203]&lt;=20;14;IF([.H203]&lt;=22;15;IF([.H203]&lt;=25;16;IF([.H203]&lt;=27;17;IF([.H203]&lt;=29;18;IF([.H203]&lt;=32;19;IF([.H203]&lt;=34;20;IF([.H203]&lt;=36;21;IF([.H2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3]=&quot;взв&quot;;11;[.K203]=&quot;накл&quot;;24;[.K203]=&quot;прокл&quot;;25;[.K203]=&quot;пт&quot;;26;[.K203]=90;10;[.K203]=85;10;[.K203]=80;9;[.K203]=75;8;[.K203]=70;8;[.K203]=65;7;[.K203]=60;7;[.K203]=55;6;[.K203]=50;6;[.K203]=45;6;[.K203]=40;5;[.K203]=35;4;[.K203]=30;4;[.K203]=25;3;[.K203]=20;2;[.K203]=15;1;[.K203]=10;1;[.K203]=0;0)" office:value-type="float" office:value="10" calcext:value-type="float">
            <text:p>10</text:p>
          </table:table-cell>
          <table:table-cell table:formula="of:=IF([.L203]&lt;=1;0;IF([.L203]&lt;=10;11;IF([.L203]&lt;=14;12;IF([.L203]&lt;=17;13;IF([.L203]&lt;=20;14;IF([.L203]&lt;=22;15;IF([.L203]&lt;=25;16;IF([.L203]&lt;=27;17;IF([.L203]&lt;=29;18;IF([.L203]&lt;=32;19;IF([.L203]&lt;=34;20;IF([.L203]&lt;=36;21;IF([.L20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03]=&quot;взв&quot;;11;[.O203]=&quot;накл&quot;;24;[.O203]=&quot;прокл&quot;;25;[.O203]=&quot;пт&quot;;26;[.O203]=90;10;[.O203]=85;10;[.O203]=80;9;[.O203]=75;8;[.O203]=70;8;[.O203]=65;7;[.O203]=60;7;[.O203]=55;6;[.O203]=50;6;[.O203]=45;6;[.O203]=40;5;[.O203]=35;4;[.O203]=30;4;[.O203]=25;3;[.O203]=20;2;[.O203]=15;1;[.O203]=10;1;[.O203]=0;0)" office:value-type="float" office:value="0" calcext:value-type="float">
            <text:p>0</text:p>
          </table:table-cell>
          <table:table-cell table:formula="of:=IF([.P203]&lt;=1;0;IF([.P203]&lt;=10;11;IF([.P203]&lt;=14;12;IF([.P203]&lt;=17;13;IF([.P203]&lt;=20;14;IF([.P203]&lt;=22;15;IF([.P203]&lt;=25;16;IF([.P203]&lt;=27;17;IF([.P203]&lt;=29;18;IF([.P203]&lt;=32;19;IF([.P203]&lt;=34;20;IF([.P203]&lt;=36;21;IF([.P203]&lt;=40;22;24)))))))))))))" office:value-type="float" office:value="0" calcext:value-type="float">
            <text:p>0</text:p>
          </table:table-cell>
          <table:table-cell table:formula="of:=ROUND(([.Q203]+[.R203]+[.I203]+[.J203]+[.M203]+[.N203])/3;0)" office:value-type="float" office:value="7" calcext:value-type="float">
            <text:p>7</text:p>
          </table:table-cell>
          <table:table-cell table:style-name="ce70" table:formula="of:=[.F203]*LOG10([.S203]+2)" office:value-type="float" office:value="4.77121254719662" calcext:value-type="float">
            <text:p>4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04]=&quot;взв&quot;;11;[.G204]=&quot;накл&quot;;24;[.G204]=&quot;прокл&quot;;25;[.G204]=&quot;пт&quot;;26;[.G204]=90;10;[.G204]=85;10;[.G204]=80;9;[.G204]=75;8;[.G204]=70;8;[.G204]=65;7;[.G204]=60;7;[.G204]=55;6;[.G204]=50;6;[.G204]=45;6;[.G204]=40;5;[.G204]=35;4;[.G204]=30;4;[.G204]=25;3;[.G204]=20;2;[.G204]=15;1;[.G204]=10;1;[.G204]=0;0)" office:value-type="float" office:value="0" calcext:value-type="float">
            <text:p>0</text:p>
          </table:table-cell>
          <table:table-cell table:formula="of:=IF([.H204]&lt;=1;0;IF([.H204]&lt;=10;11;IF([.H204]&lt;=14;12;IF([.H204]&lt;=17;13;IF([.H204]&lt;=20;14;IF([.H204]&lt;=22;15;IF([.H204]&lt;=25;16;IF([.H204]&lt;=27;17;IF([.H204]&lt;=29;18;IF([.H204]&lt;=32;19;IF([.H204]&lt;=34;20;IF([.H204]&lt;=36;21;IF([.H204]&lt;=40;22;24)))))))))))))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04]=&quot;взв&quot;;11;[.K204]=&quot;накл&quot;;24;[.K204]=&quot;прокл&quot;;25;[.K204]=&quot;пт&quot;;26;[.K204]=90;10;[.K204]=85;10;[.K204]=80;9;[.K204]=75;8;[.K204]=70;8;[.K204]=65;7;[.K204]=60;7;[.K204]=55;6;[.K204]=50;6;[.K204]=45;6;[.K204]=40;5;[.K204]=35;4;[.K204]=30;4;[.K204]=25;3;[.K204]=20;2;[.K204]=15;1;[.K204]=10;1;[.K204]=0;0)" office:value-type="float" office:value="0" calcext:value-type="float">
            <text:p>0</text:p>
          </table:table-cell>
          <table:table-cell table:formula="of:=IF([.L204]&lt;=1;0;IF([.L204]&lt;=10;11;IF([.L204]&lt;=14;12;IF([.L204]&lt;=17;13;IF([.L204]&lt;=20;14;IF([.L204]&lt;=22;15;IF([.L204]&lt;=25;16;IF([.L204]&lt;=27;17;IF([.L204]&lt;=29;18;IF([.L204]&lt;=32;19;IF([.L204]&lt;=34;20;IF([.L204]&lt;=36;21;IF([.L204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204]=&quot;взв&quot;;11;[.O204]=&quot;накл&quot;;24;[.O204]=&quot;прокл&quot;;25;[.O204]=&quot;пт&quot;;26;[.O204]=90;10;[.O204]=85;10;[.O204]=80;9;[.O204]=75;8;[.O204]=70;8;[.O204]=65;7;[.O204]=60;7;[.O204]=55;6;[.O204]=50;6;[.O204]=45;6;[.O204]=40;5;[.O204]=35;4;[.O204]=30;4;[.O204]=25;3;[.O204]=20;2;[.O204]=15;1;[.O204]=10;1;[.O204]=0;0)" office:value-type="float" office:value="0" calcext:value-type="float">
            <text:p>0</text:p>
          </table:table-cell>
          <table:table-cell table:formula="of:=IF([.P204]&lt;=1;0;IF([.P204]&lt;=10;11;IF([.P204]&lt;=14;12;IF([.P204]&lt;=17;13;IF([.P204]&lt;=20;14;IF([.P204]&lt;=22;15;IF([.P204]&lt;=25;16;IF([.P204]&lt;=27;17;IF([.P204]&lt;=29;18;IF([.P204]&lt;=32;19;IF([.P204]&lt;=34;20;IF([.P204]&lt;=36;21;IF([.P204]&lt;=40;22;24)))))))))))))" office:value-type="float" office:value="16" calcext:value-type="float">
            <text:p>16</text:p>
          </table:table-cell>
          <table:table-cell table:formula="of:=ROUND(([.Q204]+[.R204]+[.I204]+[.J204]+[.M204]+[.N204])/3;0)" office:value-type="float" office:value="16" calcext:value-type="float">
            <text:p>16</text:p>
          </table:table-cell>
          <table:table-cell table:style-name="ce70" table:formula="of:=[.F204]*LOG10([.S204]+2)" office:value-type="float" office:value="6.27636252551653" calcext:value-type="float">
            <text:p>6,2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1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05]=&quot;взв&quot;;11;[.G205]=&quot;накл&quot;;24;[.G205]=&quot;прокл&quot;;25;[.G205]=&quot;пт&quot;;26;[.G205]=90;10;[.G205]=85;10;[.G205]=80;9;[.G205]=75;8;[.G205]=70;8;[.G205]=65;7;[.G205]=60;7;[.G205]=55;6;[.G205]=50;6;[.G205]=45;6;[.G205]=40;5;[.G205]=35;4;[.G205]=30;4;[.G205]=25;3;[.G205]=20;2;[.G205]=15;1;[.G205]=10;1;[.G205]=0;0)" office:value-type="float" office:value="26" calcext:value-type="float">
            <text:p>26</text:p>
          </table:table-cell>
          <table:table-cell table:formula="of:=IF([.H205]&lt;=1;0;IF([.H205]&lt;=10;11;IF([.H205]&lt;=14;12;IF([.H205]&lt;=17;13;IF([.H205]&lt;=20;14;IF([.H205]&lt;=22;15;IF([.H205]&lt;=25;16;IF([.H205]&lt;=27;17;IF([.H205]&lt;=29;18;IF([.H205]&lt;=32;19;IF([.H205]&lt;=34;20;IF([.H205]&lt;=36;21;IF([.H20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05]=&quot;взв&quot;;11;[.K205]=&quot;накл&quot;;24;[.K205]=&quot;прокл&quot;;25;[.K205]=&quot;пт&quot;;26;[.K205]=90;10;[.K205]=85;10;[.K205]=80;9;[.K205]=75;8;[.K205]=70;8;[.K205]=65;7;[.K205]=60;7;[.K205]=55;6;[.K205]=50;6;[.K205]=45;6;[.K205]=40;5;[.K205]=35;4;[.K205]=30;4;[.K205]=25;3;[.K205]=20;2;[.K205]=15;1;[.K205]=10;1;[.K205]=0;0)" office:value-type="float" office:value="24" calcext:value-type="float">
            <text:p>24</text:p>
          </table:table-cell>
          <table:table-cell table:formula="of:=IF([.L205]&lt;=1;0;IF([.L205]&lt;=10;11;IF([.L205]&lt;=14;12;IF([.L205]&lt;=17;13;IF([.L205]&lt;=20;14;IF([.L205]&lt;=22;15;IF([.L205]&lt;=25;16;IF([.L205]&lt;=27;17;IF([.L205]&lt;=29;18;IF([.L205]&lt;=32;19;IF([.L205]&lt;=34;20;IF([.L205]&lt;=36;21;IF([.L205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205]=&quot;взв&quot;;11;[.O205]=&quot;накл&quot;;24;[.O205]=&quot;прокл&quot;;25;[.O205]=&quot;пт&quot;;26;[.O205]=90;10;[.O205]=85;10;[.O205]=80;9;[.O205]=75;8;[.O205]=70;8;[.O205]=65;7;[.O205]=60;7;[.O205]=55;6;[.O205]=50;6;[.O205]=45;6;[.O205]=40;5;[.O205]=35;4;[.O205]=30;4;[.O205]=25;3;[.O205]=20;2;[.O205]=15;1;[.O205]=10;1;[.O205]=0;0)" office:value-type="float" office:value="25" calcext:value-type="float">
            <text:p>25</text:p>
          </table:table-cell>
          <table:table-cell table:formula="of:=IF([.P205]&lt;=1;0;IF([.P205]&lt;=10;11;IF([.P205]&lt;=14;12;IF([.P205]&lt;=17;13;IF([.P205]&lt;=20;14;IF([.P205]&lt;=22;15;IF([.P205]&lt;=25;16;IF([.P205]&lt;=27;17;IF([.P205]&lt;=29;18;IF([.P205]&lt;=32;19;IF([.P205]&lt;=34;20;IF([.P205]&lt;=36;21;IF([.P205]&lt;=40;22;24)))))))))))))" office:value-type="float" office:value="0" calcext:value-type="float">
            <text:p>0</text:p>
          </table:table-cell>
          <table:table-cell table:formula="of:=ROUND(([.Q205]+[.R205]+[.I205]+[.J205]+[.M205]+[.N205])/3;0)" office:value-type="float" office:value="25" calcext:value-type="float">
            <text:p>25</text:p>
          </table:table-cell>
          <table:table-cell table:style-name="ce70" table:formula="of:=[.F205]*LOG10([.S205]+2)" office:value-type="float" office:value="7.15681882079494" calcext:value-type="float">
            <text:p>7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2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06]=&quot;взв&quot;;11;[.G206]=&quot;накл&quot;;24;[.G206]=&quot;прокл&quot;;25;[.G206]=&quot;пт&quot;;26;[.G206]=90;10;[.G206]=85;10;[.G206]=80;9;[.G206]=75;8;[.G206]=70;8;[.G206]=65;7;[.G206]=60;7;[.G206]=55;6;[.G206]=50;6;[.G206]=45;6;[.G206]=40;5;[.G206]=35;4;[.G206]=30;4;[.G206]=25;3;[.G206]=20;2;[.G206]=15;1;[.G206]=10;1;[.G206]=0;0)" office:value-type="float" office:value="0" calcext:value-type="float">
            <text:p>0</text:p>
          </table:table-cell>
          <table:table-cell table:formula="of:=IF([.H206]&lt;=1;0;IF([.H206]&lt;=10;11;IF([.H206]&lt;=14;12;IF([.H206]&lt;=17;13;IF([.H206]&lt;=20;14;IF([.H206]&lt;=22;15;IF([.H206]&lt;=25;16;IF([.H206]&lt;=27;17;IF([.H206]&lt;=29;18;IF([.H206]&lt;=32;19;IF([.H206]&lt;=34;20;IF([.H206]&lt;=36;21;IF([.H206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06]=&quot;взв&quot;;11;[.K206]=&quot;накл&quot;;24;[.K206]=&quot;прокл&quot;;25;[.K206]=&quot;пт&quot;;26;[.K206]=90;10;[.K206]=85;10;[.K206]=80;9;[.K206]=75;8;[.K206]=70;8;[.K206]=65;7;[.K206]=60;7;[.K206]=55;6;[.K206]=50;6;[.K206]=45;6;[.K206]=40;5;[.K206]=35;4;[.K206]=30;4;[.K206]=25;3;[.K206]=20;2;[.K206]=15;1;[.K206]=10;1;[.K206]=0;0)" office:value-type="float" office:value="0" calcext:value-type="float">
            <text:p>0</text:p>
          </table:table-cell>
          <table:table-cell table:formula="of:=IF([.L206]&lt;=1;0;IF([.L206]&lt;=10;11;IF([.L206]&lt;=14;12;IF([.L206]&lt;=17;13;IF([.L206]&lt;=20;14;IF([.L206]&lt;=22;15;IF([.L206]&lt;=25;16;IF([.L206]&lt;=27;17;IF([.L206]&lt;=29;18;IF([.L206]&lt;=32;19;IF([.L206]&lt;=34;20;IF([.L206]&lt;=36;21;IF([.L206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206]=&quot;взв&quot;;11;[.O206]=&quot;накл&quot;;24;[.O206]=&quot;прокл&quot;;25;[.O206]=&quot;пт&quot;;26;[.O206]=90;10;[.O206]=85;10;[.O206]=80;9;[.O206]=75;8;[.O206]=70;8;[.O206]=65;7;[.O206]=60;7;[.O206]=55;6;[.O206]=50;6;[.O206]=45;6;[.O206]=40;5;[.O206]=35;4;[.O206]=30;4;[.O206]=25;3;[.O206]=20;2;[.O206]=15;1;[.O206]=10;1;[.O206]=0;0)" office:value-type="float" office:value="0" calcext:value-type="float">
            <text:p>0</text:p>
          </table:table-cell>
          <table:table-cell table:formula="of:=IF([.P206]&lt;=1;0;IF([.P206]&lt;=10;11;IF([.P206]&lt;=14;12;IF([.P206]&lt;=17;13;IF([.P206]&lt;=20;14;IF([.P206]&lt;=22;15;IF([.P206]&lt;=25;16;IF([.P206]&lt;=27;17;IF([.P206]&lt;=29;18;IF([.P206]&lt;=32;19;IF([.P206]&lt;=34;20;IF([.P206]&lt;=36;21;IF([.P206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0" table:formula="of:=[.F206]*LOG10([.S206]+2)" office:value-type="float" office:value="6.90105620855803" calcext:value-type="float">
            <text:p>6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5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7]=&quot;взв&quot;;11;[.G207]=&quot;накл&quot;;24;[.G207]=&quot;прокл&quot;;25;[.G207]=&quot;пт&quot;;26;[.G207]=90;10;[.G207]=85;10;[.G207]=80;9;[.G207]=75;8;[.G207]=70;8;[.G207]=65;7;[.G207]=60;7;[.G207]=55;6;[.G207]=50;6;[.G207]=45;6;[.G207]=40;5;[.G207]=35;4;[.G207]=30;4;[.G207]=25;3;[.G207]=20;2;[.G207]=15;1;[.G207]=10;1;[.G207]=0;0)" office:value-type="float" office:value="10" calcext:value-type="float">
            <text:p>10</text:p>
          </table:table-cell>
          <table:table-cell table:formula="of:=IF([.H207]&lt;=1;0;IF([.H207]&lt;=10;11;IF([.H207]&lt;=14;12;IF([.H207]&lt;=17;13;IF([.H207]&lt;=20;14;IF([.H207]&lt;=22;15;IF([.H207]&lt;=25;16;IF([.H207]&lt;=27;17;IF([.H207]&lt;=29;18;IF([.H207]&lt;=32;19;IF([.H207]&lt;=34;20;IF([.H207]&lt;=36;21;IF([.H20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7]=&quot;взв&quot;;11;[.K207]=&quot;накл&quot;;24;[.K207]=&quot;прокл&quot;;25;[.K207]=&quot;пт&quot;;26;[.K207]=90;10;[.K207]=85;10;[.K207]=80;9;[.K207]=75;8;[.K207]=70;8;[.K207]=65;7;[.K207]=60;7;[.K207]=55;6;[.K207]=50;6;[.K207]=45;6;[.K207]=40;5;[.K207]=35;4;[.K207]=30;4;[.K207]=25;3;[.K207]=20;2;[.K207]=15;1;[.K207]=10;1;[.K207]=0;0)" office:value-type="float" office:value="10" calcext:value-type="float">
            <text:p>10</text:p>
          </table:table-cell>
          <table:table-cell table:formula="of:=IF([.L207]&lt;=1;0;IF([.L207]&lt;=10;11;IF([.L207]&lt;=14;12;IF([.L207]&lt;=17;13;IF([.L207]&lt;=20;14;IF([.L207]&lt;=22;15;IF([.L207]&lt;=25;16;IF([.L207]&lt;=27;17;IF([.L207]&lt;=29;18;IF([.L207]&lt;=32;19;IF([.L207]&lt;=34;20;IF([.L207]&lt;=36;21;IF([.L207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07]=&quot;взв&quot;;11;[.O207]=&quot;накл&quot;;24;[.O207]=&quot;прокл&quot;;25;[.O207]=&quot;пт&quot;;26;[.O207]=90;10;[.O207]=85;10;[.O207]=80;9;[.O207]=75;8;[.O207]=70;8;[.O207]=65;7;[.O207]=60;7;[.O207]=55;6;[.O207]=50;6;[.O207]=45;6;[.O207]=40;5;[.O207]=35;4;[.O207]=30;4;[.O207]=25;3;[.O207]=20;2;[.O207]=15;1;[.O207]=10;1;[.O207]=0;0)" office:value-type="float" office:value="8" calcext:value-type="float">
            <text:p>8</text:p>
          </table:table-cell>
          <table:table-cell table:formula="of:=IF([.P207]&lt;=1;0;IF([.P207]&lt;=10;11;IF([.P207]&lt;=14;12;IF([.P207]&lt;=17;13;IF([.P207]&lt;=20;14;IF([.P207]&lt;=22;15;IF([.P207]&lt;=25;16;IF([.P207]&lt;=27;17;IF([.P207]&lt;=29;18;IF([.P207]&lt;=32;19;IF([.P207]&lt;=34;20;IF([.P207]&lt;=36;21;IF([.P207]&lt;=40;22;24)))))))))))))" office:value-type="float" office:value="0" calcext:value-type="float">
            <text:p>0</text:p>
          </table:table-cell>
          <table:table-cell table:formula="of:=ROUND(([.Q207]+[.R207]+[.I207]+[.J207]+[.M207]+[.N207])/3;0)" office:value-type="float" office:value="9" calcext:value-type="float">
            <text:p>9</text:p>
          </table:table-cell>
          <table:table-cell table:style-name="ce70" table:formula="of:=[.F207]*LOG10([.S207]+2)" office:value-type="float" office:value="5.20696342579113" calcext:value-type="float">
            <text:p>5,2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5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08]=&quot;взв&quot;;11;[.G208]=&quot;накл&quot;;24;[.G208]=&quot;прокл&quot;;25;[.G208]=&quot;пт&quot;;26;[.G208]=90;10;[.G208]=85;10;[.G208]=80;9;[.G208]=75;8;[.G208]=70;8;[.G208]=65;7;[.G208]=60;7;[.G208]=55;6;[.G208]=50;6;[.G208]=45;6;[.G208]=40;5;[.G208]=35;4;[.G208]=30;4;[.G208]=25;3;[.G208]=20;2;[.G208]=15;1;[.G208]=10;1;[.G208]=0;0)" office:value-type="float" office:value="0" calcext:value-type="float">
            <text:p>0</text:p>
          </table:table-cell>
          <table:table-cell table:formula="of:=IF([.H208]&lt;=1;0;IF([.H208]&lt;=10;11;IF([.H208]&lt;=14;12;IF([.H208]&lt;=17;13;IF([.H208]&lt;=20;14;IF([.H208]&lt;=22;15;IF([.H208]&lt;=25;16;IF([.H208]&lt;=27;17;IF([.H208]&lt;=29;18;IF([.H208]&lt;=32;19;IF([.H208]&lt;=34;20;IF([.H208]&lt;=36;21;IF([.H208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08]=&quot;взв&quot;;11;[.K208]=&quot;накл&quot;;24;[.K208]=&quot;прокл&quot;;25;[.K208]=&quot;пт&quot;;26;[.K208]=90;10;[.K208]=85;10;[.K208]=80;9;[.K208]=75;8;[.K208]=70;8;[.K208]=65;7;[.K208]=60;7;[.K208]=55;6;[.K208]=50;6;[.K208]=45;6;[.K208]=40;5;[.K208]=35;4;[.K208]=30;4;[.K208]=25;3;[.K208]=20;2;[.K208]=15;1;[.K208]=10;1;[.K208]=0;0)" office:value-type="float" office:value="0" calcext:value-type="float">
            <text:p>0</text:p>
          </table:table-cell>
          <table:table-cell table:formula="of:=IF([.L208]&lt;=1;0;IF([.L208]&lt;=10;11;IF([.L208]&lt;=14;12;IF([.L208]&lt;=17;13;IF([.L208]&lt;=20;14;IF([.L208]&lt;=22;15;IF([.L208]&lt;=25;16;IF([.L208]&lt;=27;17;IF([.L208]&lt;=29;18;IF([.L208]&lt;=32;19;IF([.L208]&lt;=34;20;IF([.L208]&lt;=36;21;IF([.L208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208]=&quot;взв&quot;;11;[.O208]=&quot;накл&quot;;24;[.O208]=&quot;прокл&quot;;25;[.O208]=&quot;пт&quot;;26;[.O208]=90;10;[.O208]=85;10;[.O208]=80;9;[.O208]=75;8;[.O208]=70;8;[.O208]=65;7;[.O208]=60;7;[.O208]=55;6;[.O208]=50;6;[.O208]=45;6;[.O208]=40;5;[.O208]=35;4;[.O208]=30;4;[.O208]=25;3;[.O208]=20;2;[.O208]=15;1;[.O208]=10;1;[.O208]=0;0)" office:value-type="float" office:value="0" calcext:value-type="float">
            <text:p>0</text:p>
          </table:table-cell>
          <table:table-cell table:formula="of:=IF([.P208]&lt;=1;0;IF([.P208]&lt;=10;11;IF([.P208]&lt;=14;12;IF([.P208]&lt;=17;13;IF([.P208]&lt;=20;14;IF([.P208]&lt;=22;15;IF([.P208]&lt;=25;16;IF([.P208]&lt;=27;17;IF([.P208]&lt;=29;18;IF([.P208]&lt;=32;19;IF([.P208]&lt;=34;20;IF([.P208]&lt;=36;21;IF([.P208]&lt;=40;22;24)))))))))))))" office:value-type="float" office:value="0" calcext:value-type="float">
            <text:p>0</text:p>
          </table:table-cell>
          <table:table-cell table:formula="of:=ROUND(([.Q208]+[.R208]+[.I208]+[.J208]+[.M208]+[.N208])/2;0)" office:value-type="float" office:value="20" calcext:value-type="float">
            <text:p>20</text:p>
          </table:table-cell>
          <table:table-cell table:style-name="ce70" table:formula="of:=[.F208]*LOG10([.S208]+2)" office:value-type="float" office:value="6.71211340411103" calcext:value-type="float">
            <text:p>6,7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1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09]=&quot;взв&quot;;11;[.G209]=&quot;накл&quot;;24;[.G209]=&quot;прокл&quot;;25;[.G209]=&quot;пт&quot;;26;[.G209]=90;10;[.G209]=85;10;[.G209]=80;9;[.G209]=75;8;[.G209]=70;8;[.G209]=65;7;[.G209]=60;7;[.G209]=55;6;[.G209]=50;6;[.G209]=45;6;[.G209]=40;5;[.G209]=35;4;[.G209]=30;4;[.G209]=25;3;[.G209]=20;2;[.G209]=15;1;[.G209]=10;1;[.G209]=0;0)" office:value-type="float" office:value="11" calcext:value-type="float">
            <text:p>11</text:p>
          </table:table-cell>
          <table:table-cell table:formula="of:=IF([.H209]&lt;=1;0;IF([.H209]&lt;=10;11;IF([.H209]&lt;=14;12;IF([.H209]&lt;=17;13;IF([.H209]&lt;=20;14;IF([.H209]&lt;=22;15;IF([.H209]&lt;=25;16;IF([.H209]&lt;=27;17;IF([.H209]&lt;=29;18;IF([.H209]&lt;=32;19;IF([.H209]&lt;=34;20;IF([.H209]&lt;=36;21;IF([.H209]&lt;=40;22;24))))))))))))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K209]=&quot;взв&quot;;11;[.K209]=&quot;накл&quot;;24;[.K209]=&quot;прокл&quot;;25;[.K209]=&quot;пт&quot;;26;[.K209]=90;10;[.K209]=85;10;[.K209]=80;9;[.K209]=75;8;[.K209]=70;8;[.K209]=65;7;[.K209]=60;7;[.K209]=55;6;[.K209]=50;6;[.K209]=45;6;[.K209]=40;5;[.K209]=35;4;[.K209]=30;4;[.K209]=25;3;[.K209]=20;2;[.K209]=15;1;[.K209]=10;1;[.K209]=0;0)" office:value-type="float" office:value="0" calcext:value-type="float">
            <text:p>0</text:p>
          </table:table-cell>
          <table:table-cell table:formula="of:=IF([.L209]&lt;=1;0;IF([.L209]&lt;=10;11;IF([.L209]&lt;=14;12;IF([.L209]&lt;=17;13;IF([.L209]&lt;=20;14;IF([.L209]&lt;=22;15;IF([.L209]&lt;=25;16;IF([.L209]&lt;=27;17;IF([.L209]&lt;=29;18;IF([.L209]&lt;=32;19;IF([.L209]&lt;=34;20;IF([.L209]&lt;=36;21;IF([.L209]&lt;=40;22;24)))))))))))))" office:value-type="float" office:value="13" calcext:value-type="float">
            <text:p>13</text:p>
          </table:table-cell>
          <table:table-cell table:number-columns-repeated="2"/>
          <table:table-cell table:formula="of:=COM.MICROSOFT.IFS([.O209]=&quot;взв&quot;;11;[.O209]=&quot;накл&quot;;24;[.O209]=&quot;прокл&quot;;25;[.O209]=&quot;пт&quot;;26;[.O209]=90;10;[.O209]=85;10;[.O209]=80;9;[.O209]=75;8;[.O209]=70;8;[.O209]=65;7;[.O209]=60;7;[.O209]=55;6;[.O209]=50;6;[.O209]=45;6;[.O209]=40;5;[.O209]=35;4;[.O209]=30;4;[.O209]=25;3;[.O209]=20;2;[.O209]=15;1;[.O209]=10;1;[.O209]=0;0)" office:value-type="float" office:value="0" calcext:value-type="float">
            <text:p>0</text:p>
          </table:table-cell>
          <table:table-cell table:formula="of:=IF([.P209]&lt;=1;0;IF([.P209]&lt;=10;11;IF([.P209]&lt;=14;12;IF([.P209]&lt;=17;13;IF([.P209]&lt;=20;14;IF([.P209]&lt;=22;15;IF([.P209]&lt;=25;16;IF([.P209]&lt;=27;17;IF([.P209]&lt;=29;18;IF([.P209]&lt;=32;19;IF([.P209]&lt;=34;20;IF([.P209]&lt;=36;21;IF([.P209]&lt;=40;22;24)))))))))))))" office:value-type="float" office:value="0" calcext:value-type="float">
            <text:p>0</text:p>
          </table:table-cell>
          <table:table-cell table:formula="of:=ROUND(([.Q209]+[.R209]+[.I209]+[.J209]+[.M209]+[.N209])/2;0)" office:value-type="float" office:value="12" calcext:value-type="float">
            <text:p>12</text:p>
          </table:table-cell>
          <table:table-cell table:style-name="ce70" table:formula="of:=[.F209]*LOG10([.S209]+2)" office:value-type="float" office:value="5.73064017839119" calcext:value-type="float">
            <text:p>5,7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10]=&quot;взв&quot;;11;[.G210]=&quot;накл&quot;;24;[.G210]=&quot;прокл&quot;;25;[.G210]=&quot;пт&quot;;26;[.G210]=90;10;[.G210]=85;10;[.G210]=80;9;[.G210]=75;8;[.G210]=70;8;[.G210]=65;7;[.G210]=60;7;[.G210]=55;6;[.G210]=50;6;[.G210]=45;6;[.G210]=40;5;[.G210]=35;4;[.G210]=30;4;[.G210]=25;3;[.G210]=20;2;[.G210]=15;1;[.G210]=10;1;[.G210]=0;0)" office:value-type="float" office:value="7" calcext:value-type="float">
            <text:p>7</text:p>
          </table:table-cell>
          <table:table-cell table:formula="of:=IF([.H210]&lt;=1;0;IF([.H210]&lt;=10;11;IF([.H210]&lt;=14;12;IF([.H210]&lt;=17;13;IF([.H210]&lt;=20;14;IF([.H210]&lt;=22;15;IF([.H210]&lt;=25;16;IF([.H210]&lt;=27;17;IF([.H210]&lt;=29;18;IF([.H210]&lt;=32;19;IF([.H210]&lt;=34;20;IF([.H210]&lt;=36;21;IF([.H21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10]=&quot;взв&quot;;11;[.K210]=&quot;накл&quot;;24;[.K210]=&quot;прокл&quot;;25;[.K210]=&quot;пт&quot;;26;[.K210]=90;10;[.K210]=85;10;[.K210]=80;9;[.K210]=75;8;[.K210]=70;8;[.K210]=65;7;[.K210]=60;7;[.K210]=55;6;[.K210]=50;6;[.K210]=45;6;[.K210]=40;5;[.K210]=35;4;[.K210]=30;4;[.K210]=25;3;[.K210]=20;2;[.K210]=15;1;[.K210]=10;1;[.K210]=0;0)" office:value-type="float" office:value="8" calcext:value-type="float">
            <text:p>8</text:p>
          </table:table-cell>
          <table:table-cell table:formula="of:=IF([.L210]&lt;=1;0;IF([.L210]&lt;=10;11;IF([.L210]&lt;=14;12;IF([.L210]&lt;=17;13;IF([.L210]&lt;=20;14;IF([.L210]&lt;=22;15;IF([.L210]&lt;=25;16;IF([.L210]&lt;=27;17;IF([.L210]&lt;=29;18;IF([.L210]&lt;=32;19;IF([.L210]&lt;=34;20;IF([.L210]&lt;=36;21;IF([.L21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10]=&quot;взв&quot;;11;[.O210]=&quot;накл&quot;;24;[.O210]=&quot;прокл&quot;;25;[.O210]=&quot;пт&quot;;26;[.O210]=90;10;[.O210]=85;10;[.O210]=80;9;[.O210]=75;8;[.O210]=70;8;[.O210]=65;7;[.O210]=60;7;[.O210]=55;6;[.O210]=50;6;[.O210]=45;6;[.O210]=40;5;[.O210]=35;4;[.O210]=30;4;[.O210]=25;3;[.O210]=20;2;[.O210]=15;1;[.O210]=10;1;[.O210]=0;0)" office:value-type="float" office:value="8" calcext:value-type="float">
            <text:p>8</text:p>
          </table:table-cell>
          <table:table-cell table:formula="of:=IF([.P210]&lt;=1;0;IF([.P210]&lt;=10;11;IF([.P210]&lt;=14;12;IF([.P210]&lt;=17;13;IF([.P210]&lt;=20;14;IF([.P210]&lt;=22;15;IF([.P210]&lt;=25;16;IF([.P210]&lt;=27;17;IF([.P210]&lt;=29;18;IF([.P210]&lt;=32;19;IF([.P210]&lt;=34;20;IF([.P210]&lt;=36;21;IF([.P210]&lt;=40;22;24)))))))))))))" office:value-type="float" office:value="0" calcext:value-type="float">
            <text:p>0</text:p>
          </table:table-cell>
          <table:table-cell table:formula="of:=ROUND(([.Q210]+[.R210]+[.I210]+[.J210]+[.M210]+[.N210])/3;0)" office:value-type="float" office:value="8" calcext:value-type="float">
            <text:p>8</text:p>
          </table:table-cell>
          <table:table-cell table:style-name="ce70" table:formula="of:=[.F210]*LOG10([.S210]+2)" office:value-type="float" office:value="5" calcext:value-type="float">
            <text:p>5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8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11]=&quot;взв&quot;;11;[.G211]=&quot;накл&quot;;24;[.G211]=&quot;прокл&quot;;25;[.G211]=&quot;пт&quot;;26;[.G211]=90;10;[.G211]=85;10;[.G211]=80;9;[.G211]=75;8;[.G211]=70;8;[.G211]=65;7;[.G211]=60;7;[.G211]=55;6;[.G211]=50;6;[.G211]=45;6;[.G211]=40;5;[.G211]=35;4;[.G211]=30;4;[.G211]=25;3;[.G211]=20;2;[.G211]=15;1;[.G211]=10;1;[.G211]=0;0)" office:value-type="float" office:value="0" calcext:value-type="float">
            <text:p>0</text:p>
          </table:table-cell>
          <table:table-cell table:formula="of:=IF([.H211]&lt;=1;0;IF([.H211]&lt;=10;11;IF([.H211]&lt;=14;12;IF([.H211]&lt;=17;13;IF([.H211]&lt;=20;14;IF([.H211]&lt;=22;15;IF([.H211]&lt;=25;16;IF([.H211]&lt;=27;17;IF([.H211]&lt;=29;18;IF([.H211]&lt;=32;19;IF([.H211]&lt;=34;20;IF([.H211]&lt;=36;21;IF([.H211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211]=&quot;взв&quot;;11;[.K211]=&quot;накл&quot;;24;[.K211]=&quot;прокл&quot;;25;[.K211]=&quot;пт&quot;;26;[.K211]=90;10;[.K211]=85;10;[.K211]=80;9;[.K211]=75;8;[.K211]=70;8;[.K211]=65;7;[.K211]=60;7;[.K211]=55;6;[.K211]=50;6;[.K211]=45;6;[.K211]=40;5;[.K211]=35;4;[.K211]=30;4;[.K211]=25;3;[.K211]=20;2;[.K211]=15;1;[.K211]=10;1;[.K211]=0;0)" office:value-type="float" office:value="0" calcext:value-type="float">
            <text:p>0</text:p>
          </table:table-cell>
          <table:table-cell table:formula="of:=IF([.L211]&lt;=1;0;IF([.L211]&lt;=10;11;IF([.L211]&lt;=14;12;IF([.L211]&lt;=17;13;IF([.L211]&lt;=20;14;IF([.L211]&lt;=22;15;IF([.L211]&lt;=25;16;IF([.L211]&lt;=27;17;IF([.L211]&lt;=29;18;IF([.L211]&lt;=32;19;IF([.L211]&lt;=34;20;IF([.L211]&lt;=36;21;IF([.L21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11]=&quot;взв&quot;;11;[.O211]=&quot;накл&quot;;24;[.O211]=&quot;прокл&quot;;25;[.O211]=&quot;пт&quot;;26;[.O211]=90;10;[.O211]=85;10;[.O211]=80;9;[.O211]=75;8;[.O211]=70;8;[.O211]=65;7;[.O211]=60;7;[.O211]=55;6;[.O211]=50;6;[.O211]=45;6;[.O211]=40;5;[.O211]=35;4;[.O211]=30;4;[.O211]=25;3;[.O211]=20;2;[.O211]=15;1;[.O211]=10;1;[.O211]=0;0)" office:value-type="float" office:value="0" calcext:value-type="float">
            <text:p>0</text:p>
          </table:table-cell>
          <table:table-cell table:formula="of:=IF([.P211]&lt;=1;0;IF([.P211]&lt;=10;11;IF([.P211]&lt;=14;12;IF([.P211]&lt;=17;13;IF([.P211]&lt;=20;14;IF([.P211]&lt;=22;15;IF([.P211]&lt;=25;16;IF([.P211]&lt;=27;17;IF([.P211]&lt;=29;18;IF([.P211]&lt;=32;19;IF([.P211]&lt;=34;20;IF([.P211]&lt;=36;21;IF([.P211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0" table:formula="of:=[.F211]*LOG10([.S211]+2)" office:value-type="float" office:value="6.90105620855803" calcext:value-type="float">
            <text:p>6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4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G212]=&quot;взв&quot;;11;[.G212]=&quot;накл&quot;;24;[.G212]=&quot;прокл&quot;;25;[.G212]=&quot;пт&quot;;26;[.G212]=90;10;[.G212]=85;10;[.G212]=80;9;[.G212]=75;8;[.G212]=70;8;[.G212]=65;7;[.G212]=60;7;[.G212]=55;6;[.G212]=50;6;[.G212]=45;6;[.G212]=40;5;[.G212]=35;4;[.G212]=30;4;[.G212]=25;3;[.G212]=20;2;[.G212]=15;1;[.G212]=10;1;[.G212]=0;0)" office:value-type="float" office:value="0" calcext:value-type="float">
            <text:p>0</text:p>
          </table:table-cell>
          <table:table-cell table:formula="of:=IF([.H212]&lt;=1;0;IF([.H212]&lt;=10;11;IF([.H212]&lt;=14;12;IF([.H212]&lt;=17;13;IF([.H212]&lt;=20;14;IF([.H212]&lt;=22;15;IF([.H212]&lt;=25;16;IF([.H212]&lt;=27;17;IF([.H212]&lt;=29;18;IF([.H212]&lt;=32;19;IF([.H212]&lt;=34;20;IF([.H212]&lt;=36;21;IF([.H212]&lt;=40;22;24)))))))))))))" office:value-type="float" office:value="24" calcext:value-type="float">
            <text:p>24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K212]=&quot;взв&quot;;11;[.K212]=&quot;накл&quot;;24;[.K212]=&quot;прокл&quot;;25;[.K212]=&quot;пт&quot;;26;[.K212]=90;10;[.K212]=85;10;[.K212]=80;9;[.K212]=75;8;[.K212]=70;8;[.K212]=65;7;[.K212]=60;7;[.K212]=55;6;[.K212]=50;6;[.K212]=45;6;[.K212]=40;5;[.K212]=35;4;[.K212]=30;4;[.K212]=25;3;[.K212]=20;2;[.K212]=15;1;[.K212]=10;1;[.K212]=0;0)" office:value-type="float" office:value="0" calcext:value-type="float">
            <text:p>0</text:p>
          </table:table-cell>
          <table:table-cell table:formula="of:=IF([.L212]&lt;=1;0;IF([.L212]&lt;=10;11;IF([.L212]&lt;=14;12;IF([.L212]&lt;=17;13;IF([.L212]&lt;=20;14;IF([.L212]&lt;=22;15;IF([.L212]&lt;=25;16;IF([.L212]&lt;=27;17;IF([.L212]&lt;=29;18;IF([.L212]&lt;=32;19;IF([.L212]&lt;=34;20;IF([.L212]&lt;=36;21;IF([.L212]&lt;=40;22;24)))))))))))))" office:value-type="float" office:value="24" calcext:value-type="float">
            <text:p>24</text:p>
          </table:table-cell>
          <table:table-cell table:number-columns-repeated="2"/>
          <table:table-cell table:formula="of:=COM.MICROSOFT.IFS([.O212]=&quot;взв&quot;;11;[.O212]=&quot;накл&quot;;24;[.O212]=&quot;прокл&quot;;25;[.O212]=&quot;пт&quot;;26;[.O212]=90;10;[.O212]=85;10;[.O212]=80;9;[.O212]=75;8;[.O212]=70;8;[.O212]=65;7;[.O212]=60;7;[.O212]=55;6;[.O212]=50;6;[.O212]=45;6;[.O212]=40;5;[.O212]=35;4;[.O212]=30;4;[.O212]=25;3;[.O212]=20;2;[.O212]=15;1;[.O212]=10;1;[.O212]=0;0)" office:value-type="float" office:value="0" calcext:value-type="float">
            <text:p>0</text:p>
          </table:table-cell>
          <table:table-cell table:formula="of:=IF([.P212]&lt;=1;0;IF([.P212]&lt;=10;11;IF([.P212]&lt;=14;12;IF([.P212]&lt;=17;13;IF([.P212]&lt;=20;14;IF([.P212]&lt;=22;15;IF([.P212]&lt;=25;16;IF([.P212]&lt;=27;17;IF([.P212]&lt;=29;18;IF([.P212]&lt;=32;19;IF([.P212]&lt;=34;20;IF([.P212]&lt;=36;21;IF([.P212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212]*LOG10([.S212]+2)" office:value-type="float" office:value="7.07486673985409" calcext:value-type="float">
            <text:p>7,0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6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13]=&quot;взв&quot;;11;[.G213]=&quot;накл&quot;;24;[.G213]=&quot;прокл&quot;;25;[.G213]=&quot;пт&quot;;26;[.G213]=90;10;[.G213]=85;10;[.G213]=80;9;[.G213]=75;8;[.G213]=70;8;[.G213]=65;7;[.G213]=60;7;[.G213]=55;6;[.G213]=50;6;[.G213]=45;6;[.G213]=40;5;[.G213]=35;4;[.G213]=30;4;[.G213]=25;3;[.G213]=20;2;[.G213]=15;1;[.G213]=10;1;[.G213]=0;0)" office:value-type="float" office:value="0" calcext:value-type="float">
            <text:p>0</text:p>
          </table:table-cell>
          <table:table-cell table:formula="of:=IF([.H213]&lt;=1;0;IF([.H213]&lt;=10;11;IF([.H213]&lt;=14;12;IF([.H213]&lt;=17;13;IF([.H213]&lt;=20;14;IF([.H213]&lt;=22;15;IF([.H213]&lt;=25;16;IF([.H213]&lt;=27;17;IF([.H213]&lt;=29;18;IF([.H213]&lt;=32;19;IF([.H213]&lt;=34;20;IF([.H213]&lt;=36;21;IF([.H213]&lt;=40;22;24))))))))))))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13]=&quot;взв&quot;;11;[.K213]=&quot;накл&quot;;24;[.K213]=&quot;прокл&quot;;25;[.K213]=&quot;пт&quot;;26;[.K213]=90;10;[.K213]=85;10;[.K213]=80;9;[.K213]=75;8;[.K213]=70;8;[.K213]=65;7;[.K213]=60;7;[.K213]=55;6;[.K213]=50;6;[.K213]=45;6;[.K213]=40;5;[.K213]=35;4;[.K213]=30;4;[.K213]=25;3;[.K213]=20;2;[.K213]=15;1;[.K213]=10;1;[.K213]=0;0)" office:value-type="float" office:value="0" calcext:value-type="float">
            <text:p>0</text:p>
          </table:table-cell>
          <table:table-cell table:formula="of:=IF([.L213]&lt;=1;0;IF([.L213]&lt;=10;11;IF([.L213]&lt;=14;12;IF([.L213]&lt;=17;13;IF([.L213]&lt;=20;14;IF([.L213]&lt;=22;15;IF([.L213]&lt;=25;16;IF([.L213]&lt;=27;17;IF([.L213]&lt;=29;18;IF([.L213]&lt;=32;19;IF([.L213]&lt;=34;20;IF([.L213]&lt;=36;21;IF([.L213]&lt;=40;22;24)))))))))))))"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13]=&quot;взв&quot;;11;[.O213]=&quot;накл&quot;;24;[.O213]=&quot;прокл&quot;;25;[.O213]=&quot;пт&quot;;26;[.O213]=90;10;[.O213]=85;10;[.O213]=80;9;[.O213]=75;8;[.O213]=70;8;[.O213]=65;7;[.O213]=60;7;[.O213]=55;6;[.O213]=50;6;[.O213]=45;6;[.O213]=40;5;[.O213]=35;4;[.O213]=30;4;[.O213]=25;3;[.O213]=20;2;[.O213]=15;1;[.O213]=10;1;[.O213]=0;0)" office:value-type="float" office:value="0" calcext:value-type="float">
            <text:p>0</text:p>
          </table:table-cell>
          <table:table-cell table:formula="of:=IF([.P213]&lt;=1;0;IF([.P213]&lt;=10;11;IF([.P213]&lt;=14;12;IF([.P213]&lt;=17;13;IF([.P213]&lt;=20;14;IF([.P213]&lt;=22;15;IF([.P213]&lt;=25;16;IF([.P213]&lt;=27;17;IF([.P213]&lt;=29;18;IF([.P213]&lt;=32;19;IF([.P213]&lt;=34;20;IF([.P213]&lt;=36;21;IF([.P213]&lt;=40;22;24)))))))))))))" office:value-type="float" office:value="16" calcext:value-type="float">
            <text:p>16</text:p>
          </table:table-cell>
          <table:table-cell table:formula="of:=ROUND(([.Q213]+[.R213]+[.I213]+[.J213]+[.M213]+[.N213])/3;0)" office:value-type="float" office:value="17" calcext:value-type="float">
            <text:p>17</text:p>
          </table:table-cell>
          <table:table-cell table:style-name="ce70" table:formula="of:=[.F213]*LOG10([.S213]+2)" office:value-type="float" office:value="6.39376800476414" calcext:value-type="float">
            <text:p>6,3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3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14]=&quot;взв&quot;;11;[.G214]=&quot;накл&quot;;24;[.G214]=&quot;прокл&quot;;25;[.G214]=&quot;пт&quot;;26;[.G214]=90;10;[.G214]=85;10;[.G214]=80;9;[.G214]=75;8;[.G214]=70;8;[.G214]=65;7;[.G214]=60;7;[.G214]=55;6;[.G214]=50;6;[.G214]=45;6;[.G214]=40;5;[.G214]=35;4;[.G214]=30;4;[.G214]=25;3;[.G214]=20;2;[.G214]=15;1;[.G214]=10;1;[.G214]=0;0)" office:value-type="float" office:value="1" calcext:value-type="float">
            <text:p>1</text:p>
          </table:table-cell>
          <table:table-cell table:formula="of:=IF([.H214]&lt;=1;0;IF([.H214]&lt;=10;11;IF([.H214]&lt;=14;12;IF([.H214]&lt;=17;13;IF([.H214]&lt;=20;14;IF([.H214]&lt;=22;15;IF([.H214]&lt;=25;16;IF([.H214]&lt;=27;17;IF([.H214]&lt;=29;18;IF([.H214]&lt;=32;19;IF([.H214]&lt;=34;20;IF([.H214]&lt;=36;21;IF([.H21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14]=&quot;взв&quot;;11;[.K214]=&quot;накл&quot;;24;[.K214]=&quot;прокл&quot;;25;[.K214]=&quot;пт&quot;;26;[.K214]=90;10;[.K214]=85;10;[.K214]=80;9;[.K214]=75;8;[.K214]=70;8;[.K214]=65;7;[.K214]=60;7;[.K214]=55;6;[.K214]=50;6;[.K214]=45;6;[.K214]=40;5;[.K214]=35;4;[.K214]=30;4;[.K214]=25;3;[.K214]=20;2;[.K214]=15;1;[.K214]=10;1;[.K214]=0;0)" office:value-type="float" office:value="4" calcext:value-type="float">
            <text:p>4</text:p>
          </table:table-cell>
          <table:table-cell table:formula="of:=IF([.L214]&lt;=1;0;IF([.L214]&lt;=10;11;IF([.L214]&lt;=14;12;IF([.L214]&lt;=17;13;IF([.L214]&lt;=20;14;IF([.L214]&lt;=22;15;IF([.L214]&lt;=25;16;IF([.L214]&lt;=27;17;IF([.L214]&lt;=29;18;IF([.L214]&lt;=32;19;IF([.L214]&lt;=34;20;IF([.L214]&lt;=36;21;IF([.L21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14]=&quot;взв&quot;;11;[.O214]=&quot;накл&quot;;24;[.O214]=&quot;прокл&quot;;25;[.O214]=&quot;пт&quot;;26;[.O214]=90;10;[.O214]=85;10;[.O214]=80;9;[.O214]=75;8;[.O214]=70;8;[.O214]=65;7;[.O214]=60;7;[.O214]=55;6;[.O214]=50;6;[.O214]=45;6;[.O214]=40;5;[.O214]=35;4;[.O214]=30;4;[.O214]=25;3;[.O214]=20;2;[.O214]=15;1;[.O214]=10;1;[.O214]=0;0)" office:value-type="float" office:value="1" calcext:value-type="float">
            <text:p>1</text:p>
          </table:table-cell>
          <table:table-cell table:formula="of:=IF([.P214]&lt;=1;0;IF([.P214]&lt;=10;11;IF([.P214]&lt;=14;12;IF([.P214]&lt;=17;13;IF([.P214]&lt;=20;14;IF([.P214]&lt;=22;15;IF([.P214]&lt;=25;16;IF([.P214]&lt;=27;17;IF([.P214]&lt;=29;18;IF([.P214]&lt;=32;19;IF([.P214]&lt;=34;20;IF([.P214]&lt;=36;21;IF([.P214]&lt;=40;22;24)))))))))))))" office:value-type="float" office:value="0" calcext:value-type="float">
            <text:p>0</text:p>
          </table:table-cell>
          <table:table-cell table:formula="of:=ROUND(([.Q214]+[.R214]+[.I214]+[.J214]+[.M214]+[.N214])/3;0)" office:value-type="float" office:value="2" calcext:value-type="float">
            <text:p>2</text:p>
          </table:table-cell>
          <table:table-cell table:style-name="ce70" table:formula="of:=[.F214]*LOG10([.S214]+2)" office:value-type="float" office:value="3.01029995663981" calcext:value-type="float">
            <text:p>3,0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15]=&quot;взв&quot;;11;[.G215]=&quot;накл&quot;;24;[.G215]=&quot;прокл&quot;;25;[.G215]=&quot;пт&quot;;26;[.G215]=90;10;[.G215]=85;10;[.G215]=80;9;[.G215]=75;8;[.G215]=70;8;[.G215]=65;7;[.G215]=60;7;[.G215]=55;6;[.G215]=50;6;[.G215]=45;6;[.G215]=40;5;[.G215]=35;4;[.G215]=30;4;[.G215]=25;3;[.G215]=20;2;[.G215]=15;1;[.G215]=10;1;[.G215]=0;0)" office:value-type="float" office:value="6" calcext:value-type="float">
            <text:p>6</text:p>
          </table:table-cell>
          <table:table-cell table:formula="of:=IF([.H215]&lt;=1;0;IF([.H215]&lt;=10;11;IF([.H215]&lt;=14;12;IF([.H215]&lt;=17;13;IF([.H215]&lt;=20;14;IF([.H215]&lt;=22;15;IF([.H215]&lt;=25;16;IF([.H215]&lt;=27;17;IF([.H215]&lt;=29;18;IF([.H215]&lt;=32;19;IF([.H215]&lt;=34;20;IF([.H215]&lt;=36;21;IF([.H21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15]=&quot;взв&quot;;11;[.K215]=&quot;накл&quot;;24;[.K215]=&quot;прокл&quot;;25;[.K215]=&quot;пт&quot;;26;[.K215]=90;10;[.K215]=85;10;[.K215]=80;9;[.K215]=75;8;[.K215]=70;8;[.K215]=65;7;[.K215]=60;7;[.K215]=55;6;[.K215]=50;6;[.K215]=45;6;[.K215]=40;5;[.K215]=35;4;[.K215]=30;4;[.K215]=25;3;[.K215]=20;2;[.K215]=15;1;[.K215]=10;1;[.K215]=0;0)" office:value-type="float" office:value="4" calcext:value-type="float">
            <text:p>4</text:p>
          </table:table-cell>
          <table:table-cell table:formula="of:=IF([.L215]&lt;=1;0;IF([.L215]&lt;=10;11;IF([.L215]&lt;=14;12;IF([.L215]&lt;=17;13;IF([.L215]&lt;=20;14;IF([.L215]&lt;=22;15;IF([.L215]&lt;=25;16;IF([.L215]&lt;=27;17;IF([.L215]&lt;=29;18;IF([.L215]&lt;=32;19;IF([.L215]&lt;=34;20;IF([.L215]&lt;=36;21;IF([.L21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15]=&quot;взв&quot;;11;[.O215]=&quot;накл&quot;;24;[.O215]=&quot;прокл&quot;;25;[.O215]=&quot;пт&quot;;26;[.O215]=90;10;[.O215]=85;10;[.O215]=80;9;[.O215]=75;8;[.O215]=70;8;[.O215]=65;7;[.O215]=60;7;[.O215]=55;6;[.O215]=50;6;[.O215]=45;6;[.O215]=40;5;[.O215]=35;4;[.O215]=30;4;[.O215]=25;3;[.O215]=20;2;[.O215]=15;1;[.O215]=10;1;[.O215]=0;0)" office:value-type="float" office:value="6" calcext:value-type="float">
            <text:p>6</text:p>
          </table:table-cell>
          <table:table-cell table:formula="of:=IF([.P215]&lt;=1;0;IF([.P215]&lt;=10;11;IF([.P215]&lt;=14;12;IF([.P215]&lt;=17;13;IF([.P215]&lt;=20;14;IF([.P215]&lt;=22;15;IF([.P215]&lt;=25;16;IF([.P215]&lt;=27;17;IF([.P215]&lt;=29;18;IF([.P215]&lt;=32;19;IF([.P215]&lt;=34;20;IF([.P215]&lt;=36;21;IF([.P215]&lt;=40;22;24)))))))))))))" office:value-type="float" office:value="0" calcext:value-type="float">
            <text:p>0</text:p>
          </table:table-cell>
          <table:table-cell table:formula="of:=ROUND(([.Q215]+[.R215]+[.I215]+[.J215]+[.M215]+[.N215])/3;0)" office:value-type="float" office:value="5" calcext:value-type="float">
            <text:p>5</text:p>
          </table:table-cell>
          <table:table-cell table:style-name="ce70" table:formula="of:=[.F215]*LOG10([.S215]+2)" office:value-type="float" office:value="4.22549020007128" calcext:value-type="float">
            <text:p>4,2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16]=&quot;взв&quot;;11;[.G216]=&quot;накл&quot;;24;[.G216]=&quot;прокл&quot;;25;[.G216]=&quot;пт&quot;;26;[.G216]=90;10;[.G216]=85;10;[.G216]=80;9;[.G216]=75;8;[.G216]=70;8;[.G216]=65;7;[.G216]=60;7;[.G216]=55;6;[.G216]=50;6;[.G216]=45;6;[.G216]=40;5;[.G216]=35;4;[.G216]=30;4;[.G216]=25;3;[.G216]=20;2;[.G216]=15;1;[.G216]=10;1;[.G216]=0;0)" office:value-type="float" office:value="10" calcext:value-type="float">
            <text:p>10</text:p>
          </table:table-cell>
          <table:table-cell table:formula="of:=IF([.H216]&lt;=1;0;IF([.H216]&lt;=10;11;IF([.H216]&lt;=14;12;IF([.H216]&lt;=17;13;IF([.H216]&lt;=20;14;IF([.H216]&lt;=22;15;IF([.H216]&lt;=25;16;IF([.H216]&lt;=27;17;IF([.H216]&lt;=29;18;IF([.H216]&lt;=32;19;IF([.H216]&lt;=34;20;IF([.H216]&lt;=36;21;IF([.H216]&lt;=40;22;24))))))))))))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K216]=&quot;взв&quot;;11;[.K216]=&quot;накл&quot;;24;[.K216]=&quot;прокл&quot;;25;[.K216]=&quot;пт&quot;;26;[.K216]=90;10;[.K216]=85;10;[.K216]=80;9;[.K216]=75;8;[.K216]=70;8;[.K216]=65;7;[.K216]=60;7;[.K216]=55;6;[.K216]=50;6;[.K216]=45;6;[.K216]=40;5;[.K216]=35;4;[.K216]=30;4;[.K216]=25;3;[.K216]=20;2;[.K216]=15;1;[.K216]=10;1;[.K216]=0;0)" office:value-type="float" office:value="0" calcext:value-type="float">
            <text:p>0</text:p>
          </table:table-cell>
          <table:table-cell table:formula="of:=IF([.L216]&lt;=1;0;IF([.L216]&lt;=10;11;IF([.L216]&lt;=14;12;IF([.L216]&lt;=17;13;IF([.L216]&lt;=20;14;IF([.L216]&lt;=22;15;IF([.L216]&lt;=25;16;IF([.L216]&lt;=27;17;IF([.L216]&lt;=29;18;IF([.L216]&lt;=32;19;IF([.L216]&lt;=34;20;IF([.L216]&lt;=36;21;IF([.L216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6]=&quot;взв&quot;;11;[.O216]=&quot;накл&quot;;24;[.O216]=&quot;прокл&quot;;25;[.O216]=&quot;пт&quot;;26;[.O216]=90;10;[.O216]=85;10;[.O216]=80;9;[.O216]=75;8;[.O216]=70;8;[.O216]=65;7;[.O216]=60;7;[.O216]=55;6;[.O216]=50;6;[.O216]=45;6;[.O216]=40;5;[.O216]=35;4;[.O216]=30;4;[.O216]=25;3;[.O216]=20;2;[.O216]=15;1;[.O216]=10;1;[.O216]=0;0)" office:value-type="float" office:value="10" calcext:value-type="float">
            <text:p>10</text:p>
          </table:table-cell>
          <table:table-cell table:formula="of:=IF([.P216]&lt;=1;0;IF([.P216]&lt;=10;11;IF([.P216]&lt;=14;12;IF([.P216]&lt;=17;13;IF([.P216]&lt;=20;14;IF([.P216]&lt;=22;15;IF([.P216]&lt;=25;16;IF([.P216]&lt;=27;17;IF([.P216]&lt;=29;18;IF([.P216]&lt;=32;19;IF([.P216]&lt;=34;20;IF([.P216]&lt;=36;21;IF([.P216]&lt;=40;22;24)))))))))))))" office:value-type="float" office:value="0" calcext:value-type="float">
            <text:p>0</text:p>
          </table:table-cell>
          <table:table-cell table:formula="of:=ROUND(([.Q216]+[.R216]+[.I216]+[.J216]+[.M216]+[.N216])/3;0)" office:value-type="float" office:value="11" calcext:value-type="float">
            <text:p>11</text:p>
          </table:table-cell>
          <table:table-cell table:style-name="ce70" table:formula="of:=[.F216]*LOG10([.S216]+2)" office:value-type="float" office:value="5.56971676153418" calcext:value-type="float">
            <text:p>5,5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17]=&quot;взв&quot;;11;[.G217]=&quot;накл&quot;;24;[.G217]=&quot;прокл&quot;;25;[.G217]=&quot;пт&quot;;26;[.G217]=90;10;[.G217]=85;10;[.G217]=80;9;[.G217]=75;8;[.G217]=70;8;[.G217]=65;7;[.G217]=60;7;[.G217]=55;6;[.G217]=50;6;[.G217]=45;6;[.G217]=40;5;[.G217]=35;4;[.G217]=30;4;[.G217]=25;3;[.G217]=20;2;[.G217]=15;1;[.G217]=10;1;[.G217]=0;0)" office:value-type="float" office:value="8" calcext:value-type="float">
            <text:p>8</text:p>
          </table:table-cell>
          <table:table-cell table:formula="of:=IF([.H217]&lt;=1;0;IF([.H217]&lt;=10;11;IF([.H217]&lt;=14;12;IF([.H217]&lt;=17;13;IF([.H217]&lt;=20;14;IF([.H217]&lt;=22;15;IF([.H217]&lt;=25;16;IF([.H217]&lt;=27;17;IF([.H217]&lt;=29;18;IF([.H217]&lt;=32;19;IF([.H217]&lt;=34;20;IF([.H217]&lt;=36;21;IF([.H21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17]=&quot;взв&quot;;11;[.K217]=&quot;накл&quot;;24;[.K217]=&quot;прокл&quot;;25;[.K217]=&quot;пт&quot;;26;[.K217]=90;10;[.K217]=85;10;[.K217]=80;9;[.K217]=75;8;[.K217]=70;8;[.K217]=65;7;[.K217]=60;7;[.K217]=55;6;[.K217]=50;6;[.K217]=45;6;[.K217]=40;5;[.K217]=35;4;[.K217]=30;4;[.K217]=25;3;[.K217]=20;2;[.K217]=15;1;[.K217]=10;1;[.K217]=0;0)" office:value-type="float" office:value="10" calcext:value-type="float">
            <text:p>10</text:p>
          </table:table-cell>
          <table:table-cell table:formula="of:=IF([.L217]&lt;=1;0;IF([.L217]&lt;=10;11;IF([.L217]&lt;=14;12;IF([.L217]&lt;=17;13;IF([.L217]&lt;=20;14;IF([.L217]&lt;=22;15;IF([.L217]&lt;=25;16;IF([.L217]&lt;=27;17;IF([.L217]&lt;=29;18;IF([.L217]&lt;=32;19;IF([.L217]&lt;=34;20;IF([.L217]&lt;=36;21;IF([.L21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17]=&quot;взв&quot;;11;[.O217]=&quot;накл&quot;;24;[.O217]=&quot;прокл&quot;;25;[.O217]=&quot;пт&quot;;26;[.O217]=90;10;[.O217]=85;10;[.O217]=80;9;[.O217]=75;8;[.O217]=70;8;[.O217]=65;7;[.O217]=60;7;[.O217]=55;6;[.O217]=50;6;[.O217]=45;6;[.O217]=40;5;[.O217]=35;4;[.O217]=30;4;[.O217]=25;3;[.O217]=20;2;[.O217]=15;1;[.O217]=10;1;[.O217]=0;0)" office:value-type="float" office:value="10" calcext:value-type="float">
            <text:p>10</text:p>
          </table:table-cell>
          <table:table-cell table:formula="of:=IF([.P217]&lt;=1;0;IF([.P217]&lt;=10;11;IF([.P217]&lt;=14;12;IF([.P217]&lt;=17;13;IF([.P217]&lt;=20;14;IF([.P217]&lt;=22;15;IF([.P217]&lt;=25;16;IF([.P217]&lt;=27;17;IF([.P217]&lt;=29;18;IF([.P217]&lt;=32;19;IF([.P217]&lt;=34;20;IF([.P217]&lt;=36;21;IF([.P217]&lt;=40;22;24)))))))))))))" office:value-type="float" office:value="0" calcext:value-type="float">
            <text:p>0</text:p>
          </table:table-cell>
          <table:table-cell table:formula="of:=ROUND(([.Q217]+[.R217]+[.I217]+[.J217]+[.M217]+[.N217])/3;0)" office:value-type="float" office:value="9" calcext:value-type="float">
            <text:p>9</text:p>
          </table:table-cell>
          <table:table-cell table:style-name="ce70" table:formula="of:=[.F217]*LOG10([.S217]+2)" office:value-type="float" office:value="5.20696342579113" calcext:value-type="float">
            <text:p>5,2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218]=&quot;взв&quot;;11;[.G218]=&quot;накл&quot;;24;[.G218]=&quot;прокл&quot;;25;[.G218]=&quot;пт&quot;;26;[.G218]=90;10;[.G218]=85;10;[.G218]=80;9;[.G218]=75;8;[.G218]=70;8;[.G218]=65;7;[.G218]=60;7;[.G218]=55;6;[.G218]=50;6;[.G218]=45;6;[.G218]=40;5;[.G218]=35;4;[.G218]=30;4;[.G218]=25;3;[.G218]=20;2;[.G218]=15;1;[.G218]=10;1;[.G218]=0;0)" office:value-type="float" office:value="0" calcext:value-type="float">
            <text:p>0</text:p>
          </table:table-cell>
          <table:table-cell table:formula="of:=IF([.H218]&lt;=1;0;IF([.H218]&lt;=10;11;IF([.H218]&lt;=14;12;IF([.H218]&lt;=17;13;IF([.H218]&lt;=20;14;IF([.H218]&lt;=22;15;IF([.H218]&lt;=25;16;IF([.H218]&lt;=27;17;IF([.H218]&lt;=29;18;IF([.H218]&lt;=32;19;IF([.H218]&lt;=34;20;IF([.H218]&lt;=36;21;IF([.H218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18]=&quot;взв&quot;;11;[.K218]=&quot;накл&quot;;24;[.K218]=&quot;прокл&quot;;25;[.K218]=&quot;пт&quot;;26;[.K218]=90;10;[.K218]=85;10;[.K218]=80;9;[.K218]=75;8;[.K218]=70;8;[.K218]=65;7;[.K218]=60;7;[.K218]=55;6;[.K218]=50;6;[.K218]=45;6;[.K218]=40;5;[.K218]=35;4;[.K218]=30;4;[.K218]=25;3;[.K218]=20;2;[.K218]=15;1;[.K218]=10;1;[.K218]=0;0)" office:value-type="float" office:value="0" calcext:value-type="float">
            <text:p>0</text:p>
          </table:table-cell>
          <table:table-cell table:formula="of:=IF([.L218]&lt;=1;0;IF([.L218]&lt;=10;11;IF([.L218]&lt;=14;12;IF([.L218]&lt;=17;13;IF([.L218]&lt;=20;14;IF([.L218]&lt;=22;15;IF([.L218]&lt;=25;16;IF([.L218]&lt;=27;17;IF([.L218]&lt;=29;18;IF([.L218]&lt;=32;19;IF([.L218]&lt;=34;20;IF([.L218]&lt;=36;21;IF([.L218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218]=&quot;взв&quot;;11;[.O218]=&quot;накл&quot;;24;[.O218]=&quot;прокл&quot;;25;[.O218]=&quot;пт&quot;;26;[.O218]=90;10;[.O218]=85;10;[.O218]=80;9;[.O218]=75;8;[.O218]=70;8;[.O218]=65;7;[.O218]=60;7;[.O218]=55;6;[.O218]=50;6;[.O218]=45;6;[.O218]=40;5;[.O218]=35;4;[.O218]=30;4;[.O218]=25;3;[.O218]=20;2;[.O218]=15;1;[.O218]=10;1;[.O218]=0;0)" office:value-type="float" office:value="0" calcext:value-type="float">
            <text:p>0</text:p>
          </table:table-cell>
          <table:table-cell table:formula="of:=IF([.P218]&lt;=1;0;IF([.P218]&lt;=10;11;IF([.P218]&lt;=14;12;IF([.P218]&lt;=17;13;IF([.P218]&lt;=20;14;IF([.P218]&lt;=22;15;IF([.P218]&lt;=25;16;IF([.P218]&lt;=27;17;IF([.P218]&lt;=29;18;IF([.P218]&lt;=32;19;IF([.P218]&lt;=34;20;IF([.P218]&lt;=36;21;IF([.P218]&lt;=40;22;24)))))))))))))" office:value-type="float" office:value="22" calcext:value-type="float">
            <text:p>22</text:p>
          </table:table-cell>
          <table:table-cell table:formula="of:=ROUND(([.Q218]+[.R218]+[.I218]+[.J218]+[.M218]+[.N218])/3;0)" office:value-type="float" office:value="23" calcext:value-type="float">
            <text:p>23</text:p>
          </table:table-cell>
          <table:table-cell table:style-name="ce70" table:formula="of:=[.F218]*LOG10([.S218]+2)" office:value-type="float" office:value="6.98970004336019" calcext:value-type="float">
            <text:p>6,9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IFS([.G219]=&quot;взв&quot;;11;[.G219]=&quot;накл&quot;;24;[.G219]=&quot;прокл&quot;;25;[.G219]=&quot;пт&quot;;26;[.G219]=90;10;[.G219]=85;10;[.G219]=80;9;[.G219]=75;8;[.G219]=70;8;[.G219]=65;7;[.G219]=60;7;[.G219]=55;6;[.G219]=50;6;[.G219]=45;6;[.G219]=40;5;[.G219]=35;4;[.G219]=30;4;[.G219]=25;3;[.G219]=20;2;[.G219]=15;1;[.G219]=10;1;[.G219]=0;0)" office:value-type="float" office:value="0" calcext:value-type="float">
            <text:p>0</text:p>
          </table:table-cell>
          <table:table-cell table:formula="of:=IF([.H219]&lt;=1;0;IF([.H219]&lt;=10;11;IF([.H219]&lt;=14;12;IF([.H219]&lt;=17;13;IF([.H219]&lt;=20;14;IF([.H219]&lt;=22;15;IF([.H219]&lt;=25;16;IF([.H219]&lt;=27;17;IF([.H219]&lt;=29;18;IF([.H219]&lt;=32;19;IF([.H219]&lt;=34;20;IF([.H219]&lt;=36;21;IF([.H21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19]=&quot;взв&quot;;11;[.K219]=&quot;накл&quot;;24;[.K219]=&quot;прокл&quot;;25;[.K219]=&quot;пт&quot;;26;[.K219]=90;10;[.K219]=85;10;[.K219]=80;9;[.K219]=75;8;[.K219]=70;8;[.K219]=65;7;[.K219]=60;7;[.K219]=55;6;[.K219]=50;6;[.K219]=45;6;[.K219]=40;5;[.K219]=35;4;[.K219]=30;4;[.K219]=25;3;[.K219]=20;2;[.K219]=15;1;[.K219]=10;1;[.K219]=0;0)" office:value-type="float" office:value="0" calcext:value-type="float">
            <text:p>0</text:p>
          </table:table-cell>
          <table:table-cell table:formula="of:=IF([.L219]&lt;=1;0;IF([.L219]&lt;=10;11;IF([.L219]&lt;=14;12;IF([.L219]&lt;=17;13;IF([.L219]&lt;=20;14;IF([.L219]&lt;=22;15;IF([.L219]&lt;=25;16;IF([.L219]&lt;=27;17;IF([.L219]&lt;=29;18;IF([.L219]&lt;=32;19;IF([.L219]&lt;=34;20;IF([.L219]&lt;=36;21;IF([.L21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19]=&quot;взв&quot;;11;[.O219]=&quot;накл&quot;;24;[.O219]=&quot;прокл&quot;;25;[.O219]=&quot;пт&quot;;26;[.O219]=90;10;[.O219]=85;10;[.O219]=80;9;[.O219]=75;8;[.O219]=70;8;[.O219]=65;7;[.O219]=60;7;[.O219]=55;6;[.O219]=50;6;[.O219]=45;6;[.O219]=40;5;[.O219]=35;4;[.O219]=30;4;[.O219]=25;3;[.O219]=20;2;[.O219]=15;1;[.O219]=10;1;[.O219]=0;0)" office:value-type="float" office:value="0" calcext:value-type="float">
            <text:p>0</text:p>
          </table:table-cell>
          <table:table-cell table:formula="of:=IF([.P219]&lt;=1;0;IF([.P219]&lt;=10;11;IF([.P219]&lt;=14;12;IF([.P219]&lt;=17;13;IF([.P219]&lt;=20;14;IF([.P219]&lt;=22;15;IF([.P219]&lt;=25;16;IF([.P219]&lt;=27;17;IF([.P219]&lt;=29;18;IF([.P219]&lt;=32;19;IF([.P219]&lt;=34;20;IF([.P219]&lt;=36;21;IF([.P219]&lt;=40;22;24)))))))))))))" office:value-type="float" office:value="0" calcext:value-type="float">
            <text:p>0</text:p>
          </table:table-cell>
          <table:table-cell table:formula="of:=ROUND(([.Q219]+[.R219]+[.I219]+[.J219]+[.M219]+[.N219])/3;0)" office:value-type="float" office:value="0" calcext:value-type="float">
            <text:p>0</text:p>
          </table:table-cell>
          <table:table-cell table:style-name="ce70" table:formula="of:=[.F219]*LOG10([.S219]+2)" office:value-type="float" office:value="1.50514997831991" calcext:value-type="float">
            <text:p>1,5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20]=&quot;взв&quot;;11;[.G220]=&quot;накл&quot;;24;[.G220]=&quot;прокл&quot;;25;[.G220]=&quot;пт&quot;;26;[.G220]=90;10;[.G220]=85;10;[.G220]=80;9;[.G220]=75;8;[.G220]=70;8;[.G220]=65;7;[.G220]=60;7;[.G220]=55;6;[.G220]=50;6;[.G220]=45;6;[.G220]=40;5;[.G220]=35;4;[.G220]=30;4;[.G220]=25;3;[.G220]=20;2;[.G220]=15;1;[.G220]=10;1;[.G220]=0;0)" office:value-type="float" office:value="26" calcext:value-type="float">
            <text:p>26</text:p>
          </table:table-cell>
          <table:table-cell table:formula="of:=IF([.H220]&lt;=1;0;IF([.H220]&lt;=10;11;IF([.H220]&lt;=14;12;IF([.H220]&lt;=17;13;IF([.H220]&lt;=20;14;IF([.H220]&lt;=22;15;IF([.H220]&lt;=25;16;IF([.H220]&lt;=27;17;IF([.H220]&lt;=29;18;IF([.H220]&lt;=32;19;IF([.H220]&lt;=34;20;IF([.H220]&lt;=36;21;IF([.H22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20]=&quot;взв&quot;;11;[.K220]=&quot;накл&quot;;24;[.K220]=&quot;прокл&quot;;25;[.K220]=&quot;пт&quot;;26;[.K220]=90;10;[.K220]=85;10;[.K220]=80;9;[.K220]=75;8;[.K220]=70;8;[.K220]=65;7;[.K220]=60;7;[.K220]=55;6;[.K220]=50;6;[.K220]=45;6;[.K220]=40;5;[.K220]=35;4;[.K220]=30;4;[.K220]=25;3;[.K220]=20;2;[.K220]=15;1;[.K220]=10;1;[.K220]=0;0)" office:value-type="float" office:value="24" calcext:value-type="float">
            <text:p>24</text:p>
          </table:table-cell>
          <table:table-cell table:formula="of:=IF([.L220]&lt;=1;0;IF([.L220]&lt;=10;11;IF([.L220]&lt;=14;12;IF([.L220]&lt;=17;13;IF([.L220]&lt;=20;14;IF([.L220]&lt;=22;15;IF([.L220]&lt;=25;16;IF([.L220]&lt;=27;17;IF([.L220]&lt;=29;18;IF([.L220]&lt;=32;19;IF([.L220]&lt;=34;20;IF([.L220]&lt;=36;21;IF([.L220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220]=&quot;взв&quot;;11;[.O220]=&quot;накл&quot;;24;[.O220]=&quot;прокл&quot;;25;[.O220]=&quot;пт&quot;;26;[.O220]=90;10;[.O220]=85;10;[.O220]=80;9;[.O220]=75;8;[.O220]=70;8;[.O220]=65;7;[.O220]=60;7;[.O220]=55;6;[.O220]=50;6;[.O220]=45;6;[.O220]=40;5;[.O220]=35;4;[.O220]=30;4;[.O220]=25;3;[.O220]=20;2;[.O220]=15;1;[.O220]=10;1;[.O220]=0;0)" office:value-type="float" office:value="25" calcext:value-type="float">
            <text:p>25</text:p>
          </table:table-cell>
          <table:table-cell table:formula="of:=IF([.P220]&lt;=1;0;IF([.P220]&lt;=10;11;IF([.P220]&lt;=14;12;IF([.P220]&lt;=17;13;IF([.P220]&lt;=20;14;IF([.P220]&lt;=22;15;IF([.P220]&lt;=25;16;IF([.P220]&lt;=27;17;IF([.P220]&lt;=29;18;IF([.P220]&lt;=32;19;IF([.P220]&lt;=34;20;IF([.P220]&lt;=36;21;IF([.P220]&lt;=40;22;24)))))))))))))" office:value-type="float" office:value="0" calcext:value-type="float">
            <text:p>0</text:p>
          </table:table-cell>
          <table:table-cell table:formula="of:=ROUND(([.Q220]+[.R220]+[.I220]+[.J220]+[.M220]+[.N220])/3;0)" office:value-type="float" office:value="25" calcext:value-type="float">
            <text:p>25</text:p>
          </table:table-cell>
          <table:table-cell table:style-name="ce70" table:formula="of:=[.F220]*LOG10([.S220]+2)" office:value-type="float" office:value="7.15681882079494" calcext:value-type="float">
            <text:p>7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4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21]=&quot;взв&quot;;11;[.G221]=&quot;накл&quot;;24;[.G221]=&quot;прокл&quot;;25;[.G221]=&quot;пт&quot;;26;[.G221]=90;10;[.G221]=85;10;[.G221]=80;9;[.G221]=75;8;[.G221]=70;8;[.G221]=65;7;[.G221]=60;7;[.G221]=55;6;[.G221]=50;6;[.G221]=45;6;[.G221]=40;5;[.G221]=35;4;[.G221]=30;4;[.G221]=25;3;[.G221]=20;2;[.G221]=15;1;[.G221]=10;1;[.G221]=0;0)" office:value-type="float" office:value="0" calcext:value-type="float">
            <text:p>0</text:p>
          </table:table-cell>
          <table:table-cell table:formula="of:=IF([.H221]&lt;=1;0;IF([.H221]&lt;=10;11;IF([.H221]&lt;=14;12;IF([.H221]&lt;=17;13;IF([.H221]&lt;=20;14;IF([.H221]&lt;=22;15;IF([.H221]&lt;=25;16;IF([.H221]&lt;=27;17;IF([.H221]&lt;=29;18;IF([.H221]&lt;=32;19;IF([.H221]&lt;=34;20;IF([.H221]&lt;=36;21;IF([.H221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21]=&quot;взв&quot;;11;[.K221]=&quot;накл&quot;;24;[.K221]=&quot;прокл&quot;;25;[.K221]=&quot;пт&quot;;26;[.K221]=90;10;[.K221]=85;10;[.K221]=80;9;[.K221]=75;8;[.K221]=70;8;[.K221]=65;7;[.K221]=60;7;[.K221]=55;6;[.K221]=50;6;[.K221]=45;6;[.K221]=40;5;[.K221]=35;4;[.K221]=30;4;[.K221]=25;3;[.K221]=20;2;[.K221]=15;1;[.K221]=10;1;[.K221]=0;0)" office:value-type="float" office:value="0" calcext:value-type="float">
            <text:p>0</text:p>
          </table:table-cell>
          <table:table-cell table:formula="of:=IF([.L221]&lt;=1;0;IF([.L221]&lt;=10;11;IF([.L221]&lt;=14;12;IF([.L221]&lt;=17;13;IF([.L221]&lt;=20;14;IF([.L221]&lt;=22;15;IF([.L221]&lt;=25;16;IF([.L221]&lt;=27;17;IF([.L221]&lt;=29;18;IF([.L221]&lt;=32;19;IF([.L221]&lt;=34;20;IF([.L221]&lt;=36;21;IF([.L221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21]=&quot;взв&quot;;11;[.O221]=&quot;накл&quot;;24;[.O221]=&quot;прокл&quot;;25;[.O221]=&quot;пт&quot;;26;[.O221]=90;10;[.O221]=85;10;[.O221]=80;9;[.O221]=75;8;[.O221]=70;8;[.O221]=65;7;[.O221]=60;7;[.O221]=55;6;[.O221]=50;6;[.O221]=45;6;[.O221]=40;5;[.O221]=35;4;[.O221]=30;4;[.O221]=25;3;[.O221]=20;2;[.O221]=15;1;[.O221]=10;1;[.O221]=0;0)" office:value-type="float" office:value="0" calcext:value-type="float">
            <text:p>0</text:p>
          </table:table-cell>
          <table:table-cell table:formula="of:=IF([.P221]&lt;=1;0;IF([.P221]&lt;=10;11;IF([.P221]&lt;=14;12;IF([.P221]&lt;=17;13;IF([.P221]&lt;=20;14;IF([.P221]&lt;=22;15;IF([.P221]&lt;=25;16;IF([.P221]&lt;=27;17;IF([.P221]&lt;=29;18;IF([.P221]&lt;=32;19;IF([.P221]&lt;=34;20;IF([.P221]&lt;=36;21;IF([.P221]&lt;=40;22;24)))))))))))))" office:value-type="float" office:value="20" calcext:value-type="float">
            <text:p>20</text:p>
          </table:table-cell>
          <table:table-cell table:formula="of:=ROUND(([.Q221]+[.R221]+[.I221]+[.J221]+[.M221]+[.N221])/3;0)" office:value-type="float" office:value="20" calcext:value-type="float">
            <text:p>20</text:p>
          </table:table-cell>
          <table:table-cell table:style-name="ce70" table:formula="of:=[.F221]*LOG10([.S221]+2)" office:value-type="float" office:value="6.71211340411103" calcext:value-type="float">
            <text:p>6,7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5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22]=&quot;взв&quot;;11;[.G222]=&quot;накл&quot;;24;[.G222]=&quot;прокл&quot;;25;[.G222]=&quot;пт&quot;;26;[.G222]=90;10;[.G222]=85;10;[.G222]=80;9;[.G222]=75;8;[.G222]=70;8;[.G222]=65;7;[.G222]=60;7;[.G222]=55;6;[.G222]=50;6;[.G222]=45;6;[.G222]=40;5;[.G222]=35;4;[.G222]=30;4;[.G222]=25;3;[.G222]=20;2;[.G222]=15;1;[.G222]=10;1;[.G222]=0;0)" office:value-type="float" office:value="0" calcext:value-type="float">
            <text:p>0</text:p>
          </table:table-cell>
          <table:table-cell table:formula="of:=IF([.H222]&lt;=1;0;IF([.H222]&lt;=10;11;IF([.H222]&lt;=14;12;IF([.H222]&lt;=17;13;IF([.H222]&lt;=20;14;IF([.H222]&lt;=22;15;IF([.H222]&lt;=25;16;IF([.H222]&lt;=27;17;IF([.H222]&lt;=29;18;IF([.H222]&lt;=32;19;IF([.H222]&lt;=34;20;IF([.H222]&lt;=36;21;IF([.H222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22]=&quot;взв&quot;;11;[.K222]=&quot;накл&quot;;24;[.K222]=&quot;прокл&quot;;25;[.K222]=&quot;пт&quot;;26;[.K222]=90;10;[.K222]=85;10;[.K222]=80;9;[.K222]=75;8;[.K222]=70;8;[.K222]=65;7;[.K222]=60;7;[.K222]=55;6;[.K222]=50;6;[.K222]=45;6;[.K222]=40;5;[.K222]=35;4;[.K222]=30;4;[.K222]=25;3;[.K222]=20;2;[.K222]=15;1;[.K222]=10;1;[.K222]=0;0)" office:value-type="float" office:value="0" calcext:value-type="float">
            <text:p>0</text:p>
          </table:table-cell>
          <table:table-cell table:formula="of:=IF([.L222]&lt;=1;0;IF([.L222]&lt;=10;11;IF([.L222]&lt;=14;12;IF([.L222]&lt;=17;13;IF([.L222]&lt;=20;14;IF([.L222]&lt;=22;15;IF([.L222]&lt;=25;16;IF([.L222]&lt;=27;17;IF([.L222]&lt;=29;18;IF([.L222]&lt;=32;19;IF([.L222]&lt;=34;20;IF([.L222]&lt;=36;21;IF([.L222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222]=&quot;взв&quot;;11;[.O222]=&quot;накл&quot;;24;[.O222]=&quot;прокл&quot;;25;[.O222]=&quot;пт&quot;;26;[.O222]=90;10;[.O222]=85;10;[.O222]=80;9;[.O222]=75;8;[.O222]=70;8;[.O222]=65;7;[.O222]=60;7;[.O222]=55;6;[.O222]=50;6;[.O222]=45;6;[.O222]=40;5;[.O222]=35;4;[.O222]=30;4;[.O222]=25;3;[.O222]=20;2;[.O222]=15;1;[.O222]=10;1;[.O222]=0;0)" office:value-type="float" office:value="0" calcext:value-type="float">
            <text:p>0</text:p>
          </table:table-cell>
          <table:table-cell table:formula="of:=IF([.P222]&lt;=1;0;IF([.P222]&lt;=10;11;IF([.P222]&lt;=14;12;IF([.P222]&lt;=17;13;IF([.P222]&lt;=20;14;IF([.P222]&lt;=22;15;IF([.P222]&lt;=25;16;IF([.P222]&lt;=27;17;IF([.P222]&lt;=29;18;IF([.P222]&lt;=32;19;IF([.P222]&lt;=34;20;IF([.P222]&lt;=36;21;IF([.P222]&lt;=40;22;24)))))))))))))" office:value-type="float" office:value="0" calcext:value-type="float">
            <text:p>0</text:p>
          </table:table-cell>
          <table:table-cell table:formula="of:=ROUND(([.Q222]+[.R222]+[.I222]+[.J222]+[.M222]+[.N222])/2;0)" office:value-type="float" office:value="18" calcext:value-type="float">
            <text:p>18</text:p>
          </table:table-cell>
          <table:table-cell table:style-name="ce70" table:formula="of:=[.F222]*LOG10([.S222]+2)" office:value-type="float" office:value="6.50514997831991" calcext:value-type="float">
            <text:p>6,5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5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23]=&quot;взв&quot;;11;[.G223]=&quot;накл&quot;;24;[.G223]=&quot;прокл&quot;;25;[.G223]=&quot;пт&quot;;26;[.G223]=90;10;[.G223]=85;10;[.G223]=80;9;[.G223]=75;8;[.G223]=70;8;[.G223]=65;7;[.G223]=60;7;[.G223]=55;6;[.G223]=50;6;[.G223]=45;6;[.G223]=40;5;[.G223]=35;4;[.G223]=30;4;[.G223]=25;3;[.G223]=20;2;[.G223]=15;1;[.G223]=10;1;[.G223]=0;0)" office:value-type="float" office:value="0" calcext:value-type="float">
            <text:p>0</text:p>
          </table:table-cell>
          <table:table-cell table:formula="of:=IF([.H223]&lt;=1;0;IF([.H223]&lt;=10;11;IF([.H223]&lt;=14;12;IF([.H223]&lt;=17;13;IF([.H223]&lt;=20;14;IF([.H223]&lt;=22;15;IF([.H223]&lt;=25;16;IF([.H223]&lt;=27;17;IF([.H223]&lt;=29;18;IF([.H223]&lt;=32;19;IF([.H223]&lt;=34;20;IF([.H223]&lt;=36;21;IF([.H223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23]=&quot;взв&quot;;11;[.K223]=&quot;накл&quot;;24;[.K223]=&quot;прокл&quot;;25;[.K223]=&quot;пт&quot;;26;[.K223]=90;10;[.K223]=85;10;[.K223]=80;9;[.K223]=75;8;[.K223]=70;8;[.K223]=65;7;[.K223]=60;7;[.K223]=55;6;[.K223]=50;6;[.K223]=45;6;[.K223]=40;5;[.K223]=35;4;[.K223]=30;4;[.K223]=25;3;[.K223]=20;2;[.K223]=15;1;[.K223]=10;1;[.K223]=0;0)" office:value-type="float" office:value="0" calcext:value-type="float">
            <text:p>0</text:p>
          </table:table-cell>
          <table:table-cell table:formula="of:=IF([.L223]&lt;=1;0;IF([.L223]&lt;=10;11;IF([.L223]&lt;=14;12;IF([.L223]&lt;=17;13;IF([.L223]&lt;=20;14;IF([.L223]&lt;=22;15;IF([.L223]&lt;=25;16;IF([.L223]&lt;=27;17;IF([.L223]&lt;=29;18;IF([.L223]&lt;=32;19;IF([.L223]&lt;=34;20;IF([.L223]&lt;=36;21;IF([.L223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23]=&quot;взв&quot;;11;[.O223]=&quot;накл&quot;;24;[.O223]=&quot;прокл&quot;;25;[.O223]=&quot;пт&quot;;26;[.O223]=90;10;[.O223]=85;10;[.O223]=80;9;[.O223]=75;8;[.O223]=70;8;[.O223]=65;7;[.O223]=60;7;[.O223]=55;6;[.O223]=50;6;[.O223]=45;6;[.O223]=40;5;[.O223]=35;4;[.O223]=30;4;[.O223]=25;3;[.O223]=20;2;[.O223]=15;1;[.O223]=10;1;[.O223]=0;0)" office:value-type="float" office:value="0" calcext:value-type="float">
            <text:p>0</text:p>
          </table:table-cell>
          <table:table-cell table:formula="of:=IF([.P223]&lt;=1;0;IF([.P223]&lt;=10;11;IF([.P223]&lt;=14;12;IF([.P223]&lt;=17;13;IF([.P223]&lt;=20;14;IF([.P223]&lt;=22;15;IF([.P223]&lt;=25;16;IF([.P223]&lt;=27;17;IF([.P223]&lt;=29;18;IF([.P223]&lt;=32;19;IF([.P223]&lt;=34;20;IF([.P223]&lt;=36;21;IF([.P223]&lt;=40;22;24)))))))))))))" office:value-type="float" office:value="21" calcext:value-type="float">
            <text:p>21</text:p>
          </table:table-cell>
          <table:table-cell table:formula="of:=ROUND(([.Q223]+[.R223]+[.I223]+[.J223]+[.M223]+[.N223])/3;0)" office:value-type="float" office:value="20" calcext:value-type="float">
            <text:p>20</text:p>
          </table:table-cell>
          <table:table-cell table:style-name="ce70" table:formula="of:=[.F223]*LOG10([.S223]+2)" office:value-type="float" office:value="6.71211340411103" calcext:value-type="float">
            <text:p>6,7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5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24]=&quot;взв&quot;;11;[.G224]=&quot;накл&quot;;24;[.G224]=&quot;прокл&quot;;25;[.G224]=&quot;пт&quot;;26;[.G224]=90;10;[.G224]=85;10;[.G224]=80;9;[.G224]=75;8;[.G224]=70;8;[.G224]=65;7;[.G224]=60;7;[.G224]=55;6;[.G224]=50;6;[.G224]=45;6;[.G224]=40;5;[.G224]=35;4;[.G224]=30;4;[.G224]=25;3;[.G224]=20;2;[.G224]=15;1;[.G224]=10;1;[.G224]=0;0)" office:value-type="float" office:value="6" calcext:value-type="float">
            <text:p>6</text:p>
          </table:table-cell>
          <table:table-cell table:formula="of:=IF([.H224]&lt;=1;0;IF([.H224]&lt;=10;11;IF([.H224]&lt;=14;12;IF([.H224]&lt;=17;13;IF([.H224]&lt;=20;14;IF([.H224]&lt;=22;15;IF([.H224]&lt;=25;16;IF([.H224]&lt;=27;17;IF([.H224]&lt;=29;18;IF([.H224]&lt;=32;19;IF([.H224]&lt;=34;20;IF([.H224]&lt;=36;21;IF([.H22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24]=&quot;взв&quot;;11;[.K224]=&quot;накл&quot;;24;[.K224]=&quot;прокл&quot;;25;[.K224]=&quot;пт&quot;;26;[.K224]=90;10;[.K224]=85;10;[.K224]=80;9;[.K224]=75;8;[.K224]=70;8;[.K224]=65;7;[.K224]=60;7;[.K224]=55;6;[.K224]=50;6;[.K224]=45;6;[.K224]=40;5;[.K224]=35;4;[.K224]=30;4;[.K224]=25;3;[.K224]=20;2;[.K224]=15;1;[.K224]=10;1;[.K224]=0;0)" office:value-type="float" office:value="7" calcext:value-type="float">
            <text:p>7</text:p>
          </table:table-cell>
          <table:table-cell table:formula="of:=IF([.L224]&lt;=1;0;IF([.L224]&lt;=10;11;IF([.L224]&lt;=14;12;IF([.L224]&lt;=17;13;IF([.L224]&lt;=20;14;IF([.L224]&lt;=22;15;IF([.L224]&lt;=25;16;IF([.L224]&lt;=27;17;IF([.L224]&lt;=29;18;IF([.L224]&lt;=32;19;IF([.L224]&lt;=34;20;IF([.L224]&lt;=36;21;IF([.L22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24]=&quot;взв&quot;;11;[.O224]=&quot;накл&quot;;24;[.O224]=&quot;прокл&quot;;25;[.O224]=&quot;пт&quot;;26;[.O224]=90;10;[.O224]=85;10;[.O224]=80;9;[.O224]=75;8;[.O224]=70;8;[.O224]=65;7;[.O224]=60;7;[.O224]=55;6;[.O224]=50;6;[.O224]=45;6;[.O224]=40;5;[.O224]=35;4;[.O224]=30;4;[.O224]=25;3;[.O224]=20;2;[.O224]=15;1;[.O224]=10;1;[.O224]=0;0)" office:value-type="float" office:value="7" calcext:value-type="float">
            <text:p>7</text:p>
          </table:table-cell>
          <table:table-cell table:formula="of:=IF([.P224]&lt;=1;0;IF([.P224]&lt;=10;11;IF([.P224]&lt;=14;12;IF([.P224]&lt;=17;13;IF([.P224]&lt;=20;14;IF([.P224]&lt;=22;15;IF([.P224]&lt;=25;16;IF([.P224]&lt;=27;17;IF([.P224]&lt;=29;18;IF([.P224]&lt;=32;19;IF([.P224]&lt;=34;20;IF([.P224]&lt;=36;21;IF([.P224]&lt;=40;22;24)))))))))))))" office:value-type="float" office:value="0" calcext:value-type="float">
            <text:p>0</text:p>
          </table:table-cell>
          <table:table-cell table:formula="of:=ROUND(([.Q224]+[.R224]+[.I224]+[.J224]+[.M224]+[.N224])/3;0)" office:value-type="float" office:value="7" calcext:value-type="float">
            <text:p>7</text:p>
          </table:table-cell>
          <table:table-cell table:style-name="ce70" table:formula="of:=[.F224]*LOG10([.S224]+2)" office:value-type="float" office:value="4.77121254719662" calcext:value-type="float">
            <text:p>4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6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25]=&quot;взв&quot;;11;[.G225]=&quot;накл&quot;;24;[.G225]=&quot;прокл&quot;;25;[.G225]=&quot;пт&quot;;26;[.G225]=90;10;[.G225]=85;10;[.G225]=80;9;[.G225]=75;8;[.G225]=70;8;[.G225]=65;7;[.G225]=60;7;[.G225]=55;6;[.G225]=50;6;[.G225]=45;6;[.G225]=40;5;[.G225]=35;4;[.G225]=30;4;[.G225]=25;3;[.G225]=20;2;[.G225]=15;1;[.G225]=10;1;[.G225]=0;0)" office:value-type="float" office:value="0" calcext:value-type="float">
            <text:p>0</text:p>
          </table:table-cell>
          <table:table-cell table:formula="of:=IF([.H225]&lt;=1;0;IF([.H225]&lt;=10;11;IF([.H225]&lt;=14;12;IF([.H225]&lt;=17;13;IF([.H225]&lt;=20;14;IF([.H225]&lt;=22;15;IF([.H225]&lt;=25;16;IF([.H225]&lt;=27;17;IF([.H225]&lt;=29;18;IF([.H225]&lt;=32;19;IF([.H225]&lt;=34;20;IF([.H225]&lt;=36;21;IF([.H225]&lt;=40;22;24)))))))))))))"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25]=&quot;взв&quot;;11;[.K225]=&quot;накл&quot;;24;[.K225]=&quot;прокл&quot;;25;[.K225]=&quot;пт&quot;;26;[.K225]=90;10;[.K225]=85;10;[.K225]=80;9;[.K225]=75;8;[.K225]=70;8;[.K225]=65;7;[.K225]=60;7;[.K225]=55;6;[.K225]=50;6;[.K225]=45;6;[.K225]=40;5;[.K225]=35;4;[.K225]=30;4;[.K225]=25;3;[.K225]=20;2;[.K225]=15;1;[.K225]=10;1;[.K225]=0;0)" office:value-type="float" office:value="0" calcext:value-type="float">
            <text:p>0</text:p>
          </table:table-cell>
          <table:table-cell table:formula="of:=IF([.L225]&lt;=1;0;IF([.L225]&lt;=10;11;IF([.L225]&lt;=14;12;IF([.L225]&lt;=17;13;IF([.L225]&lt;=20;14;IF([.L225]&lt;=22;15;IF([.L225]&lt;=25;16;IF([.L225]&lt;=27;17;IF([.L225]&lt;=29;18;IF([.L225]&lt;=32;19;IF([.L225]&lt;=34;20;IF([.L225]&lt;=36;21;IF([.L225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25]=&quot;взв&quot;;11;[.O225]=&quot;накл&quot;;24;[.O225]=&quot;прокл&quot;;25;[.O225]=&quot;пт&quot;;26;[.O225]=90;10;[.O225]=85;10;[.O225]=80;9;[.O225]=75;8;[.O225]=70;8;[.O225]=65;7;[.O225]=60;7;[.O225]=55;6;[.O225]=50;6;[.O225]=45;6;[.O225]=40;5;[.O225]=35;4;[.O225]=30;4;[.O225]=25;3;[.O225]=20;2;[.O225]=15;1;[.O225]=10;1;[.O225]=0;0)" office:value-type="float" office:value="0" calcext:value-type="float">
            <text:p>0</text:p>
          </table:table-cell>
          <table:table-cell table:formula="of:=IF([.P225]&lt;=1;0;IF([.P225]&lt;=10;11;IF([.P225]&lt;=14;12;IF([.P225]&lt;=17;13;IF([.P225]&lt;=20;14;IF([.P225]&lt;=22;15;IF([.P225]&lt;=25;16;IF([.P225]&lt;=27;17;IF([.P225]&lt;=29;18;IF([.P225]&lt;=32;19;IF([.P225]&lt;=34;20;IF([.P225]&lt;=36;21;IF([.P225]&lt;=40;22;24)))))))))))))" office:value-type="float" office:value="19" calcext:value-type="float">
            <text:p>19</text:p>
          </table:table-cell>
          <table:table-cell table:formula="of:=ROUND(([.Q225]+[.R225]+[.I225]+[.J225]+[.M225]+[.N225])/3;0)" office:value-type="float" office:value="19" calcext:value-type="float">
            <text:p>19</text:p>
          </table:table-cell>
          <table:table-cell table:style-name="ce70" table:formula="of:=[.F225]*LOG10([.S225]+2)" office:value-type="float" office:value="6.6110964736696" calcext:value-type="float">
            <text:p>6,6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6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26]=&quot;взв&quot;;11;[.G226]=&quot;накл&quot;;24;[.G226]=&quot;прокл&quot;;25;[.G226]=&quot;пт&quot;;26;[.G226]=90;10;[.G226]=85;10;[.G226]=80;9;[.G226]=75;8;[.G226]=70;8;[.G226]=65;7;[.G226]=60;7;[.G226]=55;6;[.G226]=50;6;[.G226]=45;6;[.G226]=40;5;[.G226]=35;4;[.G226]=30;4;[.G226]=25;3;[.G226]=20;2;[.G226]=15;1;[.G226]=10;1;[.G226]=0;0)" office:value-type="float" office:value="0" calcext:value-type="float">
            <text:p>0</text:p>
          </table:table-cell>
          <table:table-cell table:formula="of:=IF([.H226]&lt;=1;0;IF([.H226]&lt;=10;11;IF([.H226]&lt;=14;12;IF([.H226]&lt;=17;13;IF([.H226]&lt;=20;14;IF([.H226]&lt;=22;15;IF([.H226]&lt;=25;16;IF([.H226]&lt;=27;17;IF([.H226]&lt;=29;18;IF([.H226]&lt;=32;19;IF([.H226]&lt;=34;20;IF([.H226]&lt;=36;21;IF([.H22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26]=&quot;взв&quot;;11;[.K226]=&quot;накл&quot;;24;[.K226]=&quot;прокл&quot;;25;[.K226]=&quot;пт&quot;;26;[.K226]=90;10;[.K226]=85;10;[.K226]=80;9;[.K226]=75;8;[.K226]=70;8;[.K226]=65;7;[.K226]=60;7;[.K226]=55;6;[.K226]=50;6;[.K226]=45;6;[.K226]=40;5;[.K226]=35;4;[.K226]=30;4;[.K226]=25;3;[.K226]=20;2;[.K226]=15;1;[.K226]=10;1;[.K226]=0;0)" office:value-type="float" office:value="0" calcext:value-type="float">
            <text:p>0</text:p>
          </table:table-cell>
          <table:table-cell table:formula="of:=IF([.L226]&lt;=1;0;IF([.L226]&lt;=10;11;IF([.L226]&lt;=14;12;IF([.L226]&lt;=17;13;IF([.L226]&lt;=20;14;IF([.L226]&lt;=22;15;IF([.L226]&lt;=25;16;IF([.L226]&lt;=27;17;IF([.L226]&lt;=29;18;IF([.L226]&lt;=32;19;IF([.L226]&lt;=34;20;IF([.L226]&lt;=36;21;IF([.L226]&lt;=40;22;24)))))))))))))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26]=&quot;взв&quot;;11;[.O226]=&quot;накл&quot;;24;[.O226]=&quot;прокл&quot;;25;[.O226]=&quot;пт&quot;;26;[.O226]=90;10;[.O226]=85;10;[.O226]=80;9;[.O226]=75;8;[.O226]=70;8;[.O226]=65;7;[.O226]=60;7;[.O226]=55;6;[.O226]=50;6;[.O226]=45;6;[.O226]=40;5;[.O226]=35;4;[.O226]=30;4;[.O226]=25;3;[.O226]=20;2;[.O226]=15;1;[.O226]=10;1;[.O226]=0;0)" office:value-type="float" office:value="0" calcext:value-type="float">
            <text:p>0</text:p>
          </table:table-cell>
          <table:table-cell table:formula="of:=IF([.P226]&lt;=1;0;IF([.P226]&lt;=10;11;IF([.P226]&lt;=14;12;IF([.P226]&lt;=17;13;IF([.P226]&lt;=20;14;IF([.P226]&lt;=22;15;IF([.P226]&lt;=25;16;IF([.P226]&lt;=27;17;IF([.P226]&lt;=29;18;IF([.P226]&lt;=32;19;IF([.P226]&lt;=34;20;IF([.P226]&lt;=36;21;IF([.P226]&lt;=40;22;24)))))))))))))" office:value-type="float" office:value="22" calcext:value-type="float">
            <text:p>22</text:p>
          </table:table-cell>
          <table:table-cell table:formula="of:=ROUND(([.Q226]+[.R226]+[.I226]+[.J226]+[.M226]+[.N226])/3;0)" office:value-type="float" office:value="21" calcext:value-type="float">
            <text:p>21</text:p>
          </table:table-cell>
          <table:table-cell table:style-name="ce70" table:formula="of:=[.F226]*LOG10([.S226]+2)" office:value-type="float" office:value="6.80863918008796" calcext:value-type="float">
            <text:p>6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6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227]=&quot;взв&quot;;11;[.G227]=&quot;накл&quot;;24;[.G227]=&quot;прокл&quot;;25;[.G227]=&quot;пт&quot;;26;[.G227]=90;10;[.G227]=85;10;[.G227]=80;9;[.G227]=75;8;[.G227]=70;8;[.G227]=65;7;[.G227]=60;7;[.G227]=55;6;[.G227]=50;6;[.G227]=45;6;[.G227]=40;5;[.G227]=35;4;[.G227]=30;4;[.G227]=25;3;[.G227]=20;2;[.G227]=15;1;[.G227]=10;1;[.G227]=0;0)" office:value-type="float" office:value="25" calcext:value-type="float">
            <text:p>25</text:p>
          </table:table-cell>
          <table:table-cell table:formula="of:=IF([.H227]&lt;=1;0;IF([.H227]&lt;=10;11;IF([.H227]&lt;=14;12;IF([.H227]&lt;=17;13;IF([.H227]&lt;=20;14;IF([.H227]&lt;=22;15;IF([.H227]&lt;=25;16;IF([.H227]&lt;=27;17;IF([.H227]&lt;=29;18;IF([.H227]&lt;=32;19;IF([.H227]&lt;=34;20;IF([.H227]&lt;=36;21;IF([.H22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27]=&quot;взв&quot;;11;[.K227]=&quot;накл&quot;;24;[.K227]=&quot;прокл&quot;;25;[.K227]=&quot;пт&quot;;26;[.K227]=90;10;[.K227]=85;10;[.K227]=80;9;[.K227]=75;8;[.K227]=70;8;[.K227]=65;7;[.K227]=60;7;[.K227]=55;6;[.K227]=50;6;[.K227]=45;6;[.K227]=40;5;[.K227]=35;4;[.K227]=30;4;[.K227]=25;3;[.K227]=20;2;[.K227]=15;1;[.K227]=10;1;[.K227]=0;0)" office:value-type="float" office:value="0" calcext:value-type="float">
            <text:p>0</text:p>
          </table:table-cell>
          <table:table-cell table:formula="of:=IF([.L227]&lt;=1;0;IF([.L227]&lt;=10;11;IF([.L227]&lt;=14;12;IF([.L227]&lt;=17;13;IF([.L227]&lt;=20;14;IF([.L227]&lt;=22;15;IF([.L227]&lt;=25;16;IF([.L227]&lt;=27;17;IF([.L227]&lt;=29;18;IF([.L227]&lt;=32;19;IF([.L227]&lt;=34;20;IF([.L227]&lt;=36;21;IF([.L22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27]=&quot;взв&quot;;11;[.O227]=&quot;накл&quot;;24;[.O227]=&quot;прокл&quot;;25;[.O227]=&quot;пт&quot;;26;[.O227]=90;10;[.O227]=85;10;[.O227]=80;9;[.O227]=75;8;[.O227]=70;8;[.O227]=65;7;[.O227]=60;7;[.O227]=55;6;[.O227]=50;6;[.O227]=45;6;[.O227]=40;5;[.O227]=35;4;[.O227]=30;4;[.O227]=25;3;[.O227]=20;2;[.O227]=15;1;[.O227]=10;1;[.O227]=0;0)" office:value-type="float" office:value="0" calcext:value-type="float">
            <text:p>0</text:p>
          </table:table-cell>
          <table:table-cell table:formula="of:=IF([.P227]&lt;=1;0;IF([.P227]&lt;=10;11;IF([.P227]&lt;=14;12;IF([.P227]&lt;=17;13;IF([.P227]&lt;=20;14;IF([.P227]&lt;=22;15;IF([.P227]&lt;=25;16;IF([.P227]&lt;=27;17;IF([.P227]&lt;=29;18;IF([.P227]&lt;=32;19;IF([.P227]&lt;=34;20;IF([.P227]&lt;=36;21;IF([.P227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0" table:formula="of:=[.F227]*LOG10([.S227]+2)" office:value-type="float" office:value="7.15681882079494" calcext:value-type="float">
            <text:p>7,1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7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28]=&quot;взв&quot;;11;[.G228]=&quot;накл&quot;;24;[.G228]=&quot;прокл&quot;;25;[.G228]=&quot;пт&quot;;26;[.G228]=90;10;[.G228]=85;10;[.G228]=80;9;[.G228]=75;8;[.G228]=70;8;[.G228]=65;7;[.G228]=60;7;[.G228]=55;6;[.G228]=50;6;[.G228]=45;6;[.G228]=40;5;[.G228]=35;4;[.G228]=30;4;[.G228]=25;3;[.G228]=20;2;[.G228]=15;1;[.G228]=10;1;[.G228]=0;0)" office:value-type="float" office:value="26" calcext:value-type="float">
            <text:p>26</text:p>
          </table:table-cell>
          <table:table-cell table:formula="of:=IF([.H228]&lt;=1;0;IF([.H228]&lt;=10;11;IF([.H228]&lt;=14;12;IF([.H228]&lt;=17;13;IF([.H228]&lt;=20;14;IF([.H228]&lt;=22;15;IF([.H228]&lt;=25;16;IF([.H228]&lt;=27;17;IF([.H228]&lt;=29;18;IF([.H228]&lt;=32;19;IF([.H228]&lt;=34;20;IF([.H228]&lt;=36;21;IF([.H22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28]=&quot;взв&quot;;11;[.K228]=&quot;накл&quot;;24;[.K228]=&quot;прокл&quot;;25;[.K228]=&quot;пт&quot;;26;[.K228]=90;10;[.K228]=85;10;[.K228]=80;9;[.K228]=75;8;[.K228]=70;8;[.K228]=65;7;[.K228]=60;7;[.K228]=55;6;[.K228]=50;6;[.K228]=45;6;[.K228]=40;5;[.K228]=35;4;[.K228]=30;4;[.K228]=25;3;[.K228]=20;2;[.K228]=15;1;[.K228]=10;1;[.K228]=0;0)" office:value-type="float" office:value="26" calcext:value-type="float">
            <text:p>26</text:p>
          </table:table-cell>
          <table:table-cell table:formula="of:=IF([.L228]&lt;=1;0;IF([.L228]&lt;=10;11;IF([.L228]&lt;=14;12;IF([.L228]&lt;=17;13;IF([.L228]&lt;=20;14;IF([.L228]&lt;=22;15;IF([.L228]&lt;=25;16;IF([.L228]&lt;=27;17;IF([.L228]&lt;=29;18;IF([.L228]&lt;=32;19;IF([.L228]&lt;=34;20;IF([.L228]&lt;=36;21;IF([.L22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28]=&quot;взв&quot;;11;[.O228]=&quot;накл&quot;;24;[.O228]=&quot;прокл&quot;;25;[.O228]=&quot;пт&quot;;26;[.O228]=90;10;[.O228]=85;10;[.O228]=80;9;[.O228]=75;8;[.O228]=70;8;[.O228]=65;7;[.O228]=60;7;[.O228]=55;6;[.O228]=50;6;[.O228]=45;6;[.O228]=40;5;[.O228]=35;4;[.O228]=30;4;[.O228]=25;3;[.O228]=20;2;[.O228]=15;1;[.O228]=10;1;[.O228]=0;0)" office:value-type="float" office:value="26" calcext:value-type="float">
            <text:p>26</text:p>
          </table:table-cell>
          <table:table-cell table:formula="of:=IF([.P228]&lt;=1;0;IF([.P228]&lt;=10;11;IF([.P228]&lt;=14;12;IF([.P228]&lt;=17;13;IF([.P228]&lt;=20;14;IF([.P228]&lt;=22;15;IF([.P228]&lt;=25;16;IF([.P228]&lt;=27;17;IF([.P228]&lt;=29;18;IF([.P228]&lt;=32;19;IF([.P228]&lt;=34;20;IF([.P228]&lt;=36;21;IF([.P228]&lt;=40;22;24)))))))))))))" office:value-type="float" office:value="0" calcext:value-type="float">
            <text:p>0</text:p>
          </table:table-cell>
          <table:table-cell table:formula="of:=ROUND(([.Q228]+[.R228]+[.I228]+[.J228]+[.M228]+[.N228])/3;0)" office:value-type="float" office:value="26" calcext:value-type="float">
            <text:p>26</text:p>
          </table:table-cell>
          <table:table-cell table:style-name="ce70" table:formula="of:=[.F228]*LOG10([.S228]+2)" office:value-type="float" office:value="7.2357901567111" calcext:value-type="float">
            <text:p>7,2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0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29]=&quot;взв&quot;;11;[.G229]=&quot;накл&quot;;24;[.G229]=&quot;прокл&quot;;25;[.G229]=&quot;пт&quot;;26;[.G229]=90;10;[.G229]=85;10;[.G229]=80;9;[.G229]=75;8;[.G229]=70;8;[.G229]=65;7;[.G229]=60;7;[.G229]=55;6;[.G229]=50;6;[.G229]=45;6;[.G229]=40;5;[.G229]=35;4;[.G229]=30;4;[.G229]=25;3;[.G229]=20;2;[.G229]=15;1;[.G229]=10;1;[.G229]=0;0)" office:value-type="float" office:value="11" calcext:value-type="float">
            <text:p>11</text:p>
          </table:table-cell>
          <table:table-cell table:formula="of:=IF([.H229]&lt;=1;0;IF([.H229]&lt;=10;11;IF([.H229]&lt;=14;12;IF([.H229]&lt;=17;13;IF([.H229]&lt;=20;14;IF([.H229]&lt;=22;15;IF([.H229]&lt;=25;16;IF([.H229]&lt;=27;17;IF([.H229]&lt;=29;18;IF([.H229]&lt;=32;19;IF([.H229]&lt;=34;20;IF([.H229]&lt;=36;21;IF([.H22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29]=&quot;взв&quot;;11;[.K229]=&quot;накл&quot;;24;[.K229]=&quot;прокл&quot;;25;[.K229]=&quot;пт&quot;;26;[.K229]=90;10;[.K229]=85;10;[.K229]=80;9;[.K229]=75;8;[.K229]=70;8;[.K229]=65;7;[.K229]=60;7;[.K229]=55;6;[.K229]=50;6;[.K229]=45;6;[.K229]=40;5;[.K229]=35;4;[.K229]=30;4;[.K229]=25;3;[.K229]=20;2;[.K229]=15;1;[.K229]=10;1;[.K229]=0;0)" office:value-type="float" office:value="11" calcext:value-type="float">
            <text:p>11</text:p>
          </table:table-cell>
          <table:table-cell table:formula="of:=IF([.L229]&lt;=1;0;IF([.L229]&lt;=10;11;IF([.L229]&lt;=14;12;IF([.L229]&lt;=17;13;IF([.L229]&lt;=20;14;IF([.L229]&lt;=22;15;IF([.L229]&lt;=25;16;IF([.L229]&lt;=27;17;IF([.L229]&lt;=29;18;IF([.L229]&lt;=32;19;IF([.L229]&lt;=34;20;IF([.L229]&lt;=36;21;IF([.L22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29]=&quot;взв&quot;;11;[.O229]=&quot;накл&quot;;24;[.O229]=&quot;прокл&quot;;25;[.O229]=&quot;пт&quot;;26;[.O229]=90;10;[.O229]=85;10;[.O229]=80;9;[.O229]=75;8;[.O229]=70;8;[.O229]=65;7;[.O229]=60;7;[.O229]=55;6;[.O229]=50;6;[.O229]=45;6;[.O229]=40;5;[.O229]=35;4;[.O229]=30;4;[.O229]=25;3;[.O229]=20;2;[.O229]=15;1;[.O229]=10;1;[.O229]=0;0)" office:value-type="float" office:value="11" calcext:value-type="float">
            <text:p>11</text:p>
          </table:table-cell>
          <table:table-cell table:formula="of:=IF([.P229]&lt;=1;0;IF([.P229]&lt;=10;11;IF([.P229]&lt;=14;12;IF([.P229]&lt;=17;13;IF([.P229]&lt;=20;14;IF([.P229]&lt;=22;15;IF([.P229]&lt;=25;16;IF([.P229]&lt;=27;17;IF([.P229]&lt;=29;18;IF([.P229]&lt;=32;19;IF([.P229]&lt;=34;20;IF([.P229]&lt;=36;21;IF([.P229]&lt;=40;22;24)))))))))))))" office:value-type="float" office:value="0" calcext:value-type="float">
            <text:p>0</text:p>
          </table:table-cell>
          <table:table-cell table:formula="of:=ROUND(([.Q229]+[.R229]+[.I229]+[.J229]+[.M229]+[.N229])/3;0)" office:value-type="float" office:value="11" calcext:value-type="float">
            <text:p>11</text:p>
          </table:table-cell>
          <table:table-cell table:style-name="ce70" table:formula="of:=[.F229]*LOG10([.S229]+2)" office:value-type="float" office:value="5.56971676153418" calcext:value-type="float">
            <text:p>5,5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8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30]=&quot;взв&quot;;11;[.G230]=&quot;накл&quot;;24;[.G230]=&quot;прокл&quot;;25;[.G230]=&quot;пт&quot;;26;[.G230]=90;10;[.G230]=85;10;[.G230]=80;9;[.G230]=75;8;[.G230]=70;8;[.G230]=65;7;[.G230]=60;7;[.G230]=55;6;[.G230]=50;6;[.G230]=45;6;[.G230]=40;5;[.G230]=35;4;[.G230]=30;4;[.G230]=25;3;[.G230]=20;2;[.G230]=15;1;[.G230]=10;1;[.G230]=0;0)" office:value-type="float" office:value="11" calcext:value-type="float">
            <text:p>11</text:p>
          </table:table-cell>
          <table:table-cell table:formula="of:=IF([.H230]&lt;=1;0;IF([.H230]&lt;=10;11;IF([.H230]&lt;=14;12;IF([.H230]&lt;=17;13;IF([.H230]&lt;=20;14;IF([.H230]&lt;=22;15;IF([.H230]&lt;=25;16;IF([.H230]&lt;=27;17;IF([.H230]&lt;=29;18;IF([.H230]&lt;=32;19;IF([.H230]&lt;=34;20;IF([.H230]&lt;=36;21;IF([.H2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30]=&quot;взв&quot;;11;[.K230]=&quot;накл&quot;;24;[.K230]=&quot;прокл&quot;;25;[.K230]=&quot;пт&quot;;26;[.K230]=90;10;[.K230]=85;10;[.K230]=80;9;[.K230]=75;8;[.K230]=70;8;[.K230]=65;7;[.K230]=60;7;[.K230]=55;6;[.K230]=50;6;[.K230]=45;6;[.K230]=40;5;[.K230]=35;4;[.K230]=30;4;[.K230]=25;3;[.K230]=20;2;[.K230]=15;1;[.K230]=10;1;[.K230]=0;0)" office:value-type="float" office:value="10" calcext:value-type="float">
            <text:p>10</text:p>
          </table:table-cell>
          <table:table-cell table:formula="of:=IF([.L230]&lt;=1;0;IF([.L230]&lt;=10;11;IF([.L230]&lt;=14;12;IF([.L230]&lt;=17;13;IF([.L230]&lt;=20;14;IF([.L230]&lt;=22;15;IF([.L230]&lt;=25;16;IF([.L230]&lt;=27;17;IF([.L230]&lt;=29;18;IF([.L230]&lt;=32;19;IF([.L230]&lt;=34;20;IF([.L230]&lt;=36;21;IF([.L2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0]=&quot;взв&quot;;11;[.O230]=&quot;накл&quot;;24;[.O230]=&quot;прокл&quot;;25;[.O230]=&quot;пт&quot;;26;[.O230]=90;10;[.O230]=85;10;[.O230]=80;9;[.O230]=75;8;[.O230]=70;8;[.O230]=65;7;[.O230]=60;7;[.O230]=55;6;[.O230]=50;6;[.O230]=45;6;[.O230]=40;5;[.O230]=35;4;[.O230]=30;4;[.O230]=25;3;[.O230]=20;2;[.O230]=15;1;[.O230]=10;1;[.O230]=0;0)" office:value-type="float" office:value="10" calcext:value-type="float">
            <text:p>10</text:p>
          </table:table-cell>
          <table:table-cell table:formula="of:=IF([.P230]&lt;=1;0;IF([.P230]&lt;=10;11;IF([.P230]&lt;=14;12;IF([.P230]&lt;=17;13;IF([.P230]&lt;=20;14;IF([.P230]&lt;=22;15;IF([.P230]&lt;=25;16;IF([.P230]&lt;=27;17;IF([.P230]&lt;=29;18;IF([.P230]&lt;=32;19;IF([.P230]&lt;=34;20;IF([.P230]&lt;=36;21;IF([.P230]&lt;=40;22;24)))))))))))))" office:value-type="float" office:value="0" calcext:value-type="float">
            <text:p>0</text:p>
          </table:table-cell>
          <table:table-cell table:formula="of:=ROUND(([.Q230]+[.R230]+[.I230]+[.J230]+[.M230]+[.N230])/3;0)" office:value-type="float" office:value="10" calcext:value-type="float">
            <text:p>10</text:p>
          </table:table-cell>
          <table:table-cell table:style-name="ce70" table:formula="of:=[.F230]*LOG10([.S230]+2)" office:value-type="float" office:value="5.39590623023813" calcext:value-type="float">
            <text:p>5,4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70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31]=&quot;взв&quot;;11;[.G231]=&quot;накл&quot;;24;[.G231]=&quot;прокл&quot;;25;[.G231]=&quot;пт&quot;;26;[.G231]=90;10;[.G231]=85;10;[.G231]=80;9;[.G231]=75;8;[.G231]=70;8;[.G231]=65;7;[.G231]=60;7;[.G231]=55;6;[.G231]=50;6;[.G231]=45;6;[.G231]=40;5;[.G231]=35;4;[.G231]=30;4;[.G231]=25;3;[.G231]=20;2;[.G231]=15;1;[.G231]=10;1;[.G231]=0;0)" office:value-type="float" office:value="6" calcext:value-type="float">
            <text:p>6</text:p>
          </table:table-cell>
          <table:table-cell table:formula="of:=IF([.H231]&lt;=1;0;IF([.H231]&lt;=10;11;IF([.H231]&lt;=14;12;IF([.H231]&lt;=17;13;IF([.H231]&lt;=20;14;IF([.H231]&lt;=22;15;IF([.H231]&lt;=25;16;IF([.H231]&lt;=27;17;IF([.H231]&lt;=29;18;IF([.H231]&lt;=32;19;IF([.H231]&lt;=34;20;IF([.H231]&lt;=36;21;IF([.H23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31]=&quot;взв&quot;;11;[.K231]=&quot;накл&quot;;24;[.K231]=&quot;прокл&quot;;25;[.K231]=&quot;пт&quot;;26;[.K231]=90;10;[.K231]=85;10;[.K231]=80;9;[.K231]=75;8;[.K231]=70;8;[.K231]=65;7;[.K231]=60;7;[.K231]=55;6;[.K231]=50;6;[.K231]=45;6;[.K231]=40;5;[.K231]=35;4;[.K231]=30;4;[.K231]=25;3;[.K231]=20;2;[.K231]=15;1;[.K231]=10;1;[.K231]=0;0)" office:value-type="float" office:value="10" calcext:value-type="float">
            <text:p>10</text:p>
          </table:table-cell>
          <table:table-cell table:formula="of:=IF([.L231]&lt;=1;0;IF([.L231]&lt;=10;11;IF([.L231]&lt;=14;12;IF([.L231]&lt;=17;13;IF([.L231]&lt;=20;14;IF([.L231]&lt;=22;15;IF([.L231]&lt;=25;16;IF([.L231]&lt;=27;17;IF([.L231]&lt;=29;18;IF([.L231]&lt;=32;19;IF([.L231]&lt;=34;20;IF([.L231]&lt;=36;21;IF([.L231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231]=&quot;взв&quot;;11;[.O231]=&quot;накл&quot;;24;[.O231]=&quot;прокл&quot;;25;[.O231]=&quot;пт&quot;;26;[.O231]=90;10;[.O231]=85;10;[.O231]=80;9;[.O231]=75;8;[.O231]=70;8;[.O231]=65;7;[.O231]=60;7;[.O231]=55;6;[.O231]=50;6;[.O231]=45;6;[.O231]=40;5;[.O231]=35;4;[.O231]=30;4;[.O231]=25;3;[.O231]=20;2;[.O231]=15;1;[.O231]=10;1;[.O231]=0;0)" office:value-type="float" office:value="9" calcext:value-type="float">
            <text:p>9</text:p>
          </table:table-cell>
          <table:table-cell table:formula="of:=IF([.P231]&lt;=1;0;IF([.P231]&lt;=10;11;IF([.P231]&lt;=14;12;IF([.P231]&lt;=17;13;IF([.P231]&lt;=20;14;IF([.P231]&lt;=22;15;IF([.P231]&lt;=25;16;IF([.P231]&lt;=27;17;IF([.P231]&lt;=29;18;IF([.P231]&lt;=32;19;IF([.P231]&lt;=34;20;IF([.P231]&lt;=36;21;IF([.P231]&lt;=40;22;24)))))))))))))" office:value-type="float" office:value="0" calcext:value-type="float">
            <text:p>0</text:p>
          </table:table-cell>
          <table:table-cell table:formula="of:=ROUND(([.Q231]+[.R231]+[.I231]+[.J231]+[.M231]+[.N231])/3;0)" office:value-type="float" office:value="8" calcext:value-type="float">
            <text:p>8</text:p>
          </table:table-cell>
          <table:table-cell table:style-name="ce70" table:formula="of:=[.F231]*LOG10([.S231]+2)" office:value-type="float" office:value="5" calcext:value-type="float">
            <text:p>5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86</text:p>
          </table:table-cell>
          <table:table-cell office:value-type="date" office:date-value="2009-07-06" calcext:value-type="date">
            <text:p>06.07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Elovaya Sever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G232]=&quot;взв&quot;;11;[.G232]=&quot;накл&quot;;24;[.G232]=&quot;прокл&quot;;25;[.G232]=&quot;пт&quot;;26;[.G232]=90;10;[.G232]=85;10;[.G232]=80;9;[.G232]=75;8;[.G232]=70;8;[.G232]=65;7;[.G232]=60;7;[.G232]=55;6;[.G232]=50;6;[.G232]=45;6;[.G232]=40;5;[.G232]=35;4;[.G232]=30;4;[.G232]=25;3;[.G232]=20;2;[.G232]=15;1;[.G232]=10;1;[.G232]=0;0)" office:value-type="float" office:value="9" calcext:value-type="float">
            <text:p>9</text:p>
          </table:table-cell>
          <table:table-cell table:formula="of:=IF([.H232]&lt;=1;0;IF([.H232]&lt;=10;11;IF([.H232]&lt;=14;12;IF([.H232]&lt;=17;13;IF([.H232]&lt;=20;14;IF([.H232]&lt;=22;15;IF([.H232]&lt;=25;16;IF([.H232]&lt;=27;17;IF([.H232]&lt;=29;18;IF([.H232]&lt;=32;19;IF([.H232]&lt;=34;20;IF([.H232]&lt;=36;21;IF([.H232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232]=&quot;взв&quot;;11;[.K232]=&quot;накл&quot;;24;[.K232]=&quot;прокл&quot;;25;[.K232]=&quot;пт&quot;;26;[.K232]=90;10;[.K232]=85;10;[.K232]=80;9;[.K232]=75;8;[.K232]=70;8;[.K232]=65;7;[.K232]=60;7;[.K232]=55;6;[.K232]=50;6;[.K232]=45;6;[.K232]=40;5;[.K232]=35;4;[.K232]=30;4;[.K232]=25;3;[.K232]=20;2;[.K232]=15;1;[.K232]=10;1;[.K232]=0;0)" office:value-type="float" office:value="9" calcext:value-type="float">
            <text:p>9</text:p>
          </table:table-cell>
          <table:table-cell table:formula="of:=IF([.L232]&lt;=1;0;IF([.L232]&lt;=10;11;IF([.L232]&lt;=14;12;IF([.L232]&lt;=17;13;IF([.L232]&lt;=20;14;IF([.L232]&lt;=22;15;IF([.L232]&lt;=25;16;IF([.L232]&lt;=27;17;IF([.L232]&lt;=29;18;IF([.L232]&lt;=32;19;IF([.L232]&lt;=34;20;IF([.L232]&lt;=36;21;IF([.L23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32]=&quot;взв&quot;;11;[.O232]=&quot;накл&quot;;24;[.O232]=&quot;прокл&quot;;25;[.O232]=&quot;пт&quot;;26;[.O232]=90;10;[.O232]=85;10;[.O232]=80;9;[.O232]=75;8;[.O232]=70;8;[.O232]=65;7;[.O232]=60;7;[.O232]=55;6;[.O232]=50;6;[.O232]=45;6;[.O232]=40;5;[.O232]=35;4;[.O232]=30;4;[.O232]=25;3;[.O232]=20;2;[.O232]=15;1;[.O232]=10;1;[.O232]=0;0)" office:value-type="float" office:value="10" calcext:value-type="float">
            <text:p>10</text:p>
          </table:table-cell>
          <table:table-cell table:formula="of:=IF([.P232]&lt;=1;0;IF([.P232]&lt;=10;11;IF([.P232]&lt;=14;12;IF([.P232]&lt;=17;13;IF([.P232]&lt;=20;14;IF([.P232]&lt;=22;15;IF([.P232]&lt;=25;16;IF([.P232]&lt;=27;17;IF([.P232]&lt;=29;18;IF([.P232]&lt;=32;19;IF([.P232]&lt;=34;20;IF([.P232]&lt;=36;21;IF([.P232]&lt;=40;22;24)))))))))))))" office:value-type="float" office:value="0" calcext:value-type="float">
            <text:p>0</text:p>
          </table:table-cell>
          <table:table-cell table:formula="of:=ROUND(([.Q232]+[.R232]+[.I232]+[.J232]+[.M232]+[.N232])/3;0)" office:value-type="float" office:value="9" calcext:value-type="float">
            <text:p>9</text:p>
          </table:table-cell>
          <table:table-cell table:style-name="ce70" table:formula="of:=[.F232]*LOG10([.S232]+2)" office:value-type="float" office:value="5.20696342579113" calcext:value-type="float">
            <text:p>5,2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3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formula="of:=COM.MICROSOFT.IFS([.G233]=&quot;взв&quot;;11;[.G233]=&quot;накл&quot;;24;[.G233]=&quot;прокл&quot;;25;[.G233]=&quot;пт&quot;;26;[.G233]=90;10;[.G233]=85;10;[.G233]=80;9;[.G233]=75;8;[.G233]=70;8;[.G233]=65;7;[.G233]=60;7;[.G233]=55;6;[.G233]=50;6;[.G233]=45;6;[.G233]=40;5;[.G233]=35;4;[.G233]=30;4;[.G233]=25;3;[.G233]=20;2;[.G233]=15;1;[.G233]=10;1;[.G233]=0;0)" office:value-type="float" office:value="0" calcext:value-type="float">
            <text:p>0</text:p>
          </table:table-cell>
          <table:table-cell table:formula="of:=IF([.H233]&lt;=1;0;IF([.H233]&lt;=10;11;IF([.H233]&lt;=14;12;IF([.H233]&lt;=17;13;IF([.H233]&lt;=20;14;IF([.H233]&lt;=22;15;IF([.H233]&lt;=25;16;IF([.H233]&lt;=27;17;IF([.H233]&lt;=29;18;IF([.H233]&lt;=32;19;IF([.H233]&lt;=34;20;IF([.H233]&lt;=36;21;IF([.H233]&lt;=40;22;24)))))))))))))" office:value-type="float" office:value="16" calcext:value-type="float">
            <text:p>16</text:p>
          </table:table-cell>
          <table:table-cell table:style-name="ce13"/>
          <table:table-cell table:style-name="ce13" office:value-type="float" office:value="26" calcext:value-type="float">
            <text:p>26</text:p>
          </table:table-cell>
          <table:table-cell table:formula="of:=COM.MICROSOFT.IFS([.K233]=&quot;взв&quot;;11;[.K233]=&quot;накл&quot;;24;[.K233]=&quot;прокл&quot;;25;[.K233]=&quot;пт&quot;;26;[.K233]=90;10;[.K233]=85;10;[.K233]=80;9;[.K233]=75;8;[.K233]=70;8;[.K233]=65;7;[.K233]=60;7;[.K233]=55;6;[.K233]=50;6;[.K233]=45;6;[.K233]=40;5;[.K233]=35;4;[.K233]=30;4;[.K233]=25;3;[.K233]=20;2;[.K233]=15;1;[.K233]=10;1;[.K233]=0;0)" office:value-type="float" office:value="0" calcext:value-type="float">
            <text:p>0</text:p>
          </table:table-cell>
          <table:table-cell table:formula="of:=IF([.L233]&lt;=1;0;IF([.L233]&lt;=10;11;IF([.L233]&lt;=14;12;IF([.L233]&lt;=17;13;IF([.L233]&lt;=20;14;IF([.L233]&lt;=22;15;IF([.L233]&lt;=25;16;IF([.L233]&lt;=27;17;IF([.L233]&lt;=29;18;IF([.L233]&lt;=32;19;IF([.L233]&lt;=34;20;IF([.L233]&lt;=36;21;IF([.L233]&lt;=40;22;24)))))))))))))" office:value-type="float" office:value="17" calcext:value-type="float">
            <text:p>17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formula="of:=COM.MICROSOFT.IFS([.O233]=&quot;взв&quot;;11;[.O233]=&quot;накл&quot;;24;[.O233]=&quot;прокл&quot;;25;[.O233]=&quot;пт&quot;;26;[.O233]=90;10;[.O233]=85;10;[.O233]=80;9;[.O233]=75;8;[.O233]=70;8;[.O233]=65;7;[.O233]=60;7;[.O233]=55;6;[.O233]=50;6;[.O233]=45;6;[.O233]=40;5;[.O233]=35;4;[.O233]=30;4;[.O233]=25;3;[.O233]=20;2;[.O233]=15;1;[.O233]=10;1;[.O233]=0;0)" office:value-type="float" office:value="0" calcext:value-type="float">
            <text:p>0</text:p>
          </table:table-cell>
          <table:table-cell table:formula="of:=IF([.P233]&lt;=1;0;IF([.P233]&lt;=10;11;IF([.P233]&lt;=14;12;IF([.P233]&lt;=17;13;IF([.P233]&lt;=20;14;IF([.P233]&lt;=22;15;IF([.P233]&lt;=25;16;IF([.P233]&lt;=27;17;IF([.P233]&lt;=29;18;IF([.P233]&lt;=32;19;IF([.P233]&lt;=34;20;IF([.P233]&lt;=36;21;IF([.P233]&lt;=40;22;24)))))))))))))" office:value-type="float" office:value="17" calcext:value-type="float">
            <text:p>17</text:p>
          </table:table-cell>
          <table:table-cell table:formula="of:=ROUND(([.Q233]+[.R233]+[.I233]+[.J233]+[.M233]+[.N233])/3;0)" office:value-type="float" office:value="17" calcext:value-type="float">
            <text:p>17</text:p>
          </table:table-cell>
          <table:table-cell table:style-name="ce70" table:formula="of:=[.F233]*LOG10([.S233]+2)" office:value-type="float" office:value="7.67252160571697" calcext:value-type="float">
            <text:p>7,6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4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 Litoralnay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34]=&quot;взв&quot;;11;[.G234]=&quot;накл&quot;;24;[.G234]=&quot;прокл&quot;;25;[.G234]=&quot;пт&quot;;26;[.G234]=90;10;[.G234]=85;10;[.G234]=80;9;[.G234]=75;8;[.G234]=70;8;[.G234]=65;7;[.G234]=60;7;[.G234]=55;6;[.G234]=50;6;[.G234]=45;6;[.G234]=40;5;[.G234]=35;4;[.G234]=30;4;[.G234]=25;3;[.G234]=20;2;[.G234]=15;1;[.G234]=10;1;[.G234]=0;0)" office:value-type="float" office:value="0" calcext:value-type="float">
            <text:p>0</text:p>
          </table:table-cell>
          <table:table-cell table:formula="of:=IF([.H234]&lt;=1;0;IF([.H234]&lt;=10;11;IF([.H234]&lt;=14;12;IF([.H234]&lt;=17;13;IF([.H234]&lt;=20;14;IF([.H234]&lt;=22;15;IF([.H234]&lt;=25;16;IF([.H234]&lt;=27;17;IF([.H234]&lt;=29;18;IF([.H234]&lt;=32;19;IF([.H234]&lt;=34;20;IF([.H234]&lt;=36;21;IF([.H23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234]=&quot;взв&quot;;11;[.K234]=&quot;накл&quot;;24;[.K234]=&quot;прокл&quot;;25;[.K234]=&quot;пт&quot;;26;[.K234]=90;10;[.K234]=85;10;[.K234]=80;9;[.K234]=75;8;[.K234]=70;8;[.K234]=65;7;[.K234]=60;7;[.K234]=55;6;[.K234]=50;6;[.K234]=45;6;[.K234]=40;5;[.K234]=35;4;[.K234]=30;4;[.K234]=25;3;[.K234]=20;2;[.K234]=15;1;[.K234]=10;1;[.K234]=0;0)" office:value-type="float" office:value="0" calcext:value-type="float">
            <text:p>0</text:p>
          </table:table-cell>
          <table:table-cell table:formula="of:=IF([.L234]&lt;=1;0;IF([.L234]&lt;=10;11;IF([.L234]&lt;=14;12;IF([.L234]&lt;=17;13;IF([.L234]&lt;=20;14;IF([.L234]&lt;=22;15;IF([.L234]&lt;=25;16;IF([.L234]&lt;=27;17;IF([.L234]&lt;=29;18;IF([.L234]&lt;=32;19;IF([.L234]&lt;=34;20;IF([.L234]&lt;=36;21;IF([.L23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34]=&quot;взв&quot;;11;[.O234]=&quot;накл&quot;;24;[.O234]=&quot;прокл&quot;;25;[.O234]=&quot;пт&quot;;26;[.O234]=90;10;[.O234]=85;10;[.O234]=80;9;[.O234]=75;8;[.O234]=70;8;[.O234]=65;7;[.O234]=60;7;[.O234]=55;6;[.O234]=50;6;[.O234]=45;6;[.O234]=40;5;[.O234]=35;4;[.O234]=30;4;[.O234]=25;3;[.O234]=20;2;[.O234]=15;1;[.O234]=10;1;[.O234]=0;0)" office:value-type="float" office:value="0" calcext:value-type="float">
            <text:p>0</text:p>
          </table:table-cell>
          <table:table-cell table:formula="of:=IF([.P234]&lt;=1;0;IF([.P234]&lt;=10;11;IF([.P234]&lt;=14;12;IF([.P234]&lt;=17;13;IF([.P234]&lt;=20;14;IF([.P234]&lt;=22;15;IF([.P234]&lt;=25;16;IF([.P234]&lt;=27;17;IF([.P234]&lt;=29;18;IF([.P234]&lt;=32;19;IF([.P234]&lt;=34;20;IF([.P234]&lt;=36;21;IF([.P234]&lt;=40;22;24)))))))))))))" office:value-type="float" office:value="0" calcext:value-type="float">
            <text:p>0</text:p>
          </table:table-cell>
          <table:table-cell table:formula="of:=ROUND(([.Q234]+[.R234]+[.I234]+[.J234]+[.M234]+[.N234])/3;0)" office:value-type="float" office:value="0" calcext:value-type="float">
            <text:p>0</text:p>
          </table:table-cell>
          <table:table-cell table:style-name="ce70" table:formula="of:=[.F234]*LOG10([.S234]+2)" office:value-type="float" office:value="1.80617997398389" calcext:value-type="float">
            <text:p>1,8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10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35]=&quot;взв&quot;;11;[.G235]=&quot;накл&quot;;24;[.G235]=&quot;прокл&quot;;25;[.G235]=&quot;пт&quot;;26;[.G235]=90;10;[.G235]=85;10;[.G235]=80;9;[.G235]=75;8;[.G235]=70;8;[.G235]=65;7;[.G235]=60;7;[.G235]=55;6;[.G235]=50;6;[.G235]=45;6;[.G235]=40;5;[.G235]=35;4;[.G235]=30;4;[.G235]=25;3;[.G235]=20;2;[.G235]=15;1;[.G235]=10;1;[.G235]=0;0)" office:value-type="float" office:value="0" calcext:value-type="float">
            <text:p>0</text:p>
          </table:table-cell>
          <table:table-cell table:formula="of:=IF([.H235]&lt;=1;0;IF([.H235]&lt;=10;11;IF([.H235]&lt;=14;12;IF([.H235]&lt;=17;13;IF([.H235]&lt;=20;14;IF([.H235]&lt;=22;15;IF([.H235]&lt;=25;16;IF([.H235]&lt;=27;17;IF([.H235]&lt;=29;18;IF([.H235]&lt;=32;19;IF([.H235]&lt;=34;20;IF([.H235]&lt;=36;21;IF([.H235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235]=&quot;взв&quot;;11;[.K235]=&quot;накл&quot;;24;[.K235]=&quot;прокл&quot;;25;[.K235]=&quot;пт&quot;;26;[.K235]=90;10;[.K235]=85;10;[.K235]=80;9;[.K235]=75;8;[.K235]=70;8;[.K235]=65;7;[.K235]=60;7;[.K235]=55;6;[.K235]=50;6;[.K235]=45;6;[.K235]=40;5;[.K235]=35;4;[.K235]=30;4;[.K235]=25;3;[.K235]=20;2;[.K235]=15;1;[.K235]=10;1;[.K235]=0;0)" office:value-type="float" office:value="0" calcext:value-type="float">
            <text:p>0</text:p>
          </table:table-cell>
          <table:table-cell table:formula="of:=IF([.L235]&lt;=1;0;IF([.L235]&lt;=10;11;IF([.L235]&lt;=14;12;IF([.L235]&lt;=17;13;IF([.L235]&lt;=20;14;IF([.L235]&lt;=22;15;IF([.L235]&lt;=25;16;IF([.L235]&lt;=27;17;IF([.L235]&lt;=29;18;IF([.L235]&lt;=32;19;IF([.L235]&lt;=34;20;IF([.L235]&lt;=36;21;IF([.L235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235]=&quot;взв&quot;;11;[.O235]=&quot;накл&quot;;24;[.O235]=&quot;прокл&quot;;25;[.O235]=&quot;пт&quot;;26;[.O235]=90;10;[.O235]=85;10;[.O235]=80;9;[.O235]=75;8;[.O235]=70;8;[.O235]=65;7;[.O235]=60;7;[.O235]=55;6;[.O235]=50;6;[.O235]=45;6;[.O235]=40;5;[.O235]=35;4;[.O235]=30;4;[.O235]=25;3;[.O235]=20;2;[.O235]=15;1;[.O235]=10;1;[.O235]=0;0)" office:value-type="float" office:value="0" calcext:value-type="float">
            <text:p>0</text:p>
          </table:table-cell>
          <table:table-cell table:formula="of:=IF([.P235]&lt;=1;0;IF([.P235]&lt;=10;11;IF([.P235]&lt;=14;12;IF([.P235]&lt;=17;13;IF([.P235]&lt;=20;14;IF([.P235]&lt;=22;15;IF([.P235]&lt;=25;16;IF([.P235]&lt;=27;17;IF([.P235]&lt;=29;18;IF([.P235]&lt;=32;19;IF([.P235]&lt;=34;20;IF([.P235]&lt;=36;21;IF([.P235]&lt;=40;22;24)))))))))))))" office:value-type="float" office:value="0" calcext:value-type="float">
            <text:p>0</text:p>
          </table:table-cell>
          <table:table-cell table:formula="of:=ROUND(([.Q235]+[.R235]+[.I235]+[.J235]+[.M235]+[.N235])/2;0)" office:value-type="float" office:value="22" calcext:value-type="float">
            <text:p>22</text:p>
          </table:table-cell>
          <table:table-cell table:style-name="ce70" table:formula="of:=[.F235]*LOG10([.S235]+2)" office:value-type="float" office:value="8.28126745026964" calcext:value-type="float">
            <text:p>8,2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1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36]=&quot;взв&quot;;11;[.G236]=&quot;накл&quot;;24;[.G236]=&quot;прокл&quot;;25;[.G236]=&quot;пт&quot;;26;[.G236]=90;10;[.G236]=85;10;[.G236]=80;9;[.G236]=75;8;[.G236]=70;8;[.G236]=65;7;[.G236]=60;7;[.G236]=55;6;[.G236]=50;6;[.G236]=45;6;[.G236]=40;5;[.G236]=35;4;[.G236]=30;4;[.G236]=25;3;[.G236]=20;2;[.G236]=15;1;[.G236]=10;1;[.G236]=0;0)" office:value-type="float" office:value="0" calcext:value-type="float">
            <text:p>0</text:p>
          </table:table-cell>
          <table:table-cell table:formula="of:=IF([.H236]&lt;=1;0;IF([.H236]&lt;=10;11;IF([.H236]&lt;=14;12;IF([.H236]&lt;=17;13;IF([.H236]&lt;=20;14;IF([.H236]&lt;=22;15;IF([.H236]&lt;=25;16;IF([.H236]&lt;=27;17;IF([.H236]&lt;=29;18;IF([.H236]&lt;=32;19;IF([.H236]&lt;=34;20;IF([.H236]&lt;=36;21;IF([.H236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36]=&quot;взв&quot;;11;[.K236]=&quot;накл&quot;;24;[.K236]=&quot;прокл&quot;;25;[.K236]=&quot;пт&quot;;26;[.K236]=90;10;[.K236]=85;10;[.K236]=80;9;[.K236]=75;8;[.K236]=70;8;[.K236]=65;7;[.K236]=60;7;[.K236]=55;6;[.K236]=50;6;[.K236]=45;6;[.K236]=40;5;[.K236]=35;4;[.K236]=30;4;[.K236]=25;3;[.K236]=20;2;[.K236]=15;1;[.K236]=10;1;[.K236]=0;0)" office:value-type="float" office:value="0" calcext:value-type="float">
            <text:p>0</text:p>
          </table:table-cell>
          <table:table-cell table:formula="of:=IF([.L236]&lt;=1;0;IF([.L236]&lt;=10;11;IF([.L236]&lt;=14;12;IF([.L236]&lt;=17;13;IF([.L236]&lt;=20;14;IF([.L236]&lt;=22;15;IF([.L236]&lt;=25;16;IF([.L236]&lt;=27;17;IF([.L236]&lt;=29;18;IF([.L236]&lt;=32;19;IF([.L236]&lt;=34;20;IF([.L236]&lt;=36;21;IF([.L236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36]=&quot;взв&quot;;11;[.O236]=&quot;накл&quot;;24;[.O236]=&quot;прокл&quot;;25;[.O236]=&quot;пт&quot;;26;[.O236]=90;10;[.O236]=85;10;[.O236]=80;9;[.O236]=75;8;[.O236]=70;8;[.O236]=65;7;[.O236]=60;7;[.O236]=55;6;[.O236]=50;6;[.O236]=45;6;[.O236]=40;5;[.O236]=35;4;[.O236]=30;4;[.O236]=25;3;[.O236]=20;2;[.O236]=15;1;[.O236]=10;1;[.O236]=0;0)" office:value-type="float" office:value="0" calcext:value-type="float">
            <text:p>0</text:p>
          </table:table-cell>
          <table:table-cell table:formula="of:=IF([.P236]&lt;=1;0;IF([.P236]&lt;=10;11;IF([.P236]&lt;=14;12;IF([.P236]&lt;=17;13;IF([.P236]&lt;=20;14;IF([.P236]&lt;=22;15;IF([.P236]&lt;=25;16;IF([.P236]&lt;=27;17;IF([.P236]&lt;=29;18;IF([.P236]&lt;=32;19;IF([.P236]&lt;=34;20;IF([.P236]&lt;=36;21;IF([.P236]&lt;=40;22;24)))))))))))))" office:value-type="float" office:value="19" calcext:value-type="float">
            <text:p>19</text:p>
          </table:table-cell>
          <table:table-cell table:formula="of:=ROUND(([.Q236]+[.R236]+[.I236]+[.J236]+[.M236]+[.N236])/3;0)" office:value-type="float" office:value="20" calcext:value-type="float">
            <text:p>20</text:p>
          </table:table-cell>
          <table:table-cell table:style-name="ce70" table:formula="of:=[.F236]*LOG10([.S236]+2)" office:value-type="float" office:value="8.05453608493324" calcext:value-type="float">
            <text:p>8,0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52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yush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37]=&quot;взв&quot;;11;[.G237]=&quot;накл&quot;;24;[.G237]=&quot;прокл&quot;;25;[.G237]=&quot;пт&quot;;26;[.G237]=90;10;[.G237]=85;10;[.G237]=80;9;[.G237]=75;8;[.G237]=70;8;[.G237]=65;7;[.G237]=60;7;[.G237]=55;6;[.G237]=50;6;[.G237]=45;6;[.G237]=40;5;[.G237]=35;4;[.G237]=30;4;[.G237]=25;3;[.G237]=20;2;[.G237]=15;1;[.G237]=10;1;[.G237]=0;0)" office:value-type="float" office:value="1" calcext:value-type="float">
            <text:p>1</text:p>
          </table:table-cell>
          <table:table-cell table:formula="of:=IF([.H237]&lt;=1;0;IF([.H237]&lt;=10;11;IF([.H237]&lt;=14;12;IF([.H237]&lt;=17;13;IF([.H237]&lt;=20;14;IF([.H237]&lt;=22;15;IF([.H237]&lt;=25;16;IF([.H237]&lt;=27;17;IF([.H237]&lt;=29;18;IF([.H237]&lt;=32;19;IF([.H237]&lt;=34;20;IF([.H237]&lt;=36;21;IF([.H23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37]=&quot;взв&quot;;11;[.K237]=&quot;накл&quot;;24;[.K237]=&quot;прокл&quot;;25;[.K237]=&quot;пт&quot;;26;[.K237]=90;10;[.K237]=85;10;[.K237]=80;9;[.K237]=75;8;[.K237]=70;8;[.K237]=65;7;[.K237]=60;7;[.K237]=55;6;[.K237]=50;6;[.K237]=45;6;[.K237]=40;5;[.K237]=35;4;[.K237]=30;4;[.K237]=25;3;[.K237]=20;2;[.K237]=15;1;[.K237]=10;1;[.K237]=0;0)" office:value-type="float" office:value="1" calcext:value-type="float">
            <text:p>1</text:p>
          </table:table-cell>
          <table:table-cell table:formula="of:=IF([.L237]&lt;=1;0;IF([.L237]&lt;=10;11;IF([.L237]&lt;=14;12;IF([.L237]&lt;=17;13;IF([.L237]&lt;=20;14;IF([.L237]&lt;=22;15;IF([.L237]&lt;=25;16;IF([.L237]&lt;=27;17;IF([.L237]&lt;=29;18;IF([.L237]&lt;=32;19;IF([.L237]&lt;=34;20;IF([.L237]&lt;=36;21;IF([.L23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37]=&quot;взв&quot;;11;[.O237]=&quot;накл&quot;;24;[.O237]=&quot;прокл&quot;;25;[.O237]=&quot;пт&quot;;26;[.O237]=90;10;[.O237]=85;10;[.O237]=80;9;[.O237]=75;8;[.O237]=70;8;[.O237]=65;7;[.O237]=60;7;[.O237]=55;6;[.O237]=50;6;[.O237]=45;6;[.O237]=40;5;[.O237]=35;4;[.O237]=30;4;[.O237]=25;3;[.O237]=20;2;[.O237]=15;1;[.O237]=10;1;[.O237]=0;0)" office:value-type="float" office:value="1" calcext:value-type="float">
            <text:p>1</text:p>
          </table:table-cell>
          <table:table-cell table:formula="of:=IF([.P237]&lt;=1;0;IF([.P237]&lt;=10;11;IF([.P237]&lt;=14;12;IF([.P237]&lt;=17;13;IF([.P237]&lt;=20;14;IF([.P237]&lt;=22;15;IF([.P237]&lt;=25;16;IF([.P237]&lt;=27;17;IF([.P237]&lt;=29;18;IF([.P237]&lt;=32;19;IF([.P237]&lt;=34;20;IF([.P237]&lt;=36;21;IF([.P237]&lt;=40;22;24)))))))))))))" office:value-type="float" office:value="0" calcext:value-type="float">
            <text:p>0</text:p>
          </table:table-cell>
          <table:table-cell table:formula="of:=ROUND(([.Q237]+[.R237]+[.I237]+[.J237]+[.M237]+[.N237])/3;0)" office:value-type="float" office:value="1" calcext:value-type="float">
            <text:p>1</text:p>
          </table:table-cell>
          <table:table-cell table:style-name="ce70" table:formula="of:=[.F237]*LOG10([.S237]+2)" office:value-type="float" office:value="2.86272752831797" calcext:value-type="float">
            <text:p>2,8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5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yush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38]=&quot;взв&quot;;11;[.G238]=&quot;накл&quot;;24;[.G238]=&quot;прокл&quot;;25;[.G238]=&quot;пт&quot;;26;[.G238]=90;10;[.G238]=85;10;[.G238]=80;9;[.G238]=75;8;[.G238]=70;8;[.G238]=65;7;[.G238]=60;7;[.G238]=55;6;[.G238]=50;6;[.G238]=45;6;[.G238]=40;5;[.G238]=35;4;[.G238]=30;4;[.G238]=25;3;[.G238]=20;2;[.G238]=15;1;[.G238]=10;1;[.G238]=0;0)" office:value-type="float" office:value="0" calcext:value-type="float">
            <text:p>0</text:p>
          </table:table-cell>
          <table:table-cell table:formula="of:=IF([.H238]&lt;=1;0;IF([.H238]&lt;=10;11;IF([.H238]&lt;=14;12;IF([.H238]&lt;=17;13;IF([.H238]&lt;=20;14;IF([.H238]&lt;=22;15;IF([.H238]&lt;=25;16;IF([.H238]&lt;=27;17;IF([.H238]&lt;=29;18;IF([.H238]&lt;=32;19;IF([.H238]&lt;=34;20;IF([.H238]&lt;=36;21;IF([.H238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38]=&quot;взв&quot;;11;[.K238]=&quot;накл&quot;;24;[.K238]=&quot;прокл&quot;;25;[.K238]=&quot;пт&quot;;26;[.K238]=90;10;[.K238]=85;10;[.K238]=80;9;[.K238]=75;8;[.K238]=70;8;[.K238]=65;7;[.K238]=60;7;[.K238]=55;6;[.K238]=50;6;[.K238]=45;6;[.K238]=40;5;[.K238]=35;4;[.K238]=30;4;[.K238]=25;3;[.K238]=20;2;[.K238]=15;1;[.K238]=10;1;[.K238]=0;0)" office:value-type="float" office:value="0" calcext:value-type="float">
            <text:p>0</text:p>
          </table:table-cell>
          <table:table-cell table:formula="of:=IF([.L238]&lt;=1;0;IF([.L238]&lt;=10;11;IF([.L238]&lt;=14;12;IF([.L238]&lt;=17;13;IF([.L238]&lt;=20;14;IF([.L238]&lt;=22;15;IF([.L238]&lt;=25;16;IF([.L238]&lt;=27;17;IF([.L238]&lt;=29;18;IF([.L238]&lt;=32;19;IF([.L238]&lt;=34;20;IF([.L238]&lt;=36;21;IF([.L238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238]=&quot;взв&quot;;11;[.O238]=&quot;накл&quot;;24;[.O238]=&quot;прокл&quot;;25;[.O238]=&quot;пт&quot;;26;[.O238]=90;10;[.O238]=85;10;[.O238]=80;9;[.O238]=75;8;[.O238]=70;8;[.O238]=65;7;[.O238]=60;7;[.O238]=55;6;[.O238]=50;6;[.O238]=45;6;[.O238]=40;5;[.O238]=35;4;[.O238]=30;4;[.O238]=25;3;[.O238]=20;2;[.O238]=15;1;[.O238]=10;1;[.O238]=0;0)" office:value-type="float" office:value="0" calcext:value-type="float">
            <text:p>0</text:p>
          </table:table-cell>
          <table:table-cell table:formula="of:=IF([.P238]&lt;=1;0;IF([.P238]&lt;=10;11;IF([.P238]&lt;=14;12;IF([.P238]&lt;=17;13;IF([.P238]&lt;=20;14;IF([.P238]&lt;=22;15;IF([.P238]&lt;=25;16;IF([.P238]&lt;=27;17;IF([.P238]&lt;=29;18;IF([.P238]&lt;=32;19;IF([.P238]&lt;=34;20;IF([.P238]&lt;=36;21;IF([.P238]&lt;=40;22;24)))))))))))))" office:value-type="float" office:value="15" calcext:value-type="float">
            <text:p>15</text:p>
          </table:table-cell>
          <table:table-cell table:formula="of:=ROUND(([.Q238]+[.R238]+[.I238]+[.J238]+[.M238]+[.N238])/3;0)" office:value-type="float" office:value="16" calcext:value-type="float">
            <text:p>16</text:p>
          </table:table-cell>
          <table:table-cell table:style-name="ce70" table:formula="of:=[.F238]*LOG10([.S238]+2)" office:value-type="float" office:value="7.53163503061984" calcext:value-type="float">
            <text:p>7,5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9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39]=&quot;взв&quot;;11;[.G239]=&quot;накл&quot;;24;[.G239]=&quot;прокл&quot;;25;[.G239]=&quot;пт&quot;;26;[.G239]=90;10;[.G239]=85;10;[.G239]=80;9;[.G239]=75;8;[.G239]=70;8;[.G239]=65;7;[.G239]=60;7;[.G239]=55;6;[.G239]=50;6;[.G239]=45;6;[.G239]=40;5;[.G239]=35;4;[.G239]=30;4;[.G239]=25;3;[.G239]=20;2;[.G239]=15;1;[.G239]=10;1;[.G239]=0;0)" office:value-type="float" office:value="0" calcext:value-type="float">
            <text:p>0</text:p>
          </table:table-cell>
          <table:table-cell table:formula="of:=IF([.H239]&lt;=1;0;IF([.H239]&lt;=10;11;IF([.H239]&lt;=14;12;IF([.H239]&lt;=17;13;IF([.H239]&lt;=20;14;IF([.H239]&lt;=22;15;IF([.H239]&lt;=25;16;IF([.H239]&lt;=27;17;IF([.H239]&lt;=29;18;IF([.H239]&lt;=32;19;IF([.H239]&lt;=34;20;IF([.H239]&lt;=36;21;IF([.H23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39]=&quot;взв&quot;;11;[.K239]=&quot;накл&quot;;24;[.K239]=&quot;прокл&quot;;25;[.K239]=&quot;пт&quot;;26;[.K239]=90;10;[.K239]=85;10;[.K239]=80;9;[.K239]=75;8;[.K239]=70;8;[.K239]=65;7;[.K239]=60;7;[.K239]=55;6;[.K239]=50;6;[.K239]=45;6;[.K239]=40;5;[.K239]=35;4;[.K239]=30;4;[.K239]=25;3;[.K239]=20;2;[.K239]=15;1;[.K239]=10;1;[.K239]=0;0)" office:value-type="float" office:value="0" calcext:value-type="float">
            <text:p>0</text:p>
          </table:table-cell>
          <table:table-cell table:formula="of:=IF([.L239]&lt;=1;0;IF([.L239]&lt;=10;11;IF([.L239]&lt;=14;12;IF([.L239]&lt;=17;13;IF([.L239]&lt;=20;14;IF([.L239]&lt;=22;15;IF([.L239]&lt;=25;16;IF([.L239]&lt;=27;17;IF([.L239]&lt;=29;18;IF([.L239]&lt;=32;19;IF([.L239]&lt;=34;20;IF([.L239]&lt;=36;21;IF([.L23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39]=&quot;взв&quot;;11;[.O239]=&quot;накл&quot;;24;[.O239]=&quot;прокл&quot;;25;[.O239]=&quot;пт&quot;;26;[.O239]=90;10;[.O239]=85;10;[.O239]=80;9;[.O239]=75;8;[.O239]=70;8;[.O239]=65;7;[.O239]=60;7;[.O239]=55;6;[.O239]=50;6;[.O239]=45;6;[.O239]=40;5;[.O239]=35;4;[.O239]=30;4;[.O239]=25;3;[.O239]=20;2;[.O239]=15;1;[.O239]=10;1;[.O239]=0;0)" office:value-type="float" office:value="0" calcext:value-type="float">
            <text:p>0</text:p>
          </table:table-cell>
          <table:table-cell table:formula="of:=IF([.P239]&lt;=1;0;IF([.P239]&lt;=10;11;IF([.P239]&lt;=14;12;IF([.P239]&lt;=17;13;IF([.P239]&lt;=20;14;IF([.P239]&lt;=22;15;IF([.P239]&lt;=25;16;IF([.P239]&lt;=27;17;IF([.P239]&lt;=29;18;IF([.P239]&lt;=32;19;IF([.P239]&lt;=34;20;IF([.P239]&lt;=36;21;IF([.P239]&lt;=40;22;24)))))))))))))" office:value-type="float" office:value="20" calcext:value-type="float">
            <text:p>20</text:p>
          </table:table-cell>
          <table:table-cell table:formula="of:=ROUND(([.Q239]+[.R239]+[.I239]+[.J239]+[.M239]+[.N239])/3;0)" office:value-type="float" office:value="20" calcext:value-type="float">
            <text:p>20</text:p>
          </table:table-cell>
          <table:table-cell table:style-name="ce70" table:formula="of:=[.F239]*LOG10([.S239]+2)" office:value-type="float" office:value="8.05453608493324" calcext:value-type="float">
            <text:p>8,0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5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40]=&quot;взв&quot;;11;[.G240]=&quot;накл&quot;;24;[.G240]=&quot;прокл&quot;;25;[.G240]=&quot;пт&quot;;26;[.G240]=90;10;[.G240]=85;10;[.G240]=80;9;[.G240]=75;8;[.G240]=70;8;[.G240]=65;7;[.G240]=60;7;[.G240]=55;6;[.G240]=50;6;[.G240]=45;6;[.G240]=40;5;[.G240]=35;4;[.G240]=30;4;[.G240]=25;3;[.G240]=20;2;[.G240]=15;1;[.G240]=10;1;[.G240]=0;0)" office:value-type="float" office:value="24" calcext:value-type="float">
            <text:p>24</text:p>
          </table:table-cell>
          <table:table-cell table:formula="of:=IF([.H240]&lt;=1;0;IF([.H240]&lt;=10;11;IF([.H240]&lt;=14;12;IF([.H240]&lt;=17;13;IF([.H240]&lt;=20;14;IF([.H240]&lt;=22;15;IF([.H240]&lt;=25;16;IF([.H240]&lt;=27;17;IF([.H240]&lt;=29;18;IF([.H240]&lt;=32;19;IF([.H240]&lt;=34;20;IF([.H240]&lt;=36;21;IF([.H240]&lt;=40;22;24))))))))))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40]=&quot;взв&quot;;11;[.K240]=&quot;накл&quot;;24;[.K240]=&quot;прокл&quot;;25;[.K240]=&quot;пт&quot;;26;[.K240]=90;10;[.K240]=85;10;[.K240]=80;9;[.K240]=75;8;[.K240]=70;8;[.K240]=65;7;[.K240]=60;7;[.K240]=55;6;[.K240]=50;6;[.K240]=45;6;[.K240]=40;5;[.K240]=35;4;[.K240]=30;4;[.K240]=25;3;[.K240]=20;2;[.K240]=15;1;[.K240]=10;1;[.K240]=0;0)" office:value-type="float" office:value="0" calcext:value-type="float">
            <text:p>0</text:p>
          </table:table-cell>
          <table:table-cell table:formula="of:=IF([.L240]&lt;=1;0;IF([.L240]&lt;=10;11;IF([.L240]&lt;=14;12;IF([.L240]&lt;=17;13;IF([.L240]&lt;=20;14;IF([.L240]&lt;=22;15;IF([.L240]&lt;=25;16;IF([.L240]&lt;=27;17;IF([.L240]&lt;=29;18;IF([.L240]&lt;=32;19;IF([.L240]&lt;=34;20;IF([.L240]&lt;=36;21;IF([.L240]&lt;=40;22;24)))))))))))))"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40]=&quot;взв&quot;;11;[.O240]=&quot;накл&quot;;24;[.O240]=&quot;прокл&quot;;25;[.O240]=&quot;пт&quot;;26;[.O240]=90;10;[.O240]=85;10;[.O240]=80;9;[.O240]=75;8;[.O240]=70;8;[.O240]=65;7;[.O240]=60;7;[.O240]=55;6;[.O240]=50;6;[.O240]=45;6;[.O240]=40;5;[.O240]=35;4;[.O240]=30;4;[.O240]=25;3;[.O240]=20;2;[.O240]=15;1;[.O240]=10;1;[.O240]=0;0)" office:value-type="float" office:value="8" calcext:value-type="float">
            <text:p>8</text:p>
          </table:table-cell>
          <table:table-cell table:formula="of:=IF([.P240]&lt;=1;0;IF([.P240]&lt;=10;11;IF([.P240]&lt;=14;12;IF([.P240]&lt;=17;13;IF([.P240]&lt;=20;14;IF([.P240]&lt;=22;15;IF([.P240]&lt;=25;16;IF([.P240]&lt;=27;17;IF([.P240]&lt;=29;18;IF([.P240]&lt;=32;19;IF([.P240]&lt;=34;20;IF([.P240]&lt;=36;21;IF([.P240]&lt;=40;22;24)))))))))))))" office:value-type="float" office:value="0" calcext:value-type="float">
            <text:p>0</text:p>
          </table:table-cell>
          <table:table-cell table:formula="of:=ROUND(([.Q240]+[.R240]+[.I240]+[.J240]+[.M240]+[.N240])/3;0)" office:value-type="float" office:value="16" calcext:value-type="float">
            <text:p>16</text:p>
          </table:table-cell>
          <table:table-cell table:style-name="ce70" table:formula="of:=[.F240]*LOG10([.S240]+2)" office:value-type="float" office:value="7.53163503061984" calcext:value-type="float">
            <text:p>7,5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41]=&quot;взв&quot;;11;[.G241]=&quot;накл&quot;;24;[.G241]=&quot;прокл&quot;;25;[.G241]=&quot;пт&quot;;26;[.G241]=90;10;[.G241]=85;10;[.G241]=80;9;[.G241]=75;8;[.G241]=70;8;[.G241]=65;7;[.G241]=60;7;[.G241]=55;6;[.G241]=50;6;[.G241]=45;6;[.G241]=40;5;[.G241]=35;4;[.G241]=30;4;[.G241]=25;3;[.G241]=20;2;[.G241]=15;1;[.G241]=10;1;[.G241]=0;0)" office:value-type="float" office:value="10" calcext:value-type="float">
            <text:p>10</text:p>
          </table:table-cell>
          <table:table-cell table:formula="of:=IF([.H241]&lt;=1;0;IF([.H241]&lt;=10;11;IF([.H241]&lt;=14;12;IF([.H241]&lt;=17;13;IF([.H241]&lt;=20;14;IF([.H241]&lt;=22;15;IF([.H241]&lt;=25;16;IF([.H241]&lt;=27;17;IF([.H241]&lt;=29;18;IF([.H241]&lt;=32;19;IF([.H241]&lt;=34;20;IF([.H241]&lt;=36;21;IF([.H24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41]=&quot;взв&quot;;11;[.K241]=&quot;накл&quot;;24;[.K241]=&quot;прокл&quot;;25;[.K241]=&quot;пт&quot;;26;[.K241]=90;10;[.K241]=85;10;[.K241]=80;9;[.K241]=75;8;[.K241]=70;8;[.K241]=65;7;[.K241]=60;7;[.K241]=55;6;[.K241]=50;6;[.K241]=45;6;[.K241]=40;5;[.K241]=35;4;[.K241]=30;4;[.K241]=25;3;[.K241]=20;2;[.K241]=15;1;[.K241]=10;1;[.K241]=0;0)" office:value-type="float" office:value="10" calcext:value-type="float">
            <text:p>10</text:p>
          </table:table-cell>
          <table:table-cell table:formula="of:=IF([.L241]&lt;=1;0;IF([.L241]&lt;=10;11;IF([.L241]&lt;=14;12;IF([.L241]&lt;=17;13;IF([.L241]&lt;=20;14;IF([.L241]&lt;=22;15;IF([.L241]&lt;=25;16;IF([.L241]&lt;=27;17;IF([.L241]&lt;=29;18;IF([.L241]&lt;=32;19;IF([.L241]&lt;=34;20;IF([.L241]&lt;=36;21;IF([.L24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41]=&quot;взв&quot;;11;[.O241]=&quot;накл&quot;;24;[.O241]=&quot;прокл&quot;;25;[.O241]=&quot;пт&quot;;26;[.O241]=90;10;[.O241]=85;10;[.O241]=80;9;[.O241]=75;8;[.O241]=70;8;[.O241]=65;7;[.O241]=60;7;[.O241]=55;6;[.O241]=50;6;[.O241]=45;6;[.O241]=40;5;[.O241]=35;4;[.O241]=30;4;[.O241]=25;3;[.O241]=20;2;[.O241]=15;1;[.O241]=10;1;[.O241]=0;0)" office:value-type="float" office:value="10" calcext:value-type="float">
            <text:p>10</text:p>
          </table:table-cell>
          <table:table-cell table:formula="of:=IF([.P241]&lt;=1;0;IF([.P241]&lt;=10;11;IF([.P241]&lt;=14;12;IF([.P241]&lt;=17;13;IF([.P241]&lt;=20;14;IF([.P241]&lt;=22;15;IF([.P241]&lt;=25;16;IF([.P241]&lt;=27;17;IF([.P241]&lt;=29;18;IF([.P241]&lt;=32;19;IF([.P241]&lt;=34;20;IF([.P241]&lt;=36;21;IF([.P241]&lt;=40;22;24)))))))))))))" office:value-type="float" office:value="0" calcext:value-type="float">
            <text:p>0</text:p>
          </table:table-cell>
          <table:table-cell table:formula="of:=ROUND(([.Q241]+[.R241]+[.I241]+[.J241]+[.M241]+[.N241])/3;0)" office:value-type="float" office:value="10" calcext:value-type="float">
            <text:p>10</text:p>
          </table:table-cell>
          <table:table-cell table:style-name="ce70" table:formula="of:=[.F241]*LOG10([.S241]+2)" office:value-type="float" office:value="6.47508747628575" calcext:value-type="float">
            <text:p>6,4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42]=&quot;взв&quot;;11;[.G242]=&quot;накл&quot;;24;[.G242]=&quot;прокл&quot;;25;[.G242]=&quot;пт&quot;;26;[.G242]=90;10;[.G242]=85;10;[.G242]=80;9;[.G242]=75;8;[.G242]=70;8;[.G242]=65;7;[.G242]=60;7;[.G242]=55;6;[.G242]=50;6;[.G242]=45;6;[.G242]=40;5;[.G242]=35;4;[.G242]=30;4;[.G242]=25;3;[.G242]=20;2;[.G242]=15;1;[.G242]=10;1;[.G242]=0;0)" office:value-type="float" office:value="0" calcext:value-type="float">
            <text:p>0</text:p>
          </table:table-cell>
          <table:table-cell table:formula="of:=IF([.H242]&lt;=1;0;IF([.H242]&lt;=10;11;IF([.H242]&lt;=14;12;IF([.H242]&lt;=17;13;IF([.H242]&lt;=20;14;IF([.H242]&lt;=22;15;IF([.H242]&lt;=25;16;IF([.H242]&lt;=27;17;IF([.H242]&lt;=29;18;IF([.H242]&lt;=32;19;IF([.H242]&lt;=34;20;IF([.H242]&lt;=36;21;IF([.H24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42]=&quot;взв&quot;;11;[.K242]=&quot;накл&quot;;24;[.K242]=&quot;прокл&quot;;25;[.K242]=&quot;пт&quot;;26;[.K242]=90;10;[.K242]=85;10;[.K242]=80;9;[.K242]=75;8;[.K242]=70;8;[.K242]=65;7;[.K242]=60;7;[.K242]=55;6;[.K242]=50;6;[.K242]=45;6;[.K242]=40;5;[.K242]=35;4;[.K242]=30;4;[.K242]=25;3;[.K242]=20;2;[.K242]=15;1;[.K242]=10;1;[.K242]=0;0)" office:value-type="float" office:value="0" calcext:value-type="float">
            <text:p>0</text:p>
          </table:table-cell>
          <table:table-cell table:formula="of:=IF([.L242]&lt;=1;0;IF([.L242]&lt;=10;11;IF([.L242]&lt;=14;12;IF([.L242]&lt;=17;13;IF([.L242]&lt;=20;14;IF([.L242]&lt;=22;15;IF([.L242]&lt;=25;16;IF([.L242]&lt;=27;17;IF([.L242]&lt;=29;18;IF([.L242]&lt;=32;19;IF([.L242]&lt;=34;20;IF([.L242]&lt;=36;21;IF([.L242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42]=&quot;взв&quot;;11;[.O242]=&quot;накл&quot;;24;[.O242]=&quot;прокл&quot;;25;[.O242]=&quot;пт&quot;;26;[.O242]=90;10;[.O242]=85;10;[.O242]=80;9;[.O242]=75;8;[.O242]=70;8;[.O242]=65;7;[.O242]=60;7;[.O242]=55;6;[.O242]=50;6;[.O242]=45;6;[.O242]=40;5;[.O242]=35;4;[.O242]=30;4;[.O242]=25;3;[.O242]=20;2;[.O242]=15;1;[.O242]=10;1;[.O242]=0;0)" office:value-type="float" office:value="0" calcext:value-type="float">
            <text:p>0</text:p>
          </table:table-cell>
          <table:table-cell table:formula="of:=IF([.P242]&lt;=1;0;IF([.P242]&lt;=10;11;IF([.P242]&lt;=14;12;IF([.P242]&lt;=17;13;IF([.P242]&lt;=20;14;IF([.P242]&lt;=22;15;IF([.P242]&lt;=25;16;IF([.P242]&lt;=27;17;IF([.P242]&lt;=29;18;IF([.P242]&lt;=32;19;IF([.P242]&lt;=34;20;IF([.P242]&lt;=36;21;IF([.P242]&lt;=40;22;24)))))))))))))" office:value-type="float" office:value="0" calcext:value-type="float">
            <text:p>0</text:p>
          </table:table-cell>
          <table:table-cell table:formula="of:=ROUND(([.Q242]+[.R242]+[.I242]+[.J242]+[.M242]+[.N242])/2;0)" office:value-type="float" office:value="21" calcext:value-type="float">
            <text:p>21</text:p>
          </table:table-cell>
          <table:table-cell table:style-name="ce70" table:formula="of:=[.F242]*LOG10([.S242]+2)" office:value-type="float" office:value="8.17036701610556" calcext:value-type="float">
            <text:p>8,1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43]=&quot;взв&quot;;11;[.G243]=&quot;накл&quot;;24;[.G243]=&quot;прокл&quot;;25;[.G243]=&quot;пт&quot;;26;[.G243]=90;10;[.G243]=85;10;[.G243]=80;9;[.G243]=75;8;[.G243]=70;8;[.G243]=65;7;[.G243]=60;7;[.G243]=55;6;[.G243]=50;6;[.G243]=45;6;[.G243]=40;5;[.G243]=35;4;[.G243]=30;4;[.G243]=25;3;[.G243]=20;2;[.G243]=15;1;[.G243]=10;1;[.G243]=0;0)" office:value-type="float" office:value="0" calcext:value-type="float">
            <text:p>0</text:p>
          </table:table-cell>
          <table:table-cell table:formula="of:=IF([.H243]&lt;=1;0;IF([.H243]&lt;=10;11;IF([.H243]&lt;=14;12;IF([.H243]&lt;=17;13;IF([.H243]&lt;=20;14;IF([.H243]&lt;=22;15;IF([.H243]&lt;=25;16;IF([.H243]&lt;=27;17;IF([.H243]&lt;=29;18;IF([.H243]&lt;=32;19;IF([.H243]&lt;=34;20;IF([.H243]&lt;=36;21;IF([.H243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43]=&quot;взв&quot;;11;[.K243]=&quot;накл&quot;;24;[.K243]=&quot;прокл&quot;;25;[.K243]=&quot;пт&quot;;26;[.K243]=90;10;[.K243]=85;10;[.K243]=80;9;[.K243]=75;8;[.K243]=70;8;[.K243]=65;7;[.K243]=60;7;[.K243]=55;6;[.K243]=50;6;[.K243]=45;6;[.K243]=40;5;[.K243]=35;4;[.K243]=30;4;[.K243]=25;3;[.K243]=20;2;[.K243]=15;1;[.K243]=10;1;[.K243]=0;0)" office:value-type="float" office:value="0" calcext:value-type="float">
            <text:p>0</text:p>
          </table:table-cell>
          <table:table-cell table:formula="of:=IF([.L243]&lt;=1;0;IF([.L243]&lt;=10;11;IF([.L243]&lt;=14;12;IF([.L243]&lt;=17;13;IF([.L243]&lt;=20;14;IF([.L243]&lt;=22;15;IF([.L243]&lt;=25;16;IF([.L243]&lt;=27;17;IF([.L243]&lt;=29;18;IF([.L243]&lt;=32;19;IF([.L243]&lt;=34;20;IF([.L243]&lt;=36;21;IF([.L243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243]=&quot;взв&quot;;11;[.O243]=&quot;накл&quot;;24;[.O243]=&quot;прокл&quot;;25;[.O243]=&quot;пт&quot;;26;[.O243]=90;10;[.O243]=85;10;[.O243]=80;9;[.O243]=75;8;[.O243]=70;8;[.O243]=65;7;[.O243]=60;7;[.O243]=55;6;[.O243]=50;6;[.O243]=45;6;[.O243]=40;5;[.O243]=35;4;[.O243]=30;4;[.O243]=25;3;[.O243]=20;2;[.O243]=15;1;[.O243]=10;1;[.O243]=0;0)" office:value-type="float" office:value="0" calcext:value-type="float">
            <text:p>0</text:p>
          </table:table-cell>
          <table:table-cell table:formula="of:=IF([.P243]&lt;=1;0;IF([.P243]&lt;=10;11;IF([.P243]&lt;=14;12;IF([.P243]&lt;=17;13;IF([.P243]&lt;=20;14;IF([.P243]&lt;=22;15;IF([.P243]&lt;=25;16;IF([.P243]&lt;=27;17;IF([.P243]&lt;=29;18;IF([.P243]&lt;=32;19;IF([.P243]&lt;=34;20;IF([.P243]&lt;=36;21;IF([.P243]&lt;=40;22;24)))))))))))))" office:value-type="float" office:value="0" calcext:value-type="float">
            <text:p>0</text:p>
          </table:table-cell>
          <table:table-cell table:formula="of:=ROUND(([.Q243]+[.R243]+[.I243]+[.J243]+[.M243]+[.N243])/2;0)" office:value-type="float" office:value="22" calcext:value-type="float">
            <text:p>22</text:p>
          </table:table-cell>
          <table:table-cell table:style-name="ce70" table:formula="of:=[.F243]*LOG10([.S243]+2)" office:value-type="float" office:value="8.28126745026964" calcext:value-type="float">
            <text:p>8,2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44]=&quot;взв&quot;;11;[.G244]=&quot;накл&quot;;24;[.G244]=&quot;прокл&quot;;25;[.G244]=&quot;пт&quot;;26;[.G244]=90;10;[.G244]=85;10;[.G244]=80;9;[.G244]=75;8;[.G244]=70;8;[.G244]=65;7;[.G244]=60;7;[.G244]=55;6;[.G244]=50;6;[.G244]=45;6;[.G244]=40;5;[.G244]=35;4;[.G244]=30;4;[.G244]=25;3;[.G244]=20;2;[.G244]=15;1;[.G244]=10;1;[.G244]=0;0)" office:value-type="float" office:value="10" calcext:value-type="float">
            <text:p>10</text:p>
          </table:table-cell>
          <table:table-cell table:formula="of:=IF([.H244]&lt;=1;0;IF([.H244]&lt;=10;11;IF([.H244]&lt;=14;12;IF([.H244]&lt;=17;13;IF([.H244]&lt;=20;14;IF([.H244]&lt;=22;15;IF([.H244]&lt;=25;16;IF([.H244]&lt;=27;17;IF([.H244]&lt;=29;18;IF([.H244]&lt;=32;19;IF([.H244]&lt;=34;20;IF([.H244]&lt;=36;21;IF([.H24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44]=&quot;взв&quot;;11;[.K244]=&quot;накл&quot;;24;[.K244]=&quot;прокл&quot;;25;[.K244]=&quot;пт&quot;;26;[.K244]=90;10;[.K244]=85;10;[.K244]=80;9;[.K244]=75;8;[.K244]=70;8;[.K244]=65;7;[.K244]=60;7;[.K244]=55;6;[.K244]=50;6;[.K244]=45;6;[.K244]=40;5;[.K244]=35;4;[.K244]=30;4;[.K244]=25;3;[.K244]=20;2;[.K244]=15;1;[.K244]=10;1;[.K244]=0;0)" office:value-type="float" office:value="10" calcext:value-type="float">
            <text:p>10</text:p>
          </table:table-cell>
          <table:table-cell table:formula="of:=IF([.L244]&lt;=1;0;IF([.L244]&lt;=10;11;IF([.L244]&lt;=14;12;IF([.L244]&lt;=17;13;IF([.L244]&lt;=20;14;IF([.L244]&lt;=22;15;IF([.L244]&lt;=25;16;IF([.L244]&lt;=27;17;IF([.L244]&lt;=29;18;IF([.L244]&lt;=32;19;IF([.L244]&lt;=34;20;IF([.L244]&lt;=36;21;IF([.L24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44]=&quot;взв&quot;;11;[.O244]=&quot;накл&quot;;24;[.O244]=&quot;прокл&quot;;25;[.O244]=&quot;пт&quot;;26;[.O244]=90;10;[.O244]=85;10;[.O244]=80;9;[.O244]=75;8;[.O244]=70;8;[.O244]=65;7;[.O244]=60;7;[.O244]=55;6;[.O244]=50;6;[.O244]=45;6;[.O244]=40;5;[.O244]=35;4;[.O244]=30;4;[.O244]=25;3;[.O244]=20;2;[.O244]=15;1;[.O244]=10;1;[.O244]=0;0)" office:value-type="float" office:value="10" calcext:value-type="float">
            <text:p>10</text:p>
          </table:table-cell>
          <table:table-cell table:formula="of:=IF([.P244]&lt;=1;0;IF([.P244]&lt;=10;11;IF([.P244]&lt;=14;12;IF([.P244]&lt;=17;13;IF([.P244]&lt;=20;14;IF([.P244]&lt;=22;15;IF([.P244]&lt;=25;16;IF([.P244]&lt;=27;17;IF([.P244]&lt;=29;18;IF([.P244]&lt;=32;19;IF([.P244]&lt;=34;20;IF([.P244]&lt;=36;21;IF([.P244]&lt;=40;22;24)))))))))))))" office:value-type="float" office:value="0" calcext:value-type="float">
            <text:p>0</text:p>
          </table:table-cell>
          <table:table-cell table:formula="of:=ROUND(([.Q244]+[.R244]+[.I244]+[.J244]+[.M244]+[.N244])/3;0)" office:value-type="float" office:value="10" calcext:value-type="float">
            <text:p>10</text:p>
          </table:table-cell>
          <table:table-cell table:style-name="ce70" table:formula="of:=[.F244]*LOG10([.S244]+2)" office:value-type="float" office:value="6.47508747628575" calcext:value-type="float">
            <text:p>6,4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45]=&quot;взв&quot;;11;[.G245]=&quot;накл&quot;;24;[.G245]=&quot;прокл&quot;;25;[.G245]=&quot;пт&quot;;26;[.G245]=90;10;[.G245]=85;10;[.G245]=80;9;[.G245]=75;8;[.G245]=70;8;[.G245]=65;7;[.G245]=60;7;[.G245]=55;6;[.G245]=50;6;[.G245]=45;6;[.G245]=40;5;[.G245]=35;4;[.G245]=30;4;[.G245]=25;3;[.G245]=20;2;[.G245]=15;1;[.G245]=10;1;[.G245]=0;0)" office:value-type="float" office:value="1" calcext:value-type="float">
            <text:p>1</text:p>
          </table:table-cell>
          <table:table-cell table:formula="of:=IF([.H245]&lt;=1;0;IF([.H245]&lt;=10;11;IF([.H245]&lt;=14;12;IF([.H245]&lt;=17;13;IF([.H245]&lt;=20;14;IF([.H245]&lt;=22;15;IF([.H245]&lt;=25;16;IF([.H245]&lt;=27;17;IF([.H245]&lt;=29;18;IF([.H245]&lt;=32;19;IF([.H245]&lt;=34;20;IF([.H245]&lt;=36;21;IF([.H24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45]=&quot;взв&quot;;11;[.K245]=&quot;накл&quot;;24;[.K245]=&quot;прокл&quot;;25;[.K245]=&quot;пт&quot;;26;[.K245]=90;10;[.K245]=85;10;[.K245]=80;9;[.K245]=75;8;[.K245]=70;8;[.K245]=65;7;[.K245]=60;7;[.K245]=55;6;[.K245]=50;6;[.K245]=45;6;[.K245]=40;5;[.K245]=35;4;[.K245]=30;4;[.K245]=25;3;[.K245]=20;2;[.K245]=15;1;[.K245]=10;1;[.K245]=0;0)" office:value-type="float" office:value="1" calcext:value-type="float">
            <text:p>1</text:p>
          </table:table-cell>
          <table:table-cell table:formula="of:=IF([.L245]&lt;=1;0;IF([.L245]&lt;=10;11;IF([.L245]&lt;=14;12;IF([.L245]&lt;=17;13;IF([.L245]&lt;=20;14;IF([.L245]&lt;=22;15;IF([.L245]&lt;=25;16;IF([.L245]&lt;=27;17;IF([.L245]&lt;=29;18;IF([.L245]&lt;=32;19;IF([.L245]&lt;=34;20;IF([.L245]&lt;=36;21;IF([.L24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45]=&quot;взв&quot;;11;[.O245]=&quot;накл&quot;;24;[.O245]=&quot;прокл&quot;;25;[.O245]=&quot;пт&quot;;26;[.O245]=90;10;[.O245]=85;10;[.O245]=80;9;[.O245]=75;8;[.O245]=70;8;[.O245]=65;7;[.O245]=60;7;[.O245]=55;6;[.O245]=50;6;[.O245]=45;6;[.O245]=40;5;[.O245]=35;4;[.O245]=30;4;[.O245]=25;3;[.O245]=20;2;[.O245]=15;1;[.O245]=10;1;[.O245]=0;0)" office:value-type="float" office:value="4" calcext:value-type="float">
            <text:p>4</text:p>
          </table:table-cell>
          <table:table-cell table:formula="of:=IF([.P245]&lt;=1;0;IF([.P245]&lt;=10;11;IF([.P245]&lt;=14;12;IF([.P245]&lt;=17;13;IF([.P245]&lt;=20;14;IF([.P245]&lt;=22;15;IF([.P245]&lt;=25;16;IF([.P245]&lt;=27;17;IF([.P245]&lt;=29;18;IF([.P245]&lt;=32;19;IF([.P245]&lt;=34;20;IF([.P245]&lt;=36;21;IF([.P245]&lt;=40;22;24)))))))))))))" office:value-type="float" office:value="0" calcext:value-type="float">
            <text:p>0</text:p>
          </table:table-cell>
          <table:table-cell table:formula="of:=ROUND(([.Q245]+[.R245]+[.I245]+[.J245]+[.M245]+[.N245])/3;0)" office:value-type="float" office:value="2" calcext:value-type="float">
            <text:p>2</text:p>
          </table:table-cell>
          <table:table-cell table:style-name="ce70" table:formula="of:=[.F245]*LOG10([.S245]+2)" office:value-type="float" office:value="3.61235994796777" calcext:value-type="float">
            <text:p>3,6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5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46]=&quot;взв&quot;;11;[.G246]=&quot;накл&quot;;24;[.G246]=&quot;прокл&quot;;25;[.G246]=&quot;пт&quot;;26;[.G246]=90;10;[.G246]=85;10;[.G246]=80;9;[.G246]=75;8;[.G246]=70;8;[.G246]=65;7;[.G246]=60;7;[.G246]=55;6;[.G246]=50;6;[.G246]=45;6;[.G246]=40;5;[.G246]=35;4;[.G246]=30;4;[.G246]=25;3;[.G246]=20;2;[.G246]=15;1;[.G246]=10;1;[.G246]=0;0)" office:value-type="float" office:value="1" calcext:value-type="float">
            <text:p>1</text:p>
          </table:table-cell>
          <table:table-cell table:formula="of:=IF([.H246]&lt;=1;0;IF([.H246]&lt;=10;11;IF([.H246]&lt;=14;12;IF([.H246]&lt;=17;13;IF([.H246]&lt;=20;14;IF([.H246]&lt;=22;15;IF([.H246]&lt;=25;16;IF([.H246]&lt;=27;17;IF([.H246]&lt;=29;18;IF([.H246]&lt;=32;19;IF([.H246]&lt;=34;20;IF([.H246]&lt;=36;21;IF([.H24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46]=&quot;взв&quot;;11;[.K246]=&quot;накл&quot;;24;[.K246]=&quot;прокл&quot;;25;[.K246]=&quot;пт&quot;;26;[.K246]=90;10;[.K246]=85;10;[.K246]=80;9;[.K246]=75;8;[.K246]=70;8;[.K246]=65;7;[.K246]=60;7;[.K246]=55;6;[.K246]=50;6;[.K246]=45;6;[.K246]=40;5;[.K246]=35;4;[.K246]=30;4;[.K246]=25;3;[.K246]=20;2;[.K246]=15;1;[.K246]=10;1;[.K246]=0;0)" office:value-type="float" office:value="1" calcext:value-type="float">
            <text:p>1</text:p>
          </table:table-cell>
          <table:table-cell table:formula="of:=IF([.L246]&lt;=1;0;IF([.L246]&lt;=10;11;IF([.L246]&lt;=14;12;IF([.L246]&lt;=17;13;IF([.L246]&lt;=20;14;IF([.L246]&lt;=22;15;IF([.L246]&lt;=25;16;IF([.L246]&lt;=27;17;IF([.L246]&lt;=29;18;IF([.L246]&lt;=32;19;IF([.L246]&lt;=34;20;IF([.L246]&lt;=36;21;IF([.L24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46]=&quot;взв&quot;;11;[.O246]=&quot;накл&quot;;24;[.O246]=&quot;прокл&quot;;25;[.O246]=&quot;пт&quot;;26;[.O246]=90;10;[.O246]=85;10;[.O246]=80;9;[.O246]=75;8;[.O246]=70;8;[.O246]=65;7;[.O246]=60;7;[.O246]=55;6;[.O246]=50;6;[.O246]=45;6;[.O246]=40;5;[.O246]=35;4;[.O246]=30;4;[.O246]=25;3;[.O246]=20;2;[.O246]=15;1;[.O246]=10;1;[.O246]=0;0)" office:value-type="float" office:value="1" calcext:value-type="float">
            <text:p>1</text:p>
          </table:table-cell>
          <table:table-cell table:formula="of:=IF([.P246]&lt;=1;0;IF([.P246]&lt;=10;11;IF([.P246]&lt;=14;12;IF([.P246]&lt;=17;13;IF([.P246]&lt;=20;14;IF([.P246]&lt;=22;15;IF([.P246]&lt;=25;16;IF([.P246]&lt;=27;17;IF([.P246]&lt;=29;18;IF([.P246]&lt;=32;19;IF([.P246]&lt;=34;20;IF([.P246]&lt;=36;21;IF([.P246]&lt;=40;22;24)))))))))))))" office:value-type="float" office:value="0" calcext:value-type="float">
            <text:p>0</text:p>
          </table:table-cell>
          <table:table-cell table:formula="of:=ROUND(([.Q246]+[.R246]+[.I246]+[.J246]+[.M246]+[.N246])/3;0)" office:value-type="float" office:value="1" calcext:value-type="float">
            <text:p>1</text:p>
          </table:table-cell>
          <table:table-cell table:style-name="ce70" table:formula="of:=[.F246]*LOG10([.S246]+2)" office:value-type="float" office:value="2.86272752831797" calcext:value-type="float">
            <text:p>2,8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2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47]=&quot;взв&quot;;11;[.G247]=&quot;накл&quot;;24;[.G247]=&quot;прокл&quot;;25;[.G247]=&quot;пт&quot;;26;[.G247]=90;10;[.G247]=85;10;[.G247]=80;9;[.G247]=75;8;[.G247]=70;8;[.G247]=65;7;[.G247]=60;7;[.G247]=55;6;[.G247]=50;6;[.G247]=45;6;[.G247]=40;5;[.G247]=35;4;[.G247]=30;4;[.G247]=25;3;[.G247]=20;2;[.G247]=15;1;[.G247]=10;1;[.G247]=0;0)" office:value-type="float" office:value="4" calcext:value-type="float">
            <text:p>4</text:p>
          </table:table-cell>
          <table:table-cell table:formula="of:=IF([.H247]&lt;=1;0;IF([.H247]&lt;=10;11;IF([.H247]&lt;=14;12;IF([.H247]&lt;=17;13;IF([.H247]&lt;=20;14;IF([.H247]&lt;=22;15;IF([.H247]&lt;=25;16;IF([.H247]&lt;=27;17;IF([.H247]&lt;=29;18;IF([.H247]&lt;=32;19;IF([.H247]&lt;=34;20;IF([.H247]&lt;=36;21;IF([.H24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47]=&quot;взв&quot;;11;[.K247]=&quot;накл&quot;;24;[.K247]=&quot;прокл&quot;;25;[.K247]=&quot;пт&quot;;26;[.K247]=90;10;[.K247]=85;10;[.K247]=80;9;[.K247]=75;8;[.K247]=70;8;[.K247]=65;7;[.K247]=60;7;[.K247]=55;6;[.K247]=50;6;[.K247]=45;6;[.K247]=40;5;[.K247]=35;4;[.K247]=30;4;[.K247]=25;3;[.K247]=20;2;[.K247]=15;1;[.K247]=10;1;[.K247]=0;0)" office:value-type="float" office:value="6" calcext:value-type="float">
            <text:p>6</text:p>
          </table:table-cell>
          <table:table-cell table:formula="of:=IF([.L247]&lt;=1;0;IF([.L247]&lt;=10;11;IF([.L247]&lt;=14;12;IF([.L247]&lt;=17;13;IF([.L247]&lt;=20;14;IF([.L247]&lt;=22;15;IF([.L247]&lt;=25;16;IF([.L247]&lt;=27;17;IF([.L247]&lt;=29;18;IF([.L247]&lt;=32;19;IF([.L247]&lt;=34;20;IF([.L247]&lt;=36;21;IF([.L24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47]=&quot;взв&quot;;11;[.O247]=&quot;накл&quot;;24;[.O247]=&quot;прокл&quot;;25;[.O247]=&quot;пт&quot;;26;[.O247]=90;10;[.O247]=85;10;[.O247]=80;9;[.O247]=75;8;[.O247]=70;8;[.O247]=65;7;[.O247]=60;7;[.O247]=55;6;[.O247]=50;6;[.O247]=45;6;[.O247]=40;5;[.O247]=35;4;[.O247]=30;4;[.O247]=25;3;[.O247]=20;2;[.O247]=15;1;[.O247]=10;1;[.O247]=0;0)" office:value-type="float" office:value="6" calcext:value-type="float">
            <text:p>6</text:p>
          </table:table-cell>
          <table:table-cell table:formula="of:=IF([.P247]&lt;=1;0;IF([.P247]&lt;=10;11;IF([.P247]&lt;=14;12;IF([.P247]&lt;=17;13;IF([.P247]&lt;=20;14;IF([.P247]&lt;=22;15;IF([.P247]&lt;=25;16;IF([.P247]&lt;=27;17;IF([.P247]&lt;=29;18;IF([.P247]&lt;=32;19;IF([.P247]&lt;=34;20;IF([.P247]&lt;=36;21;IF([.P247]&lt;=40;22;24)))))))))))))" office:value-type="float" office:value="0" calcext:value-type="float">
            <text:p>0</text:p>
          </table:table-cell>
          <table:table-cell table:formula="of:=ROUND(([.Q247]+[.R247]+[.I247]+[.J247]+[.M247]+[.N247])/3;0)" office:value-type="float" office:value="5" calcext:value-type="float">
            <text:p>5</text:p>
          </table:table-cell>
          <table:table-cell table:style-name="ce70" table:formula="of:=[.F247]*LOG10([.S247]+2)" office:value-type="float" office:value="5.07058824008554" calcext:value-type="float">
            <text:p>5,0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3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48]=&quot;взв&quot;;11;[.G248]=&quot;накл&quot;;24;[.G248]=&quot;прокл&quot;;25;[.G248]=&quot;пт&quot;;26;[.G248]=90;10;[.G248]=85;10;[.G248]=80;9;[.G248]=75;8;[.G248]=70;8;[.G248]=65;7;[.G248]=60;7;[.G248]=55;6;[.G248]=50;6;[.G248]=45;6;[.G248]=40;5;[.G248]=35;4;[.G248]=30;4;[.G248]=25;3;[.G248]=20;2;[.G248]=15;1;[.G248]=10;1;[.G248]=0;0)" office:value-type="float" office:value="10" calcext:value-type="float">
            <text:p>10</text:p>
          </table:table-cell>
          <table:table-cell table:formula="of:=IF([.H248]&lt;=1;0;IF([.H248]&lt;=10;11;IF([.H248]&lt;=14;12;IF([.H248]&lt;=17;13;IF([.H248]&lt;=20;14;IF([.H248]&lt;=22;15;IF([.H248]&lt;=25;16;IF([.H248]&lt;=27;17;IF([.H248]&lt;=29;18;IF([.H248]&lt;=32;19;IF([.H248]&lt;=34;20;IF([.H248]&lt;=36;21;IF([.H24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48]=&quot;взв&quot;;11;[.K248]=&quot;накл&quot;;24;[.K248]=&quot;прокл&quot;;25;[.K248]=&quot;пт&quot;;26;[.K248]=90;10;[.K248]=85;10;[.K248]=80;9;[.K248]=75;8;[.K248]=70;8;[.K248]=65;7;[.K248]=60;7;[.K248]=55;6;[.K248]=50;6;[.K248]=45;6;[.K248]=40;5;[.K248]=35;4;[.K248]=30;4;[.K248]=25;3;[.K248]=20;2;[.K248]=15;1;[.K248]=10;1;[.K248]=0;0)" office:value-type="float" office:value="8" calcext:value-type="float">
            <text:p>8</text:p>
          </table:table-cell>
          <table:table-cell table:formula="of:=IF([.L248]&lt;=1;0;IF([.L248]&lt;=10;11;IF([.L248]&lt;=14;12;IF([.L248]&lt;=17;13;IF([.L248]&lt;=20;14;IF([.L248]&lt;=22;15;IF([.L248]&lt;=25;16;IF([.L248]&lt;=27;17;IF([.L248]&lt;=29;18;IF([.L248]&lt;=32;19;IF([.L248]&lt;=34;20;IF([.L248]&lt;=36;21;IF([.L24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48]=&quot;взв&quot;;11;[.O248]=&quot;накл&quot;;24;[.O248]=&quot;прокл&quot;;25;[.O248]=&quot;пт&quot;;26;[.O248]=90;10;[.O248]=85;10;[.O248]=80;9;[.O248]=75;8;[.O248]=70;8;[.O248]=65;7;[.O248]=60;7;[.O248]=55;6;[.O248]=50;6;[.O248]=45;6;[.O248]=40;5;[.O248]=35;4;[.O248]=30;4;[.O248]=25;3;[.O248]=20;2;[.O248]=15;1;[.O248]=10;1;[.O248]=0;0)" office:value-type="float" office:value="7" calcext:value-type="float">
            <text:p>7</text:p>
          </table:table-cell>
          <table:table-cell table:formula="of:=IF([.P248]&lt;=1;0;IF([.P248]&lt;=10;11;IF([.P248]&lt;=14;12;IF([.P248]&lt;=17;13;IF([.P248]&lt;=20;14;IF([.P248]&lt;=22;15;IF([.P248]&lt;=25;16;IF([.P248]&lt;=27;17;IF([.P248]&lt;=29;18;IF([.P248]&lt;=32;19;IF([.P248]&lt;=34;20;IF([.P248]&lt;=36;21;IF([.P248]&lt;=40;22;24)))))))))))))" office:value-type="float" office:value="0" calcext:value-type="float">
            <text:p>0</text:p>
          </table:table-cell>
          <table:table-cell table:formula="of:=ROUND(([.Q248]+[.R248]+[.I248]+[.J248]+[.M248]+[.N248])/3;0)" office:value-type="float" office:value="8" calcext:value-type="float">
            <text:p>8</text:p>
          </table:table-cell>
          <table:table-cell table:style-name="ce70" table:formula="of:=[.F248]*LOG10([.S248]+2)" office:value-type="float" office:value="6" calcext:value-type="float">
            <text:p>6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6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49]=&quot;взв&quot;;11;[.G249]=&quot;накл&quot;;24;[.G249]=&quot;прокл&quot;;25;[.G249]=&quot;пт&quot;;26;[.G249]=90;10;[.G249]=85;10;[.G249]=80;9;[.G249]=75;8;[.G249]=70;8;[.G249]=65;7;[.G249]=60;7;[.G249]=55;6;[.G249]=50;6;[.G249]=45;6;[.G249]=40;5;[.G249]=35;4;[.G249]=30;4;[.G249]=25;3;[.G249]=20;2;[.G249]=15;1;[.G249]=10;1;[.G249]=0;0)" office:value-type="float" office:value="11" calcext:value-type="float">
            <text:p>11</text:p>
          </table:table-cell>
          <table:table-cell table:formula="of:=IF([.H249]&lt;=1;0;IF([.H249]&lt;=10;11;IF([.H249]&lt;=14;12;IF([.H249]&lt;=17;13;IF([.H249]&lt;=20;14;IF([.H249]&lt;=22;15;IF([.H249]&lt;=25;16;IF([.H249]&lt;=27;17;IF([.H249]&lt;=29;18;IF([.H249]&lt;=32;19;IF([.H249]&lt;=34;20;IF([.H249]&lt;=36;21;IF([.H24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49]=&quot;взв&quot;;11;[.K249]=&quot;накл&quot;;24;[.K249]=&quot;прокл&quot;;25;[.K249]=&quot;пт&quot;;26;[.K249]=90;10;[.K249]=85;10;[.K249]=80;9;[.K249]=75;8;[.K249]=70;8;[.K249]=65;7;[.K249]=60;7;[.K249]=55;6;[.K249]=50;6;[.K249]=45;6;[.K249]=40;5;[.K249]=35;4;[.K249]=30;4;[.K249]=25;3;[.K249]=20;2;[.K249]=15;1;[.K249]=10;1;[.K249]=0;0)" office:value-type="float" office:value="11" calcext:value-type="float">
            <text:p>11</text:p>
          </table:table-cell>
          <table:table-cell table:formula="of:=IF([.L249]&lt;=1;0;IF([.L249]&lt;=10;11;IF([.L249]&lt;=14;12;IF([.L249]&lt;=17;13;IF([.L249]&lt;=20;14;IF([.L249]&lt;=22;15;IF([.L249]&lt;=25;16;IF([.L249]&lt;=27;17;IF([.L249]&lt;=29;18;IF([.L249]&lt;=32;19;IF([.L249]&lt;=34;20;IF([.L249]&lt;=36;21;IF([.L249]&lt;=40;22;24))))))))))))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249]=&quot;взв&quot;;11;[.O249]=&quot;накл&quot;;24;[.O249]=&quot;прокл&quot;;25;[.O249]=&quot;пт&quot;;26;[.O249]=90;10;[.O249]=85;10;[.O249]=80;9;[.O249]=75;8;[.O249]=70;8;[.O249]=65;7;[.O249]=60;7;[.O249]=55;6;[.O249]=50;6;[.O249]=45;6;[.O249]=40;5;[.O249]=35;4;[.O249]=30;4;[.O249]=25;3;[.O249]=20;2;[.O249]=15;1;[.O249]=10;1;[.O249]=0;0)" office:value-type="float" office:value="0" calcext:value-type="float">
            <text:p>0</text:p>
          </table:table-cell>
          <table:table-cell table:formula="of:=IF([.P249]&lt;=1;0;IF([.P249]&lt;=10;11;IF([.P249]&lt;=14;12;IF([.P249]&lt;=17;13;IF([.P249]&lt;=20;14;IF([.P249]&lt;=22;15;IF([.P249]&lt;=25;16;IF([.P249]&lt;=27;17;IF([.P249]&lt;=29;18;IF([.P249]&lt;=32;19;IF([.P249]&lt;=34;20;IF([.P249]&lt;=36;21;IF([.P249]&lt;=40;22;24)))))))))))))" office:value-type="float" office:value="15" calcext:value-type="float">
            <text:p>15</text:p>
          </table:table-cell>
          <table:table-cell table:formula="of:=ROUND(([.Q249]+[.R249]+[.I249]+[.J249]+[.M249]+[.N249])/3;0)" office:value-type="float" office:value="12" calcext:value-type="float">
            <text:p>12</text:p>
          </table:table-cell>
          <table:table-cell table:style-name="ce70" table:formula="of:=[.F249]*LOG10([.S249]+2)" office:value-type="float" office:value="6.87676821406943" calcext:value-type="float">
            <text:p>6,8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32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50]=&quot;взв&quot;;11;[.G250]=&quot;накл&quot;;24;[.G250]=&quot;прокл&quot;;25;[.G250]=&quot;пт&quot;;26;[.G250]=90;10;[.G250]=85;10;[.G250]=80;9;[.G250]=75;8;[.G250]=70;8;[.G250]=65;7;[.G250]=60;7;[.G250]=55;6;[.G250]=50;6;[.G250]=45;6;[.G250]=40;5;[.G250]=35;4;[.G250]=30;4;[.G250]=25;3;[.G250]=20;2;[.G250]=15;1;[.G250]=10;1;[.G250]=0;0)" office:value-type="float" office:value="10" calcext:value-type="float">
            <text:p>10</text:p>
          </table:table-cell>
          <table:table-cell table:formula="of:=IF([.H250]&lt;=1;0;IF([.H250]&lt;=10;11;IF([.H250]&lt;=14;12;IF([.H250]&lt;=17;13;IF([.H250]&lt;=20;14;IF([.H250]&lt;=22;15;IF([.H250]&lt;=25;16;IF([.H250]&lt;=27;17;IF([.H250]&lt;=29;18;IF([.H250]&lt;=32;19;IF([.H250]&lt;=34;20;IF([.H250]&lt;=36;21;IF([.H25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50]=&quot;взв&quot;;11;[.K250]=&quot;накл&quot;;24;[.K250]=&quot;прокл&quot;;25;[.K250]=&quot;пт&quot;;26;[.K250]=90;10;[.K250]=85;10;[.K250]=80;9;[.K250]=75;8;[.K250]=70;8;[.K250]=65;7;[.K250]=60;7;[.K250]=55;6;[.K250]=50;6;[.K250]=45;6;[.K250]=40;5;[.K250]=35;4;[.K250]=30;4;[.K250]=25;3;[.K250]=20;2;[.K250]=15;1;[.K250]=10;1;[.K250]=0;0)" office:value-type="float" office:value="10" calcext:value-type="float">
            <text:p>10</text:p>
          </table:table-cell>
          <table:table-cell table:formula="of:=IF([.L250]&lt;=1;0;IF([.L250]&lt;=10;11;IF([.L250]&lt;=14;12;IF([.L250]&lt;=17;13;IF([.L250]&lt;=20;14;IF([.L250]&lt;=22;15;IF([.L250]&lt;=25;16;IF([.L250]&lt;=27;17;IF([.L250]&lt;=29;18;IF([.L250]&lt;=32;19;IF([.L250]&lt;=34;20;IF([.L250]&lt;=36;21;IF([.L25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50]=&quot;взв&quot;;11;[.O250]=&quot;накл&quot;;24;[.O250]=&quot;прокл&quot;;25;[.O250]=&quot;пт&quot;;26;[.O250]=90;10;[.O250]=85;10;[.O250]=80;9;[.O250]=75;8;[.O250]=70;8;[.O250]=65;7;[.O250]=60;7;[.O250]=55;6;[.O250]=50;6;[.O250]=45;6;[.O250]=40;5;[.O250]=35;4;[.O250]=30;4;[.O250]=25;3;[.O250]=20;2;[.O250]=15;1;[.O250]=10;1;[.O250]=0;0)" office:value-type="float" office:value="8" calcext:value-type="float">
            <text:p>8</text:p>
          </table:table-cell>
          <table:table-cell table:formula="of:=IF([.P250]&lt;=1;0;IF([.P250]&lt;=10;11;IF([.P250]&lt;=14;12;IF([.P250]&lt;=17;13;IF([.P250]&lt;=20;14;IF([.P250]&lt;=22;15;IF([.P250]&lt;=25;16;IF([.P250]&lt;=27;17;IF([.P250]&lt;=29;18;IF([.P250]&lt;=32;19;IF([.P250]&lt;=34;20;IF([.P250]&lt;=36;21;IF([.P250]&lt;=40;22;24)))))))))))))" office:value-type="float" office:value="0" calcext:value-type="float">
            <text:p>0</text:p>
          </table:table-cell>
          <table:table-cell table:formula="of:=ROUND(([.Q250]+[.R250]+[.I250]+[.J250]+[.M250]+[.N250])/3;0)" office:value-type="float" office:value="9" calcext:value-type="float">
            <text:p>9</text:p>
          </table:table-cell>
          <table:table-cell table:style-name="ce70" table:formula="of:=[.F250]*LOG10([.S250]+2)" office:value-type="float" office:value="6.24835611094935" calcext:value-type="float">
            <text:p>6,2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027</text:p>
          </table:table-cell>
          <table:table-cell table:style-name="ce10" office:value-type="date" office:date-value="2009-06-26" calcext:value-type="date">
            <text:p>26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51]=&quot;взв&quot;;11;[.G251]=&quot;накл&quot;;24;[.G251]=&quot;прокл&quot;;25;[.G251]=&quot;пт&quot;;26;[.G251]=90;10;[.G251]=85;10;[.G251]=80;9;[.G251]=75;8;[.G251]=70;8;[.G251]=65;7;[.G251]=60;7;[.G251]=55;6;[.G251]=50;6;[.G251]=45;6;[.G251]=40;5;[.G251]=35;4;[.G251]=30;4;[.G251]=25;3;[.G251]=20;2;[.G251]=15;1;[.G251]=10;1;[.G251]=0;0)" office:value-type="float" office:value="24" calcext:value-type="float">
            <text:p>24</text:p>
          </table:table-cell>
          <table:table-cell table:formula="of:=IF([.H251]&lt;=1;0;IF([.H251]&lt;=10;11;IF([.H251]&lt;=14;12;IF([.H251]&lt;=17;13;IF([.H251]&lt;=20;14;IF([.H251]&lt;=22;15;IF([.H251]&lt;=25;16;IF([.H251]&lt;=27;17;IF([.H251]&lt;=29;18;IF([.H251]&lt;=32;19;IF([.H251]&lt;=34;20;IF([.H251]&lt;=36;21;IF([.H25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51]=&quot;взв&quot;;11;[.K251]=&quot;накл&quot;;24;[.K251]=&quot;прокл&quot;;25;[.K251]=&quot;пт&quot;;26;[.K251]=90;10;[.K251]=85;10;[.K251]=80;9;[.K251]=75;8;[.K251]=70;8;[.K251]=65;7;[.K251]=60;7;[.K251]=55;6;[.K251]=50;6;[.K251]=45;6;[.K251]=40;5;[.K251]=35;4;[.K251]=30;4;[.K251]=25;3;[.K251]=20;2;[.K251]=15;1;[.K251]=10;1;[.K251]=0;0)" office:value-type="float" office:value="26" calcext:value-type="float">
            <text:p>26</text:p>
          </table:table-cell>
          <table:table-cell table:formula="of:=IF([.L251]&lt;=1;0;IF([.L251]&lt;=10;11;IF([.L251]&lt;=14;12;IF([.L251]&lt;=17;13;IF([.L251]&lt;=20;14;IF([.L251]&lt;=22;15;IF([.L251]&lt;=25;16;IF([.L251]&lt;=27;17;IF([.L251]&lt;=29;18;IF([.L251]&lt;=32;19;IF([.L251]&lt;=34;20;IF([.L251]&lt;=36;21;IF([.L25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51]=&quot;взв&quot;;11;[.O251]=&quot;накл&quot;;24;[.O251]=&quot;прокл&quot;;25;[.O251]=&quot;пт&quot;;26;[.O251]=90;10;[.O251]=85;10;[.O251]=80;9;[.O251]=75;8;[.O251]=70;8;[.O251]=65;7;[.O251]=60;7;[.O251]=55;6;[.O251]=50;6;[.O251]=45;6;[.O251]=40;5;[.O251]=35;4;[.O251]=30;4;[.O251]=25;3;[.O251]=20;2;[.O251]=15;1;[.O251]=10;1;[.O251]=0;0)" office:value-type="float" office:value="26" calcext:value-type="float">
            <text:p>26</text:p>
          </table:table-cell>
          <table:table-cell table:formula="of:=IF([.P251]&lt;=1;0;IF([.P251]&lt;=10;11;IF([.P251]&lt;=14;12;IF([.P251]&lt;=17;13;IF([.P251]&lt;=20;14;IF([.P251]&lt;=22;15;IF([.P251]&lt;=25;16;IF([.P251]&lt;=27;17;IF([.P251]&lt;=29;18;IF([.P251]&lt;=32;19;IF([.P251]&lt;=34;20;IF([.P251]&lt;=36;21;IF([.P251]&lt;=40;22;24)))))))))))))" office:value-type="float" office:value="0" calcext:value-type="float">
            <text:p>0</text:p>
          </table:table-cell>
          <table:table-cell table:formula="of:=ROUND(([.Q251]+[.R251]+[.I251]+[.J251]+[.M251]+[.N251])/3;0)" office:value-type="float" office:value="25" calcext:value-type="float">
            <text:p>25</text:p>
          </table:table-cell>
          <table:table-cell table:style-name="ce70" table:formula="of:=[.F251]*LOG10([.S251]+2)" office:value-type="float" office:value="8.58818258495392" calcext:value-type="float">
            <text:p>8,5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74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Klop Vostochn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52]=&quot;взв&quot;;11;[.G252]=&quot;накл&quot;;24;[.G252]=&quot;прокл&quot;;25;[.G252]=&quot;пт&quot;;26;[.G252]=90;10;[.G252]=85;10;[.G252]=80;9;[.G252]=75;8;[.G252]=70;8;[.G252]=65;7;[.G252]=60;7;[.G252]=55;6;[.G252]=50;6;[.G252]=45;6;[.G252]=40;5;[.G252]=35;4;[.G252]=30;4;[.G252]=25;3;[.G252]=20;2;[.G252]=15;1;[.G252]=10;1;[.G252]=0;0)" office:value-type="float" office:value="0" calcext:value-type="float">
            <text:p>0</text:p>
          </table:table-cell>
          <table:table-cell table:formula="of:=IF([.H252]&lt;=1;0;IF([.H252]&lt;=10;11;IF([.H252]&lt;=14;12;IF([.H252]&lt;=17;13;IF([.H252]&lt;=20;14;IF([.H252]&lt;=22;15;IF([.H252]&lt;=25;16;IF([.H252]&lt;=27;17;IF([.H252]&lt;=29;18;IF([.H252]&lt;=32;19;IF([.H252]&lt;=34;20;IF([.H252]&lt;=36;21;IF([.H252]&lt;=40;22;24)))))))))))))"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52]=&quot;взв&quot;;11;[.K252]=&quot;накл&quot;;24;[.K252]=&quot;прокл&quot;;25;[.K252]=&quot;пт&quot;;26;[.K252]=90;10;[.K252]=85;10;[.K252]=80;9;[.K252]=75;8;[.K252]=70;8;[.K252]=65;7;[.K252]=60;7;[.K252]=55;6;[.K252]=50;6;[.K252]=45;6;[.K252]=40;5;[.K252]=35;4;[.K252]=30;4;[.K252]=25;3;[.K252]=20;2;[.K252]=15;1;[.K252]=10;1;[.K252]=0;0)" office:value-type="float" office:value="0" calcext:value-type="float">
            <text:p>0</text:p>
          </table:table-cell>
          <table:table-cell table:formula="of:=IF([.L252]&lt;=1;0;IF([.L252]&lt;=10;11;IF([.L252]&lt;=14;12;IF([.L252]&lt;=17;13;IF([.L252]&lt;=20;14;IF([.L252]&lt;=22;15;IF([.L252]&lt;=25;16;IF([.L252]&lt;=27;17;IF([.L252]&lt;=29;18;IF([.L252]&lt;=32;19;IF([.L252]&lt;=34;20;IF([.L252]&lt;=36;21;IF([.L25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52]=&quot;взв&quot;;11;[.O252]=&quot;накл&quot;;24;[.O252]=&quot;прокл&quot;;25;[.O252]=&quot;пт&quot;;26;[.O252]=90;10;[.O252]=85;10;[.O252]=80;9;[.O252]=75;8;[.O252]=70;8;[.O252]=65;7;[.O252]=60;7;[.O252]=55;6;[.O252]=50;6;[.O252]=45;6;[.O252]=40;5;[.O252]=35;4;[.O252]=30;4;[.O252]=25;3;[.O252]=20;2;[.O252]=15;1;[.O252]=10;1;[.O252]=0;0)" office:value-type="float" office:value="0" calcext:value-type="float">
            <text:p>0</text:p>
          </table:table-cell>
          <table:table-cell table:formula="of:=IF([.P252]&lt;=1;0;IF([.P252]&lt;=10;11;IF([.P252]&lt;=14;12;IF([.P252]&lt;=17;13;IF([.P252]&lt;=20;14;IF([.P252]&lt;=22;15;IF([.P252]&lt;=25;16;IF([.P252]&lt;=27;17;IF([.P252]&lt;=29;18;IF([.P252]&lt;=32;19;IF([.P252]&lt;=34;20;IF([.P252]&lt;=36;21;IF([.P252]&lt;=40;22;24)))))))))))))" office:value-type="float" office:value="21" calcext:value-type="float">
            <text:p>21</text:p>
          </table:table-cell>
          <table:table-cell table:formula="of:=ROUND(([.Q252]+[.R252]+[.I252]+[.J252]+[.M252]+[.N252])/3;0)" office:value-type="float" office:value="19" calcext:value-type="float">
            <text:p>19</text:p>
          </table:table-cell>
          <table:table-cell table:style-name="ce70" table:formula="of:=[.F252]*LOG10([.S252]+2)" office:value-type="float" office:value="7.93331576840352" calcext:value-type="float">
            <text:p>7,9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22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53]=&quot;взв&quot;;11;[.G253]=&quot;накл&quot;;24;[.G253]=&quot;прокл&quot;;25;[.G253]=&quot;пт&quot;;26;[.G253]=90;10;[.G253]=85;10;[.G253]=80;9;[.G253]=75;8;[.G253]=70;8;[.G253]=65;7;[.G253]=60;7;[.G253]=55;6;[.G253]=50;6;[.G253]=45;6;[.G253]=40;5;[.G253]=35;4;[.G253]=30;4;[.G253]=25;3;[.G253]=20;2;[.G253]=15;1;[.G253]=10;1;[.G253]=0;0)" office:value-type="float" office:value="7" calcext:value-type="float">
            <text:p>7</text:p>
          </table:table-cell>
          <table:table-cell table:formula="of:=IF([.H253]&lt;=1;0;IF([.H253]&lt;=10;11;IF([.H253]&lt;=14;12;IF([.H253]&lt;=17;13;IF([.H253]&lt;=20;14;IF([.H253]&lt;=22;15;IF([.H253]&lt;=25;16;IF([.H253]&lt;=27;17;IF([.H253]&lt;=29;18;IF([.H253]&lt;=32;19;IF([.H253]&lt;=34;20;IF([.H253]&lt;=36;21;IF([.H25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53]=&quot;взв&quot;;11;[.K253]=&quot;накл&quot;;24;[.K253]=&quot;прокл&quot;;25;[.K253]=&quot;пт&quot;;26;[.K253]=90;10;[.K253]=85;10;[.K253]=80;9;[.K253]=75;8;[.K253]=70;8;[.K253]=65;7;[.K253]=60;7;[.K253]=55;6;[.K253]=50;6;[.K253]=45;6;[.K253]=40;5;[.K253]=35;4;[.K253]=30;4;[.K253]=25;3;[.K253]=20;2;[.K253]=15;1;[.K253]=10;1;[.K253]=0;0)" office:value-type="float" office:value="1" calcext:value-type="float">
            <text:p>1</text:p>
          </table:table-cell>
          <table:table-cell table:formula="of:=IF([.L253]&lt;=1;0;IF([.L253]&lt;=10;11;IF([.L253]&lt;=14;12;IF([.L253]&lt;=17;13;IF([.L253]&lt;=20;14;IF([.L253]&lt;=22;15;IF([.L253]&lt;=25;16;IF([.L253]&lt;=27;17;IF([.L253]&lt;=29;18;IF([.L253]&lt;=32;19;IF([.L253]&lt;=34;20;IF([.L253]&lt;=36;21;IF([.L25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53]=&quot;взв&quot;;11;[.O253]=&quot;накл&quot;;24;[.O253]=&quot;прокл&quot;;25;[.O253]=&quot;пт&quot;;26;[.O253]=90;10;[.O253]=85;10;[.O253]=80;9;[.O253]=75;8;[.O253]=70;8;[.O253]=65;7;[.O253]=60;7;[.O253]=55;6;[.O253]=50;6;[.O253]=45;6;[.O253]=40;5;[.O253]=35;4;[.O253]=30;4;[.O253]=25;3;[.O253]=20;2;[.O253]=15;1;[.O253]=10;1;[.O253]=0;0)" office:value-type="float" office:value="1" calcext:value-type="float">
            <text:p>1</text:p>
          </table:table-cell>
          <table:table-cell table:formula="of:=IF([.P253]&lt;=1;0;IF([.P253]&lt;=10;11;IF([.P253]&lt;=14;12;IF([.P253]&lt;=17;13;IF([.P253]&lt;=20;14;IF([.P253]&lt;=22;15;IF([.P253]&lt;=25;16;IF([.P253]&lt;=27;17;IF([.P253]&lt;=29;18;IF([.P253]&lt;=32;19;IF([.P253]&lt;=34;20;IF([.P253]&lt;=36;21;IF([.P253]&lt;=40;22;24)))))))))))))" office:value-type="float" office:value="0" calcext:value-type="float">
            <text:p>0</text:p>
          </table:table-cell>
          <table:table-cell table:formula="of:=ROUND(([.Q253]+[.R253]+[.I253]+[.J253]+[.M253]+[.N253])/3;0)" office:value-type="float" office:value="3" calcext:value-type="float">
            <text:p>3</text:p>
          </table:table-cell>
          <table:table-cell table:style-name="ce70" table:formula="of:=[.F253]*LOG10([.S253]+2)" office:value-type="float" office:value="4.89279003035213" calcext:value-type="float">
            <text:p>4,8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57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G254]=&quot;взв&quot;;11;[.G254]=&quot;накл&quot;;24;[.G254]=&quot;прокл&quot;;25;[.G254]=&quot;пт&quot;;26;[.G254]=90;10;[.G254]=85;10;[.G254]=80;9;[.G254]=75;8;[.G254]=70;8;[.G254]=65;7;[.G254]=60;7;[.G254]=55;6;[.G254]=50;6;[.G254]=45;6;[.G254]=40;5;[.G254]=35;4;[.G254]=30;4;[.G254]=25;3;[.G254]=20;2;[.G254]=15;1;[.G254]=10;1;[.G254]=0;0)" office:value-type="float" office:value="0" calcext:value-type="float">
            <text:p>0</text:p>
          </table:table-cell>
          <table:table-cell table:formula="of:=IF([.H254]&lt;=1;0;IF([.H254]&lt;=10;11;IF([.H254]&lt;=14;12;IF([.H254]&lt;=17;13;IF([.H254]&lt;=20;14;IF([.H254]&lt;=22;15;IF([.H254]&lt;=25;16;IF([.H254]&lt;=27;17;IF([.H254]&lt;=29;18;IF([.H254]&lt;=32;19;IF([.H254]&lt;=34;20;IF([.H254]&lt;=36;21;IF([.H254]&lt;=40;22;24)))))))))))))" office:value-type="float" office:value="24" calcext:value-type="float">
            <text:p>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54]=&quot;взв&quot;;11;[.K254]=&quot;накл&quot;;24;[.K254]=&quot;прокл&quot;;25;[.K254]=&quot;пт&quot;;26;[.K254]=90;10;[.K254]=85;10;[.K254]=80;9;[.K254]=75;8;[.K254]=70;8;[.K254]=65;7;[.K254]=60;7;[.K254]=55;6;[.K254]=50;6;[.K254]=45;6;[.K254]=40;5;[.K254]=35;4;[.K254]=30;4;[.K254]=25;3;[.K254]=20;2;[.K254]=15;1;[.K254]=10;1;[.K254]=0;0)" office:value-type="float" office:value="0" calcext:value-type="float">
            <text:p>0</text:p>
          </table:table-cell>
          <table:table-cell table:formula="of:=IF([.L254]&lt;=1;0;IF([.L254]&lt;=10;11;IF([.L254]&lt;=14;12;IF([.L254]&lt;=17;13;IF([.L254]&lt;=20;14;IF([.L254]&lt;=22;15;IF([.L254]&lt;=25;16;IF([.L254]&lt;=27;17;IF([.L254]&lt;=29;18;IF([.L254]&lt;=32;19;IF([.L254]&lt;=34;20;IF([.L254]&lt;=36;21;IF([.L254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54]=&quot;взв&quot;;11;[.O254]=&quot;накл&quot;;24;[.O254]=&quot;прокл&quot;;25;[.O254]=&quot;пт&quot;;26;[.O254]=90;10;[.O254]=85;10;[.O254]=80;9;[.O254]=75;8;[.O254]=70;8;[.O254]=65;7;[.O254]=60;7;[.O254]=55;6;[.O254]=50;6;[.O254]=45;6;[.O254]=40;5;[.O254]=35;4;[.O254]=30;4;[.O254]=25;3;[.O254]=20;2;[.O254]=15;1;[.O254]=10;1;[.O254]=0;0)" office:value-type="float" office:value="0" calcext:value-type="float">
            <text:p>0</text:p>
          </table:table-cell>
          <table:table-cell table:formula="of:=IF([.P254]&lt;=1;0;IF([.P254]&lt;=10;11;IF([.P254]&lt;=14;12;IF([.P254]&lt;=17;13;IF([.P254]&lt;=20;14;IF([.P254]&lt;=22;15;IF([.P254]&lt;=25;16;IF([.P254]&lt;=27;17;IF([.P254]&lt;=29;18;IF([.P254]&lt;=32;19;IF([.P254]&lt;=34;20;IF([.P254]&lt;=36;21;IF([.P254]&lt;=40;22;24)))))))))))))" office:value-type="float" office:value="0" calcext:value-type="float">
            <text:p>0</text:p>
          </table:table-cell>
          <table:table-cell table:formula="of:=ROUND(([.Q254]+[.R254]+[.I254]+[.J254]+[.M254]+[.N254])/2;0)" office:value-type="float" office:value="22" calcext:value-type="float">
            <text:p>22</text:p>
          </table:table-cell>
          <table:table-cell table:style-name="ce70" table:formula="of:=[.F254]*LOG10([.S254]+2)" office:value-type="float" office:value="9.66147869198124" calcext:value-type="float">
            <text:p>9,6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6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55]=&quot;взв&quot;;11;[.G255]=&quot;накл&quot;;24;[.G255]=&quot;прокл&quot;;25;[.G255]=&quot;пт&quot;;26;[.G255]=90;10;[.G255]=85;10;[.G255]=80;9;[.G255]=75;8;[.G255]=70;8;[.G255]=65;7;[.G255]=60;7;[.G255]=55;6;[.G255]=50;6;[.G255]=45;6;[.G255]=40;5;[.G255]=35;4;[.G255]=30;4;[.G255]=25;3;[.G255]=20;2;[.G255]=15;1;[.G255]=10;1;[.G255]=0;0)" office:value-type="float" office:value="0" calcext:value-type="float">
            <text:p>0</text:p>
          </table:table-cell>
          <table:table-cell table:formula="of:=IF([.H255]&lt;=1;0;IF([.H255]&lt;=10;11;IF([.H255]&lt;=14;12;IF([.H255]&lt;=17;13;IF([.H255]&lt;=20;14;IF([.H255]&lt;=22;15;IF([.H255]&lt;=25;16;IF([.H255]&lt;=27;17;IF([.H255]&lt;=29;18;IF([.H255]&lt;=32;19;IF([.H255]&lt;=34;20;IF([.H255]&lt;=36;21;IF([.H25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55]=&quot;взв&quot;;11;[.K255]=&quot;накл&quot;;24;[.K255]=&quot;прокл&quot;;25;[.K255]=&quot;пт&quot;;26;[.K255]=90;10;[.K255]=85;10;[.K255]=80;9;[.K255]=75;8;[.K255]=70;8;[.K255]=65;7;[.K255]=60;7;[.K255]=55;6;[.K255]=50;6;[.K255]=45;6;[.K255]=40;5;[.K255]=35;4;[.K255]=30;4;[.K255]=25;3;[.K255]=20;2;[.K255]=15;1;[.K255]=10;1;[.K255]=0;0)" office:value-type="float" office:value="0" calcext:value-type="float">
            <text:p>0</text:p>
          </table:table-cell>
          <table:table-cell table:formula="of:=IF([.L255]&lt;=1;0;IF([.L255]&lt;=10;11;IF([.L255]&lt;=14;12;IF([.L255]&lt;=17;13;IF([.L255]&lt;=20;14;IF([.L255]&lt;=22;15;IF([.L255]&lt;=25;16;IF([.L255]&lt;=27;17;IF([.L255]&lt;=29;18;IF([.L255]&lt;=32;19;IF([.L255]&lt;=34;20;IF([.L255]&lt;=36;21;IF([.L25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55]=&quot;взв&quot;;11;[.O255]=&quot;накл&quot;;24;[.O255]=&quot;прокл&quot;;25;[.O255]=&quot;пт&quot;;26;[.O255]=90;10;[.O255]=85;10;[.O255]=80;9;[.O255]=75;8;[.O255]=70;8;[.O255]=65;7;[.O255]=60;7;[.O255]=55;6;[.O255]=50;6;[.O255]=45;6;[.O255]=40;5;[.O255]=35;4;[.O255]=30;4;[.O255]=25;3;[.O255]=20;2;[.O255]=15;1;[.O255]=10;1;[.O255]=0;0)" office:value-type="float" office:value="0" calcext:value-type="float">
            <text:p>0</text:p>
          </table:table-cell>
          <table:table-cell table:formula="of:=IF([.P255]&lt;=1;0;IF([.P255]&lt;=10;11;IF([.P255]&lt;=14;12;IF([.P255]&lt;=17;13;IF([.P255]&lt;=20;14;IF([.P255]&lt;=22;15;IF([.P255]&lt;=25;16;IF([.P255]&lt;=27;17;IF([.P255]&lt;=29;18;IF([.P255]&lt;=32;19;IF([.P255]&lt;=34;20;IF([.P255]&lt;=36;21;IF([.P255]&lt;=40;22;24)))))))))))))" office:value-type="float" office:value="19" calcext:value-type="float">
            <text:p>19</text:p>
          </table:table-cell>
          <table:table-cell table:formula="of:=ROUND(([.Q255]+[.R255]+[.I255]+[.J255]+[.M255]+[.N255])/3;0)" office:value-type="float" office:value="19" calcext:value-type="float">
            <text:p>19</text:p>
          </table:table-cell>
          <table:table-cell table:style-name="ce70" table:formula="of:=[.F255]*LOG10([.S255]+2)" office:value-type="float" office:value="9.25553506313744" calcext:value-type="float">
            <text:p>9,2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2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56]=&quot;взв&quot;;11;[.G256]=&quot;накл&quot;;24;[.G256]=&quot;прокл&quot;;25;[.G256]=&quot;пт&quot;;26;[.G256]=90;10;[.G256]=85;10;[.G256]=80;9;[.G256]=75;8;[.G256]=70;8;[.G256]=65;7;[.G256]=60;7;[.G256]=55;6;[.G256]=50;6;[.G256]=45;6;[.G256]=40;5;[.G256]=35;4;[.G256]=30;4;[.G256]=25;3;[.G256]=20;2;[.G256]=15;1;[.G256]=10;1;[.G256]=0;0)" office:value-type="float" office:value="0" calcext:value-type="float">
            <text:p>0</text:p>
          </table:table-cell>
          <table:table-cell table:formula="of:=IF([.H256]&lt;=1;0;IF([.H256]&lt;=10;11;IF([.H256]&lt;=14;12;IF([.H256]&lt;=17;13;IF([.H256]&lt;=20;14;IF([.H256]&lt;=22;15;IF([.H256]&lt;=25;16;IF([.H256]&lt;=27;17;IF([.H256]&lt;=29;18;IF([.H256]&lt;=32;19;IF([.H256]&lt;=34;20;IF([.H256]&lt;=36;21;IF([.H256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56]=&quot;взв&quot;;11;[.K256]=&quot;накл&quot;;24;[.K256]=&quot;прокл&quot;;25;[.K256]=&quot;пт&quot;;26;[.K256]=90;10;[.K256]=85;10;[.K256]=80;9;[.K256]=75;8;[.K256]=70;8;[.K256]=65;7;[.K256]=60;7;[.K256]=55;6;[.K256]=50;6;[.K256]=45;6;[.K256]=40;5;[.K256]=35;4;[.K256]=30;4;[.K256]=25;3;[.K256]=20;2;[.K256]=15;1;[.K256]=10;1;[.K256]=0;0)" office:value-type="float" office:value="0" calcext:value-type="float">
            <text:p>0</text:p>
          </table:table-cell>
          <table:table-cell table:formula="of:=IF([.L256]&lt;=1;0;IF([.L256]&lt;=10;11;IF([.L256]&lt;=14;12;IF([.L256]&lt;=17;13;IF([.L256]&lt;=20;14;IF([.L256]&lt;=22;15;IF([.L256]&lt;=25;16;IF([.L256]&lt;=27;17;IF([.L256]&lt;=29;18;IF([.L256]&lt;=32;19;IF([.L256]&lt;=34;20;IF([.L256]&lt;=36;21;IF([.L256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56]=&quot;взв&quot;;11;[.O256]=&quot;накл&quot;;24;[.O256]=&quot;прокл&quot;;25;[.O256]=&quot;пт&quot;;26;[.O256]=90;10;[.O256]=85;10;[.O256]=80;9;[.O256]=75;8;[.O256]=70;8;[.O256]=65;7;[.O256]=60;7;[.O256]=55;6;[.O256]=50;6;[.O256]=45;6;[.O256]=40;5;[.O256]=35;4;[.O256]=30;4;[.O256]=25;3;[.O256]=20;2;[.O256]=15;1;[.O256]=10;1;[.O256]=0;0)" office:value-type="float" office:value="0" calcext:value-type="float">
            <text:p>0</text:p>
          </table:table-cell>
          <table:table-cell table:formula="of:=IF([.P256]&lt;=1;0;IF([.P256]&lt;=10;11;IF([.P256]&lt;=14;12;IF([.P256]&lt;=17;13;IF([.P256]&lt;=20;14;IF([.P256]&lt;=22;15;IF([.P256]&lt;=25;16;IF([.P256]&lt;=27;17;IF([.P256]&lt;=29;18;IF([.P256]&lt;=32;19;IF([.P256]&lt;=34;20;IF([.P256]&lt;=36;21;IF([.P256]&lt;=40;22;24)))))))))))))" office:value-type="float" office:value="20" calcext:value-type="float">
            <text:p>20</text:p>
          </table:table-cell>
          <table:table-cell table:formula="of:=ROUND(([.Q256]+[.R256]+[.I256]+[.J256]+[.M256]+[.N256])/3;0)" office:value-type="float" office:value="20" calcext:value-type="float">
            <text:p>20</text:p>
          </table:table-cell>
          <table:table-cell table:style-name="ce70" table:formula="of:=[.F256]*LOG10([.S256]+2)" office:value-type="float" office:value="9.39695876575544" calcext:value-type="float">
            <text:p>9,4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57]=&quot;взв&quot;;11;[.G257]=&quot;накл&quot;;24;[.G257]=&quot;прокл&quot;;25;[.G257]=&quot;пт&quot;;26;[.G257]=90;10;[.G257]=85;10;[.G257]=80;9;[.G257]=75;8;[.G257]=70;8;[.G257]=65;7;[.G257]=60;7;[.G257]=55;6;[.G257]=50;6;[.G257]=45;6;[.G257]=40;5;[.G257]=35;4;[.G257]=30;4;[.G257]=25;3;[.G257]=20;2;[.G257]=15;1;[.G257]=10;1;[.G257]=0;0)" office:value-type="float" office:value="10" calcext:value-type="float">
            <text:p>10</text:p>
          </table:table-cell>
          <table:table-cell table:formula="of:=IF([.H257]&lt;=1;0;IF([.H257]&lt;=10;11;IF([.H257]&lt;=14;12;IF([.H257]&lt;=17;13;IF([.H257]&lt;=20;14;IF([.H257]&lt;=22;15;IF([.H257]&lt;=25;16;IF([.H257]&lt;=27;17;IF([.H257]&lt;=29;18;IF([.H257]&lt;=32;19;IF([.H257]&lt;=34;20;IF([.H257]&lt;=36;21;IF([.H257]&lt;=40;22;24))))))))))))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57]=&quot;взв&quot;;11;[.K257]=&quot;накл&quot;;24;[.K257]=&quot;прокл&quot;;25;[.K257]=&quot;пт&quot;;26;[.K257]=90;10;[.K257]=85;10;[.K257]=80;9;[.K257]=75;8;[.K257]=70;8;[.K257]=65;7;[.K257]=60;7;[.K257]=55;6;[.K257]=50;6;[.K257]=45;6;[.K257]=40;5;[.K257]=35;4;[.K257]=30;4;[.K257]=25;3;[.K257]=20;2;[.K257]=15;1;[.K257]=10;1;[.K257]=0;0)" office:value-type="float" office:value="0" calcext:value-type="float">
            <text:p>0</text:p>
          </table:table-cell>
          <table:table-cell table:formula="of:=IF([.L257]&lt;=1;0;IF([.L257]&lt;=10;11;IF([.L257]&lt;=14;12;IF([.L257]&lt;=17;13;IF([.L257]&lt;=20;14;IF([.L257]&lt;=22;15;IF([.L257]&lt;=25;16;IF([.L257]&lt;=27;17;IF([.L257]&lt;=29;18;IF([.L257]&lt;=32;19;IF([.L257]&lt;=34;20;IF([.L257]&lt;=36;21;IF([.L257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57]=&quot;взв&quot;;11;[.O257]=&quot;накл&quot;;24;[.O257]=&quot;прокл&quot;;25;[.O257]=&quot;пт&quot;;26;[.O257]=90;10;[.O257]=85;10;[.O257]=80;9;[.O257]=75;8;[.O257]=70;8;[.O257]=65;7;[.O257]=60;7;[.O257]=55;6;[.O257]=50;6;[.O257]=45;6;[.O257]=40;5;[.O257]=35;4;[.O257]=30;4;[.O257]=25;3;[.O257]=20;2;[.O257]=15;1;[.O257]=10;1;[.O257]=0;0)" office:value-type="float" office:value="0" calcext:value-type="float">
            <text:p>0</text:p>
          </table:table-cell>
          <table:table-cell table:formula="of:=IF([.P257]&lt;=1;0;IF([.P257]&lt;=10;11;IF([.P257]&lt;=14;12;IF([.P257]&lt;=17;13;IF([.P257]&lt;=20;14;IF([.P257]&lt;=22;15;IF([.P257]&lt;=25;16;IF([.P257]&lt;=27;17;IF([.P257]&lt;=29;18;IF([.P257]&lt;=32;19;IF([.P257]&lt;=34;20;IF([.P257]&lt;=36;21;IF([.P257]&lt;=40;22;24)))))))))))))" office:value-type="float" office:value="21" calcext:value-type="float">
            <text:p>21</text:p>
          </table:table-cell>
          <table:table-cell table:formula="of:=ROUND(([.Q257]+[.R257]+[.I257]+[.J257]+[.M257]+[.N257])/3;0)" office:value-type="float" office:value="17" calcext:value-type="float">
            <text:p>17</text:p>
          </table:table-cell>
          <table:table-cell table:style-name="ce70" table:formula="of:=[.F257]*LOG10([.S257]+2)" office:value-type="float" office:value="8.9512752066698" calcext:value-type="float">
            <text:p>8,9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58]=&quot;взв&quot;;11;[.G258]=&quot;накл&quot;;24;[.G258]=&quot;прокл&quot;;25;[.G258]=&quot;пт&quot;;26;[.G258]=90;10;[.G258]=85;10;[.G258]=80;9;[.G258]=75;8;[.G258]=70;8;[.G258]=65;7;[.G258]=60;7;[.G258]=55;6;[.G258]=50;6;[.G258]=45;6;[.G258]=40;5;[.G258]=35;4;[.G258]=30;4;[.G258]=25;3;[.G258]=20;2;[.G258]=15;1;[.G258]=10;1;[.G258]=0;0)" office:value-type="float" office:value="8" calcext:value-type="float">
            <text:p>8</text:p>
          </table:table-cell>
          <table:table-cell table:formula="of:=IF([.H258]&lt;=1;0;IF([.H258]&lt;=10;11;IF([.H258]&lt;=14;12;IF([.H258]&lt;=17;13;IF([.H258]&lt;=20;14;IF([.H258]&lt;=22;15;IF([.H258]&lt;=25;16;IF([.H258]&lt;=27;17;IF([.H258]&lt;=29;18;IF([.H258]&lt;=32;19;IF([.H258]&lt;=34;20;IF([.H258]&lt;=36;21;IF([.H258]&lt;=40;22;24))))))))))))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M.MICROSOFT.IFS([.K258]=&quot;взв&quot;;11;[.K258]=&quot;накл&quot;;24;[.K258]=&quot;прокл&quot;;25;[.K258]=&quot;пт&quot;;26;[.K258]=90;10;[.K258]=85;10;[.K258]=80;9;[.K258]=75;8;[.K258]=70;8;[.K258]=65;7;[.K258]=60;7;[.K258]=55;6;[.K258]=50;6;[.K258]=45;6;[.K258]=40;5;[.K258]=35;4;[.K258]=30;4;[.K258]=25;3;[.K258]=20;2;[.K258]=15;1;[.K258]=10;1;[.K258]=0;0)" office:value-type="float" office:value="10" calcext:value-type="float">
            <text:p>10</text:p>
          </table:table-cell>
          <table:table-cell table:formula="of:=IF([.L258]&lt;=1;0;IF([.L258]&lt;=10;11;IF([.L258]&lt;=14;12;IF([.L258]&lt;=17;13;IF([.L258]&lt;=20;14;IF([.L258]&lt;=22;15;IF([.L258]&lt;=25;16;IF([.L258]&lt;=27;17;IF([.L258]&lt;=29;18;IF([.L258]&lt;=32;19;IF([.L258]&lt;=34;20;IF([.L258]&lt;=36;21;IF([.L25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58]=&quot;взв&quot;;11;[.O258]=&quot;накл&quot;;24;[.O258]=&quot;прокл&quot;;25;[.O258]=&quot;пт&quot;;26;[.O258]=90;10;[.O258]=85;10;[.O258]=80;9;[.O258]=75;8;[.O258]=70;8;[.O258]=65;7;[.O258]=60;7;[.O258]=55;6;[.O258]=50;6;[.O258]=45;6;[.O258]=40;5;[.O258]=35;4;[.O258]=30;4;[.O258]=25;3;[.O258]=20;2;[.O258]=15;1;[.O258]=10;1;[.O258]=0;0)" office:value-type="float" office:value="8" calcext:value-type="float">
            <text:p>8</text:p>
          </table:table-cell>
          <table:table-cell table:formula="of:=IF([.P258]&lt;=1;0;IF([.P258]&lt;=10;11;IF([.P258]&lt;=14;12;IF([.P258]&lt;=17;13;IF([.P258]&lt;=20;14;IF([.P258]&lt;=22;15;IF([.P258]&lt;=25;16;IF([.P258]&lt;=27;17;IF([.P258]&lt;=29;18;IF([.P258]&lt;=32;19;IF([.P258]&lt;=34;20;IF([.P258]&lt;=36;21;IF([.P258]&lt;=40;22;24)))))))))))))" office:value-type="float" office:value="0" calcext:value-type="float">
            <text:p>0</text:p>
          </table:table-cell>
          <table:table-cell table:formula="of:=ROUND(([.Q258]+[.R258]+[.I258]+[.J258]+[.M258]+[.N258])/3;0)" office:value-type="float" office:value="9" calcext:value-type="float">
            <text:p>9</text:p>
          </table:table-cell>
          <table:table-cell table:style-name="ce70" table:formula="of:=[.F258]*LOG10([.S258]+2)" office:value-type="float" office:value="7.28974879610758" calcext:value-type="float">
            <text:p>7,2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9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59]=&quot;взв&quot;;11;[.G259]=&quot;накл&quot;;24;[.G259]=&quot;прокл&quot;;25;[.G259]=&quot;пт&quot;;26;[.G259]=90;10;[.G259]=85;10;[.G259]=80;9;[.G259]=75;8;[.G259]=70;8;[.G259]=65;7;[.G259]=60;7;[.G259]=55;6;[.G259]=50;6;[.G259]=45;6;[.G259]=40;5;[.G259]=35;4;[.G259]=30;4;[.G259]=25;3;[.G259]=20;2;[.G259]=15;1;[.G259]=10;1;[.G259]=0;0)" office:value-type="float" office:value="11" calcext:value-type="float">
            <text:p>11</text:p>
          </table:table-cell>
          <table:table-cell table:formula="of:=IF([.H259]&lt;=1;0;IF([.H259]&lt;=10;11;IF([.H259]&lt;=14;12;IF([.H259]&lt;=17;13;IF([.H259]&lt;=20;14;IF([.H259]&lt;=22;15;IF([.H259]&lt;=25;16;IF([.H259]&lt;=27;17;IF([.H259]&lt;=29;18;IF([.H259]&lt;=32;19;IF([.H259]&lt;=34;20;IF([.H259]&lt;=36;21;IF([.H2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59]=&quot;взв&quot;;11;[.K259]=&quot;накл&quot;;24;[.K259]=&quot;прокл&quot;;25;[.K259]=&quot;пт&quot;;26;[.K259]=90;10;[.K259]=85;10;[.K259]=80;9;[.K259]=75;8;[.K259]=70;8;[.K259]=65;7;[.K259]=60;7;[.K259]=55;6;[.K259]=50;6;[.K259]=45;6;[.K259]=40;5;[.K259]=35;4;[.K259]=30;4;[.K259]=25;3;[.K259]=20;2;[.K259]=15;1;[.K259]=10;1;[.K259]=0;0)" office:value-type="float" office:value="10" calcext:value-type="float">
            <text:p>10</text:p>
          </table:table-cell>
          <table:table-cell table:formula="of:=IF([.L259]&lt;=1;0;IF([.L259]&lt;=10;11;IF([.L259]&lt;=14;12;IF([.L259]&lt;=17;13;IF([.L259]&lt;=20;14;IF([.L259]&lt;=22;15;IF([.L259]&lt;=25;16;IF([.L259]&lt;=27;17;IF([.L259]&lt;=29;18;IF([.L259]&lt;=32;19;IF([.L259]&lt;=34;20;IF([.L259]&lt;=36;21;IF([.L2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59]=&quot;взв&quot;;11;[.O259]=&quot;накл&quot;;24;[.O259]=&quot;прокл&quot;;25;[.O259]=&quot;пт&quot;;26;[.O259]=90;10;[.O259]=85;10;[.O259]=80;9;[.O259]=75;8;[.O259]=70;8;[.O259]=65;7;[.O259]=60;7;[.O259]=55;6;[.O259]=50;6;[.O259]=45;6;[.O259]=40;5;[.O259]=35;4;[.O259]=30;4;[.O259]=25;3;[.O259]=20;2;[.O259]=15;1;[.O259]=10;1;[.O259]=0;0)" office:value-type="float" office:value="10" calcext:value-type="float">
            <text:p>10</text:p>
          </table:table-cell>
          <table:table-cell table:formula="of:=IF([.P259]&lt;=1;0;IF([.P259]&lt;=10;11;IF([.P259]&lt;=14;12;IF([.P259]&lt;=17;13;IF([.P259]&lt;=20;14;IF([.P259]&lt;=22;15;IF([.P259]&lt;=25;16;IF([.P259]&lt;=27;17;IF([.P259]&lt;=29;18;IF([.P259]&lt;=32;19;IF([.P259]&lt;=34;20;IF([.P259]&lt;=36;21;IF([.P259]&lt;=40;22;24)))))))))))))" office:value-type="float" office:value="0" calcext:value-type="float">
            <text:p>0</text:p>
          </table:table-cell>
          <table:table-cell table:formula="of:=ROUND(([.Q259]+[.R259]+[.I259]+[.J259]+[.M259]+[.N259])/3;0)" office:value-type="float" office:value="10" calcext:value-type="float">
            <text:p>10</text:p>
          </table:table-cell>
          <table:table-cell table:style-name="ce70" table:formula="of:=[.F259]*LOG10([.S259]+2)" office:value-type="float" office:value="7.55426872233337" calcext:value-type="float">
            <text:p>7,5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60]=&quot;взв&quot;;11;[.G260]=&quot;накл&quot;;24;[.G260]=&quot;прокл&quot;;25;[.G260]=&quot;пт&quot;;26;[.G260]=90;10;[.G260]=85;10;[.G260]=80;9;[.G260]=75;8;[.G260]=70;8;[.G260]=65;7;[.G260]=60;7;[.G260]=55;6;[.G260]=50;6;[.G260]=45;6;[.G260]=40;5;[.G260]=35;4;[.G260]=30;4;[.G260]=25;3;[.G260]=20;2;[.G260]=15;1;[.G260]=10;1;[.G260]=0;0)" office:value-type="float" office:value="0" calcext:value-type="float">
            <text:p>0</text:p>
          </table:table-cell>
          <table:table-cell table:formula="of:=IF([.H260]&lt;=1;0;IF([.H260]&lt;=10;11;IF([.H260]&lt;=14;12;IF([.H260]&lt;=17;13;IF([.H260]&lt;=20;14;IF([.H260]&lt;=22;15;IF([.H260]&lt;=25;16;IF([.H260]&lt;=27;17;IF([.H260]&lt;=29;18;IF([.H260]&lt;=32;19;IF([.H260]&lt;=34;20;IF([.H260]&lt;=36;21;IF([.H260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60]=&quot;взв&quot;;11;[.K260]=&quot;накл&quot;;24;[.K260]=&quot;прокл&quot;;25;[.K260]=&quot;пт&quot;;26;[.K260]=90;10;[.K260]=85;10;[.K260]=80;9;[.K260]=75;8;[.K260]=70;8;[.K260]=65;7;[.K260]=60;7;[.K260]=55;6;[.K260]=50;6;[.K260]=45;6;[.K260]=40;5;[.K260]=35;4;[.K260]=30;4;[.K260]=25;3;[.K260]=20;2;[.K260]=15;1;[.K260]=10;1;[.K260]=0;0)" office:value-type="float" office:value="0" calcext:value-type="float">
            <text:p>0</text:p>
          </table:table-cell>
          <table:table-cell table:formula="of:=IF([.L260]&lt;=1;0;IF([.L260]&lt;=10;11;IF([.L260]&lt;=14;12;IF([.L260]&lt;=17;13;IF([.L260]&lt;=20;14;IF([.L260]&lt;=22;15;IF([.L260]&lt;=25;16;IF([.L260]&lt;=27;17;IF([.L260]&lt;=29;18;IF([.L260]&lt;=32;19;IF([.L260]&lt;=34;20;IF([.L260]&lt;=36;21;IF([.L260]&lt;=40;22;24)))))))))))))"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260]=&quot;взв&quot;;11;[.O260]=&quot;накл&quot;;24;[.O260]=&quot;прокл&quot;;25;[.O260]=&quot;пт&quot;;26;[.O260]=90;10;[.O260]=85;10;[.O260]=80;9;[.O260]=75;8;[.O260]=70;8;[.O260]=65;7;[.O260]=60;7;[.O260]=55;6;[.O260]=50;6;[.O260]=45;6;[.O260]=40;5;[.O260]=35;4;[.O260]=30;4;[.O260]=25;3;[.O260]=20;2;[.O260]=15;1;[.O260]=10;1;[.O260]=0;0)" office:value-type="float" office:value="0" calcext:value-type="float">
            <text:p>0</text:p>
          </table:table-cell>
          <table:table-cell table:formula="of:=IF([.P260]&lt;=1;0;IF([.P260]&lt;=10;11;IF([.P260]&lt;=14;12;IF([.P260]&lt;=17;13;IF([.P260]&lt;=20;14;IF([.P260]&lt;=22;15;IF([.P260]&lt;=25;16;IF([.P260]&lt;=27;17;IF([.P260]&lt;=29;18;IF([.P260]&lt;=32;19;IF([.P260]&lt;=34;20;IF([.P260]&lt;=36;21;IF([.P260]&lt;=40;22;24)))))))))))))" office:value-type="float" office:value="14" calcext:value-type="float">
            <text:p>14</text:p>
          </table:table-cell>
          <table:table-cell table:formula="of:=ROUND(([.Q260]+[.R260]+[.I260]+[.J260]+[.M260]+[.N260])/3;0)" office:value-type="float" office:value="17" calcext:value-type="float">
            <text:p>17</text:p>
          </table:table-cell>
          <table:table-cell table:style-name="ce70" table:formula="of:=[.F260]*LOG10([.S260]+2)" office:value-type="float" office:value="8.9512752066698" calcext:value-type="float">
            <text:p>8,9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4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61]=&quot;взв&quot;;11;[.G261]=&quot;накл&quot;;24;[.G261]=&quot;прокл&quot;;25;[.G261]=&quot;пт&quot;;26;[.G261]=90;10;[.G261]=85;10;[.G261]=80;9;[.G261]=75;8;[.G261]=70;8;[.G261]=65;7;[.G261]=60;7;[.G261]=55;6;[.G261]=50;6;[.G261]=45;6;[.G261]=40;5;[.G261]=35;4;[.G261]=30;4;[.G261]=25;3;[.G261]=20;2;[.G261]=15;1;[.G261]=10;1;[.G261]=0;0)" office:value-type="float" office:value="0" calcext:value-type="float">
            <text:p>0</text:p>
          </table:table-cell>
          <table:table-cell table:formula="of:=IF([.H261]&lt;=1;0;IF([.H261]&lt;=10;11;IF([.H261]&lt;=14;12;IF([.H261]&lt;=17;13;IF([.H261]&lt;=20;14;IF([.H261]&lt;=22;15;IF([.H261]&lt;=25;16;IF([.H261]&lt;=27;17;IF([.H261]&lt;=29;18;IF([.H261]&lt;=32;19;IF([.H261]&lt;=34;20;IF([.H261]&lt;=36;21;IF([.H261]&lt;=40;22;24)))))))))))))"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61]=&quot;взв&quot;;11;[.K261]=&quot;накл&quot;;24;[.K261]=&quot;прокл&quot;;25;[.K261]=&quot;пт&quot;;26;[.K261]=90;10;[.K261]=85;10;[.K261]=80;9;[.K261]=75;8;[.K261]=70;8;[.K261]=65;7;[.K261]=60;7;[.K261]=55;6;[.K261]=50;6;[.K261]=45;6;[.K261]=40;5;[.K261]=35;4;[.K261]=30;4;[.K261]=25;3;[.K261]=20;2;[.K261]=15;1;[.K261]=10;1;[.K261]=0;0)" office:value-type="float" office:value="0" calcext:value-type="float">
            <text:p>0</text:p>
          </table:table-cell>
          <table:table-cell table:formula="of:=IF([.L261]&lt;=1;0;IF([.L261]&lt;=10;11;IF([.L261]&lt;=14;12;IF([.L261]&lt;=17;13;IF([.L261]&lt;=20;14;IF([.L261]&lt;=22;15;IF([.L261]&lt;=25;16;IF([.L261]&lt;=27;17;IF([.L261]&lt;=29;18;IF([.L261]&lt;=32;19;IF([.L261]&lt;=34;20;IF([.L261]&lt;=36;21;IF([.L261]&lt;=40;22;24)))))))))))))"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61]=&quot;взв&quot;;11;[.O261]=&quot;накл&quot;;24;[.O261]=&quot;прокл&quot;;25;[.O261]=&quot;пт&quot;;26;[.O261]=90;10;[.O261]=85;10;[.O261]=80;9;[.O261]=75;8;[.O261]=70;8;[.O261]=65;7;[.O261]=60;7;[.O261]=55;6;[.O261]=50;6;[.O261]=45;6;[.O261]=40;5;[.O261]=35;4;[.O261]=30;4;[.O261]=25;3;[.O261]=20;2;[.O261]=15;1;[.O261]=10;1;[.O261]=0;0)" office:value-type="float" office:value="0" calcext:value-type="float">
            <text:p>0</text:p>
          </table:table-cell>
          <table:table-cell table:formula="of:=IF([.P261]&lt;=1;0;IF([.P261]&lt;=10;11;IF([.P261]&lt;=14;12;IF([.P261]&lt;=17;13;IF([.P261]&lt;=20;14;IF([.P261]&lt;=22;15;IF([.P261]&lt;=25;16;IF([.P261]&lt;=27;17;IF([.P261]&lt;=29;18;IF([.P261]&lt;=32;19;IF([.P261]&lt;=34;20;IF([.P261]&lt;=36;21;IF([.P261]&lt;=40;22;24)))))))))))))" office:value-type="float" office:value="20" calcext:value-type="float">
            <text:p>20</text:p>
          </table:table-cell>
          <table:table-cell table:formula="of:=ROUND(([.Q261]+[.R261]+[.I261]+[.J261]+[.M261]+[.N261])/3;0)" office:value-type="float" office:value="19" calcext:value-type="float">
            <text:p>19</text:p>
          </table:table-cell>
          <table:table-cell table:style-name="ce70" table:formula="of:=[.F261]*LOG10([.S261]+2)" office:value-type="float" office:value="9.25553506313744" calcext:value-type="float">
            <text:p>9,2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59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62]=&quot;взв&quot;;11;[.G262]=&quot;накл&quot;;24;[.G262]=&quot;прокл&quot;;25;[.G262]=&quot;пт&quot;;26;[.G262]=90;10;[.G262]=85;10;[.G262]=80;9;[.G262]=75;8;[.G262]=70;8;[.G262]=65;7;[.G262]=60;7;[.G262]=55;6;[.G262]=50;6;[.G262]=45;6;[.G262]=40;5;[.G262]=35;4;[.G262]=30;4;[.G262]=25;3;[.G262]=20;2;[.G262]=15;1;[.G262]=10;1;[.G262]=0;0)" office:value-type="float" office:value="0" calcext:value-type="float">
            <text:p>0</text:p>
          </table:table-cell>
          <table:table-cell table:formula="of:=IF([.H262]&lt;=1;0;IF([.H262]&lt;=10;11;IF([.H262]&lt;=14;12;IF([.H262]&lt;=17;13;IF([.H262]&lt;=20;14;IF([.H262]&lt;=22;15;IF([.H262]&lt;=25;16;IF([.H262]&lt;=27;17;IF([.H262]&lt;=29;18;IF([.H262]&lt;=32;19;IF([.H262]&lt;=34;20;IF([.H262]&lt;=36;21;IF([.H262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62]=&quot;взв&quot;;11;[.K262]=&quot;накл&quot;;24;[.K262]=&quot;прокл&quot;;25;[.K262]=&quot;пт&quot;;26;[.K262]=90;10;[.K262]=85;10;[.K262]=80;9;[.K262]=75;8;[.K262]=70;8;[.K262]=65;7;[.K262]=60;7;[.K262]=55;6;[.K262]=50;6;[.K262]=45;6;[.K262]=40;5;[.K262]=35;4;[.K262]=30;4;[.K262]=25;3;[.K262]=20;2;[.K262]=15;1;[.K262]=10;1;[.K262]=0;0)" office:value-type="float" office:value="0" calcext:value-type="float">
            <text:p>0</text:p>
          </table:table-cell>
          <table:table-cell table:formula="of:=IF([.L262]&lt;=1;0;IF([.L262]&lt;=10;11;IF([.L262]&lt;=14;12;IF([.L262]&lt;=17;13;IF([.L262]&lt;=20;14;IF([.L262]&lt;=22;15;IF([.L262]&lt;=25;16;IF([.L262]&lt;=27;17;IF([.L262]&lt;=29;18;IF([.L262]&lt;=32;19;IF([.L262]&lt;=34;20;IF([.L262]&lt;=36;21;IF([.L262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62]=&quot;взв&quot;;11;[.O262]=&quot;накл&quot;;24;[.O262]=&quot;прокл&quot;;25;[.O262]=&quot;пт&quot;;26;[.O262]=90;10;[.O262]=85;10;[.O262]=80;9;[.O262]=75;8;[.O262]=70;8;[.O262]=65;7;[.O262]=60;7;[.O262]=55;6;[.O262]=50;6;[.O262]=45;6;[.O262]=40;5;[.O262]=35;4;[.O262]=30;4;[.O262]=25;3;[.O262]=20;2;[.O262]=15;1;[.O262]=10;1;[.O262]=0;0)" office:value-type="float" office:value="0" calcext:value-type="float">
            <text:p>0</text:p>
          </table:table-cell>
          <table:table-cell table:formula="of:=IF([.P262]&lt;=1;0;IF([.P262]&lt;=10;11;IF([.P262]&lt;=14;12;IF([.P262]&lt;=17;13;IF([.P262]&lt;=20;14;IF([.P262]&lt;=22;15;IF([.P262]&lt;=25;16;IF([.P262]&lt;=27;17;IF([.P262]&lt;=29;18;IF([.P262]&lt;=32;19;IF([.P262]&lt;=34;20;IF([.P262]&lt;=36;21;IF([.P262]&lt;=40;22;24)))))))))))))" office:value-type="float" office:value="17" calcext:value-type="float">
            <text:p>17</text:p>
          </table:table-cell>
          <table:table-cell table:formula="of:=ROUND(([.Q262]+[.R262]+[.I262]+[.J262]+[.M262]+[.N262])/3;0)" office:value-type="float" office:value="16" calcext:value-type="float">
            <text:p>16</text:p>
          </table:table-cell>
          <table:table-cell table:style-name="ce70" table:formula="of:=[.F262]*LOG10([.S262]+2)" office:value-type="float" office:value="8.78690753572314" calcext:value-type="float">
            <text:p>8,7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6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63]=&quot;взв&quot;;11;[.G263]=&quot;накл&quot;;24;[.G263]=&quot;прокл&quot;;25;[.G263]=&quot;пт&quot;;26;[.G263]=90;10;[.G263]=85;10;[.G263]=80;9;[.G263]=75;8;[.G263]=70;8;[.G263]=65;7;[.G263]=60;7;[.G263]=55;6;[.G263]=50;6;[.G263]=45;6;[.G263]=40;5;[.G263]=35;4;[.G263]=30;4;[.G263]=25;3;[.G263]=20;2;[.G263]=15;1;[.G263]=10;1;[.G263]=0;0)" office:value-type="float" office:value="8" calcext:value-type="float">
            <text:p>8</text:p>
          </table:table-cell>
          <table:table-cell table:formula="of:=IF([.H263]&lt;=1;0;IF([.H263]&lt;=10;11;IF([.H263]&lt;=14;12;IF([.H263]&lt;=17;13;IF([.H263]&lt;=20;14;IF([.H263]&lt;=22;15;IF([.H263]&lt;=25;16;IF([.H263]&lt;=27;17;IF([.H263]&lt;=29;18;IF([.H263]&lt;=32;19;IF([.H263]&lt;=34;20;IF([.H263]&lt;=36;21;IF([.H26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63]=&quot;взв&quot;;11;[.K263]=&quot;накл&quot;;24;[.K263]=&quot;прокл&quot;;25;[.K263]=&quot;пт&quot;;26;[.K263]=90;10;[.K263]=85;10;[.K263]=80;9;[.K263]=75;8;[.K263]=70;8;[.K263]=65;7;[.K263]=60;7;[.K263]=55;6;[.K263]=50;6;[.K263]=45;6;[.K263]=40;5;[.K263]=35;4;[.K263]=30;4;[.K263]=25;3;[.K263]=20;2;[.K263]=15;1;[.K263]=10;1;[.K263]=0;0)" office:value-type="float" office:value="8" calcext:value-type="float">
            <text:p>8</text:p>
          </table:table-cell>
          <table:table-cell table:formula="of:=IF([.L263]&lt;=1;0;IF([.L263]&lt;=10;11;IF([.L263]&lt;=14;12;IF([.L263]&lt;=17;13;IF([.L263]&lt;=20;14;IF([.L263]&lt;=22;15;IF([.L263]&lt;=25;16;IF([.L263]&lt;=27;17;IF([.L263]&lt;=29;18;IF([.L263]&lt;=32;19;IF([.L263]&lt;=34;20;IF([.L263]&lt;=36;21;IF([.L26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63]=&quot;взв&quot;;11;[.O263]=&quot;накл&quot;;24;[.O263]=&quot;прокл&quot;;25;[.O263]=&quot;пт&quot;;26;[.O263]=90;10;[.O263]=85;10;[.O263]=80;9;[.O263]=75;8;[.O263]=70;8;[.O263]=65;7;[.O263]=60;7;[.O263]=55;6;[.O263]=50;6;[.O263]=45;6;[.O263]=40;5;[.O263]=35;4;[.O263]=30;4;[.O263]=25;3;[.O263]=20;2;[.O263]=15;1;[.O263]=10;1;[.O263]=0;0)" office:value-type="float" office:value="8" calcext:value-type="float">
            <text:p>8</text:p>
          </table:table-cell>
          <table:table-cell table:formula="of:=IF([.P263]&lt;=1;0;IF([.P263]&lt;=10;11;IF([.P263]&lt;=14;12;IF([.P263]&lt;=17;13;IF([.P263]&lt;=20;14;IF([.P263]&lt;=22;15;IF([.P263]&lt;=25;16;IF([.P263]&lt;=27;17;IF([.P263]&lt;=29;18;IF([.P263]&lt;=32;19;IF([.P263]&lt;=34;20;IF([.P263]&lt;=36;21;IF([.P263]&lt;=40;22;24)))))))))))))" office:value-type="float" office:value="0" calcext:value-type="float">
            <text:p>0</text:p>
          </table:table-cell>
          <table:table-cell table:formula="of:=ROUND(([.Q263]+[.R263]+[.I263]+[.J263]+[.M263]+[.N263])/3;0)" office:value-type="float" office:value="8" calcext:value-type="float">
            <text:p>8</text:p>
          </table:table-cell>
          <table:table-cell table:style-name="ce70" table:formula="of:=[.F263]*LOG10([.S263]+2)" office:value-type="float" office:value="7" calcext:value-type="float">
            <text:p>7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6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64]=&quot;взв&quot;;11;[.G264]=&quot;накл&quot;;24;[.G264]=&quot;прокл&quot;;25;[.G264]=&quot;пт&quot;;26;[.G264]=90;10;[.G264]=85;10;[.G264]=80;9;[.G264]=75;8;[.G264]=70;8;[.G264]=65;7;[.G264]=60;7;[.G264]=55;6;[.G264]=50;6;[.G264]=45;6;[.G264]=40;5;[.G264]=35;4;[.G264]=30;4;[.G264]=25;3;[.G264]=20;2;[.G264]=15;1;[.G264]=10;1;[.G264]=0;0)" office:value-type="float" office:value="10" calcext:value-type="float">
            <text:p>10</text:p>
          </table:table-cell>
          <table:table-cell table:formula="of:=IF([.H264]&lt;=1;0;IF([.H264]&lt;=10;11;IF([.H264]&lt;=14;12;IF([.H264]&lt;=17;13;IF([.H264]&lt;=20;14;IF([.H264]&lt;=22;15;IF([.H264]&lt;=25;16;IF([.H264]&lt;=27;17;IF([.H264]&lt;=29;18;IF([.H264]&lt;=32;19;IF([.H264]&lt;=34;20;IF([.H264]&lt;=36;21;IF([.H26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64]=&quot;взв&quot;;11;[.K264]=&quot;накл&quot;;24;[.K264]=&quot;прокл&quot;;25;[.K264]=&quot;пт&quot;;26;[.K264]=90;10;[.K264]=85;10;[.K264]=80;9;[.K264]=75;8;[.K264]=70;8;[.K264]=65;7;[.K264]=60;7;[.K264]=55;6;[.K264]=50;6;[.K264]=45;6;[.K264]=40;5;[.K264]=35;4;[.K264]=30;4;[.K264]=25;3;[.K264]=20;2;[.K264]=15;1;[.K264]=10;1;[.K264]=0;0)" office:value-type="float" office:value="10" calcext:value-type="float">
            <text:p>10</text:p>
          </table:table-cell>
          <table:table-cell table:formula="of:=IF([.L264]&lt;=1;0;IF([.L264]&lt;=10;11;IF([.L264]&lt;=14;12;IF([.L264]&lt;=17;13;IF([.L264]&lt;=20;14;IF([.L264]&lt;=22;15;IF([.L264]&lt;=25;16;IF([.L264]&lt;=27;17;IF([.L264]&lt;=29;18;IF([.L264]&lt;=32;19;IF([.L264]&lt;=34;20;IF([.L264]&lt;=36;21;IF([.L26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4]=&quot;взв&quot;;11;[.O264]=&quot;накл&quot;;24;[.O264]=&quot;прокл&quot;;25;[.O264]=&quot;пт&quot;;26;[.O264]=90;10;[.O264]=85;10;[.O264]=80;9;[.O264]=75;8;[.O264]=70;8;[.O264]=65;7;[.O264]=60;7;[.O264]=55;6;[.O264]=50;6;[.O264]=45;6;[.O264]=40;5;[.O264]=35;4;[.O264]=30;4;[.O264]=25;3;[.O264]=20;2;[.O264]=15;1;[.O264]=10;1;[.O264]=0;0)" office:value-type="float" office:value="10" calcext:value-type="float">
            <text:p>10</text:p>
          </table:table-cell>
          <table:table-cell table:formula="of:=IF([.P264]&lt;=1;0;IF([.P264]&lt;=10;11;IF([.P264]&lt;=14;12;IF([.P264]&lt;=17;13;IF([.P264]&lt;=20;14;IF([.P264]&lt;=22;15;IF([.P264]&lt;=25;16;IF([.P264]&lt;=27;17;IF([.P264]&lt;=29;18;IF([.P264]&lt;=32;19;IF([.P264]&lt;=34;20;IF([.P264]&lt;=36;21;IF([.P264]&lt;=40;22;24)))))))))))))" office:value-type="float" office:value="0" calcext:value-type="float">
            <text:p>0</text:p>
          </table:table-cell>
          <table:table-cell table:formula="of:=ROUND(([.Q264]+[.R264]+[.I264]+[.J264]+[.M264]+[.N264])/3;0)" office:value-type="float" office:value="10" calcext:value-type="float">
            <text:p>10</text:p>
          </table:table-cell>
          <table:table-cell table:style-name="ce70" table:formula="of:=[.F264]*LOG10([.S264]+2)" office:value-type="float" office:value="7.55426872233337" calcext:value-type="float">
            <text:p>7,5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8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65]=&quot;взв&quot;;11;[.G265]=&quot;накл&quot;;24;[.G265]=&quot;прокл&quot;;25;[.G265]=&quot;пт&quot;;26;[.G265]=90;10;[.G265]=85;10;[.G265]=80;9;[.G265]=75;8;[.G265]=70;8;[.G265]=65;7;[.G265]=60;7;[.G265]=55;6;[.G265]=50;6;[.G265]=45;6;[.G265]=40;5;[.G265]=35;4;[.G265]=30;4;[.G265]=25;3;[.G265]=20;2;[.G265]=15;1;[.G265]=10;1;[.G265]=0;0)" office:value-type="float" office:value="1" calcext:value-type="float">
            <text:p>1</text:p>
          </table:table-cell>
          <table:table-cell table:formula="of:=IF([.H265]&lt;=1;0;IF([.H265]&lt;=10;11;IF([.H265]&lt;=14;12;IF([.H265]&lt;=17;13;IF([.H265]&lt;=20;14;IF([.H265]&lt;=22;15;IF([.H265]&lt;=25;16;IF([.H265]&lt;=27;17;IF([.H265]&lt;=29;18;IF([.H265]&lt;=32;19;IF([.H265]&lt;=34;20;IF([.H265]&lt;=36;21;IF([.H26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65]=&quot;взв&quot;;11;[.K265]=&quot;накл&quot;;24;[.K265]=&quot;прокл&quot;;25;[.K265]=&quot;пт&quot;;26;[.K265]=90;10;[.K265]=85;10;[.K265]=80;9;[.K265]=75;8;[.K265]=70;8;[.K265]=65;7;[.K265]=60;7;[.K265]=55;6;[.K265]=50;6;[.K265]=45;6;[.K265]=40;5;[.K265]=35;4;[.K265]=30;4;[.K265]=25;3;[.K265]=20;2;[.K265]=15;1;[.K265]=10;1;[.K265]=0;0)" office:value-type="float" office:value="1" calcext:value-type="float">
            <text:p>1</text:p>
          </table:table-cell>
          <table:table-cell table:formula="of:=IF([.L265]&lt;=1;0;IF([.L265]&lt;=10;11;IF([.L265]&lt;=14;12;IF([.L265]&lt;=17;13;IF([.L265]&lt;=20;14;IF([.L265]&lt;=22;15;IF([.L265]&lt;=25;16;IF([.L265]&lt;=27;17;IF([.L265]&lt;=29;18;IF([.L265]&lt;=32;19;IF([.L265]&lt;=34;20;IF([.L265]&lt;=36;21;IF([.L26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65]=&quot;взв&quot;;11;[.O265]=&quot;накл&quot;;24;[.O265]=&quot;прокл&quot;;25;[.O265]=&quot;пт&quot;;26;[.O265]=90;10;[.O265]=85;10;[.O265]=80;9;[.O265]=75;8;[.O265]=70;8;[.O265]=65;7;[.O265]=60;7;[.O265]=55;6;[.O265]=50;6;[.O265]=45;6;[.O265]=40;5;[.O265]=35;4;[.O265]=30;4;[.O265]=25;3;[.O265]=20;2;[.O265]=15;1;[.O265]=10;1;[.O265]=0;0)" office:value-type="float" office:value="1" calcext:value-type="float">
            <text:p>1</text:p>
          </table:table-cell>
          <table:table-cell table:formula="of:=IF([.P265]&lt;=1;0;IF([.P265]&lt;=10;11;IF([.P265]&lt;=14;12;IF([.P265]&lt;=17;13;IF([.P265]&lt;=20;14;IF([.P265]&lt;=22;15;IF([.P265]&lt;=25;16;IF([.P265]&lt;=27;17;IF([.P265]&lt;=29;18;IF([.P265]&lt;=32;19;IF([.P265]&lt;=34;20;IF([.P265]&lt;=36;21;IF([.P265]&lt;=40;22;24)))))))))))))" office:value-type="float" office:value="0" calcext:value-type="float">
            <text:p>0</text:p>
          </table:table-cell>
          <table:table-cell table:formula="of:=ROUND(([.Q265]+[.R265]+[.I265]+[.J265]+[.M265]+[.N265])/3;0)" office:value-type="float" office:value="1" calcext:value-type="float">
            <text:p>1</text:p>
          </table:table-cell>
          <table:table-cell table:style-name="ce70" table:formula="of:=[.F265]*LOG10([.S265]+2)" office:value-type="float" office:value="3.33984878303764" calcext:value-type="float">
            <text:p>3,3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0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66]=&quot;взв&quot;;11;[.G266]=&quot;накл&quot;;24;[.G266]=&quot;прокл&quot;;25;[.G266]=&quot;пт&quot;;26;[.G266]=90;10;[.G266]=85;10;[.G266]=80;9;[.G266]=75;8;[.G266]=70;8;[.G266]=65;7;[.G266]=60;7;[.G266]=55;6;[.G266]=50;6;[.G266]=45;6;[.G266]=40;5;[.G266]=35;4;[.G266]=30;4;[.G266]=25;3;[.G266]=20;2;[.G266]=15;1;[.G266]=10;1;[.G266]=0;0)" office:value-type="float" office:value="6" calcext:value-type="float">
            <text:p>6</text:p>
          </table:table-cell>
          <table:table-cell table:formula="of:=IF([.H266]&lt;=1;0;IF([.H266]&lt;=10;11;IF([.H266]&lt;=14;12;IF([.H266]&lt;=17;13;IF([.H266]&lt;=20;14;IF([.H266]&lt;=22;15;IF([.H266]&lt;=25;16;IF([.H266]&lt;=27;17;IF([.H266]&lt;=29;18;IF([.H266]&lt;=32;19;IF([.H266]&lt;=34;20;IF([.H266]&lt;=36;21;IF([.H26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66]=&quot;взв&quot;;11;[.K266]=&quot;накл&quot;;24;[.K266]=&quot;прокл&quot;;25;[.K266]=&quot;пт&quot;;26;[.K266]=90;10;[.K266]=85;10;[.K266]=80;9;[.K266]=75;8;[.K266]=70;8;[.K266]=65;7;[.K266]=60;7;[.K266]=55;6;[.K266]=50;6;[.K266]=45;6;[.K266]=40;5;[.K266]=35;4;[.K266]=30;4;[.K266]=25;3;[.K266]=20;2;[.K266]=15;1;[.K266]=10;1;[.K266]=0;0)" office:value-type="float" office:value="7" calcext:value-type="float">
            <text:p>7</text:p>
          </table:table-cell>
          <table:table-cell table:formula="of:=IF([.L266]&lt;=1;0;IF([.L266]&lt;=10;11;IF([.L266]&lt;=14;12;IF([.L266]&lt;=17;13;IF([.L266]&lt;=20;14;IF([.L266]&lt;=22;15;IF([.L266]&lt;=25;16;IF([.L266]&lt;=27;17;IF([.L266]&lt;=29;18;IF([.L266]&lt;=32;19;IF([.L266]&lt;=34;20;IF([.L266]&lt;=36;21;IF([.L26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66]=&quot;взв&quot;;11;[.O266]=&quot;накл&quot;;24;[.O266]=&quot;прокл&quot;;25;[.O266]=&quot;пт&quot;;26;[.O266]=90;10;[.O266]=85;10;[.O266]=80;9;[.O266]=75;8;[.O266]=70;8;[.O266]=65;7;[.O266]=60;7;[.O266]=55;6;[.O266]=50;6;[.O266]=45;6;[.O266]=40;5;[.O266]=35;4;[.O266]=30;4;[.O266]=25;3;[.O266]=20;2;[.O266]=15;1;[.O266]=10;1;[.O266]=0;0)" office:value-type="float" office:value="7" calcext:value-type="float">
            <text:p>7</text:p>
          </table:table-cell>
          <table:table-cell table:formula="of:=IF([.P266]&lt;=1;0;IF([.P266]&lt;=10;11;IF([.P266]&lt;=14;12;IF([.P266]&lt;=17;13;IF([.P266]&lt;=20;14;IF([.P266]&lt;=22;15;IF([.P266]&lt;=25;16;IF([.P266]&lt;=27;17;IF([.P266]&lt;=29;18;IF([.P266]&lt;=32;19;IF([.P266]&lt;=34;20;IF([.P266]&lt;=36;21;IF([.P266]&lt;=40;22;24)))))))))))))" office:value-type="float" office:value="0" calcext:value-type="float">
            <text:p>0</text:p>
          </table:table-cell>
          <table:table-cell table:formula="of:=ROUND(([.Q266]+[.R266]+[.I266]+[.J266]+[.M266]+[.N266])/3;0)" office:value-type="float" office:value="7" calcext:value-type="float">
            <text:p>7</text:p>
          </table:table-cell>
          <table:table-cell table:style-name="ce70" table:formula="of:=[.F266]*LOG10([.S266]+2)" office:value-type="float" office:value="6.67969756607527" calcext:value-type="float">
            <text:p>6,6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17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67]=&quot;взв&quot;;11;[.G267]=&quot;накл&quot;;24;[.G267]=&quot;прокл&quot;;25;[.G267]=&quot;пт&quot;;26;[.G267]=90;10;[.G267]=85;10;[.G267]=80;9;[.G267]=75;8;[.G267]=70;8;[.G267]=65;7;[.G267]=60;7;[.G267]=55;6;[.G267]=50;6;[.G267]=45;6;[.G267]=40;5;[.G267]=35;4;[.G267]=30;4;[.G267]=25;3;[.G267]=20;2;[.G267]=15;1;[.G267]=10;1;[.G267]=0;0)" office:value-type="float" office:value="11" calcext:value-type="float">
            <text:p>11</text:p>
          </table:table-cell>
          <table:table-cell table:formula="of:=IF([.H267]&lt;=1;0;IF([.H267]&lt;=10;11;IF([.H267]&lt;=14;12;IF([.H267]&lt;=17;13;IF([.H267]&lt;=20;14;IF([.H267]&lt;=22;15;IF([.H267]&lt;=25;16;IF([.H267]&lt;=27;17;IF([.H267]&lt;=29;18;IF([.H267]&lt;=32;19;IF([.H267]&lt;=34;20;IF([.H267]&lt;=36;21;IF([.H267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67]=&quot;взв&quot;;11;[.K267]=&quot;накл&quot;;24;[.K267]=&quot;прокл&quot;;25;[.K267]=&quot;пт&quot;;26;[.K267]=90;10;[.K267]=85;10;[.K267]=80;9;[.K267]=75;8;[.K267]=70;8;[.K267]=65;7;[.K267]=60;7;[.K267]=55;6;[.K267]=50;6;[.K267]=45;6;[.K267]=40;5;[.K267]=35;4;[.K267]=30;4;[.K267]=25;3;[.K267]=20;2;[.K267]=15;1;[.K267]=10;1;[.K267]=0;0)" office:value-type="float" office:value="0" calcext:value-type="float">
            <text:p>0</text:p>
          </table:table-cell>
          <table:table-cell table:formula="of:=IF([.L267]&lt;=1;0;IF([.L267]&lt;=10;11;IF([.L267]&lt;=14;12;IF([.L267]&lt;=17;13;IF([.L267]&lt;=20;14;IF([.L267]&lt;=22;15;IF([.L267]&lt;=25;16;IF([.L267]&lt;=27;17;IF([.L267]&lt;=29;18;IF([.L267]&lt;=32;19;IF([.L267]&lt;=34;20;IF([.L267]&lt;=36;21;IF([.L267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67]=&quot;взв&quot;;11;[.O267]=&quot;накл&quot;;24;[.O267]=&quot;прокл&quot;;25;[.O267]=&quot;пт&quot;;26;[.O267]=90;10;[.O267]=85;10;[.O267]=80;9;[.O267]=75;8;[.O267]=70;8;[.O267]=65;7;[.O267]=60;7;[.O267]=55;6;[.O267]=50;6;[.O267]=45;6;[.O267]=40;5;[.O267]=35;4;[.O267]=30;4;[.O267]=25;3;[.O267]=20;2;[.O267]=15;1;[.O267]=10;1;[.O267]=0;0)" office:value-type="float" office:value="0" calcext:value-type="float">
            <text:p>0</text:p>
          </table:table-cell>
          <table:table-cell table:formula="of:=IF([.P267]&lt;=1;0;IF([.P267]&lt;=10;11;IF([.P267]&lt;=14;12;IF([.P267]&lt;=17;13;IF([.P267]&lt;=20;14;IF([.P267]&lt;=22;15;IF([.P267]&lt;=25;16;IF([.P267]&lt;=27;17;IF([.P267]&lt;=29;18;IF([.P267]&lt;=32;19;IF([.P267]&lt;=34;20;IF([.P267]&lt;=36;21;IF([.P267]&lt;=40;22;24)))))))))))))" office:value-type="float" office:value="16" calcext:value-type="float">
            <text:p>16</text:p>
          </table:table-cell>
          <table:table-cell table:formula="of:=ROUND(([.Q267]+[.R267]+[.I267]+[.J267]+[.M267]+[.N267])/3;0)" office:value-type="float" office:value="14" calcext:value-type="float">
            <text:p>14</text:p>
          </table:table-cell>
          <table:table-cell table:style-name="ce70" table:formula="of:=[.F267]*LOG10([.S267]+2)" office:value-type="float" office:value="8.42883987859147" calcext:value-type="float">
            <text:p>8,4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50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68]=&quot;взв&quot;;11;[.G268]=&quot;накл&quot;;24;[.G268]=&quot;прокл&quot;;25;[.G268]=&quot;пт&quot;;26;[.G268]=90;10;[.G268]=85;10;[.G268]=80;9;[.G268]=75;8;[.G268]=70;8;[.G268]=65;7;[.G268]=60;7;[.G268]=55;6;[.G268]=50;6;[.G268]=45;6;[.G268]=40;5;[.G268]=35;4;[.G268]=30;4;[.G268]=25;3;[.G268]=20;2;[.G268]=15;1;[.G268]=10;1;[.G268]=0;0)" office:value-type="float" office:value="0" calcext:value-type="float">
            <text:p>0</text:p>
          </table:table-cell>
          <table:table-cell table:formula="of:=IF([.H268]&lt;=1;0;IF([.H268]&lt;=10;11;IF([.H268]&lt;=14;12;IF([.H268]&lt;=17;13;IF([.H268]&lt;=20;14;IF([.H268]&lt;=22;15;IF([.H268]&lt;=25;16;IF([.H268]&lt;=27;17;IF([.H268]&lt;=29;18;IF([.H268]&lt;=32;19;IF([.H268]&lt;=34;20;IF([.H268]&lt;=36;21;IF([.H268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68]=&quot;взв&quot;;11;[.K268]=&quot;накл&quot;;24;[.K268]=&quot;прокл&quot;;25;[.K268]=&quot;пт&quot;;26;[.K268]=90;10;[.K268]=85;10;[.K268]=80;9;[.K268]=75;8;[.K268]=70;8;[.K268]=65;7;[.K268]=60;7;[.K268]=55;6;[.K268]=50;6;[.K268]=45;6;[.K268]=40;5;[.K268]=35;4;[.K268]=30;4;[.K268]=25;3;[.K268]=20;2;[.K268]=15;1;[.K268]=10;1;[.K268]=0;0)" office:value-type="float" office:value="0" calcext:value-type="float">
            <text:p>0</text:p>
          </table:table-cell>
          <table:table-cell table:formula="of:=IF([.L268]&lt;=1;0;IF([.L268]&lt;=10;11;IF([.L268]&lt;=14;12;IF([.L268]&lt;=17;13;IF([.L268]&lt;=20;14;IF([.L268]&lt;=22;15;IF([.L268]&lt;=25;16;IF([.L268]&lt;=27;17;IF([.L268]&lt;=29;18;IF([.L268]&lt;=32;19;IF([.L268]&lt;=34;20;IF([.L268]&lt;=36;21;IF([.L26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68]=&quot;взв&quot;;11;[.O268]=&quot;накл&quot;;24;[.O268]=&quot;прокл&quot;;25;[.O268]=&quot;пт&quot;;26;[.O268]=90;10;[.O268]=85;10;[.O268]=80;9;[.O268]=75;8;[.O268]=70;8;[.O268]=65;7;[.O268]=60;7;[.O268]=55;6;[.O268]=50;6;[.O268]=45;6;[.O268]=40;5;[.O268]=35;4;[.O268]=30;4;[.O268]=25;3;[.O268]=20;2;[.O268]=15;1;[.O268]=10;1;[.O268]=0;0)" office:value-type="float" office:value="0" calcext:value-type="float">
            <text:p>0</text:p>
          </table:table-cell>
          <table:table-cell table:formula="of:=IF([.P268]&lt;=1;0;IF([.P268]&lt;=10;11;IF([.P268]&lt;=14;12;IF([.P268]&lt;=17;13;IF([.P268]&lt;=20;14;IF([.P268]&lt;=22;15;IF([.P268]&lt;=25;16;IF([.P268]&lt;=27;17;IF([.P268]&lt;=29;18;IF([.P268]&lt;=32;19;IF([.P268]&lt;=34;20;IF([.P268]&lt;=36;21;IF([.P268]&lt;=40;22;24)))))))))))))" office:value-type="float" office:value="19" calcext:value-type="float">
            <text:p>19</text:p>
          </table:table-cell>
          <table:table-cell table:formula="of:=ROUND(([.Q268]+[.R268]+[.I268]+[.J268]+[.M268]+[.N268])/3;0)" office:value-type="float" office:value="19" calcext:value-type="float">
            <text:p>19</text:p>
          </table:table-cell>
          <table:table-cell table:style-name="ce70" table:formula="of:=[.F268]*LOG10([.S268]+2)" office:value-type="float" office:value="10.5777543578714" calcext:value-type="float">
            <text:p>10,5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69]=&quot;взв&quot;;11;[.G269]=&quot;накл&quot;;24;[.G269]=&quot;прокл&quot;;25;[.G269]=&quot;пт&quot;;26;[.G269]=90;10;[.G269]=85;10;[.G269]=80;9;[.G269]=75;8;[.G269]=70;8;[.G269]=65;7;[.G269]=60;7;[.G269]=55;6;[.G269]=50;6;[.G269]=45;6;[.G269]=40;5;[.G269]=35;4;[.G269]=30;4;[.G269]=25;3;[.G269]=20;2;[.G269]=15;1;[.G269]=10;1;[.G269]=0;0)" office:value-type="float" office:value="1" calcext:value-type="float">
            <text:p>1</text:p>
          </table:table-cell>
          <table:table-cell table:formula="of:=IF([.H269]&lt;=1;0;IF([.H269]&lt;=10;11;IF([.H269]&lt;=14;12;IF([.H269]&lt;=17;13;IF([.H269]&lt;=20;14;IF([.H269]&lt;=22;15;IF([.H269]&lt;=25;16;IF([.H269]&lt;=27;17;IF([.H269]&lt;=29;18;IF([.H269]&lt;=32;19;IF([.H269]&lt;=34;20;IF([.H269]&lt;=36;21;IF([.H26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69]=&quot;взв&quot;;11;[.K269]=&quot;накл&quot;;24;[.K269]=&quot;прокл&quot;;25;[.K269]=&quot;пт&quot;;26;[.K269]=90;10;[.K269]=85;10;[.K269]=80;9;[.K269]=75;8;[.K269]=70;8;[.K269]=65;7;[.K269]=60;7;[.K269]=55;6;[.K269]=50;6;[.K269]=45;6;[.K269]=40;5;[.K269]=35;4;[.K269]=30;4;[.K269]=25;3;[.K269]=20;2;[.K269]=15;1;[.K269]=10;1;[.K269]=0;0)" office:value-type="float" office:value="1" calcext:value-type="float">
            <text:p>1</text:p>
          </table:table-cell>
          <table:table-cell table:formula="of:=IF([.L269]&lt;=1;0;IF([.L269]&lt;=10;11;IF([.L269]&lt;=14;12;IF([.L269]&lt;=17;13;IF([.L269]&lt;=20;14;IF([.L269]&lt;=22;15;IF([.L269]&lt;=25;16;IF([.L269]&lt;=27;17;IF([.L269]&lt;=29;18;IF([.L269]&lt;=32;19;IF([.L269]&lt;=34;20;IF([.L269]&lt;=36;21;IF([.L26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69]=&quot;взв&quot;;11;[.O269]=&quot;накл&quot;;24;[.O269]=&quot;прокл&quot;;25;[.O269]=&quot;пт&quot;;26;[.O269]=90;10;[.O269]=85;10;[.O269]=80;9;[.O269]=75;8;[.O269]=70;8;[.O269]=65;7;[.O269]=60;7;[.O269]=55;6;[.O269]=50;6;[.O269]=45;6;[.O269]=40;5;[.O269]=35;4;[.O269]=30;4;[.O269]=25;3;[.O269]=20;2;[.O269]=15;1;[.O269]=10;1;[.O269]=0;0)" office:value-type="float" office:value="1" calcext:value-type="float">
            <text:p>1</text:p>
          </table:table-cell>
          <table:table-cell table:formula="of:=IF([.P269]&lt;=1;0;IF([.P269]&lt;=10;11;IF([.P269]&lt;=14;12;IF([.P269]&lt;=17;13;IF([.P269]&lt;=20;14;IF([.P269]&lt;=22;15;IF([.P269]&lt;=25;16;IF([.P269]&lt;=27;17;IF([.P269]&lt;=29;18;IF([.P269]&lt;=32;19;IF([.P269]&lt;=34;20;IF([.P269]&lt;=36;21;IF([.P269]&lt;=40;22;24)))))))))))))" office:value-type="float" office:value="0" calcext:value-type="float">
            <text:p>0</text:p>
          </table:table-cell>
          <table:table-cell table:formula="of:=ROUND(([.Q269]+[.R269]+[.I269]+[.J269]+[.M269]+[.N269])/3;0)" office:value-type="float" office:value="1" calcext:value-type="float">
            <text:p>1</text:p>
          </table:table-cell>
          <table:table-cell table:style-name="ce70" table:formula="of:=[.F269]*LOG10([.S269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2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70]=&quot;взв&quot;;11;[.G270]=&quot;накл&quot;;24;[.G270]=&quot;прокл&quot;;25;[.G270]=&quot;пт&quot;;26;[.G270]=90;10;[.G270]=85;10;[.G270]=80;9;[.G270]=75;8;[.G270]=70;8;[.G270]=65;7;[.G270]=60;7;[.G270]=55;6;[.G270]=50;6;[.G270]=45;6;[.G270]=40;5;[.G270]=35;4;[.G270]=30;4;[.G270]=25;3;[.G270]=20;2;[.G270]=15;1;[.G270]=10;1;[.G270]=0;0)" office:value-type="float" office:value="1" calcext:value-type="float">
            <text:p>1</text:p>
          </table:table-cell>
          <table:table-cell table:formula="of:=IF([.H270]&lt;=1;0;IF([.H270]&lt;=10;11;IF([.H270]&lt;=14;12;IF([.H270]&lt;=17;13;IF([.H270]&lt;=20;14;IF([.H270]&lt;=22;15;IF([.H270]&lt;=25;16;IF([.H270]&lt;=27;17;IF([.H270]&lt;=29;18;IF([.H270]&lt;=32;19;IF([.H270]&lt;=34;20;IF([.H270]&lt;=36;21;IF([.H27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70]=&quot;взв&quot;;11;[.K270]=&quot;накл&quot;;24;[.K270]=&quot;прокл&quot;;25;[.K270]=&quot;пт&quot;;26;[.K270]=90;10;[.K270]=85;10;[.K270]=80;9;[.K270]=75;8;[.K270]=70;8;[.K270]=65;7;[.K270]=60;7;[.K270]=55;6;[.K270]=50;6;[.K270]=45;6;[.K270]=40;5;[.K270]=35;4;[.K270]=30;4;[.K270]=25;3;[.K270]=20;2;[.K270]=15;1;[.K270]=10;1;[.K270]=0;0)" office:value-type="float" office:value="1" calcext:value-type="float">
            <text:p>1</text:p>
          </table:table-cell>
          <table:table-cell table:formula="of:=IF([.L270]&lt;=1;0;IF([.L270]&lt;=10;11;IF([.L270]&lt;=14;12;IF([.L270]&lt;=17;13;IF([.L270]&lt;=20;14;IF([.L270]&lt;=22;15;IF([.L270]&lt;=25;16;IF([.L270]&lt;=27;17;IF([.L270]&lt;=29;18;IF([.L270]&lt;=32;19;IF([.L270]&lt;=34;20;IF([.L270]&lt;=36;21;IF([.L27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70]=&quot;взв&quot;;11;[.O270]=&quot;накл&quot;;24;[.O270]=&quot;прокл&quot;;25;[.O270]=&quot;пт&quot;;26;[.O270]=90;10;[.O270]=85;10;[.O270]=80;9;[.O270]=75;8;[.O270]=70;8;[.O270]=65;7;[.O270]=60;7;[.O270]=55;6;[.O270]=50;6;[.O270]=45;6;[.O270]=40;5;[.O270]=35;4;[.O270]=30;4;[.O270]=25;3;[.O270]=20;2;[.O270]=15;1;[.O270]=10;1;[.O270]=0;0)" office:value-type="float" office:value="1" calcext:value-type="float">
            <text:p>1</text:p>
          </table:table-cell>
          <table:table-cell table:formula="of:=IF([.P270]&lt;=1;0;IF([.P270]&lt;=10;11;IF([.P270]&lt;=14;12;IF([.P270]&lt;=17;13;IF([.P270]&lt;=20;14;IF([.P270]&lt;=22;15;IF([.P270]&lt;=25;16;IF([.P270]&lt;=27;17;IF([.P270]&lt;=29;18;IF([.P270]&lt;=32;19;IF([.P270]&lt;=34;20;IF([.P270]&lt;=36;21;IF([.P270]&lt;=40;22;24)))))))))))))" office:value-type="float" office:value="0" calcext:value-type="float">
            <text:p>0</text:p>
          </table:table-cell>
          <table:table-cell table:formula="of:=ROUND(([.Q270]+[.R270]+[.I270]+[.J270]+[.M270]+[.N270])/3;0)" office:value-type="float" office:value="1" calcext:value-type="float">
            <text:p>1</text:p>
          </table:table-cell>
          <table:table-cell table:style-name="ce70" table:formula="of:=[.F270]*LOG10([.S270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71]=&quot;взв&quot;;11;[.G271]=&quot;накл&quot;;24;[.G271]=&quot;прокл&quot;;25;[.G271]=&quot;пт&quot;;26;[.G271]=90;10;[.G271]=85;10;[.G271]=80;9;[.G271]=75;8;[.G271]=70;8;[.G271]=65;7;[.G271]=60;7;[.G271]=55;6;[.G271]=50;6;[.G271]=45;6;[.G271]=40;5;[.G271]=35;4;[.G271]=30;4;[.G271]=25;3;[.G271]=20;2;[.G271]=15;1;[.G271]=10;1;[.G271]=0;0)" office:value-type="float" office:value="4" calcext:value-type="float">
            <text:p>4</text:p>
          </table:table-cell>
          <table:table-cell table:formula="of:=IF([.H271]&lt;=1;0;IF([.H271]&lt;=10;11;IF([.H271]&lt;=14;12;IF([.H271]&lt;=17;13;IF([.H271]&lt;=20;14;IF([.H271]&lt;=22;15;IF([.H271]&lt;=25;16;IF([.H271]&lt;=27;17;IF([.H271]&lt;=29;18;IF([.H271]&lt;=32;19;IF([.H271]&lt;=34;20;IF([.H271]&lt;=36;21;IF([.H27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71]=&quot;взв&quot;;11;[.K271]=&quot;накл&quot;;24;[.K271]=&quot;прокл&quot;;25;[.K271]=&quot;пт&quot;;26;[.K271]=90;10;[.K271]=85;10;[.K271]=80;9;[.K271]=75;8;[.K271]=70;8;[.K271]=65;7;[.K271]=60;7;[.K271]=55;6;[.K271]=50;6;[.K271]=45;6;[.K271]=40;5;[.K271]=35;4;[.K271]=30;4;[.K271]=25;3;[.K271]=20;2;[.K271]=15;1;[.K271]=10;1;[.K271]=0;0)" office:value-type="float" office:value="7" calcext:value-type="float">
            <text:p>7</text:p>
          </table:table-cell>
          <table:table-cell table:formula="of:=IF([.L271]&lt;=1;0;IF([.L271]&lt;=10;11;IF([.L271]&lt;=14;12;IF([.L271]&lt;=17;13;IF([.L271]&lt;=20;14;IF([.L271]&lt;=22;15;IF([.L271]&lt;=25;16;IF([.L271]&lt;=27;17;IF([.L271]&lt;=29;18;IF([.L271]&lt;=32;19;IF([.L271]&lt;=34;20;IF([.L271]&lt;=36;21;IF([.L27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71]=&quot;взв&quot;;11;[.O271]=&quot;накл&quot;;24;[.O271]=&quot;прокл&quot;;25;[.O271]=&quot;пт&quot;;26;[.O271]=90;10;[.O271]=85;10;[.O271]=80;9;[.O271]=75;8;[.O271]=70;8;[.O271]=65;7;[.O271]=60;7;[.O271]=55;6;[.O271]=50;6;[.O271]=45;6;[.O271]=40;5;[.O271]=35;4;[.O271]=30;4;[.O271]=25;3;[.O271]=20;2;[.O271]=15;1;[.O271]=10;1;[.O271]=0;0)" office:value-type="float" office:value="7" calcext:value-type="float">
            <text:p>7</text:p>
          </table:table-cell>
          <table:table-cell table:formula="of:=IF([.P271]&lt;=1;0;IF([.P271]&lt;=10;11;IF([.P271]&lt;=14;12;IF([.P271]&lt;=17;13;IF([.P271]&lt;=20;14;IF([.P271]&lt;=22;15;IF([.P271]&lt;=25;16;IF([.P271]&lt;=27;17;IF([.P271]&lt;=29;18;IF([.P271]&lt;=32;19;IF([.P271]&lt;=34;20;IF([.P271]&lt;=36;21;IF([.P271]&lt;=40;22;24)))))))))))))" office:value-type="float" office:value="0" calcext:value-type="float">
            <text:p>0</text:p>
          </table:table-cell>
          <table:table-cell table:formula="of:=ROUND(([.Q271]+[.R271]+[.I271]+[.J271]+[.M271]+[.N271])/3;0)" office:value-type="float" office:value="6" calcext:value-type="float">
            <text:p>6</text:p>
          </table:table-cell>
          <table:table-cell table:style-name="ce70" table:formula="of:=[.F271]*LOG10([.S271]+2)" office:value-type="float" office:value="7.22471989593555" calcext:value-type="float">
            <text:p>7,2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72]=&quot;взв&quot;;11;[.G272]=&quot;накл&quot;;24;[.G272]=&quot;прокл&quot;;25;[.G272]=&quot;пт&quot;;26;[.G272]=90;10;[.G272]=85;10;[.G272]=80;9;[.G272]=75;8;[.G272]=70;8;[.G272]=65;7;[.G272]=60;7;[.G272]=55;6;[.G272]=50;6;[.G272]=45;6;[.G272]=40;5;[.G272]=35;4;[.G272]=30;4;[.G272]=25;3;[.G272]=20;2;[.G272]=15;1;[.G272]=10;1;[.G272]=0;0)" office:value-type="float" office:value="0" calcext:value-type="float">
            <text:p>0</text:p>
          </table:table-cell>
          <table:table-cell table:formula="of:=IF([.H272]&lt;=1;0;IF([.H272]&lt;=10;11;IF([.H272]&lt;=14;12;IF([.H272]&lt;=17;13;IF([.H272]&lt;=20;14;IF([.H272]&lt;=22;15;IF([.H272]&lt;=25;16;IF([.H272]&lt;=27;17;IF([.H272]&lt;=29;18;IF([.H272]&lt;=32;19;IF([.H272]&lt;=34;20;IF([.H272]&lt;=36;21;IF([.H272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272]=&quot;взв&quot;;11;[.K272]=&quot;накл&quot;;24;[.K272]=&quot;прокл&quot;;25;[.K272]=&quot;пт&quot;;26;[.K272]=90;10;[.K272]=85;10;[.K272]=80;9;[.K272]=75;8;[.K272]=70;8;[.K272]=65;7;[.K272]=60;7;[.K272]=55;6;[.K272]=50;6;[.K272]=45;6;[.K272]=40;5;[.K272]=35;4;[.K272]=30;4;[.K272]=25;3;[.K272]=20;2;[.K272]=15;1;[.K272]=10;1;[.K272]=0;0)" office:value-type="float" office:value="0" calcext:value-type="float">
            <text:p>0</text:p>
          </table:table-cell>
          <table:table-cell table:formula="of:=IF([.L272]&lt;=1;0;IF([.L272]&lt;=10;11;IF([.L272]&lt;=14;12;IF([.L272]&lt;=17;13;IF([.L272]&lt;=20;14;IF([.L272]&lt;=22;15;IF([.L272]&lt;=25;16;IF([.L272]&lt;=27;17;IF([.L272]&lt;=29;18;IF([.L272]&lt;=32;19;IF([.L272]&lt;=34;20;IF([.L272]&lt;=36;21;IF([.L272]&lt;=40;22;24))))))))))))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272]=&quot;взв&quot;;11;[.O272]=&quot;накл&quot;;24;[.O272]=&quot;прокл&quot;;25;[.O272]=&quot;пт&quot;;26;[.O272]=90;10;[.O272]=85;10;[.O272]=80;9;[.O272]=75;8;[.O272]=70;8;[.O272]=65;7;[.O272]=60;7;[.O272]=55;6;[.O272]=50;6;[.O272]=45;6;[.O272]=40;5;[.O272]=35;4;[.O272]=30;4;[.O272]=25;3;[.O272]=20;2;[.O272]=15;1;[.O272]=10;1;[.O272]=0;0)" office:value-type="float" office:value="0" calcext:value-type="float">
            <text:p>0</text:p>
          </table:table-cell>
          <table:table-cell table:formula="of:=IF([.P272]&lt;=1;0;IF([.P272]&lt;=10;11;IF([.P272]&lt;=14;12;IF([.P272]&lt;=17;13;IF([.P272]&lt;=20;14;IF([.P272]&lt;=22;15;IF([.P272]&lt;=25;16;IF([.P272]&lt;=27;17;IF([.P272]&lt;=29;18;IF([.P272]&lt;=32;19;IF([.P272]&lt;=34;20;IF([.P272]&lt;=36;21;IF([.P272]&lt;=40;22;24)))))))))))))" office:value-type="float" office:value="16" calcext:value-type="float">
            <text:p>16</text:p>
          </table:table-cell>
          <table:table-cell table:formula="of:=ROUND(([.Q272]+[.R272]+[.I272]+[.J272]+[.M272]+[.N272])/3;0)" office:value-type="float" office:value="17" calcext:value-type="float">
            <text:p>17</text:p>
          </table:table-cell>
          <table:table-cell table:style-name="ce70" table:formula="of:=[.F272]*LOG10([.S272]+2)" office:value-type="float" office:value="10.2300288076226" calcext:value-type="float">
            <text:p>10,2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7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273]=&quot;взв&quot;;11;[.G273]=&quot;накл&quot;;24;[.G273]=&quot;прокл&quot;;25;[.G273]=&quot;пт&quot;;26;[.G273]=90;10;[.G273]=85;10;[.G273]=80;9;[.G273]=75;8;[.G273]=70;8;[.G273]=65;7;[.G273]=60;7;[.G273]=55;6;[.G273]=50;6;[.G273]=45;6;[.G273]=40;5;[.G273]=35;4;[.G273]=30;4;[.G273]=25;3;[.G273]=20;2;[.G273]=15;1;[.G273]=10;1;[.G273]=0;0)" office:value-type="float" office:value="0" calcext:value-type="float">
            <text:p>0</text:p>
          </table:table-cell>
          <table:table-cell table:formula="of:=IF([.H273]&lt;=1;0;IF([.H273]&lt;=10;11;IF([.H273]&lt;=14;12;IF([.H273]&lt;=17;13;IF([.H273]&lt;=20;14;IF([.H273]&lt;=22;15;IF([.H273]&lt;=25;16;IF([.H273]&lt;=27;17;IF([.H273]&lt;=29;18;IF([.H273]&lt;=32;19;IF([.H273]&lt;=34;20;IF([.H273]&lt;=36;21;IF([.H273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73]=&quot;взв&quot;;11;[.K273]=&quot;накл&quot;;24;[.K273]=&quot;прокл&quot;;25;[.K273]=&quot;пт&quot;;26;[.K273]=90;10;[.K273]=85;10;[.K273]=80;9;[.K273]=75;8;[.K273]=70;8;[.K273]=65;7;[.K273]=60;7;[.K273]=55;6;[.K273]=50;6;[.K273]=45;6;[.K273]=40;5;[.K273]=35;4;[.K273]=30;4;[.K273]=25;3;[.K273]=20;2;[.K273]=15;1;[.K273]=10;1;[.K273]=0;0)" office:value-type="float" office:value="0" calcext:value-type="float">
            <text:p>0</text:p>
          </table:table-cell>
          <table:table-cell table:formula="of:=IF([.L273]&lt;=1;0;IF([.L273]&lt;=10;11;IF([.L273]&lt;=14;12;IF([.L273]&lt;=17;13;IF([.L273]&lt;=20;14;IF([.L273]&lt;=22;15;IF([.L273]&lt;=25;16;IF([.L273]&lt;=27;17;IF([.L273]&lt;=29;18;IF([.L273]&lt;=32;19;IF([.L273]&lt;=34;20;IF([.L273]&lt;=36;21;IF([.L273]&lt;=40;22;24)))))))))))))" office:value-type="float" office:value="17" calcext:value-type="float">
            <text:p>17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273]=&quot;взв&quot;;11;[.O273]=&quot;накл&quot;;24;[.O273]=&quot;прокл&quot;;25;[.O273]=&quot;пт&quot;;26;[.O273]=90;10;[.O273]=85;10;[.O273]=80;9;[.O273]=75;8;[.O273]=70;8;[.O273]=65;7;[.O273]=60;7;[.O273]=55;6;[.O273]=50;6;[.O273]=45;6;[.O273]=40;5;[.O273]=35;4;[.O273]=30;4;[.O273]=25;3;[.O273]=20;2;[.O273]=15;1;[.O273]=10;1;[.O273]=0;0)" office:value-type="float" office:value="11" calcext:value-type="float">
            <text:p>11</text:p>
          </table:table-cell>
          <table:table-cell table:formula="of:=IF([.P273]&lt;=1;0;IF([.P273]&lt;=10;11;IF([.P273]&lt;=14;12;IF([.P273]&lt;=17;13;IF([.P273]&lt;=20;14;IF([.P273]&lt;=22;15;IF([.P273]&lt;=25;16;IF([.P273]&lt;=27;17;IF([.P273]&lt;=29;18;IF([.P273]&lt;=32;19;IF([.P273]&lt;=34;20;IF([.P273]&lt;=36;21;IF([.P273]&lt;=40;22;24)))))))))))))" office:value-type="float" office:value="0" calcext:value-type="float">
            <text:p>0</text:p>
          </table:table-cell>
          <table:table-cell table:formula="of:=ROUND(([.Q273]+[.R273]+[.I273]+[.J273]+[.M273]+[.N273])/3;0)" office:value-type="float" office:value="14" calcext:value-type="float">
            <text:p>14</text:p>
          </table:table-cell>
          <table:table-cell table:style-name="ce70" table:formula="of:=[.F273]*LOG10([.S273]+2)" office:value-type="float" office:value="9.6329598612474" calcext:value-type="float">
            <text:p>9,6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76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Osushn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74]=&quot;взв&quot;;11;[.G274]=&quot;накл&quot;;24;[.G274]=&quot;прокл&quot;;25;[.G274]=&quot;пт&quot;;26;[.G274]=90;10;[.G274]=85;10;[.G274]=80;9;[.G274]=75;8;[.G274]=70;8;[.G274]=65;7;[.G274]=60;7;[.G274]=55;6;[.G274]=50;6;[.G274]=45;6;[.G274]=40;5;[.G274]=35;4;[.G274]=30;4;[.G274]=25;3;[.G274]=20;2;[.G274]=15;1;[.G274]=10;1;[.G274]=0;0)" office:value-type="float" office:value="0" calcext:value-type="float">
            <text:p>0</text:p>
          </table:table-cell>
          <table:table-cell table:formula="of:=IF([.H274]&lt;=1;0;IF([.H274]&lt;=10;11;IF([.H274]&lt;=14;12;IF([.H274]&lt;=17;13;IF([.H274]&lt;=20;14;IF([.H274]&lt;=22;15;IF([.H274]&lt;=25;16;IF([.H274]&lt;=27;17;IF([.H274]&lt;=29;18;IF([.H274]&lt;=32;19;IF([.H274]&lt;=34;20;IF([.H274]&lt;=36;21;IF([.H274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74]=&quot;взв&quot;;11;[.K274]=&quot;накл&quot;;24;[.K274]=&quot;прокл&quot;;25;[.K274]=&quot;пт&quot;;26;[.K274]=90;10;[.K274]=85;10;[.K274]=80;9;[.K274]=75;8;[.K274]=70;8;[.K274]=65;7;[.K274]=60;7;[.K274]=55;6;[.K274]=50;6;[.K274]=45;6;[.K274]=40;5;[.K274]=35;4;[.K274]=30;4;[.K274]=25;3;[.K274]=20;2;[.K274]=15;1;[.K274]=10;1;[.K274]=0;0)" office:value-type="float" office:value="0" calcext:value-type="float">
            <text:p>0</text:p>
          </table:table-cell>
          <table:table-cell table:formula="of:=IF([.L274]&lt;=1;0;IF([.L274]&lt;=10;11;IF([.L274]&lt;=14;12;IF([.L274]&lt;=17;13;IF([.L274]&lt;=20;14;IF([.L274]&lt;=22;15;IF([.L274]&lt;=25;16;IF([.L274]&lt;=27;17;IF([.L274]&lt;=29;18;IF([.L274]&lt;=32;19;IF([.L274]&lt;=34;20;IF([.L274]&lt;=36;21;IF([.L27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74]=&quot;взв&quot;;11;[.O274]=&quot;накл&quot;;24;[.O274]=&quot;прокл&quot;;25;[.O274]=&quot;пт&quot;;26;[.O274]=90;10;[.O274]=85;10;[.O274]=80;9;[.O274]=75;8;[.O274]=70;8;[.O274]=65;7;[.O274]=60;7;[.O274]=55;6;[.O274]=50;6;[.O274]=45;6;[.O274]=40;5;[.O274]=35;4;[.O274]=30;4;[.O274]=25;3;[.O274]=20;2;[.O274]=15;1;[.O274]=10;1;[.O274]=0;0)" office:value-type="float" office:value="0" calcext:value-type="float">
            <text:p>0</text:p>
          </table:table-cell>
          <table:table-cell table:formula="of:=IF([.P274]&lt;=1;0;IF([.P274]&lt;=10;11;IF([.P274]&lt;=14;12;IF([.P274]&lt;=17;13;IF([.P274]&lt;=20;14;IF([.P274]&lt;=22;15;IF([.P274]&lt;=25;16;IF([.P274]&lt;=27;17;IF([.P274]&lt;=29;18;IF([.P274]&lt;=32;19;IF([.P274]&lt;=34;20;IF([.P274]&lt;=36;21;IF([.P274]&lt;=40;22;24)))))))))))))" office:value-type="float" office:value="19" calcext:value-type="float">
            <text:p>19</text:p>
          </table:table-cell>
          <table:table-cell table:formula="of:=ROUND(([.Q274]+[.R274]+[.I274]+[.J274]+[.M274]+[.N274])/3;0)" office:value-type="float" office:value="19" calcext:value-type="float">
            <text:p>19</text:p>
          </table:table-cell>
          <table:table-cell table:style-name="ce70" table:formula="of:=[.F274]*LOG10([.S274]+2)" office:value-type="float" office:value="10.5777543578714" calcext:value-type="float">
            <text:p>10,5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9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75]=&quot;взв&quot;;11;[.G275]=&quot;накл&quot;;24;[.G275]=&quot;прокл&quot;;25;[.G275]=&quot;пт&quot;;26;[.G275]=90;10;[.G275]=85;10;[.G275]=80;9;[.G275]=75;8;[.G275]=70;8;[.G275]=65;7;[.G275]=60;7;[.G275]=55;6;[.G275]=50;6;[.G275]=45;6;[.G275]=40;5;[.G275]=35;4;[.G275]=30;4;[.G275]=25;3;[.G275]=20;2;[.G275]=15;1;[.G275]=10;1;[.G275]=0;0)" office:value-type="float" office:value="1" calcext:value-type="float">
            <text:p>1</text:p>
          </table:table-cell>
          <table:table-cell table:formula="of:=IF([.H275]&lt;=1;0;IF([.H275]&lt;=10;11;IF([.H275]&lt;=14;12;IF([.H275]&lt;=17;13;IF([.H275]&lt;=20;14;IF([.H275]&lt;=22;15;IF([.H275]&lt;=25;16;IF([.H275]&lt;=27;17;IF([.H275]&lt;=29;18;IF([.H275]&lt;=32;19;IF([.H275]&lt;=34;20;IF([.H275]&lt;=36;21;IF([.H27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75]=&quot;взв&quot;;11;[.K275]=&quot;накл&quot;;24;[.K275]=&quot;прокл&quot;;25;[.K275]=&quot;пт&quot;;26;[.K275]=90;10;[.K275]=85;10;[.K275]=80;9;[.K275]=75;8;[.K275]=70;8;[.K275]=65;7;[.K275]=60;7;[.K275]=55;6;[.K275]=50;6;[.K275]=45;6;[.K275]=40;5;[.K275]=35;4;[.K275]=30;4;[.K275]=25;3;[.K275]=20;2;[.K275]=15;1;[.K275]=10;1;[.K275]=0;0)" office:value-type="float" office:value="1" calcext:value-type="float">
            <text:p>1</text:p>
          </table:table-cell>
          <table:table-cell table:formula="of:=IF([.L275]&lt;=1;0;IF([.L275]&lt;=10;11;IF([.L275]&lt;=14;12;IF([.L275]&lt;=17;13;IF([.L275]&lt;=20;14;IF([.L275]&lt;=22;15;IF([.L275]&lt;=25;16;IF([.L275]&lt;=27;17;IF([.L275]&lt;=29;18;IF([.L275]&lt;=32;19;IF([.L275]&lt;=34;20;IF([.L275]&lt;=36;21;IF([.L27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75]=&quot;взв&quot;;11;[.O275]=&quot;накл&quot;;24;[.O275]=&quot;прокл&quot;;25;[.O275]=&quot;пт&quot;;26;[.O275]=90;10;[.O275]=85;10;[.O275]=80;9;[.O275]=75;8;[.O275]=70;8;[.O275]=65;7;[.O275]=60;7;[.O275]=55;6;[.O275]=50;6;[.O275]=45;6;[.O275]=40;5;[.O275]=35;4;[.O275]=30;4;[.O275]=25;3;[.O275]=20;2;[.O275]=15;1;[.O275]=10;1;[.O275]=0;0)" office:value-type="float" office:value="1" calcext:value-type="float">
            <text:p>1</text:p>
          </table:table-cell>
          <table:table-cell table:formula="of:=IF([.P275]&lt;=1;0;IF([.P275]&lt;=10;11;IF([.P275]&lt;=14;12;IF([.P275]&lt;=17;13;IF([.P275]&lt;=20;14;IF([.P275]&lt;=22;15;IF([.P275]&lt;=25;16;IF([.P275]&lt;=27;17;IF([.P275]&lt;=29;18;IF([.P275]&lt;=32;19;IF([.P275]&lt;=34;20;IF([.P275]&lt;=36;21;IF([.P275]&lt;=40;22;24)))))))))))))" office:value-type="float" office:value="0" calcext:value-type="float">
            <text:p>0</text:p>
          </table:table-cell>
          <table:table-cell table:formula="of:=ROUND(([.Q275]+[.R275]+[.I275]+[.J275]+[.M275]+[.N275])/3;0)" office:value-type="float" office:value="1" calcext:value-type="float">
            <text:p>1</text:p>
          </table:table-cell>
          <table:table-cell table:style-name="ce70" table:formula="of:=[.F275]*LOG10([.S275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9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76]=&quot;взв&quot;;11;[.G276]=&quot;накл&quot;;24;[.G276]=&quot;прокл&quot;;25;[.G276]=&quot;пт&quot;;26;[.G276]=90;10;[.G276]=85;10;[.G276]=80;9;[.G276]=75;8;[.G276]=70;8;[.G276]=65;7;[.G276]=60;7;[.G276]=55;6;[.G276]=50;6;[.G276]=45;6;[.G276]=40;5;[.G276]=35;4;[.G276]=30;4;[.G276]=25;3;[.G276]=20;2;[.G276]=15;1;[.G276]=10;1;[.G276]=0;0)" office:value-type="float" office:value="10" calcext:value-type="float">
            <text:p>10</text:p>
          </table:table-cell>
          <table:table-cell table:formula="of:=IF([.H276]&lt;=1;0;IF([.H276]&lt;=10;11;IF([.H276]&lt;=14;12;IF([.H276]&lt;=17;13;IF([.H276]&lt;=20;14;IF([.H276]&lt;=22;15;IF([.H276]&lt;=25;16;IF([.H276]&lt;=27;17;IF([.H276]&lt;=29;18;IF([.H276]&lt;=32;19;IF([.H276]&lt;=34;20;IF([.H276]&lt;=36;21;IF([.H2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76]=&quot;взв&quot;;11;[.K276]=&quot;накл&quot;;24;[.K276]=&quot;прокл&quot;;25;[.K276]=&quot;пт&quot;;26;[.K276]=90;10;[.K276]=85;10;[.K276]=80;9;[.K276]=75;8;[.K276]=70;8;[.K276]=65;7;[.K276]=60;7;[.K276]=55;6;[.K276]=50;6;[.K276]=45;6;[.K276]=40;5;[.K276]=35;4;[.K276]=30;4;[.K276]=25;3;[.K276]=20;2;[.K276]=15;1;[.K276]=10;1;[.K276]=0;0)" office:value-type="float" office:value="8" calcext:value-type="float">
            <text:p>8</text:p>
          </table:table-cell>
          <table:table-cell table:formula="of:=IF([.L276]&lt;=1;0;IF([.L276]&lt;=10;11;IF([.L276]&lt;=14;12;IF([.L276]&lt;=17;13;IF([.L276]&lt;=20;14;IF([.L276]&lt;=22;15;IF([.L276]&lt;=25;16;IF([.L276]&lt;=27;17;IF([.L276]&lt;=29;18;IF([.L276]&lt;=32;19;IF([.L276]&lt;=34;20;IF([.L276]&lt;=36;21;IF([.L27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76]=&quot;взв&quot;;11;[.O276]=&quot;накл&quot;;24;[.O276]=&quot;прокл&quot;;25;[.O276]=&quot;пт&quot;;26;[.O276]=90;10;[.O276]=85;10;[.O276]=80;9;[.O276]=75;8;[.O276]=70;8;[.O276]=65;7;[.O276]=60;7;[.O276]=55;6;[.O276]=50;6;[.O276]=45;6;[.O276]=40;5;[.O276]=35;4;[.O276]=30;4;[.O276]=25;3;[.O276]=20;2;[.O276]=15;1;[.O276]=10;1;[.O276]=0;0)" office:value-type="float" office:value="8" calcext:value-type="float">
            <text:p>8</text:p>
          </table:table-cell>
          <table:table-cell table:formula="of:=IF([.P276]&lt;=1;0;IF([.P276]&lt;=10;11;IF([.P276]&lt;=14;12;IF([.P276]&lt;=17;13;IF([.P276]&lt;=20;14;IF([.P276]&lt;=22;15;IF([.P276]&lt;=25;16;IF([.P276]&lt;=27;17;IF([.P276]&lt;=29;18;IF([.P276]&lt;=32;19;IF([.P276]&lt;=34;20;IF([.P276]&lt;=36;21;IF([.P276]&lt;=40;22;24)))))))))))))" office:value-type="float" office:value="0" calcext:value-type="float">
            <text:p>0</text:p>
          </table:table-cell>
          <table:table-cell table:formula="of:=ROUND(([.Q276]+[.R276]+[.I276]+[.J276]+[.M276]+[.N276])/3;0)" office:value-type="float" office:value="9" calcext:value-type="float">
            <text:p>9</text:p>
          </table:table-cell>
          <table:table-cell table:style-name="ce70" table:formula="of:=[.F276]*LOG10([.S276]+2)" office:value-type="float" office:value="8.3311414812658" calcext:value-type="float">
            <text:p>8,33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3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77]=&quot;взв&quot;;11;[.G277]=&quot;накл&quot;;24;[.G277]=&quot;прокл&quot;;25;[.G277]=&quot;пт&quot;;26;[.G277]=90;10;[.G277]=85;10;[.G277]=80;9;[.G277]=75;8;[.G277]=70;8;[.G277]=65;7;[.G277]=60;7;[.G277]=55;6;[.G277]=50;6;[.G277]=45;6;[.G277]=40;5;[.G277]=35;4;[.G277]=30;4;[.G277]=25;3;[.G277]=20;2;[.G277]=15;1;[.G277]=10;1;[.G277]=0;0)" office:value-type="float" office:value="0" calcext:value-type="float">
            <text:p>0</text:p>
          </table:table-cell>
          <table:table-cell table:formula="of:=IF([.H277]&lt;=1;0;IF([.H277]&lt;=10;11;IF([.H277]&lt;=14;12;IF([.H277]&lt;=17;13;IF([.H277]&lt;=20;14;IF([.H277]&lt;=22;15;IF([.H277]&lt;=25;16;IF([.H277]&lt;=27;17;IF([.H277]&lt;=29;18;IF([.H277]&lt;=32;19;IF([.H277]&lt;=34;20;IF([.H277]&lt;=36;21;IF([.H277]&lt;=40;22;24))))))))))))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77]=&quot;взв&quot;;11;[.K277]=&quot;накл&quot;;24;[.K277]=&quot;прокл&quot;;25;[.K277]=&quot;пт&quot;;26;[.K277]=90;10;[.K277]=85;10;[.K277]=80;9;[.K277]=75;8;[.K277]=70;8;[.K277]=65;7;[.K277]=60;7;[.K277]=55;6;[.K277]=50;6;[.K277]=45;6;[.K277]=40;5;[.K277]=35;4;[.K277]=30;4;[.K277]=25;3;[.K277]=20;2;[.K277]=15;1;[.K277]=10;1;[.K277]=0;0)" office:value-type="float" office:value="0" calcext:value-type="float">
            <text:p>0</text:p>
          </table:table-cell>
          <table:table-cell table:formula="of:=IF([.L277]&lt;=1;0;IF([.L277]&lt;=10;11;IF([.L277]&lt;=14;12;IF([.L277]&lt;=17;13;IF([.L277]&lt;=20;14;IF([.L277]&lt;=22;15;IF([.L277]&lt;=25;16;IF([.L277]&lt;=27;17;IF([.L277]&lt;=29;18;IF([.L277]&lt;=32;19;IF([.L277]&lt;=34;20;IF([.L277]&lt;=36;21;IF([.L277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77]=&quot;взв&quot;;11;[.O277]=&quot;накл&quot;;24;[.O277]=&quot;прокл&quot;;25;[.O277]=&quot;пт&quot;;26;[.O277]=90;10;[.O277]=85;10;[.O277]=80;9;[.O277]=75;8;[.O277]=70;8;[.O277]=65;7;[.O277]=60;7;[.O277]=55;6;[.O277]=50;6;[.O277]=45;6;[.O277]=40;5;[.O277]=35;4;[.O277]=30;4;[.O277]=25;3;[.O277]=20;2;[.O277]=15;1;[.O277]=10;1;[.O277]=0;0)" office:value-type="float" office:value="10" calcext:value-type="float">
            <text:p>10</text:p>
          </table:table-cell>
          <table:table-cell table:formula="of:=IF([.P277]&lt;=1;0;IF([.P277]&lt;=10;11;IF([.P277]&lt;=14;12;IF([.P277]&lt;=17;13;IF([.P277]&lt;=20;14;IF([.P277]&lt;=22;15;IF([.P277]&lt;=25;16;IF([.P277]&lt;=27;17;IF([.P277]&lt;=29;18;IF([.P277]&lt;=32;19;IF([.P277]&lt;=34;20;IF([.P277]&lt;=36;21;IF([.P277]&lt;=40;22;24)))))))))))))" office:value-type="float" office:value="0" calcext:value-type="float">
            <text:p>0</text:p>
          </table:table-cell>
          <table:table-cell table:formula="of:=ROUND(([.Q277]+[.R277]+[.I277]+[.J277]+[.M277]+[.N277])/3;0)" office:value-type="float" office:value="15" calcext:value-type="float">
            <text:p>15</text:p>
          </table:table-cell>
          <table:table-cell table:style-name="ce70" table:formula="of:=[.F277]*LOG10([.S277]+2)" office:value-type="float" office:value="9.84359137102619" calcext:value-type="float">
            <text:p>9,8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7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78]=&quot;взв&quot;;11;[.G278]=&quot;накл&quot;;24;[.G278]=&quot;прокл&quot;;25;[.G278]=&quot;пт&quot;;26;[.G278]=90;10;[.G278]=85;10;[.G278]=80;9;[.G278]=75;8;[.G278]=70;8;[.G278]=65;7;[.G278]=60;7;[.G278]=55;6;[.G278]=50;6;[.G278]=45;6;[.G278]=40;5;[.G278]=35;4;[.G278]=30;4;[.G278]=25;3;[.G278]=20;2;[.G278]=15;1;[.G278]=10;1;[.G278]=0;0)" office:value-type="float" office:value="1" calcext:value-type="float">
            <text:p>1</text:p>
          </table:table-cell>
          <table:table-cell table:formula="of:=IF([.H278]&lt;=1;0;IF([.H278]&lt;=10;11;IF([.H278]&lt;=14;12;IF([.H278]&lt;=17;13;IF([.H278]&lt;=20;14;IF([.H278]&lt;=22;15;IF([.H278]&lt;=25;16;IF([.H278]&lt;=27;17;IF([.H278]&lt;=29;18;IF([.H278]&lt;=32;19;IF([.H278]&lt;=34;20;IF([.H278]&lt;=36;21;IF([.H27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78]=&quot;взв&quot;;11;[.K278]=&quot;накл&quot;;24;[.K278]=&quot;прокл&quot;;25;[.K278]=&quot;пт&quot;;26;[.K278]=90;10;[.K278]=85;10;[.K278]=80;9;[.K278]=75;8;[.K278]=70;8;[.K278]=65;7;[.K278]=60;7;[.K278]=55;6;[.K278]=50;6;[.K278]=45;6;[.K278]=40;5;[.K278]=35;4;[.K278]=30;4;[.K278]=25;3;[.K278]=20;2;[.K278]=15;1;[.K278]=10;1;[.K278]=0;0)" office:value-type="float" office:value="1" calcext:value-type="float">
            <text:p>1</text:p>
          </table:table-cell>
          <table:table-cell table:formula="of:=IF([.L278]&lt;=1;0;IF([.L278]&lt;=10;11;IF([.L278]&lt;=14;12;IF([.L278]&lt;=17;13;IF([.L278]&lt;=20;14;IF([.L278]&lt;=22;15;IF([.L278]&lt;=25;16;IF([.L278]&lt;=27;17;IF([.L278]&lt;=29;18;IF([.L278]&lt;=32;19;IF([.L278]&lt;=34;20;IF([.L278]&lt;=36;21;IF([.L27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78]=&quot;взв&quot;;11;[.O278]=&quot;накл&quot;;24;[.O278]=&quot;прокл&quot;;25;[.O278]=&quot;пт&quot;;26;[.O278]=90;10;[.O278]=85;10;[.O278]=80;9;[.O278]=75;8;[.O278]=70;8;[.O278]=65;7;[.O278]=60;7;[.O278]=55;6;[.O278]=50;6;[.O278]=45;6;[.O278]=40;5;[.O278]=35;4;[.O278]=30;4;[.O278]=25;3;[.O278]=20;2;[.O278]=15;1;[.O278]=10;1;[.O278]=0;0)" office:value-type="float" office:value="0" calcext:value-type="float">
            <text:p>0</text:p>
          </table:table-cell>
          <table:table-cell table:formula="of:=IF([.P278]&lt;=1;0;IF([.P278]&lt;=10;11;IF([.P278]&lt;=14;12;IF([.P278]&lt;=17;13;IF([.P278]&lt;=20;14;IF([.P278]&lt;=22;15;IF([.P278]&lt;=25;16;IF([.P278]&lt;=27;17;IF([.P278]&lt;=29;18;IF([.P278]&lt;=32;19;IF([.P278]&lt;=34;20;IF([.P278]&lt;=36;21;IF([.P278]&lt;=40;22;24)))))))))))))" office:value-type="float" office:value="0" calcext:value-type="float">
            <text:p>0</text:p>
          </table:table-cell>
          <table:table-cell table:formula="of:=ROUND(([.Q278]+[.R278]+[.I278]+[.J278]+[.M278]+[.N278])/3;0)" office:value-type="float" office:value="1" calcext:value-type="float">
            <text:p>1</text:p>
          </table:table-cell>
          <table:table-cell table:style-name="ce70" table:formula="of:=[.F278]*LOG10([.S278]+2)" office:value-type="float" office:value="3.8169700377573" calcext:value-type="float">
            <text:p>3,8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8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Vorony Baklys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79]=&quot;взв&quot;;11;[.G279]=&quot;накл&quot;;24;[.G279]=&quot;прокл&quot;;25;[.G279]=&quot;пт&quot;;26;[.G279]=90;10;[.G279]=85;10;[.G279]=80;9;[.G279]=75;8;[.G279]=70;8;[.G279]=65;7;[.G279]=60;7;[.G279]=55;6;[.G279]=50;6;[.G279]=45;6;[.G279]=40;5;[.G279]=35;4;[.G279]=30;4;[.G279]=25;3;[.G279]=20;2;[.G279]=15;1;[.G279]=10;1;[.G279]=0;0)" office:value-type="float" office:value="7" calcext:value-type="float">
            <text:p>7</text:p>
          </table:table-cell>
          <table:table-cell table:formula="of:=IF([.H279]&lt;=1;0;IF([.H279]&lt;=10;11;IF([.H279]&lt;=14;12;IF([.H279]&lt;=17;13;IF([.H279]&lt;=20;14;IF([.H279]&lt;=22;15;IF([.H279]&lt;=25;16;IF([.H279]&lt;=27;17;IF([.H279]&lt;=29;18;IF([.H279]&lt;=32;19;IF([.H279]&lt;=34;20;IF([.H279]&lt;=36;21;IF([.H27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79]=&quot;взв&quot;;11;[.K279]=&quot;накл&quot;;24;[.K279]=&quot;прокл&quot;;25;[.K279]=&quot;пт&quot;;26;[.K279]=90;10;[.K279]=85;10;[.K279]=80;9;[.K279]=75;8;[.K279]=70;8;[.K279]=65;7;[.K279]=60;7;[.K279]=55;6;[.K279]=50;6;[.K279]=45;6;[.K279]=40;5;[.K279]=35;4;[.K279]=30;4;[.K279]=25;3;[.K279]=20;2;[.K279]=15;1;[.K279]=10;1;[.K279]=0;0)" office:value-type="float" office:value="8" calcext:value-type="float">
            <text:p>8</text:p>
          </table:table-cell>
          <table:table-cell table:formula="of:=IF([.L279]&lt;=1;0;IF([.L279]&lt;=10;11;IF([.L279]&lt;=14;12;IF([.L279]&lt;=17;13;IF([.L279]&lt;=20;14;IF([.L279]&lt;=22;15;IF([.L279]&lt;=25;16;IF([.L279]&lt;=27;17;IF([.L279]&lt;=29;18;IF([.L279]&lt;=32;19;IF([.L279]&lt;=34;20;IF([.L279]&lt;=36;21;IF([.L27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79]=&quot;взв&quot;;11;[.O279]=&quot;накл&quot;;24;[.O279]=&quot;прокл&quot;;25;[.O279]=&quot;пт&quot;;26;[.O279]=90;10;[.O279]=85;10;[.O279]=80;9;[.O279]=75;8;[.O279]=70;8;[.O279]=65;7;[.O279]=60;7;[.O279]=55;6;[.O279]=50;6;[.O279]=45;6;[.O279]=40;5;[.O279]=35;4;[.O279]=30;4;[.O279]=25;3;[.O279]=20;2;[.O279]=15;1;[.O279]=10;1;[.O279]=0;0)" office:value-type="float" office:value="8" calcext:value-type="float">
            <text:p>8</text:p>
          </table:table-cell>
          <table:table-cell table:formula="of:=IF([.P279]&lt;=1;0;IF([.P279]&lt;=10;11;IF([.P279]&lt;=14;12;IF([.P279]&lt;=17;13;IF([.P279]&lt;=20;14;IF([.P279]&lt;=22;15;IF([.P279]&lt;=25;16;IF([.P279]&lt;=27;17;IF([.P279]&lt;=29;18;IF([.P279]&lt;=32;19;IF([.P279]&lt;=34;20;IF([.P279]&lt;=36;21;IF([.P279]&lt;=40;22;24)))))))))))))" office:value-type="float" office:value="0" calcext:value-type="float">
            <text:p>0</text:p>
          </table:table-cell>
          <table:table-cell table:formula="of:=ROUND(([.Q279]+[.R279]+[.I279]+[.J279]+[.M279]+[.N279])/3;0)" office:value-type="float" office:value="8" calcext:value-type="float">
            <text:p>8</text:p>
          </table:table-cell>
          <table:table-cell table:style-name="ce70" table:formula="of:=[.F279]*LOG10([.S279]+2)" office:value-type="float" office:value="8" calcext:value-type="float">
            <text:p>8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6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80]=&quot;взв&quot;;11;[.G280]=&quot;накл&quot;;24;[.G280]=&quot;прокл&quot;;25;[.G280]=&quot;пт&quot;;26;[.G280]=90;10;[.G280]=85;10;[.G280]=80;9;[.G280]=75;8;[.G280]=70;8;[.G280]=65;7;[.G280]=60;7;[.G280]=55;6;[.G280]=50;6;[.G280]=45;6;[.G280]=40;5;[.G280]=35;4;[.G280]=30;4;[.G280]=25;3;[.G280]=20;2;[.G280]=15;1;[.G280]=10;1;[.G280]=0;0)" office:value-type="float" office:value="24" calcext:value-type="float">
            <text:p>24</text:p>
          </table:table-cell>
          <table:table-cell table:formula="of:=IF([.H280]&lt;=1;0;IF([.H280]&lt;=10;11;IF([.H280]&lt;=14;12;IF([.H280]&lt;=17;13;IF([.H280]&lt;=20;14;IF([.H280]&lt;=22;15;IF([.H280]&lt;=25;16;IF([.H280]&lt;=27;17;IF([.H280]&lt;=29;18;IF([.H280]&lt;=32;19;IF([.H280]&lt;=34;20;IF([.H280]&lt;=36;21;IF([.H28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80]=&quot;взв&quot;;11;[.K280]=&quot;накл&quot;;24;[.K280]=&quot;прокл&quot;;25;[.K280]=&quot;пт&quot;;26;[.K280]=90;10;[.K280]=85;10;[.K280]=80;9;[.K280]=75;8;[.K280]=70;8;[.K280]=65;7;[.K280]=60;7;[.K280]=55;6;[.K280]=50;6;[.K280]=45;6;[.K280]=40;5;[.K280]=35;4;[.K280]=30;4;[.K280]=25;3;[.K280]=20;2;[.K280]=15;1;[.K280]=10;1;[.K280]=0;0)" office:value-type="float" office:value="0" calcext:value-type="float">
            <text:p>0</text:p>
          </table:table-cell>
          <table:table-cell table:formula="of:=IF([.L280]&lt;=1;0;IF([.L280]&lt;=10;11;IF([.L280]&lt;=14;12;IF([.L280]&lt;=17;13;IF([.L280]&lt;=20;14;IF([.L280]&lt;=22;15;IF([.L280]&lt;=25;16;IF([.L280]&lt;=27;17;IF([.L280]&lt;=29;18;IF([.L280]&lt;=32;19;IF([.L280]&lt;=34;20;IF([.L280]&lt;=36;21;IF([.L28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80]=&quot;взв&quot;;11;[.O280]=&quot;накл&quot;;24;[.O280]=&quot;прокл&quot;;25;[.O280]=&quot;пт&quot;;26;[.O280]=90;10;[.O280]=85;10;[.O280]=80;9;[.O280]=75;8;[.O280]=70;8;[.O280]=65;7;[.O280]=60;7;[.O280]=55;6;[.O280]=50;6;[.O280]=45;6;[.O280]=40;5;[.O280]=35;4;[.O280]=30;4;[.O280]=25;3;[.O280]=20;2;[.O280]=15;1;[.O280]=10;1;[.O280]=0;0)" office:value-type="float" office:value="0" calcext:value-type="float">
            <text:p>0</text:p>
          </table:table-cell>
          <table:table-cell table:formula="of:=IF([.P280]&lt;=1;0;IF([.P280]&lt;=10;11;IF([.P280]&lt;=14;12;IF([.P280]&lt;=17;13;IF([.P280]&lt;=20;14;IF([.P280]&lt;=22;15;IF([.P280]&lt;=25;16;IF([.P280]&lt;=27;17;IF([.P280]&lt;=29;18;IF([.P280]&lt;=32;19;IF([.P280]&lt;=34;20;IF([.P280]&lt;=36;21;IF([.P280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0" table:formula="of:=[.F280]*LOG10([.S280]+2)" office:value-type="float" office:value="11.3197867837665" calcext:value-type="float">
            <text:p>11,3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2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81]=&quot;взв&quot;;11;[.G281]=&quot;накл&quot;;24;[.G281]=&quot;прокл&quot;;25;[.G281]=&quot;пт&quot;;26;[.G281]=90;10;[.G281]=85;10;[.G281]=80;9;[.G281]=75;8;[.G281]=70;8;[.G281]=65;7;[.G281]=60;7;[.G281]=55;6;[.G281]=50;6;[.G281]=45;6;[.G281]=40;5;[.G281]=35;4;[.G281]=30;4;[.G281]=25;3;[.G281]=20;2;[.G281]=15;1;[.G281]=10;1;[.G281]=0;0)" office:value-type="float" office:value="0" calcext:value-type="float">
            <text:p>0</text:p>
          </table:table-cell>
          <table:table-cell table:formula="of:=IF([.H281]&lt;=1;0;IF([.H281]&lt;=10;11;IF([.H281]&lt;=14;12;IF([.H281]&lt;=17;13;IF([.H281]&lt;=20;14;IF([.H281]&lt;=22;15;IF([.H281]&lt;=25;16;IF([.H281]&lt;=27;17;IF([.H281]&lt;=29;18;IF([.H281]&lt;=32;19;IF([.H281]&lt;=34;20;IF([.H281]&lt;=36;21;IF([.H281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81]=&quot;взв&quot;;11;[.K281]=&quot;накл&quot;;24;[.K281]=&quot;прокл&quot;;25;[.K281]=&quot;пт&quot;;26;[.K281]=90;10;[.K281]=85;10;[.K281]=80;9;[.K281]=75;8;[.K281]=70;8;[.K281]=65;7;[.K281]=60;7;[.K281]=55;6;[.K281]=50;6;[.K281]=45;6;[.K281]=40;5;[.K281]=35;4;[.K281]=30;4;[.K281]=25;3;[.K281]=20;2;[.K281]=15;1;[.K281]=10;1;[.K281]=0;0)" office:value-type="float" office:value="0" calcext:value-type="float">
            <text:p>0</text:p>
          </table:table-cell>
          <table:table-cell table:formula="of:=IF([.L281]&lt;=1;0;IF([.L281]&lt;=10;11;IF([.L281]&lt;=14;12;IF([.L281]&lt;=17;13;IF([.L281]&lt;=20;14;IF([.L281]&lt;=22;15;IF([.L281]&lt;=25;16;IF([.L281]&lt;=27;17;IF([.L281]&lt;=29;18;IF([.L281]&lt;=32;19;IF([.L281]&lt;=34;20;IF([.L281]&lt;=36;21;IF([.L281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81]=&quot;взв&quot;;11;[.O281]=&quot;накл&quot;;24;[.O281]=&quot;прокл&quot;;25;[.O281]=&quot;пт&quot;;26;[.O281]=90;10;[.O281]=85;10;[.O281]=80;9;[.O281]=75;8;[.O281]=70;8;[.O281]=65;7;[.O281]=60;7;[.O281]=55;6;[.O281]=50;6;[.O281]=45;6;[.O281]=40;5;[.O281]=35;4;[.O281]=30;4;[.O281]=25;3;[.O281]=20;2;[.O281]=15;1;[.O281]=10;1;[.O281]=0;0)" office:value-type="float" office:value="0" calcext:value-type="float">
            <text:p>0</text:p>
          </table:table-cell>
          <table:table-cell table:formula="of:=IF([.P281]&lt;=1;0;IF([.P281]&lt;=10;11;IF([.P281]&lt;=14;12;IF([.P281]&lt;=17;13;IF([.P281]&lt;=20;14;IF([.P281]&lt;=22;15;IF([.P281]&lt;=25;16;IF([.P281]&lt;=27;17;IF([.P281]&lt;=29;18;IF([.P281]&lt;=32;19;IF([.P281]&lt;=34;20;IF([.P281]&lt;=36;21;IF([.P281]&lt;=40;22;24)))))))))))))" office:value-type="float" office:value="19" calcext:value-type="float">
            <text:p>19</text:p>
          </table:table-cell>
          <table:table-cell table:formula="of:=ROUND(([.Q281]+[.R281]+[.I281]+[.J281]+[.M281]+[.N281])/3;0)" office:value-type="float" office:value="19" calcext:value-type="float">
            <text:p>19</text:p>
          </table:table-cell>
          <table:table-cell table:style-name="ce70" table:formula="of:=[.F281]*LOG10([.S281]+2)" office:value-type="float" office:value="10.5777543578714" calcext:value-type="float">
            <text:p>10,5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26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82]=&quot;взв&quot;;11;[.G282]=&quot;накл&quot;;24;[.G282]=&quot;прокл&quot;;25;[.G282]=&quot;пт&quot;;26;[.G282]=90;10;[.G282]=85;10;[.G282]=80;9;[.G282]=75;8;[.G282]=70;8;[.G282]=65;7;[.G282]=60;7;[.G282]=55;6;[.G282]=50;6;[.G282]=45;6;[.G282]=40;5;[.G282]=35;4;[.G282]=30;4;[.G282]=25;3;[.G282]=20;2;[.G282]=15;1;[.G282]=10;1;[.G282]=0;0)" office:value-type="float" office:value="24" calcext:value-type="float">
            <text:p>24</text:p>
          </table:table-cell>
          <table:table-cell table:formula="of:=IF([.H282]&lt;=1;0;IF([.H282]&lt;=10;11;IF([.H282]&lt;=14;12;IF([.H282]&lt;=17;13;IF([.H282]&lt;=20;14;IF([.H282]&lt;=22;15;IF([.H282]&lt;=25;16;IF([.H282]&lt;=27;17;IF([.H282]&lt;=29;18;IF([.H282]&lt;=32;19;IF([.H282]&lt;=34;20;IF([.H282]&lt;=36;21;IF([.H28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82]=&quot;взв&quot;;11;[.K282]=&quot;накл&quot;;24;[.K282]=&quot;прокл&quot;;25;[.K282]=&quot;пт&quot;;26;[.K282]=90;10;[.K282]=85;10;[.K282]=80;9;[.K282]=75;8;[.K282]=70;8;[.K282]=65;7;[.K282]=60;7;[.K282]=55;6;[.K282]=50;6;[.K282]=45;6;[.K282]=40;5;[.K282]=35;4;[.K282]=30;4;[.K282]=25;3;[.K282]=20;2;[.K282]=15;1;[.K282]=10;1;[.K282]=0;0)" office:value-type="float" office:value="26" calcext:value-type="float">
            <text:p>26</text:p>
          </table:table-cell>
          <table:table-cell table:formula="of:=IF([.L282]&lt;=1;0;IF([.L282]&lt;=10;11;IF([.L282]&lt;=14;12;IF([.L282]&lt;=17;13;IF([.L282]&lt;=20;14;IF([.L282]&lt;=22;15;IF([.L282]&lt;=25;16;IF([.L282]&lt;=27;17;IF([.L282]&lt;=29;18;IF([.L282]&lt;=32;19;IF([.L282]&lt;=34;20;IF([.L282]&lt;=36;21;IF([.L28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82]=&quot;взв&quot;;11;[.O282]=&quot;накл&quot;;24;[.O282]=&quot;прокл&quot;;25;[.O282]=&quot;пт&quot;;26;[.O282]=90;10;[.O282]=85;10;[.O282]=80;9;[.O282]=75;8;[.O282]=70;8;[.O282]=65;7;[.O282]=60;7;[.O282]=55;6;[.O282]=50;6;[.O282]=45;6;[.O282]=40;5;[.O282]=35;4;[.O282]=30;4;[.O282]=25;3;[.O282]=20;2;[.O282]=15;1;[.O282]=10;1;[.O282]=0;0)" office:value-type="float" office:value="26" calcext:value-type="float">
            <text:p>26</text:p>
          </table:table-cell>
          <table:table-cell table:formula="of:=IF([.P282]&lt;=1;0;IF([.P282]&lt;=10;11;IF([.P282]&lt;=14;12;IF([.P282]&lt;=17;13;IF([.P282]&lt;=20;14;IF([.P282]&lt;=22;15;IF([.P282]&lt;=25;16;IF([.P282]&lt;=27;17;IF([.P282]&lt;=29;18;IF([.P282]&lt;=32;19;IF([.P282]&lt;=34;20;IF([.P282]&lt;=36;21;IF([.P282]&lt;=40;22;24)))))))))))))" office:value-type="float" office:value="0" calcext:value-type="float">
            <text:p>0</text:p>
          </table:table-cell>
          <table:table-cell table:formula="of:=ROUND(([.Q282]+[.R282]+[.I282]+[.J282]+[.M282]+[.N282])/3;0)" office:value-type="float" office:value="25" calcext:value-type="float">
            <text:p>25</text:p>
          </table:table-cell>
          <table:table-cell table:style-name="ce70" table:formula="of:=[.F282]*LOG10([.S282]+2)" office:value-type="float" office:value="11.4509101132719" calcext:value-type="float">
            <text:p>11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66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83]=&quot;взв&quot;;11;[.G283]=&quot;накл&quot;;24;[.G283]=&quot;прокл&quot;;25;[.G283]=&quot;пт&quot;;26;[.G283]=90;10;[.G283]=85;10;[.G283]=80;9;[.G283]=75;8;[.G283]=70;8;[.G283]=65;7;[.G283]=60;7;[.G283]=55;6;[.G283]=50;6;[.G283]=45;6;[.G283]=40;5;[.G283]=35;4;[.G283]=30;4;[.G283]=25;3;[.G283]=20;2;[.G283]=15;1;[.G283]=10;1;[.G283]=0;0)" office:value-type="float" office:value="0" calcext:value-type="float">
            <text:p>0</text:p>
          </table:table-cell>
          <table:table-cell table:formula="of:=IF([.H283]&lt;=1;0;IF([.H283]&lt;=10;11;IF([.H283]&lt;=14;12;IF([.H283]&lt;=17;13;IF([.H283]&lt;=20;14;IF([.H283]&lt;=22;15;IF([.H283]&lt;=25;16;IF([.H283]&lt;=27;17;IF([.H283]&lt;=29;18;IF([.H283]&lt;=32;19;IF([.H283]&lt;=34;20;IF([.H283]&lt;=36;21;IF([.H28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83]=&quot;взв&quot;;11;[.K283]=&quot;накл&quot;;24;[.K283]=&quot;прокл&quot;;25;[.K283]=&quot;пт&quot;;26;[.K283]=90;10;[.K283]=85;10;[.K283]=80;9;[.K283]=75;8;[.K283]=70;8;[.K283]=65;7;[.K283]=60;7;[.K283]=55;6;[.K283]=50;6;[.K283]=45;6;[.K283]=40;5;[.K283]=35;4;[.K283]=30;4;[.K283]=25;3;[.K283]=20;2;[.K283]=15;1;[.K283]=10;1;[.K283]=0;0)" office:value-type="float" office:value="0" calcext:value-type="float">
            <text:p>0</text:p>
          </table:table-cell>
          <table:table-cell table:formula="of:=IF([.L283]&lt;=1;0;IF([.L283]&lt;=10;11;IF([.L283]&lt;=14;12;IF([.L283]&lt;=17;13;IF([.L283]&lt;=20;14;IF([.L283]&lt;=22;15;IF([.L283]&lt;=25;16;IF([.L283]&lt;=27;17;IF([.L283]&lt;=29;18;IF([.L283]&lt;=32;19;IF([.L283]&lt;=34;20;IF([.L283]&lt;=36;21;IF([.L283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3]=&quot;взв&quot;;11;[.O283]=&quot;накл&quot;;24;[.O283]=&quot;прокл&quot;;25;[.O283]=&quot;пт&quot;;26;[.O283]=90;10;[.O283]=85;10;[.O283]=80;9;[.O283]=75;8;[.O283]=70;8;[.O283]=65;7;[.O283]=60;7;[.O283]=55;6;[.O283]=50;6;[.O283]=45;6;[.O283]=40;5;[.O283]=35;4;[.O283]=30;4;[.O283]=25;3;[.O283]=20;2;[.O283]=15;1;[.O283]=10;1;[.O283]=0;0)" office:value-type="float" office:value="0" calcext:value-type="float">
            <text:p>0</text:p>
          </table:table-cell>
          <table:table-cell table:formula="of:=IF([.P283]&lt;=1;0;IF([.P283]&lt;=10;11;IF([.P283]&lt;=14;12;IF([.P283]&lt;=17;13;IF([.P283]&lt;=20;14;IF([.P283]&lt;=22;15;IF([.P283]&lt;=25;16;IF([.P283]&lt;=27;17;IF([.P283]&lt;=29;18;IF([.P283]&lt;=32;19;IF([.P283]&lt;=34;20;IF([.P283]&lt;=36;21;IF([.P283]&lt;=40;22;24)))))))))))))" office:value-type="float" office:value="20" calcext:value-type="float">
            <text:p>20</text:p>
          </table:table-cell>
          <table:table-cell table:formula="of:=ROUND(([.Q283]+[.R283]+[.I283]+[.J283]+[.M283]+[.N283])/3;0)" office:value-type="float" office:value="20" calcext:value-type="float">
            <text:p>20</text:p>
          </table:table-cell>
          <table:table-cell table:style-name="ce70" table:formula="of:=[.F283]*LOG10([.S283]+2)" office:value-type="float" office:value="10.7393814465777" calcext:value-type="float">
            <text:p>10,7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72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84]=&quot;взв&quot;;11;[.G284]=&quot;накл&quot;;24;[.G284]=&quot;прокл&quot;;25;[.G284]=&quot;пт&quot;;26;[.G284]=90;10;[.G284]=85;10;[.G284]=80;9;[.G284]=75;8;[.G284]=70;8;[.G284]=65;7;[.G284]=60;7;[.G284]=55;6;[.G284]=50;6;[.G284]=45;6;[.G284]=40;5;[.G284]=35;4;[.G284]=30;4;[.G284]=25;3;[.G284]=20;2;[.G284]=15;1;[.G284]=10;1;[.G284]=0;0)" office:value-type="float" office:value="0" calcext:value-type="float">
            <text:p>0</text:p>
          </table:table-cell>
          <table:table-cell table:formula="of:=IF([.H284]&lt;=1;0;IF([.H284]&lt;=10;11;IF([.H284]&lt;=14;12;IF([.H284]&lt;=17;13;IF([.H284]&lt;=20;14;IF([.H284]&lt;=22;15;IF([.H284]&lt;=25;16;IF([.H284]&lt;=27;17;IF([.H284]&lt;=29;18;IF([.H284]&lt;=32;19;IF([.H284]&lt;=34;20;IF([.H284]&lt;=36;21;IF([.H284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84]=&quot;взв&quot;;11;[.K284]=&quot;накл&quot;;24;[.K284]=&quot;прокл&quot;;25;[.K284]=&quot;пт&quot;;26;[.K284]=90;10;[.K284]=85;10;[.K284]=80;9;[.K284]=75;8;[.K284]=70;8;[.K284]=65;7;[.K284]=60;7;[.K284]=55;6;[.K284]=50;6;[.K284]=45;6;[.K284]=40;5;[.K284]=35;4;[.K284]=30;4;[.K284]=25;3;[.K284]=20;2;[.K284]=15;1;[.K284]=10;1;[.K284]=0;0)" office:value-type="float" office:value="0" calcext:value-type="float">
            <text:p>0</text:p>
          </table:table-cell>
          <table:table-cell table:formula="of:=IF([.L284]&lt;=1;0;IF([.L284]&lt;=10;11;IF([.L284]&lt;=14;12;IF([.L284]&lt;=17;13;IF([.L284]&lt;=20;14;IF([.L284]&lt;=22;15;IF([.L284]&lt;=25;16;IF([.L284]&lt;=27;17;IF([.L284]&lt;=29;18;IF([.L284]&lt;=32;19;IF([.L284]&lt;=34;20;IF([.L284]&lt;=36;21;IF([.L28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84]=&quot;взв&quot;;11;[.O284]=&quot;накл&quot;;24;[.O284]=&quot;прокл&quot;;25;[.O284]=&quot;пт&quot;;26;[.O284]=90;10;[.O284]=85;10;[.O284]=80;9;[.O284]=75;8;[.O284]=70;8;[.O284]=65;7;[.O284]=60;7;[.O284]=55;6;[.O284]=50;6;[.O284]=45;6;[.O284]=40;5;[.O284]=35;4;[.O284]=30;4;[.O284]=25;3;[.O284]=20;2;[.O284]=15;1;[.O284]=10;1;[.O284]=0;0)" office:value-type="float" office:value="0" calcext:value-type="float">
            <text:p>0</text:p>
          </table:table-cell>
          <table:table-cell table:formula="of:=IF([.P284]&lt;=1;0;IF([.P284]&lt;=10;11;IF([.P284]&lt;=14;12;IF([.P284]&lt;=17;13;IF([.P284]&lt;=20;14;IF([.P284]&lt;=22;15;IF([.P284]&lt;=25;16;IF([.P284]&lt;=27;17;IF([.P284]&lt;=29;18;IF([.P284]&lt;=32;19;IF([.P284]&lt;=34;20;IF([.P284]&lt;=36;21;IF([.P284]&lt;=40;22;24)))))))))))))" office:value-type="float" office:value="20" calcext:value-type="float">
            <text:p>20</text:p>
          </table:table-cell>
          <table:table-cell table:formula="of:=ROUND(([.Q284]+[.R284]+[.I284]+[.J284]+[.M284]+[.N284])/3;0)" office:value-type="float" office:value="20" calcext:value-type="float">
            <text:p>20</text:p>
          </table:table-cell>
          <table:table-cell table:style-name="ce70" table:formula="of:=[.F284]*LOG10([.S284]+2)" office:value-type="float" office:value="10.7393814465777" calcext:value-type="float">
            <text:p>10,7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59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85]=&quot;взв&quot;;11;[.G285]=&quot;накл&quot;;24;[.G285]=&quot;прокл&quot;;25;[.G285]=&quot;пт&quot;;26;[.G285]=90;10;[.G285]=85;10;[.G285]=80;9;[.G285]=75;8;[.G285]=70;8;[.G285]=65;7;[.G285]=60;7;[.G285]=55;6;[.G285]=50;6;[.G285]=45;6;[.G285]=40;5;[.G285]=35;4;[.G285]=30;4;[.G285]=25;3;[.G285]=20;2;[.G285]=15;1;[.G285]=10;1;[.G285]=0;0)" office:value-type="float" office:value="0" calcext:value-type="float">
            <text:p>0</text:p>
          </table:table-cell>
          <table:table-cell table:formula="of:=IF([.H285]&lt;=1;0;IF([.H285]&lt;=10;11;IF([.H285]&lt;=14;12;IF([.H285]&lt;=17;13;IF([.H285]&lt;=20;14;IF([.H285]&lt;=22;15;IF([.H285]&lt;=25;16;IF([.H285]&lt;=27;17;IF([.H285]&lt;=29;18;IF([.H285]&lt;=32;19;IF([.H285]&lt;=34;20;IF([.H285]&lt;=36;21;IF([.H28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85]=&quot;взв&quot;;11;[.K285]=&quot;накл&quot;;24;[.K285]=&quot;прокл&quot;;25;[.K285]=&quot;пт&quot;;26;[.K285]=90;10;[.K285]=85;10;[.K285]=80;9;[.K285]=75;8;[.K285]=70;8;[.K285]=65;7;[.K285]=60;7;[.K285]=55;6;[.K285]=50;6;[.K285]=45;6;[.K285]=40;5;[.K285]=35;4;[.K285]=30;4;[.K285]=25;3;[.K285]=20;2;[.K285]=15;1;[.K285]=10;1;[.K285]=0;0)" office:value-type="float" office:value="0" calcext:value-type="float">
            <text:p>0</text:p>
          </table:table-cell>
          <table:table-cell table:formula="of:=IF([.L285]&lt;=1;0;IF([.L285]&lt;=10;11;IF([.L285]&lt;=14;12;IF([.L285]&lt;=17;13;IF([.L285]&lt;=20;14;IF([.L285]&lt;=22;15;IF([.L285]&lt;=25;16;IF([.L285]&lt;=27;17;IF([.L285]&lt;=29;18;IF([.L285]&lt;=32;19;IF([.L285]&lt;=34;20;IF([.L285]&lt;=36;21;IF([.L285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85]=&quot;взв&quot;;11;[.O285]=&quot;накл&quot;;24;[.O285]=&quot;прокл&quot;;25;[.O285]=&quot;пт&quot;;26;[.O285]=90;10;[.O285]=85;10;[.O285]=80;9;[.O285]=75;8;[.O285]=70;8;[.O285]=65;7;[.O285]=60;7;[.O285]=55;6;[.O285]=50;6;[.O285]=45;6;[.O285]=40;5;[.O285]=35;4;[.O285]=30;4;[.O285]=25;3;[.O285]=20;2;[.O285]=15;1;[.O285]=10;1;[.O285]=0;0)" office:value-type="float" office:value="0" calcext:value-type="float">
            <text:p>0</text:p>
          </table:table-cell>
          <table:table-cell table:formula="of:=IF([.P285]&lt;=1;0;IF([.P285]&lt;=10;11;IF([.P285]&lt;=14;12;IF([.P285]&lt;=17;13;IF([.P285]&lt;=20;14;IF([.P285]&lt;=22;15;IF([.P285]&lt;=25;16;IF([.P285]&lt;=27;17;IF([.P285]&lt;=29;18;IF([.P285]&lt;=32;19;IF([.P285]&lt;=34;20;IF([.P285]&lt;=36;21;IF([.P285]&lt;=40;22;24)))))))))))))" office:value-type="float" office:value="19" calcext:value-type="float">
            <text:p>19</text:p>
          </table:table-cell>
          <table:table-cell table:formula="of:=ROUND(([.Q285]+[.R285]+[.I285]+[.J285]+[.M285]+[.N285])/3;0)" office:value-type="float" office:value="19" calcext:value-type="float">
            <text:p>19</text:p>
          </table:table-cell>
          <table:table-cell table:style-name="ce70" table:formula="of:=[.F285]*LOG10([.S285]+2)" office:value-type="float" office:value="11.8999736526053" calcext:value-type="float">
            <text:p>11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4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5" calcext:value-type="float">
            <text:p>75</text:p>
          </table:table-cell>
          <table:table-cell table:style-name="ce13"/>
          <table:table-cell table:formula="of:=COM.MICROSOFT.IFS([.G286]=&quot;взв&quot;;11;[.G286]=&quot;накл&quot;;24;[.G286]=&quot;прокл&quot;;25;[.G286]=&quot;пт&quot;;26;[.G286]=90;10;[.G286]=85;10;[.G286]=80;9;[.G286]=75;8;[.G286]=70;8;[.G286]=65;7;[.G286]=60;7;[.G286]=55;6;[.G286]=50;6;[.G286]=45;6;[.G286]=40;5;[.G286]=35;4;[.G286]=30;4;[.G286]=25;3;[.G286]=20;2;[.G286]=15;1;[.G286]=10;1;[.G286]=0;0)" office:value-type="float" office:value="8" calcext:value-type="float">
            <text:p>8</text:p>
          </table:table-cell>
          <table:table-cell table:formula="of:=IF([.H286]&lt;=1;0;IF([.H286]&lt;=10;11;IF([.H286]&lt;=14;12;IF([.H286]&lt;=17;13;IF([.H286]&lt;=20;14;IF([.H286]&lt;=22;15;IF([.H286]&lt;=25;16;IF([.H286]&lt;=27;17;IF([.H286]&lt;=29;18;IF([.H286]&lt;=32;19;IF([.H286]&lt;=34;20;IF([.H286]&lt;=36;21;IF([.H286]&lt;=40;22;24)))))))))))))" office:value-type="float" office:value="0" calcext:value-type="float">
            <text:p>0</text:p>
          </table:table-cell>
          <table:table-cell table:style-name="ce13" office:value-type="float" office:value="90" calcext:value-type="float">
            <text:p>90</text:p>
          </table:table-cell>
          <table:table-cell table:style-name="ce13"/>
          <table:table-cell table:formula="of:=COM.MICROSOFT.IFS([.K286]=&quot;взв&quot;;11;[.K286]=&quot;накл&quot;;24;[.K286]=&quot;прокл&quot;;25;[.K286]=&quot;пт&quot;;26;[.K286]=90;10;[.K286]=85;10;[.K286]=80;9;[.K286]=75;8;[.K286]=70;8;[.K286]=65;7;[.K286]=60;7;[.K286]=55;6;[.K286]=50;6;[.K286]=45;6;[.K286]=40;5;[.K286]=35;4;[.K286]=30;4;[.K286]=25;3;[.K286]=20;2;[.K286]=15;1;[.K286]=10;1;[.K286]=0;0)" office:value-type="float" office:value="10" calcext:value-type="float">
            <text:p>10</text:p>
          </table:table-cell>
          <table:table-cell table:formula="of:=IF([.L286]&lt;=1;0;IF([.L286]&lt;=10;11;IF([.L286]&lt;=14;12;IF([.L286]&lt;=17;13;IF([.L286]&lt;=20;14;IF([.L286]&lt;=22;15;IF([.L286]&lt;=25;16;IF([.L286]&lt;=27;17;IF([.L286]&lt;=29;18;IF([.L286]&lt;=32;19;IF([.L286]&lt;=34;20;IF([.L286]&lt;=36;21;IF([.L286]&lt;=40;22;24)))))))))))))" office:value-type="float" office:value="0" calcext:value-type="float">
            <text:p>0</text:p>
          </table:table-cell>
          <table:table-cell table:style-name="ce13" office:value-type="string" calcext:value-type="string">
            <text:p>взв</text:p>
          </table:table-cell>
          <table:table-cell table:style-name="ce13"/>
          <table:table-cell table:formula="of:=COM.MICROSOFT.IFS([.O286]=&quot;взв&quot;;11;[.O286]=&quot;накл&quot;;24;[.O286]=&quot;прокл&quot;;25;[.O286]=&quot;пт&quot;;26;[.O286]=90;10;[.O286]=85;10;[.O286]=80;9;[.O286]=75;8;[.O286]=70;8;[.O286]=65;7;[.O286]=60;7;[.O286]=55;6;[.O286]=50;6;[.O286]=45;6;[.O286]=40;5;[.O286]=35;4;[.O286]=30;4;[.O286]=25;3;[.O286]=20;2;[.O286]=15;1;[.O286]=10;1;[.O286]=0;0)" office:value-type="float" office:value="11" calcext:value-type="float">
            <text:p>11</text:p>
          </table:table-cell>
          <table:table-cell table:formula="of:=IF([.P286]&lt;=1;0;IF([.P286]&lt;=10;11;IF([.P286]&lt;=14;12;IF([.P286]&lt;=17;13;IF([.P286]&lt;=20;14;IF([.P286]&lt;=22;15;IF([.P286]&lt;=25;16;IF([.P286]&lt;=27;17;IF([.P286]&lt;=29;18;IF([.P286]&lt;=32;19;IF([.P286]&lt;=34;20;IF([.P286]&lt;=36;21;IF([.P286]&lt;=40;22;24)))))))))))))" office:value-type="float" office:value="0" calcext:value-type="float">
            <text:p>0</text:p>
          </table:table-cell>
          <table:table-cell table:formula="of:=ROUND(([.Q286]+[.R286]+[.I286]+[.J286]+[.M286]+[.N286])/3;0)" office:value-type="float" office:value="10" calcext:value-type="float">
            <text:p>10</text:p>
          </table:table-cell>
          <table:table-cell table:style-name="ce70" table:formula="of:=[.F286]*LOG10([.S286]+2)" office:value-type="float" office:value="10.7918124604763" calcext:value-type="float">
            <text:p>10,7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54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87]=&quot;взв&quot;;11;[.G287]=&quot;накл&quot;;24;[.G287]=&quot;прокл&quot;;25;[.G287]=&quot;пт&quot;;26;[.G287]=90;10;[.G287]=85;10;[.G287]=80;9;[.G287]=75;8;[.G287]=70;8;[.G287]=65;7;[.G287]=60;7;[.G287]=55;6;[.G287]=50;6;[.G287]=45;6;[.G287]=40;5;[.G287]=35;4;[.G287]=30;4;[.G287]=25;3;[.G287]=20;2;[.G287]=15;1;[.G287]=10;1;[.G287]=0;0)" office:value-type="float" office:value="0" calcext:value-type="float">
            <text:p>0</text:p>
          </table:table-cell>
          <table:table-cell table:formula="of:=IF([.H287]&lt;=1;0;IF([.H287]&lt;=10;11;IF([.H287]&lt;=14;12;IF([.H287]&lt;=17;13;IF([.H287]&lt;=20;14;IF([.H287]&lt;=22;15;IF([.H287]&lt;=25;16;IF([.H287]&lt;=27;17;IF([.H287]&lt;=29;18;IF([.H287]&lt;=32;19;IF([.H287]&lt;=34;20;IF([.H287]&lt;=36;21;IF([.H287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287]=&quot;взв&quot;;11;[.K287]=&quot;накл&quot;;24;[.K287]=&quot;прокл&quot;;25;[.K287]=&quot;пт&quot;;26;[.K287]=90;10;[.K287]=85;10;[.K287]=80;9;[.K287]=75;8;[.K287]=70;8;[.K287]=65;7;[.K287]=60;7;[.K287]=55;6;[.K287]=50;6;[.K287]=45;6;[.K287]=40;5;[.K287]=35;4;[.K287]=30;4;[.K287]=25;3;[.K287]=20;2;[.K287]=15;1;[.K287]=10;1;[.K287]=0;0)" office:value-type="float" office:value="0" calcext:value-type="float">
            <text:p>0</text:p>
          </table:table-cell>
          <table:table-cell table:formula="of:=IF([.L287]&lt;=1;0;IF([.L287]&lt;=10;11;IF([.L287]&lt;=14;12;IF([.L287]&lt;=17;13;IF([.L287]&lt;=20;14;IF([.L287]&lt;=22;15;IF([.L287]&lt;=25;16;IF([.L287]&lt;=27;17;IF([.L287]&lt;=29;18;IF([.L287]&lt;=32;19;IF([.L287]&lt;=34;20;IF([.L287]&lt;=36;21;IF([.L287]&lt;=40;22;24)))))))))))))"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7]=&quot;взв&quot;;11;[.O287]=&quot;накл&quot;;24;[.O287]=&quot;прокл&quot;;25;[.O287]=&quot;пт&quot;;26;[.O287]=90;10;[.O287]=85;10;[.O287]=80;9;[.O287]=75;8;[.O287]=70;8;[.O287]=65;7;[.O287]=60;7;[.O287]=55;6;[.O287]=50;6;[.O287]=45;6;[.O287]=40;5;[.O287]=35;4;[.O287]=30;4;[.O287]=25;3;[.O287]=20;2;[.O287]=15;1;[.O287]=10;1;[.O287]=0;0)" office:value-type="float" office:value="10" calcext:value-type="float">
            <text:p>10</text:p>
          </table:table-cell>
          <table:table-cell table:formula="of:=IF([.P287]&lt;=1;0;IF([.P287]&lt;=10;11;IF([.P287]&lt;=14;12;IF([.P287]&lt;=17;13;IF([.P287]&lt;=20;14;IF([.P287]&lt;=22;15;IF([.P287]&lt;=25;16;IF([.P287]&lt;=27;17;IF([.P287]&lt;=29;18;IF([.P287]&lt;=32;19;IF([.P287]&lt;=34;20;IF([.P287]&lt;=36;21;IF([.P287]&lt;=40;22;24)))))))))))))" office:value-type="float" office:value="0" calcext:value-type="float">
            <text:p>0</text:p>
          </table:table-cell>
          <table:table-cell table:formula="of:=ROUND(([.Q287]+[.R287]+[.I287]+[.J287]+[.M287]+[.N287])/3;0)" office:value-type="float" office:value="19" calcext:value-type="float">
            <text:p>19</text:p>
          </table:table-cell>
          <table:table-cell table:style-name="ce70" table:formula="of:=[.F287]*LOG10([.S287]+2)" office:value-type="float" office:value="13.2221929473392" calcext:value-type="float">
            <text:p>13,2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55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COM.MICROSOFT.IFS([.G288]=&quot;взв&quot;;11;[.G288]=&quot;накл&quot;;24;[.G288]=&quot;прокл&quot;;25;[.G288]=&quot;пт&quot;;26;[.G288]=90;10;[.G288]=85;10;[.G288]=80;9;[.G288]=75;8;[.G288]=70;8;[.G288]=65;7;[.G288]=60;7;[.G288]=55;6;[.G288]=50;6;[.G288]=45;6;[.G288]=40;5;[.G288]=35;4;[.G288]=30;4;[.G288]=25;3;[.G288]=20;2;[.G288]=15;1;[.G288]=10;1;[.G288]=0;0)" office:value-type="float" office:value="0" calcext:value-type="float">
            <text:p>0</text:p>
          </table:table-cell>
          <table:table-cell table:formula="of:=IF([.H288]&lt;=1;0;IF([.H288]&lt;=10;11;IF([.H288]&lt;=14;12;IF([.H288]&lt;=17;13;IF([.H288]&lt;=20;14;IF([.H288]&lt;=22;15;IF([.H288]&lt;=25;16;IF([.H288]&lt;=27;17;IF([.H288]&lt;=29;18;IF([.H288]&lt;=32;19;IF([.H288]&lt;=34;20;IF([.H288]&lt;=36;21;IF([.H288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288]=&quot;взв&quot;;11;[.K288]=&quot;накл&quot;;24;[.K288]=&quot;прокл&quot;;25;[.K288]=&quot;пт&quot;;26;[.K288]=90;10;[.K288]=85;10;[.K288]=80;9;[.K288]=75;8;[.K288]=70;8;[.K288]=65;7;[.K288]=60;7;[.K288]=55;6;[.K288]=50;6;[.K288]=45;6;[.K288]=40;5;[.K288]=35;4;[.K288]=30;4;[.K288]=25;3;[.K288]=20;2;[.K288]=15;1;[.K288]=10;1;[.K288]=0;0)" office:value-type="float" office:value="9" calcext:value-type="float">
            <text:p>9</text:p>
          </table:table-cell>
          <table:table-cell table:formula="of:=IF([.L288]&lt;=1;0;IF([.L288]&lt;=10;11;IF([.L288]&lt;=14;12;IF([.L288]&lt;=17;13;IF([.L288]&lt;=20;14;IF([.L288]&lt;=22;15;IF([.L288]&lt;=25;16;IF([.L288]&lt;=27;17;IF([.L288]&lt;=29;18;IF([.L288]&lt;=32;19;IF([.L288]&lt;=34;20;IF([.L288]&lt;=36;21;IF([.L28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8]=&quot;взв&quot;;11;[.O288]=&quot;накл&quot;;24;[.O288]=&quot;прокл&quot;;25;[.O288]=&quot;пт&quot;;26;[.O288]=90;10;[.O288]=85;10;[.O288]=80;9;[.O288]=75;8;[.O288]=70;8;[.O288]=65;7;[.O288]=60;7;[.O288]=55;6;[.O288]=50;6;[.O288]=45;6;[.O288]=40;5;[.O288]=35;4;[.O288]=30;4;[.O288]=25;3;[.O288]=20;2;[.O288]=15;1;[.O288]=10;1;[.O288]=0;0)" office:value-type="float" office:value="10" calcext:value-type="float">
            <text:p>10</text:p>
          </table:table-cell>
          <table:table-cell table:formula="of:=IF([.P288]&lt;=1;0;IF([.P288]&lt;=10;11;IF([.P288]&lt;=14;12;IF([.P288]&lt;=17;13;IF([.P288]&lt;=20;14;IF([.P288]&lt;=22;15;IF([.P288]&lt;=25;16;IF([.P288]&lt;=27;17;IF([.P288]&lt;=29;18;IF([.P288]&lt;=32;19;IF([.P288]&lt;=34;20;IF([.P288]&lt;=36;21;IF([.P288]&lt;=40;22;24)))))))))))))" office:value-type="float" office:value="0" calcext:value-type="float">
            <text:p>0</text:p>
          </table:table-cell>
          <table:table-cell table:formula="of:=ROUND(([.Q288]+[.R288]+[.I288]+[.J288]+[.M288]+[.N288])/2;0)" office:value-type="float" office:value="10" calcext:value-type="float">
            <text:p>10</text:p>
          </table:table-cell>
          <table:table-cell table:style-name="ce70" table:formula="of:=[.F288]*LOG10([.S288]+2)" office:value-type="float" office:value="10.7918124604763" calcext:value-type="float">
            <text:p>10,7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89]=&quot;взв&quot;;11;[.G289]=&quot;накл&quot;;24;[.G289]=&quot;прокл&quot;;25;[.G289]=&quot;пт&quot;;26;[.G289]=90;10;[.G289]=85;10;[.G289]=80;9;[.G289]=75;8;[.G289]=70;8;[.G289]=65;7;[.G289]=60;7;[.G289]=55;6;[.G289]=50;6;[.G289]=45;6;[.G289]=40;5;[.G289]=35;4;[.G289]=30;4;[.G289]=25;3;[.G289]=20;2;[.G289]=15;1;[.G289]=10;1;[.G289]=0;0)" office:value-type="float" office:value="8" calcext:value-type="float">
            <text:p>8</text:p>
          </table:table-cell>
          <table:table-cell table:formula="of:=IF([.H289]&lt;=1;0;IF([.H289]&lt;=10;11;IF([.H289]&lt;=14;12;IF([.H289]&lt;=17;13;IF([.H289]&lt;=20;14;IF([.H289]&lt;=22;15;IF([.H289]&lt;=25;16;IF([.H289]&lt;=27;17;IF([.H289]&lt;=29;18;IF([.H289]&lt;=32;19;IF([.H289]&lt;=34;20;IF([.H289]&lt;=36;21;IF([.H28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89]=&quot;взв&quot;;11;[.K289]=&quot;накл&quot;;24;[.K289]=&quot;прокл&quot;;25;[.K289]=&quot;пт&quot;;26;[.K289]=90;10;[.K289]=85;10;[.K289]=80;9;[.K289]=75;8;[.K289]=70;8;[.K289]=65;7;[.K289]=60;7;[.K289]=55;6;[.K289]=50;6;[.K289]=45;6;[.K289]=40;5;[.K289]=35;4;[.K289]=30;4;[.K289]=25;3;[.K289]=20;2;[.K289]=15;1;[.K289]=10;1;[.K289]=0;0)" office:value-type="float" office:value="7" calcext:value-type="float">
            <text:p>7</text:p>
          </table:table-cell>
          <table:table-cell table:formula="of:=IF([.L289]&lt;=1;0;IF([.L289]&lt;=10;11;IF([.L289]&lt;=14;12;IF([.L289]&lt;=17;13;IF([.L289]&lt;=20;14;IF([.L289]&lt;=22;15;IF([.L289]&lt;=25;16;IF([.L289]&lt;=27;17;IF([.L289]&lt;=29;18;IF([.L289]&lt;=32;19;IF([.L289]&lt;=34;20;IF([.L289]&lt;=36;21;IF([.L2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9]=&quot;взв&quot;;11;[.O289]=&quot;накл&quot;;24;[.O289]=&quot;прокл&quot;;25;[.O289]=&quot;пт&quot;;26;[.O289]=90;10;[.O289]=85;10;[.O289]=80;9;[.O289]=75;8;[.O289]=70;8;[.O289]=65;7;[.O289]=60;7;[.O289]=55;6;[.O289]=50;6;[.O289]=45;6;[.O289]=40;5;[.O289]=35;4;[.O289]=30;4;[.O289]=25;3;[.O289]=20;2;[.O289]=15;1;[.O289]=10;1;[.O289]=0;0)" office:value-type="float" office:value="8" calcext:value-type="float">
            <text:p>8</text:p>
          </table:table-cell>
          <table:table-cell table:formula="of:=IF([.P289]&lt;=1;0;IF([.P289]&lt;=10;11;IF([.P289]&lt;=14;12;IF([.P289]&lt;=17;13;IF([.P289]&lt;=20;14;IF([.P289]&lt;=22;15;IF([.P289]&lt;=25;16;IF([.P289]&lt;=27;17;IF([.P289]&lt;=29;18;IF([.P289]&lt;=32;19;IF([.P289]&lt;=34;20;IF([.P289]&lt;=36;21;IF([.P289]&lt;=40;22;24)))))))))))))" office:value-type="float" office:value="0" calcext:value-type="float">
            <text:p>0</text:p>
          </table:table-cell>
          <table:table-cell table:formula="of:=ROUND(([.Q289]+[.R289]+[.I289]+[.J289]+[.M289]+[.N289])/3;0)" office:value-type="float" office:value="8" calcext:value-type="float">
            <text:p>8</text:p>
          </table:table-cell>
          <table:table-cell table:style-name="ce70" table:formula="of:=[.F289]*LOG10([.S289]+2)" office:value-type="float" office:value="10" calcext:value-type="float">
            <text:p>1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tolbovay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290]=&quot;взв&quot;;11;[.G290]=&quot;накл&quot;;24;[.G290]=&quot;прокл&quot;;25;[.G290]=&quot;пт&quot;;26;[.G290]=90;10;[.G290]=85;10;[.G290]=80;9;[.G290]=75;8;[.G290]=70;8;[.G290]=65;7;[.G290]=60;7;[.G290]=55;6;[.G290]=50;6;[.G290]=45;6;[.G290]=40;5;[.G290]=35;4;[.G290]=30;4;[.G290]=25;3;[.G290]=20;2;[.G290]=15;1;[.G290]=10;1;[.G290]=0;0)" office:value-type="float" office:value="0" calcext:value-type="float">
            <text:p>0</text:p>
          </table:table-cell>
          <table:table-cell table:formula="of:=IF([.H290]&lt;=1;0;IF([.H290]&lt;=10;11;IF([.H290]&lt;=14;12;IF([.H290]&lt;=17;13;IF([.H290]&lt;=20;14;IF([.H290]&lt;=22;15;IF([.H290]&lt;=25;16;IF([.H290]&lt;=27;17;IF([.H290]&lt;=29;18;IF([.H290]&lt;=32;19;IF([.H290]&lt;=34;20;IF([.H290]&lt;=36;21;IF([.H290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90]=&quot;взв&quot;;11;[.K290]=&quot;накл&quot;;24;[.K290]=&quot;прокл&quot;;25;[.K290]=&quot;пт&quot;;26;[.K290]=90;10;[.K290]=85;10;[.K290]=80;9;[.K290]=75;8;[.K290]=70;8;[.K290]=65;7;[.K290]=60;7;[.K290]=55;6;[.K290]=50;6;[.K290]=45;6;[.K290]=40;5;[.K290]=35;4;[.K290]=30;4;[.K290]=25;3;[.K290]=20;2;[.K290]=15;1;[.K290]=10;1;[.K290]=0;0)" office:value-type="float" office:value="24" calcext:value-type="float">
            <text:p>24</text:p>
          </table:table-cell>
          <table:table-cell table:formula="of:=IF([.L290]&lt;=1;0;IF([.L290]&lt;=10;11;IF([.L290]&lt;=14;12;IF([.L290]&lt;=17;13;IF([.L290]&lt;=20;14;IF([.L290]&lt;=22;15;IF([.L290]&lt;=25;16;IF([.L290]&lt;=27;17;IF([.L290]&lt;=29;18;IF([.L290]&lt;=32;19;IF([.L290]&lt;=34;20;IF([.L290]&lt;=36;21;IF([.L29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90]=&quot;взв&quot;;11;[.O290]=&quot;накл&quot;;24;[.O290]=&quot;прокл&quot;;25;[.O290]=&quot;пт&quot;;26;[.O290]=90;10;[.O290]=85;10;[.O290]=80;9;[.O290]=75;8;[.O290]=70;8;[.O290]=65;7;[.O290]=60;7;[.O290]=55;6;[.O290]=50;6;[.O290]=45;6;[.O290]=40;5;[.O290]=35;4;[.O290]=30;4;[.O290]=25;3;[.O290]=20;2;[.O290]=15;1;[.O290]=10;1;[.O290]=0;0)" office:value-type="float" office:value="24" calcext:value-type="float">
            <text:p>24</text:p>
          </table:table-cell>
          <table:table-cell table:formula="of:=IF([.P290]&lt;=1;0;IF([.P290]&lt;=10;11;IF([.P290]&lt;=14;12;IF([.P290]&lt;=17;13;IF([.P290]&lt;=20;14;IF([.P290]&lt;=22;15;IF([.P290]&lt;=25;16;IF([.P290]&lt;=27;17;IF([.P290]&lt;=29;18;IF([.P290]&lt;=32;19;IF([.P290]&lt;=34;20;IF([.P290]&lt;=36;21;IF([.P290]&lt;=40;22;24)))))))))))))" office:value-type="float" office:value="0" calcext:value-type="float">
            <text:p>0</text:p>
          </table:table-cell>
          <table:table-cell table:formula="of:=ROUND(([.Q290]+[.R290]+[.I290]+[.J290]+[.M290]+[.N290])/3;0)" office:value-type="float" office:value="24" calcext:value-type="float">
            <text:p>24</text:p>
          </table:table-cell>
          <table:table-cell table:style-name="ce70" table:formula="of:=[.F290]*LOG10([.S290]+2)" office:value-type="float" office:value="14.1497334797082" calcext:value-type="float">
            <text:p>14,1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08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91]=&quot;взв&quot;;11;[.G291]=&quot;накл&quot;;24;[.G291]=&quot;прокл&quot;;25;[.G291]=&quot;пт&quot;;26;[.G291]=90;10;[.G291]=85;10;[.G291]=80;9;[.G291]=75;8;[.G291]=70;8;[.G291]=65;7;[.G291]=60;7;[.G291]=55;6;[.G291]=50;6;[.G291]=45;6;[.G291]=40;5;[.G291]=35;4;[.G291]=30;4;[.G291]=25;3;[.G291]=20;2;[.G291]=15;1;[.G291]=10;1;[.G291]=0;0)" office:value-type="float" office:value="8" calcext:value-type="float">
            <text:p>8</text:p>
          </table:table-cell>
          <table:table-cell table:formula="of:=IF([.H291]&lt;=1;0;IF([.H291]&lt;=10;11;IF([.H291]&lt;=14;12;IF([.H291]&lt;=17;13;IF([.H291]&lt;=20;14;IF([.H291]&lt;=22;15;IF([.H291]&lt;=25;16;IF([.H291]&lt;=27;17;IF([.H291]&lt;=29;18;IF([.H291]&lt;=32;19;IF([.H291]&lt;=34;20;IF([.H291]&lt;=36;21;IF([.H29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91]=&quot;взв&quot;;11;[.K291]=&quot;накл&quot;;24;[.K291]=&quot;прокл&quot;;25;[.K291]=&quot;пт&quot;;26;[.K291]=90;10;[.K291]=85;10;[.K291]=80;9;[.K291]=75;8;[.K291]=70;8;[.K291]=65;7;[.K291]=60;7;[.K291]=55;6;[.K291]=50;6;[.K291]=45;6;[.K291]=40;5;[.K291]=35;4;[.K291]=30;4;[.K291]=25;3;[.K291]=20;2;[.K291]=15;1;[.K291]=10;1;[.K291]=0;0)" office:value-type="float" office:value="8" calcext:value-type="float">
            <text:p>8</text:p>
          </table:table-cell>
          <table:table-cell table:formula="of:=IF([.L291]&lt;=1;0;IF([.L291]&lt;=10;11;IF([.L291]&lt;=14;12;IF([.L291]&lt;=17;13;IF([.L291]&lt;=20;14;IF([.L291]&lt;=22;15;IF([.L291]&lt;=25;16;IF([.L291]&lt;=27;17;IF([.L291]&lt;=29;18;IF([.L291]&lt;=32;19;IF([.L291]&lt;=34;20;IF([.L291]&lt;=36;21;IF([.L29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91]=&quot;взв&quot;;11;[.O291]=&quot;накл&quot;;24;[.O291]=&quot;прокл&quot;;25;[.O291]=&quot;пт&quot;;26;[.O291]=90;10;[.O291]=85;10;[.O291]=80;9;[.O291]=75;8;[.O291]=70;8;[.O291]=65;7;[.O291]=60;7;[.O291]=55;6;[.O291]=50;6;[.O291]=45;6;[.O291]=40;5;[.O291]=35;4;[.O291]=30;4;[.O291]=25;3;[.O291]=20;2;[.O291]=15;1;[.O291]=10;1;[.O291]=0;0)" office:value-type="float" office:value="7" calcext:value-type="float">
            <text:p>7</text:p>
          </table:table-cell>
          <table:table-cell table:formula="of:=IF([.P291]&lt;=1;0;IF([.P291]&lt;=10;11;IF([.P291]&lt;=14;12;IF([.P291]&lt;=17;13;IF([.P291]&lt;=20;14;IF([.P291]&lt;=22;15;IF([.P291]&lt;=25;16;IF([.P291]&lt;=27;17;IF([.P291]&lt;=29;18;IF([.P291]&lt;=32;19;IF([.P291]&lt;=34;20;IF([.P291]&lt;=36;21;IF([.P291]&lt;=40;22;24)))))))))))))" office:value-type="float" office:value="0" calcext:value-type="float">
            <text:p>0</text:p>
          </table:table-cell>
          <table:table-cell table:formula="of:=ROUND(([.Q291]+[.R291]+[.I291]+[.J291]+[.M291]+[.N291])/3;0)" office:value-type="float" office:value="8" calcext:value-type="float">
            <text:p>8</text:p>
          </table:table-cell>
          <table:table-cell table:style-name="ce70" table:formula="of:=[.F291]*LOG10([.S291]+2)" office:value-type="float" office:value="10" calcext:value-type="float">
            <text:p>1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95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92]=&quot;взв&quot;;11;[.G292]=&quot;накл&quot;;24;[.G292]=&quot;прокл&quot;;25;[.G292]=&quot;пт&quot;;26;[.G292]=90;10;[.G292]=85;10;[.G292]=80;9;[.G292]=75;8;[.G292]=70;8;[.G292]=65;7;[.G292]=60;7;[.G292]=55;6;[.G292]=50;6;[.G292]=45;6;[.G292]=40;5;[.G292]=35;4;[.G292]=30;4;[.G292]=25;3;[.G292]=20;2;[.G292]=15;1;[.G292]=10;1;[.G292]=0;0)" office:value-type="float" office:value="0" calcext:value-type="float">
            <text:p>0</text:p>
          </table:table-cell>
          <table:table-cell table:formula="of:=IF([.H292]&lt;=1;0;IF([.H292]&lt;=10;11;IF([.H292]&lt;=14;12;IF([.H292]&lt;=17;13;IF([.H292]&lt;=20;14;IF([.H292]&lt;=22;15;IF([.H292]&lt;=25;16;IF([.H292]&lt;=27;17;IF([.H292]&lt;=29;18;IF([.H292]&lt;=32;19;IF([.H292]&lt;=34;20;IF([.H292]&lt;=36;21;IF([.H29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92]=&quot;взв&quot;;11;[.K292]=&quot;накл&quot;;24;[.K292]=&quot;прокл&quot;;25;[.K292]=&quot;пт&quot;;26;[.K292]=90;10;[.K292]=85;10;[.K292]=80;9;[.K292]=75;8;[.K292]=70;8;[.K292]=65;7;[.K292]=60;7;[.K292]=55;6;[.K292]=50;6;[.K292]=45;6;[.K292]=40;5;[.K292]=35;4;[.K292]=30;4;[.K292]=25;3;[.K292]=20;2;[.K292]=15;1;[.K292]=10;1;[.K292]=0;0)" office:value-type="float" office:value="0" calcext:value-type="float">
            <text:p>0</text:p>
          </table:table-cell>
          <table:table-cell table:formula="of:=IF([.L292]&lt;=1;0;IF([.L292]&lt;=10;11;IF([.L292]&lt;=14;12;IF([.L292]&lt;=17;13;IF([.L292]&lt;=20;14;IF([.L292]&lt;=22;15;IF([.L292]&lt;=25;16;IF([.L292]&lt;=27;17;IF([.L292]&lt;=29;18;IF([.L292]&lt;=32;19;IF([.L292]&lt;=34;20;IF([.L292]&lt;=36;21;IF([.L292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92]=&quot;взв&quot;;11;[.O292]=&quot;накл&quot;;24;[.O292]=&quot;прокл&quot;;25;[.O292]=&quot;пт&quot;;26;[.O292]=90;10;[.O292]=85;10;[.O292]=80;9;[.O292]=75;8;[.O292]=70;8;[.O292]=65;7;[.O292]=60;7;[.O292]=55;6;[.O292]=50;6;[.O292]=45;6;[.O292]=40;5;[.O292]=35;4;[.O292]=30;4;[.O292]=25;3;[.O292]=20;2;[.O292]=15;1;[.O292]=10;1;[.O292]=0;0)" office:value-type="float" office:value="0" calcext:value-type="float">
            <text:p>0</text:p>
          </table:table-cell>
          <table:table-cell table:formula="of:=IF([.P292]&lt;=1;0;IF([.P292]&lt;=10;11;IF([.P292]&lt;=14;12;IF([.P292]&lt;=17;13;IF([.P292]&lt;=20;14;IF([.P292]&lt;=22;15;IF([.P292]&lt;=25;16;IF([.P292]&lt;=27;17;IF([.P292]&lt;=29;18;IF([.P292]&lt;=32;19;IF([.P292]&lt;=34;20;IF([.P292]&lt;=36;21;IF([.P292]&lt;=40;22;24)))))))))))))" office:value-type="float" office:value="0" calcext:value-type="float">
            <text:p>0</text:p>
          </table:table-cell>
          <table:table-cell table:formula="of:=ROUND(([.Q292]+[.R292]+[.I292]+[.J292]+[.M292]+[.N292])/2;0)" office:value-type="float" office:value="21" calcext:value-type="float">
            <text:p>21</text:p>
          </table:table-cell>
          <table:table-cell table:style-name="ce70" table:formula="of:=[.F292]*LOG10([.S292]+2)" office:value-type="float" office:value="13.6172783601759" calcext:value-type="float">
            <text:p>13,6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20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93]=&quot;взв&quot;;11;[.G293]=&quot;накл&quot;;24;[.G293]=&quot;прокл&quot;;25;[.G293]=&quot;пт&quot;;26;[.G293]=90;10;[.G293]=85;10;[.G293]=80;9;[.G293]=75;8;[.G293]=70;8;[.G293]=65;7;[.G293]=60;7;[.G293]=55;6;[.G293]=50;6;[.G293]=45;6;[.G293]=40;5;[.G293]=35;4;[.G293]=30;4;[.G293]=25;3;[.G293]=20;2;[.G293]=15;1;[.G293]=10;1;[.G293]=0;0)" office:value-type="float" office:value="10" calcext:value-type="float">
            <text:p>10</text:p>
          </table:table-cell>
          <table:table-cell table:formula="of:=IF([.H293]&lt;=1;0;IF([.H293]&lt;=10;11;IF([.H293]&lt;=14;12;IF([.H293]&lt;=17;13;IF([.H293]&lt;=20;14;IF([.H293]&lt;=22;15;IF([.H293]&lt;=25;16;IF([.H293]&lt;=27;17;IF([.H293]&lt;=29;18;IF([.H293]&lt;=32;19;IF([.H293]&lt;=34;20;IF([.H293]&lt;=36;21;IF([.H29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93]=&quot;взв&quot;;11;[.K293]=&quot;накл&quot;;24;[.K293]=&quot;прокл&quot;;25;[.K293]=&quot;пт&quot;;26;[.K293]=90;10;[.K293]=85;10;[.K293]=80;9;[.K293]=75;8;[.K293]=70;8;[.K293]=65;7;[.K293]=60;7;[.K293]=55;6;[.K293]=50;6;[.K293]=45;6;[.K293]=40;5;[.K293]=35;4;[.K293]=30;4;[.K293]=25;3;[.K293]=20;2;[.K293]=15;1;[.K293]=10;1;[.K293]=0;0)" office:value-type="float" office:value="8" calcext:value-type="float">
            <text:p>8</text:p>
          </table:table-cell>
          <table:table-cell table:formula="of:=IF([.L293]&lt;=1;0;IF([.L293]&lt;=10;11;IF([.L293]&lt;=14;12;IF([.L293]&lt;=17;13;IF([.L293]&lt;=20;14;IF([.L293]&lt;=22;15;IF([.L293]&lt;=25;16;IF([.L293]&lt;=27;17;IF([.L293]&lt;=29;18;IF([.L293]&lt;=32;19;IF([.L293]&lt;=34;20;IF([.L293]&lt;=36;21;IF([.L29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93]=&quot;взв&quot;;11;[.O293]=&quot;накл&quot;;24;[.O293]=&quot;прокл&quot;;25;[.O293]=&quot;пт&quot;;26;[.O293]=90;10;[.O293]=85;10;[.O293]=80;9;[.O293]=75;8;[.O293]=70;8;[.O293]=65;7;[.O293]=60;7;[.O293]=55;6;[.O293]=50;6;[.O293]=45;6;[.O293]=40;5;[.O293]=35;4;[.O293]=30;4;[.O293]=25;3;[.O293]=20;2;[.O293]=15;1;[.O293]=10;1;[.O293]=0;0)" office:value-type="float" office:value="8" calcext:value-type="float">
            <text:p>8</text:p>
          </table:table-cell>
          <table:table-cell table:formula="of:=IF([.P293]&lt;=1;0;IF([.P293]&lt;=10;11;IF([.P293]&lt;=14;12;IF([.P293]&lt;=17;13;IF([.P293]&lt;=20;14;IF([.P293]&lt;=22;15;IF([.P293]&lt;=25;16;IF([.P293]&lt;=27;17;IF([.P293]&lt;=29;18;IF([.P293]&lt;=32;19;IF([.P293]&lt;=34;20;IF([.P293]&lt;=36;21;IF([.P293]&lt;=40;22;24)))))))))))))" office:value-type="float" office:value="0" calcext:value-type="float">
            <text:p>0</text:p>
          </table:table-cell>
          <table:table-cell table:formula="of:=ROUND(([.Q293]+[.R293]+[.I293]+[.J293]+[.M293]+[.N293])/3;0)" office:value-type="float" office:value="9" calcext:value-type="float">
            <text:p>9</text:p>
          </table:table-cell>
          <table:table-cell table:style-name="ce70" table:formula="of:=[.F293]*LOG10([.S293]+2)" office:value-type="float" office:value="10.4139268515823" calcext:value-type="float">
            <text:p>10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51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94]=&quot;взв&quot;;11;[.G294]=&quot;накл&quot;;24;[.G294]=&quot;прокл&quot;;25;[.G294]=&quot;пт&quot;;26;[.G294]=90;10;[.G294]=85;10;[.G294]=80;9;[.G294]=75;8;[.G294]=70;8;[.G294]=65;7;[.G294]=60;7;[.G294]=55;6;[.G294]=50;6;[.G294]=45;6;[.G294]=40;5;[.G294]=35;4;[.G294]=30;4;[.G294]=25;3;[.G294]=20;2;[.G294]=15;1;[.G294]=10;1;[.G294]=0;0)" office:value-type="float" office:value="0" calcext:value-type="float">
            <text:p>0</text:p>
          </table:table-cell>
          <table:table-cell table:formula="of:=IF([.H294]&lt;=1;0;IF([.H294]&lt;=10;11;IF([.H294]&lt;=14;12;IF([.H294]&lt;=17;13;IF([.H294]&lt;=20;14;IF([.H294]&lt;=22;15;IF([.H294]&lt;=25;16;IF([.H294]&lt;=27;17;IF([.H294]&lt;=29;18;IF([.H294]&lt;=32;19;IF([.H294]&lt;=34;20;IF([.H294]&lt;=36;21;IF([.H294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94]=&quot;взв&quot;;11;[.K294]=&quot;накл&quot;;24;[.K294]=&quot;прокл&quot;;25;[.K294]=&quot;пт&quot;;26;[.K294]=90;10;[.K294]=85;10;[.K294]=80;9;[.K294]=75;8;[.K294]=70;8;[.K294]=65;7;[.K294]=60;7;[.K294]=55;6;[.K294]=50;6;[.K294]=45;6;[.K294]=40;5;[.K294]=35;4;[.K294]=30;4;[.K294]=25;3;[.K294]=20;2;[.K294]=15;1;[.K294]=10;1;[.K294]=0;0)" office:value-type="float" office:value="0" calcext:value-type="float">
            <text:p>0</text:p>
          </table:table-cell>
          <table:table-cell table:formula="of:=IF([.L294]&lt;=1;0;IF([.L294]&lt;=10;11;IF([.L294]&lt;=14;12;IF([.L294]&lt;=17;13;IF([.L294]&lt;=20;14;IF([.L294]&lt;=22;15;IF([.L294]&lt;=25;16;IF([.L294]&lt;=27;17;IF([.L294]&lt;=29;18;IF([.L294]&lt;=32;19;IF([.L294]&lt;=34;20;IF([.L294]&lt;=36;21;IF([.L294]&lt;=40;22;24))))))))))))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94]=&quot;взв&quot;;11;[.O294]=&quot;накл&quot;;24;[.O294]=&quot;прокл&quot;;25;[.O294]=&quot;пт&quot;;26;[.O294]=90;10;[.O294]=85;10;[.O294]=80;9;[.O294]=75;8;[.O294]=70;8;[.O294]=65;7;[.O294]=60;7;[.O294]=55;6;[.O294]=50;6;[.O294]=45;6;[.O294]=40;5;[.O294]=35;4;[.O294]=30;4;[.O294]=25;3;[.O294]=20;2;[.O294]=15;1;[.O294]=10;1;[.O294]=0;0)" office:value-type="float" office:value="0" calcext:value-type="float">
            <text:p>0</text:p>
          </table:table-cell>
          <table:table-cell table:formula="of:=IF([.P294]&lt;=1;0;IF([.P294]&lt;=10;11;IF([.P294]&lt;=14;12;IF([.P294]&lt;=17;13;IF([.P294]&lt;=20;14;IF([.P294]&lt;=22;15;IF([.P294]&lt;=25;16;IF([.P294]&lt;=27;17;IF([.P294]&lt;=29;18;IF([.P294]&lt;=32;19;IF([.P294]&lt;=34;20;IF([.P294]&lt;=36;21;IF([.P294]&lt;=40;22;24)))))))))))))" office:value-type="float" office:value="0" calcext:value-type="float">
            <text:p>0</text:p>
          </table:table-cell>
          <table:table-cell table:formula="of:=ROUND(([.Q294]+[.R294]+[.I294]+[.J294]+[.M294]+[.N294])/3;0)" office:value-type="float" office:value="14" calcext:value-type="float">
            <text:p>14</text:p>
          </table:table-cell>
          <table:table-cell table:style-name="ce70" table:formula="of:=[.F294]*LOG10([.S294]+2)" office:value-type="float" office:value="12.0411998265592" calcext:value-type="float">
            <text:p>12,0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89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295]=&quot;взв&quot;;11;[.G295]=&quot;накл&quot;;24;[.G295]=&quot;прокл&quot;;25;[.G295]=&quot;пт&quot;;26;[.G295]=90;10;[.G295]=85;10;[.G295]=80;9;[.G295]=75;8;[.G295]=70;8;[.G295]=65;7;[.G295]=60;7;[.G295]=55;6;[.G295]=50;6;[.G295]=45;6;[.G295]=40;5;[.G295]=35;4;[.G295]=30;4;[.G295]=25;3;[.G295]=20;2;[.G295]=15;1;[.G295]=10;1;[.G295]=0;0)" office:value-type="float" office:value="0" calcext:value-type="float">
            <text:p>0</text:p>
          </table:table-cell>
          <table:table-cell table:formula="of:=IF([.H295]&lt;=1;0;IF([.H295]&lt;=10;11;IF([.H295]&lt;=14;12;IF([.H295]&lt;=17;13;IF([.H295]&lt;=20;14;IF([.H295]&lt;=22;15;IF([.H295]&lt;=25;16;IF([.H295]&lt;=27;17;IF([.H295]&lt;=29;18;IF([.H295]&lt;=32;19;IF([.H295]&lt;=34;20;IF([.H295]&lt;=36;21;IF([.H295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95]=&quot;взв&quot;;11;[.K295]=&quot;накл&quot;;24;[.K295]=&quot;прокл&quot;;25;[.K295]=&quot;пт&quot;;26;[.K295]=90;10;[.K295]=85;10;[.K295]=80;9;[.K295]=75;8;[.K295]=70;8;[.K295]=65;7;[.K295]=60;7;[.K295]=55;6;[.K295]=50;6;[.K295]=45;6;[.K295]=40;5;[.K295]=35;4;[.K295]=30;4;[.K295]=25;3;[.K295]=20;2;[.K295]=15;1;[.K295]=10;1;[.K295]=0;0)" office:value-type="float" office:value="0" calcext:value-type="float">
            <text:p>0</text:p>
          </table:table-cell>
          <table:table-cell table:formula="of:=IF([.L295]&lt;=1;0;IF([.L295]&lt;=10;11;IF([.L295]&lt;=14;12;IF([.L295]&lt;=17;13;IF([.L295]&lt;=20;14;IF([.L295]&lt;=22;15;IF([.L295]&lt;=25;16;IF([.L295]&lt;=27;17;IF([.L295]&lt;=29;18;IF([.L295]&lt;=32;19;IF([.L295]&lt;=34;20;IF([.L295]&lt;=36;21;IF([.L295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95]=&quot;взв&quot;;11;[.O295]=&quot;накл&quot;;24;[.O295]=&quot;прокл&quot;;25;[.O295]=&quot;пт&quot;;26;[.O295]=90;10;[.O295]=85;10;[.O295]=80;9;[.O295]=75;8;[.O295]=70;8;[.O295]=65;7;[.O295]=60;7;[.O295]=55;6;[.O295]=50;6;[.O295]=45;6;[.O295]=40;5;[.O295]=35;4;[.O295]=30;4;[.O295]=25;3;[.O295]=20;2;[.O295]=15;1;[.O295]=10;1;[.O295]=0;0)" office:value-type="float" office:value="0" calcext:value-type="float">
            <text:p>0</text:p>
          </table:table-cell>
          <table:table-cell table:formula="of:=IF([.P295]&lt;=1;0;IF([.P295]&lt;=10;11;IF([.P295]&lt;=14;12;IF([.P295]&lt;=17;13;IF([.P295]&lt;=20;14;IF([.P295]&lt;=22;15;IF([.P295]&lt;=25;16;IF([.P295]&lt;=27;17;IF([.P295]&lt;=29;18;IF([.P295]&lt;=32;19;IF([.P295]&lt;=34;20;IF([.P295]&lt;=36;21;IF([.P295]&lt;=40;22;24)))))))))))))" office:value-type="float" office:value="22" calcext:value-type="float">
            <text:p>22</text:p>
          </table:table-cell>
          <table:table-cell table:formula="of:=ROUND(([.Q295]+[.R295]+[.I295]+[.J295]+[.M295]+[.N295])/3;0)" office:value-type="float" office:value="23" calcext:value-type="float">
            <text:p>23</text:p>
          </table:table-cell>
          <table:table-cell table:style-name="ce70" table:formula="of:=[.F295]*LOG10([.S295]+2)" office:value-type="float" office:value="13.9794000867204" calcext:value-type="float">
            <text:p>13,9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3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96]=&quot;взв&quot;;11;[.G296]=&quot;накл&quot;;24;[.G296]=&quot;прокл&quot;;25;[.G296]=&quot;пт&quot;;26;[.G296]=90;10;[.G296]=85;10;[.G296]=80;9;[.G296]=75;8;[.G296]=70;8;[.G296]=65;7;[.G296]=60;7;[.G296]=55;6;[.G296]=50;6;[.G296]=45;6;[.G296]=40;5;[.G296]=35;4;[.G296]=30;4;[.G296]=25;3;[.G296]=20;2;[.G296]=15;1;[.G296]=10;1;[.G296]=0;0)" office:value-type="float" office:value="0" calcext:value-type="float">
            <text:p>0</text:p>
          </table:table-cell>
          <table:table-cell table:formula="of:=IF([.H296]&lt;=1;0;IF([.H296]&lt;=10;11;IF([.H296]&lt;=14;12;IF([.H296]&lt;=17;13;IF([.H296]&lt;=20;14;IF([.H296]&lt;=22;15;IF([.H296]&lt;=25;16;IF([.H296]&lt;=27;17;IF([.H296]&lt;=29;18;IF([.H296]&lt;=32;19;IF([.H296]&lt;=34;20;IF([.H296]&lt;=36;21;IF([.H29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96]=&quot;взв&quot;;11;[.K296]=&quot;накл&quot;;24;[.K296]=&quot;прокл&quot;;25;[.K296]=&quot;пт&quot;;26;[.K296]=90;10;[.K296]=85;10;[.K296]=80;9;[.K296]=75;8;[.K296]=70;8;[.K296]=65;7;[.K296]=60;7;[.K296]=55;6;[.K296]=50;6;[.K296]=45;6;[.K296]=40;5;[.K296]=35;4;[.K296]=30;4;[.K296]=25;3;[.K296]=20;2;[.K296]=15;1;[.K296]=10;1;[.K296]=0;0)" office:value-type="float" office:value="1" calcext:value-type="float">
            <text:p>1</text:p>
          </table:table-cell>
          <table:table-cell table:formula="of:=IF([.L296]&lt;=1;0;IF([.L296]&lt;=10;11;IF([.L296]&lt;=14;12;IF([.L296]&lt;=17;13;IF([.L296]&lt;=20;14;IF([.L296]&lt;=22;15;IF([.L296]&lt;=25;16;IF([.L296]&lt;=27;17;IF([.L296]&lt;=29;18;IF([.L296]&lt;=32;19;IF([.L296]&lt;=34;20;IF([.L296]&lt;=36;21;IF([.L29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96]=&quot;взв&quot;;11;[.O296]=&quot;накл&quot;;24;[.O296]=&quot;прокл&quot;;25;[.O296]=&quot;пт&quot;;26;[.O296]=90;10;[.O296]=85;10;[.O296]=80;9;[.O296]=75;8;[.O296]=70;8;[.O296]=65;7;[.O296]=60;7;[.O296]=55;6;[.O296]=50;6;[.O296]=45;6;[.O296]=40;5;[.O296]=35;4;[.O296]=30;4;[.O296]=25;3;[.O296]=20;2;[.O296]=15;1;[.O296]=10;1;[.O296]=0;0)" office:value-type="float" office:value="1" calcext:value-type="float">
            <text:p>1</text:p>
          </table:table-cell>
          <table:table-cell table:formula="of:=IF([.P296]&lt;=1;0;IF([.P296]&lt;=10;11;IF([.P296]&lt;=14;12;IF([.P296]&lt;=17;13;IF([.P296]&lt;=20;14;IF([.P296]&lt;=22;15;IF([.P296]&lt;=25;16;IF([.P296]&lt;=27;17;IF([.P296]&lt;=29;18;IF([.P296]&lt;=32;19;IF([.P296]&lt;=34;20;IF([.P296]&lt;=36;21;IF([.P296]&lt;=40;22;24)))))))))))))" office:value-type="float" office:value="0" calcext:value-type="float">
            <text:p>0</text:p>
          </table:table-cell>
          <table:table-cell table:formula="of:=ROUND(([.Q296]+[.R296]+[.I296]+[.J296]+[.M296]+[.N296])/3;0)" office:value-type="float" office:value="1" calcext:value-type="float">
            <text:p>1</text:p>
          </table:table-cell>
          <table:table-cell table:style-name="ce70" table:formula="of:=[.F296]*LOG10([.S296]+2)" office:value-type="float" office:value="4.77121254719662" calcext:value-type="float">
            <text:p>4,7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964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97]=&quot;взв&quot;;11;[.G297]=&quot;накл&quot;;24;[.G297]=&quot;прокл&quot;;25;[.G297]=&quot;пт&quot;;26;[.G297]=90;10;[.G297]=85;10;[.G297]=80;9;[.G297]=75;8;[.G297]=70;8;[.G297]=65;7;[.G297]=60;7;[.G297]=55;6;[.G297]=50;6;[.G297]=45;6;[.G297]=40;5;[.G297]=35;4;[.G297]=30;4;[.G297]=25;3;[.G297]=20;2;[.G297]=15;1;[.G297]=10;1;[.G297]=0;0)" office:value-type="float" office:value="4" calcext:value-type="float">
            <text:p>4</text:p>
          </table:table-cell>
          <table:table-cell table:formula="of:=IF([.H297]&lt;=1;0;IF([.H297]&lt;=10;11;IF([.H297]&lt;=14;12;IF([.H297]&lt;=17;13;IF([.H297]&lt;=20;14;IF([.H297]&lt;=22;15;IF([.H297]&lt;=25;16;IF([.H297]&lt;=27;17;IF([.H297]&lt;=29;18;IF([.H297]&lt;=32;19;IF([.H297]&lt;=34;20;IF([.H297]&lt;=36;21;IF([.H29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97]=&quot;взв&quot;;11;[.K297]=&quot;накл&quot;;24;[.K297]=&quot;прокл&quot;;25;[.K297]=&quot;пт&quot;;26;[.K297]=90;10;[.K297]=85;10;[.K297]=80;9;[.K297]=75;8;[.K297]=70;8;[.K297]=65;7;[.K297]=60;7;[.K297]=55;6;[.K297]=50;6;[.K297]=45;6;[.K297]=40;5;[.K297]=35;4;[.K297]=30;4;[.K297]=25;3;[.K297]=20;2;[.K297]=15;1;[.K297]=10;1;[.K297]=0;0)" office:value-type="float" office:value="4" calcext:value-type="float">
            <text:p>4</text:p>
          </table:table-cell>
          <table:table-cell table:formula="of:=IF([.L297]&lt;=1;0;IF([.L297]&lt;=10;11;IF([.L297]&lt;=14;12;IF([.L297]&lt;=17;13;IF([.L297]&lt;=20;14;IF([.L297]&lt;=22;15;IF([.L297]&lt;=25;16;IF([.L297]&lt;=27;17;IF([.L297]&lt;=29;18;IF([.L297]&lt;=32;19;IF([.L297]&lt;=34;20;IF([.L297]&lt;=36;21;IF([.L29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97]=&quot;взв&quot;;11;[.O297]=&quot;накл&quot;;24;[.O297]=&quot;прокл&quot;;25;[.O297]=&quot;пт&quot;;26;[.O297]=90;10;[.O297]=85;10;[.O297]=80;9;[.O297]=75;8;[.O297]=70;8;[.O297]=65;7;[.O297]=60;7;[.O297]=55;6;[.O297]=50;6;[.O297]=45;6;[.O297]=40;5;[.O297]=35;4;[.O297]=30;4;[.O297]=25;3;[.O297]=20;2;[.O297]=15;1;[.O297]=10;1;[.O297]=0;0)" office:value-type="float" office:value="4" calcext:value-type="float">
            <text:p>4</text:p>
          </table:table-cell>
          <table:table-cell table:formula="of:=IF([.P297]&lt;=1;0;IF([.P297]&lt;=10;11;IF([.P297]&lt;=14;12;IF([.P297]&lt;=17;13;IF([.P297]&lt;=20;14;IF([.P297]&lt;=22;15;IF([.P297]&lt;=25;16;IF([.P297]&lt;=27;17;IF([.P297]&lt;=29;18;IF([.P297]&lt;=32;19;IF([.P297]&lt;=34;20;IF([.P297]&lt;=36;21;IF([.P297]&lt;=40;22;24)))))))))))))" office:value-type="float" office:value="0" calcext:value-type="float">
            <text:p>0</text:p>
          </table:table-cell>
          <table:table-cell table:formula="of:=ROUND(([.Q297]+[.R297]+[.I297]+[.J297]+[.M297]+[.N297])/3;0)" office:value-type="float" office:value="4" calcext:value-type="float">
            <text:p>4</text:p>
          </table:table-cell>
          <table:table-cell table:style-name="ce70" table:formula="of:=[.F297]*LOG10([.S297]+2)" office:value-type="float" office:value="7.78151250383644" calcext:value-type="float">
            <text:p>7,7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65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G298]=&quot;взв&quot;;11;[.G298]=&quot;накл&quot;;24;[.G298]=&quot;прокл&quot;;25;[.G298]=&quot;пт&quot;;26;[.G298]=90;10;[.G298]=85;10;[.G298]=80;9;[.G298]=75;8;[.G298]=70;8;[.G298]=65;7;[.G298]=60;7;[.G298]=55;6;[.G298]=50;6;[.G298]=45;6;[.G298]=40;5;[.G298]=35;4;[.G298]=30;4;[.G298]=25;3;[.G298]=20;2;[.G298]=15;1;[.G298]=10;1;[.G298]=0;0)" office:value-type="float" office:value="8" calcext:value-type="float">
            <text:p>8</text:p>
          </table:table-cell>
          <table:table-cell table:formula="of:=IF([.H298]&lt;=1;0;IF([.H298]&lt;=10;11;IF([.H298]&lt;=14;12;IF([.H298]&lt;=17;13;IF([.H298]&lt;=20;14;IF([.H298]&lt;=22;15;IF([.H298]&lt;=25;16;IF([.H298]&lt;=27;17;IF([.H298]&lt;=29;18;IF([.H298]&lt;=32;19;IF([.H298]&lt;=34;20;IF([.H298]&lt;=36;21;IF([.H298]&lt;=40;22;24))))))))))))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K298]=&quot;взв&quot;;11;[.K298]=&quot;накл&quot;;24;[.K298]=&quot;прокл&quot;;25;[.K298]=&quot;пт&quot;;26;[.K298]=90;10;[.K298]=85;10;[.K298]=80;9;[.K298]=75;8;[.K298]=70;8;[.K298]=65;7;[.K298]=60;7;[.K298]=55;6;[.K298]=50;6;[.K298]=45;6;[.K298]=40;5;[.K298]=35;4;[.K298]=30;4;[.K298]=25;3;[.K298]=20;2;[.K298]=15;1;[.K298]=10;1;[.K298]=0;0)" office:value-type="float" office:value="8" calcext:value-type="float">
            <text:p>8</text:p>
          </table:table-cell>
          <table:table-cell table:formula="of:=IF([.L298]&lt;=1;0;IF([.L298]&lt;=10;11;IF([.L298]&lt;=14;12;IF([.L298]&lt;=17;13;IF([.L298]&lt;=20;14;IF([.L298]&lt;=22;15;IF([.L298]&lt;=25;16;IF([.L298]&lt;=27;17;IF([.L298]&lt;=29;18;IF([.L298]&lt;=32;19;IF([.L298]&lt;=34;20;IF([.L298]&lt;=36;21;IF([.L298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298]=&quot;взв&quot;;11;[.O298]=&quot;накл&quot;;24;[.O298]=&quot;прокл&quot;;25;[.O298]=&quot;пт&quot;;26;[.O298]=90;10;[.O298]=85;10;[.O298]=80;9;[.O298]=75;8;[.O298]=70;8;[.O298]=65;7;[.O298]=60;7;[.O298]=55;6;[.O298]=50;6;[.O298]=45;6;[.O298]=40;5;[.O298]=35;4;[.O298]=30;4;[.O298]=25;3;[.O298]=20;2;[.O298]=15;1;[.O298]=10;1;[.O298]=0;0)" office:value-type="float" office:value="9" calcext:value-type="float">
            <text:p>9</text:p>
          </table:table-cell>
          <table:table-cell table:formula="of:=IF([.P298]&lt;=1;0;IF([.P298]&lt;=10;11;IF([.P298]&lt;=14;12;IF([.P298]&lt;=17;13;IF([.P298]&lt;=20;14;IF([.P298]&lt;=22;15;IF([.P298]&lt;=25;16;IF([.P298]&lt;=27;17;IF([.P298]&lt;=29;18;IF([.P298]&lt;=32;19;IF([.P298]&lt;=34;20;IF([.P298]&lt;=36;21;IF([.P298]&lt;=40;22;24)))))))))))))" office:value-type="float" office:value="0" calcext:value-type="float">
            <text:p>0</text:p>
          </table:table-cell>
          <table:table-cell table:formula="of:=ROUND(([.Q298]+[.R298]+[.I298]+[.J298]+[.M298]+[.N298])/3;0)" office:value-type="float" office:value="8" calcext:value-type="float">
            <text:p>8</text:p>
          </table:table-cell>
          <table:table-cell table:style-name="ce70" table:formula="of:=[.F298]*LOG10([.S298]+2)" office:value-type="float" office:value="10" calcext:value-type="float">
            <text:p>1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65</text:p>
          </table:table-cell>
          <table:table-cell office:value-type="date" office:date-value="2009-07-02" calcext:value-type="date">
            <text:p>02.07.09</text:p>
          </table:table-cell>
          <table:table-cell table:style-name="ce13" office:value-type="string" calcext:value-type="string">
            <text:p>Luvengsky arhipelag</text:p>
          </table:table-cell>
          <table:table-cell office:value-type="string" calcext:value-type="string">
            <text:p>Bolshoy Beryozov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99]=&quot;взв&quot;;11;[.G299]=&quot;накл&quot;;24;[.G299]=&quot;прокл&quot;;25;[.G299]=&quot;пт&quot;;26;[.G299]=90;10;[.G299]=85;10;[.G299]=80;9;[.G299]=75;8;[.G299]=70;8;[.G299]=65;7;[.G299]=60;7;[.G299]=55;6;[.G299]=50;6;[.G299]=45;6;[.G299]=40;5;[.G299]=35;4;[.G299]=30;4;[.G299]=25;3;[.G299]=20;2;[.G299]=15;1;[.G299]=10;1;[.G299]=0;0)" office:value-type="float" office:value="7" calcext:value-type="float">
            <text:p>7</text:p>
          </table:table-cell>
          <table:table-cell table:formula="of:=IF([.H299]&lt;=1;0;IF([.H299]&lt;=10;11;IF([.H299]&lt;=14;12;IF([.H299]&lt;=17;13;IF([.H299]&lt;=20;14;IF([.H299]&lt;=22;15;IF([.H299]&lt;=25;16;IF([.H299]&lt;=27;17;IF([.H299]&lt;=29;18;IF([.H299]&lt;=32;19;IF([.H299]&lt;=34;20;IF([.H299]&lt;=36;21;IF([.H299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299]=&quot;взв&quot;;11;[.K299]=&quot;накл&quot;;24;[.K299]=&quot;прокл&quot;;25;[.K299]=&quot;пт&quot;;26;[.K299]=90;10;[.K299]=85;10;[.K299]=80;9;[.K299]=75;8;[.K299]=70;8;[.K299]=65;7;[.K299]=60;7;[.K299]=55;6;[.K299]=50;6;[.K299]=45;6;[.K299]=40;5;[.K299]=35;4;[.K299]=30;4;[.K299]=25;3;[.K299]=20;2;[.K299]=15;1;[.K299]=10;1;[.K299]=0;0)" office:value-type="float" office:value="9" calcext:value-type="float">
            <text:p>9</text:p>
          </table:table-cell>
          <table:table-cell table:formula="of:=IF([.L299]&lt;=1;0;IF([.L299]&lt;=10;11;IF([.L299]&lt;=14;12;IF([.L299]&lt;=17;13;IF([.L299]&lt;=20;14;IF([.L299]&lt;=22;15;IF([.L299]&lt;=25;16;IF([.L299]&lt;=27;17;IF([.L299]&lt;=29;18;IF([.L299]&lt;=32;19;IF([.L299]&lt;=34;20;IF([.L299]&lt;=36;21;IF([.L29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99]=&quot;взв&quot;;11;[.O299]=&quot;накл&quot;;24;[.O299]=&quot;прокл&quot;;25;[.O299]=&quot;пт&quot;;26;[.O299]=90;10;[.O299]=85;10;[.O299]=80;9;[.O299]=75;8;[.O299]=70;8;[.O299]=65;7;[.O299]=60;7;[.O299]=55;6;[.O299]=50;6;[.O299]=45;6;[.O299]=40;5;[.O299]=35;4;[.O299]=30;4;[.O299]=25;3;[.O299]=20;2;[.O299]=15;1;[.O299]=10;1;[.O299]=0;0)" office:value-type="float" office:value="6" calcext:value-type="float">
            <text:p>6</text:p>
          </table:table-cell>
          <table:table-cell table:formula="of:=IF([.P299]&lt;=1;0;IF([.P299]&lt;=10;11;IF([.P299]&lt;=14;12;IF([.P299]&lt;=17;13;IF([.P299]&lt;=20;14;IF([.P299]&lt;=22;15;IF([.P299]&lt;=25;16;IF([.P299]&lt;=27;17;IF([.P299]&lt;=29;18;IF([.P299]&lt;=32;19;IF([.P299]&lt;=34;20;IF([.P299]&lt;=36;21;IF([.P299]&lt;=40;22;24)))))))))))))" office:value-type="float" office:value="0" calcext:value-type="float">
            <text:p>0</text:p>
          </table:table-cell>
          <table:table-cell table:formula="of:=ROUND(([.Q299]+[.R299]+[.I299]+[.J299]+[.M299]+[.N299])/3;0)" office:value-type="float" office:value="7" calcext:value-type="float">
            <text:p>7</text:p>
          </table:table-cell>
          <table:table-cell table:style-name="ce70" table:formula="of:=[.F299]*LOG10([.S299]+2)" office:value-type="float" office:value="9.54242509439325" calcext:value-type="float">
            <text:p>9,5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74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300]=&quot;взв&quot;;11;[.G300]=&quot;накл&quot;;24;[.G300]=&quot;прокл&quot;;25;[.G300]=&quot;пт&quot;;26;[.G300]=90;10;[.G300]=85;10;[.G300]=80;9;[.G300]=75;8;[.G300]=70;8;[.G300]=65;7;[.G300]=60;7;[.G300]=55;6;[.G300]=50;6;[.G300]=45;6;[.G300]=40;5;[.G300]=35;4;[.G300]=30;4;[.G300]=25;3;[.G300]=20;2;[.G300]=15;1;[.G300]=10;1;[.G300]=0;0)" office:value-type="float" office:value="0" calcext:value-type="float">
            <text:p>0</text:p>
          </table:table-cell>
          <table:table-cell table:formula="of:=IF([.H300]&lt;=1;0;IF([.H300]&lt;=10;11;IF([.H300]&lt;=14;12;IF([.H300]&lt;=17;13;IF([.H300]&lt;=20;14;IF([.H300]&lt;=22;15;IF([.H300]&lt;=25;16;IF([.H300]&lt;=27;17;IF([.H300]&lt;=29;18;IF([.H300]&lt;=32;19;IF([.H300]&lt;=34;20;IF([.H300]&lt;=36;21;IF([.H300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00]=&quot;взв&quot;;11;[.K300]=&quot;накл&quot;;24;[.K300]=&quot;прокл&quot;;25;[.K300]=&quot;пт&quot;;26;[.K300]=90;10;[.K300]=85;10;[.K300]=80;9;[.K300]=75;8;[.K300]=70;8;[.K300]=65;7;[.K300]=60;7;[.K300]=55;6;[.K300]=50;6;[.K300]=45;6;[.K300]=40;5;[.K300]=35;4;[.K300]=30;4;[.K300]=25;3;[.K300]=20;2;[.K300]=15;1;[.K300]=10;1;[.K300]=0;0)" office:value-type="float" office:value="0" calcext:value-type="float">
            <text:p>0</text:p>
          </table:table-cell>
          <table:table-cell table:formula="of:=IF([.L300]&lt;=1;0;IF([.L300]&lt;=10;11;IF([.L300]&lt;=14;12;IF([.L300]&lt;=17;13;IF([.L300]&lt;=20;14;IF([.L300]&lt;=22;15;IF([.L300]&lt;=25;16;IF([.L300]&lt;=27;17;IF([.L300]&lt;=29;18;IF([.L300]&lt;=32;19;IF([.L300]&lt;=34;20;IF([.L300]&lt;=36;21;IF([.L300]&lt;=40;22;24))))))))))))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300]=&quot;взв&quot;;11;[.O300]=&quot;накл&quot;;24;[.O300]=&quot;прокл&quot;;25;[.O300]=&quot;пт&quot;;26;[.O300]=90;10;[.O300]=85;10;[.O300]=80;9;[.O300]=75;8;[.O300]=70;8;[.O300]=65;7;[.O300]=60;7;[.O300]=55;6;[.O300]=50;6;[.O300]=45;6;[.O300]=40;5;[.O300]=35;4;[.O300]=30;4;[.O300]=25;3;[.O300]=20;2;[.O300]=15;1;[.O300]=10;1;[.O300]=0;0)" office:value-type="float" office:value="0" calcext:value-type="float">
            <text:p>0</text:p>
          </table:table-cell>
          <table:table-cell table:formula="of:=IF([.P300]&lt;=1;0;IF([.P300]&lt;=10;11;IF([.P300]&lt;=14;12;IF([.P300]&lt;=17;13;IF([.P300]&lt;=20;14;IF([.P300]&lt;=22;15;IF([.P300]&lt;=25;16;IF([.P300]&lt;=27;17;IF([.P300]&lt;=29;18;IF([.P300]&lt;=32;19;IF([.P300]&lt;=34;20;IF([.P300]&lt;=36;21;IF([.P300]&lt;=40;22;24)))))))))))))" office:value-type="float" office:value="14" calcext:value-type="float">
            <text:p>14</text:p>
          </table:table-cell>
          <table:table-cell table:formula="of:=ROUND(([.Q300]+[.R300]+[.I300]+[.J300]+[.M300]+[.N300])/3;0)" office:value-type="float" office:value="17" calcext:value-type="float">
            <text:p>17</text:p>
          </table:table-cell>
          <table:table-cell table:style-name="ce70" table:formula="of:=[.F300]*LOG10([.S300]+2)" office:value-type="float" office:value="12.7875360095283" calcext:value-type="float">
            <text:p>12,79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575</text:p>
          </table:table-cell>
          <table:table-cell office:value-type="date" office:date-value="2009-07-09" calcext:value-type="date">
            <text:p>09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Polovinnitca Bolshaya (без створного знака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01]=&quot;взв&quot;;11;[.G301]=&quot;накл&quot;;24;[.G301]=&quot;прокл&quot;;25;[.G301]=&quot;пт&quot;;26;[.G301]=90;10;[.G301]=85;10;[.G301]=80;9;[.G301]=75;8;[.G301]=70;8;[.G301]=65;7;[.G301]=60;7;[.G301]=55;6;[.G301]=50;6;[.G301]=45;6;[.G301]=40;5;[.G301]=35;4;[.G301]=30;4;[.G301]=25;3;[.G301]=20;2;[.G301]=15;1;[.G301]=10;1;[.G301]=0;0)" office:value-type="float" office:value="0" calcext:value-type="float">
            <text:p>0</text:p>
          </table:table-cell>
          <table:table-cell table:formula="of:=IF([.H301]&lt;=1;0;IF([.H301]&lt;=10;11;IF([.H301]&lt;=14;12;IF([.H301]&lt;=17;13;IF([.H301]&lt;=20;14;IF([.H301]&lt;=22;15;IF([.H301]&lt;=25;16;IF([.H301]&lt;=27;17;IF([.H301]&lt;=29;18;IF([.H301]&lt;=32;19;IF([.H301]&lt;=34;20;IF([.H301]&lt;=36;21;IF([.H301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01]=&quot;взв&quot;;11;[.K301]=&quot;накл&quot;;24;[.K301]=&quot;прокл&quot;;25;[.K301]=&quot;пт&quot;;26;[.K301]=90;10;[.K301]=85;10;[.K301]=80;9;[.K301]=75;8;[.K301]=70;8;[.K301]=65;7;[.K301]=60;7;[.K301]=55;6;[.K301]=50;6;[.K301]=45;6;[.K301]=40;5;[.K301]=35;4;[.K301]=30;4;[.K301]=25;3;[.K301]=20;2;[.K301]=15;1;[.K301]=10;1;[.K301]=0;0)" office:value-type="float" office:value="0" calcext:value-type="float">
            <text:p>0</text:p>
          </table:table-cell>
          <table:table-cell table:formula="of:=IF([.L301]&lt;=1;0;IF([.L301]&lt;=10;11;IF([.L301]&lt;=14;12;IF([.L301]&lt;=17;13;IF([.L301]&lt;=20;14;IF([.L301]&lt;=22;15;IF([.L301]&lt;=25;16;IF([.L301]&lt;=27;17;IF([.L301]&lt;=29;18;IF([.L301]&lt;=32;19;IF([.L301]&lt;=34;20;IF([.L301]&lt;=36;21;IF([.L301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01]=&quot;взв&quot;;11;[.O301]=&quot;накл&quot;;24;[.O301]=&quot;прокл&quot;;25;[.O301]=&quot;пт&quot;;26;[.O301]=90;10;[.O301]=85;10;[.O301]=80;9;[.O301]=75;8;[.O301]=70;8;[.O301]=65;7;[.O301]=60;7;[.O301]=55;6;[.O301]=50;6;[.O301]=45;6;[.O301]=40;5;[.O301]=35;4;[.O301]=30;4;[.O301]=25;3;[.O301]=20;2;[.O301]=15;1;[.O301]=10;1;[.O301]=0;0)" office:value-type="float" office:value="0" calcext:value-type="float">
            <text:p>0</text:p>
          </table:table-cell>
          <table:table-cell table:formula="of:=IF([.P301]&lt;=1;0;IF([.P301]&lt;=10;11;IF([.P301]&lt;=14;12;IF([.P301]&lt;=17;13;IF([.P301]&lt;=20;14;IF([.P301]&lt;=22;15;IF([.P301]&lt;=25;16;IF([.P301]&lt;=27;17;IF([.P301]&lt;=29;18;IF([.P301]&lt;=32;19;IF([.P301]&lt;=34;20;IF([.P301]&lt;=36;21;IF([.P301]&lt;=40;22;24)))))))))))))" office:value-type="float" office:value="21" calcext:value-type="float">
            <text:p>21</text:p>
          </table:table-cell>
          <table:table-cell table:formula="of:=ROUND(([.Q301]+[.R301]+[.I301]+[.J301]+[.M301]+[.N301])/3;0)" office:value-type="float" office:value="20" calcext:value-type="float">
            <text:p>20</text:p>
          </table:table-cell>
          <table:table-cell table:style-name="ce70" table:formula="of:=[.F301]*LOG10([.S301]+2)" office:value-type="float" office:value="13.4242268082221" calcext:value-type="float">
            <text:p>13,4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5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formula="of:=COM.MICROSOFT.IFS([.G302]=&quot;взв&quot;;11;[.G302]=&quot;накл&quot;;24;[.G302]=&quot;прокл&quot;;25;[.G302]=&quot;пт&quot;;26;[.G302]=90;10;[.G302]=85;10;[.G302]=80;9;[.G302]=75;8;[.G302]=70;8;[.G302]=65;7;[.G302]=60;7;[.G302]=55;6;[.G302]=50;6;[.G302]=45;6;[.G302]=40;5;[.G302]=35;4;[.G302]=30;4;[.G302]=25;3;[.G302]=20;2;[.G302]=15;1;[.G302]=10;1;[.G302]=0;0)" office:value-type="float" office:value="1" calcext:value-type="float">
            <text:p>1</text:p>
          </table:table-cell>
          <table:table-cell table:formula="of:=IF([.H302]&lt;=1;0;IF([.H302]&lt;=10;11;IF([.H302]&lt;=14;12;IF([.H302]&lt;=17;13;IF([.H302]&lt;=20;14;IF([.H302]&lt;=22;15;IF([.H302]&lt;=25;16;IF([.H302]&lt;=27;17;IF([.H302]&lt;=29;18;IF([.H302]&lt;=32;19;IF([.H302]&lt;=34;20;IF([.H302]&lt;=36;21;IF([.H302]&lt;=40;22;24))))))))))))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formula="of:=COM.MICROSOFT.IFS([.K302]=&quot;взв&quot;;11;[.K302]=&quot;накл&quot;;24;[.K302]=&quot;прокл&quot;;25;[.K302]=&quot;пт&quot;;26;[.K302]=90;10;[.K302]=85;10;[.K302]=80;9;[.K302]=75;8;[.K302]=70;8;[.K302]=65;7;[.K302]=60;7;[.K302]=55;6;[.K302]=50;6;[.K302]=45;6;[.K302]=40;5;[.K302]=35;4;[.K302]=30;4;[.K302]=25;3;[.K302]=20;2;[.K302]=15;1;[.K302]=10;1;[.K302]=0;0)" office:value-type="float" office:value="0" calcext:value-type="float">
            <text:p>0</text:p>
          </table:table-cell>
          <table:table-cell table:formula="of:=IF([.L302]&lt;=1;0;IF([.L302]&lt;=10;11;IF([.L302]&lt;=14;12;IF([.L302]&lt;=17;13;IF([.L302]&lt;=20;14;IF([.L302]&lt;=22;15;IF([.L302]&lt;=25;16;IF([.L302]&lt;=27;17;IF([.L302]&lt;=29;18;IF([.L302]&lt;=32;19;IF([.L302]&lt;=34;20;IF([.L302]&lt;=36;21;IF([.L302]&lt;=40;22;24))))))))))))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formula="of:=COM.MICROSOFT.IFS([.O302]=&quot;взв&quot;;11;[.O302]=&quot;накл&quot;;24;[.O302]=&quot;прокл&quot;;25;[.O302]=&quot;пт&quot;;26;[.O302]=90;10;[.O302]=85;10;[.O302]=80;9;[.O302]=75;8;[.O302]=70;8;[.O302]=65;7;[.O302]=60;7;[.O302]=55;6;[.O302]=50;6;[.O302]=45;6;[.O302]=40;5;[.O302]=35;4;[.O302]=30;4;[.O302]=25;3;[.O302]=20;2;[.O302]=15;1;[.O302]=10;1;[.O302]=0;0)" office:value-type="float" office:value="0" calcext:value-type="float">
            <text:p>0</text:p>
          </table:table-cell>
          <table:table-cell table:formula="of:=IF([.P302]&lt;=1;0;IF([.P302]&lt;=10;11;IF([.P302]&lt;=14;12;IF([.P302]&lt;=17;13;IF([.P302]&lt;=20;14;IF([.P302]&lt;=22;15;IF([.P302]&lt;=25;16;IF([.P302]&lt;=27;17;IF([.P302]&lt;=29;18;IF([.P302]&lt;=32;19;IF([.P302]&lt;=34;20;IF([.P302]&lt;=36;21;IF([.P302]&lt;=40;22;24)))))))))))))" office:value-type="float" office:value="0" calcext:value-type="float">
            <text:p>0</text:p>
          </table:table-cell>
          <table:table-cell table:formula="of:=ROUND(([.Q302]+[.R302]+[.I302]+[.J302]+[.M302]+[.N302])/3;0)" office:value-type="float" office:value="0" calcext:value-type="float">
            <text:p>0</text:p>
          </table:table-cell>
          <table:table-cell table:style-name="ce70" table:formula="of:=[.F302]*LOG10([.S302]+2)" office:value-type="float" office:value="3.61235994796777" calcext:value-type="float">
            <text:p>3,6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5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03]=&quot;взв&quot;;11;[.G303]=&quot;накл&quot;;24;[.G303]=&quot;прокл&quot;;25;[.G303]=&quot;пт&quot;;26;[.G303]=90;10;[.G303]=85;10;[.G303]=80;9;[.G303]=75;8;[.G303]=70;8;[.G303]=65;7;[.G303]=60;7;[.G303]=55;6;[.G303]=50;6;[.G303]=45;6;[.G303]=40;5;[.G303]=35;4;[.G303]=30;4;[.G303]=25;3;[.G303]=20;2;[.G303]=15;1;[.G303]=10;1;[.G303]=0;0)" office:value-type="float" office:value="4" calcext:value-type="float">
            <text:p>4</text:p>
          </table:table-cell>
          <table:table-cell table:formula="of:=IF([.H303]&lt;=1;0;IF([.H303]&lt;=10;11;IF([.H303]&lt;=14;12;IF([.H303]&lt;=17;13;IF([.H303]&lt;=20;14;IF([.H303]&lt;=22;15;IF([.H303]&lt;=25;16;IF([.H303]&lt;=27;17;IF([.H303]&lt;=29;18;IF([.H303]&lt;=32;19;IF([.H303]&lt;=34;20;IF([.H303]&lt;=36;21;IF([.H30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03]=&quot;взв&quot;;11;[.K303]=&quot;накл&quot;;24;[.K303]=&quot;прокл&quot;;25;[.K303]=&quot;пт&quot;;26;[.K303]=90;10;[.K303]=85;10;[.K303]=80;9;[.K303]=75;8;[.K303]=70;8;[.K303]=65;7;[.K303]=60;7;[.K303]=55;6;[.K303]=50;6;[.K303]=45;6;[.K303]=40;5;[.K303]=35;4;[.K303]=30;4;[.K303]=25;3;[.K303]=20;2;[.K303]=15;1;[.K303]=10;1;[.K303]=0;0)" office:value-type="float" office:value="6" calcext:value-type="float">
            <text:p>6</text:p>
          </table:table-cell>
          <table:table-cell table:formula="of:=IF([.L303]&lt;=1;0;IF([.L303]&lt;=10;11;IF([.L303]&lt;=14;12;IF([.L303]&lt;=17;13;IF([.L303]&lt;=20;14;IF([.L303]&lt;=22;15;IF([.L303]&lt;=25;16;IF([.L303]&lt;=27;17;IF([.L303]&lt;=29;18;IF([.L303]&lt;=32;19;IF([.L303]&lt;=34;20;IF([.L303]&lt;=36;21;IF([.L30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03]=&quot;взв&quot;;11;[.O303]=&quot;накл&quot;;24;[.O303]=&quot;прокл&quot;;25;[.O303]=&quot;пт&quot;;26;[.O303]=90;10;[.O303]=85;10;[.O303]=80;9;[.O303]=75;8;[.O303]=70;8;[.O303]=65;7;[.O303]=60;7;[.O303]=55;6;[.O303]=50;6;[.O303]=45;6;[.O303]=40;5;[.O303]=35;4;[.O303]=30;4;[.O303]=25;3;[.O303]=20;2;[.O303]=15;1;[.O303]=10;1;[.O303]=0;0)" office:value-type="float" office:value="6" calcext:value-type="float">
            <text:p>6</text:p>
          </table:table-cell>
          <table:table-cell table:formula="of:=IF([.P303]&lt;=1;0;IF([.P303]&lt;=10;11;IF([.P303]&lt;=14;12;IF([.P303]&lt;=17;13;IF([.P303]&lt;=20;14;IF([.P303]&lt;=22;15;IF([.P303]&lt;=25;16;IF([.P303]&lt;=27;17;IF([.P303]&lt;=29;18;IF([.P303]&lt;=32;19;IF([.P303]&lt;=34;20;IF([.P303]&lt;=36;21;IF([.P303]&lt;=40;22;24)))))))))))))" office:value-type="float" office:value="0" calcext:value-type="float">
            <text:p>0</text:p>
          </table:table-cell>
          <table:table-cell table:formula="of:=ROUND(([.Q303]+[.R303]+[.I303]+[.J303]+[.M303]+[.N303])/3;0)" office:value-type="float" office:value="5" calcext:value-type="float">
            <text:p>5</text:p>
          </table:table-cell>
          <table:table-cell table:style-name="ce70" table:formula="of:=[.F303]*LOG10([.S303]+2)" office:value-type="float" office:value="10.1411764801711" calcext:value-type="float">
            <text:p>10,14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46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04]=&quot;взв&quot;;11;[.G304]=&quot;накл&quot;;24;[.G304]=&quot;прокл&quot;;25;[.G304]=&quot;пт&quot;;26;[.G304]=90;10;[.G304]=85;10;[.G304]=80;9;[.G304]=75;8;[.G304]=70;8;[.G304]=65;7;[.G304]=60;7;[.G304]=55;6;[.G304]=50;6;[.G304]=45;6;[.G304]=40;5;[.G304]=35;4;[.G304]=30;4;[.G304]=25;3;[.G304]=20;2;[.G304]=15;1;[.G304]=10;1;[.G304]=0;0)" office:value-type="float" office:value="0" calcext:value-type="float">
            <text:p>0</text:p>
          </table:table-cell>
          <table:table-cell table:formula="of:=IF([.H304]&lt;=1;0;IF([.H304]&lt;=10;11;IF([.H304]&lt;=14;12;IF([.H304]&lt;=17;13;IF([.H304]&lt;=20;14;IF([.H304]&lt;=22;15;IF([.H304]&lt;=25;16;IF([.H304]&lt;=27;17;IF([.H304]&lt;=29;18;IF([.H304]&lt;=32;19;IF([.H304]&lt;=34;20;IF([.H304]&lt;=36;21;IF([.H304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04]=&quot;взв&quot;;11;[.K304]=&quot;накл&quot;;24;[.K304]=&quot;прокл&quot;;25;[.K304]=&quot;пт&quot;;26;[.K304]=90;10;[.K304]=85;10;[.K304]=80;9;[.K304]=75;8;[.K304]=70;8;[.K304]=65;7;[.K304]=60;7;[.K304]=55;6;[.K304]=50;6;[.K304]=45;6;[.K304]=40;5;[.K304]=35;4;[.K304]=30;4;[.K304]=25;3;[.K304]=20;2;[.K304]=15;1;[.K304]=10;1;[.K304]=0;0)" office:value-type="float" office:value="0" calcext:value-type="float">
            <text:p>0</text:p>
          </table:table-cell>
          <table:table-cell table:formula="of:=IF([.L304]&lt;=1;0;IF([.L304]&lt;=10;11;IF([.L304]&lt;=14;12;IF([.L304]&lt;=17;13;IF([.L304]&lt;=20;14;IF([.L304]&lt;=22;15;IF([.L304]&lt;=25;16;IF([.L304]&lt;=27;17;IF([.L304]&lt;=29;18;IF([.L304]&lt;=32;19;IF([.L304]&lt;=34;20;IF([.L304]&lt;=36;21;IF([.L304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04]=&quot;взв&quot;;11;[.O304]=&quot;накл&quot;;24;[.O304]=&quot;прокл&quot;;25;[.O304]=&quot;пт&quot;;26;[.O304]=90;10;[.O304]=85;10;[.O304]=80;9;[.O304]=75;8;[.O304]=70;8;[.O304]=65;7;[.O304]=60;7;[.O304]=55;6;[.O304]=50;6;[.O304]=45;6;[.O304]=40;5;[.O304]=35;4;[.O304]=30;4;[.O304]=25;3;[.O304]=20;2;[.O304]=15;1;[.O304]=10;1;[.O304]=0;0)" office:value-type="float" office:value="0" calcext:value-type="float">
            <text:p>0</text:p>
          </table:table-cell>
          <table:table-cell table:formula="of:=IF([.P304]&lt;=1;0;IF([.P304]&lt;=10;11;IF([.P304]&lt;=14;12;IF([.P304]&lt;=17;13;IF([.P304]&lt;=20;14;IF([.P304]&lt;=22;15;IF([.P304]&lt;=25;16;IF([.P304]&lt;=27;17;IF([.P304]&lt;=29;18;IF([.P304]&lt;=32;19;IF([.P304]&lt;=34;20;IF([.P304]&lt;=36;21;IF([.P304]&lt;=40;22;24)))))))))))))" office:value-type="float" office:value="21" calcext:value-type="float">
            <text:p>21</text:p>
          </table:table-cell>
          <table:table-cell table:formula="of:=ROUND(([.Q304]+[.R304]+[.I304]+[.J304]+[.M304]+[.N304])/3;0)" office:value-type="float" office:value="21" calcext:value-type="float">
            <text:p>21</text:p>
          </table:table-cell>
          <table:table-cell table:style-name="ce70" table:formula="of:=[.F304]*LOG10([.S304]+2)" office:value-type="float" office:value="19.0641897042463" calcext:value-type="float">
            <text:p>19,0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0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05]=&quot;взв&quot;;11;[.G305]=&quot;накл&quot;;24;[.G305]=&quot;прокл&quot;;25;[.G305]=&quot;пт&quot;;26;[.G305]=90;10;[.G305]=85;10;[.G305]=80;9;[.G305]=75;8;[.G305]=70;8;[.G305]=65;7;[.G305]=60;7;[.G305]=55;6;[.G305]=50;6;[.G305]=45;6;[.G305]=40;5;[.G305]=35;4;[.G305]=30;4;[.G305]=25;3;[.G305]=20;2;[.G305]=15;1;[.G305]=10;1;[.G305]=0;0)" office:value-type="float" office:value="8" calcext:value-type="float">
            <text:p>8</text:p>
          </table:table-cell>
          <table:table-cell table:formula="of:=IF([.H305]&lt;=1;0;IF([.H305]&lt;=10;11;IF([.H305]&lt;=14;12;IF([.H305]&lt;=17;13;IF([.H305]&lt;=20;14;IF([.H305]&lt;=22;15;IF([.H305]&lt;=25;16;IF([.H305]&lt;=27;17;IF([.H305]&lt;=29;18;IF([.H305]&lt;=32;19;IF([.H305]&lt;=34;20;IF([.H305]&lt;=36;21;IF([.H30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05]=&quot;взв&quot;;11;[.K305]=&quot;накл&quot;;24;[.K305]=&quot;прокл&quot;;25;[.K305]=&quot;пт&quot;;26;[.K305]=90;10;[.K305]=85;10;[.K305]=80;9;[.K305]=75;8;[.K305]=70;8;[.K305]=65;7;[.K305]=60;7;[.K305]=55;6;[.K305]=50;6;[.K305]=45;6;[.K305]=40;5;[.K305]=35;4;[.K305]=30;4;[.K305]=25;3;[.K305]=20;2;[.K305]=15;1;[.K305]=10;1;[.K305]=0;0)" office:value-type="float" office:value="8" calcext:value-type="float">
            <text:p>8</text:p>
          </table:table-cell>
          <table:table-cell table:formula="of:=IF([.L305]&lt;=1;0;IF([.L305]&lt;=10;11;IF([.L305]&lt;=14;12;IF([.L305]&lt;=17;13;IF([.L305]&lt;=20;14;IF([.L305]&lt;=22;15;IF([.L305]&lt;=25;16;IF([.L305]&lt;=27;17;IF([.L305]&lt;=29;18;IF([.L305]&lt;=32;19;IF([.L305]&lt;=34;20;IF([.L305]&lt;=36;21;IF([.L30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05]=&quot;взв&quot;;11;[.O305]=&quot;накл&quot;;24;[.O305]=&quot;прокл&quot;;25;[.O305]=&quot;пт&quot;;26;[.O305]=90;10;[.O305]=85;10;[.O305]=80;9;[.O305]=75;8;[.O305]=70;8;[.O305]=65;7;[.O305]=60;7;[.O305]=55;6;[.O305]=50;6;[.O305]=45;6;[.O305]=40;5;[.O305]=35;4;[.O305]=30;4;[.O305]=25;3;[.O305]=20;2;[.O305]=15;1;[.O305]=10;1;[.O305]=0;0)" office:value-type="float" office:value="6" calcext:value-type="float">
            <text:p>6</text:p>
          </table:table-cell>
          <table:table-cell table:formula="of:=IF([.P305]&lt;=1;0;IF([.P305]&lt;=10;11;IF([.P305]&lt;=14;12;IF([.P305]&lt;=17;13;IF([.P305]&lt;=20;14;IF([.P305]&lt;=22;15;IF([.P305]&lt;=25;16;IF([.P305]&lt;=27;17;IF([.P305]&lt;=29;18;IF([.P305]&lt;=32;19;IF([.P305]&lt;=34;20;IF([.P305]&lt;=36;21;IF([.P305]&lt;=40;22;24)))))))))))))" office:value-type="float" office:value="0" calcext:value-type="float">
            <text:p>0</text:p>
          </table:table-cell>
          <table:table-cell table:formula="of:=ROUND(([.Q305]+[.R305]+[.I305]+[.J305]+[.M305]+[.N305])/3;0)" office:value-type="float" office:value="7" calcext:value-type="float">
            <text:p>7</text:p>
          </table:table-cell>
          <table:table-cell table:style-name="ce70" table:formula="of:=[.F305]*LOG10([.S305]+2)" office:value-type="float" office:value="14.3136376415899" calcext:value-type="float">
            <text:p>14,3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4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06]=&quot;взв&quot;;11;[.G306]=&quot;накл&quot;;24;[.G306]=&quot;прокл&quot;;25;[.G306]=&quot;пт&quot;;26;[.G306]=90;10;[.G306]=85;10;[.G306]=80;9;[.G306]=75;8;[.G306]=70;8;[.G306]=65;7;[.G306]=60;7;[.G306]=55;6;[.G306]=50;6;[.G306]=45;6;[.G306]=40;5;[.G306]=35;4;[.G306]=30;4;[.G306]=25;3;[.G306]=20;2;[.G306]=15;1;[.G306]=10;1;[.G306]=0;0)" office:value-type="float" office:value="8" calcext:value-type="float">
            <text:p>8</text:p>
          </table:table-cell>
          <table:table-cell table:formula="of:=IF([.H306]&lt;=1;0;IF([.H306]&lt;=10;11;IF([.H306]&lt;=14;12;IF([.H306]&lt;=17;13;IF([.H306]&lt;=20;14;IF([.H306]&lt;=22;15;IF([.H306]&lt;=25;16;IF([.H306]&lt;=27;17;IF([.H306]&lt;=29;18;IF([.H306]&lt;=32;19;IF([.H306]&lt;=34;20;IF([.H306]&lt;=36;21;IF([.H30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06]=&quot;взв&quot;;11;[.K306]=&quot;накл&quot;;24;[.K306]=&quot;прокл&quot;;25;[.K306]=&quot;пт&quot;;26;[.K306]=90;10;[.K306]=85;10;[.K306]=80;9;[.K306]=75;8;[.K306]=70;8;[.K306]=65;7;[.K306]=60;7;[.K306]=55;6;[.K306]=50;6;[.K306]=45;6;[.K306]=40;5;[.K306]=35;4;[.K306]=30;4;[.K306]=25;3;[.K306]=20;2;[.K306]=15;1;[.K306]=10;1;[.K306]=0;0)" office:value-type="float" office:value="8" calcext:value-type="float">
            <text:p>8</text:p>
          </table:table-cell>
          <table:table-cell table:formula="of:=IF([.L306]&lt;=1;0;IF([.L306]&lt;=10;11;IF([.L306]&lt;=14;12;IF([.L306]&lt;=17;13;IF([.L306]&lt;=20;14;IF([.L306]&lt;=22;15;IF([.L306]&lt;=25;16;IF([.L306]&lt;=27;17;IF([.L306]&lt;=29;18;IF([.L306]&lt;=32;19;IF([.L306]&lt;=34;20;IF([.L306]&lt;=36;21;IF([.L30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06]=&quot;взв&quot;;11;[.O306]=&quot;накл&quot;;24;[.O306]=&quot;прокл&quot;;25;[.O306]=&quot;пт&quot;;26;[.O306]=90;10;[.O306]=85;10;[.O306]=80;9;[.O306]=75;8;[.O306]=70;8;[.O306]=65;7;[.O306]=60;7;[.O306]=55;6;[.O306]=50;6;[.O306]=45;6;[.O306]=40;5;[.O306]=35;4;[.O306]=30;4;[.O306]=25;3;[.O306]=20;2;[.O306]=15;1;[.O306]=10;1;[.O306]=0;0)" office:value-type="float" office:value="6" calcext:value-type="float">
            <text:p>6</text:p>
          </table:table-cell>
          <table:table-cell table:formula="of:=IF([.P306]&lt;=1;0;IF([.P306]&lt;=10;11;IF([.P306]&lt;=14;12;IF([.P306]&lt;=17;13;IF([.P306]&lt;=20;14;IF([.P306]&lt;=22;15;IF([.P306]&lt;=25;16;IF([.P306]&lt;=27;17;IF([.P306]&lt;=29;18;IF([.P306]&lt;=32;19;IF([.P306]&lt;=34;20;IF([.P306]&lt;=36;21;IF([.P306]&lt;=40;22;24)))))))))))))" office:value-type="float" office:value="0" calcext:value-type="float">
            <text:p>0</text:p>
          </table:table-cell>
          <table:table-cell table:formula="of:=ROUND(([.Q306]+[.R306]+[.I306]+[.J306]+[.M306]+[.N306])/3;0)" office:value-type="float" office:value="7" calcext:value-type="float">
            <text:p>7</text:p>
          </table:table-cell>
          <table:table-cell table:style-name="ce70" table:formula="of:=[.F306]*LOG10([.S306]+2)" office:value-type="float" office:value="14.3136376415899" calcext:value-type="float">
            <text:p>14,3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50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07]=&quot;взв&quot;;11;[.G307]=&quot;накл&quot;;24;[.G307]=&quot;прокл&quot;;25;[.G307]=&quot;пт&quot;;26;[.G307]=90;10;[.G307]=85;10;[.G307]=80;9;[.G307]=75;8;[.G307]=70;8;[.G307]=65;7;[.G307]=60;7;[.G307]=55;6;[.G307]=50;6;[.G307]=45;6;[.G307]=40;5;[.G307]=35;4;[.G307]=30;4;[.G307]=25;3;[.G307]=20;2;[.G307]=15;1;[.G307]=10;1;[.G307]=0;0)" office:value-type="float" office:value="24" calcext:value-type="float">
            <text:p>24</text:p>
          </table:table-cell>
          <table:table-cell table:formula="of:=IF([.H307]&lt;=1;0;IF([.H307]&lt;=10;11;IF([.H307]&lt;=14;12;IF([.H307]&lt;=17;13;IF([.H307]&lt;=20;14;IF([.H307]&lt;=22;15;IF([.H307]&lt;=25;16;IF([.H307]&lt;=27;17;IF([.H307]&lt;=29;18;IF([.H307]&lt;=32;19;IF([.H307]&lt;=34;20;IF([.H307]&lt;=36;21;IF([.H30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07]=&quot;взв&quot;;11;[.K307]=&quot;накл&quot;;24;[.K307]=&quot;прокл&quot;;25;[.K307]=&quot;пт&quot;;26;[.K307]=90;10;[.K307]=85;10;[.K307]=80;9;[.K307]=75;8;[.K307]=70;8;[.K307]=65;7;[.K307]=60;7;[.K307]=55;6;[.K307]=50;6;[.K307]=45;6;[.K307]=40;5;[.K307]=35;4;[.K307]=30;4;[.K307]=25;3;[.K307]=20;2;[.K307]=15;1;[.K307]=10;1;[.K307]=0;0)" office:value-type="float" office:value="24" calcext:value-type="float">
            <text:p>24</text:p>
          </table:table-cell>
          <table:table-cell table:formula="of:=IF([.L307]&lt;=1;0;IF([.L307]&lt;=10;11;IF([.L307]&lt;=14;12;IF([.L307]&lt;=17;13;IF([.L307]&lt;=20;14;IF([.L307]&lt;=22;15;IF([.L307]&lt;=25;16;IF([.L307]&lt;=27;17;IF([.L307]&lt;=29;18;IF([.L307]&lt;=32;19;IF([.L307]&lt;=34;20;IF([.L307]&lt;=36;21;IF([.L30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307]=&quot;взв&quot;;11;[.O307]=&quot;накл&quot;;24;[.O307]=&quot;прокл&quot;;25;[.O307]=&quot;пт&quot;;26;[.O307]=90;10;[.O307]=85;10;[.O307]=80;9;[.O307]=75;8;[.O307]=70;8;[.O307]=65;7;[.O307]=60;7;[.O307]=55;6;[.O307]=50;6;[.O307]=45;6;[.O307]=40;5;[.O307]=35;4;[.O307]=30;4;[.O307]=25;3;[.O307]=20;2;[.O307]=15;1;[.O307]=10;1;[.O307]=0;0)" office:value-type="float" office:value="24" calcext:value-type="float">
            <text:p>24</text:p>
          </table:table-cell>
          <table:table-cell table:formula="of:=IF([.P307]&lt;=1;0;IF([.P307]&lt;=10;11;IF([.P307]&lt;=14;12;IF([.P307]&lt;=17;13;IF([.P307]&lt;=20;14;IF([.P307]&lt;=22;15;IF([.P307]&lt;=25;16;IF([.P307]&lt;=27;17;IF([.P307]&lt;=29;18;IF([.P307]&lt;=32;19;IF([.P307]&lt;=34;20;IF([.P307]&lt;=36;21;IF([.P307]&lt;=40;22;24)))))))))))))" office:value-type="float" office:value="0" calcext:value-type="float">
            <text:p>0</text:p>
          </table:table-cell>
          <table:table-cell table:formula="of:=ROUND(([.Q307]+[.R307]+[.I307]+[.J307]+[.M307]+[.N307])/3;0)" office:value-type="float" office:value="24" calcext:value-type="float">
            <text:p>24</text:p>
          </table:table-cell>
          <table:table-cell table:style-name="ce70" table:formula="of:=[.F307]*LOG10([.S307]+2)" office:value-type="float" office:value="25.4695202634747" calcext:value-type="float">
            <text:p>25,47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296</text:p>
          </table:table-cell>
          <table:table-cell office:value-type="date" office:date-value="2009-07-06" calcext:value-type="date">
            <text:p>06.07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El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08]=&quot;взв&quot;;11;[.G308]=&quot;накл&quot;;24;[.G308]=&quot;прокл&quot;;25;[.G308]=&quot;пт&quot;;26;[.G308]=90;10;[.G308]=85;10;[.G308]=80;9;[.G308]=75;8;[.G308]=70;8;[.G308]=65;7;[.G308]=60;7;[.G308]=55;6;[.G308]=50;6;[.G308]=45;6;[.G308]=40;5;[.G308]=35;4;[.G308]=30;4;[.G308]=25;3;[.G308]=20;2;[.G308]=15;1;[.G308]=10;1;[.G308]=0;0)" office:value-type="float" office:value="10" calcext:value-type="float">
            <text:p>10</text:p>
          </table:table-cell>
          <table:table-cell table:formula="of:=IF([.H308]&lt;=1;0;IF([.H308]&lt;=10;11;IF([.H308]&lt;=14;12;IF([.H308]&lt;=17;13;IF([.H308]&lt;=20;14;IF([.H308]&lt;=22;15;IF([.H308]&lt;=25;16;IF([.H308]&lt;=27;17;IF([.H308]&lt;=29;18;IF([.H308]&lt;=32;19;IF([.H308]&lt;=34;20;IF([.H308]&lt;=36;21;IF([.H308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308]=&quot;взв&quot;;11;[.K308]=&quot;накл&quot;;24;[.K308]=&quot;прокл&quot;;25;[.K308]=&quot;пт&quot;;26;[.K308]=90;10;[.K308]=85;10;[.K308]=80;9;[.K308]=75;8;[.K308]=70;8;[.K308]=65;7;[.K308]=60;7;[.K308]=55;6;[.K308]=50;6;[.K308]=45;6;[.K308]=40;5;[.K308]=35;4;[.K308]=30;4;[.K308]=25;3;[.K308]=20;2;[.K308]=15;1;[.K308]=10;1;[.K308]=0;0)" office:value-type="float" office:value="9" calcext:value-type="float">
            <text:p>9</text:p>
          </table:table-cell>
          <table:table-cell table:formula="of:=IF([.L308]&lt;=1;0;IF([.L308]&lt;=10;11;IF([.L308]&lt;=14;12;IF([.L308]&lt;=17;13;IF([.L308]&lt;=20;14;IF([.L308]&lt;=22;15;IF([.L308]&lt;=25;16;IF([.L308]&lt;=27;17;IF([.L308]&lt;=29;18;IF([.L308]&lt;=32;19;IF([.L308]&lt;=34;20;IF([.L308]&lt;=36;21;IF([.L30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08]=&quot;взв&quot;;11;[.O308]=&quot;накл&quot;;24;[.O308]=&quot;прокл&quot;;25;[.O308]=&quot;пт&quot;;26;[.O308]=90;10;[.O308]=85;10;[.O308]=80;9;[.O308]=75;8;[.O308]=70;8;[.O308]=65;7;[.O308]=60;7;[.O308]=55;6;[.O308]=50;6;[.O308]=45;6;[.O308]=40;5;[.O308]=35;4;[.O308]=30;4;[.O308]=25;3;[.O308]=20;2;[.O308]=15;1;[.O308]=10;1;[.O308]=0;0)" office:value-type="float" office:value="10" calcext:value-type="float">
            <text:p>10</text:p>
          </table:table-cell>
          <table:table-cell table:formula="of:=IF([.P308]&lt;=1;0;IF([.P308]&lt;=10;11;IF([.P308]&lt;=14;12;IF([.P308]&lt;=17;13;IF([.P308]&lt;=20;14;IF([.P308]&lt;=22;15;IF([.P308]&lt;=25;16;IF([.P308]&lt;=27;17;IF([.P308]&lt;=29;18;IF([.P308]&lt;=32;19;IF([.P308]&lt;=34;20;IF([.P308]&lt;=36;21;IF([.P308]&lt;=40;22;24)))))))))))))" office:value-type="float" office:value="0" calcext:value-type="float">
            <text:p>0</text:p>
          </table:table-cell>
          <table:table-cell table:formula="of:=ROUND(([.Q308]+[.R308]+[.I308]+[.J308]+[.M308]+[.N308])/3;0)" office:value-type="float" office:value="10" calcext:value-type="float">
            <text:p>10</text:p>
          </table:table-cell>
          <table:table-cell table:style-name="ce70" table:formula="of:=[.F308]*LOG10([.S308]+2)" office:value-type="float" office:value="20.5044436749049" calcext:value-type="float">
            <text:p>20,5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98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chink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G309]=&quot;взв&quot;;11;[.G309]=&quot;накл&quot;;24;[.G309]=&quot;прокл&quot;;25;[.G309]=&quot;пт&quot;;26;[.G309]=90;10;[.G309]=85;10;[.G309]=80;9;[.G309]=75;8;[.G309]=70;8;[.G309]=65;7;[.G309]=60;7;[.G309]=55;6;[.G309]=50;6;[.G309]=45;6;[.G309]=40;5;[.G309]=35;4;[.G309]=30;4;[.G309]=25;3;[.G309]=20;2;[.G309]=15;1;[.G309]=10;1;[.G309]=0;0)" office:value-type="float" office:value="8" calcext:value-type="float">
            <text:p>8</text:p>
          </table:table-cell>
          <table:table-cell table:formula="of:=IF([.H309]&lt;=1;0;IF([.H309]&lt;=10;11;IF([.H309]&lt;=14;12;IF([.H309]&lt;=17;13;IF([.H309]&lt;=20;14;IF([.H309]&lt;=22;15;IF([.H309]&lt;=25;16;IF([.H309]&lt;=27;17;IF([.H309]&lt;=29;18;IF([.H309]&lt;=32;19;IF([.H309]&lt;=34;20;IF([.H309]&lt;=36;21;IF([.H309]&lt;=40;22;24))))))))))))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M.MICROSOFT.IFS([.K309]=&quot;взв&quot;;11;[.K309]=&quot;накл&quot;;24;[.K309]=&quot;прокл&quot;;25;[.K309]=&quot;пт&quot;;26;[.K309]=90;10;[.K309]=85;10;[.K309]=80;9;[.K309]=75;8;[.K309]=70;8;[.K309]=65;7;[.K309]=60;7;[.K309]=55;6;[.K309]=50;6;[.K309]=45;6;[.K309]=40;5;[.K309]=35;4;[.K309]=30;4;[.K309]=25;3;[.K309]=20;2;[.K309]=15;1;[.K309]=10;1;[.K309]=0;0)" office:value-type="float" office:value="6" calcext:value-type="float">
            <text:p>6</text:p>
          </table:table-cell>
          <table:table-cell table:formula="of:=IF([.L309]&lt;=1;0;IF([.L309]&lt;=10;11;IF([.L309]&lt;=14;12;IF([.L309]&lt;=17;13;IF([.L309]&lt;=20;14;IF([.L309]&lt;=22;15;IF([.L309]&lt;=25;16;IF([.L309]&lt;=27;17;IF([.L309]&lt;=29;18;IF([.L309]&lt;=32;19;IF([.L309]&lt;=34;20;IF([.L309]&lt;=36;21;IF([.L30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09]=&quot;взв&quot;;11;[.O309]=&quot;накл&quot;;24;[.O309]=&quot;прокл&quot;;25;[.O309]=&quot;пт&quot;;26;[.O309]=90;10;[.O309]=85;10;[.O309]=80;9;[.O309]=75;8;[.O309]=70;8;[.O309]=65;7;[.O309]=60;7;[.O309]=55;6;[.O309]=50;6;[.O309]=45;6;[.O309]=40;5;[.O309]=35;4;[.O309]=30;4;[.O309]=25;3;[.O309]=20;2;[.O309]=15;1;[.O309]=10;1;[.O309]=0;0)" office:value-type="float" office:value="7" calcext:value-type="float">
            <text:p>7</text:p>
          </table:table-cell>
          <table:table-cell table:formula="of:=IF([.P309]&lt;=1;0;IF([.P309]&lt;=10;11;IF([.P309]&lt;=14;12;IF([.P309]&lt;=17;13;IF([.P309]&lt;=20;14;IF([.P309]&lt;=22;15;IF([.P309]&lt;=25;16;IF([.P309]&lt;=27;17;IF([.P309]&lt;=29;18;IF([.P309]&lt;=32;19;IF([.P309]&lt;=34;20;IF([.P309]&lt;=36;21;IF([.P309]&lt;=40;22;24)))))))))))))" office:value-type="float" office:value="0" calcext:value-type="float">
            <text:p>0</text:p>
          </table:table-cell>
          <table:table-cell table:formula="of:=ROUND(([.Q309]+[.R309]+[.I309]+[.J309]+[.M309]+[.N309])/3;0)" office:value-type="float" office:value="7" calcext:value-type="float">
            <text:p>7</text:p>
          </table:table-cell>
          <table:table-cell table:style-name="ce70" table:formula="of:=[.F309]*LOG10([.S309]+2)" office:value-type="float" office:value="19.0848501887865" calcext:value-type="float">
            <text:p>19,0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151</text:p>
          </table:table-cell>
          <table:table-cell table:style-name="ce10" office:value-type="date" office:date-value="2009-06-29" calcext:value-type="date">
            <text:p>29.06.09</text:p>
          </table:table-cell>
          <table:table-cell table:style-name="ce13" office:value-type="string" calcext:value-type="string">
            <text:p>Oleny arhipelag</text:p>
          </table:table-cell>
          <table:table-cell office:value-type="string" calcext:value-type="string">
            <text:p>Ovechka Chumazaya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10]=&quot;взв&quot;;11;[.G310]=&quot;накл&quot;;24;[.G310]=&quot;прокл&quot;;25;[.G310]=&quot;пт&quot;;26;[.G310]=90;10;[.G310]=85;10;[.G310]=80;9;[.G310]=75;8;[.G310]=70;8;[.G310]=65;7;[.G310]=60;7;[.G310]=55;6;[.G310]=50;6;[.G310]=45;6;[.G310]=40;5;[.G310]=35;4;[.G310]=30;4;[.G310]=25;3;[.G310]=20;2;[.G310]=15;1;[.G310]=10;1;[.G310]=0;0)" office:value-type="float" office:value="0" calcext:value-type="float">
            <text:p>0</text:p>
          </table:table-cell>
          <table:table-cell table:formula="of:=IF([.H310]&lt;=1;0;IF([.H310]&lt;=10;11;IF([.H310]&lt;=14;12;IF([.H310]&lt;=17;13;IF([.H310]&lt;=20;14;IF([.H310]&lt;=22;15;IF([.H310]&lt;=25;16;IF([.H310]&lt;=27;17;IF([.H310]&lt;=29;18;IF([.H310]&lt;=32;19;IF([.H310]&lt;=34;20;IF([.H310]&lt;=36;21;IF([.H310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10]=&quot;взв&quot;;11;[.K310]=&quot;накл&quot;;24;[.K310]=&quot;прокл&quot;;25;[.K310]=&quot;пт&quot;;26;[.K310]=90;10;[.K310]=85;10;[.K310]=80;9;[.K310]=75;8;[.K310]=70;8;[.K310]=65;7;[.K310]=60;7;[.K310]=55;6;[.K310]=50;6;[.K310]=45;6;[.K310]=40;5;[.K310]=35;4;[.K310]=30;4;[.K310]=25;3;[.K310]=20;2;[.K310]=15;1;[.K310]=10;1;[.K310]=0;0)" office:value-type="float" office:value="0" calcext:value-type="float">
            <text:p>0</text:p>
          </table:table-cell>
          <table:table-cell table:formula="of:=IF([.L310]&lt;=1;0;IF([.L310]&lt;=10;11;IF([.L310]&lt;=14;12;IF([.L310]&lt;=17;13;IF([.L310]&lt;=20;14;IF([.L310]&lt;=22;15;IF([.L310]&lt;=25;16;IF([.L310]&lt;=27;17;IF([.L310]&lt;=29;18;IF([.L310]&lt;=32;19;IF([.L310]&lt;=34;20;IF([.L310]&lt;=36;21;IF([.L310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310]=&quot;взв&quot;;11;[.O310]=&quot;накл&quot;;24;[.O310]=&quot;прокл&quot;;25;[.O310]=&quot;пт&quot;;26;[.O310]=90;10;[.O310]=85;10;[.O310]=80;9;[.O310]=75;8;[.O310]=70;8;[.O310]=65;7;[.O310]=60;7;[.O310]=55;6;[.O310]=50;6;[.O310]=45;6;[.O310]=40;5;[.O310]=35;4;[.O310]=30;4;[.O310]=25;3;[.O310]=20;2;[.O310]=15;1;[.O310]=10;1;[.O310]=0;0)" office:value-type="float" office:value="0" calcext:value-type="float">
            <text:p>0</text:p>
          </table:table-cell>
          <table:table-cell table:formula="of:=IF([.P310]&lt;=1;0;IF([.P310]&lt;=10;11;IF([.P310]&lt;=14;12;IF([.P310]&lt;=17;13;IF([.P310]&lt;=20;14;IF([.P310]&lt;=22;15;IF([.P310]&lt;=25;16;IF([.P310]&lt;=27;17;IF([.P310]&lt;=29;18;IF([.P310]&lt;=32;19;IF([.P310]&lt;=34;20;IF([.P310]&lt;=36;21;IF([.P310]&lt;=40;22;24)))))))))))))" office:value-type="float" office:value="0" calcext:value-type="float">
            <text:p>0</text:p>
          </table:table-cell>
          <table:table-cell table:formula="of:=ROUND(([.Q310]+[.R310]+[.I310]+[.J310]+[.M310]+[.N310])/2;0)" office:value-type="float" office:value="19" calcext:value-type="float">
            <text:p>19</text:p>
          </table:table-cell>
          <table:table-cell table:style-name="ce70" table:formula="of:=[.F310]*LOG10([.S310]+2)" office:value-type="float" office:value="30.4110437788801" calcext:value-type="float">
            <text:p>30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8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11]=&quot;взв&quot;;11;[.G311]=&quot;накл&quot;;24;[.G311]=&quot;прокл&quot;;25;[.G311]=&quot;пт&quot;;26;[.G311]=90;10;[.G311]=85;10;[.G311]=80;9;[.G311]=75;8;[.G311]=70;8;[.G311]=65;7;[.G311]=60;7;[.G311]=55;6;[.G311]=50;6;[.G311]=45;6;[.G311]=40;5;[.G311]=35;4;[.G311]=30;4;[.G311]=25;3;[.G311]=20;2;[.G311]=15;1;[.G311]=10;1;[.G311]=0;0)" office:value-type="float" office:value="0" calcext:value-type="float">
            <text:p>0</text:p>
          </table:table-cell>
          <table:table-cell table:formula="of:=IF([.H311]&lt;=1;0;IF([.H311]&lt;=10;11;IF([.H311]&lt;=14;12;IF([.H311]&lt;=17;13;IF([.H311]&lt;=20;14;IF([.H311]&lt;=22;15;IF([.H311]&lt;=25;16;IF([.H311]&lt;=27;17;IF([.H311]&lt;=29;18;IF([.H311]&lt;=32;19;IF([.H311]&lt;=34;20;IF([.H311]&lt;=36;21;IF([.H31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11]=&quot;взв&quot;;11;[.K311]=&quot;накл&quot;;24;[.K311]=&quot;прокл&quot;;25;[.K311]=&quot;пт&quot;;26;[.K311]=90;10;[.K311]=85;10;[.K311]=80;9;[.K311]=75;8;[.K311]=70;8;[.K311]=65;7;[.K311]=60;7;[.K311]=55;6;[.K311]=50;6;[.K311]=45;6;[.K311]=40;5;[.K311]=35;4;[.K311]=30;4;[.K311]=25;3;[.K311]=20;2;[.K311]=15;1;[.K311]=10;1;[.K311]=0;0)" office:value-type="float" office:value="0" calcext:value-type="float">
            <text:p>0</text:p>
          </table:table-cell>
          <table:table-cell table:formula="of:=IF([.L311]&lt;=1;0;IF([.L311]&lt;=10;11;IF([.L311]&lt;=14;12;IF([.L311]&lt;=17;13;IF([.L311]&lt;=20;14;IF([.L311]&lt;=22;15;IF([.L311]&lt;=25;16;IF([.L311]&lt;=27;17;IF([.L311]&lt;=29;18;IF([.L311]&lt;=32;19;IF([.L311]&lt;=34;20;IF([.L311]&lt;=36;21;IF([.L31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11]=&quot;взв&quot;;11;[.O311]=&quot;накл&quot;;24;[.O311]=&quot;прокл&quot;;25;[.O311]=&quot;пт&quot;;26;[.O311]=90;10;[.O311]=85;10;[.O311]=80;9;[.O311]=75;8;[.O311]=70;8;[.O311]=65;7;[.O311]=60;7;[.O311]=55;6;[.O311]=50;6;[.O311]=45;6;[.O311]=40;5;[.O311]=35;4;[.O311]=30;4;[.O311]=25;3;[.O311]=20;2;[.O311]=15;1;[.O311]=10;1;[.O311]=0;0)" office:value-type="float" office:value="0" calcext:value-type="float">
            <text:p>0</text:p>
          </table:table-cell>
          <table:table-cell table:formula="of:=IF([.P311]&lt;=1;0;IF([.P311]&lt;=10;11;IF([.P311]&lt;=14;12;IF([.P311]&lt;=17;13;IF([.P311]&lt;=20;14;IF([.P311]&lt;=22;15;IF([.P311]&lt;=25;16;IF([.P311]&lt;=27;17;IF([.P311]&lt;=29;18;IF([.P311]&lt;=32;19;IF([.P311]&lt;=34;20;IF([.P311]&lt;=36;21;IF([.P311]&lt;=40;22;24)))))))))))))" office:value-type="float" office:value="0" calcext:value-type="float">
            <text:p>0</text:p>
          </table:table-cell>
          <table:table-cell table:formula="of:=ROUND(([.Q311]+[.R311]+[.I311]+[.J311]+[.M311]+[.N311])/3;0)" office:value-type="float" office:value="0" calcext:value-type="float">
            <text:p>0</text:p>
          </table:table-cell>
          <table:table-cell table:style-name="ce70" table:formula="of:=[.F311]*LOG10([.S311]+2)" office:value-type="float" office:value="6.02059991327962" calcext:value-type="float">
            <text:p>6,02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56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12]=&quot;взв&quot;;11;[.G312]=&quot;накл&quot;;24;[.G312]=&quot;прокл&quot;;25;[.G312]=&quot;пт&quot;;26;[.G312]=90;10;[.G312]=85;10;[.G312]=80;9;[.G312]=75;8;[.G312]=70;8;[.G312]=65;7;[.G312]=60;7;[.G312]=55;6;[.G312]=50;6;[.G312]=45;6;[.G312]=40;5;[.G312]=35;4;[.G312]=30;4;[.G312]=25;3;[.G312]=20;2;[.G312]=15;1;[.G312]=10;1;[.G312]=0;0)" office:value-type="float" office:value="26" calcext:value-type="float">
            <text:p>26</text:p>
          </table:table-cell>
          <table:table-cell table:formula="of:=IF([.H312]&lt;=1;0;IF([.H312]&lt;=10;11;IF([.H312]&lt;=14;12;IF([.H312]&lt;=17;13;IF([.H312]&lt;=20;14;IF([.H312]&lt;=22;15;IF([.H312]&lt;=25;16;IF([.H312]&lt;=27;17;IF([.H312]&lt;=29;18;IF([.H312]&lt;=32;19;IF([.H312]&lt;=34;20;IF([.H312]&lt;=36;21;IF([.H31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12]=&quot;взв&quot;;11;[.K312]=&quot;накл&quot;;24;[.K312]=&quot;прокл&quot;;25;[.K312]=&quot;пт&quot;;26;[.K312]=90;10;[.K312]=85;10;[.K312]=80;9;[.K312]=75;8;[.K312]=70;8;[.K312]=65;7;[.K312]=60;7;[.K312]=55;6;[.K312]=50;6;[.K312]=45;6;[.K312]=40;5;[.K312]=35;4;[.K312]=30;4;[.K312]=25;3;[.K312]=20;2;[.K312]=15;1;[.K312]=10;1;[.K312]=0;0)" office:value-type="float" office:value="26" calcext:value-type="float">
            <text:p>26</text:p>
          </table:table-cell>
          <table:table-cell table:formula="of:=IF([.L312]&lt;=1;0;IF([.L312]&lt;=10;11;IF([.L312]&lt;=14;12;IF([.L312]&lt;=17;13;IF([.L312]&lt;=20;14;IF([.L312]&lt;=22;15;IF([.L312]&lt;=25;16;IF([.L312]&lt;=27;17;IF([.L312]&lt;=29;18;IF([.L312]&lt;=32;19;IF([.L312]&lt;=34;20;IF([.L312]&lt;=36;21;IF([.L31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12]=&quot;взв&quot;;11;[.O312]=&quot;накл&quot;;24;[.O312]=&quot;прокл&quot;;25;[.O312]=&quot;пт&quot;;26;[.O312]=90;10;[.O312]=85;10;[.O312]=80;9;[.O312]=75;8;[.O312]=70;8;[.O312]=65;7;[.O312]=60;7;[.O312]=55;6;[.O312]=50;6;[.O312]=45;6;[.O312]=40;5;[.O312]=35;4;[.O312]=30;4;[.O312]=25;3;[.O312]=20;2;[.O312]=15;1;[.O312]=10;1;[.O312]=0;0)" office:value-type="float" office:value="26" calcext:value-type="float">
            <text:p>26</text:p>
          </table:table-cell>
          <table:table-cell table:formula="of:=IF([.P312]&lt;=1;0;IF([.P312]&lt;=10;11;IF([.P312]&lt;=14;12;IF([.P312]&lt;=17;13;IF([.P312]&lt;=20;14;IF([.P312]&lt;=22;15;IF([.P312]&lt;=25;16;IF([.P312]&lt;=27;17;IF([.P312]&lt;=29;18;IF([.P312]&lt;=32;19;IF([.P312]&lt;=34;20;IF([.P312]&lt;=36;21;IF([.P312]&lt;=40;22;24)))))))))))))" office:value-type="float" office:value="0" calcext:value-type="float">
            <text:p>0</text:p>
          </table:table-cell>
          <table:table-cell table:formula="of:=ROUND(([.Q312]+[.R312]+[.I312]+[.J312]+[.M312]+[.N312])/3;0)" office:value-type="float" office:value="26" calcext:value-type="float">
            <text:p>26</text:p>
          </table:table-cell>
          <table:table-cell table:style-name="ce70" table:formula="of:=[.F312]*LOG10([.S312]+2)" office:value-type="float" office:value="1.44715803134222" calcext:value-type="float">
            <text:p>1,45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0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13]=&quot;взв&quot;;11;[.G313]=&quot;накл&quot;;24;[.G313]=&quot;прокл&quot;;25;[.G313]=&quot;пт&quot;;26;[.G313]=90;10;[.G313]=85;10;[.G313]=80;9;[.G313]=75;8;[.G313]=70;8;[.G313]=65;7;[.G313]=60;7;[.G313]=55;6;[.G313]=50;6;[.G313]=45;6;[.G313]=40;5;[.G313]=35;4;[.G313]=30;4;[.G313]=25;3;[.G313]=20;2;[.G313]=15;1;[.G313]=10;1;[.G313]=0;0)" office:value-type="float" office:value="24" calcext:value-type="float">
            <text:p>24</text:p>
          </table:table-cell>
          <table:table-cell table:formula="of:=IF([.H313]&lt;=1;0;IF([.H313]&lt;=10;11;IF([.H313]&lt;=14;12;IF([.H313]&lt;=17;13;IF([.H313]&lt;=20;14;IF([.H313]&lt;=22;15;IF([.H313]&lt;=25;16;IF([.H313]&lt;=27;17;IF([.H313]&lt;=29;18;IF([.H313]&lt;=32;19;IF([.H313]&lt;=34;20;IF([.H313]&lt;=36;21;IF([.H31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13]=&quot;взв&quot;;11;[.K313]=&quot;накл&quot;;24;[.K313]=&quot;прокл&quot;;25;[.K313]=&quot;пт&quot;;26;[.K313]=90;10;[.K313]=85;10;[.K313]=80;9;[.K313]=75;8;[.K313]=70;8;[.K313]=65;7;[.K313]=60;7;[.K313]=55;6;[.K313]=50;6;[.K313]=45;6;[.K313]=40;5;[.K313]=35;4;[.K313]=30;4;[.K313]=25;3;[.K313]=20;2;[.K313]=15;1;[.K313]=10;1;[.K313]=0;0)" office:value-type="float" office:value="0" calcext:value-type="float">
            <text:p>0</text:p>
          </table:table-cell>
          <table:table-cell table:formula="of:=IF([.L313]&lt;=1;0;IF([.L313]&lt;=10;11;IF([.L313]&lt;=14;12;IF([.L313]&lt;=17;13;IF([.L313]&lt;=20;14;IF([.L313]&lt;=22;15;IF([.L313]&lt;=25;16;IF([.L313]&lt;=27;17;IF([.L313]&lt;=29;18;IF([.L313]&lt;=32;19;IF([.L313]&lt;=34;20;IF([.L313]&lt;=36;21;IF([.L313]&lt;=40;22;24)))))))))))))" office:value-type="float" office:value="0" calcext:value-type="float">
            <text:p>0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O313]=&quot;взв&quot;;11;[.O313]=&quot;накл&quot;;24;[.O313]=&quot;прокл&quot;;25;[.O313]=&quot;пт&quot;;26;[.O313]=90;10;[.O313]=85;10;[.O313]=80;9;[.O313]=75;8;[.O313]=70;8;[.O313]=65;7;[.O313]=60;7;[.O313]=55;6;[.O313]=50;6;[.O313]=45;6;[.O313]=40;5;[.O313]=35;4;[.O313]=30;4;[.O313]=25;3;[.O313]=20;2;[.O313]=15;1;[.O313]=10;1;[.O313]=0;0)" office:value-type="float" office:value="0" calcext:value-type="float">
            <text:p>0</text:p>
          </table:table-cell>
          <table:table-cell table:formula="of:=IF([.P313]&lt;=1;0;IF([.P313]&lt;=10;11;IF([.P313]&lt;=14;12;IF([.P313]&lt;=17;13;IF([.P313]&lt;=20;14;IF([.P313]&lt;=22;15;IF([.P313]&lt;=25;16;IF([.P313]&lt;=27;17;IF([.P313]&lt;=29;18;IF([.P313]&lt;=32;19;IF([.P313]&lt;=34;20;IF([.P313]&lt;=36;21;IF([.P313]&lt;=40;22;24))))))))))))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70" table:formula="of:=[.F313]*LOG10([.S313]+2)" office:value-type="float" office:value="1.41497334797082" calcext:value-type="float">
            <text:p>1,41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798</text:p>
          </table:table-cell>
          <table:table-cell table:style-name="ce10" office:value-type="date" office:date-value="2009-06-21" calcext:value-type="date">
            <text:p>21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14]=&quot;взв&quot;;11;[.G314]=&quot;накл&quot;;24;[.G314]=&quot;прокл&quot;;25;[.G314]=&quot;пт&quot;;26;[.G314]=90;10;[.G314]=85;10;[.G314]=80;9;[.G314]=75;8;[.G314]=70;8;[.G314]=65;7;[.G314]=60;7;[.G314]=55;6;[.G314]=50;6;[.G314]=45;6;[.G314]=40;5;[.G314]=35;4;[.G314]=30;4;[.G314]=25;3;[.G314]=20;2;[.G314]=15;1;[.G314]=10;1;[.G314]=0;0)" office:value-type="float" office:value="8" calcext:value-type="float">
            <text:p>8</text:p>
          </table:table-cell>
          <table:table-cell table:formula="of:=IF([.H314]&lt;=1;0;IF([.H314]&lt;=10;11;IF([.H314]&lt;=14;12;IF([.H314]&lt;=17;13;IF([.H314]&lt;=20;14;IF([.H314]&lt;=22;15;IF([.H314]&lt;=25;16;IF([.H314]&lt;=27;17;IF([.H314]&lt;=29;18;IF([.H314]&lt;=32;19;IF([.H314]&lt;=34;20;IF([.H314]&lt;=36;21;IF([.H3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14]=&quot;взв&quot;;11;[.K314]=&quot;накл&quot;;24;[.K314]=&quot;прокл&quot;;25;[.K314]=&quot;пт&quot;;26;[.K314]=90;10;[.K314]=85;10;[.K314]=80;9;[.K314]=75;8;[.K314]=70;8;[.K314]=65;7;[.K314]=60;7;[.K314]=55;6;[.K314]=50;6;[.K314]=45;6;[.K314]=40;5;[.K314]=35;4;[.K314]=30;4;[.K314]=25;3;[.K314]=20;2;[.K314]=15;1;[.K314]=10;1;[.K314]=0;0)" office:value-type="float" office:value="8" calcext:value-type="float">
            <text:p>8</text:p>
          </table:table-cell>
          <table:table-cell table:formula="of:=IF([.L314]&lt;=1;0;IF([.L314]&lt;=10;11;IF([.L314]&lt;=14;12;IF([.L314]&lt;=17;13;IF([.L314]&lt;=20;14;IF([.L314]&lt;=22;15;IF([.L314]&lt;=25;16;IF([.L314]&lt;=27;17;IF([.L314]&lt;=29;18;IF([.L314]&lt;=32;19;IF([.L314]&lt;=34;20;IF([.L314]&lt;=36;21;IF([.L3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14]=&quot;взв&quot;;11;[.O314]=&quot;накл&quot;;24;[.O314]=&quot;прокл&quot;;25;[.O314]=&quot;пт&quot;;26;[.O314]=90;10;[.O314]=85;10;[.O314]=80;9;[.O314]=75;8;[.O314]=70;8;[.O314]=65;7;[.O314]=60;7;[.O314]=55;6;[.O314]=50;6;[.O314]=45;6;[.O314]=40;5;[.O314]=35;4;[.O314]=30;4;[.O314]=25;3;[.O314]=20;2;[.O314]=15;1;[.O314]=10;1;[.O314]=0;0)" office:value-type="float" office:value="8" calcext:value-type="float">
            <text:p>8</text:p>
          </table:table-cell>
          <table:table-cell table:formula="of:=IF([.P314]&lt;=1;0;IF([.P314]&lt;=10;11;IF([.P314]&lt;=14;12;IF([.P314]&lt;=17;13;IF([.P314]&lt;=20;14;IF([.P314]&lt;=22;15;IF([.P314]&lt;=25;16;IF([.P314]&lt;=27;17;IF([.P314]&lt;=29;18;IF([.P314]&lt;=32;19;IF([.P314]&lt;=34;20;IF([.P314]&lt;=36;21;IF([.P314]&lt;=40;22;24)))))))))))))" office:value-type="float" office:value="0" calcext:value-type="float">
            <text:p>0</text:p>
          </table:table-cell>
          <table:table-cell table:formula="of:=ROUND(([.Q314]+[.R314]+[.I314]+[.J314]+[.M314]+[.N314])/3;0)" office:value-type="float" office:value="8" calcext:value-type="float">
            <text:p>8</text:p>
          </table:table-cell>
          <table:table-cell table:style-name="ce70" table:formula="of:=[.F314]*LOG10([.S314]+2)" office:value-type="float" office:value="2" calcext:value-type="float">
            <text:p>2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4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315]=&quot;взв&quot;;11;[.G315]=&quot;накл&quot;;24;[.G315]=&quot;прокл&quot;;25;[.G315]=&quot;пт&quot;;26;[.G315]=90;10;[.G315]=85;10;[.G315]=80;9;[.G315]=75;8;[.G315]=70;8;[.G315]=65;7;[.G315]=60;7;[.G315]=55;6;[.G315]=50;6;[.G315]=45;6;[.G315]=40;5;[.G315]=35;4;[.G315]=30;4;[.G315]=25;3;[.G315]=20;2;[.G315]=15;1;[.G315]=10;1;[.G315]=0;0)" office:value-type="float" office:value="0" calcext:value-type="float">
            <text:p>0</text:p>
          </table:table-cell>
          <table:table-cell table:formula="of:=IF([.H315]&lt;=1;0;IF([.H315]&lt;=10;11;IF([.H315]&lt;=14;12;IF([.H315]&lt;=17;13;IF([.H315]&lt;=20;14;IF([.H315]&lt;=22;15;IF([.H315]&lt;=25;16;IF([.H315]&lt;=27;17;IF([.H315]&lt;=29;18;IF([.H315]&lt;=32;19;IF([.H315]&lt;=34;20;IF([.H315]&lt;=36;21;IF([.H315]&lt;=40;22;24)))))))))))))" office:value-type="float" office:value="24" calcext:value-type="float">
            <text:p>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15]=&quot;взв&quot;;11;[.K315]=&quot;накл&quot;;24;[.K315]=&quot;прокл&quot;;25;[.K315]=&quot;пт&quot;;26;[.K315]=90;10;[.K315]=85;10;[.K315]=80;9;[.K315]=75;8;[.K315]=70;8;[.K315]=65;7;[.K315]=60;7;[.K315]=55;6;[.K315]=50;6;[.K315]=45;6;[.K315]=40;5;[.K315]=35;4;[.K315]=30;4;[.K315]=25;3;[.K315]=20;2;[.K315]=15;1;[.K315]=10;1;[.K315]=0;0)" office:value-type="float" office:value="0" calcext:value-type="float">
            <text:p>0</text:p>
          </table:table-cell>
          <table:table-cell table:formula="of:=IF([.L315]&lt;=1;0;IF([.L315]&lt;=10;11;IF([.L315]&lt;=14;12;IF([.L315]&lt;=17;13;IF([.L315]&lt;=20;14;IF([.L315]&lt;=22;15;IF([.L315]&lt;=25;16;IF([.L315]&lt;=27;17;IF([.L315]&lt;=29;18;IF([.L315]&lt;=32;19;IF([.L315]&lt;=34;20;IF([.L315]&lt;=36;21;IF([.L315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315]=&quot;взв&quot;;11;[.O315]=&quot;накл&quot;;24;[.O315]=&quot;прокл&quot;;25;[.O315]=&quot;пт&quot;;26;[.O315]=90;10;[.O315]=85;10;[.O315]=80;9;[.O315]=75;8;[.O315]=70;8;[.O315]=65;7;[.O315]=60;7;[.O315]=55;6;[.O315]=50;6;[.O315]=45;6;[.O315]=40;5;[.O315]=35;4;[.O315]=30;4;[.O315]=25;3;[.O315]=20;2;[.O315]=15;1;[.O315]=10;1;[.O315]=0;0)" office:value-type="float" office:value="0" calcext:value-type="float">
            <text:p>0</text:p>
          </table:table-cell>
          <table:table-cell table:formula="of:=IF([.P315]&lt;=1;0;IF([.P315]&lt;=10;11;IF([.P315]&lt;=14;12;IF([.P315]&lt;=17;13;IF([.P315]&lt;=20;14;IF([.P315]&lt;=22;15;IF([.P315]&lt;=25;16;IF([.P315]&lt;=27;17;IF([.P315]&lt;=29;18;IF([.P315]&lt;=32;19;IF([.P315]&lt;=34;20;IF([.P315]&lt;=36;21;IF([.P315]&lt;=40;22;24)))))))))))))" office:value-type="float" office:value="0" calcext:value-type="float">
            <text:p>0</text:p>
          </table:table-cell>
          <table:table-cell table:formula="of:=ROUND(([.Q315]+[.R315]+[.I315]+[.J315]+[.M315]+[.N315])/2;0)" office:value-type="float" office:value="22" calcext:value-type="float">
            <text:p>22</text:p>
          </table:table-cell>
          <table:table-cell table:style-name="ce70" table:formula="of:=[.F315]*LOG10([.S315]+2)" office:value-type="float" office:value="6.90105620855803" calcext:value-type="float">
            <text:p>6,9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313</text:p>
          </table:table-cell>
          <table:table-cell office:value-type="date" office:date-value="2009-07-07" calcext:value-type="date">
            <text:p>07.07.09</text:p>
          </table:table-cell>
          <table:table-cell table:style-name="ce13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316]=&quot;взв&quot;;11;[.G316]=&quot;накл&quot;;24;[.G316]=&quot;прокл&quot;;25;[.G316]=&quot;пт&quot;;26;[.G316]=90;10;[.G316]=85;10;[.G316]=80;9;[.G316]=75;8;[.G316]=70;8;[.G316]=65;7;[.G316]=60;7;[.G316]=55;6;[.G316]=50;6;[.G316]=45;6;[.G316]=40;5;[.G316]=35;4;[.G316]=30;4;[.G316]=25;3;[.G316]=20;2;[.G316]=15;1;[.G316]=10;1;[.G316]=0;0)" office:value-type="float" office:value="1" calcext:value-type="float">
            <text:p>1</text:p>
          </table:table-cell>
          <table:table-cell table:formula="of:=IF([.H316]&lt;=1;0;IF([.H316]&lt;=10;11;IF([.H316]&lt;=14;12;IF([.H316]&lt;=17;13;IF([.H316]&lt;=20;14;IF([.H316]&lt;=22;15;IF([.H316]&lt;=25;16;IF([.H316]&lt;=27;17;IF([.H316]&lt;=29;18;IF([.H316]&lt;=32;19;IF([.H316]&lt;=34;20;IF([.H316]&lt;=36;21;IF([.H31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16]=&quot;взв&quot;;11;[.K316]=&quot;накл&quot;;24;[.K316]=&quot;прокл&quot;;25;[.K316]=&quot;пт&quot;;26;[.K316]=90;10;[.K316]=85;10;[.K316]=80;9;[.K316]=75;8;[.K316]=70;8;[.K316]=65;7;[.K316]=60;7;[.K316]=55;6;[.K316]=50;6;[.K316]=45;6;[.K316]=40;5;[.K316]=35;4;[.K316]=30;4;[.K316]=25;3;[.K316]=20;2;[.K316]=15;1;[.K316]=10;1;[.K316]=0;0)" office:value-type="float" office:value="1" calcext:value-type="float">
            <text:p>1</text:p>
          </table:table-cell>
          <table:table-cell table:formula="of:=IF([.L316]&lt;=1;0;IF([.L316]&lt;=10;11;IF([.L316]&lt;=14;12;IF([.L316]&lt;=17;13;IF([.L316]&lt;=20;14;IF([.L316]&lt;=22;15;IF([.L316]&lt;=25;16;IF([.L316]&lt;=27;17;IF([.L316]&lt;=29;18;IF([.L316]&lt;=32;19;IF([.L316]&lt;=34;20;IF([.L316]&lt;=36;21;IF([.L31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16]=&quot;взв&quot;;11;[.O316]=&quot;накл&quot;;24;[.O316]=&quot;прокл&quot;;25;[.O316]=&quot;пт&quot;;26;[.O316]=90;10;[.O316]=85;10;[.O316]=80;9;[.O316]=75;8;[.O316]=70;8;[.O316]=65;7;[.O316]=60;7;[.O316]=55;6;[.O316]=50;6;[.O316]=45;6;[.O316]=40;5;[.O316]=35;4;[.O316]=30;4;[.O316]=25;3;[.O316]=20;2;[.O316]=15;1;[.O316]=10;1;[.O316]=0;0)" office:value-type="float" office:value="1" calcext:value-type="float">
            <text:p>1</text:p>
          </table:table-cell>
          <table:table-cell table:formula="of:=IF([.P316]&lt;=1;0;IF([.P316]&lt;=10;11;IF([.P316]&lt;=14;12;IF([.P316]&lt;=17;13;IF([.P316]&lt;=20;14;IF([.P316]&lt;=22;15;IF([.P316]&lt;=25;16;IF([.P316]&lt;=27;17;IF([.P316]&lt;=29;18;IF([.P316]&lt;=32;19;IF([.P316]&lt;=34;20;IF([.P316]&lt;=36;21;IF([.P316]&lt;=40;22;24)))))))))))))" office:value-type="float" office:value="0" calcext:value-type="float">
            <text:p>0</text:p>
          </table:table-cell>
          <table:table-cell table:formula="of:=ROUND(([.Q316]+[.R316]+[.I316]+[.J316]+[.M316]+[.N316])/3;0)" office:value-type="float" office:value="1" calcext:value-type="float">
            <text:p>1</text:p>
          </table:table-cell>
          <table:table-cell table:style-name="ce70" table:formula="of:=[.F316]*LOG10([.S316]+2)" office:value-type="float" office:value="23.8560627359831" calcext:value-type="float">
            <text:p>23,86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43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8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17]=&quot;взв&quot;;11;[.G317]=&quot;накл&quot;;24;[.G317]=&quot;прокл&quot;;25;[.G317]=&quot;пт&quot;;26;[.G317]=90;10;[.G317]=85;10;[.G317]=80;9;[.G317]=75;8;[.G317]=70;8;[.G317]=65;7;[.G317]=60;7;[.G317]=55;6;[.G317]=50;6;[.G317]=45;6;[.G317]=40;5;[.G317]=35;4;[.G317]=30;4;[.G317]=25;3;[.G317]=20;2;[.G317]=15;1;[.G317]=10;1;[.G317]=0;0)" office:value-type="float" office:value="26" calcext:value-type="float">
            <text:p>26</text:p>
          </table:table-cell>
          <table:table-cell table:formula="of:=IF([.H317]&lt;=1;0;IF([.H317]&lt;=10;11;IF([.H317]&lt;=14;12;IF([.H317]&lt;=17;13;IF([.H317]&lt;=20;14;IF([.H317]&lt;=22;15;IF([.H317]&lt;=25;16;IF([.H317]&lt;=27;17;IF([.H317]&lt;=29;18;IF([.H317]&lt;=32;19;IF([.H317]&lt;=34;20;IF([.H317]&lt;=36;21;IF([.H31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17]=&quot;взв&quot;;11;[.K317]=&quot;накл&quot;;24;[.K317]=&quot;прокл&quot;;25;[.K317]=&quot;пт&quot;;26;[.K317]=90;10;[.K317]=85;10;[.K317]=80;9;[.K317]=75;8;[.K317]=70;8;[.K317]=65;7;[.K317]=60;7;[.K317]=55;6;[.K317]=50;6;[.K317]=45;6;[.K317]=40;5;[.K317]=35;4;[.K317]=30;4;[.K317]=25;3;[.K317]=20;2;[.K317]=15;1;[.K317]=10;1;[.K317]=0;0)" office:value-type="float" office:value="0" calcext:value-type="float">
            <text:p>0</text:p>
          </table:table-cell>
          <table:table-cell table:formula="of:=IF([.L317]&lt;=1;0;IF([.L317]&lt;=10;11;IF([.L317]&lt;=14;12;IF([.L317]&lt;=17;13;IF([.L317]&lt;=20;14;IF([.L317]&lt;=22;15;IF([.L317]&lt;=25;16;IF([.L317]&lt;=27;17;IF([.L317]&lt;=29;18;IF([.L317]&lt;=32;19;IF([.L317]&lt;=34;20;IF([.L317]&lt;=36;21;IF([.L31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17]=&quot;взв&quot;;11;[.O317]=&quot;накл&quot;;24;[.O317]=&quot;прокл&quot;;25;[.O317]=&quot;пт&quot;;26;[.O317]=90;10;[.O317]=85;10;[.O317]=80;9;[.O317]=75;8;[.O317]=70;8;[.O317]=65;7;[.O317]=60;7;[.O317]=55;6;[.O317]=50;6;[.O317]=45;6;[.O317]=40;5;[.O317]=35;4;[.O317]=30;4;[.O317]=25;3;[.O317]=20;2;[.O317]=15;1;[.O317]=10;1;[.O317]=0;0)" office:value-type="float" office:value="0" calcext:value-type="float">
            <text:p>0</text:p>
          </table:table-cell>
          <table:table-cell table:formula="of:=IF([.P317]&lt;=1;0;IF([.P317]&lt;=10;11;IF([.P317]&lt;=14;12;IF([.P317]&lt;=17;13;IF([.P317]&lt;=20;14;IF([.P317]&lt;=22;15;IF([.P317]&lt;=25;16;IF([.P317]&lt;=27;17;IF([.P317]&lt;=29;18;IF([.P317]&lt;=32;19;IF([.P317]&lt;=34;20;IF([.P317]&lt;=36;21;IF([.P317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0" table:formula="of:=[.F317]*LOG10([.S317]+2)" office:value-type="float" office:value="11.5772642507378" calcext:value-type="float">
            <text:p>11,58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09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0" calcext:value-type="float">
            <text:p>90</text:p>
          </table:table-cell>
          <table:table-cell table:style-name="ce13"/>
          <table:table-cell table:formula="of:=COM.MICROSOFT.IFS([.G318]=&quot;взв&quot;;11;[.G318]=&quot;накл&quot;;24;[.G318]=&quot;прокл&quot;;25;[.G318]=&quot;пт&quot;;26;[.G318]=90;10;[.G318]=85;10;[.G318]=80;9;[.G318]=75;8;[.G318]=70;8;[.G318]=65;7;[.G318]=60;7;[.G318]=55;6;[.G318]=50;6;[.G318]=45;6;[.G318]=40;5;[.G318]=35;4;[.G318]=30;4;[.G318]=25;3;[.G318]=20;2;[.G318]=15;1;[.G318]=10;1;[.G318]=0;0)" office:value-type="float" office:value="10" calcext:value-type="float">
            <text:p>10</text:p>
          </table:table-cell>
          <table:table-cell table:formula="of:=IF([.H318]&lt;=1;0;IF([.H318]&lt;=10;11;IF([.H318]&lt;=14;12;IF([.H318]&lt;=17;13;IF([.H318]&lt;=20;14;IF([.H318]&lt;=22;15;IF([.H318]&lt;=25;16;IF([.H318]&lt;=27;17;IF([.H318]&lt;=29;18;IF([.H318]&lt;=32;19;IF([.H318]&lt;=34;20;IF([.H318]&lt;=36;21;IF([.H318]&lt;=40;22;24)))))))))))))" office:value-type="float" office:value="0" calcext:value-type="float">
            <text:p>0</text:p>
          </table:table-cell>
          <table:table-cell table:style-name="ce13" office:value-type="float" office:value="90" calcext:value-type="float">
            <text:p>90</text:p>
          </table:table-cell>
          <table:table-cell table:style-name="ce13"/>
          <table:table-cell table:formula="of:=COM.MICROSOFT.IFS([.K318]=&quot;взв&quot;;11;[.K318]=&quot;накл&quot;;24;[.K318]=&quot;прокл&quot;;25;[.K318]=&quot;пт&quot;;26;[.K318]=90;10;[.K318]=85;10;[.K318]=80;9;[.K318]=75;8;[.K318]=70;8;[.K318]=65;7;[.K318]=60;7;[.K318]=55;6;[.K318]=50;6;[.K318]=45;6;[.K318]=40;5;[.K318]=35;4;[.K318]=30;4;[.K318]=25;3;[.K318]=20;2;[.K318]=15;1;[.K318]=10;1;[.K318]=0;0)" office:value-type="float" office:value="10" calcext:value-type="float">
            <text:p>10</text:p>
          </table:table-cell>
          <table:table-cell table:formula="of:=IF([.L318]&lt;=1;0;IF([.L318]&lt;=10;11;IF([.L318]&lt;=14;12;IF([.L318]&lt;=17;13;IF([.L318]&lt;=20;14;IF([.L318]&lt;=22;15;IF([.L318]&lt;=25;16;IF([.L318]&lt;=27;17;IF([.L318]&lt;=29;18;IF([.L318]&lt;=32;19;IF([.L318]&lt;=34;20;IF([.L318]&lt;=36;21;IF([.L318]&lt;=40;22;24)))))))))))))" office:value-type="float" office:value="0" calcext:value-type="float">
            <text:p>0</text:p>
          </table:table-cell>
          <table:table-cell table:style-name="ce13" office:value-type="float" office:value="90" calcext:value-type="float">
            <text:p>90</text:p>
          </table:table-cell>
          <table:table-cell table:style-name="ce13"/>
          <table:table-cell table:formula="of:=COM.MICROSOFT.IFS([.O318]=&quot;взв&quot;;11;[.O318]=&quot;накл&quot;;24;[.O318]=&quot;прокл&quot;;25;[.O318]=&quot;пт&quot;;26;[.O318]=90;10;[.O318]=85;10;[.O318]=80;9;[.O318]=75;8;[.O318]=70;8;[.O318]=65;7;[.O318]=60;7;[.O318]=55;6;[.O318]=50;6;[.O318]=45;6;[.O318]=40;5;[.O318]=35;4;[.O318]=30;4;[.O318]=25;3;[.O318]=20;2;[.O318]=15;1;[.O318]=10;1;[.O318]=0;0)" office:value-type="float" office:value="10" calcext:value-type="float">
            <text:p>10</text:p>
          </table:table-cell>
          <table:table-cell table:formula="of:=IF([.P318]&lt;=1;0;IF([.P318]&lt;=10;11;IF([.P318]&lt;=14;12;IF([.P318]&lt;=17;13;IF([.P318]&lt;=20;14;IF([.P318]&lt;=22;15;IF([.P318]&lt;=25;16;IF([.P318]&lt;=27;17;IF([.P318]&lt;=29;18;IF([.P318]&lt;=32;19;IF([.P318]&lt;=34;20;IF([.P318]&lt;=36;21;IF([.P318]&lt;=40;22;24)))))))))))))" office:value-type="float" office:value="0" calcext:value-type="float">
            <text:p>0</text:p>
          </table:table-cell>
          <table:table-cell table:formula="of:=ROUND(([.Q318]+[.R318]+[.I318]+[.J318]+[.M318]+[.N318])/3;0)" office:value-type="float" office:value="10" calcext:value-type="float">
            <text:p>10</text:p>
          </table:table-cell>
          <table:table-cell table:style-name="ce70" table:formula="of:=[.F318]*LOG10([.S318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16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Travyanaya Litoraln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19]=&quot;взв&quot;;11;[.G319]=&quot;накл&quot;;24;[.G319]=&quot;прокл&quot;;25;[.G319]=&quot;пт&quot;;26;[.G319]=90;10;[.G319]=85;10;[.G319]=80;9;[.G319]=75;8;[.G319]=70;8;[.G319]=65;7;[.G319]=60;7;[.G319]=55;6;[.G319]=50;6;[.G319]=45;6;[.G319]=40;5;[.G319]=35;4;[.G319]=30;4;[.G319]=25;3;[.G319]=20;2;[.G319]=15;1;[.G319]=10;1;[.G319]=0;0)" office:value-type="float" office:value="7" calcext:value-type="float">
            <text:p>7</text:p>
          </table:table-cell>
          <table:table-cell table:formula="of:=IF([.H319]&lt;=1;0;IF([.H319]&lt;=10;11;IF([.H319]&lt;=14;12;IF([.H319]&lt;=17;13;IF([.H319]&lt;=20;14;IF([.H319]&lt;=22;15;IF([.H319]&lt;=25;16;IF([.H319]&lt;=27;17;IF([.H319]&lt;=29;18;IF([.H319]&lt;=32;19;IF([.H319]&lt;=34;20;IF([.H319]&lt;=36;21;IF([.H31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19]=&quot;взв&quot;;11;[.K319]=&quot;накл&quot;;24;[.K319]=&quot;прокл&quot;;25;[.K319]=&quot;пт&quot;;26;[.K319]=90;10;[.K319]=85;10;[.K319]=80;9;[.K319]=75;8;[.K319]=70;8;[.K319]=65;7;[.K319]=60;7;[.K319]=55;6;[.K319]=50;6;[.K319]=45;6;[.K319]=40;5;[.K319]=35;4;[.K319]=30;4;[.K319]=25;3;[.K319]=20;2;[.K319]=15;1;[.K319]=10;1;[.K319]=0;0)" office:value-type="float" office:value="7" calcext:value-type="float">
            <text:p>7</text:p>
          </table:table-cell>
          <table:table-cell table:formula="of:=IF([.L319]&lt;=1;0;IF([.L319]&lt;=10;11;IF([.L319]&lt;=14;12;IF([.L319]&lt;=17;13;IF([.L319]&lt;=20;14;IF([.L319]&lt;=22;15;IF([.L319]&lt;=25;16;IF([.L319]&lt;=27;17;IF([.L319]&lt;=29;18;IF([.L319]&lt;=32;19;IF([.L319]&lt;=34;20;IF([.L319]&lt;=36;21;IF([.L31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19]=&quot;взв&quot;;11;[.O319]=&quot;накл&quot;;24;[.O319]=&quot;прокл&quot;;25;[.O319]=&quot;пт&quot;;26;[.O319]=90;10;[.O319]=85;10;[.O319]=80;9;[.O319]=75;8;[.O319]=70;8;[.O319]=65;7;[.O319]=60;7;[.O319]=55;6;[.O319]=50;6;[.O319]=45;6;[.O319]=40;5;[.O319]=35;4;[.O319]=30;4;[.O319]=25;3;[.O319]=20;2;[.O319]=15;1;[.O319]=10;1;[.O319]=0;0)" office:value-type="float" office:value="7" calcext:value-type="float">
            <text:p>7</text:p>
          </table:table-cell>
          <table:table-cell table:formula="of:=IF([.P319]&lt;=1;0;IF([.P319]&lt;=10;11;IF([.P319]&lt;=14;12;IF([.P319]&lt;=17;13;IF([.P319]&lt;=20;14;IF([.P319]&lt;=22;15;IF([.P319]&lt;=25;16;IF([.P319]&lt;=27;17;IF([.P319]&lt;=29;18;IF([.P319]&lt;=32;19;IF([.P319]&lt;=34;20;IF([.P319]&lt;=36;21;IF([.P319]&lt;=40;22;24)))))))))))))" office:value-type="float" office:value="0" calcext:value-type="float">
            <text:p>0</text:p>
          </table:table-cell>
          <table:table-cell table:formula="of:=ROUND(([.Q319]+[.R319]+[.I319]+[.J319]+[.M319]+[.N319])/3;0)" office:value-type="float" office:value="7" calcext:value-type="float">
            <text:p>7</text:p>
          </table:table-cell>
          <table:table-cell table:style-name="ce70" table:formula="of:=[.F319]*LOG10([.S319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56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20]=&quot;взв&quot;;11;[.G320]=&quot;накл&quot;;24;[.G320]=&quot;прокл&quot;;25;[.G320]=&quot;пт&quot;;26;[.G320]=90;10;[.G320]=85;10;[.G320]=80;9;[.G320]=75;8;[.G320]=70;8;[.G320]=65;7;[.G320]=60;7;[.G320]=55;6;[.G320]=50;6;[.G320]=45;6;[.G320]=40;5;[.G320]=35;4;[.G320]=30;4;[.G320]=25;3;[.G320]=20;2;[.G320]=15;1;[.G320]=10;1;[.G320]=0;0)" office:value-type="float" office:value="0" calcext:value-type="float">
            <text:p>0</text:p>
          </table:table-cell>
          <table:table-cell table:formula="of:=IF([.H320]&lt;=1;0;IF([.H320]&lt;=10;11;IF([.H320]&lt;=14;12;IF([.H320]&lt;=17;13;IF([.H320]&lt;=20;14;IF([.H320]&lt;=22;15;IF([.H320]&lt;=25;16;IF([.H320]&lt;=27;17;IF([.H320]&lt;=29;18;IF([.H320]&lt;=32;19;IF([.H320]&lt;=34;20;IF([.H320]&lt;=36;21;IF([.H320]&lt;=40;22;24)))))))))))))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320]=&quot;взв&quot;;11;[.K320]=&quot;накл&quot;;24;[.K320]=&quot;прокл&quot;;25;[.K320]=&quot;пт&quot;;26;[.K320]=90;10;[.K320]=85;10;[.K320]=80;9;[.K320]=75;8;[.K320]=70;8;[.K320]=65;7;[.K320]=60;7;[.K320]=55;6;[.K320]=50;6;[.K320]=45;6;[.K320]=40;5;[.K320]=35;4;[.K320]=30;4;[.K320]=25;3;[.K320]=20;2;[.K320]=15;1;[.K320]=10;1;[.K320]=0;0)" office:value-type="float" office:value="0" calcext:value-type="float">
            <text:p>0</text:p>
          </table:table-cell>
          <table:table-cell table:formula="of:=IF([.L320]&lt;=1;0;IF([.L320]&lt;=10;11;IF([.L320]&lt;=14;12;IF([.L320]&lt;=17;13;IF([.L320]&lt;=20;14;IF([.L320]&lt;=22;15;IF([.L320]&lt;=25;16;IF([.L320]&lt;=27;17;IF([.L320]&lt;=29;18;IF([.L320]&lt;=32;19;IF([.L320]&lt;=34;20;IF([.L320]&lt;=36;21;IF([.L32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320]=&quot;взв&quot;;11;[.O320]=&quot;накл&quot;;24;[.O320]=&quot;прокл&quot;;25;[.O320]=&quot;пт&quot;;26;[.O320]=90;10;[.O320]=85;10;[.O320]=80;9;[.O320]=75;8;[.O320]=70;8;[.O320]=65;7;[.O320]=60;7;[.O320]=55;6;[.O320]=50;6;[.O320]=45;6;[.O320]=40;5;[.O320]=35;4;[.O320]=30;4;[.O320]=25;3;[.O320]=20;2;[.O320]=15;1;[.O320]=10;1;[.O320]=0;0)" office:value-type="float" office:value="0" calcext:value-type="float">
            <text:p>0</text:p>
          </table:table-cell>
          <table:table-cell table:formula="of:=IF([.P320]&lt;=1;0;IF([.P320]&lt;=10;11;IF([.P320]&lt;=14;12;IF([.P320]&lt;=17;13;IF([.P320]&lt;=20;14;IF([.P320]&lt;=22;15;IF([.P320]&lt;=25;16;IF([.P320]&lt;=27;17;IF([.P320]&lt;=29;18;IF([.P320]&lt;=32;19;IF([.P320]&lt;=34;20;IF([.P320]&lt;=36;21;IF([.P320]&lt;=40;22;24)))))))))))))" office:value-type="float" office:value="0" calcext:value-type="float">
            <text:p>0</text:p>
          </table:table-cell>
          <table:table-cell table:formula="of:=ROUND(([.Q320]+[.R320]+[.I320]+[.J320]+[.M320]+[.N320])/2;0)" office:value-type="float" office:value="21" calcext:value-type="float">
            <text:p>21</text:p>
          </table:table-cell>
          <table:table-cell table:style-name="ce70" table:formula="of:=[.F320]*LOG10([.S320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061</text:p>
          </table:table-cell>
          <table:table-cell table:style-name="ce10" office:value-type="date" office:date-value="2009-06-12" calcext:value-type="date">
            <text:p>12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21]=&quot;взв&quot;;11;[.G321]=&quot;накл&quot;;24;[.G321]=&quot;прокл&quot;;25;[.G321]=&quot;пт&quot;;26;[.G321]=90;10;[.G321]=85;10;[.G321]=80;9;[.G321]=75;8;[.G321]=70;8;[.G321]=65;7;[.G321]=60;7;[.G321]=55;6;[.G321]=50;6;[.G321]=45;6;[.G321]=40;5;[.G321]=35;4;[.G321]=30;4;[.G321]=25;3;[.G321]=20;2;[.G321]=15;1;[.G321]=10;1;[.G321]=0;0)" office:value-type="float" office:value="0" calcext:value-type="float">
            <text:p>0</text:p>
          </table:table-cell>
          <table:table-cell table:formula="of:=IF([.H321]&lt;=1;0;IF([.H321]&lt;=10;11;IF([.H321]&lt;=14;12;IF([.H321]&lt;=17;13;IF([.H321]&lt;=20;14;IF([.H321]&lt;=22;15;IF([.H321]&lt;=25;16;IF([.H321]&lt;=27;17;IF([.H321]&lt;=29;18;IF([.H321]&lt;=32;19;IF([.H321]&lt;=34;20;IF([.H321]&lt;=36;21;IF([.H321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21]=&quot;взв&quot;;11;[.K321]=&quot;накл&quot;;24;[.K321]=&quot;прокл&quot;;25;[.K321]=&quot;пт&quot;;26;[.K321]=90;10;[.K321]=85;10;[.K321]=80;9;[.K321]=75;8;[.K321]=70;8;[.K321]=65;7;[.K321]=60;7;[.K321]=55;6;[.K321]=50;6;[.K321]=45;6;[.K321]=40;5;[.K321]=35;4;[.K321]=30;4;[.K321]=25;3;[.K321]=20;2;[.K321]=15;1;[.K321]=10;1;[.K321]=0;0)" office:value-type="float" office:value="0" calcext:value-type="float">
            <text:p>0</text:p>
          </table:table-cell>
          <table:table-cell table:formula="of:=IF([.L321]&lt;=1;0;IF([.L321]&lt;=10;11;IF([.L321]&lt;=14;12;IF([.L321]&lt;=17;13;IF([.L321]&lt;=20;14;IF([.L321]&lt;=22;15;IF([.L321]&lt;=25;16;IF([.L321]&lt;=27;17;IF([.L321]&lt;=29;18;IF([.L321]&lt;=32;19;IF([.L321]&lt;=34;20;IF([.L321]&lt;=36;21;IF([.L321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21]=&quot;взв&quot;;11;[.O321]=&quot;накл&quot;;24;[.O321]=&quot;прокл&quot;;25;[.O321]=&quot;пт&quot;;26;[.O321]=90;10;[.O321]=85;10;[.O321]=80;9;[.O321]=75;8;[.O321]=70;8;[.O321]=65;7;[.O321]=60;7;[.O321]=55;6;[.O321]=50;6;[.O321]=45;6;[.O321]=40;5;[.O321]=35;4;[.O321]=30;4;[.O321]=25;3;[.O321]=20;2;[.O321]=15;1;[.O321]=10;1;[.O321]=0;0)" office:value-type="float" office:value="0" calcext:value-type="float">
            <text:p>0</text:p>
          </table:table-cell>
          <table:table-cell table:formula="of:=IF([.P321]&lt;=1;0;IF([.P321]&lt;=10;11;IF([.P321]&lt;=14;12;IF([.P321]&lt;=17;13;IF([.P321]&lt;=20;14;IF([.P321]&lt;=22;15;IF([.P321]&lt;=25;16;IF([.P321]&lt;=27;17;IF([.P321]&lt;=29;18;IF([.P321]&lt;=32;19;IF([.P321]&lt;=34;20;IF([.P321]&lt;=36;21;IF([.P321]&lt;=40;22;24)))))))))))))" office:value-type="float" office:value="22" calcext:value-type="float">
            <text:p>22</text:p>
          </table:table-cell>
          <table:table-cell table:formula="of:=ROUND(([.Q321]+[.R321]+[.I321]+[.J321]+[.M321]+[.N321])/3;0)" office:value-type="float" office:value="22" calcext:value-type="float">
            <text:p>22</text:p>
          </table:table-cell>
          <table:table-cell table:style-name="ce70" table:formula="of:=[.F321]*LOG10([.S321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198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22]=&quot;взв&quot;;11;[.G322]=&quot;накл&quot;;24;[.G322]=&quot;прокл&quot;;25;[.G322]=&quot;пт&quot;;26;[.G322]=90;10;[.G322]=85;10;[.G322]=80;9;[.G322]=75;8;[.G322]=70;8;[.G322]=65;7;[.G322]=60;7;[.G322]=55;6;[.G322]=50;6;[.G322]=45;6;[.G322]=40;5;[.G322]=35;4;[.G322]=30;4;[.G322]=25;3;[.G322]=20;2;[.G322]=15;1;[.G322]=10;1;[.G322]=0;0)" office:value-type="float" office:value="10" calcext:value-type="float">
            <text:p>10</text:p>
          </table:table-cell>
          <table:table-cell table:formula="of:=IF([.H322]&lt;=1;0;IF([.H322]&lt;=10;11;IF([.H322]&lt;=14;12;IF([.H322]&lt;=17;13;IF([.H322]&lt;=20;14;IF([.H322]&lt;=22;15;IF([.H322]&lt;=25;16;IF([.H322]&lt;=27;17;IF([.H322]&lt;=29;18;IF([.H322]&lt;=32;19;IF([.H322]&lt;=34;20;IF([.H322]&lt;=36;21;IF([.H32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22]=&quot;взв&quot;;11;[.K322]=&quot;накл&quot;;24;[.K322]=&quot;прокл&quot;;25;[.K322]=&quot;пт&quot;;26;[.K322]=90;10;[.K322]=85;10;[.K322]=80;9;[.K322]=75;8;[.K322]=70;8;[.K322]=65;7;[.K322]=60;7;[.K322]=55;6;[.K322]=50;6;[.K322]=45;6;[.K322]=40;5;[.K322]=35;4;[.K322]=30;4;[.K322]=25;3;[.K322]=20;2;[.K322]=15;1;[.K322]=10;1;[.K322]=0;0)" office:value-type="float" office:value="8" calcext:value-type="float">
            <text:p>8</text:p>
          </table:table-cell>
          <table:table-cell table:formula="of:=IF([.L322]&lt;=1;0;IF([.L322]&lt;=10;11;IF([.L322]&lt;=14;12;IF([.L322]&lt;=17;13;IF([.L322]&lt;=20;14;IF([.L322]&lt;=22;15;IF([.L322]&lt;=25;16;IF([.L322]&lt;=27;17;IF([.L322]&lt;=29;18;IF([.L322]&lt;=32;19;IF([.L322]&lt;=34;20;IF([.L322]&lt;=36;21;IF([.L32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22]=&quot;взв&quot;;11;[.O322]=&quot;накл&quot;;24;[.O322]=&quot;прокл&quot;;25;[.O322]=&quot;пт&quot;;26;[.O322]=90;10;[.O322]=85;10;[.O322]=80;9;[.O322]=75;8;[.O322]=70;8;[.O322]=65;7;[.O322]=60;7;[.O322]=55;6;[.O322]=50;6;[.O322]=45;6;[.O322]=40;5;[.O322]=35;4;[.O322]=30;4;[.O322]=25;3;[.O322]=20;2;[.O322]=15;1;[.O322]=10;1;[.O322]=0;0)" office:value-type="float" office:value="6" calcext:value-type="float">
            <text:p>6</text:p>
          </table:table-cell>
          <table:table-cell table:formula="of:=IF([.P322]&lt;=1;0;IF([.P322]&lt;=10;11;IF([.P322]&lt;=14;12;IF([.P322]&lt;=17;13;IF([.P322]&lt;=20;14;IF([.P322]&lt;=22;15;IF([.P322]&lt;=25;16;IF([.P322]&lt;=27;17;IF([.P322]&lt;=29;18;IF([.P322]&lt;=32;19;IF([.P322]&lt;=34;20;IF([.P322]&lt;=36;21;IF([.P322]&lt;=40;22;24)))))))))))))" office:value-type="float" office:value="0" calcext:value-type="float">
            <text:p>0</text:p>
          </table:table-cell>
          <table:table-cell table:formula="of:=ROUND(([.Q322]+[.R322]+[.I322]+[.J322]+[.M322]+[.N322])/3;0)" office:value-type="float" office:value="8" calcext:value-type="float">
            <text:p>8</text:p>
          </table:table-cell>
          <table:table-cell table:style-name="ce70" table:formula="of:=[.F322]*LOG10([.S322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0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23]=&quot;взв&quot;;11;[.G323]=&quot;накл&quot;;24;[.G323]=&quot;прокл&quot;;25;[.G323]=&quot;пт&quot;;26;[.G323]=90;10;[.G323]=85;10;[.G323]=80;9;[.G323]=75;8;[.G323]=70;8;[.G323]=65;7;[.G323]=60;7;[.G323]=55;6;[.G323]=50;6;[.G323]=45;6;[.G323]=40;5;[.G323]=35;4;[.G323]=30;4;[.G323]=25;3;[.G323]=20;2;[.G323]=15;1;[.G323]=10;1;[.G323]=0;0)" office:value-type="float" office:value="0" calcext:value-type="float">
            <text:p>0</text:p>
          </table:table-cell>
          <table:table-cell table:formula="of:=IF([.H323]&lt;=1;0;IF([.H323]&lt;=10;11;IF([.H323]&lt;=14;12;IF([.H323]&lt;=17;13;IF([.H323]&lt;=20;14;IF([.H323]&lt;=22;15;IF([.H323]&lt;=25;16;IF([.H323]&lt;=27;17;IF([.H323]&lt;=29;18;IF([.H323]&lt;=32;19;IF([.H323]&lt;=34;20;IF([.H323]&lt;=36;21;IF([.H32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23]=&quot;взв&quot;;11;[.K323]=&quot;накл&quot;;24;[.K323]=&quot;прокл&quot;;25;[.K323]=&quot;пт&quot;;26;[.K323]=90;10;[.K323]=85;10;[.K323]=80;9;[.K323]=75;8;[.K323]=70;8;[.K323]=65;7;[.K323]=60;7;[.K323]=55;6;[.K323]=50;6;[.K323]=45;6;[.K323]=40;5;[.K323]=35;4;[.K323]=30;4;[.K323]=25;3;[.K323]=20;2;[.K323]=15;1;[.K323]=10;1;[.K323]=0;0)" office:value-type="float" office:value="0" calcext:value-type="float">
            <text:p>0</text:p>
          </table:table-cell>
          <table:table-cell table:formula="of:=IF([.L323]&lt;=1;0;IF([.L323]&lt;=10;11;IF([.L323]&lt;=14;12;IF([.L323]&lt;=17;13;IF([.L323]&lt;=20;14;IF([.L323]&lt;=22;15;IF([.L323]&lt;=25;16;IF([.L323]&lt;=27;17;IF([.L323]&lt;=29;18;IF([.L323]&lt;=32;19;IF([.L323]&lt;=34;20;IF([.L323]&lt;=36;21;IF([.L323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23]=&quot;взв&quot;;11;[.O323]=&quot;накл&quot;;24;[.O323]=&quot;прокл&quot;;25;[.O323]=&quot;пт&quot;;26;[.O323]=90;10;[.O323]=85;10;[.O323]=80;9;[.O323]=75;8;[.O323]=70;8;[.O323]=65;7;[.O323]=60;7;[.O323]=55;6;[.O323]=50;6;[.O323]=45;6;[.O323]=40;5;[.O323]=35;4;[.O323]=30;4;[.O323]=25;3;[.O323]=20;2;[.O323]=15;1;[.O323]=10;1;[.O323]=0;0)" office:value-type="float" office:value="0" calcext:value-type="float">
            <text:p>0</text:p>
          </table:table-cell>
          <table:table-cell table:formula="of:=IF([.P323]&lt;=1;0;IF([.P323]&lt;=10;11;IF([.P323]&lt;=14;12;IF([.P323]&lt;=17;13;IF([.P323]&lt;=20;14;IF([.P323]&lt;=22;15;IF([.P323]&lt;=25;16;IF([.P323]&lt;=27;17;IF([.P323]&lt;=29;18;IF([.P323]&lt;=32;19;IF([.P323]&lt;=34;20;IF([.P323]&lt;=36;21;IF([.P323]&lt;=40;22;24)))))))))))))" office:value-type="float" office:value="21" calcext:value-type="float">
            <text:p>21</text:p>
          </table:table-cell>
          <table:table-cell table:formula="of:=ROUND(([.Q323]+[.R323]+[.I323]+[.J323]+[.M323]+[.N323])/3;0)" office:value-type="float" office:value="21" calcext:value-type="float">
            <text:p>21</text:p>
          </table:table-cell>
          <table:table-cell table:style-name="ce70" table:formula="of:=[.F323]*LOG10([.S323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324]=&quot;взв&quot;;11;[.G324]=&quot;накл&quot;;24;[.G324]=&quot;прокл&quot;;25;[.G324]=&quot;пт&quot;;26;[.G324]=90;10;[.G324]=85;10;[.G324]=80;9;[.G324]=75;8;[.G324]=70;8;[.G324]=65;7;[.G324]=60;7;[.G324]=55;6;[.G324]=50;6;[.G324]=45;6;[.G324]=40;5;[.G324]=35;4;[.G324]=30;4;[.G324]=25;3;[.G324]=20;2;[.G324]=15;1;[.G324]=10;1;[.G324]=0;0)" office:value-type="float" office:value="0" calcext:value-type="float">
            <text:p>0</text:p>
          </table:table-cell>
          <table:table-cell table:formula="of:=IF([.H324]&lt;=1;0;IF([.H324]&lt;=10;11;IF([.H324]&lt;=14;12;IF([.H324]&lt;=17;13;IF([.H324]&lt;=20;14;IF([.H324]&lt;=22;15;IF([.H324]&lt;=25;16;IF([.H324]&lt;=27;17;IF([.H324]&lt;=29;18;IF([.H324]&lt;=32;19;IF([.H324]&lt;=34;20;IF([.H324]&lt;=36;21;IF([.H324]&lt;=40;22;24)))))))))))))"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24]=&quot;взв&quot;;11;[.K324]=&quot;накл&quot;;24;[.K324]=&quot;прокл&quot;;25;[.K324]=&quot;пт&quot;;26;[.K324]=90;10;[.K324]=85;10;[.K324]=80;9;[.K324]=75;8;[.K324]=70;8;[.K324]=65;7;[.K324]=60;7;[.K324]=55;6;[.K324]=50;6;[.K324]=45;6;[.K324]=40;5;[.K324]=35;4;[.K324]=30;4;[.K324]=25;3;[.K324]=20;2;[.K324]=15;1;[.K324]=10;1;[.K324]=0;0)" office:value-type="float" office:value="0" calcext:value-type="float">
            <text:p>0</text:p>
          </table:table-cell>
          <table:table-cell table:formula="of:=IF([.L324]&lt;=1;0;IF([.L324]&lt;=10;11;IF([.L324]&lt;=14;12;IF([.L324]&lt;=17;13;IF([.L324]&lt;=20;14;IF([.L324]&lt;=22;15;IF([.L324]&lt;=25;16;IF([.L324]&lt;=27;17;IF([.L324]&lt;=29;18;IF([.L324]&lt;=32;19;IF([.L324]&lt;=34;20;IF([.L324]&lt;=36;21;IF([.L32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24]=&quot;взв&quot;;11;[.O324]=&quot;накл&quot;;24;[.O324]=&quot;прокл&quot;;25;[.O324]=&quot;пт&quot;;26;[.O324]=90;10;[.O324]=85;10;[.O324]=80;9;[.O324]=75;8;[.O324]=70;8;[.O324]=65;7;[.O324]=60;7;[.O324]=55;6;[.O324]=50;6;[.O324]=45;6;[.O324]=40;5;[.O324]=35;4;[.O324]=30;4;[.O324]=25;3;[.O324]=20;2;[.O324]=15;1;[.O324]=10;1;[.O324]=0;0)" office:value-type="float" office:value="0" calcext:value-type="float">
            <text:p>0</text:p>
          </table:table-cell>
          <table:table-cell table:formula="of:=IF([.P324]&lt;=1;0;IF([.P324]&lt;=10;11;IF([.P324]&lt;=14;12;IF([.P324]&lt;=17;13;IF([.P324]&lt;=20;14;IF([.P324]&lt;=22;15;IF([.P324]&lt;=25;16;IF([.P324]&lt;=27;17;IF([.P324]&lt;=29;18;IF([.P324]&lt;=32;19;IF([.P324]&lt;=34;20;IF([.P324]&lt;=36;21;IF([.P324]&lt;=40;22;24)))))))))))))" office:value-type="float" office:value="19" calcext:value-type="float">
            <text:p>19</text:p>
          </table:table-cell>
          <table:table-cell table:formula="of:=ROUND(([.Q324]+[.R324]+[.I324]+[.J324]+[.M324]+[.N324])/3;0)" office:value-type="float" office:value="18" calcext:value-type="float">
            <text:p>18</text:p>
          </table:table-cell>
          <table:table-cell table:style-name="ce70" table:formula="of:=[.F324]*LOG10([.S324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2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25]=&quot;взв&quot;;11;[.G325]=&quot;накл&quot;;24;[.G325]=&quot;прокл&quot;;25;[.G325]=&quot;пт&quot;;26;[.G325]=90;10;[.G325]=85;10;[.G325]=80;9;[.G325]=75;8;[.G325]=70;8;[.G325]=65;7;[.G325]=60;7;[.G325]=55;6;[.G325]=50;6;[.G325]=45;6;[.G325]=40;5;[.G325]=35;4;[.G325]=30;4;[.G325]=25;3;[.G325]=20;2;[.G325]=15;1;[.G325]=10;1;[.G325]=0;0)" office:value-type="float" office:value="0" calcext:value-type="float">
            <text:p>0</text:p>
          </table:table-cell>
          <table:table-cell table:formula="of:=IF([.H325]&lt;=1;0;IF([.H325]&lt;=10;11;IF([.H325]&lt;=14;12;IF([.H325]&lt;=17;13;IF([.H325]&lt;=20;14;IF([.H325]&lt;=22;15;IF([.H325]&lt;=25;16;IF([.H325]&lt;=27;17;IF([.H325]&lt;=29;18;IF([.H325]&lt;=32;19;IF([.H325]&lt;=34;20;IF([.H325]&lt;=36;21;IF([.H32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25]=&quot;взв&quot;;11;[.K325]=&quot;накл&quot;;24;[.K325]=&quot;прокл&quot;;25;[.K325]=&quot;пт&quot;;26;[.K325]=90;10;[.K325]=85;10;[.K325]=80;9;[.K325]=75;8;[.K325]=70;8;[.K325]=65;7;[.K325]=60;7;[.K325]=55;6;[.K325]=50;6;[.K325]=45;6;[.K325]=40;5;[.K325]=35;4;[.K325]=30;4;[.K325]=25;3;[.K325]=20;2;[.K325]=15;1;[.K325]=10;1;[.K325]=0;0)" office:value-type="float" office:value="0" calcext:value-type="float">
            <text:p>0</text:p>
          </table:table-cell>
          <table:table-cell table:formula="of:=IF([.L325]&lt;=1;0;IF([.L325]&lt;=10;11;IF([.L325]&lt;=14;12;IF([.L325]&lt;=17;13;IF([.L325]&lt;=20;14;IF([.L325]&lt;=22;15;IF([.L325]&lt;=25;16;IF([.L325]&lt;=27;17;IF([.L325]&lt;=29;18;IF([.L325]&lt;=32;19;IF([.L325]&lt;=34;20;IF([.L325]&lt;=36;21;IF([.L325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25]=&quot;взв&quot;;11;[.O325]=&quot;накл&quot;;24;[.O325]=&quot;прокл&quot;;25;[.O325]=&quot;пт&quot;;26;[.O325]=90;10;[.O325]=85;10;[.O325]=80;9;[.O325]=75;8;[.O325]=70;8;[.O325]=65;7;[.O325]=60;7;[.O325]=55;6;[.O325]=50;6;[.O325]=45;6;[.O325]=40;5;[.O325]=35;4;[.O325]=30;4;[.O325]=25;3;[.O325]=20;2;[.O325]=15;1;[.O325]=10;1;[.O325]=0;0)" office:value-type="float" office:value="0" calcext:value-type="float">
            <text:p>0</text:p>
          </table:table-cell>
          <table:table-cell table:formula="of:=IF([.P325]&lt;=1;0;IF([.P325]&lt;=10;11;IF([.P325]&lt;=14;12;IF([.P325]&lt;=17;13;IF([.P325]&lt;=20;14;IF([.P325]&lt;=22;15;IF([.P325]&lt;=25;16;IF([.P325]&lt;=27;17;IF([.P325]&lt;=29;18;IF([.P325]&lt;=32;19;IF([.P325]&lt;=34;20;IF([.P325]&lt;=36;21;IF([.P325]&lt;=40;22;24)))))))))))))" office:value-type="float" office:value="19" calcext:value-type="float">
            <text:p>19</text:p>
          </table:table-cell>
          <table:table-cell table:formula="of:=ROUND(([.Q325]+[.R325]+[.I325]+[.J325]+[.M325]+[.N325])/3;0)" office:value-type="float" office:value="19" calcext:value-type="float">
            <text:p>19</text:p>
          </table:table-cell>
          <table:table-cell table:style-name="ce70" table:formula="of:=[.F325]*LOG10([.S325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28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sikha Mal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26]=&quot;взв&quot;;11;[.G326]=&quot;накл&quot;;24;[.G326]=&quot;прокл&quot;;25;[.G326]=&quot;пт&quot;;26;[.G326]=90;10;[.G326]=85;10;[.G326]=80;9;[.G326]=75;8;[.G326]=70;8;[.G326]=65;7;[.G326]=60;7;[.G326]=55;6;[.G326]=50;6;[.G326]=45;6;[.G326]=40;5;[.G326]=35;4;[.G326]=30;4;[.G326]=25;3;[.G326]=20;2;[.G326]=15;1;[.G326]=10;1;[.G326]=0;0)" office:value-type="float" office:value="0" calcext:value-type="float">
            <text:p>0</text:p>
          </table:table-cell>
          <table:table-cell table:formula="of:=IF([.H326]&lt;=1;0;IF([.H326]&lt;=10;11;IF([.H326]&lt;=14;12;IF([.H326]&lt;=17;13;IF([.H326]&lt;=20;14;IF([.H326]&lt;=22;15;IF([.H326]&lt;=25;16;IF([.H326]&lt;=27;17;IF([.H326]&lt;=29;18;IF([.H326]&lt;=32;19;IF([.H326]&lt;=34;20;IF([.H326]&lt;=36;21;IF([.H326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26]=&quot;взв&quot;;11;[.K326]=&quot;накл&quot;;24;[.K326]=&quot;прокл&quot;;25;[.K326]=&quot;пт&quot;;26;[.K326]=90;10;[.K326]=85;10;[.K326]=80;9;[.K326]=75;8;[.K326]=70;8;[.K326]=65;7;[.K326]=60;7;[.K326]=55;6;[.K326]=50;6;[.K326]=45;6;[.K326]=40;5;[.K326]=35;4;[.K326]=30;4;[.K326]=25;3;[.K326]=20;2;[.K326]=15;1;[.K326]=10;1;[.K326]=0;0)" office:value-type="float" office:value="0" calcext:value-type="float">
            <text:p>0</text:p>
          </table:table-cell>
          <table:table-cell table:formula="of:=IF([.L326]&lt;=1;0;IF([.L326]&lt;=10;11;IF([.L326]&lt;=14;12;IF([.L326]&lt;=17;13;IF([.L326]&lt;=20;14;IF([.L326]&lt;=22;15;IF([.L326]&lt;=25;16;IF([.L326]&lt;=27;17;IF([.L326]&lt;=29;18;IF([.L326]&lt;=32;19;IF([.L326]&lt;=34;20;IF([.L326]&lt;=36;21;IF([.L326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26]=&quot;взв&quot;;11;[.O326]=&quot;накл&quot;;24;[.O326]=&quot;прокл&quot;;25;[.O326]=&quot;пт&quot;;26;[.O326]=90;10;[.O326]=85;10;[.O326]=80;9;[.O326]=75;8;[.O326]=70;8;[.O326]=65;7;[.O326]=60;7;[.O326]=55;6;[.O326]=50;6;[.O326]=45;6;[.O326]=40;5;[.O326]=35;4;[.O326]=30;4;[.O326]=25;3;[.O326]=20;2;[.O326]=15;1;[.O326]=10;1;[.O326]=0;0)" office:value-type="float" office:value="0" calcext:value-type="float">
            <text:p>0</text:p>
          </table:table-cell>
          <table:table-cell table:formula="of:=IF([.P326]&lt;=1;0;IF([.P326]&lt;=10;11;IF([.P326]&lt;=14;12;IF([.P326]&lt;=17;13;IF([.P326]&lt;=20;14;IF([.P326]&lt;=22;15;IF([.P326]&lt;=25;16;IF([.P326]&lt;=27;17;IF([.P326]&lt;=29;18;IF([.P326]&lt;=32;19;IF([.P326]&lt;=34;20;IF([.P326]&lt;=36;21;IF([.P326]&lt;=40;22;24)))))))))))))" office:value-type="float" office:value="20" calcext:value-type="float">
            <text:p>20</text:p>
          </table:table-cell>
          <table:table-cell table:formula="of:=ROUND(([.Q326]+[.R326]+[.I326]+[.J326]+[.M326]+[.N326])/3;0)" office:value-type="float" office:value="21" calcext:value-type="float">
            <text:p>21</text:p>
          </table:table-cell>
          <table:table-cell table:style-name="ce70" table:formula="of:=[.F326]*LOG10([.S326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271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Moryank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27]=&quot;взв&quot;;11;[.G327]=&quot;накл&quot;;24;[.G327]=&quot;прокл&quot;;25;[.G327]=&quot;пт&quot;;26;[.G327]=90;10;[.G327]=85;10;[.G327]=80;9;[.G327]=75;8;[.G327]=70;8;[.G327]=65;7;[.G327]=60;7;[.G327]=55;6;[.G327]=50;6;[.G327]=45;6;[.G327]=40;5;[.G327]=35;4;[.G327]=30;4;[.G327]=25;3;[.G327]=20;2;[.G327]=15;1;[.G327]=10;1;[.G327]=0;0)" office:value-type="float" office:value="0" calcext:value-type="float">
            <text:p>0</text:p>
          </table:table-cell>
          <table:table-cell table:formula="of:=IF([.H327]&lt;=1;0;IF([.H327]&lt;=10;11;IF([.H327]&lt;=14;12;IF([.H327]&lt;=17;13;IF([.H327]&lt;=20;14;IF([.H327]&lt;=22;15;IF([.H327]&lt;=25;16;IF([.H327]&lt;=27;17;IF([.H327]&lt;=29;18;IF([.H327]&lt;=32;19;IF([.H327]&lt;=34;20;IF([.H327]&lt;=36;21;IF([.H32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327]=&quot;взв&quot;;11;[.K327]=&quot;накл&quot;;24;[.K327]=&quot;прокл&quot;;25;[.K327]=&quot;пт&quot;;26;[.K327]=90;10;[.K327]=85;10;[.K327]=80;9;[.K327]=75;8;[.K327]=70;8;[.K327]=65;7;[.K327]=60;7;[.K327]=55;6;[.K327]=50;6;[.K327]=45;6;[.K327]=40;5;[.K327]=35;4;[.K327]=30;4;[.K327]=25;3;[.K327]=20;2;[.K327]=15;1;[.K327]=10;1;[.K327]=0;0)" office:value-type="float" office:value="0" calcext:value-type="float">
            <text:p>0</text:p>
          </table:table-cell>
          <table:table-cell table:formula="of:=IF([.L327]&lt;=1;0;IF([.L327]&lt;=10;11;IF([.L327]&lt;=14;12;IF([.L327]&lt;=17;13;IF([.L327]&lt;=20;14;IF([.L327]&lt;=22;15;IF([.L327]&lt;=25;16;IF([.L327]&lt;=27;17;IF([.L327]&lt;=29;18;IF([.L327]&lt;=32;19;IF([.L327]&lt;=34;20;IF([.L327]&lt;=36;21;IF([.L32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27]=&quot;взв&quot;;11;[.O327]=&quot;накл&quot;;24;[.O327]=&quot;прокл&quot;;25;[.O327]=&quot;пт&quot;;26;[.O327]=90;10;[.O327]=85;10;[.O327]=80;9;[.O327]=75;8;[.O327]=70;8;[.O327]=65;7;[.O327]=60;7;[.O327]=55;6;[.O327]=50;6;[.O327]=45;6;[.O327]=40;5;[.O327]=35;4;[.O327]=30;4;[.O327]=25;3;[.O327]=20;2;[.O327]=15;1;[.O327]=10;1;[.O327]=0;0)" office:value-type="float" office:value="0" calcext:value-type="float">
            <text:p>0</text:p>
          </table:table-cell>
          <table:table-cell table:formula="of:=IF([.P327]&lt;=1;0;IF([.P327]&lt;=10;11;IF([.P327]&lt;=14;12;IF([.P327]&lt;=17;13;IF([.P327]&lt;=20;14;IF([.P327]&lt;=22;15;IF([.P327]&lt;=25;16;IF([.P327]&lt;=27;17;IF([.P327]&lt;=29;18;IF([.P327]&lt;=32;19;IF([.P327]&lt;=34;20;IF([.P327]&lt;=36;21;IF([.P327]&lt;=40;22;24)))))))))))))" office:value-type="float" office:value="21" calcext:value-type="float">
            <text:p>21</text:p>
          </table:table-cell>
          <table:table-cell table:formula="of:=ROUND(([.Q327]+[.R327]+[.I327]+[.J327]+[.M327]+[.N327])/3;0)" office:value-type="float" office:value="21" calcext:value-type="float">
            <text:p>21</text:p>
          </table:table-cell>
          <table:table-cell table:style-name="ce70" table:formula="of:=[.F327]*LOG10([.S327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36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328]=&quot;взв&quot;;11;[.G328]=&quot;накл&quot;;24;[.G328]=&quot;прокл&quot;;25;[.G328]=&quot;пт&quot;;26;[.G328]=90;10;[.G328]=85;10;[.G328]=80;9;[.G328]=75;8;[.G328]=70;8;[.G328]=65;7;[.G328]=60;7;[.G328]=55;6;[.G328]=50;6;[.G328]=45;6;[.G328]=40;5;[.G328]=35;4;[.G328]=30;4;[.G328]=25;3;[.G328]=20;2;[.G328]=15;1;[.G328]=10;1;[.G328]=0;0)" office:value-type="float" office:value="0" calcext:value-type="float">
            <text:p>0</text:p>
          </table:table-cell>
          <table:table-cell table:formula="of:=IF([.H328]&lt;=1;0;IF([.H328]&lt;=10;11;IF([.H328]&lt;=14;12;IF([.H328]&lt;=17;13;IF([.H328]&lt;=20;14;IF([.H328]&lt;=22;15;IF([.H328]&lt;=25;16;IF([.H328]&lt;=27;17;IF([.H328]&lt;=29;18;IF([.H328]&lt;=32;19;IF([.H328]&lt;=34;20;IF([.H328]&lt;=36;21;IF([.H328]&lt;=40;22;24)))))))))))))"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328]=&quot;взв&quot;;11;[.K328]=&quot;накл&quot;;24;[.K328]=&quot;прокл&quot;;25;[.K328]=&quot;пт&quot;;26;[.K328]=90;10;[.K328]=85;10;[.K328]=80;9;[.K328]=75;8;[.K328]=70;8;[.K328]=65;7;[.K328]=60;7;[.K328]=55;6;[.K328]=50;6;[.K328]=45;6;[.K328]=40;5;[.K328]=35;4;[.K328]=30;4;[.K328]=25;3;[.K328]=20;2;[.K328]=15;1;[.K328]=10;1;[.K328]=0;0)" office:value-type="float" office:value="0" calcext:value-type="float">
            <text:p>0</text:p>
          </table:table-cell>
          <table:table-cell table:formula="of:=IF([.L328]&lt;=1;0;IF([.L328]&lt;=10;11;IF([.L328]&lt;=14;12;IF([.L328]&lt;=17;13;IF([.L328]&lt;=20;14;IF([.L328]&lt;=22;15;IF([.L328]&lt;=25;16;IF([.L328]&lt;=27;17;IF([.L328]&lt;=29;18;IF([.L328]&lt;=32;19;IF([.L328]&lt;=34;20;IF([.L328]&lt;=36;21;IF([.L328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28]=&quot;взв&quot;;11;[.O328]=&quot;накл&quot;;24;[.O328]=&quot;прокл&quot;;25;[.O328]=&quot;пт&quot;;26;[.O328]=90;10;[.O328]=85;10;[.O328]=80;9;[.O328]=75;8;[.O328]=70;8;[.O328]=65;7;[.O328]=60;7;[.O328]=55;6;[.O328]=50;6;[.O328]=45;6;[.O328]=40;5;[.O328]=35;4;[.O328]=30;4;[.O328]=25;3;[.O328]=20;2;[.O328]=15;1;[.O328]=10;1;[.O328]=0;0)" office:value-type="float" office:value="0" calcext:value-type="float">
            <text:p>0</text:p>
          </table:table-cell>
          <table:table-cell table:formula="of:=IF([.P328]&lt;=1;0;IF([.P328]&lt;=10;11;IF([.P328]&lt;=14;12;IF([.P328]&lt;=17;13;IF([.P328]&lt;=20;14;IF([.P328]&lt;=22;15;IF([.P328]&lt;=25;16;IF([.P328]&lt;=27;17;IF([.P328]&lt;=29;18;IF([.P328]&lt;=32;19;IF([.P328]&lt;=34;20;IF([.P328]&lt;=36;21;IF([.P328]&lt;=40;22;24)))))))))))))" office:value-type="float" office:value="17" calcext:value-type="float">
            <text:p>17</text:p>
          </table:table-cell>
          <table:table-cell table:formula="of:=ROUND(([.Q328]+[.R328]+[.I328]+[.J328]+[.M328]+[.N328])/3;0)" office:value-type="float" office:value="15" calcext:value-type="float">
            <text:p>15</text:p>
          </table:table-cell>
          <table:table-cell table:style-name="ce70" table:formula="of:=[.F328]*LOG10([.S328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373</text:p>
          </table:table-cell>
          <table:table-cell table:style-name="ce10" office:value-type="date" office:date-value="2009-06-13" calcext:value-type="date">
            <text:p>13.06.09</text:p>
          </table:table-cell>
          <table:table-cell table:style-name="ce13" office:value-type="string" calcext:value-type="string">
            <text:p>Luvengsky arhipelag</text:p>
          </table:table-cell>
          <table:table-cell table:style-name="ce15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29]=&quot;взв&quot;;11;[.G329]=&quot;накл&quot;;24;[.G329]=&quot;прокл&quot;;25;[.G329]=&quot;пт&quot;;26;[.G329]=90;10;[.G329]=85;10;[.G329]=80;9;[.G329]=75;8;[.G329]=70;8;[.G329]=65;7;[.G329]=60;7;[.G329]=55;6;[.G329]=50;6;[.G329]=45;6;[.G329]=40;5;[.G329]=35;4;[.G329]=30;4;[.G329]=25;3;[.G329]=20;2;[.G329]=15;1;[.G329]=10;1;[.G329]=0;0)" office:value-type="float" office:value="0" calcext:value-type="float">
            <text:p>0</text:p>
          </table:table-cell>
          <table:table-cell table:formula="of:=IF([.H329]&lt;=1;0;IF([.H329]&lt;=10;11;IF([.H329]&lt;=14;12;IF([.H329]&lt;=17;13;IF([.H329]&lt;=20;14;IF([.H329]&lt;=22;15;IF([.H329]&lt;=25;16;IF([.H329]&lt;=27;17;IF([.H329]&lt;=29;18;IF([.H329]&lt;=32;19;IF([.H329]&lt;=34;20;IF([.H329]&lt;=36;21;IF([.H329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29]=&quot;взв&quot;;11;[.K329]=&quot;накл&quot;;24;[.K329]=&quot;прокл&quot;;25;[.K329]=&quot;пт&quot;;26;[.K329]=90;10;[.K329]=85;10;[.K329]=80;9;[.K329]=75;8;[.K329]=70;8;[.K329]=65;7;[.K329]=60;7;[.K329]=55;6;[.K329]=50;6;[.K329]=45;6;[.K329]=40;5;[.K329]=35;4;[.K329]=30;4;[.K329]=25;3;[.K329]=20;2;[.K329]=15;1;[.K329]=10;1;[.K329]=0;0)" office:value-type="float" office:value="0" calcext:value-type="float">
            <text:p>0</text:p>
          </table:table-cell>
          <table:table-cell table:formula="of:=IF([.L329]&lt;=1;0;IF([.L329]&lt;=10;11;IF([.L329]&lt;=14;12;IF([.L329]&lt;=17;13;IF([.L329]&lt;=20;14;IF([.L329]&lt;=22;15;IF([.L329]&lt;=25;16;IF([.L329]&lt;=27;17;IF([.L329]&lt;=29;18;IF([.L329]&lt;=32;19;IF([.L329]&lt;=34;20;IF([.L329]&lt;=36;21;IF([.L329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29]=&quot;взв&quot;;11;[.O329]=&quot;накл&quot;;24;[.O329]=&quot;прокл&quot;;25;[.O329]=&quot;пт&quot;;26;[.O329]=90;10;[.O329]=85;10;[.O329]=80;9;[.O329]=75;8;[.O329]=70;8;[.O329]=65;7;[.O329]=60;7;[.O329]=55;6;[.O329]=50;6;[.O329]=45;6;[.O329]=40;5;[.O329]=35;4;[.O329]=30;4;[.O329]=25;3;[.O329]=20;2;[.O329]=15;1;[.O329]=10;1;[.O329]=0;0)" office:value-type="float" office:value="0" calcext:value-type="float">
            <text:p>0</text:p>
          </table:table-cell>
          <table:table-cell table:formula="of:=IF([.P329]&lt;=1;0;IF([.P329]&lt;=10;11;IF([.P329]&lt;=14;12;IF([.P329]&lt;=17;13;IF([.P329]&lt;=20;14;IF([.P329]&lt;=22;15;IF([.P329]&lt;=25;16;IF([.P329]&lt;=27;17;IF([.P329]&lt;=29;18;IF([.P329]&lt;=32;19;IF([.P329]&lt;=34;20;IF([.P329]&lt;=36;21;IF([.P329]&lt;=40;22;24)))))))))))))" office:value-type="float" office:value="21" calcext:value-type="float">
            <text:p>21</text:p>
          </table:table-cell>
          <table:table-cell table:formula="of:=ROUND(([.Q329]+[.R329]+[.I329]+[.J329]+[.M329]+[.N329])/3;0)" office:value-type="float" office:value="21" calcext:value-type="float">
            <text:p>21</text:p>
          </table:table-cell>
          <table:table-cell table:style-name="ce70" table:formula="of:=[.F329]*LOG10([.S329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85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30]=&quot;взв&quot;;11;[.G330]=&quot;накл&quot;;24;[.G330]=&quot;прокл&quot;;25;[.G330]=&quot;пт&quot;;26;[.G330]=90;10;[.G330]=85;10;[.G330]=80;9;[.G330]=75;8;[.G330]=70;8;[.G330]=65;7;[.G330]=60;7;[.G330]=55;6;[.G330]=50;6;[.G330]=45;6;[.G330]=40;5;[.G330]=35;4;[.G330]=30;4;[.G330]=25;3;[.G330]=20;2;[.G330]=15;1;[.G330]=10;1;[.G330]=0;0)" office:value-type="float" office:value="10" calcext:value-type="float">
            <text:p>10</text:p>
          </table:table-cell>
          <table:table-cell table:formula="of:=IF([.H330]&lt;=1;0;IF([.H330]&lt;=10;11;IF([.H330]&lt;=14;12;IF([.H330]&lt;=17;13;IF([.H330]&lt;=20;14;IF([.H330]&lt;=22;15;IF([.H330]&lt;=25;16;IF([.H330]&lt;=27;17;IF([.H330]&lt;=29;18;IF([.H330]&lt;=32;19;IF([.H330]&lt;=34;20;IF([.H330]&lt;=36;21;IF([.H3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0]=&quot;взв&quot;;11;[.K330]=&quot;накл&quot;;24;[.K330]=&quot;прокл&quot;;25;[.K330]=&quot;пт&quot;;26;[.K330]=90;10;[.K330]=85;10;[.K330]=80;9;[.K330]=75;8;[.K330]=70;8;[.K330]=65;7;[.K330]=60;7;[.K330]=55;6;[.K330]=50;6;[.K330]=45;6;[.K330]=40;5;[.K330]=35;4;[.K330]=30;4;[.K330]=25;3;[.K330]=20;2;[.K330]=15;1;[.K330]=10;1;[.K330]=0;0)" office:value-type="float" office:value="10" calcext:value-type="float">
            <text:p>10</text:p>
          </table:table-cell>
          <table:table-cell table:formula="of:=IF([.L330]&lt;=1;0;IF([.L330]&lt;=10;11;IF([.L330]&lt;=14;12;IF([.L330]&lt;=17;13;IF([.L330]&lt;=20;14;IF([.L330]&lt;=22;15;IF([.L330]&lt;=25;16;IF([.L330]&lt;=27;17;IF([.L330]&lt;=29;18;IF([.L330]&lt;=32;19;IF([.L330]&lt;=34;20;IF([.L330]&lt;=36;21;IF([.L33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0]=&quot;взв&quot;;11;[.O330]=&quot;накл&quot;;24;[.O330]=&quot;прокл&quot;;25;[.O330]=&quot;пт&quot;;26;[.O330]=90;10;[.O330]=85;10;[.O330]=80;9;[.O330]=75;8;[.O330]=70;8;[.O330]=65;7;[.O330]=60;7;[.O330]=55;6;[.O330]=50;6;[.O330]=45;6;[.O330]=40;5;[.O330]=35;4;[.O330]=30;4;[.O330]=25;3;[.O330]=20;2;[.O330]=15;1;[.O330]=10;1;[.O330]=0;0)" office:value-type="float" office:value="10" calcext:value-type="float">
            <text:p>10</text:p>
          </table:table-cell>
          <table:table-cell table:formula="of:=IF([.P330]&lt;=1;0;IF([.P330]&lt;=10;11;IF([.P330]&lt;=14;12;IF([.P330]&lt;=17;13;IF([.P330]&lt;=20;14;IF([.P330]&lt;=22;15;IF([.P330]&lt;=25;16;IF([.P330]&lt;=27;17;IF([.P330]&lt;=29;18;IF([.P330]&lt;=32;19;IF([.P330]&lt;=34;20;IF([.P330]&lt;=36;21;IF([.P330]&lt;=40;22;24)))))))))))))" office:value-type="float" office:value="0" calcext:value-type="float">
            <text:p>0</text:p>
          </table:table-cell>
          <table:table-cell table:formula="of:=ROUND(([.Q330]+[.R330]+[.I330]+[.J330]+[.M330]+[.N330])/3;0)" office:value-type="float" office:value="10" calcext:value-type="float">
            <text:p>10</text:p>
          </table:table-cell>
          <table:table-cell table:style-name="ce70" table:formula="of:=[.F330]*LOG10([.S330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0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331]=&quot;взв&quot;;11;[.G331]=&quot;накл&quot;;24;[.G331]=&quot;прокл&quot;;25;[.G331]=&quot;пт&quot;;26;[.G331]=90;10;[.G331]=85;10;[.G331]=80;9;[.G331]=75;8;[.G331]=70;8;[.G331]=65;7;[.G331]=60;7;[.G331]=55;6;[.G331]=50;6;[.G331]=45;6;[.G331]=40;5;[.G331]=35;4;[.G331]=30;4;[.G331]=25;3;[.G331]=20;2;[.G331]=15;1;[.G331]=10;1;[.G331]=0;0)" office:value-type="float" office:value="0" calcext:value-type="float">
            <text:p>0</text:p>
          </table:table-cell>
          <table:table-cell table:formula="of:=IF([.H331]&lt;=1;0;IF([.H331]&lt;=10;11;IF([.H331]&lt;=14;12;IF([.H331]&lt;=17;13;IF([.H331]&lt;=20;14;IF([.H331]&lt;=22;15;IF([.H331]&lt;=25;16;IF([.H331]&lt;=27;17;IF([.H331]&lt;=29;18;IF([.H331]&lt;=32;19;IF([.H331]&lt;=34;20;IF([.H331]&lt;=36;21;IF([.H331]&lt;=40;22;24)))))))))))))"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331]=&quot;взв&quot;;11;[.K331]=&quot;накл&quot;;24;[.K331]=&quot;прокл&quot;;25;[.K331]=&quot;пт&quot;;26;[.K331]=90;10;[.K331]=85;10;[.K331]=80;9;[.K331]=75;8;[.K331]=70;8;[.K331]=65;7;[.K331]=60;7;[.K331]=55;6;[.K331]=50;6;[.K331]=45;6;[.K331]=40;5;[.K331]=35;4;[.K331]=30;4;[.K331]=25;3;[.K331]=20;2;[.K331]=15;1;[.K331]=10;1;[.K331]=0;0)" office:value-type="float" office:value="0" calcext:value-type="float">
            <text:p>0</text:p>
          </table:table-cell>
          <table:table-cell table:formula="of:=IF([.L331]&lt;=1;0;IF([.L331]&lt;=10;11;IF([.L331]&lt;=14;12;IF([.L331]&lt;=17;13;IF([.L331]&lt;=20;14;IF([.L331]&lt;=22;15;IF([.L331]&lt;=25;16;IF([.L331]&lt;=27;17;IF([.L331]&lt;=29;18;IF([.L331]&lt;=32;19;IF([.L331]&lt;=34;20;IF([.L331]&lt;=36;21;IF([.L331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331]=&quot;взв&quot;;11;[.O331]=&quot;накл&quot;;24;[.O331]=&quot;прокл&quot;;25;[.O331]=&quot;пт&quot;;26;[.O331]=90;10;[.O331]=85;10;[.O331]=80;9;[.O331]=75;8;[.O331]=70;8;[.O331]=65;7;[.O331]=60;7;[.O331]=55;6;[.O331]=50;6;[.O331]=45;6;[.O331]=40;5;[.O331]=35;4;[.O331]=30;4;[.O331]=25;3;[.O331]=20;2;[.O331]=15;1;[.O331]=10;1;[.O331]=0;0)" office:value-type="float" office:value="0" calcext:value-type="float">
            <text:p>0</text:p>
          </table:table-cell>
          <table:table-cell table:formula="of:=IF([.P331]&lt;=1;0;IF([.P331]&lt;=10;11;IF([.P331]&lt;=14;12;IF([.P331]&lt;=17;13;IF([.P331]&lt;=20;14;IF([.P331]&lt;=22;15;IF([.P331]&lt;=25;16;IF([.P331]&lt;=27;17;IF([.P331]&lt;=29;18;IF([.P331]&lt;=32;19;IF([.P331]&lt;=34;20;IF([.P331]&lt;=36;21;IF([.P331]&lt;=40;22;24)))))))))))))" office:value-type="float" office:value="15" calcext:value-type="float">
            <text:p>15</text:p>
          </table:table-cell>
          <table:table-cell table:formula="of:=ROUND(([.Q331]+[.R331]+[.I331]+[.J331]+[.M331]+[.N331])/3;0)" office:value-type="float" office:value="16" calcext:value-type="float">
            <text:p>16</text:p>
          </table:table-cell>
          <table:table-cell table:style-name="ce70" table:formula="of:=[.F331]*LOG10([.S331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491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332]=&quot;взв&quot;;11;[.G332]=&quot;накл&quot;;24;[.G332]=&quot;прокл&quot;;25;[.G332]=&quot;пт&quot;;26;[.G332]=90;10;[.G332]=85;10;[.G332]=80;9;[.G332]=75;8;[.G332]=70;8;[.G332]=65;7;[.G332]=60;7;[.G332]=55;6;[.G332]=50;6;[.G332]=45;6;[.G332]=40;5;[.G332]=35;4;[.G332]=30;4;[.G332]=25;3;[.G332]=20;2;[.G332]=15;1;[.G332]=10;1;[.G332]=0;0)" office:value-type="float" office:value="0" calcext:value-type="float">
            <text:p>0</text:p>
          </table:table-cell>
          <table:table-cell table:formula="of:=IF([.H332]&lt;=1;0;IF([.H332]&lt;=10;11;IF([.H332]&lt;=14;12;IF([.H332]&lt;=17;13;IF([.H332]&lt;=20;14;IF([.H332]&lt;=22;15;IF([.H332]&lt;=25;16;IF([.H332]&lt;=27;17;IF([.H332]&lt;=29;18;IF([.H332]&lt;=32;19;IF([.H332]&lt;=34;20;IF([.H332]&lt;=36;21;IF([.H332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K332]=&quot;взв&quot;;11;[.K332]=&quot;накл&quot;;24;[.K332]=&quot;прокл&quot;;25;[.K332]=&quot;пт&quot;;26;[.K332]=90;10;[.K332]=85;10;[.K332]=80;9;[.K332]=75;8;[.K332]=70;8;[.K332]=65;7;[.K332]=60;7;[.K332]=55;6;[.K332]=50;6;[.K332]=45;6;[.K332]=40;5;[.K332]=35;4;[.K332]=30;4;[.K332]=25;3;[.K332]=20;2;[.K332]=15;1;[.K332]=10;1;[.K332]=0;0)" office:value-type="float" office:value="0" calcext:value-type="float">
            <text:p>0</text:p>
          </table:table-cell>
          <table:table-cell table:formula="of:=IF([.L332]&lt;=1;0;IF([.L332]&lt;=10;11;IF([.L332]&lt;=14;12;IF([.L332]&lt;=17;13;IF([.L332]&lt;=20;14;IF([.L332]&lt;=22;15;IF([.L332]&lt;=25;16;IF([.L332]&lt;=27;17;IF([.L332]&lt;=29;18;IF([.L332]&lt;=32;19;IF([.L332]&lt;=34;20;IF([.L332]&lt;=36;21;IF([.L33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32]=&quot;взв&quot;;11;[.O332]=&quot;накл&quot;;24;[.O332]=&quot;прокл&quot;;25;[.O332]=&quot;пт&quot;;26;[.O332]=90;10;[.O332]=85;10;[.O332]=80;9;[.O332]=75;8;[.O332]=70;8;[.O332]=65;7;[.O332]=60;7;[.O332]=55;6;[.O332]=50;6;[.O332]=45;6;[.O332]=40;5;[.O332]=35;4;[.O332]=30;4;[.O332]=25;3;[.O332]=20;2;[.O332]=15;1;[.O332]=10;1;[.O332]=0;0)" office:value-type="float" office:value="0" calcext:value-type="float">
            <text:p>0</text:p>
          </table:table-cell>
          <table:table-cell table:formula="of:=IF([.P332]&lt;=1;0;IF([.P332]&lt;=10;11;IF([.P332]&lt;=14;12;IF([.P332]&lt;=17;13;IF([.P332]&lt;=20;14;IF([.P332]&lt;=22;15;IF([.P332]&lt;=25;16;IF([.P332]&lt;=27;17;IF([.P332]&lt;=29;18;IF([.P332]&lt;=32;19;IF([.P332]&lt;=34;20;IF([.P332]&lt;=36;21;IF([.P332]&lt;=40;22;24)))))))))))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70" table:formula="of:=[.F332]*LOG10([.S332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>
          <table:table-cell table:style-name="ce2" office:value-type="string" calcext:value-type="string">
            <text:p>2009_664</text:p>
          </table:table-cell>
          <table:table-cell table:style-name="ce10" office:value-type="date" office:date-value="2009-06-17" calcext:value-type="date">
            <text:p>17.06.09</text:p>
          </table:table-cell>
          <table:table-cell table:style-name="ce13" office:value-type="string" calcext:value-type="string">
            <text:p>Severny arhipelag</text:p>
          </table:table-cell>
          <table:table-cell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333]=&quot;взв&quot;;11;[.G333]=&quot;накл&quot;;24;[.G333]=&quot;прокл&quot;;25;[.G333]=&quot;пт&quot;;26;[.G333]=90;10;[.G333]=85;10;[.G333]=80;9;[.G333]=75;8;[.G333]=70;8;[.G333]=65;7;[.G333]=60;7;[.G333]=55;6;[.G333]=50;6;[.G333]=45;6;[.G333]=40;5;[.G333]=35;4;[.G333]=30;4;[.G333]=25;3;[.G333]=20;2;[.G333]=15;1;[.G333]=10;1;[.G333]=0;0)" office:value-type="float" office:value="0" calcext:value-type="float">
            <text:p>0</text:p>
          </table:table-cell>
          <table:table-cell table:formula="of:=IF([.H333]&lt;=1;0;IF([.H333]&lt;=10;11;IF([.H333]&lt;=14;12;IF([.H333]&lt;=17;13;IF([.H333]&lt;=20;14;IF([.H333]&lt;=22;15;IF([.H333]&lt;=25;16;IF([.H333]&lt;=27;17;IF([.H333]&lt;=29;18;IF([.H333]&lt;=32;19;IF([.H333]&lt;=34;20;IF([.H333]&lt;=36;21;IF([.H333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33]=&quot;взв&quot;;11;[.K333]=&quot;накл&quot;;24;[.K333]=&quot;прокл&quot;;25;[.K333]=&quot;пт&quot;;26;[.K333]=90;10;[.K333]=85;10;[.K333]=80;9;[.K333]=75;8;[.K333]=70;8;[.K333]=65;7;[.K333]=60;7;[.K333]=55;6;[.K333]=50;6;[.K333]=45;6;[.K333]=40;5;[.K333]=35;4;[.K333]=30;4;[.K333]=25;3;[.K333]=20;2;[.K333]=15;1;[.K333]=10;1;[.K333]=0;0)" office:value-type="float" office:value="0" calcext:value-type="float">
            <text:p>0</text:p>
          </table:table-cell>
          <table:table-cell table:formula="of:=IF([.L333]&lt;=1;0;IF([.L333]&lt;=10;11;IF([.L333]&lt;=14;12;IF([.L333]&lt;=17;13;IF([.L333]&lt;=20;14;IF([.L333]&lt;=22;15;IF([.L333]&lt;=25;16;IF([.L333]&lt;=27;17;IF([.L333]&lt;=29;18;IF([.L333]&lt;=32;19;IF([.L333]&lt;=34;20;IF([.L333]&lt;=36;21;IF([.L333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33]=&quot;взв&quot;;11;[.O333]=&quot;накл&quot;;24;[.O333]=&quot;прокл&quot;;25;[.O333]=&quot;пт&quot;;26;[.O333]=90;10;[.O333]=85;10;[.O333]=80;9;[.O333]=75;8;[.O333]=70;8;[.O333]=65;7;[.O333]=60;7;[.O333]=55;6;[.O333]=50;6;[.O333]=45;6;[.O333]=40;5;[.O333]=35;4;[.O333]=30;4;[.O333]=25;3;[.O333]=20;2;[.O333]=15;1;[.O333]=10;1;[.O333]=0;0)" office:value-type="float" office:value="0" calcext:value-type="float">
            <text:p>0</text:p>
          </table:table-cell>
          <table:table-cell table:formula="of:=IF([.P333]&lt;=1;0;IF([.P333]&lt;=10;11;IF([.P333]&lt;=14;12;IF([.P333]&lt;=17;13;IF([.P333]&lt;=20;14;IF([.P333]&lt;=22;15;IF([.P333]&lt;=25;16;IF([.P333]&lt;=27;17;IF([.P333]&lt;=29;18;IF([.P333]&lt;=32;19;IF([.P333]&lt;=34;20;IF([.P333]&lt;=36;21;IF([.P333]&lt;=40;22;24)))))))))))))" office:value-type="float" office:value="19" calcext:value-type="float">
            <text:p>19</text:p>
          </table:table-cell>
          <table:table-cell table:formula="of:=ROUND(([.Q333]+[.R333]+[.I333]+[.J333]+[.M333]+[.N333])/3;0)" office:value-type="float" office:value="19" calcext:value-type="float">
            <text:p>19</text:p>
          </table:table-cell>
          <table:table-cell table:style-name="ce70" table:formula="of:=[.F333]*LOG10([.S333]+2)" office:value-type="float" office:value="0" calcext:value-type="float">
            <text:p>0,00</text:p>
          </table:table-cell>
          <table:table-cell table:number-columns-repeated="16242"/>
        </table:table-row>
        <table:table-row table:style-name="ro6" table:number-rows-repeated="15">
          <table:table-cell table:style-name="ce2"/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0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0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0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0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1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2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3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4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5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6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7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8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19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0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1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2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3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4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5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6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7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8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29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0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1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2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3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4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5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6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7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8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39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0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1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2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3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4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4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5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6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7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8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59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60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61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62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63</text:p>
          </table:table-cell>
          <table:table-cell table:number-columns-repeated="16261"/>
        </table:table-row>
        <table:table-row table:style-name="ro6">
          <table:table-cell table:style-name="ce2" office:value-type="string" calcext:value-type="string">
            <text:p>2009_2464</text:p>
          </table:table-cell>
          <table:table-cell table:number-columns-repeated="16261"/>
        </table:table-row>
        <table:table-row table:style-name="ro6" table:number-rows-repeated="34">
          <table:table-cell table:style-name="ce2"/>
          <table:table-cell table:number-columns-repeated="16261"/>
        </table:table-row>
        <table:table-row table:style-name="ro6" table:number-rows-repeated="1047833">
          <table:table-cell table:number-columns-repeated="16262"/>
        </table:table-row>
        <table:table-row table:style-name="ro7">
          <table:table-cell table:number-columns-repeated="16262"/>
        </table:table-row>
        <table:table-row table:style-name="ro7">
          <table:table-cell table:number-columns-repeated="16262"/>
        </table:table-row>
        <table:named-expressions>
          <table:named-range table:name="Excel_BuiltIn__FilterDatabase" table:base-cell-address="$Лист1.$A$1" table:cell-range-address="$Лист1.$A$1:.$T$707"/>
        </table:named-expressions>
      </table:table>
      <table:table table:name="Лист3" table:style-name="ta2">
        <table:table-column table:style-name="co7" table:default-cell-style-name="ce49"/>
        <table:table-column table:style-name="co8" table:number-columns-repeated="2" table:default-cell-style-name="Default"/>
        <table:table-column table:style-name="co9" table:default-cell-style-name="ce49"/>
        <table:table-column table:style-name="co10" table:default-cell-style-name="ce49"/>
        <table:table-column table:style-name="co8" table:number-columns-repeated="16379" table:default-cell-style-name="Default"/>
        <table:table-row table:style-name="ro4">
          <table:table-cell table:number-columns-repeated="16384"/>
        </table:table-row>
        <table:table-row table:style-name="ro4">
          <table:table-cell office:value-type="string" calcext:value-type="string">
            <text:p>Угол наклона</text:p>
          </table:table-cell>
          <table:table-cell table:style-name="ce49" office:value-type="string" calcext:value-type="string">
            <text:p>дни</text:p>
          </table:table-cell>
          <table:table-cell/>
          <table:table-cell office:value-type="string" calcext:value-type="string">
            <text:p>Диаметр надводной части</text:p>
          </table:table-cell>
          <table:table-cell/>
          <table:table-cell table:style-name="ce50" office:value-type="string" calcext:value-type="string">
            <text:p>дни</text:p>
          </table:table-cell>
          <table:table-cell table:number-columns-repeated="1637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637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9" office:value-type="float" office:value="0.5" calcext:value-type="float">
            <text:p>0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6378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6378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6378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6378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6378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9" office:value-type="float" office:value="17" calcext:value-type="float">
            <text:p>17</text:p>
          </table:table-cell>
          <table:table-cell table:number-columns-repeated="16378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49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16378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16378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1637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16378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16378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16378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звездочка</text:p>
          </table:table-cell>
          <table:table-cell/>
          <table:table-cell table:style-name="ce49" office:value-type="float" office:value="24" calcext:value-type="float">
            <text:p>24</text:p>
          </table:table-cell>
          <table:table-cell table:number-columns-repeated="16378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проклев</text:p>
          </table:table-cell>
          <table:table-cell/>
          <table:table-cell table:style-name="ce49" office:value-type="float" office:value="25" calcext:value-type="float">
            <text:p>25</text:p>
          </table:table-cell>
          <table:table-cell table:number-columns-repeated="16378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49" office:value-type="float" office:value="9" calcext:value-type="float">
            <text:p>9</text:p>
          </table:table-cell>
          <table:table-cell/>
          <table:table-cell office:value-type="string" calcext:value-type="string">
            <text:p>вылупление</text:p>
          </table:table-cell>
          <table:table-cell/>
          <table:table-cell table:style-name="ce49" office:value-type="float" office:value="26" calcext:value-type="float">
            <text:p>26</text:p>
          </table:table-cell>
          <table:table-cell table:number-columns-repeated="16378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6382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6382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3">
        <table:table-column table:style-name="co11" table:default-cell-style-name="ce49"/>
        <table:table-column table:style-name="co12" table:default-cell-style-name="ce49"/>
        <table:table-column table:style-name="co8" table:default-cell-style-name="Default"/>
        <table:table-column table:style-name="co13" table:default-cell-style-name="ce49"/>
        <table:table-column table:style-name="co8" table:number-columns-repeated="16380" table:default-cell-style-name="Default"/>
        <table:table-row table:style-name="ro4">
          <table:table-cell table:style-name="ce51" office:value-type="string" calcext:value-type="string">
            <text:p>ОтнИндексBида</text:p>
          </table:table-cell>
          <table:table-cell table:style-name="ce51" office:value-type="string" calcext:value-type="string">
            <text:p>ЛатНазвВида</text:p>
          </table:table-cell>
          <table:table-cell table:style-name="ce51" office:value-type="string" calcext:value-type="string">
            <text:p>РусНазвВид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1-001</text:p>
          </table:table-cell>
          <table:table-cell table:style-name="ce59" office:value-type="string" calcext:value-type="string">
            <text:p>Gavia stellata </text:p>
          </table:table-cell>
          <table:table-cell table:style-name="ce59" office:value-type="string" calcext:value-type="string">
            <text:p>Краснозобая гагара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AVE-01-002</text:p>
          </table:table-cell>
          <table:table-cell table:style-name="ce59" office:value-type="string" calcext:value-type="string">
            <text:p>Gavia arctica </text:p>
          </table:table-cell>
          <table:table-cell table:style-name="ce59" office:value-type="string" calcext:value-type="string">
            <text:p>Чернозобая гагар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1-004</text:p>
          </table:table-cell>
          <table:table-cell table:style-name="ce59" office:value-type="string" calcext:value-type="string">
            <text:p>Gavia immer </text:p>
          </table:table-cell>
          <table:table-cell table:style-name="ce49" office:value-type="string" calcext:value-type="string">
            <text:p>Черноклювая гагар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1-005</text:p>
          </table:table-cell>
          <table:table-cell table:style-name="ce59" office:value-type="string" calcext:value-type="string">
            <text:p>Gavia adamsii </text:p>
          </table:table-cell>
          <table:table-cell table:style-name="ce59" office:value-type="string" calcext:value-type="string">
            <text:p>Белоклювая <text:s/>гагара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AVE-02-007</text:p>
          </table:table-cell>
          <table:table-cell table:style-name="ce54" office:value-type="string" calcext:value-type="string">
            <text:p>Podiceps nigricollis</text:p>
          </table:table-cell>
          <table:table-cell table:style-name="ce54" office:value-type="string" calcext:value-type="string">
            <text:p>Черношейная пога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2-008</text:p>
          </table:table-cell>
          <table:table-cell table:style-name="ce59" office:value-type="string" calcext:value-type="string">
            <text:p>Podiceps auritus </text:p>
          </table:table-cell>
          <table:table-cell table:style-name="ce59" office:value-type="string" calcext:value-type="string">
            <text:p>Красношейная пога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2-009</text:p>
          </table:table-cell>
          <table:table-cell table:style-name="ce59" office:value-type="string" calcext:value-type="string">
            <text:p>Podiceps grisegena </text:p>
          </table:table-cell>
          <table:table-cell table:style-name="ce59" office:value-type="string" calcext:value-type="string">
            <text:p>Серощекая пога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2-010</text:p>
          </table:table-cell>
          <table:table-cell table:style-name="ce59" office:value-type="string" calcext:value-type="string">
            <text:p>Podiceps cristatus </text:p>
          </table:table-cell>
          <table:table-cell table:style-name="ce59" office:value-type="string" calcext:value-type="string">
            <text:p>Большая поганка</text:p>
          </table:table-cell>
          <table:table-cell table:number-columns-repeated="16381"/>
        </table:table-row>
        <table:table-row table:style-name="ro5">
          <table:table-cell table:style-name="ce55" office:value-type="string" calcext:value-type="string">
            <text:p>AVE-03-014</text:p>
          </table:table-cell>
          <table:table-cell table:style-name="ce59" office:value-type="string" calcext:value-type="string">
            <text:p>Fulmarus glacialis </text:p>
          </table:table-cell>
          <table:table-cell table:style-name="ce59" office:value-type="string" calcext:value-type="string">
            <text:p>Глупыш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3-019</text:p>
          </table:table-cell>
          <table:table-cell table:style-name="ce59" office:value-type="string" calcext:value-type="string">
            <text:p>Puffinus puffinus </text:p>
          </table:table-cell>
          <table:table-cell table:style-name="ce59" office:value-type="string" calcext:value-type="string">
            <text:p>Малый буревест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3-021</text:p>
          </table:table-cell>
          <table:table-cell table:style-name="ce59" office:value-type="string" calcext:value-type="string">
            <text:p>Puffinus griseus (Gmelin, 1789) СЕРЫЙ БУРЕВЕСТНИК</text:p>
          </table:table-cell>
          <table:table-cell table:style-name="ce59" office:value-type="string" calcext:value-type="string">
            <text:p>Серый буревест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3-024</text:p>
          </table:table-cell>
          <table:table-cell table:style-name="ce59" office:value-type="string" calcext:value-type="string">
            <text:p>Hydrobates pelagicus (L., 1758) ПРЯМОХВОСТАЯ КАЧУРКА</text:p>
          </table:table-cell>
          <table:table-cell table:style-name="ce59" office:value-type="string" calcext:value-type="string">
            <text:p><text:s/>Прямохвостая качу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3-025</text:p>
          </table:table-cell>
          <table:table-cell table:style-name="ce59" office:value-type="string" calcext:value-type="string">
            <text:p>Oceanodroma leucorhoa</text:p>
          </table:table-cell>
          <table:table-cell table:style-name="ce59" office:value-type="string" calcext:value-type="string">
            <text:p>Северная качу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4-02N</text:p>
          </table:table-cell>
          <table:table-cell table:style-name="ce59" office:value-type="string" calcext:value-type="string">
            <text:p>Fregata magnificens</text:p>
          </table:table-cell>
          <table:table-cell table:style-name="ce59" office:value-type="string" calcext:value-type="string">
            <text:p>Великолепный фрега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4-032</text:p>
          </table:table-cell>
          <table:table-cell table:style-name="ce59" office:value-type="string" calcext:value-type="string">
            <text:p>Sula bassana </text:p>
          </table:table-cell>
          <table:table-cell table:style-name="ce59" office:value-type="string" calcext:value-type="string">
            <text:p>Северная <text:s/>олуш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4-034</text:p>
          </table:table-cell>
          <table:table-cell table:style-name="ce59" office:value-type="string" calcext:value-type="string">
            <text:p>Phalocrocorax carbo</text:p>
          </table:table-cell>
          <table:table-cell table:style-name="ce59" office:value-type="string" calcext:value-type="string">
            <text:p>Большой бакл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4-039</text:p>
          </table:table-cell>
          <table:table-cell table:style-name="ce59" office:value-type="string" calcext:value-type="string">
            <text:p>Phalocrocorax aristotelis</text:p>
          </table:table-cell>
          <table:table-cell table:style-name="ce59" office:value-type="string" calcext:value-type="string">
            <text:p>Хохлатый бакл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5-051</text:p>
          </table:table-cell>
          <table:table-cell table:style-name="ce59" office:value-type="string" calcext:value-type="string">
            <text:p>Egretta alba</text:p>
          </table:table-cell>
          <table:table-cell table:style-name="ce59" office:value-type="string" calcext:value-type="string">
            <text:p>Большая белая цапля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5-055</text:p>
          </table:table-cell>
          <table:table-cell table:style-name="ce59" office:value-type="string" calcext:value-type="string">
            <text:p>Ardea cinerea</text:p>
          </table:table-cell>
          <table:table-cell table:style-name="ce64" office:value-type="string" calcext:value-type="string">
            <text:p>Серая цапля 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5-058</text:p>
          </table:table-cell>
          <table:table-cell table:style-name="ce61" office:value-type="string" calcext:value-type="string">
            <text:p>Plegadis falcinellus</text:p>
          </table:table-cell>
          <table:table-cell table:style-name="ce56" office:value-type="string" calcext:value-type="string">
            <text:p>Каравай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5-062</text:p>
          </table:table-cell>
          <table:table-cell table:style-name="ce61" office:value-type="string" calcext:value-type="string">
            <text:p>Ciconia ciconia</text:p>
          </table:table-cell>
          <table:table-cell table:style-name="ce61" office:value-type="string" calcext:value-type="string">
            <text:p>Белый аис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66</text:p>
          </table:table-cell>
          <table:table-cell table:style-name="ce59" office:value-type="string" calcext:value-type="string">
            <text:p>Branta canadensis</text:p>
          </table:table-cell>
          <table:table-cell table:style-name="ce59" office:value-type="string" calcext:value-type="string">
            <text:p>Канадская каза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67</text:p>
          </table:table-cell>
          <table:table-cell table:style-name="ce59" office:value-type="string" calcext:value-type="string">
            <text:p>Branta leucopsis</text:p>
          </table:table-cell>
          <table:table-cell table:style-name="ce59" office:value-type="string" calcext:value-type="string">
            <text:p>Белощекая кaза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68</text:p>
          </table:table-cell>
          <table:table-cell table:style-name="ce59" office:value-type="string" calcext:value-type="string">
            <text:p>Branta bernicla</text:p>
          </table:table-cell>
          <table:table-cell table:style-name="ce59" office:value-type="string" calcext:value-type="string">
            <text:p>Черная казарка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070</text:p>
          </table:table-cell>
          <table:table-cell table:style-name="ce61" office:value-type="string" calcext:value-type="string">
            <text:p>Rufibrenta ruficollis</text:p>
          </table:table-cell>
          <table:table-cell table:style-name="ce56" office:value-type="string" calcext:value-type="string">
            <text:p>Краснозобая каза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1</text:p>
          </table:table-cell>
          <table:table-cell table:style-name="ce59" office:value-type="string" calcext:value-type="string">
            <text:p>Anser anser</text:p>
          </table:table-cell>
          <table:table-cell table:style-name="ce59" office:value-type="string" calcext:value-type="string">
            <text:p>Серый гус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2</text:p>
          </table:table-cell>
          <table:table-cell table:style-name="ce59" office:value-type="string" calcext:value-type="string">
            <text:p>Anser albifrons</text:p>
          </table:table-cell>
          <table:table-cell table:style-name="ce59" office:value-type="string" calcext:value-type="string">
            <text:p>Белолобый гус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3</text:p>
          </table:table-cell>
          <table:table-cell table:style-name="ce59" office:value-type="string" calcext:value-type="string">
            <text:p>Anser erythropus</text:p>
          </table:table-cell>
          <table:table-cell table:style-name="ce59" office:value-type="string" calcext:value-type="string">
            <text:p>Пискуль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4</text:p>
          </table:table-cell>
          <table:table-cell table:style-name="ce59" office:value-type="string" calcext:value-type="string">
            <text:p>Anser fabalis</text:p>
          </table:table-cell>
          <table:table-cell table:style-name="ce59" office:value-type="string" calcext:value-type="string">
            <text:p>Гумен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5</text:p>
          </table:table-cell>
          <table:table-cell table:style-name="ce59" office:value-type="string" calcext:value-type="string">
            <text:p>Chen caerulescens</text:p>
          </table:table-cell>
          <table:table-cell table:style-name="ce59" office:value-type="string" calcext:value-type="string">
            <text:p>Белый гус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7</text:p>
          </table:table-cell>
          <table:table-cell table:style-name="ce59" office:value-type="string" calcext:value-type="string">
            <text:p>Eulabeia indica</text:p>
          </table:table-cell>
          <table:table-cell table:style-name="ce59" office:value-type="string" calcext:value-type="string">
            <text:p>Горный гус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79</text:p>
          </table:table-cell>
          <table:table-cell table:style-name="ce59" office:value-type="string" calcext:value-type="string">
            <text:p>Cygnus olor</text:p>
          </table:table-cell>
          <table:table-cell table:style-name="ce59" office:value-type="string" calcext:value-type="string">
            <text:p>Лебедь-шипу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0</text:p>
          </table:table-cell>
          <table:table-cell table:style-name="ce59" office:value-type="string" calcext:value-type="string">
            <text:p>Cygnus cygnus</text:p>
          </table:table-cell>
          <table:table-cell table:style-name="ce59" office:value-type="string" calcext:value-type="string">
            <text:p>Лебедь-клику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1</text:p>
          </table:table-cell>
          <table:table-cell table:style-name="ce59" office:value-type="string" calcext:value-type="string">
            <text:p>Cygnus bewiickii </text:p>
          </table:table-cell>
          <table:table-cell table:style-name="ce59" office:value-type="string" calcext:value-type="string">
            <text:p>Малый лебед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3</text:p>
          </table:table-cell>
          <table:table-cell table:style-name="ce59" office:value-type="string" calcext:value-type="string">
            <text:p>Tadorna ferruginea</text:p>
          </table:table-cell>
          <table:table-cell table:style-name="ce59" office:value-type="string" calcext:value-type="string">
            <text:p>Огар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4</text:p>
          </table:table-cell>
          <table:table-cell table:style-name="ce59" office:value-type="string" calcext:value-type="string">
            <text:p>Tadorna tadorna</text:p>
          </table:table-cell>
          <table:table-cell table:style-name="ce59" office:value-type="string" calcext:value-type="string">
            <text:p>Пега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6</text:p>
          </table:table-cell>
          <table:table-cell table:style-name="ce59" office:value-type="string" calcext:value-type="string">
            <text:p>Anas plathyrhynchos</text:p>
          </table:table-cell>
          <table:table-cell table:style-name="ce59" office:value-type="string" calcext:value-type="string">
            <text:p>Кряк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88</text:p>
          </table:table-cell>
          <table:table-cell table:style-name="ce59" office:value-type="string" calcext:value-type="string">
            <text:p>Anas crecca</text:p>
          </table:table-cell>
          <table:table-cell table:style-name="ce59" office:value-type="string" calcext:value-type="string">
            <text:p>Чирок-свисту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91</text:p>
          </table:table-cell>
          <table:table-cell table:style-name="ce59" office:value-type="string" calcext:value-type="string">
            <text:p>Anas strepera</text:p>
          </table:table-cell>
          <table:table-cell table:style-name="ce59" office:value-type="string" calcext:value-type="string">
            <text:p>Серая у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92</text:p>
          </table:table-cell>
          <table:table-cell table:style-name="ce59" office:value-type="string" calcext:value-type="string">
            <text:p>Anas penelope</text:p>
          </table:table-cell>
          <table:table-cell table:style-name="ce59" office:value-type="string" calcext:value-type="string">
            <text:p>Свияз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94</text:p>
          </table:table-cell>
          <table:table-cell table:style-name="ce59" office:value-type="string" calcext:value-type="string">
            <text:p>Anas acuta</text:p>
          </table:table-cell>
          <table:table-cell table:style-name="ce59" office:value-type="string" calcext:value-type="string">
            <text:p>Шилохвость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95</text:p>
          </table:table-cell>
          <table:table-cell table:style-name="ce59" office:value-type="string" calcext:value-type="string">
            <text:p>Anas querquedula</text:p>
          </table:table-cell>
          <table:table-cell table:style-name="ce64" office:value-type="string" calcext:value-type="string">
            <text:p>Чирок-треску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096</text:p>
          </table:table-cell>
          <table:table-cell table:style-name="ce59" office:value-type="string" calcext:value-type="string">
            <text:p>Anas clypeata</text:p>
          </table:table-cell>
          <table:table-cell table:style-name="ce64" office:value-type="string" calcext:value-type="string">
            <text:p>Широконос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1</text:p>
          </table:table-cell>
          <table:table-cell table:style-name="ce59" office:value-type="string" calcext:value-type="string">
            <text:p>Aythya ferina</text:p>
          </table:table-cell>
          <table:table-cell table:style-name="ce64" office:value-type="string" calcext:value-type="string">
            <text:p>Красноголовая чернет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4</text:p>
          </table:table-cell>
          <table:table-cell table:style-name="ce59" office:value-type="string" calcext:value-type="string">
            <text:p>Aythya fuligula</text:p>
          </table:table-cell>
          <table:table-cell table:style-name="ce64" office:value-type="string" calcext:value-type="string">
            <text:p>Хохлатая чернет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5</text:p>
          </table:table-cell>
          <table:table-cell table:style-name="ce59" office:value-type="string" calcext:value-type="string">
            <text:p>Aythya marila</text:p>
          </table:table-cell>
          <table:table-cell table:style-name="ce64" office:value-type="string" calcext:value-type="string">
            <text:p>Морская чернеть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7-106</text:p>
          </table:table-cell>
          <table:table-cell table:style-name="ce61" office:value-type="string" calcext:value-type="string">
            <text:p>Histrionicus histrionicus</text:p>
          </table:table-cell>
          <table:table-cell table:style-name="ce56" office:value-type="string" calcext:value-type="string">
            <text:p>Камен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7</text:p>
          </table:table-cell>
          <table:table-cell table:style-name="ce59" office:value-type="string" calcext:value-type="string">
            <text:p>Clangula hyemalis</text:p>
          </table:table-cell>
          <table:table-cell table:style-name="ce64" office:value-type="string" calcext:value-type="string">
            <text:p>Мор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8</text:p>
          </table:table-cell>
          <table:table-cell table:style-name="ce59" office:value-type="string" calcext:value-type="string">
            <text:p>Bucephala clangula</text:p>
          </table:table-cell>
          <table:table-cell table:style-name="ce64" office:value-type="string" calcext:value-type="string">
            <text:p>Обыкновенный гого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09</text:p>
          </table:table-cell>
          <table:table-cell table:style-name="ce59" office:value-type="string" calcext:value-type="string">
            <text:p>Bucephala islandica</text:p>
          </table:table-cell>
          <table:table-cell table:style-name="ce64" office:value-type="string" calcext:value-type="string">
            <text:p>Исландский <text:s/>гого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1</text:p>
          </table:table-cell>
          <table:table-cell table:style-name="ce59" office:value-type="string" calcext:value-type="string">
            <text:p>Somateria mollissima</text:p>
          </table:table-cell>
          <table:table-cell table:style-name="ce64" office:value-type="string" calcext:value-type="string">
            <text:p>Обыкновенная гаг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2</text:p>
          </table:table-cell>
          <table:table-cell table:style-name="ce59" office:value-type="string" calcext:value-type="string">
            <text:p>Somateria spectabilis</text:p>
          </table:table-cell>
          <table:table-cell table:style-name="ce64" office:value-type="string" calcext:value-type="string">
            <text:p>Гага-гребен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3</text:p>
          </table:table-cell>
          <table:table-cell table:style-name="ce59" office:value-type="string" calcext:value-type="string">
            <text:p>Somateria fischeri</text:p>
          </table:table-cell>
          <table:table-cell table:style-name="ce64" office:value-type="string" calcext:value-type="string">
            <text:p>Очковая гаг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4</text:p>
          </table:table-cell>
          <table:table-cell table:style-name="ce59" office:value-type="string" calcext:value-type="string">
            <text:p>Polysticta stelleri </text:p>
          </table:table-cell>
          <table:table-cell table:style-name="ce64" office:value-type="string" calcext:value-type="string">
            <text:p>Сибирская гаг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5</text:p>
          </table:table-cell>
          <table:table-cell table:style-name="ce59" office:value-type="string" calcext:value-type="string">
            <text:p>Melanitta nigra</text:p>
          </table:table-cell>
          <table:table-cell table:style-name="ce64" office:value-type="string" calcext:value-type="string">
            <text:p>Синьг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7</text:p>
          </table:table-cell>
          <table:table-cell table:style-name="ce59" office:value-type="string" calcext:value-type="string">
            <text:p>Melanitta perspicillata</text:p>
          </table:table-cell>
          <table:table-cell table:style-name="ce64" office:value-type="string" calcext:value-type="string">
            <text:p>Пестроносый турп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19</text:p>
          </table:table-cell>
          <table:table-cell table:style-name="ce59" office:value-type="string" calcext:value-type="string">
            <text:p>Melanitta fusca</text:p>
          </table:table-cell>
          <table:table-cell table:style-name="ce64" office:value-type="string" calcext:value-type="string">
            <text:p>Обыкновенный турп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21</text:p>
          </table:table-cell>
          <table:table-cell table:style-name="ce59" office:value-type="string" calcext:value-type="string">
            <text:p>Mergus albellus</text:p>
          </table:table-cell>
          <table:table-cell table:style-name="ce64" office:value-type="string" calcext:value-type="string">
            <text:p>Лут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22</text:p>
          </table:table-cell>
          <table:table-cell table:style-name="ce59" office:value-type="string" calcext:value-type="string">
            <text:p>Mergus serrator</text:p>
          </table:table-cell>
          <table:table-cell table:style-name="ce64" office:value-type="string" calcext:value-type="string">
            <text:p>Длинноносый кроха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7-124</text:p>
          </table:table-cell>
          <table:table-cell table:style-name="ce59" office:value-type="string" calcext:value-type="string">
            <text:p>Mergus merganser</text:p>
          </table:table-cell>
          <table:table-cell table:style-name="ce64" office:value-type="string" calcext:value-type="string">
            <text:p>Большой кроха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25</text:p>
          </table:table-cell>
          <table:table-cell table:style-name="ce59" office:value-type="string" calcext:value-type="string">
            <text:p>Pandion haliaetus</text:p>
          </table:table-cell>
          <table:table-cell table:style-name="ce64" office:value-type="string" calcext:value-type="string">
            <text:p>Скопа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27</text:p>
          </table:table-cell>
          <table:table-cell table:style-name="ce59" office:value-type="string" calcext:value-type="string">
            <text:p>Pernis apivorus</text:p>
          </table:table-cell>
          <table:table-cell table:style-name="ce64" office:value-type="string" calcext:value-type="string">
            <text:p>Обыкновенный <text:s/>осоед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30</text:p>
          </table:table-cell>
          <table:table-cell table:style-name="ce59" office:value-type="string" calcext:value-type="string">
            <text:p>Milvus migrans</text:p>
          </table:table-cell>
          <table:table-cell table:style-name="ce64" office:value-type="string" calcext:value-type="string">
            <text:p>Черный коршу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31</text:p>
          </table:table-cell>
          <table:table-cell table:style-name="ce59" office:value-type="string" calcext:value-type="string">
            <text:p>Circus cyaneus</text:p>
          </table:table-cell>
          <table:table-cell table:style-name="ce64" office:value-type="string" calcext:value-type="string">
            <text:p>Полевой лун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36</text:p>
          </table:table-cell>
          <table:table-cell table:style-name="ce59" office:value-type="string" calcext:value-type="string">
            <text:p>Accipiter gentilis</text:p>
          </table:table-cell>
          <table:table-cell table:style-name="ce64" office:value-type="string" calcext:value-type="string">
            <text:p>Тетеревят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37</text:p>
          </table:table-cell>
          <table:table-cell table:style-name="ce59" office:value-type="string" calcext:value-type="string">
            <text:p>Accipiter nisus</text:p>
          </table:table-cell>
          <table:table-cell table:style-name="ce64" office:value-type="string" calcext:value-type="string">
            <text:p>Перепелятник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42</text:p>
          </table:table-cell>
          <table:table-cell table:style-name="ce59" office:value-type="string" calcext:value-type="string">
            <text:p>Buteo lagopus</text:p>
          </table:table-cell>
          <table:table-cell table:style-name="ce64" office:value-type="string" calcext:value-type="string">
            <text:p>Зимня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45</text:p>
          </table:table-cell>
          <table:table-cell table:style-name="ce59" office:value-type="string" calcext:value-type="string">
            <text:p>Buteo buteo</text:p>
          </table:table-cell>
          <table:table-cell table:style-name="ce64" office:value-type="string" calcext:value-type="string">
            <text:p>Обыкновенный каню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55</text:p>
          </table:table-cell>
          <table:table-cell table:style-name="ce59" office:value-type="string" calcext:value-type="string">
            <text:p>Aquila chrysaetos</text:p>
          </table:table-cell>
          <table:table-cell table:style-name="ce64" office:value-type="string" calcext:value-type="string">
            <text:p>Берку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57</text:p>
          </table:table-cell>
          <table:table-cell table:style-name="ce59" office:value-type="string" calcext:value-type="string">
            <text:p>Haliaeetus albicilla</text:p>
          </table:table-cell>
          <table:table-cell table:style-name="ce64" office:value-type="string" calcext:value-type="string">
            <text:p>Орлан-белохвос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67</text:p>
          </table:table-cell>
          <table:table-cell table:style-name="ce59" office:value-type="string" calcext:value-type="string">
            <text:p>Falco rusticolus</text:p>
          </table:table-cell>
          <table:table-cell table:style-name="ce59" office:value-type="string" calcext:value-type="string">
            <text:p>Крече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72</text:p>
          </table:table-cell>
          <table:table-cell table:style-name="ce59" office:value-type="string" calcext:value-type="string">
            <text:p>Falco peregrinus</text:p>
          </table:table-cell>
          <table:table-cell table:style-name="ce64" office:value-type="string" calcext:value-type="string">
            <text:p>Сапс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73</text:p>
          </table:table-cell>
          <table:table-cell table:style-name="ce59" office:value-type="string" calcext:value-type="string">
            <text:p>Falco subbuteo</text:p>
          </table:table-cell>
          <table:table-cell table:style-name="ce64" office:value-type="string" calcext:value-type="string">
            <text:p>Чеглок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74</text:p>
          </table:table-cell>
          <table:table-cell table:style-name="ce59" office:value-type="string" calcext:value-type="string">
            <text:p>Falco columbarius</text:p>
          </table:table-cell>
          <table:table-cell table:style-name="ce64" office:value-type="string" calcext:value-type="string">
            <text:p>Дербн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8-175</text:p>
          </table:table-cell>
          <table:table-cell table:style-name="ce61" office:value-type="string" calcext:value-type="string">
            <text:p>Falco vespertinus</text:p>
          </table:table-cell>
          <table:table-cell table:style-name="ce54" office:value-type="string" calcext:value-type="string">
            <text:p>Кобч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8-178</text:p>
          </table:table-cell>
          <table:table-cell table:style-name="ce59" office:value-type="string" calcext:value-type="string">
            <text:p>Falco tinnunculus</text:p>
          </table:table-cell>
          <table:table-cell table:style-name="ce64" office:value-type="string" calcext:value-type="string">
            <text:p>Обыкновенная пустельг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9-180</text:p>
          </table:table-cell>
          <table:table-cell table:style-name="ce59" office:value-type="string" calcext:value-type="string">
            <text:p>Lagopus lagopus</text:p>
          </table:table-cell>
          <table:table-cell table:style-name="ce64" office:value-type="string" calcext:value-type="string">
            <text:p>Белая куропа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9-181</text:p>
          </table:table-cell>
          <table:table-cell table:style-name="ce59" office:value-type="string" calcext:value-type="string">
            <text:p>Lagopus mutus</text:p>
          </table:table-cell>
          <table:table-cell table:style-name="ce64" office:value-type="string" calcext:value-type="string">
            <text:p>Тундряная куропа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9-182</text:p>
          </table:table-cell>
          <table:table-cell table:style-name="ce59" office:value-type="string" calcext:value-type="string">
            <text:p>Lururus tetrix</text:p>
          </table:table-cell>
          <table:table-cell table:style-name="ce64" office:value-type="string" calcext:value-type="string">
            <text:p>Тетерев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9-184</text:p>
          </table:table-cell>
          <table:table-cell table:style-name="ce59" office:value-type="string" calcext:value-type="string">
            <text:p>Tetrao urogallus</text:p>
          </table:table-cell>
          <table:table-cell table:style-name="ce64" office:value-type="string" calcext:value-type="string">
            <text:p>Глухар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09-187</text:p>
          </table:table-cell>
          <table:table-cell table:style-name="ce59" office:value-type="string" calcext:value-type="string">
            <text:p>Tetrastes bonasia</text:p>
          </table:table-cell>
          <table:table-cell table:style-name="ce64" office:value-type="string" calcext:value-type="string">
            <text:p>Рябчик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AVE-09-196</text:p>
          </table:table-cell>
          <table:table-cell table:style-name="ce61" office:value-type="string" calcext:value-type="string">
            <text:p>Perdix perdix</text:p>
          </table:table-cell>
          <table:table-cell table:style-name="ce54" office:value-type="string" calcext:value-type="string">
            <text:p>Серая куропа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0-203</text:p>
          </table:table-cell>
          <table:table-cell table:style-name="ce59" office:value-type="string" calcext:value-type="string">
            <text:p>Grus grus</text:p>
          </table:table-cell>
          <table:table-cell table:style-name="ce64" office:value-type="string" calcext:value-type="string">
            <text:p>Серый журав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0-209</text:p>
          </table:table-cell>
          <table:table-cell table:style-name="ce59" office:value-type="string" calcext:value-type="string">
            <text:p>Porzana porzana </text:p>
          </table:table-cell>
          <table:table-cell table:style-name="ce64" office:value-type="string" calcext:value-type="string">
            <text:p>Погоныш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AVE-10-20N</text:p>
          </table:table-cell>
          <table:table-cell table:style-name="ce54" office:value-type="string" calcext:value-type="string">
            <text:p>Porzana carolina</text:p>
          </table:table-cell>
          <table:table-cell table:style-name="ce54" office:value-type="string" calcext:value-type="string">
            <text:p>Каролинский погоныш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0-215</text:p>
          </table:table-cell>
          <table:table-cell table:style-name="ce59" office:value-type="string" calcext:value-type="string">
            <text:p>Crex crex</text:p>
          </table:table-cell>
          <table:table-cell table:style-name="ce52" office:value-type="string" calcext:value-type="string">
            <text:p>Коростель</text:p>
          </table:table-cell>
          <table:table-cell table:number-columns-repeated="16381"/>
        </table:table-row>
        <table:table-row table:style-name="ro4">
          <table:table-cell table:style-name="ce57" office:value-type="string" calcext:value-type="string">
            <text:p>AVE-10-216</text:p>
          </table:table-cell>
          <table:table-cell table:style-name="ce57" office:value-type="string" calcext:value-type="string">
            <text:p>Gallinula chloropus</text:p>
          </table:table-cell>
          <table:table-cell table:style-name="ce57" office:value-type="string" calcext:value-type="string">
            <text:p>Камышн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0-219</text:p>
          </table:table-cell>
          <table:table-cell table:style-name="ce59" office:value-type="string" calcext:value-type="string">
            <text:p>Fulica atra </text:p>
          </table:table-cell>
          <table:table-cell table:style-name="ce64" office:value-type="string" calcext:value-type="string">
            <text:p>Лысух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226</text:p>
          </table:table-cell>
          <table:table-cell table:style-name="ce59" office:value-type="string" calcext:value-type="string">
            <text:p>Pluvialis squatarola</text:p>
          </table:table-cell>
          <table:table-cell table:style-name="ce64" office:value-type="string" calcext:value-type="string">
            <text:p>Тулес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27</text:p>
          </table:table-cell>
          <table:table-cell table:style-name="ce59" office:value-type="string" calcext:value-type="string">
            <text:p>Pluvialis apricaria</text:p>
          </table:table-cell>
          <table:table-cell table:style-name="ce64" office:value-type="string" calcext:value-type="string">
            <text:p>Золотистая ржанка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28</text:p>
          </table:table-cell>
          <table:table-cell table:style-name="ce59" office:value-type="string" calcext:value-type="string">
            <text:p>Charadrius hiaticula</text:p>
          </table:table-cell>
          <table:table-cell table:style-name="ce64" office:value-type="string" calcext:value-type="string">
            <text:p>Галстуч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31</text:p>
          </table:table-cell>
          <table:table-cell table:style-name="ce59" office:value-type="string" calcext:value-type="string">
            <text:p>Charadrius dubius </text:p>
          </table:table-cell>
          <table:table-cell table:style-name="ce64" office:value-type="string" calcext:value-type="string">
            <text:p>Малый <text:s/>зуек 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AVE-11(1)-23N</text:p>
          </table:table-cell>
          <table:table-cell table:style-name="ce54" office:value-type="string" calcext:value-type="string">
            <text:p>Charadrius vociferus</text:p>
          </table:table-cell>
          <table:table-cell table:style-name="ce54" office:value-type="string" calcext:value-type="string">
            <text:p>Крикливый зу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38</text:p>
          </table:table-cell>
          <table:table-cell table:style-name="ce59" office:value-type="string" calcext:value-type="string">
            <text:p>Eudromias morinellus</text:p>
          </table:table-cell>
          <table:table-cell table:style-name="ce64" office:value-type="string" calcext:value-type="string">
            <text:p>Хруст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40</text:p>
          </table:table-cell>
          <table:table-cell table:style-name="ce59" office:value-type="string" calcext:value-type="string">
            <text:p>Vanellus vanellus</text:p>
          </table:table-cell>
          <table:table-cell table:style-name="ce64" office:value-type="string" calcext:value-type="string">
            <text:p>Чибис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45</text:p>
          </table:table-cell>
          <table:table-cell table:style-name="ce59" office:value-type="string" calcext:value-type="string">
            <text:p>Arenaria interpres</text:p>
          </table:table-cell>
          <table:table-cell table:style-name="ce64" office:value-type="string" calcext:value-type="string">
            <text:p>Камнеша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49</text:p>
          </table:table-cell>
          <table:table-cell table:style-name="ce59" office:value-type="string" calcext:value-type="string">
            <text:p>Haematopus ostralegus</text:p>
          </table:table-cell>
          <table:table-cell table:style-name="ce66" office:value-type="string" calcext:value-type="string">
            <text:p>Кулик-соро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1</text:p>
          </table:table-cell>
          <table:table-cell table:style-name="ce59" office:value-type="string" calcext:value-type="string">
            <text:p>Tringa ochropus</text:p>
          </table:table-cell>
          <table:table-cell table:style-name="ce64" office:value-type="string" calcext:value-type="string">
            <text:p>Черныш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2</text:p>
          </table:table-cell>
          <table:table-cell table:style-name="ce59" office:value-type="string" calcext:value-type="string">
            <text:p>Tringa glareola</text:p>
          </table:table-cell>
          <table:table-cell table:style-name="ce64" office:value-type="string" calcext:value-type="string">
            <text:p>Фифи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3</text:p>
          </table:table-cell>
          <table:table-cell table:style-name="ce59" office:value-type="string" calcext:value-type="string">
            <text:p>Tringa nebularia</text:p>
          </table:table-cell>
          <table:table-cell table:style-name="ce64" office:value-type="string" calcext:value-type="string">
            <text:p>Большой ули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5</text:p>
          </table:table-cell>
          <table:table-cell table:style-name="ce59" office:value-type="string" calcext:value-type="string">
            <text:p>Tringa totanus</text:p>
          </table:table-cell>
          <table:table-cell table:style-name="ce64" office:value-type="string" calcext:value-type="string">
            <text:p>Трав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6</text:p>
          </table:table-cell>
          <table:table-cell table:style-name="ce59" office:value-type="string" calcext:value-type="string">
            <text:p>Tringa erythropus</text:p>
          </table:table-cell>
          <table:table-cell table:style-name="ce64" office:value-type="string" calcext:value-type="string">
            <text:p>Щего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57</text:p>
          </table:table-cell>
          <table:table-cell table:style-name="ce59" office:value-type="string" calcext:value-type="string">
            <text:p>Tringa stagnatilis</text:p>
          </table:table-cell>
          <table:table-cell table:style-name="ce64" office:value-type="string" calcext:value-type="string">
            <text:p>Поручей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0</text:p>
          </table:table-cell>
          <table:table-cell table:style-name="ce59" office:value-type="string" calcext:value-type="string">
            <text:p>Actitis hypoleucos</text:p>
          </table:table-cell>
          <table:table-cell table:style-name="ce64" office:value-type="string" calcext:value-type="string">
            <text:p>Перевозч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1</text:p>
          </table:table-cell>
          <table:table-cell table:style-name="ce59" office:value-type="string" calcext:value-type="string">
            <text:p>Xenus cinereus</text:p>
          </table:table-cell>
          <table:table-cell table:style-name="ce64" office:value-type="string" calcext:value-type="string">
            <text:p>Мороду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2</text:p>
          </table:table-cell>
          <table:table-cell table:style-name="ce59" office:value-type="string" calcext:value-type="string">
            <text:p>Phalaropus fulicarius</text:p>
          </table:table-cell>
          <table:table-cell table:style-name="ce64" office:value-type="string" calcext:value-type="string">
            <text:p>Плосконосый плавунч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4</text:p>
          </table:table-cell>
          <table:table-cell table:style-name="ce59" office:value-type="string" calcext:value-type="string">
            <text:p>Phalaropus lobatus</text:p>
          </table:table-cell>
          <table:table-cell table:style-name="ce64" office:value-type="string" calcext:value-type="string">
            <text:p>Круглоносый плавунч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5</text:p>
          </table:table-cell>
          <table:table-cell table:style-name="ce59" office:value-type="string" calcext:value-type="string">
            <text:p>Phylomachus pugnax</text:p>
          </table:table-cell>
          <table:table-cell table:style-name="ce64" office:value-type="string" calcext:value-type="string">
            <text:p>Турухт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67</text:p>
          </table:table-cell>
          <table:table-cell table:style-name="ce59" office:value-type="string" calcext:value-type="string">
            <text:p>Calidris minuta</text:p>
          </table:table-cell>
          <table:table-cell table:style-name="ce64" office:value-type="string" calcext:value-type="string">
            <text:p>Кулик-воробей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70</text:p>
          </table:table-cell>
          <table:table-cell table:style-name="ce59" office:value-type="string" calcext:value-type="string">
            <text:p>Calidris temminckii</text:p>
          </table:table-cell>
          <table:table-cell table:style-name="ce64" office:value-type="string" calcext:value-type="string">
            <text:p>Белохвостый песоч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73</text:p>
          </table:table-cell>
          <table:table-cell table:style-name="ce59" office:value-type="string" calcext:value-type="string">
            <text:p>Calidris ferruginea</text:p>
          </table:table-cell>
          <table:table-cell table:style-name="ce64" office:value-type="string" calcext:value-type="string">
            <text:p>Краснозоб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74</text:p>
          </table:table-cell>
          <table:table-cell table:style-name="ce59" office:value-type="string" calcext:value-type="string">
            <text:p>Calidris alpina</text:p>
          </table:table-cell>
          <table:table-cell table:style-name="ce64" office:value-type="string" calcext:value-type="string">
            <text:p>Чернозобик 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75</text:p>
          </table:table-cell>
          <table:table-cell table:style-name="ce59" office:value-type="string" calcext:value-type="string">
            <text:p>Calidris maritima</text:p>
          </table:table-cell>
          <table:table-cell table:style-name="ce64" office:value-type="string" calcext:value-type="string">
            <text:p>Морской песоч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78</text:p>
          </table:table-cell>
          <table:table-cell table:style-name="ce59" office:value-type="string" calcext:value-type="string">
            <text:p>Calidris melanotos</text:p>
          </table:table-cell>
          <table:table-cell table:style-name="ce64" office:value-type="string" calcext:value-type="string">
            <text:p>Дутыш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80</text:p>
          </table:table-cell>
          <table:table-cell table:style-name="ce59" office:value-type="string" calcext:value-type="string">
            <text:p>Calidris canutus</text:p>
          </table:table-cell>
          <table:table-cell table:style-name="ce64" office:value-type="string" calcext:value-type="string">
            <text:p>Исландский песоч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82</text:p>
          </table:table-cell>
          <table:table-cell table:style-name="ce59" office:value-type="string" calcext:value-type="string">
            <text:p>Calidris alba</text:p>
          </table:table-cell>
          <table:table-cell table:style-name="ce64" office:value-type="string" calcext:value-type="string">
            <text:p>Песча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84</text:p>
          </table:table-cell>
          <table:table-cell table:style-name="ce59" office:value-type="string" calcext:value-type="string">
            <text:p>Limicola falcinellus</text:p>
          </table:table-cell>
          <table:table-cell table:style-name="ce64" office:value-type="string" calcext:value-type="string">
            <text:p>Грязов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85</text:p>
          </table:table-cell>
          <table:table-cell table:style-name="ce59" office:value-type="string" calcext:value-type="string">
            <text:p>Lymnocryptes minimus</text:p>
          </table:table-cell>
          <table:table-cell table:style-name="ce64" office:value-type="string" calcext:value-type="string">
            <text:p>Гаршнеп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86</text:p>
          </table:table-cell>
          <table:table-cell table:style-name="ce59" office:value-type="string" calcext:value-type="string">
            <text:p>Gallinago gallinago</text:p>
          </table:table-cell>
          <table:table-cell table:style-name="ce64" office:value-type="string" calcext:value-type="string">
            <text:p>Бекас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91</text:p>
          </table:table-cell>
          <table:table-cell table:style-name="ce59" office:value-type="string" calcext:value-type="string">
            <text:p>Gallinago media</text:p>
          </table:table-cell>
          <table:table-cell table:style-name="ce64" office:value-type="string" calcext:value-type="string">
            <text:p>Дупе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92</text:p>
          </table:table-cell>
          <table:table-cell table:style-name="ce59" office:value-type="string" calcext:value-type="string">
            <text:p>Scolopax rusticola</text:p>
          </table:table-cell>
          <table:table-cell table:style-name="ce64" office:value-type="string" calcext:value-type="string">
            <text:p>Вальдшнеп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96</text:p>
          </table:table-cell>
          <table:table-cell table:style-name="ce59" office:value-type="string" calcext:value-type="string">
            <text:p>Numenius arquata</text:p>
          </table:table-cell>
          <table:table-cell table:style-name="ce64" office:value-type="string" calcext:value-type="string">
            <text:p>Большой кроншнеп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98</text:p>
          </table:table-cell>
          <table:table-cell table:style-name="ce59" office:value-type="string" calcext:value-type="string">
            <text:p>Numenius phaeopus</text:p>
          </table:table-cell>
          <table:table-cell table:style-name="ce64" office:value-type="string" calcext:value-type="string">
            <text:p>Средний <text:s/>кроншнеп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299</text:p>
          </table:table-cell>
          <table:table-cell table:style-name="ce59" office:value-type="string" calcext:value-type="string">
            <text:p>Limosa limosa</text:p>
          </table:table-cell>
          <table:table-cell table:style-name="ce64" office:value-type="string" calcext:value-type="string">
            <text:p>Большой веретен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1)-300</text:p>
          </table:table-cell>
          <table:table-cell table:style-name="ce59" office:value-type="string" calcext:value-type="string">
            <text:p>Limosa lapponica</text:p>
          </table:table-cell>
          <table:table-cell table:style-name="ce64" office:value-type="string" calcext:value-type="string">
            <text:p>Малый веретен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07</text:p>
          </table:table-cell>
          <table:table-cell table:style-name="ce59" office:value-type="string" calcext:value-type="string">
            <text:p>Stercorarius skua</text:p>
          </table:table-cell>
          <table:table-cell table:style-name="ce64" office:value-type="string" calcext:value-type="string">
            <text:p>Большой помор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08</text:p>
          </table:table-cell>
          <table:table-cell table:style-name="ce59" office:value-type="string" calcext:value-type="string">
            <text:p>Stercorarius pomarinus</text:p>
          </table:table-cell>
          <table:table-cell table:style-name="ce64" office:value-type="string" calcext:value-type="string">
            <text:p>Средний помор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09</text:p>
          </table:table-cell>
          <table:table-cell table:style-name="ce59" office:value-type="string" calcext:value-type="string">
            <text:p>Stercorarius parasiticus</text:p>
          </table:table-cell>
          <table:table-cell table:style-name="ce64" office:value-type="string" calcext:value-type="string">
            <text:p>Короткохвостый <text:s/>помор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0</text:p>
          </table:table-cell>
          <table:table-cell table:style-name="ce59" office:value-type="string" calcext:value-type="string">
            <text:p>Stercorarius longicaudus</text:p>
          </table:table-cell>
          <table:table-cell table:style-name="ce64" office:value-type="string" calcext:value-type="string">
            <text:p>Длиннохвостый помор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4</text:p>
          </table:table-cell>
          <table:table-cell table:style-name="ce59" office:value-type="string" calcext:value-type="string">
            <text:p>Larus minutus</text:p>
          </table:table-cell>
          <table:table-cell table:style-name="ce64" office:value-type="string" calcext:value-type="string">
            <text:p>Малая <text:s/>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5</text:p>
          </table:table-cell>
          <table:table-cell table:style-name="ce59" office:value-type="string" calcext:value-type="string">
            <text:p>Larus ridibundus</text:p>
          </table:table-cell>
          <table:table-cell table:style-name="ce64" office:value-type="string" calcext:value-type="string">
            <text:p>Озерн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8</text:p>
          </table:table-cell>
          <table:table-cell table:style-name="ce59" office:value-type="string" calcext:value-type="string">
            <text:p>Larus fuscus</text:p>
          </table:table-cell>
          <table:table-cell table:style-name="ce64" office:value-type="string" calcext:value-type="string">
            <text:p>Клуш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9</text:p>
          </table:table-cell>
          <table:table-cell table:style-name="ce59" office:value-type="string" calcext:value-type="string">
            <text:p>Larus argentatus</text:p>
          </table:table-cell>
          <table:table-cell table:style-name="ce64" office:value-type="string" calcext:value-type="string">
            <text:p>Серебрист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19a</text:p>
          </table:table-cell>
          <table:table-cell table:style-name="ce59" office:value-type="string" calcext:value-type="string">
            <text:p>Larus heuglini </text:p>
          </table:table-cell>
          <table:table-cell table:style-name="ce64" office:value-type="string" calcext:value-type="string">
            <text:p>Восточная клуша</text:p>
          </table:table-cell>
          <table:table-cell table:number-columns-repeated="16381"/>
        </table:table-row>
        <table:table-row table:style-name="ro5">
          <table:table-cell table:style-name="ce58" office:value-type="string" calcext:value-type="string">
            <text:p>AVE-11(2)-322</text:p>
          </table:table-cell>
          <table:table-cell table:style-name="ce62" office:value-type="string" calcext:value-type="string">
            <text:p>Larus glaucoides</text:p>
          </table:table-cell>
          <table:table-cell table:style-name="ce57" office:value-type="string" calcext:value-type="string">
            <text:p>Полярн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23</text:p>
          </table:table-cell>
          <table:table-cell table:style-name="ce59" office:value-type="string" calcext:value-type="string">
            <text:p>Larus hyperboreus</text:p>
          </table:table-cell>
          <table:table-cell table:style-name="ce64" office:value-type="string" calcext:value-type="string">
            <text:p>Бургомистр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24</text:p>
          </table:table-cell>
          <table:table-cell table:style-name="ce59" office:value-type="string" calcext:value-type="string">
            <text:p>Larus marinus</text:p>
          </table:table-cell>
          <table:table-cell table:style-name="ce64" office:value-type="string" calcext:value-type="string">
            <text:p>Морск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25</text:p>
          </table:table-cell>
          <table:table-cell table:style-name="ce59" office:value-type="string" calcext:value-type="string">
            <text:p>Larus canus</text:p>
          </table:table-cell>
          <table:table-cell table:style-name="ce64" office:value-type="string" calcext:value-type="string">
            <text:p>Сиз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29</text:p>
          </table:table-cell>
          <table:table-cell table:style-name="ce59" office:value-type="string" calcext:value-type="string">
            <text:p>Rissa tridactyla</text:p>
          </table:table-cell>
          <table:table-cell table:style-name="ce64" office:value-type="string" calcext:value-type="string">
            <text:p>Мое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32</text:p>
          </table:table-cell>
          <table:table-cell table:style-name="ce59" office:value-type="string" calcext:value-type="string">
            <text:p>Pagophila eburnea</text:p>
          </table:table-cell>
          <table:table-cell table:style-name="ce64" office:value-type="string" calcext:value-type="string">
            <text:p>Белая ча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33</text:p>
          </table:table-cell>
          <table:table-cell table:style-name="ce59" office:value-type="string" calcext:value-type="string">
            <text:p>Chlidonias niger</text:p>
          </table:table-cell>
          <table:table-cell table:style-name="ce64" office:value-type="string" calcext:value-type="string">
            <text:p>Черная <text:s/>кра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37</text:p>
          </table:table-cell>
          <table:table-cell table:style-name="ce59" office:value-type="string" calcext:value-type="string">
            <text:p>Hydroprogne caspia</text:p>
          </table:table-cell>
          <table:table-cell table:style-name="ce64" office:value-type="string" calcext:value-type="string">
            <text:p>Чегра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38</text:p>
          </table:table-cell>
          <table:table-cell table:style-name="ce63" office:value-type="string" calcext:value-type="string">
            <text:p>Thalasseus sandvicensis</text:p>
          </table:table-cell>
          <table:table-cell table:style-name="ce59" office:value-type="string" calcext:value-type="string">
            <text:p>Пестроносая <text:s/>кра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39</text:p>
          </table:table-cell>
          <table:table-cell table:style-name="ce59" office:value-type="string" calcext:value-type="string">
            <text:p>Sterna hirundo</text:p>
          </table:table-cell>
          <table:table-cell table:style-name="ce64" office:value-type="string" calcext:value-type="string">
            <text:p>Речная кра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40</text:p>
          </table:table-cell>
          <table:table-cell table:style-name="ce59" office:value-type="string" calcext:value-type="string">
            <text:p>Sterna paradisaea</text:p>
          </table:table-cell>
          <table:table-cell table:style-name="ce64" office:value-type="string" calcext:value-type="string">
            <text:p>Полярная кра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2)-342</text:p>
          </table:table-cell>
          <table:table-cell table:style-name="ce59" office:value-type="string" calcext:value-type="string">
            <text:p>Sterna albifrons</text:p>
          </table:table-cell>
          <table:table-cell table:style-name="ce64" office:value-type="string" calcext:value-type="string">
            <text:p>Малая кра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43</text:p>
          </table:table-cell>
          <table:table-cell table:style-name="ce59" office:value-type="string" calcext:value-type="string">
            <text:p>Alle alle</text:p>
          </table:table-cell>
          <table:table-cell table:style-name="ce64" office:value-type="string" calcext:value-type="string">
            <text:p>Люр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44</text:p>
          </table:table-cell>
          <table:table-cell table:style-name="ce59" office:value-type="string" calcext:value-type="string">
            <text:p>Alca torda</text:p>
          </table:table-cell>
          <table:table-cell table:style-name="ce64" office:value-type="string" calcext:value-type="string">
            <text:p>Гага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45</text:p>
          </table:table-cell>
          <table:table-cell table:style-name="ce59" office:value-type="string" calcext:value-type="string">
            <text:p>Uria aalge</text:p>
          </table:table-cell>
          <table:table-cell table:style-name="ce64" office:value-type="string" calcext:value-type="string">
            <text:p>Тонкоклювая кайр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46</text:p>
          </table:table-cell>
          <table:table-cell table:style-name="ce59" office:value-type="string" calcext:value-type="string">
            <text:p>Uria lomvia</text:p>
          </table:table-cell>
          <table:table-cell table:style-name="ce64" office:value-type="string" calcext:value-type="string">
            <text:p>Толстоклювая кайр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47</text:p>
          </table:table-cell>
          <table:table-cell table:style-name="ce59" office:value-type="string" calcext:value-type="string">
            <text:p>Cepphus grylle</text:p>
          </table:table-cell>
          <table:table-cell table:style-name="ce64" office:value-type="string" calcext:value-type="string">
            <text:p>Чист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1(3)-360</text:p>
          </table:table-cell>
          <table:table-cell table:style-name="ce59" office:value-type="string" calcext:value-type="string">
            <text:p>Fratercula arctica</text:p>
          </table:table-cell>
          <table:table-cell table:style-name="ce64" office:value-type="string" calcext:value-type="string">
            <text:p>Туп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2-367</text:p>
          </table:table-cell>
          <table:table-cell table:style-name="ce59" office:value-type="string" calcext:value-type="string">
            <text:p>Columba palumbus </text:p>
          </table:table-cell>
          <table:table-cell table:style-name="ce64" office:value-type="string" calcext:value-type="string">
            <text:p>Вяхирь</text:p>
          </table:table-cell>
          <table:table-cell table:number-columns-repeated="16381"/>
        </table:table-row>
        <table:table-row table:style-name="ro5">
          <table:table-cell table:style-name="ce58" office:value-type="string" calcext:value-type="string">
            <text:p>AVE-12-368</text:p>
          </table:table-cell>
          <table:table-cell table:style-name="ce62" office:value-type="string" calcext:value-type="string">
            <text:p>Columba oenas</text:p>
          </table:table-cell>
          <table:table-cell table:style-name="ce58" office:value-type="string" calcext:value-type="string">
            <text:p>Клинтух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2-369</text:p>
          </table:table-cell>
          <table:table-cell table:style-name="ce59" office:value-type="string" calcext:value-type="string">
            <text:p>Columba livia</text:p>
          </table:table-cell>
          <table:table-cell table:style-name="ce64" office:value-type="string" calcext:value-type="string">
            <text:p>Сизый <text:s/>голуб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2-374</text:p>
          </table:table-cell>
          <table:table-cell table:style-name="ce59" office:value-type="string" calcext:value-type="string">
            <text:p>Streptopelia decaocto</text:p>
          </table:table-cell>
          <table:table-cell table:style-name="ce64" office:value-type="string" calcext:value-type="string">
            <text:p>Кольчатая горл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2-376</text:p>
          </table:table-cell>
          <table:table-cell table:style-name="ce59" office:value-type="string" calcext:value-type="string">
            <text:p>Streptopelia turtur</text:p>
          </table:table-cell>
          <table:table-cell table:style-name="ce64" office:value-type="string" calcext:value-type="string">
            <text:p>Обыкновенная <text:s/>горл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3-381</text:p>
          </table:table-cell>
          <table:table-cell table:style-name="ce59" office:value-type="string" calcext:value-type="string">
            <text:p>Cuculus canorus</text:p>
          </table:table-cell>
          <table:table-cell table:style-name="ce64" office:value-type="string" calcext:value-type="string">
            <text:p>Обыкновенная кук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85</text:p>
          </table:table-cell>
          <table:table-cell table:style-name="ce59" office:value-type="string" calcext:value-type="string">
            <text:p>Nyctea scandiaca</text:p>
          </table:table-cell>
          <table:table-cell table:style-name="ce64" office:value-type="string" calcext:value-type="string">
            <text:p>Белая со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86</text:p>
          </table:table-cell>
          <table:table-cell table:style-name="ce59" office:value-type="string" calcext:value-type="string">
            <text:p>Bubo bubo</text:p>
          </table:table-cell>
          <table:table-cell table:style-name="ce64" office:value-type="string" calcext:value-type="string">
            <text:p>Фили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88</text:p>
          </table:table-cell>
          <table:table-cell table:style-name="ce59" office:value-type="string" calcext:value-type="string">
            <text:p>Asio otus</text:p>
          </table:table-cell>
          <table:table-cell table:style-name="ce64" office:value-type="string" calcext:value-type="string">
            <text:p>Ушастая <text:s/>со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89</text:p>
          </table:table-cell>
          <table:table-cell table:style-name="ce59" office:value-type="string" calcext:value-type="string">
            <text:p>Asio flammeus</text:p>
          </table:table-cell>
          <table:table-cell table:style-name="ce64" office:value-type="string" calcext:value-type="string">
            <text:p>Болотная <text:s/>со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94</text:p>
          </table:table-cell>
          <table:table-cell table:style-name="ce59" office:value-type="string" calcext:value-type="string">
            <text:p>Aegolius funereus</text:p>
          </table:table-cell>
          <table:table-cell table:style-name="ce64" office:value-type="string" calcext:value-type="string">
            <text:p>Мохноногий сыч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96</text:p>
          </table:table-cell>
          <table:table-cell table:style-name="ce59" office:value-type="string" calcext:value-type="string">
            <text:p>Glaucidium passerinum</text:p>
          </table:table-cell>
          <table:table-cell table:style-name="ce64" office:value-type="string" calcext:value-type="string">
            <text:p>Воробьиный сыч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397</text:p>
          </table:table-cell>
          <table:table-cell table:style-name="ce59" office:value-type="string" calcext:value-type="string">
            <text:p>Surnia ulula</text:p>
          </table:table-cell>
          <table:table-cell table:style-name="ce64" office:value-type="string" calcext:value-type="string">
            <text:p>Ястребиная сов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400</text:p>
          </table:table-cell>
          <table:table-cell table:style-name="ce59" office:value-type="string" calcext:value-type="string">
            <text:p>Strix uralensis</text:p>
          </table:table-cell>
          <table:table-cell table:style-name="ce64" office:value-type="string" calcext:value-type="string">
            <text:p>Длиннохвостая неясыт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4-401</text:p>
          </table:table-cell>
          <table:table-cell table:style-name="ce59" office:value-type="string" calcext:value-type="string">
            <text:p>Strix nebulosa</text:p>
          </table:table-cell>
          <table:table-cell table:style-name="ce64" office:value-type="string" calcext:value-type="string">
            <text:p>Бородатая неясыт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6-408</text:p>
          </table:table-cell>
          <table:table-cell table:style-name="ce59" office:value-type="string" calcext:value-type="string">
            <text:p>Apus apus</text:p>
          </table:table-cell>
          <table:table-cell table:style-name="ce64" office:value-type="string" calcext:value-type="string">
            <text:p>Черный стриж</text:p>
          </table:table-cell>
          <table:table-cell table:number-columns-repeated="16381"/>
        </table:table-row>
        <table:table-row table:style-name="ro5">
          <table:table-cell table:style-name="ce58" office:value-type="string" calcext:value-type="string">
            <text:p>AVE-17-411</text:p>
          </table:table-cell>
          <table:table-cell table:style-name="ce62" office:value-type="string" calcext:value-type="string">
            <text:p>Coracias garrulus</text:p>
          </table:table-cell>
          <table:table-cell table:style-name="ce57" office:value-type="string" calcext:value-type="string">
            <text:p>Сизоворо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7-419</text:p>
          </table:table-cell>
          <table:table-cell table:style-name="ce59" office:value-type="string" calcext:value-type="string">
            <text:p>Merops apiaster</text:p>
          </table:table-cell>
          <table:table-cell table:style-name="ce64" office:value-type="string" calcext:value-type="string">
            <text:p>Золотистая щур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7-421</text:p>
          </table:table-cell>
          <table:table-cell table:style-name="ce59" office:value-type="string" calcext:value-type="string">
            <text:p>Upupa epops</text:p>
          </table:table-cell>
          <table:table-cell table:style-name="ce64" office:value-type="string" calcext:value-type="string">
            <text:p>Удод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22</text:p>
          </table:table-cell>
          <table:table-cell table:style-name="ce59" office:value-type="string" calcext:value-type="string">
            <text:p>Junx torquilla</text:p>
          </table:table-cell>
          <table:table-cell table:style-name="ce64" office:value-type="string" calcext:value-type="string">
            <text:p>Вертише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25</text:p>
          </table:table-cell>
          <table:table-cell table:style-name="ce59" office:value-type="string" calcext:value-type="string">
            <text:p>Picus canus</text:p>
          </table:table-cell>
          <table:table-cell table:style-name="ce64" office:value-type="string" calcext:value-type="string">
            <text:p>Седой дяте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26</text:p>
          </table:table-cell>
          <table:table-cell table:style-name="ce59" office:value-type="string" calcext:value-type="string">
            <text:p>Dryocopus martius</text:p>
          </table:table-cell>
          <table:table-cell table:style-name="ce64" office:value-type="string" calcext:value-type="string">
            <text:p>Желн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27</text:p>
          </table:table-cell>
          <table:table-cell table:style-name="ce59" office:value-type="string" calcext:value-type="string">
            <text:p>Dendrocopos major</text:p>
          </table:table-cell>
          <table:table-cell table:style-name="ce64" office:value-type="string" calcext:value-type="string">
            <text:p>Пестрый дяте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31</text:p>
          </table:table-cell>
          <table:table-cell table:style-name="ce59" office:value-type="string" calcext:value-type="string">
            <text:p>Dendrocopos leucotos</text:p>
          </table:table-cell>
          <table:table-cell table:style-name="ce64" office:value-type="string" calcext:value-type="string">
            <text:p>Белоспинный дяте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33</text:p>
          </table:table-cell>
          <table:table-cell table:style-name="ce59" office:value-type="string" calcext:value-type="string">
            <text:p>Dendrocopos minor</text:p>
          </table:table-cell>
          <table:table-cell table:style-name="ce64" office:value-type="string" calcext:value-type="string">
            <text:p>Малый дяте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8-436</text:p>
          </table:table-cell>
          <table:table-cell table:style-name="ce59" office:value-type="string" calcext:value-type="string">
            <text:p>Picoides tridactylus</text:p>
          </table:table-cell>
          <table:table-cell table:style-name="ce64" office:value-type="string" calcext:value-type="string">
            <text:p>Трехпалый дяте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02</text:p>
          </table:table-cell>
          <table:table-cell table:style-name="ce59" office:value-type="string" calcext:value-type="string">
            <text:p>Riparia riparia</text:p>
          </table:table-cell>
          <table:table-cell table:style-name="ce64" office:value-type="string" calcext:value-type="string">
            <text:p>Береговая ласто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05</text:p>
          </table:table-cell>
          <table:table-cell table:style-name="ce59" office:value-type="string" calcext:value-type="string">
            <text:p>Hirundo rustica</text:p>
          </table:table-cell>
          <table:table-cell table:style-name="ce64" office:value-type="string" calcext:value-type="string">
            <text:p>Деревенская ласто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09</text:p>
          </table:table-cell>
          <table:table-cell table:style-name="ce59" office:value-type="string" calcext:value-type="string">
            <text:p>Delichon urbica</text:p>
          </table:table-cell>
          <table:table-cell table:style-name="ce64" office:value-type="string" calcext:value-type="string">
            <text:p>Воронок - Delichon urbica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11</text:p>
          </table:table-cell>
          <table:table-cell table:style-name="ce59" office:value-type="string" calcext:value-type="string">
            <text:p>Galerida cristata</text:p>
          </table:table-cell>
          <table:table-cell table:style-name="ce64" office:value-type="string" calcext:value-type="string">
            <text:p>Хохлатый жаворо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21</text:p>
          </table:table-cell>
          <table:table-cell table:style-name="ce59" office:value-type="string" calcext:value-type="string">
            <text:p>Eremophila alpestris</text:p>
          </table:table-cell>
          <table:table-cell table:style-name="ce64" office:value-type="string" calcext:value-type="string">
            <text:p>Рогатый жаворо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22</text:p>
          </table:table-cell>
          <table:table-cell table:style-name="ce59" office:value-type="string" calcext:value-type="string">
            <text:p>Lullula arborea</text:p>
          </table:table-cell>
          <table:table-cell table:style-name="ce64" office:value-type="string" calcext:value-type="string">
            <text:p>Лесной жаворо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23</text:p>
          </table:table-cell>
          <table:table-cell table:style-name="ce59" office:value-type="string" calcext:value-type="string">
            <text:p>Alauda arvensis</text:p>
          </table:table-cell>
          <table:table-cell table:style-name="ce64" office:value-type="string" calcext:value-type="string">
            <text:p>Полевой жаворон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28</text:p>
          </table:table-cell>
          <table:table-cell table:style-name="ce59" office:value-type="string" calcext:value-type="string">
            <text:p>Anthus campestris</text:p>
          </table:table-cell>
          <table:table-cell table:style-name="ce64" office:value-type="string" calcext:value-type="string">
            <text:p>Полево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29</text:p>
          </table:table-cell>
          <table:table-cell table:style-name="ce59" office:value-type="string" calcext:value-type="string">
            <text:p>Anthus trivialis</text:p>
          </table:table-cell>
          <table:table-cell table:style-name="ce64" office:value-type="string" calcext:value-type="string">
            <text:p>Лесно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31</text:p>
          </table:table-cell>
          <table:table-cell table:style-name="ce59" office:value-type="string" calcext:value-type="string">
            <text:p>Anthus gustavi</text:p>
          </table:table-cell>
          <table:table-cell table:style-name="ce64" office:value-type="string" calcext:value-type="string">
            <text:p>Сибирски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32</text:p>
          </table:table-cell>
          <table:table-cell table:style-name="ce59" office:value-type="string" calcext:value-type="string">
            <text:p>Anthus pratensis</text:p>
          </table:table-cell>
          <table:table-cell table:style-name="ce64" office:value-type="string" calcext:value-type="string">
            <text:p>Лугово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33</text:p>
          </table:table-cell>
          <table:table-cell table:style-name="ce59" office:value-type="string" calcext:value-type="string">
            <text:p>Anthus cervinus</text:p>
          </table:table-cell>
          <table:table-cell table:style-name="ce64" office:value-type="string" calcext:value-type="string">
            <text:p>Краснозобы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35</text:p>
          </table:table-cell>
          <table:table-cell table:style-name="ce59" office:value-type="string" calcext:value-type="string">
            <text:p>Anthus spinoletta</text:p>
          </table:table-cell>
          <table:table-cell table:style-name="ce64" office:value-type="string" calcext:value-type="string">
            <text:p>Горный кон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36</text:p>
          </table:table-cell>
          <table:table-cell table:style-name="ce59" office:value-type="string" calcext:value-type="string">
            <text:p>Motacilla flava</text:p>
          </table:table-cell>
          <table:table-cell table:style-name="ce64" office:value-type="string" calcext:value-type="string">
            <text:p>Желтая трясогуз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40</text:p>
          </table:table-cell>
          <table:table-cell table:style-name="ce59" office:value-type="string" calcext:value-type="string">
            <text:p>Motacilla citreola</text:p>
          </table:table-cell>
          <table:table-cell table:style-name="ce64" office:value-type="string" calcext:value-type="string">
            <text:p>Желтоголовая трясогуз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41</text:p>
          </table:table-cell>
          <table:table-cell table:style-name="ce59" office:value-type="string" calcext:value-type="string">
            <text:p>Motacilla cinerea</text:p>
          </table:table-cell>
          <table:table-cell table:style-name="ce52" office:value-type="string" calcext:value-type="string">
            <text:p>Горная трясогуз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42</text:p>
          </table:table-cell>
          <table:table-cell table:style-name="ce59" office:value-type="string" calcext:value-type="string">
            <text:p>Motacilla alba</text:p>
          </table:table-cell>
          <table:table-cell table:style-name="ce64" office:value-type="string" calcext:value-type="string">
            <text:p>Белая трясогуз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51</text:p>
          </table:table-cell>
          <table:table-cell table:style-name="ce59" office:value-type="string" calcext:value-type="string">
            <text:p>Lanius collurio</text:p>
          </table:table-cell>
          <table:table-cell table:style-name="ce64" office:value-type="string" calcext:value-type="string">
            <text:p>Обыкновенный жул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57</text:p>
          </table:table-cell>
          <table:table-cell table:style-name="ce59" office:value-type="string" calcext:value-type="string">
            <text:p>Lanius excubitor</text:p>
          </table:table-cell>
          <table:table-cell table:style-name="ce64" office:value-type="string" calcext:value-type="string">
            <text:p>Серый сорокопу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68</text:p>
          </table:table-cell>
          <table:table-cell table:style-name="ce59" office:value-type="string" calcext:value-type="string">
            <text:p>Sturnus vulgaris</text:p>
          </table:table-cell>
          <table:table-cell table:style-name="ce64" office:value-type="string" calcext:value-type="string">
            <text:p>Обыкновенный скворец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71</text:p>
          </table:table-cell>
          <table:table-cell table:style-name="ce59" office:value-type="string" calcext:value-type="string">
            <text:p>Perisoreus infaustus</text:p>
          </table:table-cell>
          <table:table-cell table:style-name="ce64" office:value-type="string" calcext:value-type="string">
            <text:p>Кукш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72</text:p>
          </table:table-cell>
          <table:table-cell table:style-name="ce59" office:value-type="string" calcext:value-type="string">
            <text:p>Garrulus glandarius</text:p>
          </table:table-cell>
          <table:table-cell table:style-name="ce64" office:value-type="string" calcext:value-type="string">
            <text:p>Сой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74</text:p>
          </table:table-cell>
          <table:table-cell table:style-name="ce59" office:value-type="string" calcext:value-type="string">
            <text:p>Pica pica</text:p>
          </table:table-cell>
          <table:table-cell table:style-name="ce64" office:value-type="string" calcext:value-type="string">
            <text:p>Соро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77</text:p>
          </table:table-cell>
          <table:table-cell table:style-name="ce59" office:value-type="string" calcext:value-type="string">
            <text:p>Nucifraga cariocatactes</text:p>
          </table:table-cell>
          <table:table-cell table:style-name="ce64" office:value-type="string" calcext:value-type="string">
            <text:p>Кедр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0</text:p>
          </table:table-cell>
          <table:table-cell table:style-name="ce59" office:value-type="string" calcext:value-type="string">
            <text:p>Covus monedula</text:p>
          </table:table-cell>
          <table:table-cell table:style-name="ce64" office:value-type="string" calcext:value-type="string">
            <text:p>Гал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2</text:p>
          </table:table-cell>
          <table:table-cell table:style-name="ce59" office:value-type="string" calcext:value-type="string">
            <text:p>Corvus frugilegus</text:p>
          </table:table-cell>
          <table:table-cell table:style-name="ce64" office:value-type="string" calcext:value-type="string">
            <text:p>Грач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4</text:p>
          </table:table-cell>
          <table:table-cell table:style-name="ce59" office:value-type="string" calcext:value-type="string">
            <text:p>Corvus corone</text:p>
          </table:table-cell>
          <table:table-cell table:style-name="ce64" office:value-type="string" calcext:value-type="string">
            <text:p>Черная ворон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5</text:p>
          </table:table-cell>
          <table:table-cell table:style-name="ce59" office:value-type="string" calcext:value-type="string">
            <text:p>Corvus cornix</text:p>
          </table:table-cell>
          <table:table-cell table:style-name="ce64" office:value-type="string" calcext:value-type="string">
            <text:p>Серая ворон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7</text:p>
          </table:table-cell>
          <table:table-cell table:style-name="ce59" office:value-type="string" calcext:value-type="string">
            <text:p>Corvus corax</text:p>
          </table:table-cell>
          <table:table-cell table:style-name="ce64" office:value-type="string" calcext:value-type="string">
            <text:p>Воро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88</text:p>
          </table:table-cell>
          <table:table-cell table:style-name="ce59" office:value-type="string" calcext:value-type="string">
            <text:p>Bombicilla garrulus</text:p>
          </table:table-cell>
          <table:table-cell table:style-name="ce64" office:value-type="string" calcext:value-type="string">
            <text:p>Свиристел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94</text:p>
          </table:table-cell>
          <table:table-cell table:style-name="ce59" office:value-type="string" calcext:value-type="string">
            <text:p>Cinclus cinclus</text:p>
          </table:table-cell>
          <table:table-cell table:style-name="ce64" office:value-type="string" calcext:value-type="string">
            <text:p>Оляп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096</text:p>
          </table:table-cell>
          <table:table-cell table:style-name="ce59" office:value-type="string" calcext:value-type="string">
            <text:p>Troglodytes troglodytes</text:p>
          </table:table-cell>
          <table:table-cell table:style-name="ce64" office:value-type="string" calcext:value-type="string">
            <text:p>Крапив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03</text:p>
          </table:table-cell>
          <table:table-cell table:style-name="ce59" office:value-type="string" calcext:value-type="string">
            <text:p>Prunella modularis</text:p>
          </table:table-cell>
          <table:table-cell table:style-name="ce64" office:value-type="string" calcext:value-type="string">
            <text:p>Лесная завир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15</text:p>
          </table:table-cell>
          <table:table-cell table:style-name="ce59" office:value-type="string" calcext:value-type="string">
            <text:p>Locustella fluviatilis</text:p>
          </table:table-cell>
          <table:table-cell table:style-name="ce64" office:value-type="string" calcext:value-type="string">
            <text:p>Речной сверч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22</text:p>
          </table:table-cell>
          <table:table-cell table:style-name="ce59" office:value-type="string" calcext:value-type="string">
            <text:p>Acrocephalus schoenobaenus </text:p>
          </table:table-cell>
          <table:table-cell table:style-name="ce64" office:value-type="string" calcext:value-type="string">
            <text:p>Камышевка-барсуч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25</text:p>
          </table:table-cell>
          <table:table-cell table:style-name="ce59" office:value-type="string" calcext:value-type="string">
            <text:p>Acrocephalus dumetorum</text:p>
          </table:table-cell>
          <table:table-cell table:style-name="ce64" office:value-type="string" calcext:value-type="string">
            <text:p>Садовая камыше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27</text:p>
          </table:table-cell>
          <table:table-cell table:style-name="ce59" office:value-type="string" calcext:value-type="string">
            <text:p>Acrocephalus scirpaceus </text:p>
          </table:table-cell>
          <table:table-cell table:style-name="ce64" office:value-type="string" calcext:value-type="string">
            <text:p>Тростниковая камыше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39</text:p>
          </table:table-cell>
          <table:table-cell table:style-name="ce59" office:value-type="string" calcext:value-type="string">
            <text:p>Sylvia atricapilla</text:p>
          </table:table-cell>
          <table:table-cell table:style-name="ce64" office:value-type="string" calcext:value-type="string">
            <text:p>Черноголовая сла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40</text:p>
          </table:table-cell>
          <table:table-cell table:style-name="ce59" office:value-type="string" calcext:value-type="string">
            <text:p>Sylvia borin</text:p>
          </table:table-cell>
          <table:table-cell table:style-name="ce64" office:value-type="string" calcext:value-type="string">
            <text:p>Садовая сла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41</text:p>
          </table:table-cell>
          <table:table-cell table:style-name="ce59" office:value-type="string" calcext:value-type="string">
            <text:p>Sylvia communis</text:p>
          </table:table-cell>
          <table:table-cell table:style-name="ce64" office:value-type="string" calcext:value-type="string">
            <text:p>Серая сла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42</text:p>
          </table:table-cell>
          <table:table-cell table:style-name="ce59" office:value-type="string" calcext:value-type="string">
            <text:p>Sylvia curruca</text:p>
          </table:table-cell>
          <table:table-cell table:style-name="ce64" office:value-type="string" calcext:value-type="string">
            <text:p>Славка-завир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46</text:p>
          </table:table-cell>
          <table:table-cell table:style-name="ce59" office:value-type="string" calcext:value-type="string">
            <text:p>Phylloscopus trochilus</text:p>
          </table:table-cell>
          <table:table-cell table:style-name="ce64" office:value-type="string" calcext:value-type="string">
            <text:p>Пеночка-весни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47</text:p>
          </table:table-cell>
          <table:table-cell table:style-name="ce59" office:value-type="string" calcext:value-type="string">
            <text:p>Phylloscopus collybita</text:p>
          </table:table-cell>
          <table:table-cell table:style-name="ce64" office:value-type="string" calcext:value-type="string">
            <text:p>Пеночка-теньк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51</text:p>
          </table:table-cell>
          <table:table-cell table:style-name="ce59" office:value-type="string" calcext:value-type="string">
            <text:p>Phylloscopus sibilatrix</text:p>
          </table:table-cell>
          <table:table-cell table:style-name="ce64" office:value-type="string" calcext:value-type="string">
            <text:p>Пеночка-трещо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52</text:p>
          </table:table-cell>
          <table:table-cell table:style-name="ce59" office:value-type="string" calcext:value-type="string">
            <text:p>Phylloscopus borealis</text:p>
          </table:table-cell>
          <table:table-cell table:style-name="ce64" office:value-type="string" calcext:value-type="string">
            <text:p>Пеночка-тал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53</text:p>
          </table:table-cell>
          <table:table-cell table:style-name="ce59" office:value-type="string" calcext:value-type="string">
            <text:p>Phylloscopus trochiloides</text:p>
          </table:table-cell>
          <table:table-cell table:style-name="ce64" office:value-type="string" calcext:value-type="string">
            <text:p>Зеленая пено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65</text:p>
          </table:table-cell>
          <table:table-cell table:style-name="ce59" office:value-type="string" calcext:value-type="string">
            <text:p>Regulus regulus</text:p>
          </table:table-cell>
          <table:table-cell table:style-name="ce64" office:value-type="string" calcext:value-type="string">
            <text:p>Желтоголовый короле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70</text:p>
          </table:table-cell>
          <table:table-cell table:style-name="ce59" office:value-type="string" calcext:value-type="string">
            <text:p>Ficedula hypoleuca</text:p>
          </table:table-cell>
          <table:table-cell table:style-name="ce64" office:value-type="string" calcext:value-type="string">
            <text:p>Мухоловка-пестр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75</text:p>
          </table:table-cell>
          <table:table-cell table:style-name="ce59" office:value-type="string" calcext:value-type="string">
            <text:p>Ficedula parva</text:p>
          </table:table-cell>
          <table:table-cell table:style-name="ce64" office:value-type="string" calcext:value-type="string">
            <text:p>Малая мухол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77</text:p>
          </table:table-cell>
          <table:table-cell table:style-name="ce59" office:value-type="string" calcext:value-type="string">
            <text:p>Muscicapa striata</text:p>
          </table:table-cell>
          <table:table-cell table:style-name="ce64" office:value-type="string" calcext:value-type="string">
            <text:p>Серая мухол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82</text:p>
          </table:table-cell>
          <table:table-cell table:style-name="ce59" office:value-type="string" calcext:value-type="string">
            <text:p>Saxicola rubetra</text:p>
          </table:table-cell>
          <table:table-cell table:style-name="ce64" office:value-type="string" calcext:value-type="string">
            <text:p>Луговой чек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83</text:p>
          </table:table-cell>
          <table:table-cell table:style-name="ce59" office:value-type="string" calcext:value-type="string">
            <text:p>Saxicola torquata</text:p>
          </table:table-cell>
          <table:table-cell table:style-name="ce64" office:value-type="string" calcext:value-type="string">
            <text:p>Черноголовый чекан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86</text:p>
          </table:table-cell>
          <table:table-cell table:style-name="ce59" office:value-type="string" calcext:value-type="string">
            <text:p>Oenanthe oenanthe</text:p>
          </table:table-cell>
          <table:table-cell table:style-name="ce64" office:value-type="string" calcext:value-type="string">
            <text:p>Обыкновенная каме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199</text:p>
          </table:table-cell>
          <table:table-cell table:style-name="ce59" office:value-type="string" calcext:value-type="string">
            <text:p>Phoenicurus phoenicurus</text:p>
          </table:table-cell>
          <table:table-cell table:style-name="ce64" office:value-type="string" calcext:value-type="string">
            <text:p>Обыкновенная горихвос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00</text:p>
          </table:table-cell>
          <table:table-cell table:style-name="ce59" office:value-type="string" calcext:value-type="string">
            <text:p>Phoenicurus ochruros</text:p>
          </table:table-cell>
          <table:table-cell table:style-name="ce64" office:value-type="string" calcext:value-type="string">
            <text:p>Горихвостка-черн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06</text:p>
          </table:table-cell>
          <table:table-cell table:style-name="ce59" office:value-type="string" calcext:value-type="string">
            <text:p>Erithacus rubecula</text:p>
          </table:table-cell>
          <table:table-cell table:style-name="ce64" office:value-type="string" calcext:value-type="string">
            <text:p>Зар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09</text:p>
          </table:table-cell>
          <table:table-cell table:style-name="ce59" office:value-type="string" calcext:value-type="string">
            <text:p>Luscinia luscinia</text:p>
          </table:table-cell>
          <table:table-cell table:style-name="ce64" office:value-type="string" calcext:value-type="string">
            <text:p>Обыкновенный соловей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12</text:p>
          </table:table-cell>
          <table:table-cell table:style-name="ce59" office:value-type="string" calcext:value-type="string">
            <text:p>Luscinia svecica</text:p>
          </table:table-cell>
          <table:table-cell table:style-name="ce64" office:value-type="string" calcext:value-type="string">
            <text:p>Варак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15</text:p>
          </table:table-cell>
          <table:table-cell table:style-name="ce59" office:value-type="string" calcext:value-type="string">
            <text:p>Tarsiger cyanurus (Pallas, 1773) СИНЕХВОСТКА</text:p>
          </table:table-cell>
          <table:table-cell table:style-name="ce64" office:value-type="string" calcext:value-type="string">
            <text:p>Синехвостка - Tarsiger cyanurus (Pallas, 1773)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23</text:p>
          </table:table-cell>
          <table:table-cell table:style-name="ce59" office:value-type="string" calcext:value-type="string">
            <text:p>Turdus ruficollis</text:p>
          </table:table-cell>
          <table:table-cell table:style-name="ce64" office:value-type="string" calcext:value-type="string">
            <text:p>Краснозобый дрозд - Turdus ruficollis <text:s/>Pallas, 1776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27</text:p>
          </table:table-cell>
          <table:table-cell table:style-name="ce59" office:value-type="string" calcext:value-type="string">
            <text:p>Turdus pilaris</text:p>
          </table:table-cell>
          <table:table-cell table:style-name="ce64" office:value-type="string" calcext:value-type="string">
            <text:p>Рябин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28</text:p>
          </table:table-cell>
          <table:table-cell table:style-name="ce59" office:value-type="string" calcext:value-type="string">
            <text:p>Turdus torquatus</text:p>
          </table:table-cell>
          <table:table-cell table:style-name="ce64" office:value-type="string" calcext:value-type="string">
            <text:p>Белозобый дрозд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29</text:p>
          </table:table-cell>
          <table:table-cell table:style-name="ce59" office:value-type="string" calcext:value-type="string">
            <text:p>Turdus merula</text:p>
          </table:table-cell>
          <table:table-cell table:style-name="ce64" office:value-type="string" calcext:value-type="string">
            <text:p>Черный дрозд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32</text:p>
          </table:table-cell>
          <table:table-cell table:style-name="ce59" office:value-type="string" calcext:value-type="string">
            <text:p>Turdus iliacus</text:p>
          </table:table-cell>
          <table:table-cell table:style-name="ce64" office:value-type="string" calcext:value-type="string">
            <text:p>Белобров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33</text:p>
          </table:table-cell>
          <table:table-cell table:style-name="ce59" office:value-type="string" calcext:value-type="string">
            <text:p>Turdus philomelos</text:p>
          </table:table-cell>
          <table:table-cell table:style-name="ce64" office:value-type="string" calcext:value-type="string">
            <text:p>Певчий дрозд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34</text:p>
          </table:table-cell>
          <table:table-cell table:style-name="ce59" office:value-type="string" calcext:value-type="string">
            <text:p>Turdus viscivorus </text:p>
          </table:table-cell>
          <table:table-cell table:style-name="ce64" office:value-type="string" calcext:value-type="string">
            <text:p>Деряб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42</text:p>
          </table:table-cell>
          <table:table-cell table:style-name="ce59" office:value-type="string" calcext:value-type="string">
            <text:p>Aegithalos caudatus</text:p>
          </table:table-cell>
          <table:table-cell table:style-name="ce64" office:value-type="string" calcext:value-type="string">
            <text:p>Длиннохвостая син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46</text:p>
          </table:table-cell>
          <table:table-cell table:style-name="ce59" office:value-type="string" calcext:value-type="string">
            <text:p>Parus montanus</text:p>
          </table:table-cell>
          <table:table-cell table:style-name="ce64" office:value-type="string" calcext:value-type="string">
            <text:p>Буроголовая гаи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49</text:p>
          </table:table-cell>
          <table:table-cell table:style-name="ce59" office:value-type="string" calcext:value-type="string">
            <text:p>Parus cinctus</text:p>
          </table:table-cell>
          <table:table-cell table:style-name="ce64" office:value-type="string" calcext:value-type="string">
            <text:p>Сероголовая гаич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50</text:p>
          </table:table-cell>
          <table:table-cell table:style-name="ce59" office:value-type="string" calcext:value-type="string">
            <text:p>Parus cristatus</text:p>
          </table:table-cell>
          <table:table-cell table:style-name="ce64" office:value-type="string" calcext:value-type="string">
            <text:p>Хохлатая син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51</text:p>
          </table:table-cell>
          <table:table-cell table:style-name="ce59" office:value-type="string" calcext:value-type="string">
            <text:p>Parus ater</text:p>
          </table:table-cell>
          <table:table-cell table:style-name="ce64" office:value-type="string" calcext:value-type="string">
            <text:p>Моско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54</text:p>
          </table:table-cell>
          <table:table-cell table:style-name="ce59" office:value-type="string" calcext:value-type="string">
            <text:p>Parus caeruleus</text:p>
          </table:table-cell>
          <table:table-cell table:style-name="ce64" office:value-type="string" calcext:value-type="string">
            <text:p>Обыкновенная лазорев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57</text:p>
          </table:table-cell>
          <table:table-cell table:style-name="ce59" office:value-type="string" calcext:value-type="string">
            <text:p>Parus major</text:p>
          </table:table-cell>
          <table:table-cell table:style-name="ce64" office:value-type="string" calcext:value-type="string">
            <text:p>Большая син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61</text:p>
          </table:table-cell>
          <table:table-cell table:style-name="ce59" office:value-type="string" calcext:value-type="string">
            <text:p>Sitta europea</text:p>
          </table:table-cell>
          <table:table-cell table:style-name="ce64" office:value-type="string" calcext:value-type="string">
            <text:p>Обыкновенный поползен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67</text:p>
          </table:table-cell>
          <table:table-cell table:style-name="ce59" office:value-type="string" calcext:value-type="string">
            <text:p>Certhia familiaris</text:p>
          </table:table-cell>
          <table:table-cell table:style-name="ce64" office:value-type="string" calcext:value-type="string">
            <text:p>Обыкновенная пищух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74</text:p>
          </table:table-cell>
          <table:table-cell table:style-name="ce59" office:value-type="string" calcext:value-type="string">
            <text:p>Passer domesticus</text:p>
          </table:table-cell>
          <table:table-cell table:style-name="ce64" office:value-type="string" calcext:value-type="string">
            <text:p><text:s/>Домовой воробей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78</text:p>
          </table:table-cell>
          <table:table-cell table:style-name="ce59" office:value-type="string" calcext:value-type="string">
            <text:p>Passer montanus</text:p>
          </table:table-cell>
          <table:table-cell table:style-name="ce64" office:value-type="string" calcext:value-type="string">
            <text:p>Полевой воробей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87</text:p>
          </table:table-cell>
          <table:table-cell table:style-name="ce59" office:value-type="string" calcext:value-type="string">
            <text:p>Fringilla coelebs</text:p>
          </table:table-cell>
          <table:table-cell table:style-name="ce64" office:value-type="string" calcext:value-type="string">
            <text:p>Зябл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88</text:p>
          </table:table-cell>
          <table:table-cell table:style-name="ce59" office:value-type="string" calcext:value-type="string">
            <text:p>Fringilla montifringilla</text:p>
          </table:table-cell>
          <table:table-cell table:style-name="ce64" office:value-type="string" calcext:value-type="string">
            <text:p>Вьюро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1</text:p>
          </table:table-cell>
          <table:table-cell table:style-name="ce59" office:value-type="string" calcext:value-type="string">
            <text:p>Chloris chloris</text:p>
          </table:table-cell>
          <table:table-cell table:style-name="ce64" office:value-type="string" calcext:value-type="string">
            <text:p>Обыкновенная зелену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3</text:p>
          </table:table-cell>
          <table:table-cell table:style-name="ce59" office:value-type="string" calcext:value-type="string">
            <text:p>Spinus spinus</text:p>
          </table:table-cell>
          <table:table-cell table:style-name="ce64" office:value-type="string" calcext:value-type="string">
            <text:p>Чиж - Spinus spinus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4</text:p>
          </table:table-cell>
          <table:table-cell table:style-name="ce59" office:value-type="string" calcext:value-type="string">
            <text:p>Carduelis carduelis</text:p>
          </table:table-cell>
          <table:table-cell table:style-name="ce64" office:value-type="string" calcext:value-type="string">
            <text:p>Черноголовый щегол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6</text:p>
          </table:table-cell>
          <table:table-cell table:style-name="ce59" office:value-type="string" calcext:value-type="string">
            <text:p>Acanthis cannabina</text:p>
          </table:table-cell>
          <table:table-cell table:style-name="ce64" office:value-type="string" calcext:value-type="string">
            <text:p>Конопл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7</text:p>
          </table:table-cell>
          <table:table-cell table:style-name="ce59" office:value-type="string" calcext:value-type="string">
            <text:p>Acanthis flavirostris</text:p>
          </table:table-cell>
          <table:table-cell table:style-name="ce64" office:value-type="string" calcext:value-type="string">
            <text:p>Горная чече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8</text:p>
          </table:table-cell>
          <table:table-cell table:style-name="ce59" office:value-type="string" calcext:value-type="string">
            <text:p>Acanthis flammea</text:p>
          </table:table-cell>
          <table:table-cell table:style-name="ce64" office:value-type="string" calcext:value-type="string">
            <text:p>Обыкновенная чече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299</text:p>
          </table:table-cell>
          <table:table-cell table:style-name="ce59" office:value-type="string" calcext:value-type="string">
            <text:p>Acanthis hornemanni</text:p>
          </table:table-cell>
          <table:table-cell table:style-name="ce64" office:value-type="string" calcext:value-type="string">
            <text:p>Пепельная чечет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06</text:p>
          </table:table-cell>
          <table:table-cell table:style-name="ce59" office:value-type="string" calcext:value-type="string">
            <text:p>Bucanetes mongolicus</text:p>
          </table:table-cell>
          <table:table-cell table:style-name="ce64" office:value-type="string" calcext:value-type="string">
            <text:p>Монгольский снегир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08</text:p>
          </table:table-cell>
          <table:table-cell table:style-name="ce59" office:value-type="string" calcext:value-type="string">
            <text:p>Caprodacus erythrinus</text:p>
          </table:table-cell>
          <table:table-cell table:style-name="ce64" office:value-type="string" calcext:value-type="string">
            <text:p>Обыкновенная чечевиц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15</text:p>
          </table:table-cell>
          <table:table-cell table:style-name="ce59" office:value-type="string" calcext:value-type="string">
            <text:p>Pinicola enucleator</text:p>
          </table:table-cell>
          <table:table-cell table:style-name="ce64" office:value-type="string" calcext:value-type="string">
            <text:p>Щур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16</text:p>
          </table:table-cell>
          <table:table-cell table:style-name="ce59" office:value-type="string" calcext:value-type="string">
            <text:p>Loxia pytyopsittacus</text:p>
          </table:table-cell>
          <table:table-cell table:style-name="ce64" office:value-type="string" calcext:value-type="string">
            <text:p>Клест-соснов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17</text:p>
          </table:table-cell>
          <table:table-cell table:style-name="ce59" office:value-type="string" calcext:value-type="string">
            <text:p>Loxia curvirostra L., 1758 ОБЫКНОВЕННЫЙ КЛЕСТ (ЕЛОВИК)</text:p>
          </table:table-cell>
          <table:table-cell table:style-name="ce64" office:value-type="string" calcext:value-type="string">
            <text:p>Обыкновенный клес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18</text:p>
          </table:table-cell>
          <table:table-cell table:style-name="ce59" office:value-type="string" calcext:value-type="string">
            <text:p>Loxia leucoptera</text:p>
          </table:table-cell>
          <table:table-cell table:style-name="ce64" office:value-type="string" calcext:value-type="string">
            <text:p>Белокрылый клест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19</text:p>
          </table:table-cell>
          <table:table-cell table:style-name="ce59" office:value-type="string" calcext:value-type="string">
            <text:p>Pyrrhula pyrrhula</text:p>
          </table:table-cell>
          <table:table-cell table:style-name="ce64" office:value-type="string" calcext:value-type="string">
            <text:p>Обыкновенный снегирь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24</text:p>
          </table:table-cell>
          <table:table-cell table:style-name="ce59" office:value-type="string" calcext:value-type="string">
            <text:p>Coccothraustes coccothraustes</text:p>
          </table:table-cell>
          <table:table-cell table:style-name="ce64" office:value-type="string" calcext:value-type="string">
            <text:p>Обыкновенный дубонос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31</text:p>
          </table:table-cell>
          <table:table-cell table:style-name="ce59" office:value-type="string" calcext:value-type="string">
            <text:p>Emberiza calandra</text:p>
          </table:table-cell>
          <table:table-cell table:style-name="ce64" office:value-type="string" calcext:value-type="string">
            <text:p>Прос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33</text:p>
          </table:table-cell>
          <table:table-cell table:style-name="ce59" office:value-type="string" calcext:value-type="string">
            <text:p>Emberiza citrinella</text:p>
          </table:table-cell>
          <table:table-cell table:style-name="ce64" office:value-type="string" calcext:value-type="string">
            <text:p>Обыкновенная овс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42</text:p>
          </table:table-cell>
          <table:table-cell table:style-name="ce59" office:value-type="string" calcext:value-type="string">
            <text:p>Emberiza schoeniclus (L., 1758) ТРОСТНИКОВАЯ ОВСЯНКА</text:p>
          </table:table-cell>
          <table:table-cell table:style-name="ce64" office:value-type="string" calcext:value-type="string">
            <text:p>Тростниковая овс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48</text:p>
          </table:table-cell>
          <table:table-cell table:style-name="ce59" office:value-type="string" calcext:value-type="string">
            <text:p>Emberiza rustica</text:p>
          </table:table-cell>
          <table:table-cell table:style-name="ce64" office:value-type="string" calcext:value-type="string">
            <text:p>Овсянка-ремез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49</text:p>
          </table:table-cell>
          <table:table-cell table:style-name="ce59" office:value-type="string" calcext:value-type="string">
            <text:p>Emberiza pusilla</text:p>
          </table:table-cell>
          <table:table-cell table:style-name="ce64" office:value-type="string" calcext:value-type="string">
            <text:p>Овсянка-крош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51</text:p>
          </table:table-cell>
          <table:table-cell table:style-name="ce59" office:value-type="string" calcext:value-type="string">
            <text:p>Emberiza aureola</text:p>
          </table:table-cell>
          <table:table-cell table:style-name="ce64" office:value-type="string" calcext:value-type="string">
            <text:p>Дубров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53</text:p>
          </table:table-cell>
          <table:table-cell table:style-name="ce59" office:value-type="string" calcext:value-type="string">
            <text:p>Emberiza hortulana</text:p>
          </table:table-cell>
          <table:table-cell table:style-name="ce64" office:value-type="string" calcext:value-type="string">
            <text:p>Садовая овсянка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58</text:p>
          </table:table-cell>
          <table:table-cell table:style-name="ce59" office:value-type="string" calcext:value-type="string">
            <text:p>Calcarius lapponicus</text:p>
          </table:table-cell>
          <table:table-cell table:style-name="ce64" office:value-type="string" calcext:value-type="string">
            <text:p>Подорожник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AVE-19-359</text:p>
          </table:table-cell>
          <table:table-cell table:style-name="ce59" office:value-type="string" calcext:value-type="string">
            <text:p>Plectrophenax nivalis</text:p>
          </table:table-cell>
          <table:table-cell table:style-name="ce64" office:value-type="string" calcext:value-type="string">
            <text:p>Пуночка</text:p>
          </table:table-cell>
          <table:table-cell table:number-columns-repeated="16381"/>
        </table:table-row>
        <table:table-row table:style-name="ro5">
          <table:table-cell table:style-name="ce52"/>
          <table:table-cell table:style-name="ce59" table:number-columns-repeated="2"/>
          <table:table-cell table:number-columns-repeated="16381"/>
        </table:table-row>
        <table:table-row table:style-name="ro4" table:number-rows-repeated="104829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T7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 loext:blank-width-char="-3">-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decimal-places="1" number:min-integer-digits="1"/>
    </number:number-style>
    <number:date-style style:name="N167">
      <number:month number:textual="true"/>
      <number:text>.</number:text>
      <number:year number:style="long"/>
    </number:date-style>
    <number:date-style style:name="N16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69P0" style:volatile="true">
      <number:day number:style="long"/>
      <number:text>.</number:text>
      <number:month number:style="long"/>
      <number:text>.</number:text>
      <number:year/>
    </number:date-style>
    <number:text-style style:name="N169">
      <number:text-content/>
      <style:map style:condition="value()&lt;=1.7976931348623157E+308" style:apply-style-name="N169P0"/>
    </number:text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77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style:style style:name="Default" style:family="table-cell">
      <style:table-cell-properties fo:padding="0.071cm" style:rotation-align="none"/>
      <style:text-properties style:use-window-font-color="true" style:font-name="Arial Cyr" fo:font-family="'Arial Cyr'" style:font-name-complex="Arial Cyr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3:36:43.6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СК</meta:initial-creator>
    <meta:creation-date>2002-02-15T10:24:59</meta:creation-date>
    <dc:date>2026-01-06T13:38:32.940000000</dc:date>
    <meta:print-date>2008-07-22T19:37:19</meta:print-date>
    <meta:editing-duration>PT42M30S</meta:editing-duration>
    <meta:editing-cycles>9</meta:editing-cycles>
    <meta:generator>LibreOffice/24.2.1.2$Windows_X86_64 LibreOffice_project/db4def46b0453cc22e2d0305797cf981b68ef5ac</meta:generator>
    <meta:document-statistic meta:table-count="3" meta:cell-count="6891" meta:object-count="0"/>
  </office:meta>
</office:document-meta>
</file>